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1" style:family="table-column">
      <style:table-column-properties fo:break-before="auto" style:column-width="7.14cm"/>
    </style:style>
    <style:style style:name="co102" style:family="table-column">
      <style:table-column-properties fo:break-before="auto" style:column-width="3.44cm"/>
    </style:style>
    <style:style style:name="co103" style:family="table-column">
      <style:table-column-properties fo:break-before="auto" style:column-width="3.217cm"/>
    </style:style>
    <style:style style:name="co104" style:family="table-column">
      <style:table-column-properties fo:break-before="auto" style:column-width="3.366cm"/>
    </style:style>
    <style:style style:name="co10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106" style:family="table-column">
      <style:table-column-properties fo:break-before="auto" style:column-width="3.773cm"/>
    </style:style>
    <style:style style:name="co107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4.551cm"/>
    </style:style>
    <style:style style:name="co109" style:family="table-column">
      <style:table-column-properties fo:break-before="auto" style:column-width="2.96cm"/>
    </style:style>
    <style:style style:name="co110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11" style:family="table-column">
      <style:table-column-properties fo:break-before="auto" style:column-width="3.427cm"/>
    </style:style>
    <style:style style:name="co112" style:family="table-column">
      <style:table-column-properties fo:break-before="auto" style:column-width="3.852cm"/>
    </style:style>
    <style:style style:name="co113" style:family="table-column">
      <style:table-column-properties fo:break-before="auto" style:column-width="3.847cm"/>
    </style:style>
    <style:style style:name="co114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41" style:family="table-column">
      <style:table-column-properties fo:break-before="auto" style:column-width="2.265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52" style:family="table-column">
      <style:table-column-properties fo:break-before="auto" style:column-width="7.733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70" style:family="table-column">
      <style:table-column-properties fo:break-before="auto" style:column-width="7.251cm"/>
    </style:style>
    <style:style style:name="co71" style:family="table-column">
      <style:table-column-properties fo:break-before="auto" style:column-width="4.44cm"/>
    </style:style>
    <style:style style:name="co72" style:family="table-column">
      <style:table-column-properties fo:break-before="auto" style:column-width="7.44cm"/>
    </style:style>
    <style:style style:name="co73" style:family="table-column">
      <style:table-column-properties fo:break-before="auto" style:column-width="8.867cm"/>
    </style:style>
    <style:style style:name="co74" style:family="table-column">
      <style:table-column-properties fo:break-before="auto" style:column-width="6.881cm"/>
    </style:style>
    <style:style style:name="co75" style:family="table-column">
      <style:table-column-properties fo:break-before="auto" style:column-width="4.882cm"/>
    </style:style>
    <style:style style:name="co77" style:family="table-column">
      <style:table-column-properties fo:break-before="auto" style:column-width="4.733cm"/>
    </style:style>
    <style:style style:name="co78" style:family="table-column">
      <style:table-column-properties fo:break-before="auto" style:column-width="4.771cm"/>
    </style:style>
    <style:style style:name="co79" style:family="table-column">
      <style:table-column-properties fo:break-before="auto" style:column-width="4.588cm"/>
    </style:style>
    <style:style style:name="co80" style:family="table-column">
      <style:table-column-properties fo:break-before="auto" style:column-width="6.288cm"/>
    </style:style>
    <style:style style:name="co81" style:family="table-column">
      <style:table-column-properties fo:break-before="auto" style:column-width="6.105cm"/>
    </style:style>
    <style:style style:name="co98" style:family="table-column">
      <style:table-column-properties fo:break-before="auto" style:column-width="6.399cm"/>
    </style:style>
    <style:style style:name="co99" style:family="table-column">
      <style:table-column-properties fo:break-before="auto" style:column-width="5.179cm"/>
    </style:style>
    <style:style style:name="co100" style:family="table-column">
      <style:table-column-properties fo:break-before="auto" style:column-width="5.142cm"/>
    </style:style>
    <style:style style:name="co115" style:family="table-column">
      <style:table-column-properties fo:break-before="auto" style:column-width="5.771cm"/>
    </style:style>
    <style:style style:name="co116" style:family="table-column">
      <style:table-column-properties fo:break-before="auto" style:column-width="5.734cm"/>
    </style:style>
    <style:style style:name="co117" style:family="table-column">
      <style:table-column-properties fo:break-before="auto" style:column-width="7.936cm"/>
    </style:style>
    <style:style style:name="co118" style:family="table-column">
      <style:table-column-properties fo:break-before="auto" style:column-width="5.027cm"/>
    </style:style>
    <style:style style:name="co119" style:family="table-column">
      <style:table-column-properties fo:break-before="auto" style:column-width="7.4cm"/>
    </style:style>
    <style:style style:name="co120" style:family="table-column">
      <style:table-column-properties fo:break-before="auto" style:column-width="5.438cm"/>
    </style:style>
    <style:style style:name="co121" style:family="table-column">
      <style:table-column-properties fo:break-before="auto" style:column-width="8.546cm"/>
    </style:style>
    <style:style style:name="co122" style:family="table-column">
      <style:table-column-properties fo:break-before="auto" style:column-width="6.807cm"/>
    </style:style>
    <style:style style:name="co123" style:family="table-column">
      <style:table-column-properties fo:break-before="auto" style:column-width="6.152cm"/>
    </style:style>
    <style:style style:name="co124" style:family="table-column">
      <style:table-column-properties fo:break-before="auto" style:column-width="6.126cm"/>
    </style:style>
    <style:style style:name="co125" style:family="table-column">
      <style:table-column-properties fo:break-before="auto" style:column-width="6.796cm"/>
    </style:style>
    <style:style style:name="co126" style:family="table-column">
      <style:table-column-properties fo:break-before="auto" style:column-width="6.824cm"/>
    </style:style>
    <style:style style:name="co127" style:family="table-column">
      <style:table-column-properties fo:break-before="auto" style:column-width="7.437cm"/>
    </style:style>
    <style:style style:name="co128" style:family="table-column">
      <style:table-column-properties fo:break-before="auto" style:column-width="6.511cm"/>
    </style:style>
    <style:style style:name="co129" style:family="table-column">
      <style:table-column-properties fo:break-before="auto" style:column-width="4.919cm"/>
    </style:style>
    <style:style style:name="co130" style:family="table-column">
      <style:table-column-properties fo:break-before="auto" style:column-width="6.142cm"/>
    </style:style>
    <style:style style:name="co131" style:family="table-column">
      <style:table-column-properties fo:break-before="auto" style:column-width="4.831cm"/>
    </style:style>
    <style:style style:name="co132" style:family="table-column">
      <style:table-column-properties fo:break-before="auto" style:column-width="4.957cm"/>
    </style:style>
    <style:style style:name="co133" style:family="table-column">
      <style:table-column-properties fo:break-before="auto" style:column-width="4.217cm"/>
    </style:style>
    <style:style style:name="co134" style:family="table-column">
      <style:table-column-properties fo:break-before="auto" style:column-width="3.143cm"/>
    </style:style>
    <style:style style:name="co135" style:family="table-column">
      <style:table-column-properties fo:break-before="auto" style:column-width="7.579cm"/>
    </style:style>
    <style:style style:name="co136" style:family="table-column">
      <style:table-column-properties fo:break-before="auto" style:column-width="6.544cm"/>
    </style:style>
    <style:style style:name="co137" style:family="table-column">
      <style:table-column-properties fo:break-before="auto" style:column-width="6.548cm"/>
    </style:style>
    <style:style style:name="co138" style:family="table-column">
      <style:table-column-properties fo:break-before="auto" style:column-width="8.768cm"/>
    </style:style>
    <style:style style:name="co139" style:family="table-column">
      <style:table-column-properties fo:break-before="auto" style:column-width="6.992cm"/>
    </style:style>
    <style:style style:name="co140" style:family="table-column">
      <style:table-column-properties fo:break-before="auto" style:column-width="6.955cm"/>
    </style:style>
    <style:style style:name="co141" style:family="table-column">
      <style:table-column-properties fo:break-before="auto" style:column-width="7.692cm"/>
    </style:style>
    <style:style style:name="co142" style:family="table-column">
      <style:table-column-properties fo:break-before="auto" style:column-width="6.398cm"/>
    </style:style>
    <style:style style:name="co143" style:family="table-column">
      <style:table-column-properties fo:break-before="auto" style:column-width="5.92cm"/>
    </style:style>
    <style:style style:name="co144" style:family="table-column">
      <style:table-column-properties fo:break-before="auto" style:column-width="4.994cm"/>
    </style:style>
    <style:style style:name="ro50" style:family="table-row">
      <style:table-row-properties style:row-height="0.453cm" fo:break-before="auto" style:use-optimal-row-height="true"/>
    </style:style>
    <style:style style:name="ro51" style:family="table-row">
      <style:table-row-properties style:row-height="0.736cm" fo:break-before="auto" style:use-optimal-row-height="false"/>
    </style:style>
    <style:style style:name="ro52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53" style:family="table-row">
      <style:table-row-properties style:row-height="0.841cm" fo:break-before="auto" style:use-optimal-row-height="false"/>
    </style:style>
    <style:style style:name="ro54" style:family="table-row">
      <style:table-row-properties style:row-height="0.877cm" fo:break-before="auto" style:use-optimal-row-height="false"/>
    </style:style>
    <style:style style:name="ro55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41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894cm" fo:break-before="auto" style:use-optimal-row-height="false"/>
    </style:style>
    <style:style style:name="ro23" style:family="table-row">
      <style:table-row-properties style:row-height="0.935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1.369cm" fo:break-before="auto" style:use-optimal-row-height="false"/>
    </style:style>
    <style:style style:name="ro26" style:family="table-row">
      <style:table-row-properties style:row-height="1.374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192cm" fo:break-before="auto" style:use-optimal-row-height="fals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1.813cm" fo:break-before="auto" style:use-optimal-row-height="true"/>
    </style:style>
    <style:style style:name="ro34" style:family="table-row">
      <style:table-row-properties style:row-height="3.129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0.771cm" fo:break-before="auto" style:use-optimal-row-height="false"/>
    </style:style>
    <style:style style:name="ro37" style:family="table-row">
      <style:table-row-properties style:row-height="1.228cm" fo:break-before="auto" style:use-optimal-row-height="fals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2" style:family="table-row">
      <style:table-row-properties style:row-height="1.965cm" fo:break-before="auto" style:use-optimal-row-height="false"/>
    </style:style>
    <style:style style:name="ro43" style:family="table-row">
      <style:table-row-properties style:row-height="1.122cm" fo:break-before="auto" style:use-optimal-row-height="false"/>
    </style:style>
    <style:style style:name="ro44" style:family="table-row">
      <style:table-row-properties style:row-height="0.912cm" fo:break-before="auto" style:use-optimal-row-height="false"/>
    </style:style>
    <style:style style:name="ro45" style:family="table-row">
      <style:table-row-properties style:row-height="0.993cm" fo:break-before="auto" style:use-optimal-row-height="true"/>
    </style:style>
    <style:style style:name="ta7" style:family="table" style:master-page-name="Default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8" style:family="table" style:master-page-name="PageStyle_5f_Updat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7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77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58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style:text-position=""/>
    </style:style>
    <style:style style:name="ce58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58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58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8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2" style:font-size-asian="10pt" style:font-size-complex="10pt"/>
    </style:style>
    <style:style style:name="ce58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58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588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59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592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59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59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59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9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0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103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04" style:family="table-cell" style:parent-style-name="Default">
      <style:table-cell-properties fo:background-color="transparent"/>
      <style:text-properties style:text-position=""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text-position="" fo:language="ro" fo:country="RO"/>
    </style:style>
    <style:style style:name="ce115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3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24" style:family="table-cell" style:parent-style-name="Default">
      <style:text-properties style:text-position="" fo:language="nb" fo:country="NO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 style:text-position="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  <style:text-properties style:text-position="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style:text-position="" fo:language="zxx" fo:country="none"/>
    </style:style>
    <style:style style:name="ce198" style:family="table-cell" style:parent-style-name="Default">
      <style:table-cell-properties fo:background-color="transparent"/>
      <style:text-properties style:text-position="" fo:language="zxx" fo:country="none"/>
    </style:style>
    <style:style style:name="ce199" style:family="table-cell" style:parent-style-name="Default">
      <style:table-cell-properties fo:background-color="transparent"/>
      <style:text-properties style:text-position="" fo:language="en" fo:country="US"/>
    </style:style>
    <style:style style:name="ce200" style:family="table-cell" style:parent-style-name="Default">
      <style:table-cell-properties fo:background-color="transparent"/>
      <style:text-properties style:text-position=""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style:text-position="" fo:language="de" fo:country="DE"/>
    </style:style>
    <style:style style:name="ce20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04" style:family="table-cell" style:parent-style-name="Default">
      <style:table-cell-properties fo:background-color="transparent"/>
      <style:text-properties style:text-position=""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0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10" style:family="table-cell" style:parent-style-name="Default">
      <style:table-cell-properties fo:background-color="#ffffcc"/>
      <style:text-properties style:text-position=""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style:text-position="" fo:language="fi" fo:country="FI"/>
    </style:style>
    <style:style style:name="ce213" style:family="table-cell" style:parent-style-name="Default">
      <style:table-cell-properties fo:background-color="#ffffff"/>
      <style:text-properties style:text-position="" fo:language="fi" fo:country="FI"/>
    </style:style>
    <style:style style:name="ce214" style:family="table-cell" style:parent-style-name="Default">
      <style:table-cell-properties fo:background-color="#7da647"/>
      <style:text-properties style:text-position="" fo:language="fi" fo:country="FI"/>
    </style:style>
    <style:style style:name="ce215" style:family="table-cell" style:parent-style-name="Default">
      <style:table-cell-properties fo:background-color="transparent"/>
      <style:text-properties style:text-position=""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style:text-position=""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style:text-position="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style:text-position="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5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ackground-color="#e6e6e6"/>
      <style:text-properties fo:color="#000000" fo:language="zxx" fo:country="non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142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43" style:family="table-cell" style:parent-style-name="Default" style:data-style-name="N15000">
      <style:text-properties fo:language="zxx" fo:country="none"/>
    </style:style>
    <style:style style:name="ce14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45" style:family="table-cell" style:parent-style-name="Default" style:data-style-name="N15000">
      <style:table-cell-properties fo:background-color="#ffd320"/>
      <style:text-properties fo:language="zxx" fo:country="none"/>
    </style:style>
    <style:style style:name="ce146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5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utch" style:data-style-name="N20037">
      <style:text-properties fo:language="en" fo:country="US"/>
    </style:style>
    <style:style style:name="ce155" style:family="table-cell" style:parent-style-name="dutch" style:data-style-name="N20037">
      <style:table-cell-properties fo:background-color="transparent"/>
      <style:text-properties fo:language="en" fo:country="US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8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61" style:family="table-cell" style:parent-style-name="Default" style:data-style-name="N20037">
      <style:text-properties fo:language="zxx" fo:country="none"/>
    </style:style>
    <style:style style:name="ce16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6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 style:data-style-name="N25041">
      <style:text-properties fo:language="zxx" fo:country="none"/>
    </style:style>
    <style:style style:name="ce187" style:family="table-cell" style:parent-style-name="Default">
      <style:table-cell-properties fo:background-color="#e6e6e6"/>
      <style:text-properties fo:color="#000000" fo:language="de" fo:country="DE"/>
    </style:style>
    <style:style style:name="ce1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fo:background-color="#e6e6e6"/>
      <style:text-properties fo:color="#000000" fo:language="es" fo:country="ES"/>
    </style:style>
    <style:style style:name="ce223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7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8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2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0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7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8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40" style:family="table-cell" style:parent-style-name="Default">
      <style:table-cell-properties fo:background-color="#e6e6e6"/>
      <style:text-properties fo:color="#000000" fo:language="pl" fo:country="P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3" style:family="table-cell" style:parent-style-name="Default">
      <style:table-cell-properties fo:background-color="transparent"/>
      <style:text-properties fo:language="pl" fo:country="P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7" style:family="table-cell" style:parent-style-name="Default">
      <style:table-cell-properties fo:background-color="#ffcc99"/>
      <style:text-properties fo:language="pl" fo:country="PL"/>
    </style:style>
    <style:style style:name="ce248" style:family="table-cell" style:parent-style-name="Default">
      <style:table-cell-properties fo:background-color="#e6e6e6"/>
      <style:text-properties fo:color="#000000" fo:language="it" fo:country="IT"/>
    </style:style>
    <style:style style:name="ce249" style:family="table-cell" style:parent-style-name="Default">
      <style:table-cell-properties fo:background-color="transparent"/>
      <style:text-properties fo:language="it" fo:country="IT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fo:language="it" fo:country="IT"/>
    </style:style>
    <style:style style:name="ce252" style:family="table-cell" style:parent-style-name="Default">
      <style:table-cell-properties fo:background-color="#ffd320" fo:wrap-option="wrap"/>
      <style:text-properties fo:language="it" fo:country="IT"/>
    </style:style>
    <style:style style:name="ce253" style:family="table-cell" style:parent-style-name="Default">
      <style:table-cell-properties fo:background-color="#ffd320"/>
      <style:text-properties fo:language="it" fo:country="IT"/>
    </style:style>
    <style:style style:name="ce254" style:family="table-cell" style:parent-style-name="Default">
      <style:table-cell-properties fo:background-color="#e6e6e6"/>
      <style:text-properties fo:color="#000000" fo:language="ro" fo:country="RO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ackground-color="transparent"/>
      <style:text-properties fo:language="ro" fo:country="RO"/>
    </style:style>
    <style:style style:name="ce25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#e6e6e6"/>
      <style:text-properties fo:color="#000000" fo:language="fi" fo:country="FI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/>
      <style:text-properties fo:language="fi" fo:country="FI"/>
    </style:style>
    <style:style style:name="ce2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69" style:family="table-cell" style:parent-style-name="Default">
      <style:table-cell-properties fo:background-color="#e6e6e6"/>
      <style:text-properties fo:color="#000000" fo:language="nb" fo:country="NO"/>
    </style:style>
    <style:style style:name="ce270" style:family="table-cell" style:parent-style-name="Default">
      <style:text-properties fo:language="nb" fo:country="NO"/>
    </style:style>
    <style:style style:name="ce271" style:family="table-cell" style:parent-style-name="Default">
      <style:table-cell-properties fo:background-color="transparent" fo:wrap-option="wrap"/>
      <style:text-properties fo:language="nb" fo:country="NO"/>
    </style:style>
    <style:style style:name="ce272" style:family="table-cell" style:parent-style-name="Default">
      <style:table-cell-properties fo:wrap-option="wrap"/>
      <style:text-properties fo:language="nb" fo:country="NO"/>
    </style:style>
    <style:style style:name="ce2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4" style:family="table-cell" style:parent-style-name="Default">
      <style:table-cell-properties fo:background-color="#ffd320" fo:wrap-option="wrap"/>
      <style:text-properties fo:language="nb" fo:country="NO"/>
    </style:style>
    <style:style style:name="ce275" style:family="table-cell" style:parent-style-name="Default">
      <style:table-cell-properties fo:background-color="#ffcc99" fo:wrap-option="wrap"/>
      <style:text-properties fo:language="nb" fo:country="NO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8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9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93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0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wrap-option="wrap"/>
      <style:text-properties fo:language="lt" fo:country="LT"/>
    </style:style>
    <style:style style:name="ce314" style:family="table-cell" style:parent-style-name="Default">
      <style:table-cell-properties fo:background-color="transparent"/>
      <style:text-properties fo:language="sv" fo:country="SE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ackground-color="#ffd320"/>
      <style:text-properties fo:language="sv" fo:country="SE"/>
    </style:style>
    <style:style style:name="ce317" style:family="table-cell" style:parent-style-name="Default">
      <style:table-cell-properties fo:background-color="#e6e6e6"/>
      <style:text-properties fo:color="#000000"/>
    </style:style>
    <style:style style:name="ce318" style:family="table-cell" style:parent-style-name="Default">
      <style:text-properties fo:language="da" fo:country="DK"/>
    </style:style>
    <style:style style:name="ce31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transparent"/>
      <style:text-properties fo:language="da" fo:country="DK"/>
    </style:style>
    <style:style style:name="ce323" style:family="table-cell" style:parent-style-name="Default">
      <style:table-cell-properties fo:background-color="#ffd320"/>
      <style:text-properties fo:language="da" fo:country="DK"/>
    </style:style>
    <style:style style:name="ce324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ext-properties fo:language="cs" fo:country="CZ"/>
    </style:style>
    <style:style style:name="ce33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34" style:family="table-cell" style:parent-style-name="Default">
      <style:table-cell-properties fo:background-color="transparent"/>
      <style:text-properties fo:language="cs" fo:country="CZ"/>
    </style:style>
    <style:style style:name="ce3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ackground-color="#ffd320"/>
      <style:text-properties fo:language="cs" fo:country="CZ"/>
    </style:style>
    <style:style style:name="ce33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39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>
      <style:table-cell-properties fo:background-color="transparent"/>
    </style:style>
    <style:style style:name="ce34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</style:style>
    <style:style style:name="ce345" style:family="table-cell" style:parent-style-name="Default">
      <style:table-cell-properties fo:background-color="#4c4c4c"/>
    </style:style>
    <style:style style:name="ce3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ext-properties fo:language="pl" fo:country="PL"/>
    </style:style>
    <style:style style:name="ce3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7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ackground-color="#ffcc99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ackground-color="transparent" fo:wrap-option="wrap"/>
      <style:text-properties fo:language="zxx" fo:country="none"/>
    </style:style>
    <style:style style:name="ce37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85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wrap-option="wrap"/>
      <style:text-properties fo:language="zxx" fo:country="none"/>
    </style:style>
    <style:style style:name="ce387" style:family="table-cell" style:parent-style-name="Default">
      <style:table-cell-properties fo:background-color="#ffcc99" fo:wrap-option="wrap"/>
      <style:text-properties fo:language="zxx" fo:country="none"/>
    </style:style>
    <style:style style:name="ce388" style:family="table-cell" style:parent-style-name="Default">
      <style:table-cell-properties fo:background-color="#ff0000" fo:wrap-option="wrap"/>
      <style:text-properties fo:language="zxx" fo:country="none"/>
    </style:style>
    <style:style style:name="ce389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90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91" style:family="table-cell" style:parent-style-name="Default">
      <style:table-cell-properties fo:background-color="#b3b3b3" fo:wrap-option="wrap"/>
      <style:text-properties fo:language="zxx" fo:country="none"/>
    </style:style>
    <style:style style:name="ce392" style:family="table-cell" style:parent-style-name="Default">
      <style:table-cell-properties fo:background-color="#ffd320" fo:wrap-option="wrap"/>
      <style:text-properties fo:language="zxx" fo:country="none"/>
    </style:style>
    <style:style style:name="ce393" style:family="table-cell" style:parent-style-name="Default">
      <style:table-cell-properties fo:wrap-option="wrap"/>
    </style:style>
    <style:style style:name="ce3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fo:background-color="transparent" fo:wrap-option="wrap"/>
      <style:text-properties fo:language="en" fo:country="US"/>
    </style:style>
    <style:style style:name="ce39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0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1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2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1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2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3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4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5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6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7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1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ackground-color="#ffffff" fo:wrap-option="wrap"/>
      <style:text-properties fo:language="pl" fo:country="PL"/>
    </style:style>
    <style:style style:name="ce4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ackground-color="#ffcc99" fo:wrap-option="wrap"/>
      <style:text-properties fo:language="pl" fo:country="PL"/>
    </style:style>
    <style:style style:name="ce45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58" style:family="table-cell" style:parent-style-name="Default">
      <style:table-cell-properties fo:background-color="transparent" fo:wrap-option="wrap"/>
      <style:text-properties fo:language="pl" fo:country="PL"/>
    </style:style>
    <style:style style:name="ce45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ackground-color="#e6e6e6" fo:wrap-option="wrap"/>
      <style:text-properties fo:language="it" fo:country="IT"/>
    </style:style>
    <style:style style:name="ce4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6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7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4" style:family="table-cell" style:parent-style-name="Default">
      <style:table-cell-properties fo:background-color="transparent" fo:wrap-option="wrap"/>
      <style:text-properties fo:language="ro" fo:country="RO"/>
    </style:style>
    <style:style style:name="ce47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7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1" style:family="table-cell" style:parent-style-name="Default">
      <style:table-cell-properties fo:background-color="transparent" fo:wrap-option="wrap"/>
      <style:text-properties fo:language="fi" fo:country="FI"/>
    </style:style>
    <style:style style:name="ce48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48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ackground-color="#333333" fo:wrap-option="wrap"/>
      <style:text-properties fo:language="nb" fo:country="NO"/>
    </style:style>
    <style:style style:name="ce490" style:family="table-cell" style:parent-style-name="Default">
      <style:table-cell-properties fo:background-color="#b3b3b3" fo:wrap-option="wrap"/>
      <style:text-properties fo:language="nb" fo:country="NO"/>
    </style:style>
    <style:style style:name="ce491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4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0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06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fo:background-color="transparent"/>
      <style:text-properties fo:language="lt" fo:country="LT"/>
    </style:style>
    <style:style style:name="ce5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fo:background-color="#ffd320"/>
      <style:text-properties fo:language="lt" fo:country="LT"/>
    </style:style>
    <style:style style:name="ce5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27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fo:background-color="transparent" fo:wrap-option="wrap"/>
    </style:style>
    <style:style style:name="ce5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3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3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#ffcc99" fo:wrap-option="wrap"/>
    </style:style>
    <style:style style:name="ce551" style:family="table-cell" style:parent-style-name="Default">
      <style:table-cell-properties fo:background-color="#333333" fo:wrap-option="wrap"/>
    </style:style>
    <style:style style:name="ce552" style:family="table-cell" style:parent-style-name="Default">
      <style:table-cell-properties fo:background-color="#b3b3b3" fo:wrap-option="wrap"/>
    </style:style>
    <style:style style:name="ce553" style:family="table-cell" style:parent-style-name="Default">
      <style:table-cell-properties fo:background-color="#ffd320" fo:wrap-option="wrap"/>
    </style:style>
    <style:style style:name="ce554" style:family="table-cell" style:parent-style-name="Default">
      <style:table-cell-properties fo:background-color="transparent" fo:wrap-option="wrap"/>
      <style:text-properties style:use-window-font-color="true"/>
    </style:style>
    <style:style style:name="ce555" style:family="table-cell" style:parent-style-name="Default">
      <style:table-cell-properties fo:background-color="#333333"/>
    </style:style>
    <style:style style:name="ce556" style:family="table-cell" style:parent-style-name="Default">
      <style:table-cell-properties fo:background-color="#b3b3b3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1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5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20" table:number-columns-repeated="1002" table:default-cell-style-name="Default"/>
        <table:table-row table:style-name="ro50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1">
          <table:table-cell table:style-name="ce574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50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5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52" table:number-rows-repeated="3">
          <table:table-cell table:number-columns-repeated="1022"/>
        </table:table-row>
        <table:table-row table:style-name="ro52">
          <table:table-cell/>
          <table:table-cell table:style-name="Default" table:number-columns-repeated="5"/>
          <table:table-cell table:number-columns-repeated="1016"/>
        </table:table-row>
        <table:table-row table:style-name="ro50">
          <table:table-cell table:style-name="ce575" office:value-type="string">
            <text:p>Total number of strings:</text:p>
          </table:table-cell>
          <table:table-cell table:style-name="ce585" table:formula="of:=(COUNTA([RootLang.A3:.A90]))+(COUNTA([UpdaterLang.A3:.A18]))+(COUNTA([FileBrowserLang.A3:.A9]))+(COUNTA([ScreenManagerLang.A3:.A334]))+(COUNTA([Installer.A3:.A7]))" office:value-type="float" office:value="448">
            <text:p>448</text:p>
          </table:table-cell>
          <table:table-cell table:style-name="Default" table:number-columns-repeated="4"/>
          <table:table-cell table:number-columns-repeated="1016"/>
        </table:table-row>
        <table:table-row table:style-name="ro50">
          <table:table-cell table:style-name="ce575" table:number-columns-repeated="2"/>
          <table:table-cell table:style-name="Default" table:number-columns-repeated="4"/>
          <table:table-cell table:number-columns-repeated="1016"/>
        </table:table-row>
        <table:table-row table:style-name="ro50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96" office:value-type="string">
            <text:p>Lietuvių</text:p>
          </table:table-cell>
          <table:table-cell table:style-name="ce596" office:value-type="string">
            <text:p>Svenska</text:p>
          </table:table-cell>
          <table:table-cell table:style-name="ce596" office:value-type="string">
            <text:p>Dansk</text:p>
          </table:table-cell>
          <table:table-cell table:style-name="ce596" office:value-type="string">
            <text:p>Čeština</text:p>
          </table:table-cell>
          <table:table-cell table:style-name="ce596" office:value-type="string">
            <text:p>한국어</text:p>
          </table:table-cell>
          <table:table-cell table:number-columns-repeated="1002"/>
        </table:table-row>
        <table:table-row table:style-name="ro50">
          <table:table-cell table:style-name="ce576" office:value-type="string">
            <text:p>Progress (%)</text:p>
          </table:table-cell>
          <table:table-cell table:style-name="ce586" table:formula="of:=100 - (((COUNTBLANK([RootLang.C$3:.C$90])+COUNTBLANK([UpdaterLang.C$3:.C$18])+COUNTBLANK([FileBrowserLang.C$3:.C$9])+COUNTBLANK([ScreenManagerLang.C$3:.C$334])+COUNTBLANK([Installer.C$3:.C$7])) / [.$B$14])*100)" office:value-type="float" office:value="100">
            <text:p>100</text:p>
          </table:table-cell>
          <table:table-cell table:style-name="ce586" table:formula="of:=100 - (((COUNTBLANK([RootLang.D$3:.D$90])+COUNTBLANK([UpdaterLang.D$3:.D$18])+COUNTBLANK([FileBrowserLang.D$3:.D$9])+COUNTBLANK([ScreenManagerLang.D$3:.D$334])+COUNTBLANK([Installer.D$3:.D$7])) / [.$B$14])*100)" office:value-type="float" office:value="100">
            <text:p>100</text:p>
          </table:table-cell>
          <table:table-cell table:style-name="ce586" table:formula="of:=100 - (((COUNTBLANK([RootLang.E$3:.E$90])+COUNTBLANK([UpdaterLang.E$3:.E$18])+COUNTBLANK([FileBrowserLang.E$3:.E$9])+COUNTBLANK([ScreenManagerLang.E$3:.E$334])+COUNTBLANK([Installer.E$3:.E$7])) / [.$B$14])*100)" office:value-type="float" office:value="95.7589285714286">
            <text:p>95,76</text:p>
          </table:table-cell>
          <table:table-cell table:style-name="ce586" table:formula="of:=100 - (((COUNTBLANK([RootLang.F$3:.F$90])+COUNTBLANK([UpdaterLang.F$3:.F$18])+COUNTBLANK([FileBrowserLang.F$3:.F$9])+COUNTBLANK([ScreenManagerLang.F$3:.F$334])+COUNTBLANK([Installer.F$3:.F$7])) / [.$B$14])*100)" office:value-type="float" office:value="95.7589285714286">
            <text:p>95,76</text:p>
          </table:table-cell>
          <table:table-cell table:style-name="ce586" table:formula="of:=100 - (((COUNTBLANK([RootLang.G$3:.G$90])+COUNTBLANK([UpdaterLang.G$3:.G$18])+COUNTBLANK([FileBrowserLang.G$3:.G$9])+COUNTBLANK([ScreenManagerLang.G$3:.G$334])+COUNTBLANK([Installer.G$3:.G$7])) / [.$B$14])*100)" office:value-type="float" office:value="95.7589285714286">
            <text:p>95,76</text:p>
          </table:table-cell>
          <table:table-cell table:style-name="ce586" table:formula="of:=100 - (((COUNTBLANK([RootLang.H$3:.H$90])+COUNTBLANK([UpdaterLang.H$3:.H$18])+COUNTBLANK([FileBrowserLang.H$3:.H$9])+COUNTBLANK([ScreenManagerLang.H$3:.H$334])+COUNTBLANK([Installer.H$3:.H$7])) / [.$B$14])*100)" office:value-type="float" office:value="95.7589285714286">
            <text:p>95,76</text:p>
          </table:table-cell>
          <table:table-cell table:style-name="ce586" table:formula="of:=100 - (((COUNTBLANK([RootLang.I$3:.I$90])+COUNTBLANK([UpdaterLang.I$3:.I$18])+COUNTBLANK([FileBrowserLang.I$3:.I$9])+COUNTBLANK([ScreenManagerLang.I$3:.I$334])+COUNTBLANK([Installer.I$3:.I$7])) / [.$B$14])*100)" office:value-type="float" office:value="50.6696428571429">
            <text:p>50,67</text:p>
          </table:table-cell>
          <table:table-cell table:style-name="ce586" table:formula="of:=100 - (((COUNTBLANK([RootLang.J$3:.J$90])+COUNTBLANK([UpdaterLang.J$3:.J$18])+COUNTBLANK([FileBrowserLang.J$3:.J$9])+COUNTBLANK([ScreenManagerLang.J$3:.J$334])+COUNTBLANK([Installer.J$3:.J$7])) / [.$B$14])*100)" office:value-type="float" office:value="95.7589285714286">
            <text:p>95,76</text:p>
          </table:table-cell>
          <table:table-cell table:style-name="ce586" table:formula="of:=100 - (((COUNTBLANK([RootLang.K$3:.K$90])+COUNTBLANK([UpdaterLang.K$3:.K$18])+COUNTBLANK([FileBrowserLang.K$3:.K$9])+COUNTBLANK([ScreenManagerLang.K$3:.K$334])+COUNTBLANK([Installer.K$3:.K$7])) / [.$B$14])*100)" office:value-type="float" office:value="95.7589285714286">
            <text:p>95,76</text:p>
          </table:table-cell>
          <table:table-cell table:style-name="ce586" table:formula="of:=100 - (((COUNTBLANK([RootLang.L$3:.L$90])+COUNTBLANK([UpdaterLang.L$3:.L$18])+COUNTBLANK([FileBrowserLang.L$3:.L$9])+COUNTBLANK([ScreenManagerLang.L$3:.L$334])+COUNTBLANK([Installer.L$3:.L$7])) / [.$B$14])*100)" office:value-type="float" office:value="95.7589285714286">
            <text:p>95,76</text:p>
          </table:table-cell>
          <table:table-cell table:style-name="ce586" table:formula="of:=100 - (((COUNTBLANK([RootLang.M$3:.M$90])+COUNTBLANK([UpdaterLang.M$3:.M$18])+COUNTBLANK([FileBrowserLang.M$3:.M$9])+COUNTBLANK([ScreenManagerLang.M$3:.M$334])+COUNTBLANK([Installer.M$3:.M$7])) / [.$B$14])*100)" office:value-type="float" office:value="79.6875">
            <text:p>79,69</text:p>
          </table:table-cell>
          <table:table-cell table:style-name="ce586" table:formula="of:=100 - (((COUNTBLANK([RootLang.N$3:.N$90])+COUNTBLANK([UpdaterLang.N$3:.N$18])+COUNTBLANK([FileBrowserLang.N$3:.N$9])+COUNTBLANK([ScreenManagerLang.N$3:.N$334])+COUNTBLANK([Installer.N$3:.N$7])) / [.$B$14])*100)" office:value-type="float" office:value="78.3482142857143">
            <text:p>78,35</text:p>
          </table:table-cell>
          <table:table-cell table:style-name="ce586" table:formula="of:=100 - (((COUNTBLANK([RootLang.O$3:.O$90])+COUNTBLANK([UpdaterLang.O$3:.O$18])+COUNTBLANK([FileBrowserLang.O$3:.O$9])+COUNTBLANK([ScreenManagerLang.O$3:.O$334])+COUNTBLANK([Installer.O$3:.O$7])) / [.$B$14])*100)" office:value-type="float" office:value="95.7589285714286">
            <text:p>95,76</text:p>
          </table:table-cell>
          <table:table-cell table:style-name="ce586" table:formula="of:=100 - (((COUNTBLANK([RootLang.P$3:.P$90])+COUNTBLANK([UpdaterLang.P$3:.P$18])+COUNTBLANK([FileBrowserLang.P$3:.P$9])+COUNTBLANK([ScreenManagerLang.P$3:.P$334])+COUNTBLANK([Installer.P$3:.P$7])) / [.$B$14])*100)" office:value-type="float" office:value="95.7589285714286">
            <text:p>95,76</text:p>
          </table:table-cell>
          <table:table-cell table:style-name="ce586" table:formula="of:=100 - (((COUNTBLANK([RootLang.Q$3:.Q$90])+COUNTBLANK([UpdaterLang.Q$3:.Q$18])+COUNTBLANK([FileBrowserLang.Q$3:.Q$9])+COUNTBLANK([ScreenManagerLang.Q$3:.Q$334])+COUNTBLANK([Installer.Q$3:.Q$7])) / [.$B$14])*100)" office:value-type="float" office:value="95.7589285714286">
            <text:p>95,76</text:p>
          </table:table-cell>
          <table:table-cell table:style-name="ce586" table:formula="of:=100 - (((COUNTBLANK([RootLang.R$3:.R$90])+COUNTBLANK([UpdaterLang.R$3:.R$18])+COUNTBLANK([FileBrowserLang.R$3:.R$9])+COUNTBLANK([ScreenManagerLang.R$3:.R$334])+COUNTBLANK([Installer.R$3:.R$7])) / [.$B$14])*100)" office:value-type="float" office:value="95.7589285714286">
            <text:p>95,76</text:p>
          </table:table-cell>
          <table:table-cell table:style-name="ce586" table:formula="of:=100 - (((COUNTBLANK([RootLang.S$3:.S$90])+COUNTBLANK([UpdaterLang.S$3:.S$18])+COUNTBLANK([FileBrowserLang.S$3:.S$9])+COUNTBLANK([ScreenManagerLang.S$3:.S$334])+COUNTBLANK([Installer.S$3:.S$7])) / [.$B$14])*100)" office:value-type="float" office:value="97.3214285714286">
            <text:p>97,32</text:p>
          </table:table-cell>
          <table:table-cell table:style-name="ce586" table:formula="of:=100 - (((COUNTBLANK([RootLang.T$3:.T$90])+COUNTBLANK([UpdaterLang.T$3:.T$18])+COUNTBLANK([FileBrowserLang.T$3:.T$9])+COUNTBLANK([ScreenManagerLang.T$3:.T$334])+COUNTBLANK([Installer.T$3:.T$7])) / [.$B$14])*100)" office:value-type="float" office:value="97.0982142857143">
            <text:p>97,1</text:p>
          </table:table-cell>
          <table:table-cell table:style-name="ce586" table:formula="of:=100 - (((COUNTBLANK([RootLang.U$3:.U$90])+COUNTBLANK([UpdaterLang.U$3:.U$18])+COUNTBLANK([FileBrowserLang.U$3:.U$9])+COUNTBLANK([ScreenManagerLang.U$3:.U$334])+COUNTBLANK([Installer.U$3:.U$7])) / [.$B$14])*100)" office:value-type="float" office:value="97.0982142857143">
            <text:p>97,1</text:p>
          </table:table-cell>
          <table:table-cell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76" office:value-type="string">
            <text:p>Joan Charmant</text:p>
          </table:table-cell>
          <table:table-cell table:style-name="ce576" office:value-type="string">
            <text:p>Joan Charmant</text:p>
          </table:table-cell>
          <table:table-cell table:style-name="ce576" office:value-type="string">
            <text:p>Peter Strikwerda</text:p>
          </table:table-cell>
          <table:table-cell table:style-name="ce576" office:value-type="string">
            <text:p>Stephan Frost</text:p>
          </table:table-cell>
          <table:table-cell table:style-name="ce576" office:value-type="string">
            <text:p>Lionel Sosa Estrada</text:p>
          </table:table-cell>
          <table:table-cell table:style-name="ce592" office:value-type="string">
            <text:p>Fernando Jorge </text:p>
          </table:table-cell>
          <table:table-cell table:style-name="ce576" office:value-type="string">
            <text:p>Kuba Zamojski</text:p>
          </table:table-cell>
          <table:table-cell table:style-name="ce576" office:value-type="string">
            <text:p>Giorgio Biancuzzi</text:p>
          </table:table-cell>
          <table:table-cell table:style-name="ce593" office:value-type="string">
            <text:p>Bogdan Paul Frăţilă</text:p>
          </table:table-cell>
          <table:table-cell table:style-name="ce576" office:value-type="string">
            <text:p>Alexander Holthoer</text:p>
          </table:table-cell>
          <table:table-cell table:style-name="ce576" office:value-type="string">
            <text:p>Espen Kolderup</text:p>
          </table:table-cell>
          <table:table-cell table:style-name="ce594" office:value-type="string">
            <text:p>Nicko Deng</text:p>
          </table:table-cell>
          <table:table-cell table:style-name="ce594" office:value-type="string">
            <text:p>Eray Kıranoğlu</text:p>
          </table:table-cell>
          <table:table-cell table:style-name="ce595" office:value-type="string">
            <text:p>Nikos Sklavounos</text:p>
          </table:table-cell>
          <table:table-cell table:style-name="ce597" office:value-type="string">
            <text:p>Mindaugas Slavikas</text:p>
          </table:table-cell>
          <table:table-cell table:style-name="ce599" office:value-type="string">
            <text:p>Thomas Buska</text:p>
          </table:table-cell>
          <table:table-cell table:style-name="ce590" office:value-type="string">
            <text:p>Heinrich Winther</text:p>
          </table:table-cell>
          <table:table-cell table:style-name="ce600" office:value-type="string">
            <text:p>Jiří Rosický</text:p>
          </table:table-cell>
          <table:table-cell table:style-name="ce600" office:value-type="string">
            <text:p>RakJoon Sung</text:p>
          </table:table-cell>
          <table:table-cell table:style-name="ce575"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87" office:value-type="string">
            <text:p>Mike Herbert</text:p>
          </table:table-cell>
          <table:table-cell table:style-name="ce576"/>
          <table:table-cell table:style-name="ce590" office:value-type="string">
            <text:p>Bart Kerkvliet</text:p>
          </table:table-cell>
          <table:table-cell table:style-name="ce576" office:value-type="string">
            <text:p>Dominique Saussereau</text:p>
          </table:table-cell>
          <table:table-cell table:style-name="ce576" office:value-type="string">
            <text:p>Rafael Gonzalez</text:p>
          </table:table-cell>
          <table:table-cell table:style-name="ce576" office:value-type="string">
            <text:p>Rafael Fernandes </text:p>
          </table:table-cell>
          <table:table-cell table:style-name="ce576" table:number-columns-repeated="8"/>
          <table:table-cell table:style-name="ce598"/>
          <table:table-cell table:style-name="ce576" office:value-type="string">
            <text:p>Alexander Holthoer</text:p>
          </table:table-cell>
          <table:table-cell table:style-name="ce576" table:number-columns-repeated="3"/>
          <table:table-cell table:style-name="ce575" table:number-columns-repeated="1002"/>
        </table:table-row>
        <table:table-row table:style-name="ro52">
          <table:table-cell table:style-name="ce577" office:value-type="string">
            <text:p>Contributor</text:p>
          </table:table-cell>
          <table:table-cell table:style-name="ce588" table:number-columns-repeated="2"/>
          <table:table-cell table:style-name="ce576"/>
          <table:table-cell table:style-name="ce576" office:value-type="string">
            <text:p>Jonathan Boder</text:p>
          </table:table-cell>
          <table:table-cell table:style-name="ce576" office:value-type="string">
            <text:p>Andoni Morales Alastruey</text:p>
          </table:table-cell>
          <table:table-cell table:style-name="ce576" table:number-columns-repeated="9"/>
          <table:table-cell table:style-name="ce598" table:number-columns-repeated="5"/>
          <table:table-cell table:style-name="ce575" table:number-columns-repeated="1002"/>
        </table:table-row>
        <table:table-row table:style-name="ro50">
          <table:table-cell table:style-name="ce577" office:value-type="string">
            <text:p>Contributor</text:p>
          </table:table-cell>
          <table:table-cell table:style-name="ce588" table:number-columns-repeated="2"/>
          <table:table-cell table:style-name="ce576"/>
          <table:table-cell table:style-name="ce576" office:value-type="string">
            <text:p>Stephan Peuckert</text:p>
          </table:table-cell>
          <table:table-cell table:style-name="ce588" table:number-columns-repeated="10"/>
          <table:table-cell table:style-name="ce598" table:number-columns-repeated="5"/>
          <table:table-cell table:number-columns-repeated="1002"/>
        </table:table-row>
        <table:table-row table:style-name="ro50">
          <table:table-cell table:style-name="ce578"/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>
          <table:table-cell table:style-name="ce578" office:value-type="string">
            <text:p><text:s/></text:p>
          </table:table-cell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 table:number-rows-repeated="2">
          <table:table-cell table:style-name="ce578"/>
          <table:table-cell table:style-name="ce589" table:number-columns-repeated="3"/>
          <table:table-cell table:style-name="ce591"/>
          <table:table-cell table:style-name="ce589" table:number-columns-repeated="6"/>
          <table:table-cell table:style-name="ce1" table:number-columns-repeated="1011"/>
        </table:table-row>
        <table:table-row table:style-name="ro50" table:number-rows-repeated="2">
          <table:table-cell table:style-name="Default" table:number-columns-repeated="6"/>
          <table:table-cell table:number-columns-repeated="1016"/>
        </table:table-row>
        <table:table-row table:style-name="ro51">
          <table:table-cell table:style-name="ce579" office:value-type="string">
            <text:p>Keys</text:p>
          </table:table-cell>
          <table:table-cell table:style-name="ce575" table:number-columns-repeated="1021"/>
        </table:table-row>
        <table:table-row table:style-name="ro29">
          <table:table-cell table:style-name="ce580" office:value-type="string">
            <text:p>Translation is missing !</text:p>
          </table:table-cell>
          <table:table-cell table:style-name="ce584" office:value-type="string" table:number-columns-spanned="2" table:number-rows-spanned="1">
            <text:p>Please add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3">
          <table:table-cell table:style-name="ce581" office:value-type="string">
            <text:p>Added in this revision !</text:p>
          </table:table-cell>
          <table:table-cell table:style-name="ce584" office:value-type="string" table:number-columns-spanned="2" table:number-rows-spanned="1">
            <text:p>Please add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4">
          <table:table-cell table:style-name="ce582" office:value-type="string">
            <text:p>English ref has changed significantly</text:p>
          </table:table-cell>
          <table:table-cell table:style-name="ce584" office:value-type="string" table:number-columns-spanned="2" table:number-rows-spanned="1">
            <text:p>Please update the translation</text:p>
          </table:table-cell>
          <table:covered-table-cell table:style-name="ce584"/>
          <table:table-cell table:style-name="ce575" table:number-columns-repeated="1019"/>
        </table:table-row>
        <table:table-row table:style-name="ro54">
          <table:table-cell table:style-name="ce583" office:value-type="string">
            <text:p>You changed a translation</text:p>
          </table:table-cell>
          <table:table-cell table:style-name="ce584" office:value-type="string" table:number-columns-spanned="2" table:number-rows-spanned="1">
            <text:p>Thanks for pointing it out</text:p>
          </table:table-cell>
          <table:covered-table-cell table:style-name="ce584"/>
          <table:table-cell table:style-name="ce575" table:number-columns-repeated="1019"/>
        </table:table-row>
        <table:table-row table:style-name="ro55">
          <table:table-cell table:style-name="ce584" office:value-type="string">
            <office:annotation draw:style-name="gr8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584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number-columns-repeated="2" table:default-cell-style-name="ce313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132" office:value-type="string">
            <text:p>#LanguageName</text:p>
          </table:table-cell>
          <table:table-cell table:style-name="ce140"/>
          <table:table-cell table:style-name="ce146" office:value-type="string">
            <text:p>English</text:p>
          </table:table-cell>
          <table:table-cell table:style-name="ce146" office:value-type="string">
            <text:p>Français</text:p>
          </table:table-cell>
          <table:table-cell table:style-name="ce146" office:value-type="string">
            <text:p>Nederlands</text:p>
          </table:table-cell>
          <table:table-cell table:style-name="ce146" office:value-type="string">
            <text:p>Deutsch</text:p>
          </table:table-cell>
          <table:table-cell table:style-name="ce146" office:value-type="string">
            <text:p>Español</text:p>
          </table:table-cell>
          <table:table-cell table:style-name="ce146" office:value-type="string">
            <text:p>Português (br)</text:p>
          </table:table-cell>
          <table:table-cell table:style-name="ce239" office:value-type="string">
            <text:p>Polski</text:p>
          </table:table-cell>
          <table:table-cell table:style-name="ce239" office:value-type="string">
            <text:p>Italiano</text:p>
          </table:table-cell>
          <table:table-cell table:style-name="ce239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268" office:value-type="string">
            <text:p>Norsk</text:p>
          </table:table-cell>
          <table:table-cell table:style-name="ce276" office:value-type="string">
            <text:p>简体中文</text:p>
          </table:table-cell>
          <table:table-cell table:style-name="ce283" office:value-type="string">
            <text:p>Türkçe</text:p>
          </table:table-cell>
          <table:table-cell table:style-name="ce283" office:value-type="string">
            <text:p>Ελληνικά</text:p>
          </table:table-cell>
          <table:table-cell table:style-name="ce302" office:value-type="string">
            <text:p>Lietuvių</text:p>
          </table:table-cell>
          <table:table-cell table:style-name="ce302" office:value-type="string">
            <text:p>Svenska</text:p>
          </table:table-cell>
          <table:table-cell table:style-name="ce302" office:value-type="string">
            <text:p>Dansk</text:p>
          </table:table-cell>
          <table:table-cell table:style-name="ce324" office:value-type="string">
            <text:p>Čeština</text:p>
          </table:table-cell>
          <table:table-cell table:style-name="ce324" office:value-type="string">
            <text:p>한국어</text:p>
          </table:table-cell>
          <table:table-cell table:style-name="ce345" table:number-columns-repeated="1003"/>
        </table:table-row>
        <table:table-row table:style-name="ro11">
          <table:table-cell table:style-name="ce133" office:value-type="string">
            <text:p>#LanguageCode</text:p>
          </table:table-cell>
          <table:table-cell table:style-name="ce142" office:value-type="string">
            <text:p>-</text:p>
          </table:table-cell>
          <table:table-cell table:style-name="ce147"/>
          <table:table-cell table:style-name="ce163" office:value-type="string">
            <text:p>fr</text:p>
          </table:table-cell>
          <table:table-cell table:style-name="ce176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6" office:value-type="string">
            <text:p>es</text:p>
          </table:table-cell>
          <table:table-cell table:style-name="ce231" office:value-type="string">
            <text:p>pt</text:p>
          </table:table-cell>
          <table:table-cell table:style-name="ce240" office:value-type="string">
            <text:p>pl</text:p>
          </table:table-cell>
          <table:table-cell table:style-name="ce248" office:value-type="string">
            <text:p>it</text:p>
          </table:table-cell>
          <table:table-cell table:style-name="ce254" office:value-type="string">
            <text:p>ro</text:p>
          </table:table-cell>
          <table:table-cell table:style-name="ce260" office:value-type="string">
            <text:p>fi</text:p>
          </table:table-cell>
          <table:table-cell table:style-name="ce269" office:value-type="string">
            <text:p>no</text:p>
          </table:table-cell>
          <table:table-cell table:style-name="ce277" office:value-type="string">
            <text:p>Zh-CHS</text:p>
          </table:table-cell>
          <table:table-cell table:style-name="ce284" office:value-type="string">
            <text:p>tr</text:p>
          </table:table-cell>
          <table:table-cell table:style-name="ce293" office:value-type="string">
            <text:p>el</text:p>
          </table:table-cell>
          <table:table-cell table:style-name="ce303" office:value-type="string">
            <text:p>lt</text:p>
          </table:table-cell>
          <table:table-cell table:style-name="ce303" office:value-type="string">
            <text:p>sv</text:p>
          </table:table-cell>
          <table:table-cell table:style-name="ce317" office:value-type="string">
            <text:p>da</text:p>
          </table:table-cell>
          <table:table-cell table:style-name="ce176" office:value-type="string">
            <text:p>cs</text:p>
          </table:table-cell>
          <table:table-cell table:style-name="ce317" office:value-type="string">
            <text:p>ko</text:p>
          </table:table-cell>
          <table:table-cell table:style-name="ce317" table:number-columns-repeated="1003"/>
        </table:table-row>
        <table:table-row table:style-name="ro12">
          <table:table-cell table:style-name="ce135" office:value-type="string">
            <text:p>CommandSwitchUICulture_FriendlyName</text:p>
          </table:table-cell>
          <table:table-cell table:style-name="ce143"/>
          <table:table-cell table:style-name="ce152" office:value-type="string">
            <text:p>Change Language</text:p>
          </table:table-cell>
          <table:table-cell table:style-name="ce165" office:value-type="string">
            <text:p>Changer la Langue</text:p>
          </table:table-cell>
          <table:table-cell table:style-name="ce177" office:value-type="string">
            <text:p>Wijzig de taal</text:p>
          </table:table-cell>
          <table:table-cell table:style-name="ce182" office:value-type="string">
            <text:p>Sprache ändern</text:p>
          </table:table-cell>
          <table:table-cell table:style-name="ce223" office:value-type="string">
            <text:p>Cambiar Idioma</text:p>
          </table:table-cell>
          <table:table-cell table:style-name="ce232" office:value-type="string">
            <text:p>Escolher Idioma</text:p>
          </table:table-cell>
          <table:table-cell table:style-name="ce241" office:value-type="string">
            <text:p>Zmień język</text:p>
          </table:table-cell>
          <table:table-cell table:style-name="ce249" office:value-type="string">
            <text:p>Cambia Lingua</text:p>
          </table:table-cell>
          <table:table-cell table:style-name="ce255" office:value-type="string">
            <text:p>Modifică limba</text:p>
          </table:table-cell>
          <table:table-cell table:style-name="ce261" office:value-type="string">
            <text:p>Vaihda kieli</text:p>
          </table:table-cell>
          <table:table-cell table:style-name="ce270" office:value-type="string">
            <text:p>Endre språk</text:p>
          </table:table-cell>
          <table:table-cell table:style-name="ce278" office:value-type="string">
            <text:p>改变语言</text:p>
          </table:table-cell>
          <table:table-cell table:style-name="ce285" office:value-type="string">
            <text:p>Dili Değiştir</text:p>
          </table:table-cell>
          <table:table-cell table:style-name="ce294" office:value-type="string">
            <text:p>Αλλαγή Γλώσσας</text:p>
          </table:table-cell>
          <table:table-cell table:style-name="ce304" office:value-type="string">
            <text:p>Pakeisti kalba</text:p>
          </table:table-cell>
          <table:table-cell table:style-name="ce314" office:value-type="string">
            <text:p>Välj Språk</text:p>
          </table:table-cell>
          <table:table-cell table:style-name="ce318" office:value-type="string">
            <text:p>Skift sprog</text:p>
          </table:table-cell>
          <table:table-cell table:style-name="ce325" office:value-type="string">
            <text:p>Změň jazyk</text:p>
          </table:table-cell>
          <table:table-cell table:style-name="ce340" office:value-type="string">
            <text:p>언어 변경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CommandToggleFileExplorer_FriendlyName</text:p>
          </table:table-cell>
          <table:table-cell table:style-name="ce143"/>
          <table:table-cell table:style-name="ce152" office:value-type="string">
            <text:p>Show/Hide File Explorer</text:p>
          </table:table-cell>
          <table:table-cell table:style-name="ce165" office:value-type="string">
            <text:p>Montrer/Cacher l'Explorateur de Fichiers</text:p>
          </table:table-cell>
          <table:table-cell table:style-name="ce177" office:value-type="string">
            <text:p>Toon/Verberg bestand verkenner</text:p>
          </table:table-cell>
          <table:table-cell table:style-name="ce182" office:value-type="string">
            <text:p>Explorer zeigen / verbergen</text:p>
          </table:table-cell>
          <table:table-cell table:style-name="ce223" office:value-type="string">
            <text:p>Mostrar/Ocultar Explorador de Archivos</text:p>
          </table:table-cell>
          <table:table-cell table:style-name="ce233" office:value-type="string">
            <text:p>Mostrar/Ocultar o Gerenciador de Arquivos</text:p>
          </table:table-cell>
          <table:table-cell table:style-name="ce241" office:value-type="string">
            <text:p>Pokaż/Ukryj przeglądarkę plików</text:p>
          </table:table-cell>
          <table:table-cell table:style-name="ce249" office:value-type="string">
            <text:p>Mostra / Nascondi Esplora File</text:p>
          </table:table-cell>
          <table:table-cell table:style-name="ce255" office:value-type="string">
            <text:p>Arată/Ascunde Exploratorul de fişiere</text:p>
          </table:table-cell>
          <table:table-cell table:style-name="ce261" office:value-type="string">
            <text:p>Näytä/piilota Explorer</text:p>
          </table:table-cell>
          <table:table-cell table:style-name="ce270" office:value-type="string">
            <text:p>Vis/Skjul</text:p>
          </table:table-cell>
          <table:table-cell table:style-name="ce278" office:value-type="string">
            <text:p>显示/隐藏 文件浏览器</text:p>
          </table:table-cell>
          <table:table-cell table:style-name="ce286" office:value-type="string">
            <text:p>Dosya Yöneticisini Göster/Gizle</text:p>
          </table:table-cell>
          <table:table-cell table:style-name="ce294" office:value-type="string">
            <text:p>Εμφάνιση/Απόκρυψη Εξερεύνησης Αρχείων</text:p>
          </table:table-cell>
          <table:table-cell table:style-name="ce304" office:value-type="string">
            <text:p>Rodyti/slėpti dokumentų naršyklę</text:p>
          </table:table-cell>
          <table:table-cell table:style-name="ce314" office:value-type="string">
            <text:p>Dölj/Visa Fil Utforskare</text:p>
          </table:table-cell>
          <table:table-cell table:style-name="ce318" office:value-type="string">
            <text:p>Vis/Gem filoversigt</text:p>
          </table:table-cell>
          <table:table-cell table:style-name="ce333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41">
          <table:table-cell table:style-name="ce136" office:value-type="string">
            <text:p>dlgAbout_Info1</text:p>
          </table:table-cell>
          <table:table-cell table:style-name="ce144"/>
          <table:table-cell table:style-name="ce153" office:value-type="string">
            <text:p>Kinovea is subject to the terms of the Gnu General Public License version 2.</text:p>
          </table:table-cell>
          <table:table-cell table:style-name="ce167" office:value-type="string">
            <text:p>Kinovea est soumis aux termes de la licence Gnu General Public License version 2.</text:p>
          </table:table-cell>
          <table:table-cell table:style-name="ce178" office:value-type="string">
            <text:p>Kinovea is onderworpen aan de afspraken van de Gnu General Public Licence version 2.</text:p>
          </table:table-cell>
          <table:table-cell table:style-name="ce182" office:value-type="string">
            <text:p>Kinovea unterliegt den Bestimmungen der Gnu General Public License version 2.</text:p>
          </table:table-cell>
          <table:table-cell table:style-name="ce223" office:value-type="string">
            <text:p>Kinovea está sujeto a los términos de la licencia GNU General Public License versión 2.</text:p>
          </table:table-cell>
          <table:table-cell table:style-name="ce234" office:value-type="string">
            <text:p>Kinovea está sujeito aos termos da Gnu General Public License versão 2.</text:p>
          </table:table-cell>
          <table:table-cell table:style-name="ce242" office:value-type="string">
            <text:p>Kinovea jest oparta na licencji Gnu General Public License version 2.</text:p>
          </table:table-cell>
          <table:table-cell table:style-name="ce250" office:value-type="string">
            <text:p>Kinovea e' soggetto ai termini della Gnu Licenza Pubblica Generale versione 2.</text:p>
          </table:table-cell>
          <table:table-cell table:style-name="ce255" office:value-type="string">
            <text:p>Kinovea se supune termenilor Licenţei Publice Gnu versiunea 2.</text:p>
          </table:table-cell>
          <table:table-cell table:style-name="ce262" office:value-type="string">
            <text:p>Kinovea on Gnu General Public License versio 2:n alainen</text:p>
          </table:table-cell>
          <table:table-cell table:style-name="ce271" office:value-type="string">
            <text:p>Kinovea er underlagt bestemmelsene for Gnu General Public License version 2.</text:p>
          </table:table-cell>
          <table:table-cell table:style-name="ce278" office:value-type="string">
            <text:p>本软件遵守 Gnu General Public License version 2 开源标准.</text:p>
          </table:table-cell>
          <table:table-cell table:style-name="ce287" office:value-type="string">
            <text:p>Kinovea Gnu Genel Kamu Lisansı sürüm 2 maddelerine tabidir.</text:p>
          </table:table-cell>
          <table:table-cell table:style-name="ce295" office:value-type="string">
            <text:p>Το Kinovea υπόκειται στους όρους της άδειας του Gnu General Public έκδοση 2.</text:p>
          </table:table-cell>
          <table:table-cell table:style-name="ce305" office:value-type="string">
            <text:p>Kinovea programai taikoma GNU General Public License 2 versijos sąlygos.</text:p>
          </table:table-cell>
          <table:table-cell table:style-name="ce315" office:value-type="string">
            <text:p>Kinovea omfattas av vilkoren för Gnu General </text:p>
            <text:p>Public License version 2.</text:p>
          </table:table-cell>
          <table:table-cell table:style-name="ce319" office:value-type="string">
            <text:p>Kinovea er underlagt reglerne for Gnu General Public License version 2.</text:p>
          </table:table-cell>
          <table:table-cell table:style-name="ce334" office:value-type="string">
            <text:p>Kinovea odpovídá podmínkám General Public License verze 2. </text:p>
          </table:table-cell>
          <table:table-cell table:style-name="ce341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341" table:number-columns-repeated="1003"/>
        </table:table-row>
        <table:table-row table:style-name="ro41">
          <table:table-cell table:style-name="ce136" office:value-type="string">
            <text:p>dlgAbout_Info2</text:p>
          </table:table-cell>
          <table:table-cell table:style-name="ce144"/>
          <table:table-cell table:style-name="ce153" office:value-type="string">
            <text:p>Kinovea uses the following software components:</text:p>
          </table:table-cell>
          <table:table-cell table:style-name="ce167" office:value-type="string">
            <text:p>Kinovea utilise les composants logiciels suivants :</text:p>
          </table:table-cell>
          <table:table-cell table:style-name="ce178" office:value-type="string">
            <text:p>Kinovea werkt samen met de volgende software onderdelen:</text:p>
          </table:table-cell>
          <table:table-cell table:style-name="ce182" office:value-type="string">
            <text:p>Kinovea arbeitet mit den folgenden Softwarekomponenten zusammen:</text:p>
          </table:table-cell>
          <table:table-cell table:style-name="ce223" office:value-type="string">
            <text:p>Kinovea trabaja en cooperación con los siguientes componentes:</text:p>
          </table:table-cell>
          <table:table-cell table:style-name="ce232" office:value-type="string">
            <text:p>Kinovea trabalha em cooperação com os seguintes componentes:</text:p>
          </table:table-cell>
          <table:table-cell table:style-name="ce242" office:value-type="string">
            <text:p>Kinovea wykorzystuje następujące komponenty:</text:p>
          </table:table-cell>
          <table:table-cell table:style-name="ce250" office:value-type="string">
            <text:p>Kinovea funziona in cooperazione con i seguenti componenti software:</text:p>
          </table:table-cell>
          <table:table-cell table:style-name="ce255" office:value-type="string">
            <text:p>Kinovea funcţionează în cooperare cu urmatoarele componente software:</text:p>
          </table:table-cell>
          <table:table-cell table:style-name="ce262" office:value-type="string">
            <text:p>Kinovea on yhteensopiva seuraavien ohjelmistojen kanssa:</text:p>
          </table:table-cell>
          <table:table-cell table:style-name="ce271" office:value-type="string">
            <text:p>Kinovea benytter seg av følgende programvarekomponenter :</text:p>
          </table:table-cell>
          <table:table-cell table:style-name="ce278" office:value-type="string">
            <text:p>本软件包含以下几个功能模块:</text:p>
          </table:table-cell>
          <table:table-cell table:style-name="ce287" office:value-type="string">
            <text:p>Kinovea aşağıda belirtilen yazılım bileşenleriyle beraber çalışır:</text:p>
          </table:table-cell>
          <table:table-cell table:style-name="ce295" office:value-type="string">
            <text:p>Το Kinovea συνεργάζεται με τα ακόλουθα στοιχεία άλλων λογισμικών::</text:p>
          </table:table-cell>
          <table:table-cell table:style-name="ce306" office:value-type="string">
            <text:p>Kinovea naudoja šias programinės įrangos komponentus:</text:p>
          </table:table-cell>
          <table:table-cell table:style-name="ce315" office:value-type="string">
            <text:p>Kinovea använder följande mjukvaru </text:p>
            <text:p>komponenter:</text:p>
          </table:table-cell>
          <table:table-cell table:style-name="ce320" office:value-type="string">
            <text:p>Kinovea bruger følgende softwarekomponenter:</text:p>
          </table:table-cell>
          <table:table-cell table:style-name="ce334" office:value-type="string">
            <text:p>Kinovea používá následující softwarové produkty:</text:p>
          </table:table-cell>
          <table:table-cell table:style-name="ce34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341" table:number-columns-repeated="1003"/>
        </table:table-row>
        <table:table-row table:style-name="ro18">
          <table:table-cell table:style-name="ce136" office:value-type="string">
            <text:p>dlgAbout_Info3</text:p>
          </table:table-cell>
          <table:table-cell table:style-name="ce144"/>
          <table:table-cell table:style-name="ce153" office:value-type="string">
            <text:p>You are welcome to help translate, test, debug, improve or otherwise support Kinovea.</text:p>
          </table:table-cell>
          <table:table-cell table:style-name="ce167" office:value-type="string">
            <text:p>Vous êtes cordialement invités à contribuer à la traduction, aux tests, au débuggage, à l'amélioration, ou à supporter Kinovea.</text:p>
          </table:table-cell>
          <table:table-cell table:style-name="ce178" office:value-type="string">
            <text:p>U bent welkom om mee te werken aan vertalingen, testen, debuggen, verbeteringen of anderszins te helpen bij Kinovea.</text:p>
          </table:table-cell>
          <table:table-cell table:style-name="ce182" office:value-type="string">
            <text:p>Gerne nehmen wir Verbesserungsvorschläge bezüglich der Übersetzung, der Fehlerbehebung oder andere Anregungen von Ihren entgegen.</text:p>
          </table:table-cell>
          <table:table-cell table:style-name="ce223" office:value-type="string">
            <text:p>Usted es bienvenido a ayudar a traducir, probar, depurar, mejorar o cualquier otro tipo de soporte para Kinovea.</text:p>
          </table:table-cell>
          <table:table-cell table:style-name="ce232" office:value-type="string">
            <text:p>Você é bem vindo a ajudar a traduzir, testar, depurar, melhorar ou qualquer outro tipo de suporte ao Kinovea.</text:p>
          </table:table-cell>
          <table:table-cell table:style-name="ce242" office:value-type="string">
            <text:p>Jeśli chcesz pomóc tworzyć, tłumaczyć lub w inny sposób przyczynić się do rozwoje aplikacji Kinovea - zapraszamy.</text:p>
          </table:table-cell>
          <table:table-cell table:style-name="ce250" office:value-type="string">
            <text:p>E' possibile contribuire alla traduzione, alle prove, all'individuazione degli errori, ai miglioramenti o a supportare Kinovea.</text:p>
          </table:table-cell>
          <table:table-cell table:style-name="ce255" office:value-type="string">
            <text:p>Sunteţi invitaţii noştri dacă doriţi sa traduceţi, testaţi, corectaţi sau să <text:s/>îmbunătăţiţi în vreun fel Kinovea.</text:p>
          </table:table-cell>
          <table:table-cell table:style-name="ce262" office:value-type="string">
            <text:p>Tervetuloa osallistumaan Kinovean kehittämiseen kielikäännösten, testaamisen, virheraportoinnin ja muun tuen kautta</text:p>
          </table:table-cell>
          <table:table-cell table:style-name="ce271" office:value-type="string">
            <text:p>Du er velkommen til å oversette, teste, debugge, forbedre eller på andre måter hjelpe Kinovea.</text:p>
          </table:table-cell>
          <table:table-cell table:style-name="ce278" office:value-type="string">
            <text:p>非常欢迎帮助我们翻译, 测试, 调试, 改进 或者支持我们.</text:p>
          </table:table-cell>
          <table:table-cell table:style-name="ce287" office:value-type="string">
            <text:p>Kinovea'nın çeviri, test, hatalardan arındırma, geliştirme süreçlerine yardımınızdan ya da desteğinizden memnuniyet duyarız.</text:p>
          </table:table-cell>
          <table:table-cell table:style-name="ce295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06" office:value-type="string">
            <text:p>Kviečiame prisidėti išbandant, tobulinant programą Kinovea.</text:p>
          </table:table-cell>
          <table:table-cell table:style-name="ce315" office:value-type="string">
            <text:p>Du är välkommen att hjälpa till att översätta, </text:p>
            <text:p>testa, felsöka, förbättra eller stöda Kinovea</text:p>
          </table:table-cell>
          <table:table-cell table:style-name="ce321" office:value-type="string">
            <text:p>Du er velkommen til at hjælpe med oversættelser, test, fejlfinding, forbedringer og støtte på anden vis til Kinovea.</text:p>
          </table:table-cell>
          <table:table-cell table:style-name="ce335" office:value-type="string">
            <text:p>Vaše pomoc při překladu, testování, ladění, zlepšování programu Kinovea je vítána.</text:p>
          </table:table-cell>
          <table:table-cell table:style-name="ce342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About_Info4</text:p>
          </table:table-cell>
          <table:table-cell table:style-name="ce144"/>
          <table:table-cell table:style-name="ce153" office:value-type="string">
            <text:p>Translations:</text:p>
          </table:table-cell>
          <table:table-cell table:style-name="ce167" office:value-type="string">
            <text:p>Traductions:</text:p>
          </table:table-cell>
          <table:table-cell table:style-name="ce178" office:value-type="string">
            <text:p>Vertalingen:</text:p>
          </table:table-cell>
          <table:table-cell table:style-name="ce188" office:value-type="string">
            <text:p>Übersetzung:</text:p>
          </table:table-cell>
          <table:table-cell table:style-name="ce223" office:value-type="string">
            <text:p>Traducciones:</text:p>
          </table:table-cell>
          <table:table-cell table:style-name="ce232" office:value-type="string">
            <text:p>Traduções:</text:p>
          </table:table-cell>
          <table:table-cell table:style-name="ce243" office:value-type="string">
            <text:p>Lokalizacja:</text:p>
          </table:table-cell>
          <table:table-cell table:style-name="ce250" office:value-type="string">
            <text:p>Riferimenti:</text:p>
          </table:table-cell>
          <table:table-cell table:style-name="ce255" office:value-type="string">
            <text:p>Localizări:</text:p>
          </table:table-cell>
          <table:table-cell table:style-name="ce262" office:value-type="string">
            <text:p>Käännökset:</text:p>
          </table:table-cell>
          <table:table-cell table:style-name="ce271" office:value-type="string">
            <text:p>Lokalisering :</text:p>
          </table:table-cell>
          <table:table-cell table:style-name="ce278" office:value-type="string">
            <text:p>本地化语言:</text:p>
          </table:table-cell>
          <table:table-cell table:style-name="ce287" office:value-type="string">
            <text:p>Yerelleştirmeler:</text:p>
          </table:table-cell>
          <table:table-cell table:style-name="ce295" office:value-type="string">
            <text:p>Μεταφράσεις:</text:p>
          </table:table-cell>
          <table:table-cell table:style-name="ce306" office:value-type="string">
            <text:p>Vertimai:</text:p>
          </table:table-cell>
          <table:table-cell table:style-name="ce314" office:value-type="string">
            <text:p>Översättningar:</text:p>
          </table:table-cell>
          <table:table-cell table:style-name="ce320" office:value-type="string">
            <text:p>Oversættelse:</text:p>
          </table:table-cell>
          <table:table-cell table:style-name="ce334" office:value-type="string">
            <text:p>Překlady:</text:p>
          </table:table-cell>
          <table:table-cell table:style-name="ce341" office:value-type="string">
            <text:p><text:span text:style-name="T4">번역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5" office:value-type="string">
            <text:p>dlgOpenFile_Filter</text:p>
          </table:table-cell>
          <table:table-cell table:style-name="ce143"/>
          <table:table-cell table:style-name="ce152" office:value-type="string">
            <text:p>All files (*.*)|*.*</text:p>
          </table:table-cell>
          <table:table-cell table:style-name="ce165" office:value-type="string">
            <text:p>Tous les fichiers (*.*)|*.*</text:p>
          </table:table-cell>
          <table:table-cell table:style-name="ce177" office:value-type="string">
            <text:p>Alle bestanden (*.*)|*.*</text:p>
          </table:table-cell>
          <table:table-cell table:style-name="ce182" office:value-type="string">
            <text:p>Alle Dateien (*.*)|*.*</text:p>
          </table:table-cell>
          <table:table-cell table:style-name="ce224" office:value-type="string">
            <text:p>Todos los archivos (*.*)|*.*</text:p>
          </table:table-cell>
          <table:table-cell table:style-name="ce232" office:value-type="string">
            <text:p>Todos os arquivos (*.*)|*.*</text:p>
          </table:table-cell>
          <table:table-cell table:style-name="ce244" office:value-type="string">
            <text:p>Wszystkie pliki (*.*)|*.*</text:p>
          </table:table-cell>
          <table:table-cell table:style-name="ce250" office:value-type="string">
            <text:p>Tutti I files (*.*)|*.*</text:p>
          </table:table-cell>
          <table:table-cell table:style-name="ce255" office:value-type="string">
            <text:p>Toate fişierele (*.*)|*.*</text:p>
          </table:table-cell>
          <table:table-cell table:style-name="ce261" office:value-type="string">
            <text:p>Kaikki tiedostot (*.*)|*.*</text:p>
          </table:table-cell>
          <table:table-cell table:style-name="ce272" office:value-type="string">
            <text:p>Alle filer (*.*)|*.*</text:p>
          </table:table-cell>
          <table:table-cell table:style-name="ce278" office:value-type="string">
            <text:p>所有文件 (*.*)|*.*</text:p>
          </table:table-cell>
          <table:table-cell table:style-name="ce286" office:value-type="string">
            <text:p>Tüm Dosyalar (*.*)|*.*</text:p>
          </table:table-cell>
          <table:table-cell table:style-name="ce294" office:value-type="string">
            <text:p>Όλα τα αρχεία (*.*)|*.*</text:p>
          </table:table-cell>
          <table:table-cell table:style-name="ce306" office:value-type="string">
            <text:p>Visi dokumentai (*.*)|*.*</text:p>
          </table:table-cell>
          <table:table-cell table:style-name="ce314" office:value-type="string">
            <text:p>Alla filer (*.*)|*.*</text:p>
          </table:table-cell>
          <table:table-cell table:style-name="ce320" office:value-type="string">
            <text:p>Alle filtyper (*.*)|*.*</text:p>
          </table:table-cell>
          <table:table-cell table:style-name="ce32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OpenFile_Title</text:p>
          </table:table-cell>
          <table:table-cell table:style-name="ce143"/>
          <table:table-cell table:style-name="ce152" office:value-type="string">
            <text:p>Open Video File</text:p>
          </table:table-cell>
          <table:table-cell table:style-name="ce165" office:value-type="string">
            <text:p>Ouvrir un Fichier Vidéo</text:p>
          </table:table-cell>
          <table:table-cell table:style-name="ce177" office:value-type="string">
            <text:p>Open een video bestand</text:p>
          </table:table-cell>
          <table:table-cell table:style-name="ce182" office:value-type="string">
            <text:p>Videodatei öffnen</text:p>
          </table:table-cell>
          <table:table-cell table:style-name="ce224" office:value-type="string">
            <text:p>Abrir un Video</text:p>
          </table:table-cell>
          <table:table-cell table:style-name="ce232" office:value-type="string">
            <text:p>Abrir arquivo de vídeo</text:p>
          </table:table-cell>
          <table:table-cell table:style-name="ce244" office:value-type="string">
            <text:p>Otwórz plik wideo</text:p>
          </table:table-cell>
          <table:table-cell table:style-name="ce250" office:value-type="string">
            <text:p>Apri File Video</text:p>
          </table:table-cell>
          <table:table-cell table:style-name="ce255" office:value-type="string">
            <text:p>Deschide fişier video</text:p>
          </table:table-cell>
          <table:table-cell table:style-name="ce261" office:value-type="string">
            <text:p>Avaa videotiedosto</text:p>
          </table:table-cell>
          <table:table-cell table:style-name="ce272" office:value-type="string">
            <text:p>Åpne videofil</text:p>
          </table:table-cell>
          <table:table-cell table:style-name="ce278" office:value-type="string">
            <text:p>打开视频文件</text:p>
          </table:table-cell>
          <table:table-cell table:style-name="ce286" office:value-type="string">
            <text:p>Video Dosyasını Aç</text:p>
          </table:table-cell>
          <table:table-cell table:style-name="ce294" office:value-type="string">
            <text:p>Άνοιγμα Αρχείου Video</text:p>
          </table:table-cell>
          <table:table-cell table:style-name="ce304" office:value-type="string">
            <text:p>Atidaryti vaizdo dokumentą</text:p>
          </table:table-cell>
          <table:table-cell table:style-name="ce314" office:value-type="string">
            <text:p>Öppna Video Fil</text:p>
          </table:table-cell>
          <table:table-cell table:style-name="ce320" office:value-type="string">
            <text:p>Aben videofil</text:p>
          </table:table-cell>
          <table:table-cell table:style-name="ce325" office:value-type="string">
            <text:p>Otevřít video soubor</text:p>
          </table:table-cell>
          <table:table-cell table:style-name="ce340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dlgPreferences_btnCapture</text:p>
          </table:table-cell>
          <table:table-cell table:style-name="ce144"/>
          <table:table-cell table:style-name="ce153" office:value-type="string">
            <text:p>Capture</text:p>
          </table:table-cell>
          <table:table-cell table:style-name="ce167" office:value-type="string">
            <text:p>Capture</text:p>
          </table:table-cell>
          <table:table-cell table:style-name="ce178" office:value-type="string">
            <text:p>Opnemen</text:p>
          </table:table-cell>
          <table:table-cell table:style-name="ce189" office:value-type="string">
            <text:p>Aufnahme</text:p>
          </table:table-cell>
          <table:table-cell table:style-name="ce225" office:value-type="string">
            <text:p>Captura</text:p>
          </table:table-cell>
          <table:table-cell table:style-name="ce234" office:value-type="string">
            <text:p>Capturar</text:p>
          </table:table-cell>
          <table:table-cell table:style-name="ce242"/>
          <table:table-cell table:style-name="ce250" office:value-type="string">
            <text:p>Cattura</text:p>
          </table:table-cell>
          <table:table-cell table:style-name="ce255" office:value-type="string">
            <text:p>Captură</text:p>
          </table:table-cell>
          <table:table-cell table:style-name="ce262" office:value-type="string">
            <text:p>Videotallennus</text:p>
          </table:table-cell>
          <table:table-cell table:style-name="ce271"/>
          <table:table-cell table:style-name="ce279"/>
          <table:table-cell table:style-name="ce288" office:value-type="string">
            <text:p>Capture</text:p>
          </table:table-cell>
          <table:table-cell table:style-name="ce296" office:value-type="string">
            <text:p>Αποτύπωση</text:p>
          </table:table-cell>
          <table:table-cell table:style-name="ce307" office:value-type="string">
            <text:p>Įrašymas</text:p>
          </table:table-cell>
          <table:table-cell table:style-name="ce314" office:value-type="string">
            <text:p>Inspelning</text:p>
          </table:table-cell>
          <table:table-cell table:style-name="ce322" office:value-type="string">
            <text:p>Optag</text:p>
          </table:table-cell>
          <table:table-cell table:style-name="ce334" office:value-type="string">
            <text:p>Záznam</text:p>
          </table:table-cell>
          <table:table-cell table:style-name="ce342" office:value-type="string">
            <text:p>캡처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btnDrawings</text:p>
          </table:table-cell>
          <table:table-cell table:style-name="ce144"/>
          <table:table-cell table:style-name="ce153" office:value-type="string">
            <text:p>Drawings</text:p>
          </table:table-cell>
          <table:table-cell table:style-name="ce167" office:value-type="string">
            <text:p>Dessins</text:p>
          </table:table-cell>
          <table:table-cell table:style-name="ce178" office:value-type="string">
            <text:p>Tekeningen</text:p>
          </table:table-cell>
          <table:table-cell table:style-name="ce182" office:value-type="string">
            <text:p>Zeichenelemente</text:p>
          </table:table-cell>
          <table:table-cell table:style-name="ce224" office:value-type="string">
            <text:p>Dibujos</text:p>
          </table:table-cell>
          <table:table-cell table:style-name="ce232" office:value-type="string">
            <text:p>Desenhos</text:p>
          </table:table-cell>
          <table:table-cell table:style-name="ce245"/>
          <table:table-cell table:style-name="ce249" office:value-type="string">
            <text:p>Disegni</text:p>
          </table:table-cell>
          <table:table-cell table:style-name="ce255" office:value-type="string">
            <text:p>Desene</text:p>
          </table:table-cell>
          <table:table-cell table:style-name="ce262" office:value-type="string">
            <text:p>Piirrokset</text:p>
          </table:table-cell>
          <table:table-cell table:style-name="ce271" office:value-type="string">
            <text:p>Tegninger</text:p>
          </table:table-cell>
          <table:table-cell table:style-name="ce278" office:value-type="string">
            <text:p>绘制</text:p>
          </table:table-cell>
          <table:table-cell table:style-name="ce287" office:value-type="string">
            <text:p>Çizimler</text:p>
          </table:table-cell>
          <table:table-cell table:style-name="ce295" office:value-type="string">
            <text:p>Σχέδια</text:p>
          </table:table-cell>
          <table:table-cell table:style-name="ce305" office:value-type="string">
            <text:p>Piešimas</text:p>
          </table:table-cell>
          <table:table-cell table:style-name="ce314" office:value-type="string">
            <text:p>Ritningar</text:p>
          </table:table-cell>
          <table:table-cell table:style-name="ce320" office:value-type="string">
            <text:p>Tegning</text:p>
          </table:table-cell>
          <table:table-cell table:style-name="ce334" office:value-type="string">
            <text:p>Kreslení</text:p>
          </table:table-cell>
          <table:table-cell table:style-name="ce342" office:value-type="string">
            <text:p>그림들</text:p>
          </table:table-cell>
          <table:table-cell table:style-name="ce341" table:number-columns-repeated="1002"/>
          <table:table-cell/>
        </table:table-row>
        <table:table-row table:style-name="ro12">
          <table:table-cell table:style-name="ce135" office:value-type="string">
            <text:p>dlgPreferences_ButtonGeneral</text:p>
          </table:table-cell>
          <table:table-cell table:style-name="ce143"/>
          <table:table-cell table:style-name="ce152" office:value-type="string">
            <text:p>General</text:p>
          </table:table-cell>
          <table:table-cell table:style-name="ce165" office:value-type="string">
            <text:p>Général</text:p>
          </table:table-cell>
          <table:table-cell table:style-name="ce177" office:value-type="string">
            <text:p>Algemeen</text:p>
          </table:table-cell>
          <table:table-cell table:style-name="ce182" office:value-type="string">
            <text:p>Allgemein</text:p>
          </table:table-cell>
          <table:table-cell table:style-name="ce223" office:value-type="string">
            <text:p>General</text:p>
          </table:table-cell>
          <table:table-cell table:style-name="ce232" office:value-type="string">
            <text:p>Geral</text:p>
          </table:table-cell>
          <table:table-cell table:style-name="ce244" office:value-type="string">
            <text:p>Ogólne</text:p>
          </table:table-cell>
          <table:table-cell table:style-name="ce250" office:value-type="string">
            <text:p>Generale</text:p>
          </table:table-cell>
          <table:table-cell table:style-name="ce255" office:value-type="string">
            <text:p>General</text:p>
          </table:table-cell>
          <table:table-cell table:style-name="ce261" office:value-type="string">
            <text:p>Yleinen</text:p>
          </table:table-cell>
          <table:table-cell table:style-name="ce272" office:value-type="string">
            <text:p>Generelt</text:p>
          </table:table-cell>
          <table:table-cell table:style-name="ce278" office:value-type="string">
            <text:p>常规</text:p>
          </table:table-cell>
          <table:table-cell table:style-name="ce286" office:value-type="string">
            <text:p>Genel</text:p>
          </table:table-cell>
          <table:table-cell table:style-name="ce294" office:value-type="string">
            <text:p>Γενικά</text:p>
          </table:table-cell>
          <table:table-cell table:style-name="ce305" office:value-type="string">
            <text:p>Pagrindinis</text:p>
          </table:table-cell>
          <table:table-cell table:style-name="ce314" office:value-type="string">
            <text:p>Allmänt</text:p>
          </table:table-cell>
          <table:table-cell table:style-name="ce320" office:value-type="string">
            <text:p>Generelt</text:p>
          </table:table-cell>
          <table:table-cell table:style-name="ce325" office:value-type="string">
            <text:p>Obecné</text:p>
          </table:table-cell>
          <table:table-cell table:style-name="ce340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Preferences_ButtonPlayAnalyze</text:p>
          </table:table-cell>
          <table:table-cell table:style-name="ce144" office:value-type="string">
            <office:annotation draw:style-name="gr2" draw:text-style-name="P1" svg:width="4.47cm" svg:height="3.415cm" svg:x="12.247cm" svg:y="9.7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54" office:value-type="string">
            <text:p>Playback</text:p>
          </table:table-cell>
          <table:table-cell table:style-name="ce165" office:value-type="string">
            <text:p>Lecture</text:p>
          </table:table-cell>
          <table:table-cell table:style-name="ce178" office:value-type="string">
            <text:p>Afspelen</text:p>
          </table:table-cell>
          <table:table-cell table:style-name="ce182" office:value-type="string">
            <text:p>Wiedergabe</text:p>
          </table:table-cell>
          <table:table-cell table:style-name="ce224" office:value-type="string">
            <text:p>Lectura</text:p>
          </table:table-cell>
          <table:table-cell table:style-name="ce232" office:value-type="string">
            <text:p>Reproduzir</text:p>
          </table:table-cell>
          <table:table-cell table:style-name="ce244" office:value-type="string">
            <text:p>Odtwórz</text:p>
          </table:table-cell>
          <table:table-cell table:style-name="ce250" office:value-type="string">
            <text:p>Riproduzione</text:p>
          </table:table-cell>
          <table:table-cell table:style-name="ce255" office:value-type="string">
            <text:p>Rulează</text:p>
          </table:table-cell>
          <table:table-cell table:style-name="ce261" office:value-type="string">
            <text:p>Näytä</text:p>
          </table:table-cell>
          <table:table-cell table:style-name="ce272" office:value-type="string">
            <text:p>Spill av</text:p>
          </table:table-cell>
          <table:table-cell table:style-name="ce278" office:value-type="string">
            <text:p>播放</text:p>
          </table:table-cell>
          <table:table-cell table:style-name="ce286" office:value-type="string">
            <text:p>İzle</text:p>
          </table:table-cell>
          <table:table-cell table:style-name="ce294" office:value-type="string">
            <text:p>Αναπαραγωγή</text:p>
          </table:table-cell>
          <table:table-cell table:style-name="ce304" office:value-type="string">
            <text:p>Groti</text:p>
          </table:table-cell>
          <table:table-cell table:style-name="ce314" office:value-type="string">
            <text:p>Uppspelning</text:p>
          </table:table-cell>
          <table:table-cell table:style-name="ce320" office:value-type="string">
            <text:p>Afspil</text:p>
          </table:table-cell>
          <table:table-cell table:style-name="ce325" office:value-type="string">
            <text:p>Přehrávání</text:p>
          </table:table-cell>
          <table:table-cell table:style-name="ce340" office:value-type="string">
            <text:p>재생</text:p>
          </table:table-cell>
          <table:table-cell table:number-columns-repeated="1003"/>
        </table:table-row>
        <table:table-row table:style-name="ro23">
          <table:table-cell table:style-name="ce136" office:value-type="string">
            <text:p>dlgPreferences_Capture_lblImageDirectory</text:p>
          </table:table-cell>
          <table:table-cell table:style-name="ce144"/>
          <table:table-cell table:style-name="ce155" office:value-type="string">
            <text:p>Image directory:</text:p>
          </table:table-cell>
          <table:table-cell table:style-name="ce167" office:value-type="string">
            <text:p>Dossier images :</text:p>
          </table:table-cell>
          <table:table-cell table:style-name="ce178" office:value-type="string">
            <text:p>Afbeeldingen map :</text:p>
          </table:table-cell>
          <table:table-cell table:style-name="ce189" office:value-type="string">
            <text:p>Bild Verzeichnis</text:p>
          </table:table-cell>
          <table:table-cell table:style-name="ce225" office:value-type="string">
            <text:p>Carpeta de imágenes :</text:p>
          </table:table-cell>
          <table:table-cell table:style-name="ce234" office:value-type="string">
            <text:p>Pasta de Imagens:</text:p>
          </table:table-cell>
          <table:table-cell table:style-name="ce242"/>
          <table:table-cell table:style-name="ce250" office:value-type="string">
            <text:p>Directory delle immagini:</text:p>
          </table:table-cell>
          <table:table-cell table:style-name="ce255" office:value-type="string">
            <text:p>Director imagini:</text:p>
          </table:table-cell>
          <table:table-cell table:style-name="ce262" office:value-type="string">
            <text:p>Kuvahakemisto :</text:p>
          </table:table-cell>
          <table:table-cell table:style-name="ce271"/>
          <table:table-cell table:style-name="ce279"/>
          <table:table-cell table:style-name="ce288" office:value-type="string">
            <text:p>İmaj klasörü:</text:p>
          </table:table-cell>
          <table:table-cell table:style-name="ce296" office:value-type="string">
            <text:p>Κατεύθυνση προορισμού εικόνας:</text:p>
          </table:table-cell>
          <table:table-cell table:style-name="ce307" office:value-type="string">
            <text:p>Paveikslėlio aplankas:</text:p>
          </table:table-cell>
          <table:table-cell table:style-name="ce314" office:value-type="string">
            <text:p>Bildbibliotek:</text:p>
          </table:table-cell>
          <table:table-cell table:style-name="ce322" office:value-type="string">
            <text:p>Billedkatalog:</text:p>
          </table:table-cell>
          <table:table-cell table:style-name="ce334" office:value-type="string">
            <text:p>Adresář obrazu</text:p>
          </table:table-cell>
          <table:table-cell table:style-name="ce342" office:value-type="string">
            <text:p>그림 디렉토리:</text:p>
          </table:table-cell>
          <table:table-cell table:style-name="ce341" table:number-columns-repeated="1003"/>
        </table:table-row>
        <table:table-row table:style-name="ro23">
          <table:table-cell table:style-name="ce136" office:value-type="string">
            <text:p>dlgPreferences_Capture_lblVideoDirectory</text:p>
          </table:table-cell>
          <table:table-cell table:style-name="ce144"/>
          <table:table-cell table:style-name="ce155" office:value-type="string">
            <text:p>Video directory:</text:p>
          </table:table-cell>
          <table:table-cell table:style-name="ce167" office:value-type="string">
            <text:p>Dossier vidéos :</text:p>
          </table:table-cell>
          <table:table-cell table:style-name="ce178" office:value-type="string">
            <text:p>Videobeelden map :</text:p>
          </table:table-cell>
          <table:table-cell table:style-name="ce189" office:value-type="string">
            <text:p>Video Verzeichnis</text:p>
          </table:table-cell>
          <table:table-cell table:style-name="ce225" office:value-type="string">
            <text:p>Carpeta de videos :</text:p>
          </table:table-cell>
          <table:table-cell table:style-name="ce234" office:value-type="string">
            <text:p>Pasta de Videos:</text:p>
          </table:table-cell>
          <table:table-cell table:style-name="ce242"/>
          <table:table-cell table:style-name="ce250" office:value-type="string">
            <text:p>Directory dei video:</text:p>
          </table:table-cell>
          <table:table-cell table:style-name="ce255" office:value-type="string">
            <text:p>Director video:</text:p>
          </table:table-cell>
          <table:table-cell table:style-name="ce262" office:value-type="string">
            <text:p>Videohakemisto :</text:p>
          </table:table-cell>
          <table:table-cell table:style-name="ce271"/>
          <table:table-cell table:style-name="ce279"/>
          <table:table-cell table:style-name="ce288" office:value-type="string">
            <text:p>Video klasörü:</text:p>
          </table:table-cell>
          <table:table-cell table:style-name="ce296" office:value-type="string">
            <text:p>Κατεύθυνση προορισμού βίντεο:</text:p>
          </table:table-cell>
          <table:table-cell table:style-name="ce307" office:value-type="string">
            <text:p>Vaizdo aplankas:</text:p>
          </table:table-cell>
          <table:table-cell table:style-name="ce314" office:value-type="string">
            <text:p>Videobibliotek:</text:p>
          </table:table-cell>
          <table:table-cell table:style-name="ce322" office:value-type="string">
            <text:p>Videokatalog:</text:p>
          </table:table-cell>
          <table:table-cell table:style-name="ce334" office:value-type="string">
            <text:p>Adresář videa</text:p>
          </table:table-cell>
          <table:table-cell table:style-name="ce341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ImageFormat</text:p>
          </table:table-cell>
          <table:table-cell table:style-name="ce144"/>
          <table:table-cell table:style-name="ce155" office:value-type="string">
            <text:p>Image format:</text:p>
          </table:table-cell>
          <table:table-cell table:style-name="ce167" office:value-type="string">
            <text:p>Format image :</text:p>
          </table:table-cell>
          <table:table-cell table:style-name="ce178" office:value-type="string">
            <text:p>Afbeeldingstype :</text:p>
          </table:table-cell>
          <table:table-cell table:style-name="ce189" office:value-type="string">
            <text:p>Bildformat</text:p>
          </table:table-cell>
          <table:table-cell table:style-name="ce225" office:value-type="string">
            <text:p>Formato de imagen :</text:p>
          </table:table-cell>
          <table:table-cell table:style-name="ce234" office:value-type="string">
            <text:p>Formato da Imagem:</text:p>
          </table:table-cell>
          <table:table-cell table:style-name="ce242"/>
          <table:table-cell table:style-name="ce250" office:value-type="string">
            <text:p>Formato immagine:</text:p>
          </table:table-cell>
          <table:table-cell table:style-name="ce255" office:value-type="string">
            <text:p>Format imagine:</text:p>
          </table:table-cell>
          <table:table-cell table:style-name="ce262" office:value-type="string">
            <text:p>Kuvamuoto :</text:p>
          </table:table-cell>
          <table:table-cell table:style-name="ce271"/>
          <table:table-cell table:style-name="ce279"/>
          <table:table-cell table:style-name="ce288" office:value-type="string">
            <text:p>İmaj formatı:</text:p>
          </table:table-cell>
          <table:table-cell table:style-name="ce296" office:value-type="string">
            <text:p>Μορφή εικονας:</text:p>
          </table:table-cell>
          <table:table-cell table:style-name="ce307" office:value-type="string">
            <text:p>Paveikslėlio formatas:</text:p>
          </table:table-cell>
          <table:table-cell table:style-name="ce314" office:value-type="string">
            <text:p>Bildformat:</text:p>
          </table:table-cell>
          <table:table-cell table:style-name="ce322" office:value-type="string">
            <text:p>Billedformat:</text:p>
          </table:table-cell>
          <table:table-cell table:style-name="ce334" office:value-type="string">
            <text:p>Formát obrazu:</text:p>
          </table:table-cell>
          <table:table-cell table:style-name="ce341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VideoFormat</text:p>
          </table:table-cell>
          <table:table-cell table:style-name="ce144"/>
          <table:table-cell table:style-name="ce155" office:value-type="string">
            <text:p>Video format:</text:p>
          </table:table-cell>
          <table:table-cell table:style-name="ce167" office:value-type="string">
            <text:p>Format vidéo :</text:p>
          </table:table-cell>
          <table:table-cell table:style-name="ce178" office:value-type="string">
            <text:p>Videotype :</text:p>
          </table:table-cell>
          <table:table-cell table:style-name="ce189" office:value-type="string">
            <text:p>Videoformat</text:p>
          </table:table-cell>
          <table:table-cell table:style-name="ce225" office:value-type="string">
            <text:p>Formato de video :</text:p>
          </table:table-cell>
          <table:table-cell table:style-name="ce234" office:value-type="string">
            <text:p>Formato do Video:</text:p>
          </table:table-cell>
          <table:table-cell table:style-name="ce242"/>
          <table:table-cell table:style-name="ce250" office:value-type="string">
            <text:p>Formato video:</text:p>
          </table:table-cell>
          <table:table-cell table:style-name="ce255" office:value-type="string">
            <text:p>Format video:</text:p>
          </table:table-cell>
          <table:table-cell table:style-name="ce262" office:value-type="string">
            <text:p>Videomuoto :</text:p>
          </table:table-cell>
          <table:table-cell table:style-name="ce271"/>
          <table:table-cell table:style-name="ce279"/>
          <table:table-cell table:style-name="ce288" office:value-type="string">
            <text:p>Video formatı:</text:p>
          </table:table-cell>
          <table:table-cell table:style-name="ce296" office:value-type="string">
            <text:p>Μορφή βίντεο:</text:p>
          </table:table-cell>
          <table:table-cell table:style-name="ce307" office:value-type="string">
            <text:p>Vaizdo formatas:</text:p>
          </table:table-cell>
          <table:table-cell table:style-name="ce314" office:value-type="string">
            <text:p>Videoformat:</text:p>
          </table:table-cell>
          <table:table-cell table:style-name="ce322" office:value-type="string">
            <text:p>Videoformat:</text:p>
          </table:table-cell>
          <table:table-cell table:style-name="ce334" office:value-type="string">
            <text:p>Formát videa</text:p>
          </table:table-cell>
          <table:table-cell table:style-name="ce341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tabNaming</text:p>
          </table:table-cell>
          <table:table-cell table:style-name="ce144"/>
          <table:table-cell table:style-name="ce153" office:value-type="string">
            <text:p>File naming</text:p>
          </table:table-cell>
          <table:table-cell table:style-name="ce167" office:value-type="string">
            <text:p>Nommage des fichiers</text:p>
          </table:table-cell>
          <table:table-cell table:style-name="ce179" office:value-type="string">
            <text:p>Bestandsnaam</text:p>
          </table:table-cell>
          <table:table-cell table:style-name="ce190" office:value-type="string">
            <text:p>Dateibenennung</text:p>
          </table:table-cell>
          <table:table-cell table:style-name="ce226" office:value-type="string">
            <text:p>Nombrado de archivos</text:p>
          </table:table-cell>
          <table:table-cell table:style-name="ce234" office:value-type="string">
            <text:p>Nome dos arquivos</text:p>
          </table:table-cell>
          <table:table-cell table:style-name="ce242"/>
          <table:table-cell table:style-name="ce153" office:value-type="string">
            <text:p><text:span text:style-name="T6">Denominazione</text:span> file</text:p>
          </table:table-cell>
          <table:table-cell table:style-name="ce153" office:value-type="string">
            <text:p>Denumire fişiere</text:p>
          </table:table-cell>
          <table:table-cell table:style-name="ce153" office:value-type="string">
            <text:p>Tiedoston nimeäminen</text:p>
          </table:table-cell>
          <table:table-cell table:style-name="ce273"/>
          <table:table-cell table:style-name="ce279"/>
          <table:table-cell table:style-name="ce289" office:value-type="string">
            <text:p>Dosya isimlendirme</text:p>
          </table:table-cell>
          <table:table-cell table:style-name="ce297" office:value-type="string">
            <text:p>Ονοματοδοσία αρχείου</text:p>
          </table:table-cell>
          <table:table-cell table:style-name="ce307" office:value-type="string">
            <text:p>Failų pavadinimo struktūra</text:p>
          </table:table-cell>
          <table:table-cell table:style-name="ce314" office:value-type="string">
            <text:p>Namnge fil</text:p>
          </table:table-cell>
          <table:table-cell table:style-name="ce322" office:value-type="string">
            <text:p>Navngivning af filer</text:p>
          </table:table-cell>
          <table:table-cell table:style-name="ce334" office:value-type="string">
            <text:p>Pojmenování souboru</text:p>
          </table:table-cell>
          <table:table-cell table:style-name="ce341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41" table:number-columns-repeated="1003"/>
        </table:table-row>
        <table:table-row table:style-name="ro23">
          <table:table-cell table:style-name="ce136" office:value-type="string">
            <text:p>dlgPreferences_Capture_rbFreeText</text:p>
          </table:table-cell>
          <table:table-cell table:style-name="ce144"/>
          <table:table-cell table:style-name="ce153" office:value-type="string">
            <text:p>Free text with automatic counter</text:p>
          </table:table-cell>
          <table:table-cell table:style-name="ce167" office:value-type="string">
            <text:p>Texte libre avec compteur automatique</text:p>
          </table:table-cell>
          <table:table-cell table:style-name="ce179" office:value-type="string">
            <text:p>Vrije tekst met automatische teller</text:p>
          </table:table-cell>
          <table:table-cell table:style-name="ce190" office:value-type="string">
            <text:p>Freier Text mit automatischer Zählung</text:p>
          </table:table-cell>
          <table:table-cell table:style-name="ce226" office:value-type="string">
            <text:p>Texto libre con contador automático</text:p>
          </table:table-cell>
          <table:table-cell table:style-name="ce234" office:value-type="string">
            <text:p>Texto livre com contador automático</text:p>
          </table:table-cell>
          <table:table-cell table:style-name="ce242"/>
          <table:table-cell table:style-name="ce153" office:value-type="string">
            <text:p>Testo libero con contatore automatico</text:p>
          </table:table-cell>
          <table:table-cell table:style-name="ce153" office:value-type="string">
            <text:p>Text autonom cu contor automat</text:p>
          </table:table-cell>
          <table:table-cell table:style-name="ce153" office:value-type="string">
            <text:p>Vapaa teksti automaattisella numeroinnilla</text:p>
          </table:table-cell>
          <table:table-cell table:style-name="ce273"/>
          <table:table-cell table:style-name="ce279"/>
          <table:table-cell table:style-name="ce289" office:value-type="string">
            <text:p>Otomatik sayaçlı boş metin</text:p>
          </table:table-cell>
          <table:table-cell table:style-name="ce297" office:value-type="string">
            <text:p>Ελεύθερο κείμενο με αυτόματο μετρητή</text:p>
          </table:table-cell>
          <table:table-cell table:style-name="ce307" office:value-type="string">
            <text:p>Laisvas tekstas su automatiniu skaitikliu</text:p>
          </table:table-cell>
          <table:table-cell table:style-name="ce314" office:value-type="string">
            <text:p>Fri text med automatisk räknare</text:p>
          </table:table-cell>
          <table:table-cell table:style-name="ce322" office:value-type="string">
            <text:p>Fritekst med autonummerering</text:p>
          </table:table-cell>
          <table:table-cell table:style-name="ce334" office:value-type="string">
            <text:p>Text s automatickým počitadlem</text:p>
          </table:table-cell>
          <table:table-cell table:style-name="ce341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rbPattern</text:p>
          </table:table-cell>
          <table:table-cell table:style-name="ce144"/>
          <table:table-cell table:style-name="ce153" office:value-type="string">
            <text:p>Naming pattern</text:p>
          </table:table-cell>
          <table:table-cell table:style-name="ce167" office:value-type="string">
            <text:p>Modèle de nommage</text:p>
          </table:table-cell>
          <table:table-cell table:style-name="ce179" office:value-type="string">
            <text:p>Vormgeving naam</text:p>
          </table:table-cell>
          <table:table-cell table:style-name="ce190" office:value-type="string">
            <text:p>Muster für Namensgebung</text:p>
          </table:table-cell>
          <table:table-cell table:style-name="ce226" office:value-type="string">
            <text:p>Modelo de nomenclatura</text:p>
          </table:table-cell>
          <table:table-cell table:style-name="ce234" office:value-type="string">
            <text:p>Padrão de nomeação</text:p>
          </table:table-cell>
          <table:table-cell table:style-name="ce242"/>
          <table:table-cell table:style-name="ce153" office:value-type="string">
            <text:p>Esempio di denominazione</text:p>
          </table:table-cell>
          <table:table-cell table:style-name="ce153" office:value-type="string">
            <text:p>Model de denumire</text:p>
          </table:table-cell>
          <table:table-cell table:style-name="ce153" office:value-type="string">
            <text:p>Nimeämisasetukset</text:p>
          </table:table-cell>
          <table:table-cell table:style-name="ce273"/>
          <table:table-cell table:style-name="ce279"/>
          <table:table-cell table:style-name="ce289" office:value-type="string">
            <text:p>İsimlendirme şablonu</text:p>
          </table:table-cell>
          <table:table-cell table:style-name="ce297" office:value-type="string">
            <text:p>Σχέδιο ονοματοδοσίας</text:p>
          </table:table-cell>
          <table:table-cell table:style-name="ce307" office:value-type="string">
            <text:p>Pavadinimų sistema</text:p>
          </table:table-cell>
          <table:table-cell table:style-name="ce314" office:value-type="string">
            <text:p>Namngivningsmönster</text:p>
          </table:table-cell>
          <table:table-cell table:style-name="ce322" office:value-type="string">
            <text:p>Navngivningsmønster</text:p>
          </table:table-cell>
          <table:table-cell table:style-name="ce334" office:value-type="string">
            <text:p>Pojmenování vzorku</text:p>
          </table:table-cell>
          <table:table-cell table:style-name="ce341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Year</text:p>
          </table:table-cell>
          <table:table-cell table:style-name="ce144"/>
          <table:table-cell table:style-name="ce153" office:value-type="string">
            <text:p>Year</text:p>
          </table:table-cell>
          <table:table-cell table:style-name="ce167" office:value-type="string">
            <text:p>Année</text:p>
          </table:table-cell>
          <table:table-cell table:style-name="ce179" office:value-type="string">
            <text:p>Jaar</text:p>
          </table:table-cell>
          <table:table-cell table:style-name="ce190" office:value-type="string">
            <text:p>Jahr</text:p>
          </table:table-cell>
          <table:table-cell table:style-name="ce226" office:value-type="string">
            <text:p>Año</text:p>
          </table:table-cell>
          <table:table-cell table:style-name="ce234" office:value-type="string">
            <text:p>Ano</text:p>
          </table:table-cell>
          <table:table-cell table:style-name="ce242"/>
          <table:table-cell table:style-name="ce153" office:value-type="string">
            <text:p>Anno</text:p>
          </table:table-cell>
          <table:table-cell table:style-name="ce153" office:value-type="string">
            <text:p>Anul</text:p>
          </table:table-cell>
          <table:table-cell table:style-name="ce153" office:value-type="string">
            <text:p>Vuosi</text:p>
          </table:table-cell>
          <table:table-cell table:style-name="ce273"/>
          <table:table-cell table:style-name="ce279"/>
          <table:table-cell table:style-name="ce289" office:value-type="string">
            <text:p>Yıl</text:p>
          </table:table-cell>
          <table:table-cell table:style-name="ce297" office:value-type="string">
            <text:p>Έτος</text:p>
          </table:table-cell>
          <table:table-cell table:style-name="ce307" office:value-type="string">
            <text:p>Metai</text:p>
          </table:table-cell>
          <table:table-cell table:style-name="ce314" office:value-type="string">
            <text:p>År</text:p>
          </table:table-cell>
          <table:table-cell table:style-name="ce322" office:value-type="string">
            <text:p>År</text:p>
          </table:table-cell>
          <table:table-cell table:style-name="ce334" office:value-type="string">
            <text:p>Rok</text:p>
          </table:table-cell>
          <table:table-cell table:style-name="ce342" office:value-type="string">
            <text:p>연도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Month</text:p>
          </table:table-cell>
          <table:table-cell table:style-name="ce144"/>
          <table:table-cell table:style-name="ce153" office:value-type="string">
            <text:p>Month</text:p>
          </table:table-cell>
          <table:table-cell table:style-name="ce167" office:value-type="string">
            <text:p>Mois</text:p>
          </table:table-cell>
          <table:table-cell table:style-name="ce179" office:value-type="string">
            <text:p>Maand</text:p>
          </table:table-cell>
          <table:table-cell table:style-name="ce190" office:value-type="string">
            <text:p>Monat</text:p>
          </table:table-cell>
          <table:table-cell table:style-name="ce226" office:value-type="string">
            <text:p>Mes</text:p>
          </table:table-cell>
          <table:table-cell table:style-name="ce234" office:value-type="string">
            <text:p>Mês</text:p>
          </table:table-cell>
          <table:table-cell table:style-name="ce242"/>
          <table:table-cell table:style-name="ce153" office:value-type="string">
            <text:p>Mese</text:p>
          </table:table-cell>
          <table:table-cell table:style-name="ce153" office:value-type="string">
            <text:p>Luna</text:p>
          </table:table-cell>
          <table:table-cell table:style-name="ce153" office:value-type="string">
            <text:p>Kuukausi</text:p>
          </table:table-cell>
          <table:table-cell table:style-name="ce273"/>
          <table:table-cell table:style-name="ce279"/>
          <table:table-cell table:style-name="ce289" office:value-type="string">
            <text:p>Ay</text:p>
          </table:table-cell>
          <table:table-cell table:style-name="ce297" office:value-type="string">
            <text:p>Μήνας</text:p>
          </table:table-cell>
          <table:table-cell table:style-name="ce307" office:value-type="string">
            <text:p>Mėnuo</text:p>
          </table:table-cell>
          <table:table-cell table:style-name="ce314" office:value-type="string">
            <text:p>Månad</text:p>
          </table:table-cell>
          <table:table-cell table:style-name="ce322" office:value-type="string">
            <text:p>Måned</text:p>
          </table:table-cell>
          <table:table-cell table:style-name="ce334" office:value-type="string">
            <text:p>Měsíc</text:p>
          </table:table-cell>
          <table:table-cell table:style-name="ce342" office:value-type="string">
            <text:p>월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Day</text:p>
          </table:table-cell>
          <table:table-cell table:style-name="ce144"/>
          <table:table-cell table:style-name="ce153" office:value-type="string">
            <text:p>Day</text:p>
          </table:table-cell>
          <table:table-cell table:style-name="ce167" office:value-type="string">
            <text:p>Jour</text:p>
          </table:table-cell>
          <table:table-cell table:style-name="ce179" office:value-type="string">
            <text:p>Dag</text:p>
          </table:table-cell>
          <table:table-cell table:style-name="ce190" office:value-type="string">
            <text:p>Tag</text:p>
          </table:table-cell>
          <table:table-cell table:style-name="ce226" office:value-type="string">
            <text:p>Día</text:p>
          </table:table-cell>
          <table:table-cell table:style-name="ce234" office:value-type="string">
            <text:p>Dia</text:p>
          </table:table-cell>
          <table:table-cell table:style-name="ce242"/>
          <table:table-cell table:style-name="ce153" office:value-type="string">
            <text:p>Giorno</text:p>
          </table:table-cell>
          <table:table-cell table:style-name="ce153" office:value-type="string">
            <text:p>Ziua</text:p>
          </table:table-cell>
          <table:table-cell table:style-name="ce153" office:value-type="string">
            <text:p>Päivä</text:p>
          </table:table-cell>
          <table:table-cell table:style-name="ce273"/>
          <table:table-cell table:style-name="ce279"/>
          <table:table-cell table:style-name="ce289" office:value-type="string">
            <text:p>Gün</text:p>
          </table:table-cell>
          <table:table-cell table:style-name="ce297" office:value-type="string">
            <text:p>Ημέρα</text:p>
          </table:table-cell>
          <table:table-cell table:style-name="ce307" office:value-type="string">
            <text:p>Diena</text:p>
          </table:table-cell>
          <table:table-cell table:style-name="ce314" office:value-type="string">
            <text:p>Dag</text:p>
          </table:table-cell>
          <table:table-cell table:style-name="ce322" office:value-type="string">
            <text:p>Dag</text:p>
          </table:table-cell>
          <table:table-cell table:style-name="ce334" office:value-type="string">
            <text:p>Den</text:p>
          </table:table-cell>
          <table:table-cell table:style-name="ce342" office:value-type="string">
            <text:p>일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Hour</text:p>
          </table:table-cell>
          <table:table-cell table:style-name="ce144"/>
          <table:table-cell table:style-name="ce153" office:value-type="string">
            <text:p>Hour</text:p>
          </table:table-cell>
          <table:table-cell table:style-name="ce167" office:value-type="string">
            <text:p>Heure</text:p>
          </table:table-cell>
          <table:table-cell table:style-name="ce179" office:value-type="string">
            <text:p>Uur</text:p>
          </table:table-cell>
          <table:table-cell table:style-name="ce190" office:value-type="string">
            <text:p>Stunde</text:p>
          </table:table-cell>
          <table:table-cell table:style-name="ce226" office:value-type="string">
            <text:p>Horas</text:p>
          </table:table-cell>
          <table:table-cell table:style-name="ce234" office:value-type="string">
            <text:p>Hora</text:p>
          </table:table-cell>
          <table:table-cell table:style-name="ce242"/>
          <table:table-cell table:number-columns-repeated="2" table:style-name="ce153" office:value-type="string">
            <text:p>Ora</text:p>
          </table:table-cell>
          <table:table-cell table:style-name="ce153" office:value-type="string">
            <text:p>Tunti</text:p>
          </table:table-cell>
          <table:table-cell table:style-name="ce273"/>
          <table:table-cell table:style-name="ce279"/>
          <table:table-cell table:style-name="ce289" office:value-type="string">
            <text:p>Saat</text:p>
          </table:table-cell>
          <table:table-cell table:style-name="ce297" office:value-type="string">
            <text:p>Ώρα</text:p>
          </table:table-cell>
          <table:table-cell table:style-name="ce307" office:value-type="string">
            <text:p>Valanda</text:p>
          </table:table-cell>
          <table:table-cell table:style-name="ce314" office:value-type="string">
            <text:p>Timme</text:p>
          </table:table-cell>
          <table:table-cell table:style-name="ce322" office:value-type="string">
            <text:p>Time</text:p>
          </table:table-cell>
          <table:table-cell table:style-name="ce334" office:value-type="string">
            <text:p>Hodina</text:p>
          </table:table-cell>
          <table:table-cell table:style-name="ce342" office:value-type="string">
            <text:p>시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Minute</text:p>
          </table:table-cell>
          <table:table-cell table:style-name="ce144"/>
          <table:table-cell table:style-name="ce153" office:value-type="string">
            <text:p>Minute</text:p>
          </table:table-cell>
          <table:table-cell table:style-name="ce167" office:value-type="string">
            <text:p>Minute</text:p>
          </table:table-cell>
          <table:table-cell table:style-name="ce179" office:value-type="string">
            <text:p>Minuut</text:p>
          </table:table-cell>
          <table:table-cell table:style-name="ce190" office:value-type="string">
            <text:p>Minute</text:p>
          </table:table-cell>
          <table:table-cell table:style-name="ce226" office:value-type="string">
            <text:p>Minutos</text:p>
          </table:table-cell>
          <table:table-cell table:style-name="ce234" office:value-type="string">
            <text:p>Minuto</text:p>
          </table:table-cell>
          <table:table-cell table:style-name="ce242"/>
          <table:table-cell table:style-name="ce153" office:value-type="string">
            <text:p>Minuto</text:p>
          </table:table-cell>
          <table:table-cell table:style-name="ce153" office:value-type="string">
            <text:p>Minutul</text:p>
          </table:table-cell>
          <table:table-cell table:style-name="ce153" office:value-type="string">
            <text:p>Minuutti</text:p>
          </table:table-cell>
          <table:table-cell table:style-name="ce273"/>
          <table:table-cell table:style-name="ce279"/>
          <table:table-cell table:style-name="ce289" office:value-type="string">
            <text:p>Dakika</text:p>
          </table:table-cell>
          <table:table-cell table:style-name="ce297" office:value-type="string">
            <text:p>Λεπτό</text:p>
          </table:table-cell>
          <table:table-cell table:style-name="ce307" office:value-type="string">
            <text:p>Minutė</text:p>
          </table:table-cell>
          <table:table-cell table:style-name="ce314" office:value-type="string">
            <text:p>Minuter</text:p>
          </table:table-cell>
          <table:table-cell table:style-name="ce322" office:value-type="string">
            <text:p>Minut</text:p>
          </table:table-cell>
          <table:table-cell table:style-name="ce334" office:value-type="string">
            <text:p>Minuta</text:p>
          </table:table-cell>
          <table:table-cell table:style-name="ce342" office:value-type="string">
            <text:p>분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Second</text:p>
          </table:table-cell>
          <table:table-cell table:style-name="ce144"/>
          <table:table-cell table:style-name="ce153" office:value-type="string">
            <text:p>Second</text:p>
          </table:table-cell>
          <table:table-cell table:style-name="ce167" office:value-type="string">
            <text:p>Seconde</text:p>
          </table:table-cell>
          <table:table-cell table:style-name="ce179" office:value-type="string">
            <text:p>Seconde</text:p>
          </table:table-cell>
          <table:table-cell table:style-name="ce190" office:value-type="string">
            <text:p>Sekunde</text:p>
          </table:table-cell>
          <table:table-cell table:style-name="ce226" office:value-type="string">
            <text:p>Segundo</text:p>
          </table:table-cell>
          <table:table-cell table:style-name="ce234" office:value-type="string">
            <text:p>Segundo</text:p>
          </table:table-cell>
          <table:table-cell table:style-name="ce242"/>
          <table:table-cell table:style-name="ce153" office:value-type="string">
            <text:p>Secondo</text:p>
          </table:table-cell>
          <table:table-cell table:style-name="ce153" office:value-type="string">
            <text:p>Secunda</text:p>
          </table:table-cell>
          <table:table-cell table:style-name="ce153" office:value-type="string">
            <text:p>Sekunti</text:p>
          </table:table-cell>
          <table:table-cell table:style-name="ce273"/>
          <table:table-cell table:style-name="ce279"/>
          <table:table-cell table:style-name="ce289" office:value-type="string">
            <text:p>Saniye</text:p>
          </table:table-cell>
          <table:table-cell table:style-name="ce297" office:value-type="string">
            <text:p>Δευτερόλεπτο</text:p>
          </table:table-cell>
          <table:table-cell table:style-name="ce307" office:value-type="string">
            <text:p>Sekundė</text:p>
          </table:table-cell>
          <table:table-cell table:style-name="ce314" office:value-type="string">
            <text:p>Sekunder</text:p>
          </table:table-cell>
          <table:table-cell table:style-name="ce322" office:value-type="string">
            <text:p>Sekund</text:p>
          </table:table-cell>
          <table:table-cell table:style-name="ce334" office:value-type="string">
            <text:p>Sekunda</text:p>
          </table:table-cell>
          <table:table-cell table:style-name="ce342" office:value-type="string">
            <text:p>초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lblCounter</text:p>
          </table:table-cell>
          <table:table-cell table:style-name="ce144"/>
          <table:table-cell table:style-name="ce153" office:value-type="string">
            <text:p>Counter</text:p>
          </table:table-cell>
          <table:table-cell table:style-name="ce167" office:value-type="string">
            <text:p>Compteur</text:p>
          </table:table-cell>
          <table:table-cell table:style-name="ce179" office:value-type="string">
            <text:p>Teller</text:p>
          </table:table-cell>
          <table:table-cell table:style-name="ce190" office:value-type="string">
            <text:p>Zähler</text:p>
          </table:table-cell>
          <table:table-cell table:style-name="ce226" office:value-type="string">
            <text:p>Contador</text:p>
          </table:table-cell>
          <table:table-cell table:style-name="ce234" office:value-type="string">
            <text:p>Contador</text:p>
          </table:table-cell>
          <table:table-cell table:style-name="ce242"/>
          <table:table-cell table:style-name="ce153" office:value-type="string">
            <text:p>Contatore</text:p>
          </table:table-cell>
          <table:table-cell table:style-name="ce153" office:value-type="string">
            <text:p>Contor</text:p>
          </table:table-cell>
          <table:table-cell table:style-name="ce153" office:value-type="string">
            <text:p>Laskuri</text:p>
          </table:table-cell>
          <table:table-cell table:style-name="ce273"/>
          <table:table-cell table:style-name="ce279"/>
          <table:table-cell table:style-name="ce289" office:value-type="string">
            <text:p>Sayaç</text:p>
          </table:table-cell>
          <table:table-cell table:style-name="ce297" office:value-type="string">
            <text:p>Μετρητής</text:p>
          </table:table-cell>
          <table:table-cell table:style-name="ce307" office:value-type="string">
            <text:p>Skaitiklis</text:p>
          </table:table-cell>
          <table:table-cell table:style-name="ce314" office:value-type="string">
            <text:p>Räknare</text:p>
          </table:table-cell>
          <table:table-cell table:style-name="ce322" office:value-type="string">
            <text:p>Tæller</text:p>
          </table:table-cell>
          <table:table-cell table:style-name="ce334" office:value-type="string">
            <text:p>Počítadlo</text:p>
          </table:table-cell>
          <table:table-cell table:style-name="ce342" office:value-type="string">
            <text:p>카운터</text:p>
          </table:table-cell>
          <table:table-cell table:style-name="ce341" table:number-columns-repeated="1003"/>
        </table:table-row>
        <table:table-row table:style-name="ro23">
          <table:table-cell table:style-name="ce136" office:value-type="string">
            <text:p>dlgPreferences_Capture_btnResetCounter</text:p>
          </table:table-cell>
          <table:table-cell table:style-name="ce144">
            <office:annotation draw:style-name="gr3" draw:text-style-name="P1" svg:width="4.47cm" svg:height="1.562cm" svg:x="12.247cm" svg:y="18.941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53" office:value-type="string">
            <text:p>Reset counters</text:p>
          </table:table-cell>
          <table:table-cell table:style-name="ce167" office:value-type="string">
            <text:p>Reset des compteurs</text:p>
          </table:table-cell>
          <table:table-cell table:style-name="ce179" office:value-type="string">
            <text:p>Herstart teller</text:p>
          </table:table-cell>
          <table:table-cell table:style-name="ce190" office:value-type="string">
            <text:p>Zähler zurücksetzen</text:p>
          </table:table-cell>
          <table:table-cell table:style-name="ce226" office:value-type="string">
            <text:p>Reiniciar contadores</text:p>
          </table:table-cell>
          <table:table-cell table:style-name="ce234" office:value-type="string">
            <text:p>Resetar contadores</text:p>
          </table:table-cell>
          <table:table-cell table:style-name="ce242"/>
          <table:table-cell table:style-name="ce153" office:value-type="string">
            <text:p>Azzera contatori</text:p>
          </table:table-cell>
          <table:table-cell table:style-name="ce153" office:value-type="string">
            <text:p>Resetare contoare</text:p>
          </table:table-cell>
          <table:table-cell table:style-name="ce153" office:value-type="string">
            <text:p>Laskurin nollaus</text:p>
          </table:table-cell>
          <table:table-cell table:style-name="ce273"/>
          <table:table-cell table:style-name="ce279"/>
          <table:table-cell table:style-name="ce289" office:value-type="string">
            <text:p>Sayaçları sıfırla</text:p>
          </table:table-cell>
          <table:table-cell table:style-name="ce297" office:value-type="string">
            <text:p>Μηδενισμός μετρητών</text:p>
          </table:table-cell>
          <table:table-cell table:style-name="ce307" office:value-type="string">
            <text:p>Išvalyti skaitiklį</text:p>
          </table:table-cell>
          <table:table-cell table:style-name="ce314" office:value-type="string">
            <text:p>Återställning av räknare</text:p>
          </table:table-cell>
          <table:table-cell table:style-name="ce322" office:value-type="string">
            <text:p>Nulstil tællere</text:p>
          </table:table-cell>
          <table:table-cell table:style-name="ce334" office:value-type="string">
            <text:p>Vynulovat počítadlo</text:p>
          </table:table-cell>
          <table:table-cell table:style-name="ce341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Capture_tabMemory</text:p>
          </table:table-cell>
          <table:table-cell table:style-name="ce144"/>
          <table:table-cell table:style-name="ce153" office:value-type="string">
            <text:p>Memory</text:p>
          </table:table-cell>
          <table:table-cell table:style-name="ce167" office:value-type="string">
            <text:p>Mémoire</text:p>
          </table:table-cell>
          <table:table-cell table:style-name="ce179" office:value-type="string">
            <text:p>Geheugen</text:p>
          </table:table-cell>
          <table:table-cell table:style-name="ce190" office:value-type="string">
            <text:p>Speicher</text:p>
          </table:table-cell>
          <table:table-cell table:style-name="ce226" office:value-type="string">
            <text:p>Memoria</text:p>
          </table:table-cell>
          <table:table-cell table:style-name="ce234" office:value-type="string">
            <text:p>Memória</text:p>
          </table:table-cell>
          <table:table-cell table:style-name="ce242"/>
          <table:table-cell table:style-name="ce153" office:value-type="string">
            <text:p>Memoria</text:p>
          </table:table-cell>
          <table:table-cell table:style-name="ce153" office:value-type="string">
            <text:p>Memorie</text:p>
          </table:table-cell>
          <table:table-cell table:style-name="ce153" office:value-type="string">
            <text:p>Muisti</text:p>
          </table:table-cell>
          <table:table-cell table:style-name="ce273"/>
          <table:table-cell table:style-name="ce279"/>
          <table:table-cell table:style-name="ce289" office:value-type="string">
            <text:p>Bellek</text:p>
          </table:table-cell>
          <table:table-cell table:style-name="ce297" office:value-type="string">
            <text:p>Μνήμη</text:p>
          </table:table-cell>
          <table:table-cell table:style-name="ce307" office:value-type="string">
            <text:p>Atmintis</text:p>
          </table:table-cell>
          <table:table-cell table:style-name="ce314" office:value-type="string">
            <text:p>Minne</text:p>
          </table:table-cell>
          <table:table-cell table:style-name="ce322" office:value-type="string">
            <text:p>Hukommelse</text:p>
          </table:table-cell>
          <table:table-cell table:style-name="ce334" office:value-type="string">
            <text:p>Paměť</text:p>
          </table:table-cell>
          <table:table-cell table:style-name="ce342" office:value-type="string">
            <text:p>메모리</text:p>
          </table:table-cell>
          <table:table-cell table:style-name="ce341" table:number-columns-repeated="1003"/>
        </table:table-row>
        <table:table-row table:style-name="ro23">
          <table:table-cell table:style-name="ce136" office:value-type="string">
            <text:p>dlgPreferences_Capture_lblMemoryBuffer</text:p>
          </table:table-cell>
          <table:table-cell table:style-name="ce144"/>
          <table:table-cell table:style-name="ce153" office:value-type="string">
            <text:p>Memory allocated for capture buffers: {0} MB.</text:p>
          </table:table-cell>
          <table:table-cell table:style-name="ce167" office:value-type="string">
            <text:p>Mémoire allouée pour la mémoire tampon : {0} Mo.</text:p>
          </table:table-cell>
          <table:table-cell table:style-name="ce179" office:value-type="string">
            <text:p>Toegewezen geheugen voor buffering van opname: {0} MB.</text:p>
          </table:table-cell>
          <table:table-cell table:style-name="ce191" office:value-type="string">
            <text:p>Pufferspeicher für Aufnahme: {0} MB.</text:p>
          </table:table-cell>
          <table:table-cell table:style-name="ce226" office:value-type="string">
            <text:p>Memoria asignada al buffer : {0} MB.</text:p>
          </table:table-cell>
          <table:table-cell table:style-name="ce191" office:value-type="string">
            <text:p>Memória usada para captura de buffers: {0} MB.</text:p>
          </table:table-cell>
          <table:table-cell table:style-name="ce242"/>
          <table:table-cell table:style-name="ce153" office:value-type="string">
            <text:p>Memoria allocata per buffer di cattura: {0} MB.</text:p>
          </table:table-cell>
          <table:table-cell table:style-name="ce153" office:value-type="string">
            <text:p>Memorie alocată bufferelor de captură: {0} MB.</text:p>
          </table:table-cell>
          <table:table-cell table:style-name="ce153" office:value-type="string">
            <text:p>Tallennukseen varattu muistimäärä : {0} Mb.</text:p>
          </table:table-cell>
          <table:table-cell table:style-name="ce273"/>
          <table:table-cell table:style-name="ce279"/>
          <table:table-cell table:style-name="ce289" office:value-type="string">
            <text:p>Capture tamponu için ayrılmış bellek: {0} MB.</text:p>
          </table:table-cell>
          <table:table-cell table:style-name="ce297" office:value-type="string">
            <text:p>Προσδιορισμένη ενδιάμεση μνήμη αποτύπωσης: {0} MB.</text:p>
          </table:table-cell>
          <table:table-cell table:style-name="ce308" office:value-type="string">
            <text:p>Užimta atminties įrašymo buferiui: {0} MB.</text:p>
          </table:table-cell>
          <table:table-cell table:style-name="ce314" office:value-type="string">
            <text:p>Minne som tilldelats upptagen buffer: {0} MB.</text:p>
          </table:table-cell>
          <table:table-cell table:style-name="ce322" office:value-type="string">
            <text:p>Hukommelsesallokering til optagebuffer: {0} MB.</text:p>
          </table:table-cell>
          <table:table-cell table:style-name="ce334" office:value-type="string">
            <text:p>Alokovaná paměť pro záznam: {0} MB</text:p>
          </table:table-cell>
          <table:table-cell table:style-name="ce341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41" table:number-columns-repeated="1003"/>
        </table:table-row>
        <table:table-row table:style-name="ro12">
          <table:table-cell table:style-name="ce135" office:value-type="string">
            <text:p>dlgPreferences_chkAlwaysVisible</text:p>
          </table:table-cell>
          <table:table-cell table:style-name="ce143"/>
          <table:table-cell table:style-name="ce157" office:value-type="string">
            <text:p>Always Visible</text:p>
          </table:table-cell>
          <table:table-cell table:style-name="ce168" office:value-type="string">
            <text:p>Toujours Visible</text:p>
          </table:table-cell>
          <table:table-cell table:style-name="ce182" office:value-type="string">
            <text:p>Altijd zichtbaar</text:p>
          </table:table-cell>
          <table:table-cell table:style-name="ce192" office:value-type="string">
            <text:p>immer sichtbar</text:p>
          </table:table-cell>
          <table:table-cell table:style-name="ce223" office:value-type="string">
            <text:p>Siempre Visible</text:p>
          </table:table-cell>
          <table:table-cell table:style-name="ce232" office:value-type="string">
            <text:p>Sempre Visível</text:p>
          </table:table-cell>
          <table:table-cell table:style-name="ce245"/>
          <table:table-cell table:style-name="ce251" office:value-type="string">
            <text:p>Sempre Visibile</text:p>
          </table:table-cell>
          <table:table-cell table:style-name="ce256" office:value-type="string">
            <text:p>Întotdeauna vizibil</text:p>
          </table:table-cell>
          <table:table-cell table:style-name="ce263" office:value-type="string">
            <text:p>Aina näkyvillä</text:p>
          </table:table-cell>
          <table:table-cell table:style-name="ce271" office:value-type="string">
            <text:p>Alltid synlig</text:p>
          </table:table-cell>
          <table:table-cell table:style-name="ce280" office:value-type="string">
            <text:p>一直可见</text:p>
          </table:table-cell>
          <table:table-cell table:style-name="ce287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305" office:value-type="string">
            <text:p>Visą laiką rodyti</text:p>
          </table:table-cell>
          <table:table-cell table:style-name="ce315" office:value-type="string">
            <text:p>Alltid synlig</text:p>
          </table:table-cell>
          <table:table-cell table:style-name="ce323" office:value-type="string">
            <text:p>Altid synlig</text:p>
          </table:table-cell>
          <table:table-cell table:style-name="ce336" office:value-type="string">
            <text:p>Vždy viditelné</text:p>
          </table:table-cell>
          <table:table-cell table:style-name="ce343" office:value-type="string">
            <text:p>항상 보임</text:p>
          </table:table-cell>
          <table:table-cell table:number-columns-repeated="1003"/>
        </table:table-row>
        <table:table-row table:style-name="ro24">
          <table:table-cell table:style-name="ce136" office:value-type="string">
            <text:p>dlgPreferences_chkDrawOnPlay</text:p>
          </table:table-cell>
          <table:table-cell table:style-name="ce144"/>
          <table:table-cell table:style-name="ce153" office:value-type="string">
            <text:p>Show drawings when video is playing</text:p>
          </table:table-cell>
          <table:table-cell table:style-name="ce167" office:value-type="string">
            <text:p>Montrer les dessins pendant la lecture vidéo</text:p>
          </table:table-cell>
          <table:table-cell table:style-name="ce178" office:value-type="string">
            <text:p>Toon tekening als de video speelt</text:p>
          </table:table-cell>
          <table:table-cell table:style-name="ce182" office:value-type="string">
            <text:p>Zeige Zeichenelemente bei Wiedergabe</text:p>
          </table:table-cell>
          <table:table-cell table:style-name="ce224" office:value-type="string">
            <text:p>Mostrar los dibujos durante la reproducción del vídeo</text:p>
          </table:table-cell>
          <table:table-cell table:style-name="ce233" office:value-type="string">
            <text:p>Mostrar desenhos enquanto o vídeo estiver reproduzindo</text:p>
          </table:table-cell>
          <table:table-cell table:style-name="ce245"/>
          <table:table-cell table:style-name="ce251" office:value-type="string">
            <text:p>Mostra disegni quando riproduce il video</text:p>
          </table:table-cell>
          <table:table-cell table:style-name="ce255" office:value-type="string">
            <text:p>Arată desenele când este rulat fişierul video</text:p>
          </table:table-cell>
          <table:table-cell table:style-name="ce262" office:value-type="string">
            <text:p>Näytä piirrustukset videon aikana</text:p>
          </table:table-cell>
          <table:table-cell table:style-name="ce271" office:value-type="string">
            <text:p>Vis tegninger samtidig meg videoavspilling</text:p>
          </table:table-cell>
          <table:table-cell table:style-name="ce278" office:value-type="string">
            <text:p>当播放视频的时候显示绘制信息</text:p>
          </table:table-cell>
          <table:table-cell table:style-name="ce287" office:value-type="string">
            <text:p>Video oynatılırken çizimleri göster</text:p>
          </table:table-cell>
          <table:table-cell table:style-name="ce295" office:value-type="string">
            <text:p>Απεικόνηση σχεδίων κατά την αναπαραγωγή</text:p>
          </table:table-cell>
          <table:table-cell table:style-name="ce305" office:value-type="string">
            <text:p>Rodyti piešinius rodant vaizdą</text:p>
          </table:table-cell>
          <table:table-cell table:style-name="ce314" office:value-type="string">
            <text:p>Visa ritningar när video spelas</text:p>
          </table:table-cell>
          <table:table-cell table:style-name="ce323" office:value-type="string">
            <text:p>Vis tegning når video kører</text:p>
          </table:table-cell>
          <table:table-cell table:style-name="ce334" office:value-type="string">
            <text:p>Zobrazit nákres při přehrávání videa</text:p>
          </table:table-cell>
          <table:table-cell table:style-name="ce34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341" table:number-columns-repeated="1002"/>
          <table:table-cell/>
        </table:table-row>
        <table:table-row table:style-name="ro12">
          <table:table-cell table:style-name="ce136" office:value-type="string">
            <text:p>dlgPreferences_chkEnablePersistence</text:p>
          </table:table-cell>
          <table:table-cell table:style-name="ce144"/>
          <table:table-cell table:style-name="ce153" office:value-type="string">
            <text:p>Enable persistence</text:p>
          </table:table-cell>
          <table:table-cell table:style-name="ce167" office:value-type="string">
            <text:p>Activer la persistance</text:p>
          </table:table-cell>
          <table:table-cell table:style-name="ce178" office:value-type="string">
            <text:p>Sta Persistentie toe</text:p>
          </table:table-cell>
          <table:table-cell table:style-name="ce192" office:value-type="string">
            <text:p>Nachleuchten aktivieren</text:p>
          </table:table-cell>
          <table:table-cell table:style-name="ce224" office:value-type="string">
            <text:p>Activar persistencia</text:p>
          </table:table-cell>
          <table:table-cell table:style-name="ce232" office:value-type="string">
            <text:p>Habilitar persistência</text:p>
          </table:table-cell>
          <table:table-cell table:style-name="ce245"/>
          <table:table-cell table:style-name="ce249" office:value-type="string">
            <text:p>Attiva la persistenza</text:p>
          </table:table-cell>
          <table:table-cell table:style-name="ce255" office:value-type="string">
            <text:p>Activează persistenţa</text:p>
          </table:table-cell>
          <table:table-cell table:style-name="ce262" office:value-type="string">
            <text:p>Aktivoi pysyvyys</text:p>
          </table:table-cell>
          <table:table-cell table:style-name="ce271" office:value-type="string">
            <text:p>Start likevekt</text:p>
          </table:table-cell>
          <table:table-cell table:style-name="ce278" office:value-type="string">
            <text:p>允许持久性</text:p>
          </table:table-cell>
          <table:table-cell table:style-name="ce287" office:value-type="string">
            <text:p>Kalıcılığı aktive et</text:p>
          </table:table-cell>
          <table:table-cell table:style-name="ce295" office:value-type="string">
            <text:p>Ενεργοποίηση Επιμονής</text:p>
          </table:table-cell>
          <table:table-cell table:style-name="ce305" office:value-type="string">
            <text:p>Įjungti išlaikymą</text:p>
          </table:table-cell>
          <table:table-cell table:style-name="ce314" office:value-type="string">
            <text:p>Aktivera synlighet</text:p>
          </table:table-cell>
          <table:table-cell table:style-name="ce323" office:value-type="string">
            <text:p>Aktiver vedholdenhed</text:p>
          </table:table-cell>
          <table:table-cell table:style-name="ce334" office:value-type="string">
            <text:p>Umožnit přetrvání zobrazení</text:p>
          </table:table-cell>
          <table:table-cell table:style-name="ce343" office:value-type="string">
            <text:p>지속 가능하게 함</text:p>
          </table:table-cell>
          <table:table-cell table:style-name="ce341" table:number-columns-repeated="1002"/>
          <table:table-cell/>
        </table:table-row>
        <table:table-row table:style-name="ro25">
          <table:table-cell table:style-name="ce136" office:value-type="string">
            <text:p>dlgPreferences_DeinterlaceByDefault</text:p>
          </table:table-cell>
          <table:table-cell table:style-name="ce144"/>
          <table:table-cell table:style-name="ce153" office:value-type="string">
            <text:p>Always deinterlace when opening a new video.</text:p>
          </table:table-cell>
          <table:table-cell table:style-name="ce167" office:value-type="string">
            <text:p>Toujours désentrelacer à l'ouverture d'une nouvelle vidéo.</text:p>
          </table:table-cell>
          <table:table-cell table:style-name="ce178" office:value-type="string">
            <text:p>Altijd deinterlace toepassen bij het openen van nieuwe video</text:p>
          </table:table-cell>
          <table:table-cell table:style-name="ce192" office:value-type="string">
            <text:p>Beim Öffnen eines neuen Videos Deinterlace verwenden</text:p>
          </table:table-cell>
          <table:table-cell table:style-name="ce224" office:value-type="string">
            <text:p>Siempre desentrelazar al abrir un vídeo nuevo</text:p>
          </table:table-cell>
          <table:table-cell table:style-name="ce232" office:value-type="string">
            <text:p>Sempre desentrelaçar ao abrir um novo vídeo.</text:p>
          </table:table-cell>
          <table:table-cell table:style-name="ce245"/>
          <table:table-cell table:style-name="ce251" office:value-type="string">
            <text:p>Attiva sempre funzione Deinterlaccia quando apre un nuovo video</text:p>
          </table:table-cell>
          <table:table-cell table:style-name="ce255" office:value-type="string">
            <text:p>Ruleaza intotdeauna filtrul deintretesere cand este deschis un nou fisier video</text:p>
          </table:table-cell>
          <table:table-cell table:style-name="ce262" office:value-type="string">
            <text:p>Poista aina kuvien limitykset avattaessa uusi video.</text:p>
          </table:table-cell>
          <table:table-cell table:style-name="ce271" office:value-type="string">
            <text:p>Alltid deinterlace ved åpning av ny video</text:p>
          </table:table-cell>
          <table:table-cell table:style-name="ce278" office:value-type="string">
            <text:p>当打开一个新视频的时候使用反交错.</text:p>
          </table:table-cell>
          <table:table-cell table:style-name="ce287" office:value-type="string">
            <text:p>Yeni bir video açarken her zaman deinterlace et</text:p>
          </table:table-cell>
          <table:table-cell table:style-name="ce295" office:value-type="string">
            <text:p>Απόπλεξη πάντα όταν ανοίγει ένα νέο video</text:p>
          </table:table-cell>
          <table:table-cell table:style-name="ce305" office:value-type="string">
            <text:p>Deinterlace filtro naudojimas.</text:p>
          </table:table-cell>
          <table:table-cell table:style-name="ce314" office:value-type="string">
            <text:p>Utför alltid uppflätning när ny video hämtas.</text:p>
          </table:table-cell>
          <table:table-cell table:style-name="ce323" office:value-type="string">
            <text:p>Altid deinterlace når ny video åbnes.</text:p>
          </table:table-cell>
          <table:table-cell table:style-name="ce334" office:value-type="string">
            <text:p>Při otevření nového souboru vždy použít deinterlace.</text:p>
          </table:table-cell>
          <table:table-cell table:style-name="ce34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341" table:number-columns-repeated="1003"/>
        </table:table-row>
        <table:table-row table:style-name="ro25">
          <table:table-cell table:style-name="ce138" office:value-type="string">
            <text:p>dlgPreferences_SyncLockSpeeds</text:p>
          </table:table-cell>
          <table:table-cell table:style-name="ce145"/>
          <table:table-cell table:style-name="ce158" office:value-type="string">
            <text:p>Link speed sliders when comparing videos.</text:p>
          </table:table-cell>
          <table:table-cell table:style-name="ce169" office:value-type="string">
            <text:p>Lier les contrôles de vitesse lors de la comparaison de vidéos.</text:p>
          </table:table-cell>
          <table:table-cell table:style-name="ce183"/>
          <table:table-cell table:style-name="ce193"/>
          <table:table-cell table:style-name="ce227"/>
          <table:table-cell table:style-name="ce235"/>
          <table:table-cell table:style-name="ce246"/>
          <table:table-cell table:style-name="ce252"/>
          <table:table-cell table:style-name="ce257"/>
          <table:table-cell table:style-name="ce264"/>
          <table:table-cell table:style-name="ce274"/>
          <table:table-cell table:style-name="ce281"/>
          <table:table-cell table:style-name="ce290"/>
          <table:table-cell table:style-name="ce299"/>
          <table:table-cell table:style-name="ce309"/>
          <table:table-cell table:style-name="ce316"/>
          <table:table-cell table:style-name="ce323"/>
          <table:table-cell table:style-name="ce337"/>
          <table:table-cell table:style-name="ce344" table:number-columns-repeated="1004"/>
        </table:table-row>
        <table:table-row table:style-name="ro12">
          <table:table-cell table:style-name="ce136" office:value-type="string">
            <text:p>dlgPreferences_Format169</text:p>
          </table:table-cell>
          <table:table-cell table:style-name="ce144" office:value-type="string">
            <text:p>also on ScreenManagerLang</text:p>
          </table:table-cell>
          <table:table-cell table:style-name="ce153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178" office:value-type="string">
            <text:p>Forceer 16:9</text:p>
          </table:table-cell>
          <table:table-cell table:style-name="ce192" office:value-type="string">
            <text:p>16:9 erzwingen</text:p>
          </table:table-cell>
          <table:table-cell table:style-name="ce224" office:value-type="string">
            <text:p>Forzar 16:9</text:p>
          </table:table-cell>
          <table:table-cell table:style-name="ce232" office:value-type="string">
            <text:p>Forçar formato 16:9</text:p>
          </table:table-cell>
          <table:table-cell table:style-name="ce245"/>
          <table:table-cell table:style-name="ce249" office:value-type="string">
            <text:p>Applica 16:9</text:p>
          </table:table-cell>
          <table:table-cell table:style-name="ce255" office:value-type="string">
            <text:p>Forteaza format 16:9</text:p>
          </table:table-cell>
          <table:table-cell table:style-name="ce262" office:value-type="string">
            <text:p>Pakota 16:9</text:p>
          </table:table-cell>
          <table:table-cell table:style-name="ce271" office:value-type="string">
            <text:p>Bruk 16:9</text:p>
          </table:table-cell>
          <table:table-cell table:style-name="ce278" office:value-type="string">
            <text:p>强制 16:9</text:p>
          </table:table-cell>
          <table:table-cell table:style-name="ce287" office:value-type="string">
            <text:p>16:9'u Zorla</text:p>
          </table:table-cell>
          <table:table-cell table:style-name="ce295" office:value-type="string">
            <text:p>Εφαρμογή 16:9</text:p>
          </table:table-cell>
          <table:table-cell table:style-name="ce305" office:value-type="string">
            <text:p>Formatas 16:9</text:p>
          </table:table-cell>
          <table:table-cell table:style-name="ce315" office:value-type="string">
            <text:p>Bildförhållande 16:9</text:p>
          </table:table-cell>
          <table:table-cell table:style-name="ce323" office:value-type="string">
            <text:p>Gennemtving 16:9 format</text:p>
          </table:table-cell>
          <table:table-cell table:style-name="ce334" office:value-type="string">
            <text:p>Formát 16:9</text:p>
          </table:table-cell>
          <table:table-cell table:style-name="ce343" office:value-type="string">
            <text:p>16:9로 만듬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Format43</text:p>
          </table:table-cell>
          <table:table-cell table:style-name="ce144" office:value-type="string">
            <text:p>also on ScreenManagerLang</text:p>
          </table:table-cell>
          <table:table-cell table:style-name="ce153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178" office:value-type="string">
            <text:p>Forceer 4:3</text:p>
          </table:table-cell>
          <table:table-cell table:style-name="ce192" office:value-type="string">
            <text:p>4:3 erzwingen</text:p>
          </table:table-cell>
          <table:table-cell table:style-name="ce224" office:value-type="string">
            <text:p>Forzar 4:3</text:p>
          </table:table-cell>
          <table:table-cell table:style-name="ce232" office:value-type="string">
            <text:p>Forçar formato 4:3</text:p>
          </table:table-cell>
          <table:table-cell table:style-name="ce245"/>
          <table:table-cell table:style-name="ce249" office:value-type="string">
            <text:p>Applica 4:3</text:p>
          </table:table-cell>
          <table:table-cell table:style-name="ce255" office:value-type="string">
            <text:p>Forteaza format 4:3</text:p>
          </table:table-cell>
          <table:table-cell table:style-name="ce262" office:value-type="string">
            <text:p>Pakota 4:3</text:p>
          </table:table-cell>
          <table:table-cell table:style-name="ce271" office:value-type="string">
            <text:p>Bruk 4:3</text:p>
          </table:table-cell>
          <table:table-cell table:style-name="ce278" office:value-type="string">
            <text:p>强制 4:3</text:p>
          </table:table-cell>
          <table:table-cell table:style-name="ce287" office:value-type="string">
            <text:p>4:3'ü Zorla</text:p>
          </table:table-cell>
          <table:table-cell table:style-name="ce295" office:value-type="string">
            <text:p>Εφαρμογή 4:3</text:p>
          </table:table-cell>
          <table:table-cell table:style-name="ce305" office:value-type="string">
            <text:p>Formatas 4:3</text:p>
          </table:table-cell>
          <table:table-cell table:style-name="ce315" office:value-type="string">
            <text:p>Bildförhållande 4:3</text:p>
          </table:table-cell>
          <table:table-cell table:style-name="ce323" office:value-type="string">
            <text:p>Gennemtving 4:3 format</text:p>
          </table:table-cell>
          <table:table-cell table:style-name="ce334" office:value-type="string">
            <text:p>Formát 4:3</text:p>
          </table:table-cell>
          <table:table-cell table:style-name="ce34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FormatAuto</text:p>
          </table:table-cell>
          <table:table-cell table:style-name="ce144" office:value-type="string">
            <text:p>also on ScreenManagerLang</text:p>
          </table:table-cell>
          <table:table-cell table:style-name="ce153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178" office:value-type="string">
            <text:p>Automatische Detectie</text:p>
          </table:table-cell>
          <table:table-cell table:style-name="ce192" office:value-type="string">
            <text:p>Automatisch erkennen</text:p>
          </table:table-cell>
          <table:table-cell table:style-name="ce224" office:value-type="string">
            <text:p>Detección automática</text:p>
          </table:table-cell>
          <table:table-cell table:style-name="ce232" office:value-type="string">
            <text:p>Auto Detecção</text:p>
          </table:table-cell>
          <table:table-cell table:style-name="ce245"/>
          <table:table-cell table:style-name="ce249" office:value-type="string">
            <text:p>Rilevazione automatica </text:p>
          </table:table-cell>
          <table:table-cell table:style-name="ce255" office:value-type="string">
            <text:p>Detectie automata</text:p>
          </table:table-cell>
          <table:table-cell table:style-name="ce262" office:value-type="string">
            <text:p>Automaattinen havaitseminen</text:p>
          </table:table-cell>
          <table:table-cell table:style-name="ce271" office:value-type="string">
            <text:p>Automatisk valg</text:p>
          </table:table-cell>
          <table:table-cell table:style-name="ce278" office:value-type="string">
            <text:p>自动识别</text:p>
          </table:table-cell>
          <table:table-cell table:style-name="ce287" office:value-type="string">
            <text:p>Otomatik Bulma</text:p>
          </table:table-cell>
          <table:table-cell table:style-name="ce295" office:value-type="string">
            <text:p>Αυτόματη Ανίχνευση</text:p>
          </table:table-cell>
          <table:table-cell table:style-name="ce305" office:value-type="string">
            <text:p>Automatinis aptikimas</text:p>
          </table:table-cell>
          <table:table-cell table:style-name="ce314" office:value-type="string">
            <text:p>Automatisk igenkänning</text:p>
          </table:table-cell>
          <table:table-cell table:style-name="ce323" office:value-type="string">
            <text:p>Auto detektering</text:p>
          </table:table-cell>
          <table:table-cell table:style-name="ce334" office:value-type="string">
            <text:p>Autodetekce</text:p>
          </table:table-cell>
          <table:table-cell table:style-name="ce343" office:value-type="string">
            <text:p>자동 탐지</text:p>
          </table:table-cell>
          <table:table-cell table:style-name="ce341" table:number-columns-repeated="1003"/>
        </table:table-row>
        <table:table-row table:style-name="ro24">
          <table:table-cell table:style-name="ce135" office:value-type="string">
            <text:p>dlgPreferences_GroupAnalysisMode</text:p>
          </table:table-cell>
          <table:table-cell table:style-name="ce143"/>
          <table:table-cell table:style-name="ce152" office:value-type="string">
            <text:p>Switch To Analysis Mode</text:p>
          </table:table-cell>
          <table:table-cell table:style-name="ce165" office:value-type="string">
            <text:p>Bascule en mode Analyse</text:p>
          </table:table-cell>
          <table:table-cell table:style-name="ce177" office:value-type="string">
            <text:p>Schakel naar Analyse functie</text:p>
          </table:table-cell>
          <table:table-cell table:style-name="ce182" office:value-type="string">
            <text:p>Wechseln zum Analyse-Modus</text:p>
          </table:table-cell>
          <table:table-cell table:style-name="ce223" office:value-type="string">
            <text:p>Cambiar A Modo Análisis</text:p>
          </table:table-cell>
          <table:table-cell table:style-name="ce233" office:value-type="string">
            <text:p>Mudar para o Módulo de Análise</text:p>
          </table:table-cell>
          <table:table-cell table:style-name="ce244" office:value-type="string">
            <text:p>Przejdź do trybu Analizy</text:p>
          </table:table-cell>
          <table:table-cell table:style-name="ce250" office:value-type="string">
            <text:p>Passa a Modalita' Analisi </text:p>
          </table:table-cell>
          <table:table-cell table:style-name="ce255" office:value-type="string">
            <text:p>Schimbă in Modul Analiză</text:p>
          </table:table-cell>
          <table:table-cell table:style-name="ce261" office:value-type="string">
            <text:p>Vaihda Analyysi-tilaan</text:p>
          </table:table-cell>
          <table:table-cell table:style-name="ce272" office:value-type="string">
            <text:p>Bytt til Analyse modus</text:p>
          </table:table-cell>
          <table:table-cell table:style-name="ce278" office:value-type="string">
            <text:p>当以下情况切换至分析模式</text:p>
          </table:table-cell>
          <table:table-cell table:style-name="ce286" office:value-type="string">
            <text:p>Analiz Moduna Geç</text:p>
          </table:table-cell>
          <table:table-cell table:style-name="ce295" office:value-type="string">
            <text:p>Αλλαγή σε Τρόπο Ανάλυσης</text:p>
          </table:table-cell>
          <table:table-cell table:style-name="ce304" office:value-type="string">
            <text:p>Pereitį į analizavimo rėžimą</text:p>
          </table:table-cell>
          <table:table-cell table:style-name="ce314" office:value-type="string">
            <text:p>Byt till analysverktyg</text:p>
          </table:table-cell>
          <table:table-cell table:style-name="ce323" office:value-type="string">
            <text:p>Skift til analyse mode</text:p>
          </table:table-cell>
          <table:table-cell table:style-name="ce334" office:value-type="string">
            <text:p>Přepnout do módu analýzy</text:p>
          </table:table-cell>
          <table:table-cell table:style-name="ce34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Preferences_GroupColors</text:p>
          </table:table-cell>
          <table:table-cell table:style-name="ce143"/>
          <table:table-cell table:style-name="ce152" office:value-type="string">
            <text:p>Colors</text:p>
          </table:table-cell>
          <table:table-cell table:style-name="ce165" office:value-type="string">
            <text:p>Couleurs</text:p>
          </table:table-cell>
          <table:table-cell table:style-name="ce177" office:value-type="string">
            <text:p>Kleuren</text:p>
          </table:table-cell>
          <table:table-cell table:style-name="ce182" office:value-type="string">
            <text:p>Farben</text:p>
          </table:table-cell>
          <table:table-cell table:style-name="ce224" office:value-type="string">
            <text:p>Colores</text:p>
          </table:table-cell>
          <table:table-cell table:style-name="ce232" office:value-type="string">
            <text:p>Cores</text:p>
          </table:table-cell>
          <table:table-cell table:style-name="ce244" office:value-type="string">
            <text:p>Kolory</text:p>
          </table:table-cell>
          <table:table-cell table:style-name="ce250" office:value-type="string">
            <text:p>Colori</text:p>
          </table:table-cell>
          <table:table-cell table:style-name="ce255" office:value-type="string">
            <text:p>Culori</text:p>
          </table:table-cell>
          <table:table-cell table:style-name="ce261" office:value-type="string">
            <text:p>Värit</text:p>
          </table:table-cell>
          <table:table-cell table:style-name="ce272" office:value-type="string">
            <text:p>Farger</text:p>
          </table:table-cell>
          <table:table-cell table:style-name="ce278" office:value-type="string">
            <text:p>颜色</text:p>
          </table:table-cell>
          <table:table-cell table:style-name="ce286" office:value-type="string">
            <text:p>Renkler</text:p>
          </table:table-cell>
          <table:table-cell table:style-name="ce295" office:value-type="string">
            <text:p>Χρώματα</text:p>
          </table:table-cell>
          <table:table-cell table:style-name="ce304" office:value-type="string">
            <text:p>Spalvos</text:p>
          </table:table-cell>
          <table:table-cell table:style-name="ce314" office:value-type="string">
            <text:p>Färger</text:p>
          </table:table-cell>
          <table:table-cell table:style-name="ce323" office:value-type="string">
            <text:p>Farver</text:p>
          </table:table-cell>
          <table:table-cell table:style-name="ce325" office:value-type="string">
            <text:p>Barvy</text:p>
          </table:table-cell>
          <table:table-cell table:style-name="ce340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dlgPreferences_grpPersistence</text:p>
          </table:table-cell>
          <table:table-cell table:style-name="ce144"/>
          <table:table-cell table:style-name="ce153" office:value-type="string">
            <text:p>Persistence</text:p>
          </table:table-cell>
          <table:table-cell table:style-name="ce167" office:value-type="string">
            <text:p>Persistance</text:p>
          </table:table-cell>
          <table:table-cell table:style-name="ce178" office:value-type="string">
            <text:p>Persistentie</text:p>
          </table:table-cell>
          <table:table-cell table:style-name="ce192" office:value-type="string">
            <text:p>Nachleuchten</text:p>
          </table:table-cell>
          <table:table-cell table:style-name="ce224" office:value-type="string">
            <text:p>Persistencia</text:p>
          </table:table-cell>
          <table:table-cell table:style-name="ce232" office:value-type="string">
            <text:p>Persistência</text:p>
          </table:table-cell>
          <table:table-cell table:style-name="ce245"/>
          <table:table-cell table:style-name="ce249" office:value-type="string">
            <text:p>Persistenza</text:p>
          </table:table-cell>
          <table:table-cell table:style-name="ce255" office:value-type="string">
            <text:p>Persistenţă</text:p>
          </table:table-cell>
          <table:table-cell table:style-name="ce262" office:value-type="string">
            <text:p>Pysyvyys</text:p>
          </table:table-cell>
          <table:table-cell table:style-name="ce271" office:value-type="string">
            <text:p>Likevekt</text:p>
          </table:table-cell>
          <table:table-cell table:style-name="ce278" office:value-type="string">
            <text:p>持久性</text:p>
          </table:table-cell>
          <table:table-cell table:style-name="ce287" office:value-type="string">
            <text:p>Kalıcılık</text:p>
          </table:table-cell>
          <table:table-cell table:style-name="ce295" office:value-type="string">
            <text:p>Επιμονή</text:p>
          </table:table-cell>
          <table:table-cell table:style-name="ce305" office:value-type="string">
            <text:p>Išlaikymas</text:p>
          </table:table-cell>
          <table:table-cell table:style-name="ce314" office:value-type="string">
            <text:p>Synlighet</text:p>
          </table:table-cell>
          <table:table-cell table:style-name="ce323" office:value-type="string">
            <text:p>Vedholdenhed</text:p>
          </table:table-cell>
          <table:table-cell table:style-name="ce334" office:value-type="string">
            <text:p>Přetrvání zobrazení</text:p>
          </table:table-cell>
          <table:table-cell table:style-name="ce342" office:value-type="string">
            <text:p>지속</text:p>
          </table:table-cell>
          <table:table-cell table:style-name="ce341" table:number-columns-repeated="1002"/>
          <table:table-cell/>
        </table:table-row>
        <table:table-row table:style-name="ro12">
          <table:table-cell table:style-name="ce135" office:value-type="string">
            <text:p>dlgPreferences_LabelGrid</text:p>
          </table:table-cell>
          <table:table-cell table:style-name="ce143"/>
          <table:table-cell table:style-name="ce152" office:value-type="string">
            <text:p>Grid:</text:p>
          </table:table-cell>
          <table:table-cell table:style-name="ce165" office:value-type="string">
            <text:p>Grille :</text:p>
          </table:table-cell>
          <table:table-cell table:style-name="ce177" office:value-type="string">
            <text:p>Raster:</text:p>
          </table:table-cell>
          <table:table-cell table:style-name="ce182" office:value-type="string">
            <text:p>Raster :</text:p>
          </table:table-cell>
          <table:table-cell table:style-name="ce224" office:value-type="string">
            <text:p>Cuadrícula :</text:p>
          </table:table-cell>
          <table:table-cell table:style-name="ce232" office:value-type="string">
            <text:p>Grade:</text:p>
          </table:table-cell>
          <table:table-cell table:style-name="ce244" office:value-type="string">
            <text:p>Siatka :</text:p>
          </table:table-cell>
          <table:table-cell table:style-name="ce250" office:value-type="string">
            <text:p>Griglia :</text:p>
          </table:table-cell>
          <table:table-cell table:style-name="ce255" office:value-type="string">
            <text:p>Grilă :</text:p>
          </table:table-cell>
          <table:table-cell table:style-name="ce261" office:value-type="string">
            <text:p>Ruudukko:</text:p>
          </table:table-cell>
          <table:table-cell table:style-name="ce272" office:value-type="string">
            <text:p>Rutenett:</text:p>
          </table:table-cell>
          <table:table-cell table:style-name="ce278" office:value-type="string">
            <text:p>网格:</text:p>
          </table:table-cell>
          <table:table-cell table:style-name="ce286" office:value-type="string">
            <text:p>Izgara:</text:p>
          </table:table-cell>
          <table:table-cell table:style-name="ce295" office:value-type="string">
            <text:p>Πλέγμα:</text:p>
          </table:table-cell>
          <table:table-cell table:style-name="ce304" office:value-type="string">
            <text:p>Tinklelis:</text:p>
          </table:table-cell>
          <table:table-cell table:style-name="ce314" office:value-type="string">
            <text:p>Rutverk:</text:p>
          </table:table-cell>
          <table:table-cell table:style-name="ce323" office:value-type="string">
            <text:p>Gitter</text:p>
          </table:table-cell>
          <table:table-cell table:style-name="ce32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Preferences_LabelHistoryCount</text:p>
          </table:table-cell>
          <table:table-cell table:style-name="ce143"/>
          <table:table-cell table:style-name="ce152" office:value-type="string">
            <text:p>Number of files in history:</text:p>
          </table:table-cell>
          <table:table-cell table:style-name="ce165" office:value-type="string">
            <text:p>Nombre de fichiers dans l'historique :</text:p>
          </table:table-cell>
          <table:table-cell table:style-name="ce177" office:value-type="string">
            <text:p>Aantal bestanden in historie:</text:p>
          </table:table-cell>
          <table:table-cell table:style-name="ce182" office:value-type="string">
            <text:p>Anzahl Dateien im Verlauf :</text:p>
          </table:table-cell>
          <table:table-cell table:style-name="ce223" office:value-type="string">
            <text:p>Número de archivos en historial:</text:p>
          </table:table-cell>
          <table:table-cell table:style-name="ce232" office:value-type="string">
            <text:p>Número de arquivos no histórico:</text:p>
          </table:table-cell>
          <table:table-cell table:style-name="ce244" office:value-type="string">
            <text:p>Liczba plików w historii :</text:p>
          </table:table-cell>
          <table:table-cell table:style-name="ce250" office:value-type="string">
            <text:p>Numero di Files nella cronologia :</text:p>
          </table:table-cell>
          <table:table-cell table:style-name="ce255" office:value-type="string">
            <text:p>Număr de fişiere în istoric :</text:p>
          </table:table-cell>
          <table:table-cell table:style-name="ce261" office:value-type="string">
            <text:p>Historiassa näkyvien tiedostojen määrä:</text:p>
          </table:table-cell>
          <table:table-cell table:style-name="ce272" office:value-type="string">
            <text:p>Antall filer i historielisten:</text:p>
          </table:table-cell>
          <table:table-cell table:style-name="ce278" office:value-type="string">
            <text:p>历史文件显示个数:</text:p>
          </table:table-cell>
          <table:table-cell table:style-name="ce286" office:value-type="string">
            <text:p>Geçmişteki dosya sayısı:</text:p>
          </table:table-cell>
          <table:table-cell table:style-name="ce295" office:value-type="string">
            <text:p>Αριθμός αρχείων στο Ιστορικό:</text:p>
          </table:table-cell>
          <table:table-cell table:style-name="ce304" office:value-type="string">
            <text:p>Dokumentų kiekis atmintyje:</text:p>
          </table:table-cell>
          <table:table-cell table:style-name="ce314" office:value-type="string">
            <text:p>Antal filer i historik:</text:p>
          </table:table-cell>
          <table:table-cell table:style-name="ce323" office:value-type="string">
            <text:p>Antal filer i historik:</text:p>
          </table:table-cell>
          <table:table-cell table:style-name="ce32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136" office:value-type="string">
            <text:p>dlgPreferences_LabelImageFormat</text:p>
          </table:table-cell>
          <table:table-cell table:style-name="ce144"/>
          <table:table-cell table:style-name="ce153" office:value-type="string">
            <text:p>Default image format:</text:p>
          </table:table-cell>
          <table:table-cell table:style-name="ce167" office:value-type="string">
            <text:p>Format d'image par défault :</text:p>
          </table:table-cell>
          <table:table-cell table:style-name="ce178" office:value-type="string">
            <text:p>Standaard beeldformaat:</text:p>
          </table:table-cell>
          <table:table-cell table:style-name="ce182" office:value-type="string">
            <text:p>Standard Bildformat</text:p>
          </table:table-cell>
          <table:table-cell table:style-name="ce223" office:value-type="string">
            <text:p>Formato de imagen por defecto</text:p>
          </table:table-cell>
          <table:table-cell table:style-name="ce234" office:value-type="string">
            <text:p>Formato padrão de imagem:</text:p>
          </table:table-cell>
          <table:table-cell table:style-name="ce245"/>
          <table:table-cell table:style-name="ce250" office:value-type="string">
            <text:p>Formato immagine preimpostato</text:p>
          </table:table-cell>
          <table:table-cell table:style-name="ce255" office:value-type="string">
            <text:p>Formatul de imagine implicit</text:p>
          </table:table-cell>
          <table:table-cell table:style-name="ce262" office:value-type="string">
            <text:p>Kuvien oletusformaatti:</text:p>
          </table:table-cell>
          <table:table-cell table:style-name="ce271" office:value-type="string">
            <text:p>Standard bildeformat:</text:p>
          </table:table-cell>
          <table:table-cell table:style-name="ce278" office:value-type="string">
            <text:p>默认图像显示格式:</text:p>
          </table:table-cell>
          <table:table-cell table:style-name="ce287" office:value-type="string">
            <text:p>Öntanımlı imaj formatı:</text:p>
          </table:table-cell>
          <table:table-cell table:style-name="ce295" office:value-type="string">
            <text:p>Προκαθορισμένη μορφή εικόνας:</text:p>
          </table:table-cell>
          <table:table-cell table:style-name="ce305" office:value-type="string">
            <text:p>Numatytasis paveikslėlio formatas:</text:p>
          </table:table-cell>
          <table:table-cell table:style-name="ce314" office:value-type="string">
            <text:p>Original bildformat:</text:p>
          </table:table-cell>
          <table:table-cell table:style-name="ce323" office:value-type="string">
            <text:p>Standard billedformat:</text:p>
          </table:table-cell>
          <table:table-cell table:style-name="ce334" office:value-type="string">
            <text:p>Přednastavený formát obrazu:</text:p>
          </table:table-cell>
          <table:table-cell table:style-name="ce34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5" office:value-type="string">
            <text:p>dlgPreferences_LabelLanguages</text:p>
          </table:table-cell>
          <table:table-cell table:style-name="ce143"/>
          <table:table-cell table:style-name="ce152" office:value-type="string">
            <text:p>Language:</text:p>
          </table:table-cell>
          <table:table-cell table:style-name="ce165" office:value-type="string">
            <text:p>Langue :</text:p>
          </table:table-cell>
          <table:table-cell table:style-name="ce177" office:value-type="string">
            <text:p>Taal:</text:p>
          </table:table-cell>
          <table:table-cell table:style-name="ce182" office:value-type="string">
            <text:p>Sprache :</text:p>
          </table:table-cell>
          <table:table-cell table:style-name="ce224" office:value-type="string">
            <text:p>Idioma:</text:p>
          </table:table-cell>
          <table:table-cell table:style-name="ce232" office:value-type="string">
            <text:p>Idioma:</text:p>
          </table:table-cell>
          <table:table-cell table:style-name="ce244" office:value-type="string">
            <text:p>Język :</text:p>
          </table:table-cell>
          <table:table-cell table:style-name="ce250" office:value-type="string">
            <text:p>Lingua :</text:p>
          </table:table-cell>
          <table:table-cell table:style-name="ce255" office:value-type="string">
            <text:p>Limba :</text:p>
          </table:table-cell>
          <table:table-cell table:style-name="ce261" office:value-type="string">
            <text:p>Kieli:</text:p>
          </table:table-cell>
          <table:table-cell table:style-name="ce272" office:value-type="string">
            <text:p>Språk:</text:p>
          </table:table-cell>
          <table:table-cell table:style-name="ce278" office:value-type="string">
            <text:p>语言:</text:p>
          </table:table-cell>
          <table:table-cell table:style-name="ce286" office:value-type="string">
            <text:p>Dil:</text:p>
          </table:table-cell>
          <table:table-cell table:style-name="ce294" office:value-type="string">
            <text:p>Γλώσσα:</text:p>
          </table:table-cell>
          <table:table-cell table:style-name="ce304" office:value-type="string">
            <text:p>Kalba:</text:p>
          </table:table-cell>
          <table:table-cell table:style-name="ce314" office:value-type="string">
            <text:p>Språk:</text:p>
          </table:table-cell>
          <table:table-cell table:style-name="ce323" office:value-type="string">
            <text:p>Sprog:</text:p>
          </table:table-cell>
          <table:table-cell table:style-name="ce325" office:value-type="string">
            <text:p>Jazyk</text:p>
          </table:table-cell>
          <table:table-cell table:style-name="ce342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Preferences_LabelLogic</text:p>
          </table:table-cell>
          <table:table-cell table:style-name="ce143"/>
          <table:table-cell table:style-name="ce152" office:value-type="string">
            <text:p>And</text:p>
          </table:table-cell>
          <table:table-cell table:style-name="ce165" office:value-type="string">
            <text:p>Et</text:p>
          </table:table-cell>
          <table:table-cell table:style-name="ce177" office:value-type="string">
            <text:p>En</text:p>
          </table:table-cell>
          <table:table-cell table:style-name="ce182" office:value-type="string">
            <text:p>Und</text:p>
          </table:table-cell>
          <table:table-cell table:style-name="ce223" office:value-type="string">
            <text:p>Y</text:p>
          </table:table-cell>
          <table:table-cell table:style-name="ce232" office:value-type="string">
            <text:p>E</text:p>
          </table:table-cell>
          <table:table-cell table:style-name="ce244" office:value-type="string">
            <text:p>I</text:p>
          </table:table-cell>
          <table:table-cell table:style-name="ce250" office:value-type="string">
            <text:p>E</text:p>
          </table:table-cell>
          <table:table-cell table:style-name="ce255" office:value-type="string">
            <text:p>Şi</text:p>
          </table:table-cell>
          <table:table-cell table:style-name="ce261" office:value-type="string">
            <text:p>Ja</text:p>
          </table:table-cell>
          <table:table-cell table:style-name="ce272" office:value-type="string">
            <text:p>Og</text:p>
          </table:table-cell>
          <table:table-cell table:style-name="ce278" office:value-type="string">
            <text:p>和</text:p>
          </table:table-cell>
          <table:table-cell table:style-name="ce286" office:value-type="string">
            <text:p>Ve</text:p>
          </table:table-cell>
          <table:table-cell table:style-name="ce294" office:value-type="string">
            <text:p>Και</text:p>
          </table:table-cell>
          <table:table-cell table:style-name="ce304" office:value-type="string">
            <text:p>Ir</text:p>
          </table:table-cell>
          <table:table-cell table:style-name="ce314" office:value-type="string">
            <text:p>Och</text:p>
          </table:table-cell>
          <table:table-cell table:style-name="ce323" office:value-type="string">
            <text:p>Og</text:p>
          </table:table-cell>
          <table:table-cell table:style-name="ce325" office:value-type="string">
            <text:p>a</text:p>
          </table:table-cell>
          <table:table-cell table:style-name="ce340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Preferences_LabelPlane3D</text:p>
          </table:table-cell>
          <table:table-cell table:style-name="ce143"/>
          <table:table-cell table:style-name="ce152" office:value-type="string">
            <text:p>Perspective Grid:</text:p>
          </table:table-cell>
          <table:table-cell table:style-name="ce165" office:value-type="string">
            <text:p>Grille de Perspective:</text:p>
          </table:table-cell>
          <table:table-cell table:style-name="ce177" office:value-type="string">
            <text:p>Perspectief Vlak:</text:p>
          </table:table-cell>
          <table:table-cell table:style-name="ce182" office:value-type="string">
            <text:p>Perspektivenraster :</text:p>
          </table:table-cell>
          <table:table-cell table:style-name="ce223" office:value-type="string">
            <text:p>Cuadrícula de Perspectiva :</text:p>
          </table:table-cell>
          <table:table-cell table:style-name="ce232" office:value-type="string">
            <text:p>Grade de Perspectiva:</text:p>
          </table:table-cell>
          <table:table-cell table:style-name="ce244" office:value-type="string">
            <text:p>Widok Perspektywa :</text:p>
          </table:table-cell>
          <table:table-cell table:style-name="ce250" office:value-type="string">
            <text:p>Griglia in prospettiva</text:p>
          </table:table-cell>
          <table:table-cell table:style-name="ce255" office:value-type="string">
            <text:p>Grilă de perspectivă:</text:p>
          </table:table-cell>
          <table:table-cell table:style-name="ce261" office:value-type="string">
            <text:p>Perspektiiviruudukko:</text:p>
          </table:table-cell>
          <table:table-cell table:style-name="ce272" office:value-type="string">
            <text:p>Perspektiv Rutenett:</text:p>
          </table:table-cell>
          <table:table-cell table:style-name="ce278" office:value-type="string">
            <text:p>透视网格:</text:p>
          </table:table-cell>
          <table:table-cell table:style-name="ce286" office:value-type="string">
            <text:p>Perspektif Izgarası:</text:p>
          </table:table-cell>
          <table:table-cell table:style-name="ce295" office:value-type="string">
            <text:p>Πλέγμα Προοπτικής:</text:p>
          </table:table-cell>
          <table:table-cell table:style-name="ce304" office:value-type="string">
            <text:p>Pagrindinis tinklelis:</text:p>
          </table:table-cell>
          <table:table-cell table:style-name="ce314" office:value-type="string">
            <text:p>Rutverk med perspektiv:</text:p>
          </table:table-cell>
          <table:table-cell table:style-name="ce323" office:value-type="string">
            <text:p>Perspektivgitter:</text:p>
          </table:table-cell>
          <table:table-cell table:style-name="ce325" office:value-type="string">
            <text:p>Perspektivní mřížka:</text:p>
          </table:table-cell>
          <table:table-cell table:style-name="ce34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Preferences_LabelTimeFormat</text:p>
          </table:table-cell>
          <table:table-cell table:style-name="ce143"/>
          <table:table-cell table:style-name="ce152" office:value-type="string">
            <text:p>Time markers format</text:p>
          </table:table-cell>
          <table:table-cell table:style-name="ce165" office:value-type="string">
            <text:p>Format des marqueurs temporels</text:p>
          </table:table-cell>
          <table:table-cell table:style-name="ce177" office:value-type="string">
            <text:p>Tijdmarkeringsvorm</text:p>
          </table:table-cell>
          <table:table-cell table:style-name="ce188" office:value-type="string">
            <text:p>Zeitmarkierungsformat</text:p>
          </table:table-cell>
          <table:table-cell table:style-name="ce223" office:value-type="string">
            <text:p>Formato de marcas de tiempo</text:p>
          </table:table-cell>
          <table:table-cell table:style-name="ce232" office:value-type="string">
            <text:p>Formato de marcação de tempo</text:p>
          </table:table-cell>
          <table:table-cell table:style-name="ce244" office:value-type="string">
            <text:p>Format znaczników czasu</text:p>
          </table:table-cell>
          <table:table-cell table:style-name="ce250" office:value-type="string">
            <text:p>Formato dei contatori di tempo</text:p>
          </table:table-cell>
          <table:table-cell table:style-name="ce255" office:value-type="string">
            <text:p>Formatul markerilor temporari</text:p>
          </table:table-cell>
          <table:table-cell table:style-name="ce261" office:value-type="string">
            <text:p>Ajan oletusmuotoilu</text:p>
          </table:table-cell>
          <table:table-cell table:style-name="ce272" office:value-type="string">
            <text:p>Tidsmarkør format</text:p>
          </table:table-cell>
          <table:table-cell table:style-name="ce278" office:value-type="string">
            <text:p>时间标记格式</text:p>
          </table:table-cell>
          <table:table-cell table:style-name="ce286" office:value-type="string">
            <text:p>Zaman işaretleyicisi formatı</text:p>
          </table:table-cell>
          <table:table-cell table:style-name="ce294" office:value-type="string">
            <text:p>Μορφή Σελιδοδεικτών Χρόνου</text:p>
          </table:table-cell>
          <table:table-cell table:style-name="ce304" office:value-type="string">
            <text:p>Laiko žymų formatai</text:p>
          </table:table-cell>
          <table:table-cell table:style-name="ce314" office:value-type="string">
            <text:p>Format för tidsmarkering</text:p>
          </table:table-cell>
          <table:table-cell table:style-name="ce323" office:value-type="string">
            <text:p>Format for tidsstempel</text:p>
          </table:table-cell>
          <table:table-cell table:style-name="ce325" office:value-type="string">
            <text:p>Formát časových značek</text:p>
          </table:table-cell>
          <table:table-cell table:style-name="ce34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26">
          <table:table-cell table:style-name="ce135" office:value-type="string">
            <text:p>dlgPreferences_LabelWorkingZoneMemory</text:p>
          </table:table-cell>
          <table:table-cell table:style-name="ce143"/>
          <table:table-cell table:style-name="ce152" office:value-type="string">
            <text:p>Working Zone will take less than {0} MB of Memory.</text:p>
          </table:table-cell>
          <table:table-cell table:style-name="ce165" office:value-type="string">
            <text:p>La Zone de Travail prend moins de {0} Mo de mémoire.</text:p>
          </table:table-cell>
          <table:table-cell table:style-name="ce178" office:value-type="string">
            <text:p>Werkgebied zal minder dan {0} MB van het geheugen innemen.</text:p>
          </table:table-cell>
          <table:table-cell table:style-name="ce182" office:value-type="string">
            <text:p>Der Arbeitsbereich nimmt weniger als {0} MB Speicher in Anspruch.</text:p>
          </table:table-cell>
          <table:table-cell table:style-name="ce223" office:value-type="string">
            <text:p>La Zona De Trabajo tomará menos de {0} MB de Memoria.</text:p>
          </table:table-cell>
          <table:table-cell table:style-name="ce232" office:value-type="string">
            <text:p>Zona de Trabalho usará menos que {0} MB de Memória.</text:p>
          </table:table-cell>
          <table:table-cell table:style-name="ce244" office:value-type="string">
            <text:p>Strefa obróbki zajmie mniej niż {0} MB pamięci.</text:p>
          </table:table-cell>
          <table:table-cell table:style-name="ce250" office:value-type="string">
            <text:p>La Zona Lavoro occupa meno di {0} MB di Memoria.</text:p>
          </table:table-cell>
          <table:table-cell table:style-name="ce255" office:value-type="string">
            <text:p>Zona de lucru va accesa mai puţin de {0} MB de memorie.</text:p>
          </table:table-cell>
          <table:table-cell table:style-name="ce261" office:value-type="string">
            <text:p>Työstettävä jakso käyttää alle {0} MB muistia.</text:p>
          </table:table-cell>
          <table:table-cell table:style-name="ce272" office:value-type="string">
            <text:p>Arbeidsfelt vil benytte seg av mindre enn {0} MB minne.</text:p>
          </table:table-cell>
          <table:table-cell table:style-name="ce278" office:value-type="string">
            <text:p>工作区文件占用内存少于 {0} MB.</text:p>
          </table:table-cell>
          <table:table-cell table:style-name="ce286" office:value-type="string">
            <text:p>Çalışma Alanı Hafızanın {0} MB'ından daha azını kullanacaktır.</text:p>
          </table:table-cell>
          <table:table-cell table:style-name="ce295" office:value-type="string">
            <text:p>Το Πεδίο Εργασίας θα χρησιμοποιήσει λιγότερα από {0} MB Μνήμης.</text:p>
          </table:table-cell>
          <table:table-cell table:style-name="ce304" office:value-type="string">
            <text:p>Darbo zona užims mažiau nei {0} Mb atminties.</text:p>
          </table:table-cell>
          <table:table-cell table:style-name="ce314" office:value-type="string">
            <text:p>Arbetszonen upptar mindre än {0} av minnet</text:p>
          </table:table-cell>
          <table:table-cell table:style-name="ce323" office:value-type="string">
            <text:p>Arbejdszone tager mindre end {0} MB hukommelse.</text:p>
          </table:table-cell>
          <table:table-cell table:style-name="ce333" office:value-type="string">
            <text:p>Pracovní oblast zabere méně než {0} MB paměti.</text:p>
          </table:table-cell>
          <table:table-cell table:style-name="ce34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dlgPreferences_LabelWorkingZoneSeconds</text:p>
          </table:table-cell>
          <table:table-cell table:style-name="ce143"/>
          <table:table-cell table:style-name="ce152" office:value-type="string">
            <text:p>Working Zone is less than {0} seconds.</text:p>
          </table:table-cell>
          <table:table-cell table:style-name="ce165" office:value-type="string">
            <text:p>La Zone de Travail fait moins de {0} secondes.</text:p>
          </table:table-cell>
          <table:table-cell table:style-name="ce177" office:value-type="string">
            <text:p>Werkgebied is minder dan {0} seconden.</text:p>
          </table:table-cell>
          <table:table-cell table:style-name="ce182" office:value-type="string">
            <text:p>Der Arbeitsbereich ist kürzer als {0} Sekunden.</text:p>
          </table:table-cell>
          <table:table-cell table:style-name="ce223" office:value-type="string">
            <text:p>La Zona de Trabajo es menor a {0} segundos.</text:p>
          </table:table-cell>
          <table:table-cell table:style-name="ce232" office:value-type="string">
            <text:p>A Zona de Trabalho é menor que {0} segundos.</text:p>
          </table:table-cell>
          <table:table-cell table:style-name="ce244" office:value-type="string">
            <text:p>Strefa obróbki jest mniejsza niż {0} sekund.</text:p>
          </table:table-cell>
          <table:table-cell table:style-name="ce250" office:value-type="string">
            <text:p>La Zona Lavoro e' minore di {0} secondi.</text:p>
          </table:table-cell>
          <table:table-cell table:style-name="ce255" office:value-type="string">
            <text:p>Zona de lucru este mai mică de {0} seconds.</text:p>
          </table:table-cell>
          <table:table-cell table:style-name="ce261" office:value-type="string">
            <text:p>Työstettävä jakso on kestoltaan alle {0} sekuntia.</text:p>
          </table:table-cell>
          <table:table-cell table:style-name="ce272" office:value-type="string">
            <text:p>Arbeidsfelt er mindre enn {0} sekunder.</text:p>
          </table:table-cell>
          <table:table-cell table:style-name="ce278" office:value-type="string">
            <text:p>工作区视频文件小于 {0} 秒.</text:p>
          </table:table-cell>
          <table:table-cell table:style-name="ce286" office:value-type="string">
            <text:p>Çalışma Alanı {0} saniyeden daha az.</text:p>
          </table:table-cell>
          <table:table-cell table:style-name="ce295" office:value-type="string">
            <text:p>Το Πεδίο Εργασίας είναι λιγότερο από {0} δευτερόλεπτα.</text:p>
          </table:table-cell>
          <table:table-cell table:style-name="ce304" office:value-type="string">
            <text:p>Darbo zona yra mažiau nei {0} sekundės.</text:p>
          </table:table-cell>
          <table:table-cell table:style-name="ce314" office:value-type="string">
            <text:p>Arbetszonen är mindre än {0} sekunder</text:p>
          </table:table-cell>
          <table:table-cell table:style-name="ce323" office:value-type="string">
            <text:p>Arbejdszone er mindre end {0} sekunder</text:p>
          </table:table-cell>
          <table:table-cell table:style-name="ce333" office:value-type="string">
            <text:p>Pracovní oblast trvá méně než {0} sekund.</text:p>
          </table:table-cell>
          <table:table-cell table:style-name="ce34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41">
          <table:table-cell table:style-name="ce136" office:value-type="string">
            <text:p>dlgPreferences_lblFading</text:p>
          </table:table-cell>
          <table:table-cell table:style-name="ce144"/>
          <table:table-cell table:style-name="ce153" office:value-type="string">
            <text:p>By default, drawings will stay visible for {0} images around the Key Image.</text:p>
          </table:table-cell>
          <table:table-cell table:style-name="ce167" office:value-type="string">
            <text:p>Par défaut, les dessins resteront visibles pendant {0} images autour de leur Image Clé.</text:p>
          </table:table-cell>
          <table:table-cell table:style-name="ce178" office:value-type="string">
            <text:p>Standaard zullen tekeningen zichtbaar zijn gedurende {0} beelden vanaf het Kernbeeld.</text:p>
          </table:table-cell>
          <table:table-cell table:style-name="ce192" office:value-type="string">
            <text:p>Standardmäßig bleiben Zeichenelemente für {0} Einzelbilder um ein Schlüsselbild sichtbar.</text:p>
          </table:table-cell>
          <table:table-cell table:style-name="ce223" office:value-type="string">
            <text:p>Por defecto, los dibujos permanecerán visibles durante {0} imágenes alrededor la imagen clave</text:p>
          </table:table-cell>
          <table:table-cell table:style-name="ce232" office:value-type="string">
            <text:p>Por padrão os desenhos permanecerão {0} imagens ao redor do Quadro de Imagem.</text:p>
          </table:table-cell>
          <table:table-cell table:style-name="ce245"/>
          <table:table-cell table:style-name="ce250" office:value-type="string">
            <text:p>Come preimpostazione, il disegno restera' visibile per {0} immagini intorno all'Immagine Chiave.</text:p>
          </table:table-cell>
          <table:table-cell table:style-name="ce255" office:value-type="string">
            <text:p>Implicit, desenele vor sta vizibile pentru {0} imagini în jurul Imaginii Principale.</text:p>
          </table:table-cell>
          <table:table-cell table:style-name="ce262" office:value-type="string">
            <text:p>Oletuksena piirrokset pysyvät näkyvissä {0} kuvaa ennen ja jälkeen avainkuvan.</text:p>
          </table:table-cell>
          <table:table-cell table:style-name="ce271" office:value-type="string">
            <text:p>Tegninger vil være synlige I {0} enkeltbilder rundt nøkkelbildet.</text:p>
          </table:table-cell>
          <table:table-cell table:style-name="ce278" office:value-type="string">
            <text:p>默认情况下，从关键图像开始绘制信息将被保持 {0} 次.</text:p>
          </table:table-cell>
          <table:table-cell table:style-name="ce287" office:value-type="string">
            <text:p>Öntanımlı değer olarak, çizimler Anahtar İmajın etrafındaki {0} imaj boyunca görülebilir kalacaktır.</text:p>
          </table:table-cell>
          <table:table-cell table:style-name="ce295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05" office:value-type="string">
            <text:p>Pagal nutylėjimą, brėžiniai liks matomi {0} kadruose.</text:p>
          </table:table-cell>
          <table:table-cell table:style-name="ce315" office:value-type="string">
            <text:p>Som standard, ritningar kommer att vara </text:p>
            <text:p>synliga i {0} bilder runt nyckelbild.</text:p>
          </table:table-cell>
          <table:table-cell table:style-name="ce323" office:value-type="string">
            <text:p>Som standard, tegning vil være synlig i {0} billeder omkring nøglebilledet.</text:p>
          </table:table-cell>
          <table:table-cell table:style-name="ce338" office:value-type="string">
            <text:p>Nákresy budou viditelné na {0} obrazech kolem klíčové pozice.</text:p>
          </table:table-cell>
          <table:table-cell table:style-name="ce34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341" table:number-columns-repeated="1002"/>
          <table:table-cell/>
        </table:table-row>
        <table:table-row table:style-name="ro12">
          <table:table-cell table:style-name="ce136" office:value-type="string">
            <text:p>dlgPreferences_LabelSpeedUnit</text:p>
          </table:table-cell>
          <table:table-cell table:style-name="ce144"/>
          <table:table-cell table:style-name="ce153" office:value-type="string">
            <text:p>Speed unit:</text:p>
          </table:table-cell>
          <table:table-cell table:style-name="ce167" office:value-type="string">
            <text:p>Unité de vitesse :</text:p>
          </table:table-cell>
          <table:table-cell table:style-name="ce178" office:value-type="string">
            <text:p>Snelheid eenheid:</text:p>
          </table:table-cell>
          <table:table-cell table:style-name="ce192" office:value-type="string">
            <text:p>Geschwindigkeitseinheit:</text:p>
          </table:table-cell>
          <table:table-cell table:style-name="ce228" office:value-type="string">
            <text:p>Unidad de velocidad :</text:p>
          </table:table-cell>
          <table:table-cell table:style-name="ce236" office:value-type="string">
            <text:p>Unidade de Velocidade:</text:p>
          </table:table-cell>
          <table:table-cell table:style-name="ce245"/>
          <table:table-cell table:style-name="ce250" office:value-type="string">
            <text:p>Unita' di misura velocita':</text:p>
          </table:table-cell>
          <table:table-cell table:style-name="ce255" office:value-type="string">
            <text:p>Unitatea de măsurare a vitezei:</text:p>
          </table:table-cell>
          <table:table-cell table:style-name="ce153" office:value-type="string">
            <text:p>Nopeuden yksikkö:</text:p>
          </table:table-cell>
          <table:table-cell table:style-name="ce273" office:value-type="string">
            <text:p>Hastighet:</text:p>
          </table:table-cell>
          <table:table-cell table:style-name="ce279" office:value-type="string">
            <text:p>速度单位:</text:p>
          </table:table-cell>
          <table:table-cell table:style-name="ce291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305" office:value-type="string">
            <text:p>Greičio matas:</text:p>
          </table:table-cell>
          <table:table-cell table:style-name="ce314" office:value-type="string">
            <text:p>Hastighet enhet:</text:p>
          </table:table-cell>
          <table:table-cell table:style-name="ce323" office:value-type="string">
            <text:p>Enhed for hastighed:</text:p>
          </table:table-cell>
          <table:table-cell table:style-name="ce334" office:value-type="string">
            <text:p>Jednotka rychlosti:</text:p>
          </table:table-cell>
          <table:table-cell table:style-name="ce34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Speed_MetersPerSecond</text:p>
          </table:table-cell>
          <table:table-cell table:style-name="ce144" office:value-type="string">
            <office:annotation draw:style-name="gr4" draw:text-style-name="P1" svg:width="6.62cm" svg:height="2.094cm" svg:x="12.247cm" svg:y="39.302cm" draw:caption-point-x="-0.566cm" draw:caption-point-y="1.586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53" office:value-type="string">
            <text:p>Meters per second ({0})</text:p>
          </table:table-cell>
          <table:table-cell table:style-name="ce167" office:value-type="string">
            <text:p>Mètres / seconde ({0})</text:p>
          </table:table-cell>
          <table:table-cell table:style-name="ce178" office:value-type="string">
            <text:p>Meter per seconde <text:s/>({0})</text:p>
          </table:table-cell>
          <table:table-cell table:style-name="ce192" office:value-type="string">
            <text:p>Meter pro Sekunde ({0})</text:p>
          </table:table-cell>
          <table:table-cell table:style-name="ce228" office:value-type="string">
            <text:p>Metros por segundo ({0})</text:p>
          </table:table-cell>
          <table:table-cell table:style-name="ce237" office:value-type="string">
            <text:p>Metros por segundo ({0})</text:p>
          </table:table-cell>
          <table:table-cell table:style-name="ce245"/>
          <table:table-cell table:style-name="ce153" office:value-type="string">
            <text:p>Metri al secondo ({0})</text:p>
          </table:table-cell>
          <table:table-cell table:style-name="ce153" office:value-type="string">
            <text:p>Metri pe secondă ({0})</text:p>
          </table:table-cell>
          <table:table-cell table:style-name="ce153" office:value-type="string">
            <text:p>Metriä sekunnissa ({0})</text:p>
          </table:table-cell>
          <table:table-cell table:style-name="ce273" office:value-type="string">
            <text:p>Meter per sekund ({0})</text:p>
          </table:table-cell>
          <table:table-cell table:style-name="ce279" office:value-type="string">
            <text:p>米/秒 ({0})</text:p>
          </table:table-cell>
          <table:table-cell table:style-name="ce291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310" office:value-type="string">
            <text:p>Metrai per sekunde ({0})</text:p>
          </table:table-cell>
          <table:table-cell table:style-name="ce314" office:value-type="string">
            <text:p>Meter/sekund ({0})</text:p>
          </table:table-cell>
          <table:table-cell table:style-name="ce323" office:value-type="string">
            <text:p>Meter pr. sek. ({0})</text:p>
          </table:table-cell>
          <table:table-cell table:style-name="ce338" office:value-type="string">
            <text:p>Metry za sekundu ({0})</text:p>
          </table:table-cell>
          <table:table-cell table:style-name="ce34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341" table:number-columns-repeated="1003"/>
        </table:table-row>
        <table:table-row table:style-name="ro23">
          <table:table-cell table:style-name="ce136" office:value-type="string">
            <text:p>dlgPreferences_Speed_KilometersPerHour</text:p>
          </table:table-cell>
          <table:table-cell table:style-name="ce144"/>
          <table:table-cell table:style-name="ce153" office:value-type="string">
            <text:p>Kilometers per hour ({0})</text:p>
          </table:table-cell>
          <table:table-cell table:style-name="ce167" office:value-type="string">
            <text:p>Kilomètres / heure ({0})</text:p>
          </table:table-cell>
          <table:table-cell table:style-name="ce178" office:value-type="string">
            <text:p>Kilometer per uur ({0})</text:p>
          </table:table-cell>
          <table:table-cell table:style-name="ce192" office:value-type="string">
            <text:p>Kilometer pro Stunde ({0})</text:p>
          </table:table-cell>
          <table:table-cell table:style-name="ce228" office:value-type="string">
            <text:p>Kilómetros por hora ({0})</text:p>
          </table:table-cell>
          <table:table-cell table:style-name="ce236" office:value-type="string">
            <text:p>Kilomêtros por hora ({0})</text:p>
          </table:table-cell>
          <table:table-cell table:style-name="ce245"/>
          <table:table-cell table:style-name="ce153" office:value-type="string">
            <text:p>Chilometri all'ora ({0})</text:p>
          </table:table-cell>
          <table:table-cell table:style-name="ce153" office:value-type="string">
            <text:p>Kilometri pe oră ({0})</text:p>
          </table:table-cell>
          <table:table-cell table:style-name="ce153" office:value-type="string">
            <text:p>Kilometriä tunnissa ({0})</text:p>
          </table:table-cell>
          <table:table-cell table:style-name="ce273" office:value-type="string">
            <text:p>Kilometer per sekund ({0})</text:p>
          </table:table-cell>
          <table:table-cell table:style-name="ce279" office:value-type="string">
            <text:p>千米/小时 ({0})</text:p>
          </table:table-cell>
          <table:table-cell table:style-name="ce291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310" office:value-type="string">
            <text:p>Kilometrai per valandą ({0})</text:p>
          </table:table-cell>
          <table:table-cell table:style-name="ce314" office:value-type="string">
            <text:p>Kilometer/timme ({0})</text:p>
          </table:table-cell>
          <table:table-cell table:style-name="ce323" office:value-type="string">
            <text:p>Kilometer i timen ({0})</text:p>
          </table:table-cell>
          <table:table-cell table:style-name="ce334" office:value-type="string">
            <text:p>Kilometry za hodinu ({0})</text:p>
          </table:table-cell>
          <table:table-cell table:style-name="ce34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Speed_FeetPerSecond</text:p>
          </table:table-cell>
          <table:table-cell table:style-name="ce144"/>
          <table:table-cell table:style-name="ce153" office:value-type="string">
            <text:p>Feet per second ({0})</text:p>
          </table:table-cell>
          <table:table-cell table:style-name="ce167" office:value-type="string">
            <text:p>Pieds / seconde ({0})</text:p>
          </table:table-cell>
          <table:table-cell table:style-name="ce178" office:value-type="string">
            <text:p>Voet per seconde <text:s/>({0})</text:p>
          </table:table-cell>
          <table:table-cell table:style-name="ce192" office:value-type="string">
            <text:p>Fuß pro Sekunde ({0})</text:p>
          </table:table-cell>
          <table:table-cell table:style-name="ce228" office:value-type="string">
            <text:p>Pies por segundo ({0})</text:p>
          </table:table-cell>
          <table:table-cell table:style-name="ce236" office:value-type="string">
            <text:p>Pés por segundo ({0})</text:p>
          </table:table-cell>
          <table:table-cell table:style-name="ce245"/>
          <table:table-cell table:style-name="ce153" office:value-type="string">
            <text:p>Piedi al secondo ({0})</text:p>
          </table:table-cell>
          <table:table-cell table:style-name="ce153" office:value-type="string">
            <text:p>Picioare (30.5 cm) <text:s/>pe secundă ({0})</text:p>
          </table:table-cell>
          <table:table-cell table:style-name="ce153" office:value-type="string">
            <text:p>Jalkaa sekunnissa ({0})</text:p>
          </table:table-cell>
          <table:table-cell table:style-name="ce273" office:value-type="string">
            <text:p>Fot per sekund ({0})</text:p>
          </table:table-cell>
          <table:table-cell table:style-name="ce279" office:value-type="string">
            <text:p>英尺/秒 ({0})</text:p>
          </table:table-cell>
          <table:table-cell table:style-name="ce291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310" office:value-type="string">
            <text:p>Pedų per sekundę ({0})</text:p>
          </table:table-cell>
          <table:table-cell table:style-name="ce314" office:value-type="string">
            <text:p>Fot/timme ({0})</text:p>
          </table:table-cell>
          <table:table-cell table:style-name="ce323" office:value-type="string">
            <text:p>Fod pr. Sek. ({0})</text:p>
          </table:table-cell>
          <table:table-cell table:style-name="ce338" office:value-type="string">
            <text:p>Stopy za sekundu ({0})</text:p>
          </table:table-cell>
          <table:table-cell table:style-name="ce34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Speed_MilesPerHour</text:p>
          </table:table-cell>
          <table:table-cell table:style-name="ce144"/>
          <table:table-cell table:style-name="ce153" office:value-type="string">
            <text:p>Miles per hour ({0})</text:p>
          </table:table-cell>
          <table:table-cell table:style-name="ce167" office:value-type="string">
            <text:p>Miles / heure ({0})</text:p>
          </table:table-cell>
          <table:table-cell table:style-name="ce178" office:value-type="string">
            <text:p>Mijl per uur <text:s/>({0})</text:p>
          </table:table-cell>
          <table:table-cell table:style-name="ce192" office:value-type="string">
            <text:p>Meilen pro Stunde ({0})</text:p>
          </table:table-cell>
          <table:table-cell table:style-name="ce228" office:value-type="string">
            <text:p>Millas por hora ({0})</text:p>
          </table:table-cell>
          <table:table-cell table:style-name="ce236" office:value-type="string">
            <text:p>Milhas por hora ({0})</text:p>
          </table:table-cell>
          <table:table-cell table:style-name="ce245"/>
          <table:table-cell table:style-name="ce153" office:value-type="string">
            <text:p>Miglia all'ora ({0})</text:p>
          </table:table-cell>
          <table:table-cell table:style-name="ce153" office:value-type="string">
            <text:p>Mile (1609 m) pe oră ({0})</text:p>
          </table:table-cell>
          <table:table-cell table:style-name="ce153" office:value-type="string">
            <text:p>Mailia tunnissa ({0})</text:p>
          </table:table-cell>
          <table:table-cell table:style-name="ce273" office:value-type="string">
            <text:p>Miles per sekund ({0})</text:p>
          </table:table-cell>
          <table:table-cell table:style-name="ce279" office:value-type="string">
            <text:p>英里/小时 ({0})</text:p>
          </table:table-cell>
          <table:table-cell table:style-name="ce291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310" office:value-type="string">
            <text:p>Milių per valandą ({0})</text:p>
          </table:table-cell>
          <table:table-cell table:style-name="ce314" office:value-type="string">
            <text:p>Eng.mil/timme ({0})</text:p>
          </table:table-cell>
          <table:table-cell table:style-name="ce323" office:value-type="string">
            <text:p>Miles i timen ({0})</text:p>
          </table:table-cell>
          <table:table-cell table:style-name="ce334" office:value-type="string">
            <text:p>Míle za hodinu ({0})</text:p>
          </table:table-cell>
          <table:table-cell table:style-name="ce34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341" table:number-columns-repeated="1003"/>
        </table:table-row>
        <table:table-row table:style-name="ro12">
          <table:table-cell table:style-name="ce136" office:value-type="string">
            <text:p>dlgPreferences_Speed_Knots</text:p>
          </table:table-cell>
          <table:table-cell table:style-name="ce144"/>
          <table:table-cell table:style-name="ce153" office:value-type="string">
            <text:p>Knots ({0})</text:p>
          </table:table-cell>
          <table:table-cell table:style-name="ce167" office:value-type="string">
            <text:p>Nœuds ({0})</text:p>
          </table:table-cell>
          <table:table-cell table:style-name="ce178" office:value-type="string">
            <text:p>Knopen <text:s/>({0})</text:p>
          </table:table-cell>
          <table:table-cell table:style-name="ce192" office:value-type="string">
            <text:p>Knoten ({0})</text:p>
          </table:table-cell>
          <table:table-cell table:style-name="ce228" office:value-type="string">
            <text:p>Nudos ({0})</text:p>
          </table:table-cell>
          <table:table-cell table:style-name="ce236" office:value-type="string">
            <text:p>Nós ({0})</text:p>
          </table:table-cell>
          <table:table-cell table:style-name="ce245"/>
          <table:table-cell table:style-name="ce153" office:value-type="string">
            <text:p>Nodi ({0})</text:p>
          </table:table-cell>
          <table:table-cell table:style-name="ce153" office:value-type="string">
            <text:p>Noduri (milă pe oră) ({0})</text:p>
          </table:table-cell>
          <table:table-cell table:style-name="ce153" office:value-type="string">
            <text:p>Solmua ({0})</text:p>
          </table:table-cell>
          <table:table-cell table:style-name="ce273" office:value-type="string">
            <text:p>Knop ({0})</text:p>
          </table:table-cell>
          <table:table-cell table:style-name="ce279" office:value-type="string">
            <text:p>结 ({0})</text:p>
          </table:table-cell>
          <table:table-cell table:style-name="ce291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310" office:value-type="string">
            <text:p>Mazgų ({0})</text:p>
          </table:table-cell>
          <table:table-cell table:style-name="ce314" office:value-type="string">
            <text:p>Knop ({0})</text:p>
          </table:table-cell>
          <table:table-cell table:style-name="ce323" office:value-type="string">
            <text:p>Knob ({0})</text:p>
          </table:table-cell>
          <table:table-cell table:style-name="ce334" office:value-type="string">
            <text:p>Uzly ({0})</text:p>
          </table:table-cell>
          <table:table-cell table:style-name="ce341" office:value-type="string">
            <text:p><text:span text:style-name="T4">노트</text:span><text:span text:style-name="T5">({0})</text:span></text:p>
          </table:table-cell>
          <table:table-cell table:style-name="ce341" table:number-columns-repeated="1003"/>
        </table:table-row>
        <table:table-row table:style-name="ro12">
          <table:table-cell table:style-name="ce135" office:value-type="string">
            <text:p>dlgPreferences_Title</text:p>
          </table:table-cell>
          <table:table-cell table:style-name="ce143"/>
          <table:table-cell table:style-name="ce152" office:value-type="string">
            <text:p>Preferences…</text:p>
          </table:table-cell>
          <table:table-cell table:style-name="ce165" office:value-type="string">
            <text:p>Préférences...</text:p>
          </table:table-cell>
          <table:table-cell table:style-name="ce177" office:value-type="string">
            <text:p>Voorkeuren…</text:p>
          </table:table-cell>
          <table:table-cell table:style-name="ce182" office:value-type="string">
            <text:p>Einstellungen...</text:p>
          </table:table-cell>
          <table:table-cell table:style-name="ce223" office:value-type="string">
            <text:p>Preferencias…</text:p>
          </table:table-cell>
          <table:table-cell table:style-name="ce232" office:value-type="string">
            <text:p>Preferências...</text:p>
          </table:table-cell>
          <table:table-cell table:style-name="ce244" office:value-type="string">
            <text:p>Preferencje...</text:p>
          </table:table-cell>
          <table:table-cell table:style-name="ce250" office:value-type="string">
            <text:p>Preferenze...</text:p>
          </table:table-cell>
          <table:table-cell table:style-name="ce255" office:value-type="string">
            <text:p>Preferinţe...</text:p>
          </table:table-cell>
          <table:table-cell table:style-name="ce261" office:value-type="string">
            <text:p>Asetukset...</text:p>
          </table:table-cell>
          <table:table-cell table:style-name="ce272" office:value-type="string">
            <text:p>Instillinger</text:p>
          </table:table-cell>
          <table:table-cell table:style-name="ce278" office:value-type="string">
            <text:p>首选项...</text:p>
          </table:table-cell>
          <table:table-cell table:style-name="ce286" office:value-type="string">
            <text:p>Tercihler...</text:p>
          </table:table-cell>
          <table:table-cell table:style-name="ce295" office:value-type="string">
            <text:p>Προτιμήσεις…</text:p>
          </table:table-cell>
          <table:table-cell table:style-name="ce310" office:value-type="string">
            <text:p>Parinktys...</text:p>
          </table:table-cell>
          <table:table-cell table:style-name="ce314" office:value-type="string">
            <text:p>Inställningar...</text:p>
          </table:table-cell>
          <table:table-cell table:style-name="ce323" office:value-type="string">
            <text:p>Indstillinger…</text:p>
          </table:table-cell>
          <table:table-cell table:style-name="ce325" office:value-type="string">
            <text:p>Preference…</text:p>
          </table:table-cell>
          <table:table-cell table:style-name="ce34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Splash_LoadInfos</text:p>
          </table:table-cell>
          <table:table-cell table:style-name="ce143"/>
          <table:table-cell table:style-name="ce152" office:value-type="string">
            <text:p>Loading User Interface…</text:p>
          </table:table-cell>
          <table:table-cell table:style-name="ce165" office:value-type="string">
            <text:p>Chargement de l'Interface Graphique...</text:p>
          </table:table-cell>
          <table:table-cell table:style-name="ce177" office:value-type="string">
            <text:p>Laden Gebruikers Interface...</text:p>
          </table:table-cell>
          <table:table-cell table:style-name="ce188" office:value-type="string">
            <text:p>Laden der Benutzeroberfläche ...</text:p>
          </table:table-cell>
          <table:table-cell table:style-name="ce224" office:value-type="string">
            <text:p>Cargando la Interfaz Gráfica ...</text:p>
          </table:table-cell>
          <table:table-cell table:style-name="ce233" office:value-type="string">
            <text:p>Carregando a Interface de Usuário... </text:p>
          </table:table-cell>
          <table:table-cell table:style-name="ce244" office:value-type="string">
            <text:p>Wczytywanie interfejsu użytkownika...</text:p>
          </table:table-cell>
          <table:table-cell table:style-name="ce250" office:value-type="string">
            <text:p>Caricamento Interfaccia Utente... </text:p>
          </table:table-cell>
          <table:table-cell table:style-name="ce255" office:value-type="string">
            <text:p>Încarc Interfaţa Grafica... </text:p>
          </table:table-cell>
          <table:table-cell table:style-name="ce261" office:value-type="string">
            <text:p>Ladataan käyttäjäliittymää...</text:p>
          </table:table-cell>
          <table:table-cell table:style-name="ce272" office:value-type="string">
            <text:p>Laster brukerinstillinger</text:p>
          </table:table-cell>
          <table:table-cell table:style-name="ce278" office:value-type="string">
            <text:p>载入用户界面...</text:p>
          </table:table-cell>
          <table:table-cell table:style-name="ce286" office:value-type="string">
            <text:p>Kullanıcı Arayüzünü Yüklüyor...</text:p>
          </table:table-cell>
          <table:table-cell table:style-name="ce295" office:value-type="string">
            <text:p>Φόρτωση Διεπαφής/Διασύνδεσης Χρήστη</text:p>
          </table:table-cell>
          <table:table-cell table:style-name="ce310" office:value-type="string">
            <text:p>Įkeliama vartotojo sąsaja...</text:p>
          </table:table-cell>
          <table:table-cell table:style-name="ce314" office:value-type="string">
            <text:p>Laddar användargränssnitt...</text:p>
          </table:table-cell>
          <table:table-cell table:style-name="ce323" office:value-type="string">
            <text:p>Indlæser brugergrænseflade…</text:p>
          </table:table-cell>
          <table:table-cell table:style-name="ce325" office:value-type="string">
            <text:p>Nahrávání uživatelského rozhraní…</text:p>
          </table:table-cell>
          <table:table-cell table:style-name="ce34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Generic_Cancel</text:p>
          </table:table-cell>
          <table:table-cell table:style-name="ce143"/>
          <table:table-cell table:style-name="ce152" office:value-type="string">
            <text:p>Cancel</text:p>
          </table:table-cell>
          <table:table-cell table:style-name="ce165" office:value-type="string">
            <text:p>Annuler</text:p>
          </table:table-cell>
          <table:table-cell table:style-name="ce177" office:value-type="string">
            <text:p>Annuleer</text:p>
          </table:table-cell>
          <table:table-cell table:style-name="ce182" office:value-type="string">
            <text:p>Abbrechen</text:p>
          </table:table-cell>
          <table:table-cell table:style-name="ce224" office:value-type="string">
            <text:p>Cancelar</text:p>
          </table:table-cell>
          <table:table-cell table:style-name="ce232" office:value-type="string">
            <text:p>Cancelar</text:p>
          </table:table-cell>
          <table:table-cell table:style-name="ce244" office:value-type="string">
            <text:p>Anuluj</text:p>
          </table:table-cell>
          <table:table-cell table:style-name="ce250" office:value-type="string">
            <text:p>Annulla</text:p>
          </table:table-cell>
          <table:table-cell table:style-name="ce255" office:value-type="string">
            <text:p>Anulează</text:p>
          </table:table-cell>
          <table:table-cell table:style-name="ce261" office:value-type="string">
            <text:p>Peruuta</text:p>
          </table:table-cell>
          <table:table-cell table:style-name="ce272" office:value-type="string">
            <text:p>Avbryt</text:p>
          </table:table-cell>
          <table:table-cell table:style-name="ce278" office:value-type="string">
            <text:p>取消</text:p>
          </table:table-cell>
          <table:table-cell table:style-name="ce286" office:value-type="string">
            <text:p>İptal Et</text:p>
          </table:table-cell>
          <table:table-cell table:style-name="ce295" office:value-type="string">
            <text:p>Άκυρο</text:p>
          </table:table-cell>
          <table:table-cell table:style-name="ce310" office:value-type="string">
            <text:p>Anuliuoti</text:p>
          </table:table-cell>
          <table:table-cell table:style-name="ce314" office:value-type="string">
            <text:p>Ångra</text:p>
          </table:table-cell>
          <table:table-cell table:style-name="ce323" office:value-type="string">
            <text:p>Afbryd</text:p>
          </table:table-cell>
          <table:table-cell table:style-name="ce325" office:value-type="string">
            <text:p>Zrušit</text:p>
          </table:table-cell>
          <table:table-cell table:style-name="ce340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Generic_Quit</text:p>
          </table:table-cell>
          <table:table-cell table:style-name="ce143"/>
          <table:table-cell table:style-name="ce152" office:value-type="string">
            <text:p>Quit</text:p>
          </table:table-cell>
          <table:table-cell table:style-name="ce165" office:value-type="string">
            <text:p>Quitter</text:p>
          </table:table-cell>
          <table:table-cell table:style-name="ce177" office:value-type="string">
            <text:p>Stop</text:p>
          </table:table-cell>
          <table:table-cell table:style-name="ce182" office:value-type="string">
            <text:p>Beenden</text:p>
          </table:table-cell>
          <table:table-cell table:style-name="ce223" office:value-type="string">
            <text:p>Salir</text:p>
          </table:table-cell>
          <table:table-cell table:style-name="ce232" office:value-type="string">
            <text:p>Sair</text:p>
          </table:table-cell>
          <table:table-cell table:style-name="ce244" office:value-type="string">
            <text:p>Wyjdź</text:p>
          </table:table-cell>
          <table:table-cell table:style-name="ce250" office:value-type="string">
            <text:p>Esci</text:p>
          </table:table-cell>
          <table:table-cell table:style-name="ce255" office:value-type="string">
            <text:p>Renunţ</text:p>
          </table:table-cell>
          <table:table-cell table:style-name="ce261" office:value-type="string">
            <text:p>Lopeta</text:p>
          </table:table-cell>
          <table:table-cell table:style-name="ce272" office:value-type="string">
            <text:p>End </text:p>
          </table:table-cell>
          <table:table-cell table:style-name="ce278" office:value-type="string">
            <text:p>退出</text:p>
          </table:table-cell>
          <table:table-cell table:style-name="ce286" office:value-type="string">
            <text:p>Çık</text:p>
          </table:table-cell>
          <table:table-cell table:style-name="ce295" office:value-type="string">
            <text:p>Παραίτηση</text:p>
          </table:table-cell>
          <table:table-cell table:style-name="ce304" office:value-type="string">
            <text:p>Baigti</text:p>
          </table:table-cell>
          <table:table-cell table:style-name="ce314" office:value-type="string">
            <text:p>Avsluta</text:p>
          </table:table-cell>
          <table:table-cell table:style-name="ce323" office:value-type="string">
            <text:p>Afslut</text:p>
          </table:table-cell>
          <table:table-cell table:style-name="ce325" office:value-type="string">
            <text:p>Zavřít</text:p>
          </table:table-cell>
          <table:table-cell table:style-name="ce340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Generic_Save</text:p>
          </table:table-cell>
          <table:table-cell table:style-name="ce143"/>
          <table:table-cell table:style-name="ce152" office:value-type="string">
            <text:p>Save</text:p>
          </table:table-cell>
          <table:table-cell table:style-name="ce165" office:value-type="string">
            <text:p>Enregistrer</text:p>
          </table:table-cell>
          <table:table-cell table:style-name="ce177" office:value-type="string">
            <text:p>Bewaar</text:p>
          </table:table-cell>
          <table:table-cell table:style-name="ce182" office:value-type="string">
            <text:p>Speichern</text:p>
          </table:table-cell>
          <table:table-cell table:style-name="ce223" office:value-type="string">
            <text:p>Guardar</text:p>
          </table:table-cell>
          <table:table-cell table:style-name="ce232" office:value-type="string">
            <text:p>Salvar</text:p>
          </table:table-cell>
          <table:table-cell table:style-name="ce244" office:value-type="string">
            <text:p>Zapisz</text:p>
          </table:table-cell>
          <table:table-cell table:style-name="ce250" office:value-type="string">
            <text:p>Salva</text:p>
          </table:table-cell>
          <table:table-cell table:style-name="ce255" office:value-type="string">
            <text:p>Salvează</text:p>
          </table:table-cell>
          <table:table-cell table:style-name="ce261" office:value-type="string">
            <text:p>Tallenna</text:p>
          </table:table-cell>
          <table:table-cell table:style-name="ce272" office:value-type="string">
            <text:p>Lagre</text:p>
          </table:table-cell>
          <table:table-cell table:style-name="ce278" office:value-type="string">
            <text:p>保存...</text:p>
          </table:table-cell>
          <table:table-cell table:style-name="ce286" office:value-type="string">
            <text:p>Kaydet</text:p>
          </table:table-cell>
          <table:table-cell table:style-name="ce295" office:value-type="string">
            <text:p>Αποθήκευση</text:p>
          </table:table-cell>
          <table:table-cell table:style-name="ce304" office:value-type="string">
            <text:p>Išsaugoti</text:p>
          </table:table-cell>
          <table:table-cell table:style-name="ce314" office:value-type="string">
            <text:p>Spara</text:p>
          </table:table-cell>
          <table:table-cell table:style-name="ce323" office:value-type="string">
            <text:p>Gem</text:p>
          </table:table-cell>
          <table:table-cell table:style-name="ce325" office:value-type="string">
            <text:p>Uložit</text:p>
          </table:table-cell>
          <table:table-cell table:style-name="ce340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About</text:p>
          </table:table-cell>
          <table:table-cell table:style-name="ce143"/>
          <table:table-cell table:style-name="ce152" office:value-type="string">
            <text:p>About Kinovea…</text:p>
          </table:table-cell>
          <table:table-cell table:style-name="ce165" office:value-type="string">
            <text:p>À Propos de Kinovea…</text:p>
          </table:table-cell>
          <table:table-cell table:style-name="ce177" office:value-type="string">
            <text:p>Over Kinovea…</text:p>
          </table:table-cell>
          <table:table-cell table:style-name="ce182" office:value-type="string">
            <text:p>Über Kinovea...</text:p>
          </table:table-cell>
          <table:table-cell table:style-name="ce223" office:value-type="string">
            <text:p>Acerca de Kinovea…</text:p>
          </table:table-cell>
          <table:table-cell table:style-name="ce232" office:value-type="string">
            <text:p>Sobre o Kinovea...</text:p>
          </table:table-cell>
          <table:table-cell table:style-name="ce244" office:value-type="string">
            <text:p>O Kinovea</text:p>
          </table:table-cell>
          <table:table-cell table:style-name="ce250" office:value-type="string">
            <text:p>Riguardo Kinovea...</text:p>
          </table:table-cell>
          <table:table-cell table:style-name="ce255" office:value-type="string">
            <text:p>Despre Kinovea...</text:p>
          </table:table-cell>
          <table:table-cell table:style-name="ce261" office:value-type="string">
            <text:p>Kinoveasta...</text:p>
          </table:table-cell>
          <table:table-cell table:style-name="ce272" office:value-type="string">
            <text:p>Om Kinovea...</text:p>
          </table:table-cell>
          <table:table-cell table:style-name="ce278" office:value-type="string">
            <text:p>关于本软件...</text:p>
          </table:table-cell>
          <table:table-cell table:style-name="ce286" office:value-type="string">
            <text:p>Kinovea Hakkında...</text:p>
          </table:table-cell>
          <table:table-cell table:style-name="ce295" office:value-type="string">
            <text:p>Περί του Kinovea…</text:p>
          </table:table-cell>
          <table:table-cell table:style-name="ce304" office:value-type="string">
            <text:p>Apie Kinovea...</text:p>
          </table:table-cell>
          <table:table-cell table:style-name="ce314" office:value-type="string">
            <text:p>Om Kinovea...</text:p>
          </table:table-cell>
          <table:table-cell table:style-name="ce323" office:value-type="string">
            <text:p>Om Kinovea</text:p>
          </table:table-cell>
          <table:table-cell table:style-name="ce325" office:value-type="string">
            <text:p>O Kinovea</text:p>
          </table:table-cell>
          <table:table-cell table:style-name="ce340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ApplicationFolder</text:p>
          </table:table-cell>
          <table:table-cell table:style-name="ce144"/>
          <table:table-cell table:style-name="ce153" office:value-type="string">
            <text:p>Open log folder…</text:p>
          </table:table-cell>
          <table:table-cell table:style-name="ce167" office:value-type="string">
            <text:p>Ouvrir le dossier des logs…</text:p>
          </table:table-cell>
          <table:table-cell table:style-name="ce178" office:value-type="string">
            <text:p>Open de map met de logs..</text:p>
          </table:table-cell>
          <table:table-cell table:style-name="ce182" office:value-type="string">
            <text:p>Log Ordner öffnen...</text:p>
          </table:table-cell>
          <table:table-cell table:style-name="ce223" office:value-type="string">
            <text:p>Abrir el archivo de logs</text:p>
          </table:table-cell>
          <table:table-cell table:style-name="ce232" office:value-type="string">
            <text:p>Abrir pasta de log...</text:p>
          </table:table-cell>
          <table:table-cell table:style-name="ce245"/>
          <table:table-cell table:style-name="ce250" office:value-type="string">
            <text:p>Apri cartella del Log</text:p>
          </table:table-cell>
          <table:table-cell table:style-name="ce255" office:value-type="string">
            <text:p>Deschide folderul de loguri...</text:p>
          </table:table-cell>
          <table:table-cell table:style-name="ce262" office:value-type="string">
            <text:p>Avaa lokitiedosto...</text:p>
          </table:table-cell>
          <table:table-cell table:style-name="ce271" office:value-type="string">
            <text:p>Åpne logfil</text:p>
          </table:table-cell>
          <table:table-cell table:style-name="ce278" office:value-type="string">
            <text:p>上传视频分析...</text:p>
          </table:table-cell>
          <table:table-cell table:style-name="ce287" office:value-type="string">
            <text:p>Log klasörünü aç...</text:p>
          </table:table-cell>
          <table:table-cell table:style-name="ce295" office:value-type="string">
            <text:p>Άνοιγμα Φακέλου Ημερολογίου…</text:p>
          </table:table-cell>
          <table:table-cell table:style-name="ce305" office:value-type="string">
            <text:p>Atverti registro aplanką</text:p>
          </table:table-cell>
          <table:table-cell table:style-name="ce314" office:value-type="string">
            <text:p>Öppna log mapp...</text:p>
          </table:table-cell>
          <table:table-cell table:style-name="ce323" office:value-type="string">
            <text:p>Åben katalog med logfiler…</text:p>
          </table:table-cell>
          <table:table-cell table:style-name="ce334" office:value-type="string">
            <text:p>Otovřít log složku….</text:p>
          </table:table-cell>
          <table:table-cell table:style-name="ce342" office:value-type="string">
            <text:p>로그 폴더 열기…</text:p>
          </table:table-cell>
          <table:table-cell table:style-name="ce341" table:number-columns-repeated="1003"/>
        </table:table-row>
        <table:table-row table:style-name="ro12">
          <table:table-cell table:style-name="ce135" office:value-type="string">
            <text:p>mnuEdit</text:p>
          </table:table-cell>
          <table:table-cell table:style-name="ce143"/>
          <table:table-cell table:style-name="ce152" office:value-type="string">
            <text:p>Edit</text:p>
          </table:table-cell>
          <table:table-cell table:style-name="ce165" office:value-type="string">
            <text:p>Édition</text:p>
          </table:table-cell>
          <table:table-cell table:style-name="ce177" office:value-type="string">
            <text:p>Bewerk</text:p>
          </table:table-cell>
          <table:table-cell table:style-name="ce182" office:value-type="string">
            <text:p>Bearbeiten</text:p>
          </table:table-cell>
          <table:table-cell table:style-name="ce223" office:value-type="string">
            <text:p>Editar</text:p>
          </table:table-cell>
          <table:table-cell table:style-name="ce232" office:value-type="string">
            <text:p>Editar</text:p>
          </table:table-cell>
          <table:table-cell table:style-name="ce244" office:value-type="string">
            <text:p>Edytuj</text:p>
          </table:table-cell>
          <table:table-cell table:style-name="ce250" office:value-type="string">
            <text:p>Modifica</text:p>
          </table:table-cell>
          <table:table-cell table:style-name="ce255" office:value-type="string">
            <text:p>Editează</text:p>
          </table:table-cell>
          <table:table-cell table:style-name="ce261" office:value-type="string">
            <text:p>Editoi</text:p>
          </table:table-cell>
          <table:table-cell table:style-name="ce272" office:value-type="string">
            <text:p>Edit</text:p>
          </table:table-cell>
          <table:table-cell table:style-name="ce278" office:value-type="string">
            <text:p>编辑</text:p>
          </table:table-cell>
          <table:table-cell table:style-name="ce286" office:value-type="string">
            <text:p>Düzenle</text:p>
          </table:table-cell>
          <table:table-cell table:style-name="ce295" office:value-type="string">
            <text:p>Σύνταξη</text:p>
          </table:table-cell>
          <table:table-cell table:style-name="ce311" office:value-type="string">
            <text:p>Redaguoti</text:p>
          </table:table-cell>
          <table:table-cell table:style-name="ce314" office:value-type="string">
            <text:p>Redigera</text:p>
          </table:table-cell>
          <table:table-cell table:style-name="ce323" office:value-type="string">
            <text:p>Editer</text:p>
          </table:table-cell>
          <table:table-cell table:style-name="ce325" office:value-type="string">
            <text:p>Editovat</text:p>
          </table:table-cell>
          <table:table-cell table:style-name="ce340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File</text:p>
          </table:table-cell>
          <table:table-cell table:style-name="ce143"/>
          <table:table-cell table:style-name="ce152" office:value-type="string">
            <text:p>File</text:p>
          </table:table-cell>
          <table:table-cell table:style-name="ce165" office:value-type="string">
            <text:p>Fichier</text:p>
          </table:table-cell>
          <table:table-cell table:style-name="ce177" office:value-type="string">
            <text:p>Bestand</text:p>
          </table:table-cell>
          <table:table-cell table:style-name="ce182" office:value-type="string">
            <text:p>Datei</text:p>
          </table:table-cell>
          <table:table-cell table:style-name="ce223" office:value-type="string">
            <text:p>Archivo</text:p>
          </table:table-cell>
          <table:table-cell table:style-name="ce232" office:value-type="string">
            <text:p>Arquivo</text:p>
          </table:table-cell>
          <table:table-cell table:style-name="ce244" office:value-type="string">
            <text:p>Plik</text:p>
          </table:table-cell>
          <table:table-cell table:style-name="ce249" office:value-type="string">
            <text:p>File</text:p>
          </table:table-cell>
          <table:table-cell table:style-name="ce255" office:value-type="string">
            <text:p>Fişier</text:p>
          </table:table-cell>
          <table:table-cell table:style-name="ce261" office:value-type="string">
            <text:p>Tiedosto</text:p>
          </table:table-cell>
          <table:table-cell table:style-name="ce272" office:value-type="string">
            <text:p>Fil</text:p>
          </table:table-cell>
          <table:table-cell table:style-name="ce278" office:value-type="string">
            <text:p>文件</text:p>
          </table:table-cell>
          <table:table-cell table:style-name="ce286" office:value-type="string">
            <text:p>Dosya</text:p>
          </table:table-cell>
          <table:table-cell table:style-name="ce295" office:value-type="string">
            <text:p>Αρχείο</text:p>
          </table:table-cell>
          <table:table-cell table:style-name="ce305" office:value-type="string">
            <text:p>Dokumentai</text:p>
          </table:table-cell>
          <table:table-cell table:style-name="ce314" office:value-type="string">
            <text:p>Fil</text:p>
          </table:table-cell>
          <table:table-cell table:style-name="ce323" office:value-type="string">
            <text:p>Filer</text:p>
          </table:table-cell>
          <table:table-cell table:style-name="ce325" office:value-type="string">
            <text:p>Soubor</text:p>
          </table:table-cell>
          <table:table-cell table:style-name="ce340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138" office:value-type="string">
            <text:p>mnuFullScreen</text:p>
          </table:table-cell>
          <table:table-cell table:style-name="ce145"/>
          <table:table-cell table:style-name="ce158" office:value-type="string">
            <text:p>Full screen</text:p>
          </table:table-cell>
          <table:table-cell table:style-name="ce169" office:value-type="string">
            <text:p>Plein écran</text:p>
          </table:table-cell>
          <table:table-cell table:style-name="ce183"/>
          <table:table-cell table:style-name="ce194"/>
          <table:table-cell table:style-name="ce229"/>
          <table:table-cell table:style-name="ce235"/>
          <table:table-cell table:style-name="ce246"/>
          <table:table-cell table:style-name="ce253"/>
          <table:table-cell table:style-name="ce257"/>
          <table:table-cell table:style-name="ce264"/>
          <table:table-cell table:style-name="ce274"/>
          <table:table-cell table:style-name="ce281"/>
          <table:table-cell table:style-name="ce290"/>
          <table:table-cell table:style-name="ce299"/>
          <table:table-cell table:style-name="ce309"/>
          <table:table-cell table:style-name="ce316"/>
          <table:table-cell table:style-name="ce323" office:value-type="string">
            <text:p>Hel skærm</text:p>
          </table:table-cell>
          <table:table-cell table:style-name="ce337" office:value-type="string">
            <text:p>Celá obrazovka</text:p>
          </table:table-cell>
          <table:table-cell table:style-name="ce34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44" table:number-columns-repeated="1003"/>
        </table:table-row>
        <table:table-row table:style-name="ro12">
          <table:table-cell table:style-name="ce135" office:value-type="string">
            <text:p>mnuHelp</text:p>
          </table:table-cell>
          <table:table-cell table:style-name="ce143"/>
          <table:table-cell table:style-name="ce152" office:value-type="string">
            <text:p>Help</text:p>
          </table:table-cell>
          <table:table-cell table:style-name="ce165" office:value-type="string">
            <text:p>Aide</text:p>
          </table:table-cell>
          <table:table-cell table:style-name="ce177" office:value-type="string">
            <text:p>Help</text:p>
          </table:table-cell>
          <table:table-cell table:style-name="ce182" office:value-type="string">
            <text:p>Hilfe</text:p>
          </table:table-cell>
          <table:table-cell table:style-name="ce223" office:value-type="string">
            <text:p>Ayuda</text:p>
          </table:table-cell>
          <table:table-cell table:style-name="ce232" office:value-type="string">
            <text:p>Ajuda</text:p>
          </table:table-cell>
          <table:table-cell table:style-name="ce244" office:value-type="string">
            <text:p>Pomoc</text:p>
          </table:table-cell>
          <table:table-cell table:style-name="ce249" office:value-type="string">
            <text:p>Aiuto</text:p>
          </table:table-cell>
          <table:table-cell table:style-name="ce255" office:value-type="string">
            <text:p>Ajutor</text:p>
          </table:table-cell>
          <table:table-cell table:style-name="ce261" office:value-type="string">
            <text:p>Apua</text:p>
          </table:table-cell>
          <table:table-cell table:style-name="ce272" office:value-type="string">
            <text:p>Hjelp</text:p>
          </table:table-cell>
          <table:table-cell table:style-name="ce278" office:value-type="string">
            <text:p>帮助</text:p>
          </table:table-cell>
          <table:table-cell table:style-name="ce286" office:value-type="string">
            <text:p>Yardım</text:p>
          </table:table-cell>
          <table:table-cell table:style-name="ce295" office:value-type="string">
            <text:p>Βοήθεια</text:p>
          </table:table-cell>
          <table:table-cell table:style-name="ce305" office:value-type="string">
            <text:p>Pagalba</text:p>
          </table:table-cell>
          <table:table-cell table:style-name="ce314" office:value-type="string">
            <text:p>Hjälp</text:p>
          </table:table-cell>
          <table:table-cell table:style-name="ce323" office:value-type="string">
            <text:p>Hjælp</text:p>
          </table:table-cell>
          <table:table-cell table:style-name="ce325" office:value-type="string">
            <text:p>Nápověda</text:p>
          </table:table-cell>
          <table:table-cell table:style-name="ce340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HelpContents</text:p>
          </table:table-cell>
          <table:table-cell table:style-name="ce143"/>
          <table:table-cell table:style-name="ce152" office:value-type="string">
            <text:p>Kinovea Help...</text:p>
          </table:table-cell>
          <table:table-cell table:style-name="ce165" office:value-type="string">
            <text:p>Aide de Kinovea…</text:p>
          </table:table-cell>
          <table:table-cell table:style-name="ce177" office:value-type="string">
            <text:p>Kinovea Help…</text:p>
          </table:table-cell>
          <table:table-cell table:style-name="ce182" office:value-type="string">
            <text:p>Kinovea Hilfe...</text:p>
          </table:table-cell>
          <table:table-cell table:style-name="ce223" office:value-type="string">
            <text:p>Ayuda de Kinovea...</text:p>
          </table:table-cell>
          <table:table-cell table:style-name="ce232" office:value-type="string">
            <text:p>Ajuda do Kinovea...</text:p>
          </table:table-cell>
          <table:table-cell table:style-name="ce244" office:value-type="string">
            <text:p>Kinovea - pomoc</text:p>
          </table:table-cell>
          <table:table-cell table:style-name="ce250" office:value-type="string">
            <text:p>Aiuto di Kinovea ...</text:p>
          </table:table-cell>
          <table:table-cell table:style-name="ce255" office:value-type="string">
            <text:p>Ajutor Kinovea …</text:p>
          </table:table-cell>
          <table:table-cell table:style-name="ce261" office:value-type="string">
            <text:p>Kinovean apu...</text:p>
          </table:table-cell>
          <table:table-cell table:style-name="ce272" office:value-type="string">
            <text:p>Kinovea hjelp</text:p>
          </table:table-cell>
          <table:table-cell table:style-name="ce278" office:value-type="string">
            <text:p>帮助...</text:p>
          </table:table-cell>
          <table:table-cell table:style-name="ce286" office:value-type="string">
            <text:p>Kinovea Yardımı...</text:p>
          </table:table-cell>
          <table:table-cell table:style-name="ce295" office:value-type="string">
            <text:p>Βοήθεια Kinovea…</text:p>
          </table:table-cell>
          <table:table-cell table:style-name="ce305" office:value-type="string">
            <text:p>Kinovea pagalba...</text:p>
          </table:table-cell>
          <table:table-cell table:style-name="ce314" office:value-type="string">
            <text:p>Kinovea hjälp...</text:p>
          </table:table-cell>
          <table:table-cell table:style-name="ce323" office:value-type="string">
            <text:p>Kinovea Hjælp…</text:p>
          </table:table-cell>
          <table:table-cell table:style-name="ce325" office:value-type="string">
            <text:p>Nápověda Kinovea…</text:p>
          </table:table-cell>
          <table:table-cell table:style-name="ce340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History</text:p>
          </table:table-cell>
          <table:table-cell table:style-name="ce143"/>
          <table:table-cell table:style-name="ce152" office:value-type="string">
            <text:p>Recent</text:p>
          </table:table-cell>
          <table:table-cell table:style-name="ce165" office:value-type="string">
            <text:p>Récents</text:p>
          </table:table-cell>
          <table:table-cell table:style-name="ce177" office:value-type="string">
            <text:p>Recent</text:p>
          </table:table-cell>
          <table:table-cell table:style-name="ce182" office:value-type="string">
            <text:p>Zuletzt verwendet</text:p>
          </table:table-cell>
          <table:table-cell table:style-name="ce223" office:value-type="string">
            <text:p>Recientes</text:p>
          </table:table-cell>
          <table:table-cell table:style-name="ce232" office:value-type="string">
            <text:p>Recentes</text:p>
          </table:table-cell>
          <table:table-cell table:style-name="ce244" office:value-type="string">
            <text:p>Ostatnie</text:p>
          </table:table-cell>
          <table:table-cell table:style-name="ce249" office:value-type="string">
            <text:p>Recenti</text:p>
          </table:table-cell>
          <table:table-cell table:style-name="ce255" office:value-type="string">
            <text:p>Recent</text:p>
          </table:table-cell>
          <table:table-cell table:style-name="ce261" office:value-type="string">
            <text:p>Aikaisemmat</text:p>
          </table:table-cell>
          <table:table-cell table:style-name="ce272" office:value-type="string">
            <text:p>Sist benyttet</text:p>
          </table:table-cell>
          <table:table-cell table:style-name="ce278" office:value-type="string">
            <text:p>最近文件...</text:p>
          </table:table-cell>
          <table:table-cell table:style-name="ce286" office:value-type="string">
            <text:p>Son Kullanılan</text:p>
          </table:table-cell>
          <table:table-cell table:style-name="ce295" office:value-type="string">
            <text:p>Πρόσφατα</text:p>
          </table:table-cell>
          <table:table-cell table:style-name="ce305" office:value-type="string">
            <text:p>Naujausi</text:p>
          </table:table-cell>
          <table:table-cell table:style-name="ce314" office:value-type="string">
            <text:p>Senaste</text:p>
          </table:table-cell>
          <table:table-cell table:style-name="ce323" office:value-type="string">
            <text:p>Seneste</text:p>
          </table:table-cell>
          <table:table-cell table:style-name="ce325" office:value-type="string">
            <text:p>Poslední dokumenty</text:p>
          </table:table-cell>
          <table:table-cell table:style-name="ce340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HistoryReset</text:p>
          </table:table-cell>
          <table:table-cell table:style-name="ce143"/>
          <table:table-cell table:style-name="ce152" office:value-type="string">
            <text:p>Reset History</text:p>
          </table:table-cell>
          <table:table-cell table:style-name="ce165" office:value-type="string">
            <text:p>Effacer l'Historique</text:p>
          </table:table-cell>
          <table:table-cell table:style-name="ce177" office:value-type="string">
            <text:p>Herstel historie</text:p>
          </table:table-cell>
          <table:table-cell table:style-name="ce182" office:value-type="string">
            <text:p>Verlauf löschen</text:p>
          </table:table-cell>
          <table:table-cell table:style-name="ce223" office:value-type="string">
            <text:p>Borrar Historial</text:p>
          </table:table-cell>
          <table:table-cell table:style-name="ce232" office:value-type="string">
            <text:p>Zerar Histórico</text:p>
          </table:table-cell>
          <table:table-cell table:style-name="ce244" office:value-type="string">
            <text:p>Skasuj historię</text:p>
          </table:table-cell>
          <table:table-cell table:style-name="ce249" office:value-type="string">
            <text:p>Cancella cronologia</text:p>
          </table:table-cell>
          <table:table-cell table:style-name="ce255" office:value-type="string">
            <text:p>Resetează Istoric</text:p>
          </table:table-cell>
          <table:table-cell table:style-name="ce261" office:value-type="string">
            <text:p>Palauta historia</text:p>
          </table:table-cell>
          <table:table-cell table:style-name="ce272" office:value-type="string">
            <text:p>Sist benyttet historikk</text:p>
          </table:table-cell>
          <table:table-cell table:style-name="ce278" office:value-type="string">
            <text:p>重设历史文件</text:p>
          </table:table-cell>
          <table:table-cell table:style-name="ce286" office:value-type="string">
            <text:p>Geçmişi Sıfırla</text:p>
          </table:table-cell>
          <table:table-cell table:style-name="ce295" office:value-type="string">
            <text:p>Επανάθεση Ιστορικού</text:p>
          </table:table-cell>
          <table:table-cell table:style-name="ce305" office:value-type="string">
            <text:p>Įvalyti istorija</text:p>
          </table:table-cell>
          <table:table-cell table:style-name="ce314" office:value-type="string">
            <text:p>Återställ historik</text:p>
          </table:table-cell>
          <table:table-cell table:style-name="ce323" office:value-type="string">
            <text:p>Nulstil historik</text:p>
          </table:table-cell>
          <table:table-cell table:style-name="ce325" office:value-type="string">
            <text:p>Poslední historie</text:p>
          </table:table-cell>
          <table:table-cell table:style-name="ce340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Image</text:p>
          </table:table-cell>
          <table:table-cell table:style-name="ce143"/>
          <table:table-cell table:style-name="ce152" office:value-type="string">
            <text:p>Image</text:p>
          </table:table-cell>
          <table:table-cell table:style-name="ce165" office:value-type="string">
            <text:p>Image</text:p>
          </table:table-cell>
          <table:table-cell table:style-name="ce177" office:value-type="string">
            <text:p>Afbeelding</text:p>
          </table:table-cell>
          <table:table-cell table:style-name="ce182" office:value-type="string">
            <text:p>Bild</text:p>
          </table:table-cell>
          <table:table-cell table:style-name="ce223" office:value-type="string">
            <text:p>Imagen</text:p>
          </table:table-cell>
          <table:table-cell table:style-name="ce232" office:value-type="string">
            <text:p>Imagem</text:p>
          </table:table-cell>
          <table:table-cell table:style-name="ce244" office:value-type="string">
            <text:p>Obraz</text:p>
          </table:table-cell>
          <table:table-cell table:style-name="ce249" office:value-type="string">
            <text:p>Immagine</text:p>
          </table:table-cell>
          <table:table-cell table:style-name="ce255" office:value-type="string">
            <text:p>Imagine</text:p>
          </table:table-cell>
          <table:table-cell table:style-name="ce261" office:value-type="string">
            <text:p>Kuva</text:p>
          </table:table-cell>
          <table:table-cell table:style-name="ce272" office:value-type="string">
            <text:p>Bilde</text:p>
          </table:table-cell>
          <table:table-cell table:style-name="ce278" office:value-type="string">
            <text:p>图像</text:p>
          </table:table-cell>
          <table:table-cell table:style-name="ce286" office:value-type="string">
            <text:p>İmaj</text:p>
          </table:table-cell>
          <table:table-cell table:style-name="ce295" office:value-type="string">
            <text:p>Εικόνα</text:p>
          </table:table-cell>
          <table:table-cell table:style-name="ce304" office:value-type="string">
            <text:p>Paveikslėlis</text:p>
          </table:table-cell>
          <table:table-cell table:style-name="ce314" office:value-type="string">
            <text:p>Bild</text:p>
          </table:table-cell>
          <table:table-cell table:style-name="ce323" office:value-type="string">
            <text:p>Billede</text:p>
          </table:table-cell>
          <table:table-cell table:style-name="ce325" office:value-type="string">
            <text:p>Obraz</text:p>
          </table:table-cell>
          <table:table-cell table:style-name="ce340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Languages</text:p>
          </table:table-cell>
          <table:table-cell table:style-name="ce143"/>
          <table:table-cell table:style-name="ce152" office:value-type="string">
            <text:p>Language</text:p>
          </table:table-cell>
          <table:table-cell table:style-name="ce165" office:value-type="string">
            <text:p>Langue</text:p>
          </table:table-cell>
          <table:table-cell table:style-name="ce177" office:value-type="string">
            <text:p>Taal</text:p>
          </table:table-cell>
          <table:table-cell table:style-name="ce182" office:value-type="string">
            <text:p>Sprachen</text:p>
          </table:table-cell>
          <table:table-cell table:style-name="ce223" office:value-type="string">
            <text:p>Idioma</text:p>
          </table:table-cell>
          <table:table-cell table:style-name="ce232" office:value-type="string">
            <text:p>Idioma</text:p>
          </table:table-cell>
          <table:table-cell table:style-name="ce244" office:value-type="string">
            <text:p>Język</text:p>
          </table:table-cell>
          <table:table-cell table:style-name="ce250" office:value-type="string">
            <text:p>Lingua</text:p>
          </table:table-cell>
          <table:table-cell table:style-name="ce255" office:value-type="string">
            <text:p>Limba</text:p>
          </table:table-cell>
          <table:table-cell table:style-name="ce261" office:value-type="string">
            <text:p>Kieli</text:p>
          </table:table-cell>
          <table:table-cell table:style-name="ce272" office:value-type="string">
            <text:p>Språk</text:p>
          </table:table-cell>
          <table:table-cell table:style-name="ce278" office:value-type="string">
            <text:p>语言</text:p>
          </table:table-cell>
          <table:table-cell table:style-name="ce286" office:value-type="string">
            <text:p>Dil</text:p>
          </table:table-cell>
          <table:table-cell table:style-name="ce295" office:value-type="string">
            <text:p>Γλώσσα</text:p>
          </table:table-cell>
          <table:table-cell table:style-name="ce304" office:value-type="string">
            <text:p>Kalba</text:p>
          </table:table-cell>
          <table:table-cell table:style-name="ce314" office:value-type="string">
            <text:p>Språk</text:p>
          </table:table-cell>
          <table:table-cell table:style-name="ce323" office:value-type="string">
            <text:p>Sprog</text:p>
          </table:table-cell>
          <table:table-cell table:style-name="ce325" office:value-type="string">
            <text:p>Jazyk</text:p>
          </table:table-cell>
          <table:table-cell table:style-name="ce340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Motion</text:p>
          </table:table-cell>
          <table:table-cell table:style-name="ce143"/>
          <table:table-cell table:style-name="ce152" office:value-type="string">
            <text:p>Motion</text:p>
          </table:table-cell>
          <table:table-cell table:style-name="ce165" office:value-type="string">
            <text:p>Mouvement</text:p>
          </table:table-cell>
          <table:table-cell table:style-name="ce177" office:value-type="string">
            <text:p>Beweging</text:p>
          </table:table-cell>
          <table:table-cell table:style-name="ce182" office:value-type="string">
            <text:p>Bewegung</text:p>
          </table:table-cell>
          <table:table-cell table:style-name="ce223" office:value-type="string">
            <text:p>Movimiento</text:p>
          </table:table-cell>
          <table:table-cell table:style-name="ce232" office:value-type="string">
            <text:p>Movimento</text:p>
          </table:table-cell>
          <table:table-cell table:style-name="ce244" office:value-type="string">
            <text:p>Ruch</text:p>
          </table:table-cell>
          <table:table-cell table:style-name="ce249" office:value-type="string">
            <text:p>Movimento</text:p>
          </table:table-cell>
          <table:table-cell table:style-name="ce255" office:value-type="string">
            <text:p>Mişcare</text:p>
          </table:table-cell>
          <table:table-cell table:style-name="ce261" office:value-type="string">
            <text:p>Liike</text:p>
          </table:table-cell>
          <table:table-cell table:style-name="ce272" office:value-type="string">
            <text:p>Bevegelse</text:p>
          </table:table-cell>
          <table:table-cell table:style-name="ce278" office:value-type="string">
            <text:p>动作</text:p>
          </table:table-cell>
          <table:table-cell table:style-name="ce286" office:value-type="string">
            <text:p>Hareket</text:p>
          </table:table-cell>
          <table:table-cell table:style-name="ce295" office:value-type="string">
            <text:p>Κίνηση</text:p>
          </table:table-cell>
          <table:table-cell table:style-name="ce304" office:value-type="string">
            <text:p>Judesys</text:p>
          </table:table-cell>
          <table:table-cell table:style-name="ce314" office:value-type="string">
            <text:p>Rörelse</text:p>
          </table:table-cell>
          <table:table-cell table:style-name="ce323" office:value-type="string">
            <text:p>Bevægelse</text:p>
          </table:table-cell>
          <table:table-cell table:style-name="ce325" office:value-type="string">
            <text:p>Pohyb</text:p>
          </table:table-cell>
          <table:table-cell table:style-name="ce340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OpenFile</text:p>
          </table:table-cell>
          <table:table-cell table:style-name="ce143"/>
          <table:table-cell table:style-name="ce152" office:value-type="string">
            <text:p>Open Video File…</text:p>
          </table:table-cell>
          <table:table-cell table:style-name="ce165" office:value-type="string">
            <text:p>Ouvrir un Fichier Video…</text:p>
          </table:table-cell>
          <table:table-cell table:style-name="ce177" office:value-type="string">
            <text:p>Open een video bestand...</text:p>
          </table:table-cell>
          <table:table-cell table:style-name="ce182" office:value-type="string">
            <text:p>Videodatei öffnen...</text:p>
          </table:table-cell>
          <table:table-cell table:style-name="ce223" office:value-type="string">
            <text:p>Abrir Archivo de Video…</text:p>
          </table:table-cell>
          <table:table-cell table:style-name="ce232" office:value-type="string">
            <text:p>Abrir Arquivo de Vídeo...</text:p>
          </table:table-cell>
          <table:table-cell table:style-name="ce244" office:value-type="string">
            <text:p>Otwórz plik wideo...</text:p>
          </table:table-cell>
          <table:table-cell table:style-name="ce250" office:value-type="string">
            <text:p>Apri File Video...</text:p>
          </table:table-cell>
          <table:table-cell table:style-name="ce255" office:value-type="string">
            <text:p>Deschid fişierul video...</text:p>
          </table:table-cell>
          <table:table-cell table:style-name="ce261" office:value-type="string">
            <text:p>Avaa videotiedosto</text:p>
          </table:table-cell>
          <table:table-cell table:style-name="ce272" office:value-type="string">
            <text:p>Åpne videofil...</text:p>
          </table:table-cell>
          <table:table-cell table:style-name="ce278" office:value-type="string">
            <text:p>打开视频文件...</text:p>
          </table:table-cell>
          <table:table-cell table:style-name="ce286" office:value-type="string">
            <text:p>Video Dosyasını Aç...</text:p>
          </table:table-cell>
          <table:table-cell table:style-name="ce295" office:value-type="string">
            <text:p>Άνοιγμα Αρχείου Video…</text:p>
          </table:table-cell>
          <table:table-cell table:style-name="ce304" office:value-type="string">
            <text:p>Atidaryti vaizdo dokumentą...</text:p>
          </table:table-cell>
          <table:table-cell table:style-name="ce314" office:value-type="string">
            <text:p>Öppna videofil...</text:p>
          </table:table-cell>
          <table:table-cell table:style-name="ce323" office:value-type="string">
            <text:p>Åben videofil…</text:p>
          </table:table-cell>
          <table:table-cell table:style-name="ce325" office:value-type="string">
            <text:p>Otevřít video soubor…</text:p>
          </table:table-cell>
          <table:table-cell table:style-name="ce340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Options</text:p>
          </table:table-cell>
          <table:table-cell table:style-name="ce143"/>
          <table:table-cell table:style-name="ce152" office:value-type="string">
            <text:p>Options</text:p>
          </table:table-cell>
          <table:table-cell table:style-name="ce165" office:value-type="string">
            <text:p>Options</text:p>
          </table:table-cell>
          <table:table-cell table:style-name="ce177" office:value-type="string">
            <text:p>Opties</text:p>
          </table:table-cell>
          <table:table-cell table:style-name="ce188" office:value-type="string">
            <text:p>Optionen</text:p>
          </table:table-cell>
          <table:table-cell table:style-name="ce223" office:value-type="string">
            <text:p>Opciones</text:p>
          </table:table-cell>
          <table:table-cell table:style-name="ce232" office:value-type="string">
            <text:p>Opções</text:p>
          </table:table-cell>
          <table:table-cell table:style-name="ce244" office:value-type="string">
            <text:p>Opcje</text:p>
          </table:table-cell>
          <table:table-cell table:style-name="ce250" office:value-type="string">
            <text:p>Opzioni</text:p>
          </table:table-cell>
          <table:table-cell table:style-name="ce255" office:value-type="string">
            <text:p>Opţiuni</text:p>
          </table:table-cell>
          <table:table-cell table:style-name="ce261" office:value-type="string">
            <text:p>Vaihtoehdot</text:p>
          </table:table-cell>
          <table:table-cell table:style-name="ce272" office:value-type="string">
            <text:p>Alternativer</text:p>
          </table:table-cell>
          <table:table-cell table:style-name="ce278" office:value-type="string">
            <text:p>选项</text:p>
          </table:table-cell>
          <table:table-cell table:style-name="ce286" office:value-type="string">
            <text:p>Seçenekler</text:p>
          </table:table-cell>
          <table:table-cell table:style-name="ce295" office:value-type="string">
            <text:p>Επιλογές</text:p>
          </table:table-cell>
          <table:table-cell table:style-name="ce304" office:value-type="string">
            <text:p>Nustatymai</text:p>
          </table:table-cell>
          <table:table-cell table:style-name="ce314" office:value-type="string">
            <text:p>Alternativ</text:p>
          </table:table-cell>
          <table:table-cell table:style-name="ce323" office:value-type="string">
            <text:p>Valgmuligheder</text:p>
          </table:table-cell>
          <table:table-cell table:style-name="ce325" office:value-type="string">
            <text:p>Možnosti</text:p>
          </table:table-cell>
          <table:table-cell table:style-name="ce340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Preferences</text:p>
          </table:table-cell>
          <table:table-cell table:style-name="ce143"/>
          <table:table-cell table:style-name="ce152" office:value-type="string">
            <text:p>Preferences…</text:p>
          </table:table-cell>
          <table:table-cell table:style-name="ce165" office:value-type="string">
            <text:p>Préférences…</text:p>
          </table:table-cell>
          <table:table-cell table:style-name="ce177" office:value-type="string">
            <text:p>Voorkeuren…</text:p>
          </table:table-cell>
          <table:table-cell table:style-name="ce188" office:value-type="string">
            <text:p>Einstellungen ...</text:p>
          </table:table-cell>
          <table:table-cell table:style-name="ce223" office:value-type="string">
            <text:p>Preferencias…</text:p>
          </table:table-cell>
          <table:table-cell table:style-name="ce232" office:value-type="string">
            <text:p>Preferências...</text:p>
          </table:table-cell>
          <table:table-cell table:style-name="ce244" office:value-type="string">
            <text:p>Preferencje...</text:p>
          </table:table-cell>
          <table:table-cell table:style-name="ce250" office:value-type="string">
            <text:p>Preferenze...</text:p>
          </table:table-cell>
          <table:table-cell table:style-name="ce255" office:value-type="string">
            <text:p>Preferinţe...</text:p>
          </table:table-cell>
          <table:table-cell table:style-name="ce261" office:value-type="string">
            <text:p>Asetukset...</text:p>
          </table:table-cell>
          <table:table-cell table:style-name="ce272" office:value-type="string">
            <text:p>Instillinger...</text:p>
          </table:table-cell>
          <table:table-cell table:style-name="ce278" office:value-type="string">
            <text:p>首选项...</text:p>
          </table:table-cell>
          <table:table-cell table:style-name="ce286" office:value-type="string">
            <text:p>Tercihler...</text:p>
          </table:table-cell>
          <table:table-cell table:style-name="ce295" office:value-type="string">
            <text:p>Προτιμήσεις…</text:p>
          </table:table-cell>
          <table:table-cell table:style-name="ce304" office:value-type="string">
            <text:p>Nuostatos...</text:p>
          </table:table-cell>
          <table:table-cell table:style-name="ce314" office:value-type="string">
            <text:p>Inställningar...</text:p>
          </table:table-cell>
          <table:table-cell table:style-name="ce323" office:value-type="string">
            <text:p>Indstillinger…</text:p>
          </table:table-cell>
          <table:table-cell table:style-name="ce325" office:value-type="string">
            <text:p>Preference…</text:p>
          </table:table-cell>
          <table:table-cell table:style-name="ce340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Redo</text:p>
          </table:table-cell>
          <table:table-cell table:style-name="ce143"/>
          <table:table-cell table:style-name="ce152" office:value-type="string">
            <text:p>Redo</text:p>
          </table:table-cell>
          <table:table-cell table:style-name="ce165" office:value-type="string">
            <text:p>Refaire</text:p>
          </table:table-cell>
          <table:table-cell table:style-name="ce177" office:value-type="string">
            <text:p>Opnieuw</text:p>
          </table:table-cell>
          <table:table-cell table:style-name="ce192" office:value-type="string">
            <text:p>Wiederholen</text:p>
          </table:table-cell>
          <table:table-cell table:style-name="ce223" office:value-type="string">
            <text:p>Rehacer</text:p>
          </table:table-cell>
          <table:table-cell table:style-name="ce232" office:value-type="string">
            <text:p>Refazer</text:p>
          </table:table-cell>
          <table:table-cell table:style-name="ce244" office:value-type="string">
            <text:p>Powtórz</text:p>
          </table:table-cell>
          <table:table-cell table:style-name="ce250" office:value-type="string">
            <text:p>Riesegui</text:p>
          </table:table-cell>
          <table:table-cell table:style-name="ce255" office:value-type="string">
            <text:p>Refă</text:p>
          </table:table-cell>
          <table:table-cell table:style-name="ce261" office:value-type="string">
            <text:p>Toista</text:p>
          </table:table-cell>
          <table:table-cell table:style-name="ce272" office:value-type="string">
            <text:p>Gjør om</text:p>
          </table:table-cell>
          <table:table-cell table:style-name="ce278" office:value-type="string">
            <text:p>重做</text:p>
          </table:table-cell>
          <table:table-cell table:style-name="ce286" office:value-type="string">
            <text:p>Yinele</text:p>
          </table:table-cell>
          <table:table-cell table:style-name="ce295" office:value-type="string">
            <text:p>Επανάληψη</text:p>
          </table:table-cell>
          <table:table-cell table:style-name="ce304" office:value-type="string">
            <text:p>Veiksmas pirmyn</text:p>
          </table:table-cell>
          <table:table-cell table:style-name="ce314" office:value-type="string">
            <text:p>Gör om</text:p>
          </table:table-cell>
          <table:table-cell table:style-name="ce323" office:value-type="string">
            <text:p>Annuller Fortryd</text:p>
          </table:table-cell>
          <table:table-cell table:style-name="ce325" office:value-type="string">
            <text:p>Zrušit zpět</text:p>
          </table:table-cell>
          <table:table-cell table:style-name="ce340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Screens</text:p>
          </table:table-cell>
          <table:table-cell table:style-name="ce143"/>
          <table:table-cell table:style-name="ce152" office:value-type="string">
            <text:p>View</text:p>
          </table:table-cell>
          <table:table-cell table:style-name="ce165" office:value-type="string">
            <text:p>Affichage</text:p>
          </table:table-cell>
          <table:table-cell table:style-name="ce177" office:value-type="string">
            <text:p>Bekijk</text:p>
          </table:table-cell>
          <table:table-cell table:style-name="ce182" office:value-type="string">
            <text:p>Ansicht</text:p>
          </table:table-cell>
          <table:table-cell table:style-name="ce223" office:value-type="string">
            <text:p>Vista</text:p>
          </table:table-cell>
          <table:table-cell table:style-name="ce232" office:value-type="string">
            <text:p>Visualizar</text:p>
          </table:table-cell>
          <table:table-cell table:style-name="ce244" office:value-type="string">
            <text:p>Widok</text:p>
          </table:table-cell>
          <table:table-cell table:style-name="ce250" office:value-type="string">
            <text:p>Visualizza</text:p>
          </table:table-cell>
          <table:table-cell table:style-name="ce255" office:value-type="string">
            <text:p>Vizionare</text:p>
          </table:table-cell>
          <table:table-cell table:style-name="ce261" office:value-type="string">
            <text:p>Näytä</text:p>
          </table:table-cell>
          <table:table-cell table:style-name="ce272" office:value-type="string">
            <text:p>Se</text:p>
          </table:table-cell>
          <table:table-cell table:style-name="ce278" office:value-type="string">
            <text:p>查看</text:p>
          </table:table-cell>
          <table:table-cell table:style-name="ce286" office:value-type="string">
            <text:p>Görünüm</text:p>
          </table:table-cell>
          <table:table-cell table:style-name="ce295" office:value-type="string">
            <text:p>Επισκόπηση</text:p>
          </table:table-cell>
          <table:table-cell table:style-name="ce304" office:value-type="string">
            <text:p>Peržiūra</text:p>
          </table:table-cell>
          <table:table-cell table:style-name="ce314" office:value-type="string">
            <text:p>Granska</text:p>
          </table:table-cell>
          <table:table-cell table:style-name="ce323" office:value-type="string">
            <text:p>Se</text:p>
          </table:table-cell>
          <table:table-cell table:style-name="ce325" office:value-type="string">
            <text:p>Zobrazení</text:p>
          </table:table-cell>
          <table:table-cell table:style-name="ce340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ToggleFileExplorer</text:p>
          </table:table-cell>
          <table:table-cell table:style-name="ce143"/>
          <table:table-cell table:style-name="ce152" office:value-type="string">
            <text:p>File Explorer</text:p>
          </table:table-cell>
          <table:table-cell table:style-name="ce165" office:value-type="string">
            <text:p>Explorateur de Fichiers</text:p>
          </table:table-cell>
          <table:table-cell table:style-name="ce177" office:value-type="string">
            <text:p>Bladeren</text:p>
          </table:table-cell>
          <table:table-cell table:style-name="ce182" office:value-type="string">
            <text:p>Datei Explorer</text:p>
          </table:table-cell>
          <table:table-cell table:style-name="ce223" office:value-type="string">
            <text:p>Explorador De Archivos</text:p>
          </table:table-cell>
          <table:table-cell table:style-name="ce232" office:value-type="string">
            <text:p>Gerenciador de Arquivos</text:p>
          </table:table-cell>
          <table:table-cell table:style-name="ce244" office:value-type="string">
            <text:p>Przeglądarka plików</text:p>
          </table:table-cell>
          <table:table-cell table:style-name="ce250" office:value-type="string">
            <text:p>Esplora File </text:p>
          </table:table-cell>
          <table:table-cell table:style-name="ce255" office:value-type="string">
            <text:p>Explorator fişiere</text:p>
          </table:table-cell>
          <table:table-cell table:style-name="ce261" office:value-type="string">
            <text:p>Tiedostopuu</text:p>
          </table:table-cell>
          <table:table-cell table:style-name="ce272" office:value-type="string">
            <text:p>Utforsk fil</text:p>
          </table:table-cell>
          <table:table-cell table:style-name="ce278" office:value-type="string">
            <text:p>文件浏览器</text:p>
          </table:table-cell>
          <table:table-cell table:style-name="ce286" office:value-type="string">
            <text:p>Dosya Gezgini</text:p>
          </table:table-cell>
          <table:table-cell table:style-name="ce295" office:value-type="string">
            <text:p>Εξερευνητής Αρχείων</text:p>
          </table:table-cell>
          <table:table-cell table:style-name="ce304" office:value-type="string">
            <text:p>Dokumentų naršyklė</text:p>
          </table:table-cell>
          <table:table-cell table:style-name="ce314" office:value-type="string">
            <text:p>Fil Utforskare</text:p>
          </table:table-cell>
          <table:table-cell table:style-name="ce323" office:value-type="string">
            <text:p>Filliste</text:p>
          </table:table-cell>
          <table:table-cell table:style-name="ce339" office:value-type="string">
            <text:p>File Explorer</text:p>
          </table:table-cell>
          <table:table-cell table:style-name="ce340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TutorialVideos</text:p>
          </table:table-cell>
          <table:table-cell table:style-name="ce143"/>
          <table:table-cell table:style-name="ce152" office:value-type="string">
            <text:p>Video Tutorials…</text:p>
          </table:table-cell>
          <table:table-cell table:style-name="ce165" office:value-type="string">
            <text:p>Tutoriels Vidéos…</text:p>
          </table:table-cell>
          <table:table-cell table:style-name="ce177" office:value-type="string">
            <text:p>Video Tutorials…</text:p>
          </table:table-cell>
          <table:table-cell table:style-name="ce182" office:value-type="string">
            <text:p>Videoanleitungen...</text:p>
          </table:table-cell>
          <table:table-cell table:style-name="ce223" office:value-type="string">
            <text:p>Videotutoriales...</text:p>
          </table:table-cell>
          <table:table-cell table:style-name="ce232" office:value-type="string">
            <text:p>Vídeo Tutoriais...</text:p>
          </table:table-cell>
          <table:table-cell table:style-name="ce244" office:value-type="string">
            <text:p>Tutoriale wideo...</text:p>
          </table:table-cell>
          <table:table-cell table:style-name="ce250" office:value-type="string">
            <text:p>Video dimostrativo...</text:p>
          </table:table-cell>
          <table:table-cell table:style-name="ce255" office:value-type="string">
            <text:p>Tutoriale video...</text:p>
          </table:table-cell>
          <table:table-cell table:style-name="ce261" office:value-type="string">
            <text:p>Video-ohjeet...</text:p>
          </table:table-cell>
          <table:table-cell table:style-name="ce272" office:value-type="string">
            <text:p>Instruksjonsvideoer...</text:p>
          </table:table-cell>
          <table:table-cell table:style-name="ce278" office:value-type="string">
            <text:p>视频教程...</text:p>
          </table:table-cell>
          <table:table-cell table:style-name="ce286" office:value-type="string">
            <text:p>Video Eğitselleri...</text:p>
          </table:table-cell>
          <table:table-cell table:style-name="ce295" office:value-type="string">
            <text:p>Εκπαιδευτικά Video…</text:p>
          </table:table-cell>
          <table:table-cell table:style-name="ce304" office:value-type="string">
            <text:p>Vaizdinės pamokos...</text:p>
          </table:table-cell>
          <table:table-cell table:style-name="ce314" office:value-type="string">
            <text:p>Videoguider...</text:p>
          </table:table-cell>
          <table:table-cell table:style-name="ce323" office:value-type="string">
            <text:p>Forklarende video</text:p>
          </table:table-cell>
          <table:table-cell table:style-name="ce325" office:value-type="string">
            <text:p>Videotutoriály…</text:p>
          </table:table-cell>
          <table:table-cell table:style-name="ce340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Undo</text:p>
          </table:table-cell>
          <table:table-cell table:style-name="ce143"/>
          <table:table-cell table:style-name="ce152" office:value-type="string">
            <text:p>Undo</text:p>
          </table:table-cell>
          <table:table-cell table:style-name="ce165" office:value-type="string">
            <text:p>Annuler</text:p>
          </table:table-cell>
          <table:table-cell table:style-name="ce177" office:value-type="string">
            <text:p>Annuleer</text:p>
          </table:table-cell>
          <table:table-cell table:style-name="ce192" office:value-type="string">
            <text:p>Rückgängig</text:p>
          </table:table-cell>
          <table:table-cell table:style-name="ce224" office:value-type="string">
            <text:p>Cancelar</text:p>
          </table:table-cell>
          <table:table-cell table:style-name="ce232" office:value-type="string">
            <text:p>Desfazer</text:p>
          </table:table-cell>
          <table:table-cell table:style-name="ce244" office:value-type="string">
            <text:p>Cofnij</text:p>
          </table:table-cell>
          <table:table-cell table:style-name="ce249" office:value-type="string">
            <text:p>Annulla </text:p>
          </table:table-cell>
          <table:table-cell table:style-name="ce255" office:value-type="string">
            <text:p>Anulează</text:p>
          </table:table-cell>
          <table:table-cell table:style-name="ce261" office:value-type="string">
            <text:p>Palauta</text:p>
          </table:table-cell>
          <table:table-cell table:style-name="ce272" office:value-type="string">
            <text:p>Tilbake</text:p>
          </table:table-cell>
          <table:table-cell table:style-name="ce278" office:value-type="string">
            <text:p>撤销</text:p>
          </table:table-cell>
          <table:table-cell table:style-name="ce286" office:value-type="string">
            <text:p>Geri Al</text:p>
          </table:table-cell>
          <table:table-cell table:style-name="ce295" office:value-type="string">
            <text:p>Επανόρθωση/Πίσω</text:p>
          </table:table-cell>
          <table:table-cell table:style-name="ce304" office:value-type="string">
            <text:p>Veiksmas atgal</text:p>
          </table:table-cell>
          <table:table-cell table:style-name="ce314" office:value-type="string">
            <text:p>Ångra</text:p>
          </table:table-cell>
          <table:table-cell table:style-name="ce323" office:value-type="string">
            <text:p>Fortryd</text:p>
          </table:table-cell>
          <table:table-cell table:style-name="ce325" office:value-type="string">
            <text:p>Zpět</text:p>
          </table:table-cell>
          <table:table-cell table:style-name="ce340" office:value-type="string">
            <text:p>실행 취소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TimeCodeFormat_Classic</text:p>
          </table:table-cell>
          <table:table-cell table:style-name="ce143"/>
          <table:table-cell table:style-name="ce152" office:value-type="string">
            <text:p>Classic (h:mm:ss:hundredth)</text:p>
          </table:table-cell>
          <table:table-cell table:style-name="ce165" office:value-type="string">
            <text:p>Classique (h:mm:ss:centièmes)</text:p>
          </table:table-cell>
          <table:table-cell table:style-name="ce177" office:value-type="string">
            <text:p>Klassiek (h:mm:ss:hondersten)</text:p>
          </table:table-cell>
          <table:table-cell table:style-name="ce182" office:value-type="string">
            <text:p>Standard (h:mm:ss:Hundertstel)</text:p>
          </table:table-cell>
          <table:table-cell table:style-name="ce223" office:value-type="string">
            <text:p>Clasico (h:mm:ss:centésimos)</text:p>
          </table:table-cell>
          <table:table-cell table:style-name="ce232" office:value-type="string">
            <text:p>Clássico (h:mm:ss:centésimos)</text:p>
          </table:table-cell>
          <table:table-cell table:style-name="ce244" office:value-type="string">
            <text:p>Klasyczny (h:mm:ss:setne)</text:p>
          </table:table-cell>
          <table:table-cell table:style-name="ce250" office:value-type="string">
            <text:p>Classico (h:mm:ss:centesimi)</text:p>
          </table:table-cell>
          <table:table-cell table:style-name="ce255" office:value-type="string">
            <text:p>Clasic (h:mm:ss:sutimi)</text:p>
          </table:table-cell>
          <table:table-cell table:style-name="ce261" office:value-type="string">
            <text:p>Klassinen (t:mm:ss:sadasosat)</text:p>
          </table:table-cell>
          <table:table-cell table:style-name="ce272" office:value-type="string">
            <text:p>Standard (h:mm:ss:hundredel)</text:p>
          </table:table-cell>
          <table:table-cell table:style-name="ce278" office:value-type="string">
            <text:p>传统 (h:mm:ss:hundredth)</text:p>
          </table:table-cell>
          <table:table-cell table:style-name="ce286" office:value-type="string">
            <text:p>Klasik (h:mm:ss:yüzdesi)</text:p>
          </table:table-cell>
          <table:table-cell table:style-name="ce295" office:value-type="string">
            <text:p>Κλασικό (ω:λλ:δδ:εκατοστά)</text:p>
          </table:table-cell>
          <table:table-cell table:style-name="ce312" office:value-type="string">
            <text:p>Standartinis (h:mm:ss:šimtosios)</text:p>
          </table:table-cell>
          <table:table-cell table:style-name="ce314" office:value-type="string">
            <text:p>Klassiskt (t:mm:ss:hundradelar)</text:p>
          </table:table-cell>
          <table:table-cell table:style-name="ce323" office:value-type="string">
            <text:p>Klassisk (t:mm:ss:1/100)</text:p>
          </table:table-cell>
          <table:table-cell table:style-name="ce333" office:value-type="string">
            <text:p>Klasické (h:mm:ss:setiny)</text:p>
          </table:table-cell>
          <table:table-cell table:style-name="ce340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imeCodeFormat_Frames</text:p>
          </table:table-cell>
          <table:table-cell table:style-name="ce143"/>
          <table:table-cell table:style-name="ce152" office:value-type="string">
            <text:p>Frames numbers</text:p>
          </table:table-cell>
          <table:table-cell table:style-name="ce165" office:value-type="string">
            <text:p>Numéros des images</text:p>
          </table:table-cell>
          <table:table-cell table:style-name="ce177" office:value-type="string">
            <text:p>Frame nummers</text:p>
          </table:table-cell>
          <table:table-cell table:style-name="ce182" office:value-type="string">
            <text:p>Framenummer</text:p>
          </table:table-cell>
          <table:table-cell table:style-name="ce223" office:value-type="string">
            <text:p>Número de Cuadros</text:p>
          </table:table-cell>
          <table:table-cell table:style-name="ce234" office:value-type="string">
            <text:p>Número de Quadros</text:p>
          </table:table-cell>
          <table:table-cell table:style-name="ce244" office:value-type="string">
            <text:p>Numer klatki</text:p>
          </table:table-cell>
          <table:table-cell table:style-name="ce250" office:value-type="string">
            <text:p>Numero di fotogrammi</text:p>
          </table:table-cell>
          <table:table-cell table:style-name="ce255" office:value-type="string">
            <text:p>Numărul imaginilor</text:p>
          </table:table-cell>
          <table:table-cell table:style-name="ce261" office:value-type="string">
            <text:p>Kehysnumerointi</text:p>
          </table:table-cell>
          <table:table-cell table:style-name="ce272" office:value-type="string">
            <text:p>Bildenummer</text:p>
          </table:table-cell>
          <table:table-cell table:style-name="ce278" office:value-type="string">
            <text:p>帧数</text:p>
          </table:table-cell>
          <table:table-cell table:style-name="ce286" office:value-type="string">
            <text:p>Kare Sayıları</text:p>
          </table:table-cell>
          <table:table-cell table:style-name="ce295" office:value-type="string">
            <text:p>Αριθμητικά Πλαίσια</text:p>
          </table:table-cell>
          <table:table-cell table:style-name="ce304" office:value-type="string">
            <text:p>Kadro numeriai</text:p>
          </table:table-cell>
          <table:table-cell table:style-name="ce314" office:value-type="string">
            <text:p>Bild nummer</text:p>
          </table:table-cell>
          <table:table-cell table:style-name="ce323" office:value-type="string">
            <text:p>Billednumre</text:p>
          </table:table-cell>
          <table:table-cell table:style-name="ce325" office:value-type="string">
            <text:p>Číslo snímku</text:p>
          </table:table-cell>
          <table:table-cell table:style-name="ce340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imeCodeFormat_Milliseconds</text:p>
          </table:table-cell>
          <table:table-cell table:style-name="ce143"/>
          <table:table-cell table:style-name="ce152" office:value-type="string">
            <text:p>Total milliseconds</text:p>
          </table:table-cell>
          <table:table-cell table:style-name="ce165" office:value-type="string">
            <text:p>Total en millisecondes</text:p>
          </table:table-cell>
          <table:table-cell table:style-name="ce178" office:value-type="string">
            <text:p>Totaal millisecondes</text:p>
          </table:table-cell>
          <table:table-cell table:style-name="ce195" office:value-type="string">
            <text:p>Millisekunden</text:p>
          </table:table-cell>
          <table:table-cell table:style-name="ce228" office:value-type="string">
            <text:p>Total en milisegundos</text:p>
          </table:table-cell>
          <table:table-cell table:style-name="ce236" office:value-type="string">
            <text:p>Total em milisegundos</text:p>
          </table:table-cell>
          <table:table-cell table:style-name="ce245"/>
          <table:table-cell table:style-name="ce250" office:value-type="string">
            <text:p>Totale in millisecondi</text:p>
          </table:table-cell>
          <table:table-cell table:style-name="ce255" office:value-type="string">
            <text:p>Total în milisecunde</text:p>
          </table:table-cell>
          <table:table-cell table:style-name="ce265" office:value-type="string">
            <text:p>Kokonaisaika millisekunnit</text:p>
          </table:table-cell>
          <table:table-cell table:style-name="ce275"/>
          <table:table-cell table:style-name="ce282"/>
          <table:table-cell table:style-name="ce292" office:value-type="string">
            <text:p>Toplam milisaniye</text:p>
          </table:table-cell>
          <table:table-cell table:style-name="ce301" office:value-type="string">
            <text:p>Συνολικά χιλιοστά δευτερολέπτου</text:p>
          </table:table-cell>
          <table:table-cell table:style-name="ce304" office:value-type="string">
            <text:p>Viso milisekundžių</text:p>
          </table:table-cell>
          <table:table-cell table:style-name="ce314" office:value-type="string">
            <text:p>Totala millisekunder</text:p>
          </table:table-cell>
          <table:table-cell table:style-name="ce323" office:value-type="string">
            <text:p>Total millisekunder</text:p>
          </table:table-cell>
          <table:table-cell table:style-name="ce325" office:value-type="string">
            <text:p>Celkem milisekund</text:p>
          </table:table-cell>
          <table:table-cell table:style-name="ce340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imeCodeFormat_HundredthOfMinutes</text:p>
          </table:table-cell>
          <table:table-cell table:style-name="ce143"/>
          <table:table-cell table:style-name="ce152" office:value-type="string">
            <text:p>Hundredth of a minute</text:p>
          </table:table-cell>
          <table:table-cell table:style-name="ce165" office:value-type="string">
            <text:p>Centièmes de minute</text:p>
          </table:table-cell>
          <table:table-cell table:style-name="ce177" office:value-type="string">
            <text:p>Hondersten van een minuut</text:p>
          </table:table-cell>
          <table:table-cell table:style-name="ce182" office:value-type="string">
            <text:p>Hundertstelminuten</text:p>
          </table:table-cell>
          <table:table-cell table:style-name="ce223" office:value-type="string">
            <text:p>Centésimas de un minuto</text:p>
          </table:table-cell>
          <table:table-cell table:style-name="ce233" office:value-type="string">
            <text:p>Centésimos de minuto</text:p>
          </table:table-cell>
          <table:table-cell table:style-name="ce244" office:value-type="string">
            <text:p>Setne części minuty</text:p>
          </table:table-cell>
          <table:table-cell table:style-name="ce250" office:value-type="string">
            <text:p>Centesimi di Minuto</text:p>
          </table:table-cell>
          <table:table-cell table:style-name="ce255" office:value-type="string">
            <text:p>Sutimi de minut</text:p>
          </table:table-cell>
          <table:table-cell table:style-name="ce261" office:value-type="string">
            <text:p>Sadasosaminuutti</text:p>
          </table:table-cell>
          <table:table-cell table:style-name="ce272" office:value-type="string">
            <text:p>Hundredels minutt</text:p>
          </table:table-cell>
          <table:table-cell table:style-name="ce278" office:value-type="string">
            <text:p>百分钟</text:p>
          </table:table-cell>
          <table:table-cell table:style-name="ce286" office:value-type="string">
            <text:p>Bir dakikanın yüzdesi</text:p>
          </table:table-cell>
          <table:table-cell table:style-name="ce295" office:value-type="string">
            <text:p>Εκατοστό του Λεπτού</text:p>
          </table:table-cell>
          <table:table-cell table:style-name="ce304" office:value-type="string">
            <text:p>Šimtosios minutės</text:p>
          </table:table-cell>
          <table:table-cell table:style-name="ce314" office:value-type="string">
            <text:p>Hundradels minut</text:p>
          </table:table-cell>
          <table:table-cell table:style-name="ce323" office:value-type="string">
            <text:p>1/100 minut</text:p>
          </table:table-cell>
          <table:table-cell table:style-name="ce325" office:value-type="string">
            <text:p>Setina minuty</text:p>
          </table:table-cell>
          <table:table-cell table:style-name="ce340" office:value-type="string">
            <text:p>일분을 백 등분한 시간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TimeCodeFormat_TenThousandthOfHours</text:p>
          </table:table-cell>
          <table:table-cell table:style-name="ce143"/>
          <table:table-cell table:style-name="ce152" office:value-type="string">
            <text:p>Ten thousandth of an hour</text:p>
          </table:table-cell>
          <table:table-cell table:style-name="ce165" office:value-type="string">
            <text:p>Dix millièmes d'heure</text:p>
          </table:table-cell>
          <table:table-cell table:style-name="ce178" office:value-type="string">
            <text:p>Tienduizendsten van een uur</text:p>
          </table:table-cell>
          <table:table-cell table:style-name="ce182" office:value-type="string">
            <text:p>Zehntausendstel einer Stunde</text:p>
          </table:table-cell>
          <table:table-cell table:style-name="ce223" office:value-type="string">
            <text:p>Diez milésimas de una hora</text:p>
          </table:table-cell>
          <table:table-cell table:style-name="ce232" office:value-type="string">
            <text:p>Dez milésimos de uma hora</text:p>
          </table:table-cell>
          <table:table-cell table:style-name="ce244" office:value-type="string">
            <text:p>Dziesięcio-tysięczne części godziny</text:p>
          </table:table-cell>
          <table:table-cell table:style-name="ce250" office:value-type="string">
            <text:p>Decimillesimi d'ora</text:p>
          </table:table-cell>
          <table:table-cell table:style-name="ce255" office:value-type="string">
            <text:p>Zece miimi de oră</text:p>
          </table:table-cell>
          <table:table-cell table:style-name="ce261" office:value-type="string">
            <text:p>Tunnin kymmenestuhannesosa</text:p>
          </table:table-cell>
          <table:table-cell table:style-name="ce272" office:value-type="string">
            <text:p>Titusendedels time</text:p>
          </table:table-cell>
          <table:table-cell table:style-name="ce278" office:value-type="string">
            <text:p>万分之一小时</text:p>
          </table:table-cell>
          <table:table-cell table:style-name="ce286" office:value-type="string">
            <text:p>Bir saatin on bindesi</text:p>
          </table:table-cell>
          <table:table-cell table:style-name="ce295" office:value-type="string">
            <text:p>Δεκάδες Χιλιοστά της ώρας</text:p>
          </table:table-cell>
          <table:table-cell table:style-name="ce304" office:value-type="string">
            <text:p>Dešimt tūkstantoji valandos</text:p>
          </table:table-cell>
          <table:table-cell table:style-name="ce314" office:value-type="string">
            <text:p>tiotusendels timme</text:p>
          </table:table-cell>
          <table:table-cell table:style-name="ce323" office:value-type="string">
            <text:p>10/1000 time</text:p>
          </table:table-cell>
          <table:table-cell table:style-name="ce325" office:value-type="string">
            <text:p>Desetitisícina hodiny</text:p>
          </table:table-cell>
          <table:table-cell table:style-name="ce340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TimeCodeFormat_Timestamps</text:p>
          </table:table-cell>
          <table:table-cell table:style-name="ce143"/>
          <table:table-cell table:style-name="ce159" office:value-type="string">
            <text:p>Time Stamps</text:p>
          </table:table-cell>
          <table:table-cell table:style-name="ce170" office:value-type="string">
            <text:p>Time Stamps</text:p>
          </table:table-cell>
          <table:table-cell table:style-name="ce184" office:value-type="string">
            <text:p>Time Stamps</text:p>
          </table:table-cell>
          <table:table-cell table:style-name="ce188" office:value-type="string">
            <text:p>Zeitmarken</text:p>
          </table:table-cell>
          <table:table-cell table:style-name="ce223" office:value-type="string">
            <text:p>Time Stamps</text:p>
          </table:table-cell>
          <table:table-cell table:style-name="ce238" office:value-type="string">
            <text:p>Contador de Tempo</text:p>
          </table:table-cell>
          <table:table-cell table:style-name="ce243" office:value-type="string">
            <text:p>Time Stamps</text:p>
          </table:table-cell>
          <table:table-cell table:style-name="ce249" office:value-type="string">
            <text:p>Timbro-orario (Time Stamps)</text:p>
          </table:table-cell>
          <table:table-cell table:style-name="ce258" office:value-type="string">
            <text:p>Markeri timp</text:p>
          </table:table-cell>
          <table:table-cell table:style-name="ce266" office:value-type="string">
            <text:p>Aikaleimat</text:p>
          </table:table-cell>
          <table:table-cell table:style-name="ce271" office:value-type="string">
            <text:p>Tidsmarkør format:</text:p>
          </table:table-cell>
          <table:table-cell table:style-name="ce278" office:value-type="string">
            <text:p>时间戳</text:p>
          </table:table-cell>
          <table:table-cell table:style-name="ce287" office:value-type="string">
            <text:p>Zaman Etiketleri</text:p>
          </table:table-cell>
          <table:table-cell table:style-name="ce295" office:value-type="string">
            <text:p>Χρονικά Σημάδια</text:p>
          </table:table-cell>
          <table:table-cell table:style-name="ce305" office:value-type="string">
            <text:p>Laiko žyma</text:p>
          </table:table-cell>
          <table:table-cell table:style-name="ce314" office:value-type="string">
            <text:p>Tidsstämpel</text:p>
          </table:table-cell>
          <table:table-cell table:style-name="ce323" office:value-type="string">
            <text:p>Tidsstempler</text:p>
          </table:table-cell>
          <table:table-cell table:style-name="ce334" office:value-type="string">
            <text:p>Časová razítka</text:p>
          </table:table-cell>
          <table:table-cell table:style-name="ce342" office:value-type="string">
            <text:p>시간 스탬프들</text:p>
          </table:table-cell>
          <table:table-cell table:style-name="ce341" table:number-columns-repeated="233"/>
          <table:table-cell table:number-columns-repeated="770"/>
        </table:table-row>
        <table:table-row table:style-name="ro12">
          <table:table-cell table:style-name="ce139" office:value-type="string">
            <text:p>TimeCodeFormat_TimeAndFrames</text:p>
          </table:table-cell>
          <table:table-cell table:style-name="ce144"/>
          <table:table-cell table:style-name="ce159" office:value-type="string">
            <text:p>Classic + Frame numbers</text:p>
          </table:table-cell>
          <table:table-cell table:style-name="ce170" office:value-type="string">
            <text:p>Classique + Numéros des images</text:p>
          </table:table-cell>
          <table:table-cell table:style-name="ce184" office:value-type="string">
            <text:p>Klassiek + Beeldnummers</text:p>
          </table:table-cell>
          <table:table-cell table:style-name="ce188" office:value-type="string">
            <text:p>Klassisch + Framenummer</text:p>
          </table:table-cell>
          <table:table-cell table:style-name="ce230" office:value-type="string">
            <text:p>Clásico + Número de imágenes</text:p>
          </table:table-cell>
          <table:table-cell table:style-name="ce238" office:value-type="string">
            <text:p>Clássico + Número de Quadros</text:p>
          </table:table-cell>
          <table:table-cell table:style-name="ce247"/>
          <table:table-cell table:style-name="ce251" office:value-type="string">
            <text:p>Classico + num. fotogramma</text:p>
          </table:table-cell>
          <table:table-cell table:style-name="ce188" office:value-type="string">
            <text:p>Clasic+Numarul cadrelor</text:p>
          </table:table-cell>
          <table:table-cell table:style-name="ce267" office:value-type="string">
            <text:p>Klassinen + kuvanumeroinnit</text:p>
          </table:table-cell>
          <table:table-cell table:style-name="ce271" office:value-type="string">
            <text:p>Standard + Bildenummer</text:p>
          </table:table-cell>
          <table:table-cell table:style-name="ce278" office:value-type="string">
            <text:p>传统 + 帧数</text:p>
          </table:table-cell>
          <table:table-cell table:style-name="ce287" office:value-type="string">
            <text:p>Klasik + Kare sayıları</text:p>
          </table:table-cell>
          <table:table-cell table:style-name="ce295" office:value-type="string">
            <text:p>Κλασσικό + Αριθμητικά πλαίσια</text:p>
          </table:table-cell>
          <table:table-cell table:style-name="ce305" office:value-type="string">
            <text:p>Standartinis + Kadro numeriai</text:p>
          </table:table-cell>
          <table:table-cell table:style-name="ce314" office:value-type="string">
            <text:p>Klassiskt + Bildnummer</text:p>
          </table:table-cell>
          <table:table-cell table:style-name="ce323" office:value-type="string">
            <text:p>Klassisk + Billednumre</text:p>
          </table:table-cell>
          <table:table-cell table:style-name="ce334" office:value-type="string">
            <text:p>Klasické zobarzení + číslo snímku</text:p>
          </table:table-cell>
          <table:table-cell table:style-name="ce342" office:value-type="string">
            <text:p>전통+프레임 숫자</text:p>
          </table:table-cell>
          <table:table-cell table:style-name="ce341" table:number-columns-repeated="1003"/>
        </table:table-row>
        <table:table-row table:style-name="ro50" table:number-rows-repeated="65202">
          <table:table-cell/>
          <table:table-cell table:style-name="ce143"/>
          <table:table-cell table:style-name="ce161"/>
          <table:table-cell table:style-name="ce173"/>
          <table:table-cell table:style-name="ce185"/>
          <table:table-cell table:number-columns-repeated="5"/>
          <table:table-cell table:style-name="ce259" table:number-columns-repeated="2"/>
          <table:table-cell table:number-columns-repeated="1012"/>
        </table:table-row>
        <table:table-row table:style-name="ro50" table:number-rows-repeated="983283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UpdaterLang" table:style-name="ta8" table:print="false">
        <office:forms form:automatic-focus="false" form:apply-design-mode="false"/>
        <table:table-column table:style-name="co121" table:default-cell-style-name="ce259"/>
        <table:table-column table:style-name="co8" table:default-cell-style-name="ce259"/>
        <table:table-column table:style-name="co122" table:default-cell-style-name="ce259"/>
        <table:table-column table:style-name="co123" table:default-cell-style-name="ce259"/>
        <table:table-column table:style-name="co124" table:default-cell-style-name="ce259"/>
        <table:table-column table:style-name="co121" table:default-cell-style-name="ce259"/>
        <table:table-column table:style-name="co123" table:default-cell-style-name="ce259"/>
        <table:table-column table:style-name="co125" table:default-cell-style-name="ce259"/>
        <table:table-column table:style-name="co126" table:default-cell-style-name="ce259"/>
        <table:table-column table:style-name="co122" table:default-cell-style-name="ce259"/>
        <table:table-column table:style-name="co124" table:default-cell-style-name="ce259"/>
        <table:table-column table:style-name="co127" table:default-cell-style-name="ce259"/>
        <table:table-column table:style-name="co128" table:default-cell-style-name="ce259"/>
        <table:table-column table:style-name="co129" table:default-cell-style-name="ce259"/>
        <table:table-column table:style-name="co130" table:default-cell-style-name="ce259"/>
        <table:table-column table:style-name="co98" table:default-cell-style-name="ce259"/>
        <table:table-column table:style-name="co52" table:default-cell-style-name="Default"/>
        <table:table-column table:style-name="co131" table:default-cell-style-name="ce259"/>
        <table:table-column table:style-name="co71" table:default-cell-style-name="ce259"/>
        <table:table-column table:style-name="co132" table:default-cell-style-name="ce259"/>
        <table:table-column table:style-name="co133" table:default-cell-style-name="ce259"/>
        <table:table-column table:style-name="co41" table:number-columns-repeated="232" table:default-cell-style-name="ce259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132" office:value-type="string">
            <text:p>#LanguageName</text:p>
          </table:table-cell>
          <table:table-cell table:style-name="ce140"/>
          <table:table-cell table:style-name="ce146" office:value-type="string">
            <text:p>English</text:p>
          </table:table-cell>
          <table:table-cell table:style-name="ce146" office:value-type="string">
            <text:p>Français</text:p>
          </table:table-cell>
          <table:table-cell table:style-name="ce146" office:value-type="string">
            <text:p>Nederlands</text:p>
          </table:table-cell>
          <table:table-cell table:style-name="ce146" office:value-type="string">
            <text:p>Deutsch</text:p>
          </table:table-cell>
          <table:table-cell table:style-name="ce146" office:value-type="string">
            <text:p>Español</text:p>
          </table:table-cell>
          <table:table-cell table:style-name="ce146" office:value-type="string">
            <text:p>Português (br)</text:p>
          </table:table-cell>
          <table:table-cell table:style-name="ce239" office:value-type="string">
            <text:p>Polski</text:p>
          </table:table-cell>
          <table:table-cell table:style-name="ce239" office:value-type="string">
            <text:p>Italiano</text:p>
          </table:table-cell>
          <table:table-cell table:style-name="ce239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268" office:value-type="string">
            <text:p>Norsk</text:p>
          </table:table-cell>
          <table:table-cell table:style-name="ce276" office:value-type="string">
            <text:p>简体中文</text:p>
          </table:table-cell>
          <table:table-cell table:style-name="ce283" office:value-type="string">
            <text:p>Türkçe</text:p>
          </table:table-cell>
          <table:table-cell table:style-name="ce283" office:value-type="string">
            <text:p>Ελληνικά</text:p>
          </table:table-cell>
          <table:table-cell table:style-name="ce302" office:value-type="string">
            <text:p>Lietuvių</text:p>
          </table:table-cell>
          <table:table-cell table:style-name="ce302" office:value-type="string">
            <text:p>Svenska</text:p>
          </table:table-cell>
          <table:table-cell table:style-name="ce302" office:value-type="string">
            <text:p>Dansk</text:p>
          </table:table-cell>
          <table:table-cell table:style-name="ce324" office:value-type="string">
            <text:p>Čeština</text:p>
          </table:table-cell>
          <table:table-cell table:style-name="ce324" office:value-type="string">
            <text:p>한국어</text:p>
          </table:table-cell>
          <table:table-cell table:style-name="ce345" table:number-columns-repeated="1003"/>
        </table:table-row>
        <table:table-row table:style-name="ro11">
          <table:table-cell table:style-name="ce133" office:value-type="string">
            <text:p>#LanguageCode</text:p>
          </table:table-cell>
          <table:table-cell table:style-name="ce142" office:value-type="string">
            <text:p>-</text:p>
          </table:table-cell>
          <table:table-cell table:style-name="ce147"/>
          <table:table-cell table:style-name="ce163" office:value-type="string">
            <text:p>fr</text:p>
          </table:table-cell>
          <table:table-cell table:style-name="ce176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6" office:value-type="string">
            <text:p>es</text:p>
          </table:table-cell>
          <table:table-cell table:style-name="ce231" office:value-type="string">
            <text:p>pt</text:p>
          </table:table-cell>
          <table:table-cell table:style-name="ce240" office:value-type="string">
            <text:p>pl</text:p>
          </table:table-cell>
          <table:table-cell table:style-name="ce248" office:value-type="string">
            <text:p>it</text:p>
          </table:table-cell>
          <table:table-cell table:style-name="ce254" office:value-type="string">
            <text:p>ro</text:p>
          </table:table-cell>
          <table:table-cell table:style-name="ce260" office:value-type="string">
            <text:p>fi</text:p>
          </table:table-cell>
          <table:table-cell table:style-name="ce269" office:value-type="string">
            <text:p>no</text:p>
          </table:table-cell>
          <table:table-cell table:style-name="ce277" office:value-type="string">
            <text:p>Zh-CHS</text:p>
          </table:table-cell>
          <table:table-cell table:style-name="ce284" office:value-type="string">
            <text:p>tr</text:p>
          </table:table-cell>
          <table:table-cell table:style-name="ce293" office:value-type="string">
            <text:p>el</text:p>
          </table:table-cell>
          <table:table-cell table:style-name="ce303" office:value-type="string">
            <text:p>lt</text:p>
          </table:table-cell>
          <table:table-cell table:style-name="ce303" office:value-type="string">
            <text:p>sv</text:p>
          </table:table-cell>
          <table:table-cell table:style-name="ce317" office:value-type="string">
            <text:p>da</text:p>
          </table:table-cell>
          <table:table-cell table:style-name="ce176" office:value-type="string">
            <text:p>cs</text:p>
          </table:table-cell>
          <table:table-cell table:style-name="ce317" office:value-type="string">
            <text:p>ko</text:p>
          </table:table-cell>
          <table:table-cell table:style-name="ce317" table:number-columns-repeated="1003"/>
        </table:table-row>
        <table:table-row table:style-name="ro12">
          <table:table-cell table:style-name="ce346" office:value-type="string">
            <text:p>mnuCheckForUpdates</text:p>
          </table:table-cell>
          <table:table-cell table:style-name="ce347" office:value-type="string">
            <office:annotation draw:style-name="gr5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349" office:value-type="string">
            <text:p>Software Update…</text:p>
          </table:table-cell>
          <table:table-cell table:style-name="ce352" office:value-type="string">
            <text:p>Mise à Jour…</text:p>
          </table:table-cell>
          <table:table-cell table:style-name="ce182" office:value-type="string">
            <text:p>Software Update</text:p>
          </table:table-cell>
          <table:table-cell table:style-name="ce357" office:value-type="string">
            <text:p>Auf Updates prüfen...</text:p>
          </table:table-cell>
          <table:table-cell table:style-name="ce228" office:value-type="string">
            <text:p>Actualización…</text:p>
          </table:table-cell>
          <table:table-cell table:style-name="ce195" office:value-type="string">
            <text:p>Atualização do software...</text:p>
          </table:table-cell>
          <table:table-cell table:style-name="ce360" office:value-type="string">
            <text:p>Sprawdź w poszukiwaniu aktualizacji...</text:p>
          </table:table-cell>
          <table:table-cell table:style-name="ce362" office:value-type="string">
            <text:p>Aggiornamento software...</text:p>
          </table:table-cell>
          <table:table-cell table:style-name="ce255" office:value-type="string">
            <text:p>Actualizat...</text:p>
          </table:table-cell>
          <table:table-cell table:style-name="ce363" office:value-type="string">
            <text:p>Ohjelmistopäivitys...</text:p>
          </table:table-cell>
          <table:table-cell table:style-name="ce365" office:value-type="string">
            <text:p>Se etter oppdateringer...</text:p>
          </table:table-cell>
          <table:table-cell table:style-name="ce367" office:value-type="string">
            <text:p>检查更新...</text:p>
          </table:table-cell>
          <table:table-cell table:style-name="ce195" office:value-type="string">
            <text:p>Yazılım Güncelleme...</text:p>
          </table:table-cell>
          <table:table-cell table:style-name="ce369" office:value-type="string">
            <text:p>Αναβάθμιση Λογισμικού</text:p>
          </table:table-cell>
          <table:table-cell table:style-name="ce373" office:value-type="string">
            <text:p>Programos atnaujinimas...</text:p>
          </table:table-cell>
          <table:table-cell table:style-name="ce182" office:value-type="string">
            <text:p>Programuppdatering...</text:p>
          </table:table-cell>
          <table:table-cell table:style-name="ce374" office:value-type="string">
            <text:p>Ændret</text:p>
          </table:table-cell>
          <table:table-cell table:style-name="ce375" office:value-type="string">
            <text:p>Aktualizace softwaru</text:p>
          </table:table-cell>
          <table:table-cell table:style-name="ce374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374" table:number-columns-repeated="232"/>
          <table:table-cell table:style-name="ce375" table:number-columns-repeated="771"/>
        </table:table-row>
        <table:table-row table:style-name="ro12">
          <table:table-cell table:style-name="ce135" office:value-type="string">
            <text:p>Updater_Behind</text:p>
          </table:table-cell>
          <table:table-cell table:style-name="ce348"/>
          <table:table-cell table:style-name="ce350" office:value-type="string">
            <text:p>A new version is available!</text:p>
          </table:table-cell>
          <table:table-cell table:style-name="ce353" office:value-type="string">
            <text:p>Une nouvelle version est disponible !</text:p>
          </table:table-cell>
          <table:table-cell table:style-name="ce355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223" office:value-type="string">
            <text:p>¡Una nueva versión está disponible!</text:p>
          </table:table-cell>
          <table:table-cell table:style-name="ce358" office:value-type="string">
            <text:p>Uma nova versão está disponível!</text:p>
          </table:table-cell>
          <table:table-cell table:style-name="ce241" office:value-type="string">
            <text:p>Dostępna jest nowa wersja programu!</text:p>
          </table:table-cell>
          <table:table-cell table:style-name="ce250" office:value-type="string">
            <text:p>E' disponibile una nuova versione !</text:p>
          </table:table-cell>
          <table:table-cell table:style-name="ce255" office:value-type="string">
            <text:p>O nouă versiune este disponibilă !</text:p>
          </table:table-cell>
          <table:table-cell table:style-name="ce364" office:value-type="string">
            <text:p>Uusi versio on saatavilla!</text:p>
          </table:table-cell>
          <table:table-cell table:style-name="ce366" office:value-type="string">
            <text:p>En ny versjon er tilgjengelig !</text:p>
          </table:table-cell>
          <table:table-cell table:style-name="ce368" office:value-type="string">
            <text:p>有新版本！</text:p>
          </table:table-cell>
          <table:table-cell table:style-name="ce355" office:value-type="string">
            <text:p>Yeni bir sürüm mevcut !</text:p>
          </table:table-cell>
          <table:table-cell table:style-name="ce370" office:value-type="string">
            <text:p>Μια νέα έκδοση είναι διαθέσιμη !</text:p>
          </table:table-cell>
          <table:table-cell table:style-name="ce355" office:value-type="string">
            <text:p>Jau galite atnaujinti programą!</text:p>
          </table:table-cell>
          <table:table-cell table:style-name="ce182" office:value-type="string">
            <text:p>Ny version är tillgänglig!</text:p>
          </table:table-cell>
          <table:table-cell table:style-name="ce355" office:value-type="string">
            <text:p>Ny version tilgængelig!</text:p>
          </table:table-cell>
          <table:table-cell table:style-name="ce355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Updater_BrowseFolderDescription</text:p>
          </table:table-cell>
          <table:table-cell table:style-name="ce348"/>
          <table:table-cell table:style-name="ce350" office:value-type="string">
            <text:p>Please choose the target directory for the installer file.</text:p>
          </table:table-cell>
          <table:table-cell table:style-name="ce353" office:value-type="string">
            <text:p>Veuillez choisir le dossier dans lequel sera placé le programme d'installation.</text:p>
          </table:table-cell>
          <table:table-cell table:style-name="ce355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223" office:value-type="string">
            <text:p>Porfavor escoga el directorio de destino para el archivo de instalación.</text:p>
          </table:table-cell>
          <table:table-cell table:style-name="ce355" office:value-type="string">
            <text:p>Por favor, escolha a pasta que deseja salvar o arquivo de instalação.</text:p>
          </table:table-cell>
          <table:table-cell table:style-name="ce244" office:value-type="string">
            <text:p>Wybierz katalog docelowy dla plików instalacyjnych.</text:p>
          </table:table-cell>
          <table:table-cell table:style-name="ce251" office:value-type="string">
            <text:p>Scegliere la Directory di destinazione per il File di installazione.</text:p>
          </table:table-cell>
          <table:table-cell table:style-name="ce255" office:value-type="string">
            <text:p>Vă rugăm să alegeţi directorul unde va fi salvat kitul de instalare.</text:p>
          </table:table-cell>
          <table:table-cell table:style-name="ce364" office:value-type="string">
            <text:p>Valitse asennustiedoston kohdehakemisto.</text:p>
          </table:table-cell>
          <table:table-cell table:style-name="ce366" office:value-type="string">
            <text:p>Vennligst velg målmappe for nedlasting av installasjonsfilen.</text:p>
          </table:table-cell>
          <table:table-cell table:style-name="ce368" office:value-type="string">
            <text:p>请选择安装目录.</text:p>
          </table:table-cell>
          <table:table-cell table:style-name="ce355" office:value-type="string">
            <text:p>Lütfen yükleyici dosya için gerekli hedef klasörünü seçin.</text:p>
          </table:table-cell>
          <table:table-cell table:style-name="ce371" office:value-type="string">
            <text:p>Παρακαλώ επιλέξτε την κατεύθυνση προορισμού του αρχείου εγκατάστασης.</text:p>
          </table:table-cell>
          <table:table-cell table:style-name="ce182" office:value-type="string">
            <text:p>Prašau pasirinkti aplanką diegimo dokumentui.</text:p>
          </table:table-cell>
          <table:table-cell table:style-name="ce182" office:value-type="string">
            <text:p>Välj katalog för installationsfilen.</text:p>
          </table:table-cell>
          <table:table-cell table:style-name="ce355" office:value-type="string">
            <text:p>Vælg katalog til installationsfil.</text:p>
          </table:table-cell>
          <table:table-cell table:style-name="ce355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ChooseDestinationFolder</text:p>
          </table:table-cell>
          <table:table-cell table:style-name="ce348"/>
          <table:table-cell table:style-name="ce350" office:value-type="string">
            <text:p>Choose Destination Folder</text:p>
          </table:table-cell>
          <table:table-cell table:style-name="ce353" office:value-type="string">
            <text:p>Choisissez le Dossier de Destination</text:p>
          </table:table-cell>
          <table:table-cell table:style-name="ce355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223" office:value-type="string">
            <text:p>Escoger Directorio de Destino</text:p>
          </table:table-cell>
          <table:table-cell table:style-name="ce355" office:value-type="string">
            <text:p>Escolher Pasta de Destino</text:p>
          </table:table-cell>
          <table:table-cell table:style-name="ce244" office:value-type="string">
            <text:p>Wybierz katalog docelowy</text:p>
          </table:table-cell>
          <table:table-cell table:style-name="ce250" office:value-type="string">
            <text:p>Scegliere la Cartella di destinazione</text:p>
          </table:table-cell>
          <table:table-cell table:style-name="ce255" office:value-type="string">
            <text:p>Alegeţi Folderul Destinaţie</text:p>
          </table:table-cell>
          <table:table-cell table:style-name="ce364" office:value-type="string">
            <text:p>Valitse päätehakemisto-</text:p>
          </table:table-cell>
          <table:table-cell table:style-name="ce366" office:value-type="string">
            <text:p>Velg installasjonsmappe</text:p>
          </table:table-cell>
          <table:table-cell table:style-name="ce368" office:value-type="string">
            <text:p>选择目标文件夹</text:p>
          </table:table-cell>
          <table:table-cell table:style-name="ce355" office:value-type="string">
            <text:p>Yükleme Klasörünü Seçin</text:p>
          </table:table-cell>
          <table:table-cell table:style-name="ce370" office:value-type="string">
            <text:p>Επιλογή Φακέλου Προορισμού</text:p>
          </table:table-cell>
          <table:table-cell table:style-name="ce182" office:value-type="string">
            <text:p>Pasirinkite paskirties aplanką</text:p>
          </table:table-cell>
          <table:table-cell table:style-name="ce182" office:value-type="string">
            <text:p>Välj målmapp</text:p>
          </table:table-cell>
          <table:table-cell table:style-name="ce355" office:value-type="string">
            <text:p>Vælg destinationskatalog</text:p>
          </table:table-cell>
          <table:table-cell table:style-name="ce355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CurrentVersion</text:p>
          </table:table-cell>
          <table:table-cell table:style-name="ce348"/>
          <table:table-cell table:style-name="ce350" office:value-type="string">
            <text:p>Current Version :</text:p>
          </table:table-cell>
          <table:table-cell table:style-name="ce353" office:value-type="string">
            <text:p>Version Courante :</text:p>
          </table:table-cell>
          <table:table-cell table:style-name="ce355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223" office:value-type="string">
            <text:p>Versión actual:</text:p>
          </table:table-cell>
          <table:table-cell table:style-name="ce359" office:value-type="string">
            <text:p>Versão atual :</text:p>
          </table:table-cell>
          <table:table-cell table:style-name="ce244" office:value-type="string">
            <text:p>Aktualna wersja :</text:p>
          </table:table-cell>
          <table:table-cell table:style-name="ce250" office:value-type="string">
            <text:p>Versione Attuale :</text:p>
          </table:table-cell>
          <table:table-cell table:style-name="ce255" office:value-type="string">
            <text:p>Current Version :</text:p>
          </table:table-cell>
          <table:table-cell table:style-name="ce364" office:value-type="string">
            <text:p>Nykyinen versio:</text:p>
          </table:table-cell>
          <table:table-cell table:style-name="ce366" office:value-type="string">
            <text:p>Aktuell versjon:</text:p>
          </table:table-cell>
          <table:table-cell table:style-name="ce368" office:value-type="string">
            <text:p>现在的版本:</text:p>
          </table:table-cell>
          <table:table-cell table:style-name="ce355" office:value-type="string">
            <text:p>Geçerli Sürüm :</text:p>
          </table:table-cell>
          <table:table-cell table:style-name="ce372" office:value-type="string">
            <text:p>Τρέχουσα Έκδοση :</text:p>
          </table:table-cell>
          <table:table-cell table:style-name="ce182" office:value-type="string">
            <text:p>Dabartinė programos versija :</text:p>
          </table:table-cell>
          <table:table-cell table:style-name="ce182" office:value-type="string">
            <text:p>Nuvarande version:</text:p>
          </table:table-cell>
          <table:table-cell table:style-name="ce355" office:value-type="string">
            <text:p>Nuværende version:</text:p>
          </table:table-cell>
          <table:table-cell table:style-name="ce355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Download</text:p>
          </table:table-cell>
          <table:table-cell table:style-name="ce348"/>
          <table:table-cell table:style-name="ce350" office:value-type="string">
            <text:p>Download</text:p>
          </table:table-cell>
          <table:table-cell table:style-name="ce353" office:value-type="string">
            <text:p>Télécharger</text:p>
          </table:table-cell>
          <table:table-cell table:style-name="ce355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223" office:value-type="string">
            <text:p>Descargar</text:p>
          </table:table-cell>
          <table:table-cell table:style-name="ce355" office:value-type="string">
            <text:p>Baixar</text:p>
          </table:table-cell>
          <table:table-cell table:style-name="ce244" office:value-type="string">
            <text:p>Pobierz</text:p>
          </table:table-cell>
          <table:table-cell table:style-name="ce250" office:value-type="string">
            <text:p>Scarico (Download)</text:p>
          </table:table-cell>
          <table:table-cell table:style-name="ce255" office:value-type="string">
            <text:p>Descarcă</text:p>
          </table:table-cell>
          <table:table-cell table:style-name="ce364" office:value-type="string">
            <text:p>Lataa</text:p>
          </table:table-cell>
          <table:table-cell table:style-name="ce366" office:value-type="string">
            <text:p>Last ned</text:p>
          </table:table-cell>
          <table:table-cell table:style-name="ce368" office:value-type="string">
            <text:p>下载</text:p>
          </table:table-cell>
          <table:table-cell table:style-name="ce355" office:value-type="string">
            <text:p>İndir</text:p>
          </table:table-cell>
          <table:table-cell table:style-name="ce372" office:value-type="string">
            <text:p>Καταφόρτωση</text:p>
          </table:table-cell>
          <table:table-cell table:style-name="ce182" office:value-type="string">
            <text:p>Atsiųsti</text:p>
          </table:table-cell>
          <table:table-cell table:style-name="ce182" office:value-type="string">
            <text:p>Nedladdning</text:p>
          </table:table-cell>
          <table:table-cell table:style-name="ce355" office:value-type="string">
            <text:p>Hent</text:p>
          </table:table-cell>
          <table:table-cell table:style-name="ce355" office:value-type="string">
            <text:p>Stáhnout</text:p>
          </table:table-cell>
          <table:table-cell table:style-name="ce340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Updater_Downloading</text:p>
          </table:table-cell>
          <table:table-cell table:style-name="ce348"/>
          <table:table-cell table:style-name="ce350" office:value-type="string">
            <text:p>Downloading New Version...</text:p>
          </table:table-cell>
          <table:table-cell table:style-name="ce353" office:value-type="string">
            <text:p>Téléchargement de la nouvelle version...</text:p>
          </table:table-cell>
          <table:table-cell table:style-name="ce355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223" office:value-type="string">
            <text:p>Descargando Nueva Versión…</text:p>
          </table:table-cell>
          <table:table-cell table:style-name="ce355" office:value-type="string">
            <text:p>Baixando Nova Versão...</text:p>
          </table:table-cell>
          <table:table-cell table:style-name="ce244" office:value-type="string">
            <text:p>Pobieranie Nowej Wersji...</text:p>
          </table:table-cell>
          <table:table-cell table:style-name="ce250" office:value-type="string">
            <text:p>Scarico Nuova Versione in corso...</text:p>
          </table:table-cell>
          <table:table-cell table:style-name="ce255" office:value-type="string">
            <text:p>Descarc noua versiune...</text:p>
          </table:table-cell>
          <table:table-cell table:style-name="ce364" office:value-type="string">
            <text:p>Ladataan uutta versiota...</text:p>
          </table:table-cell>
          <table:table-cell table:style-name="ce366" office:value-type="string">
            <text:p>Last ned ny versjon...</text:p>
          </table:table-cell>
          <table:table-cell table:style-name="ce368" office:value-type="string">
            <text:p>正在下载新版本…</text:p>
          </table:table-cell>
          <table:table-cell table:style-name="ce355" office:value-type="string">
            <text:p>Yeni Sürümü İndiriyor...</text:p>
          </table:table-cell>
          <table:table-cell table:style-name="ce372" office:value-type="string">
            <text:p>Καταφόρτωση Νέας 'Έκδοσης…</text:p>
          </table:table-cell>
          <table:table-cell table:style-name="ce355" office:value-type="string">
            <text:p>Atsiunčiama nauja versija...</text:p>
          </table:table-cell>
          <table:table-cell table:style-name="ce182" office:value-type="string">
            <text:p>Nedladdning ny version...</text:p>
          </table:table-cell>
          <table:table-cell table:style-name="ce355" office:value-type="string">
            <text:p>Hent ny version</text:p>
          </table:table-cell>
          <table:table-cell table:style-name="ce355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FileSize</text:p>
          </table:table-cell>
          <table:table-cell table:style-name="ce348"/>
          <table:table-cell table:style-name="ce350" office:value-type="string">
            <text:p>File Size :</text:p>
          </table:table-cell>
          <table:table-cell table:style-name="ce353" office:value-type="string">
            <text:p>Taille du Fichier :</text:p>
          </table:table-cell>
          <table:table-cell table:style-name="ce182" office:value-type="string">
            <text:p>Bestandsgrootte :</text:p>
          </table:table-cell>
          <table:table-cell table:style-name="ce182" office:value-type="string">
            <text:p>Größe der Datei: </text:p>
          </table:table-cell>
          <table:table-cell table:style-name="ce223" office:value-type="string">
            <text:p>Tamaño de Archivo:</text:p>
          </table:table-cell>
          <table:table-cell table:style-name="ce355" office:value-type="string">
            <text:p>Tamanho do arquivo :</text:p>
          </table:table-cell>
          <table:table-cell table:style-name="ce244" office:value-type="string">
            <text:p>Rozmiar pliku :</text:p>
          </table:table-cell>
          <table:table-cell table:style-name="ce250" office:value-type="string">
            <text:p>Dimensione File :</text:p>
          </table:table-cell>
          <table:table-cell table:style-name="ce255" office:value-type="string">
            <text:p>Mărimea fişierului :</text:p>
          </table:table-cell>
          <table:table-cell table:style-name="ce364" office:value-type="string">
            <text:p>Tiedoston koko:</text:p>
          </table:table-cell>
          <table:table-cell table:style-name="ce366" office:value-type="string">
            <text:p>Filstørrelse:</text:p>
          </table:table-cell>
          <table:table-cell table:style-name="ce368" office:value-type="string">
            <text:p>文件大小:</text:p>
          </table:table-cell>
          <table:table-cell table:style-name="ce355" office:value-type="string">
            <text:p>Dosya Büyüklüğü :</text:p>
          </table:table-cell>
          <table:table-cell table:style-name="ce372" office:value-type="string">
            <text:p>Μέγεθος Αρχείου :</text:p>
          </table:table-cell>
          <table:table-cell table:style-name="ce355" office:value-type="string">
            <text:p>Dokumento dydis :</text:p>
          </table:table-cell>
          <table:table-cell table:style-name="ce182" office:value-type="string">
            <text:p>Filstorlek :</text:p>
          </table:table-cell>
          <table:table-cell table:style-name="ce355" office:value-type="string">
            <text:p>Filstørrelse:</text:p>
          </table:table-cell>
          <table:table-cell table:style-name="ce355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7">
          <table:table-cell table:style-name="ce135" office:value-type="string">
            <text:p>Updater_InternetError</text:p>
          </table:table-cell>
          <table:table-cell table:style-name="ce348"/>
          <table:table-cell table:style-name="ce350" office:value-type="string">
            <text:p>An error occurred while checking for updates. Please ensure an Internet connection is available. </text:p>
          </table:table-cell>
          <table:table-cell table:style-name="ce353" office:value-type="string">
            <text:p>Une erreur est survenue durant la vérification. Veuillez vous assurer que la connexion à Internet est opérationnelle.</text:p>
          </table:table-cell>
          <table:table-cell table:style-name="ce355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223" office:value-type="string">
            <text:p>Un error ocurrió mientras se buscaban actualizaciones. Porfavor asegúrese que una conexión a Internet está disponible.</text:p>
          </table:table-cell>
          <table:table-cell table:style-name="ce355" office:value-type="string">
            <text:p>Ocorreu um erro enquanto o programa procurava atualizações. Por favor, verifique se existe uma conexão de Internet ativa.</text:p>
          </table:table-cell>
          <table:table-cell table:style-name="ce244" office:value-type="string">
            <text:p>Wystąpił błąd podczas sprawdzania dostępnych aktualizacji. Upewnij się, że masz dostęp do internetu.</text:p>
          </table:table-cell>
          <table:table-cell table:style-name="ce250" office:value-type="string">
            <text:p>E' avvenuto un errore durante la ricerca di Aggiornamenti. Assicurarsi che sia attiva la connessione Internet. </text:p>
          </table:table-cell>
          <table:table-cell table:style-name="ce255" office:value-type="string">
            <text:p>A apărut o eroare in procesul de verificare a actualizărilor. Vă rugăm să verificaţi conexiunea la Internet. </text:p>
          </table:table-cell>
          <table:table-cell table:style-name="ce364" office:value-type="string">
            <text:p>Haettaessa päivityksiä tapahtui virhe. Tarkista internetyhteytesi.</text:p>
          </table:table-cell>
          <table:table-cell table:style-name="ce366" office:value-type="string">
            <text:p>En feil oppstod ved sjekk av oppdateringer. Vennligst se etter at du er logget på internett. </text:p>
          </table:table-cell>
          <table:table-cell table:style-name="ce368" office:value-type="string">
            <text:p>检查更新出错. 请确认有效的网络连接.</text:p>
          </table:table-cell>
          <table:table-cell table:style-name="ce355" office:value-type="string">
            <text:p>Güncellemeleri tararken bir hata meydana geldi. İnternet bağlantınızın olduğundan emin olun.</text:p>
          </table:table-cell>
          <table:table-cell table:style-name="ce37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82" office:value-type="string">
            <text:p>Klaida ieškant atnaujinimo. Prašau patikrinkite prieigą prie interneto.</text:p>
          </table:table-cell>
          <table:table-cell table:style-name="ce182" office:value-type="string">
            <text:p>Ett fel uppstod vid kontroll av uppdateringar. Vänligen kontrollera</text:p>
            <text:p>Internetanslutningen.</text:p>
          </table:table-cell>
          <table:table-cell table:style-name="ce355" office:value-type="string">
            <text:p>Der opstod en fejl under søgning efter ny version. Venligst, kontroller at internetforbindelsen er i orden.</text:p>
          </table:table-cell>
          <table:table-cell table:style-name="ce355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LblChangeLog</text:p>
          </table:table-cell>
          <table:table-cell table:style-name="ce348"/>
          <table:table-cell table:style-name="ce350" office:value-type="string">
            <text:p>Change Log :</text:p>
          </table:table-cell>
          <table:table-cell table:style-name="ce353" office:value-type="string">
            <text:p>Liste de Changements :</text:p>
          </table:table-cell>
          <table:table-cell table:style-name="ce355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223" office:value-type="string">
            <text:p>Lista de Cambios:</text:p>
          </table:table-cell>
          <table:table-cell table:style-name="ce182" office:value-type="string">
            <text:p>Log de mudanças:</text:p>
          </table:table-cell>
          <table:table-cell table:style-name="ce244" office:value-type="string">
            <text:p>Dziennik zmian :</text:p>
          </table:table-cell>
          <table:table-cell table:style-name="ce250" office:value-type="string">
            <text:p>Lista Variazioni :</text:p>
          </table:table-cell>
          <table:table-cell table:style-name="ce255" office:value-type="string">
            <text:p>Listă schimbări :</text:p>
          </table:table-cell>
          <table:table-cell table:style-name="ce364" office:value-type="string">
            <text:p>Muutosloki:</text:p>
          </table:table-cell>
          <table:table-cell table:style-name="ce366" office:value-type="string">
            <text:p>Endre logg:</text:p>
          </table:table-cell>
          <table:table-cell table:style-name="ce368" office:value-type="string">
            <text:p>更改日志:</text:p>
          </table:table-cell>
          <table:table-cell table:style-name="ce355" office:value-type="string">
            <text:p>Değişim Logu:</text:p>
          </table:table-cell>
          <table:table-cell table:style-name="ce372" office:value-type="string">
            <text:p>Αλλαγή Ημερολογίου :</text:p>
          </table:table-cell>
          <table:table-cell table:style-name="ce355" office:value-type="string">
            <text:p>Pakeitimų žurnalas :</text:p>
          </table:table-cell>
          <table:table-cell table:style-name="ce182" office:value-type="string">
            <text:p>Byt Log :</text:p>
          </table:table-cell>
          <table:table-cell table:style-name="ce355" office:value-type="string">
            <text:p>Ændringslog:</text:p>
          </table:table-cell>
          <table:table-cell table:style-name="ce355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7">
          <table:table-cell table:style-name="ce135" office:value-type="string">
            <text:p>Updater_mboxDownloadSuccess_Description</text:p>
          </table:table-cell>
          <table:table-cell table:style-name="ce348"/>
          <table:table-cell table:style-name="ce350" office:value-type="string">
            <text:p>The new version was successfully downloaded.\n Please close Kinovea and launch the installer from where you saved it. </text:p>
          </table:table-cell>
          <table:table-cell table:style-name="ce353" office:value-type="string">
            <text:p>La nouvelle version a été téléchargée avec succès.\n Veuillez fermer Kinovea et lancer le programme d'installation.</text:p>
          </table:table-cell>
          <table:table-cell table:style-name="ce355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223" office:value-type="string">
            <text:p>La nueva versión fue correctamente descargada. \n Porfavor cierre Kinovea y ejecute el instalador desde el lugar donde lo guardó.</text:p>
          </table:table-cell>
          <table:table-cell table:style-name="ce355" office:value-type="string">
            <text:p>A nova versão foi baixada com sucesso.\n Por favor, feche o Kinovea e execute o instalador de onde você o salvou.</text:p>
          </table:table-cell>
          <table:table-cell table:style-name="ce244" office:value-type="string">
            <text:p>Nowa wersja została pobrana.\n Zamknij Kinovea i uruchom program instalacyjny z pliku, który pobrałeś.</text:p>
          </table:table-cell>
          <table:table-cell table:style-name="ce25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55" office:value-type="string">
            <text:p>Versiunea nouă a fost descărcată cu succes.\n Vă rugăm să inchideţi Kinovea şi să lansaţi instalerul de unde l-aţi salvat. </text:p>
          </table:table-cell>
          <table:table-cell table:style-name="ce364" office:value-type="string">
            <text:p>Uusi versio ladattiin onnistuneesti.\n Sulje Kinovea ja käynnistä asennusohjelma tallennuspaikastaan.</text:p>
          </table:table-cell>
          <table:table-cell table:style-name="ce366" office:value-type="string">
            <text:p>Den nye versjonen ble lastet ned. \n Vennligst lukk Kinovea og start installasjonen av ny versjon.</text:p>
          </table:table-cell>
          <table:table-cell table:style-name="ce368" office:value-type="string">
            <text:p>新版本已成功下载.\n 请关闭并启动安装程序. </text:p>
          </table:table-cell>
          <table:table-cell table:style-name="ce355" office:value-type="string">
            <text:p>Yeni sürüm başarıyla indirildi.\n Lütfen Kinovea'yı kapatın ve yükleyiciyi kaydettiğiniz yerden çalıştırın.</text:p>
          </table:table-cell>
          <table:table-cell table:style-name="ce37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355" office:value-type="string">
            <text:p>Programos naujausia versija atsiusta.\n Prašau uždaryti programą Kinovea ir paleisti diegimo dokumentą.</text:p>
          </table:table-cell>
          <table:table-cell table:style-name="ce182" office:value-type="string">
            <text:p>Den nya versionen laddades ner </text:p>
            <text:p>komplett.\n Stäng Kinovea och starta installation där du sparade den.</text:p>
          </table:table-cell>
          <table:table-cell table:style-name="ce355" office:value-type="string">
            <text:p>Den nye version blev hentet uden problemer.\n Luk Kinovea og installer ny version.</text:p>
          </table:table-cell>
          <table:table-cell table:style-name="ce359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MegaBytes</text:p>
          </table:table-cell>
          <table:table-cell table:style-name="ce348" office:value-type="string">
            <office:annotation draw:style-name="gr6" draw:text-style-name="P1" svg:width="6.784cm" svg:height="0.991cm" svg:x="12.173cm" svg:y="9.876cm" draw:caption-point-x="-0.567cm" draw:caption-point-y="1.61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350" office:value-type="string">
            <text:p>MB</text:p>
          </table:table-cell>
          <table:table-cell table:style-name="ce353" office:value-type="string">
            <text:p>Mo</text:p>
          </table:table-cell>
          <table:table-cell table:style-name="ce182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223" office:value-type="string">
            <text:p>MB</text:p>
          </table:table-cell>
          <table:table-cell table:style-name="ce355" office:value-type="string">
            <text:p>MB</text:p>
          </table:table-cell>
          <table:table-cell table:style-name="ce244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364" office:value-type="string">
            <text:p>MB</text:p>
          </table:table-cell>
          <table:table-cell table:style-name="ce366" office:value-type="string">
            <text:p>MB</text:p>
          </table:table-cell>
          <table:table-cell table:style-name="ce368"/>
          <table:table-cell table:style-name="ce355" office:value-type="string">
            <text:p>MB</text:p>
          </table:table-cell>
          <table:table-cell table:style-name="ce372" office:value-type="string">
            <text:p>ΜΒ</text:p>
          </table:table-cell>
          <table:table-cell table:style-name="ce355" office:value-type="string">
            <text:p>Mb</text:p>
          </table:table-cell>
          <table:table-cell table:style-name="ce182" office:value-type="string">
            <text:p>MB</text:p>
          </table:table-cell>
          <table:table-cell table:number-columns-repeated="2" table:style-name="ce355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NewVersion</text:p>
          </table:table-cell>
          <table:table-cell table:style-name="ce348"/>
          <table:table-cell table:style-name="ce350" office:value-type="string">
            <text:p>New Version</text:p>
          </table:table-cell>
          <table:table-cell table:style-name="ce353" office:value-type="string">
            <text:p>Nouvelle Version</text:p>
          </table:table-cell>
          <table:table-cell table:style-name="ce182" office:value-type="string">
            <text:p>Nieuwe versie</text:p>
          </table:table-cell>
          <table:table-cell table:style-name="ce182" office:value-type="string">
            <text:p>Neue Version </text:p>
          </table:table-cell>
          <table:table-cell table:style-name="ce223" office:value-type="string">
            <text:p>Nueva Versiòn</text:p>
          </table:table-cell>
          <table:table-cell table:style-name="ce355" office:value-type="string">
            <text:p>Nova Versão</text:p>
          </table:table-cell>
          <table:table-cell table:style-name="ce361" office:value-type="string">
            <text:p>Nowa wersja </text:p>
          </table:table-cell>
          <table:table-cell table:style-name="ce250" office:value-type="string">
            <text:p>Nuova Versione</text:p>
          </table:table-cell>
          <table:table-cell table:style-name="ce255" office:value-type="string">
            <text:p>Versiune nouă</text:p>
          </table:table-cell>
          <table:table-cell table:style-name="ce364" office:value-type="string">
            <text:p>Uusi versio</text:p>
          </table:table-cell>
          <table:table-cell table:style-name="ce366" office:value-type="string">
            <text:p>Ny versjon</text:p>
          </table:table-cell>
          <table:table-cell table:style-name="ce368" office:value-type="string">
            <text:p>新版本</text:p>
          </table:table-cell>
          <table:table-cell table:style-name="ce355" office:value-type="string">
            <text:p>Yeni Sürüm</text:p>
          </table:table-cell>
          <table:table-cell table:style-name="ce372" office:value-type="string">
            <text:p>Νέα Έκδοση</text:p>
          </table:table-cell>
          <table:table-cell table:style-name="ce182" office:value-type="string">
            <text:p>Nauja versija</text:p>
          </table:table-cell>
          <table:table-cell table:style-name="ce182" office:value-type="string">
            <text:p>Ny version</text:p>
          </table:table-cell>
          <table:table-cell table:style-name="ce355" office:value-type="string">
            <text:p>Ny version</text:p>
          </table:table-cell>
          <table:table-cell table:style-name="ce355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Updater_Quit</text:p>
          </table:table-cell>
          <table:table-cell table:style-name="ce348"/>
          <table:table-cell table:style-name="ce351" office:value-type="string">
            <text:p>Quit</text:p>
          </table:table-cell>
          <table:table-cell table:style-name="ce354" office:value-type="string">
            <text:p>Quitter</text:p>
          </table:table-cell>
          <table:table-cell table:style-name="ce182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223" office:value-type="string">
            <text:p>Salir</text:p>
          </table:table-cell>
          <table:table-cell table:style-name="ce182" office:value-type="string">
            <text:p>Sair</text:p>
          </table:table-cell>
          <table:table-cell table:style-name="ce244" office:value-type="string">
            <text:p>Wyjdź</text:p>
          </table:table-cell>
          <table:table-cell table:style-name="ce250" office:value-type="string">
            <text:p>Esci</text:p>
          </table:table-cell>
          <table:table-cell table:style-name="ce255" office:value-type="string">
            <text:p>Ieşi</text:p>
          </table:table-cell>
          <table:table-cell table:style-name="ce364" office:value-type="string">
            <text:p>Lopeta</text:p>
          </table:table-cell>
          <table:table-cell table:style-name="ce366" office:value-type="string">
            <text:p>Slutt</text:p>
          </table:table-cell>
          <table:table-cell table:style-name="ce368" office:value-type="string">
            <text:p>退出</text:p>
          </table:table-cell>
          <table:table-cell table:style-name="ce355" office:value-type="string">
            <text:p>Çık</text:p>
          </table:table-cell>
          <table:table-cell table:style-name="ce372" office:value-type="string">
            <text:p>Παραίτηση</text:p>
          </table:table-cell>
          <table:table-cell table:style-name="ce182" office:value-type="string">
            <text:p>Baigti</text:p>
          </table:table-cell>
          <table:table-cell table:style-name="ce182" office:value-type="string">
            <text:p>Avsluta</text:p>
          </table:table-cell>
          <table:table-cell table:style-name="ce355" office:value-type="string">
            <text:p>Afslut</text:p>
          </table:table-cell>
          <table:table-cell table:style-name="ce182" office:value-type="string">
            <text:p>Ukončit</text:p>
          </table:table-cell>
          <table:table-cell table:style-name="ce340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Updater_Title</text:p>
          </table:table-cell>
          <table:table-cell table:style-name="ce348"/>
          <table:table-cell table:style-name="ce350" office:value-type="string">
            <text:p>Kinovea - Checking for new version.</text:p>
          </table:table-cell>
          <table:table-cell table:style-name="ce353" office:value-type="string">
            <text:p>Kinovea - Vérification de mises à jour.</text:p>
          </table:table-cell>
          <table:table-cell table:style-name="ce356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223" office:value-type="string">
            <text:p>Kinovea - Buscando nuevas versiones</text:p>
          </table:table-cell>
          <table:table-cell table:style-name="ce355" office:value-type="string">
            <text:p>Kinovea - Buscando nova versão.</text:p>
          </table:table-cell>
          <table:table-cell table:style-name="ce361" office:value-type="string">
            <text:p>Kinovea - poszukiwanie nowej wersji</text:p>
          </table:table-cell>
          <table:table-cell table:style-name="ce250" office:value-type="string">
            <text:p>Kinovea – Verifica esistenza di nuova versione.</text:p>
          </table:table-cell>
          <table:table-cell table:style-name="ce255" office:value-type="string">
            <text:p>Kinovea – Verific actualizările.</text:p>
          </table:table-cell>
          <table:table-cell table:style-name="ce364" office:value-type="string">
            <text:p>Kinovea – etsitään uudempaa versiota.</text:p>
          </table:table-cell>
          <table:table-cell table:style-name="ce366" office:value-type="string">
            <text:p>Kinovea – ser etter ny versjon.</text:p>
          </table:table-cell>
          <table:table-cell table:style-name="ce368" office:value-type="string">
            <text:p>检查更新.</text:p>
          </table:table-cell>
          <table:table-cell table:style-name="ce355" office:value-type="string">
            <text:p>Kinovea - Yeni bir sürümü tarıyor.</text:p>
          </table:table-cell>
          <table:table-cell table:style-name="ce370" office:value-type="string">
            <text:p>Kinovea - Γίνεται έλεγχος για νέα έκδοση</text:p>
          </table:table-cell>
          <table:table-cell table:style-name="ce182" office:value-type="string">
            <text:p>Kinovea - tikrinama programos versija.</text:p>
          </table:table-cell>
          <table:table-cell table:style-name="ce182" office:value-type="string">
            <text:p>Kinovea - Kontrollerar om ny </text:p>
            <text:p>version finns.</text:p>
          </table:table-cell>
          <table:table-cell table:style-name="ce355" office:value-type="string">
            <text:p>Kinovea - kikker efter ny version.</text:p>
          </table:table-cell>
          <table:table-cell table:style-name="ce189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Updater_UpToDate</text:p>
          </table:table-cell>
          <table:table-cell table:style-name="ce348"/>
          <table:table-cell table:style-name="ce350" office:value-type="string">
            <text:p>Your version is up to date !</text:p>
          </table:table-cell>
          <table:table-cell table:style-name="ce353" office:value-type="string">
            <text:p>Votre version est à jour !</text:p>
          </table:table-cell>
          <table:table-cell table:style-name="ce355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223" office:value-type="string">
            <text:p>¡Su versión està actualizada!</text:p>
          </table:table-cell>
          <table:table-cell table:style-name="ce182" office:value-type="string">
            <text:p>Sua versão está atualizada!</text:p>
          </table:table-cell>
          <table:table-cell table:style-name="ce244" office:value-type="string">
            <text:p>Posiadasz najbardziej aktualną wersję programu !</text:p>
          </table:table-cell>
          <table:table-cell table:style-name="ce250" office:value-type="string">
            <text:p>La vostra Versione e' aggiornata !</text:p>
          </table:table-cell>
          <table:table-cell table:style-name="ce255" office:value-type="string">
            <text:p>Versiunea dumneavostră este ultima disponibilă !</text:p>
          </table:table-cell>
          <table:table-cell table:style-name="ce364" office:value-type="string">
            <text:p>Ohjelmaversiosi on ajan tasalla!</text:p>
          </table:table-cell>
          <table:table-cell table:style-name="ce366" office:value-type="string">
            <text:p>Din versjon er oppdatert. </text:p>
          </table:table-cell>
          <table:table-cell table:style-name="ce368" office:value-type="string">
            <text:p>您的版本已经是最新的!</text:p>
          </table:table-cell>
          <table:table-cell table:style-name="ce355" office:value-type="string">
            <text:p>Sürümünüz güncel !</text:p>
          </table:table-cell>
          <table:table-cell table:style-name="ce370" office:value-type="string">
            <text:p>Η έκδοσή σας είναι ενήμερη !</text:p>
          </table:table-cell>
          <table:table-cell table:style-name="ce182" office:value-type="string">
            <text:p>Programa atnaujinta!</text:p>
          </table:table-cell>
          <table:table-cell table:style-name="ce182" office:value-type="string">
            <text:p>Din version är den senaste!</text:p>
          </table:table-cell>
          <table:table-cell table:style-name="ce355" office:value-type="string">
            <text:p>Du har nyeste version.</text:p>
          </table:table-cell>
          <table:table-cell table:style-name="ce189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50" table:number-rows-repeated="65309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121" table:default-cell-style-name="ce385"/>
        <table:table-column table:style-name="co134" table:default-cell-style-name="ce393"/>
        <table:table-column table:style-name="co135" table:default-cell-style-name="ce385"/>
        <table:table-column table:style-name="co136" table:default-cell-style-name="ce385"/>
        <table:table-column table:style-name="co81" table:default-cell-style-name="ce393"/>
        <table:table-column table:style-name="co137" table:default-cell-style-name="ce393"/>
        <table:table-column table:style-name="co136" table:default-cell-style-name="ce385"/>
        <table:table-column table:style-name="co135" table:default-cell-style-name="ce385"/>
        <table:table-column table:style-name="co138" table:default-cell-style-name="ce393"/>
        <table:table-column table:style-name="co135" table:default-cell-style-name="ce385"/>
        <table:table-column table:style-name="co139" table:default-cell-style-name="ce393"/>
        <table:table-column table:style-name="co135" table:default-cell-style-name="ce385"/>
        <table:table-column table:style-name="co76" table:default-cell-style-name="ce393"/>
        <table:table-column table:style-name="co80" table:default-cell-style-name="ce393"/>
        <table:table-column table:style-name="co140" table:default-cell-style-name="ce393"/>
        <table:table-column table:style-name="co115" table:default-cell-style-name="ce393"/>
        <table:table-column table:style-name="co141" table:default-cell-style-name="Default"/>
        <table:table-column table:style-name="co142" table:default-cell-style-name="ce393"/>
        <table:table-column table:style-name="co143" table:default-cell-style-name="ce393"/>
        <table:table-column table:style-name="co65" table:default-cell-style-name="ce393"/>
        <table:table-column table:style-name="co144" table:default-cell-style-name="ce393"/>
        <table:table-column table:style-name="co41" table:number-columns-repeated="233" table:default-cell-style-name="ce393"/>
        <table:table-column table:style-name="co20" table:number-columns-repeated="769" table:default-cell-style-name="ce393"/>
        <table:table-column table:style-name="co20" table:default-cell-style-name="Default"/>
        <table:table-row table:style-name="ro10">
          <table:table-cell table:style-name="ce132" office:value-type="string">
            <text:p>#LanguageName</text:p>
          </table:table-cell>
          <table:table-cell table:style-name="ce140"/>
          <table:table-cell table:style-name="ce146" office:value-type="string">
            <text:p>English</text:p>
          </table:table-cell>
          <table:table-cell table:style-name="ce146" office:value-type="string">
            <text:p>Français</text:p>
          </table:table-cell>
          <table:table-cell table:style-name="ce146" office:value-type="string">
            <text:p>Nederlands</text:p>
          </table:table-cell>
          <table:table-cell table:style-name="ce146" office:value-type="string">
            <text:p>Deutsch</text:p>
          </table:table-cell>
          <table:table-cell table:style-name="ce146" office:value-type="string">
            <text:p>Español</text:p>
          </table:table-cell>
          <table:table-cell table:style-name="ce146" office:value-type="string">
            <text:p>Português (br)</text:p>
          </table:table-cell>
          <table:table-cell table:style-name="ce239" office:value-type="string">
            <text:p>Polski</text:p>
          </table:table-cell>
          <table:table-cell table:style-name="ce239" office:value-type="string">
            <text:p>Italiano</text:p>
          </table:table-cell>
          <table:table-cell table:style-name="ce239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268" office:value-type="string">
            <text:p>Norsk</text:p>
          </table:table-cell>
          <table:table-cell table:style-name="ce276" office:value-type="string">
            <text:p>简体中文</text:p>
          </table:table-cell>
          <table:table-cell table:style-name="ce283" office:value-type="string">
            <text:p>Türkçe</text:p>
          </table:table-cell>
          <table:table-cell table:style-name="ce283" office:value-type="string">
            <text:p>Ελληνικά</text:p>
          </table:table-cell>
          <table:table-cell table:style-name="ce302" office:value-type="string">
            <text:p>Lietuvių</text:p>
          </table:table-cell>
          <table:table-cell table:style-name="ce302" office:value-type="string">
            <text:p>Svenska</text:p>
          </table:table-cell>
          <table:table-cell table:style-name="ce302" office:value-type="string">
            <text:p>Dansk</text:p>
          </table:table-cell>
          <table:table-cell table:style-name="ce324" office:value-type="string">
            <text:p>Čeština</text:p>
          </table:table-cell>
          <table:table-cell table:style-name="ce324" office:value-type="string">
            <text:p>한국어</text:p>
          </table:table-cell>
          <table:table-cell table:style-name="ce345" table:number-columns-repeated="1003"/>
        </table:table-row>
        <table:table-row table:style-name="ro11">
          <table:table-cell table:style-name="ce133" office:value-type="string">
            <text:p>#LanguageCode</text:p>
          </table:table-cell>
          <table:table-cell table:style-name="ce142" office:value-type="string">
            <text:p>-</text:p>
          </table:table-cell>
          <table:table-cell table:style-name="ce147"/>
          <table:table-cell table:style-name="ce163" office:value-type="string">
            <text:p>fr</text:p>
          </table:table-cell>
          <table:table-cell table:style-name="ce176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6" office:value-type="string">
            <text:p>es</text:p>
          </table:table-cell>
          <table:table-cell table:style-name="ce231" office:value-type="string">
            <text:p>pt</text:p>
          </table:table-cell>
          <table:table-cell table:style-name="ce240" office:value-type="string">
            <text:p>pl</text:p>
          </table:table-cell>
          <table:table-cell table:style-name="ce464" office:value-type="string">
            <text:p>it</text:p>
          </table:table-cell>
          <table:table-cell table:style-name="ce254" office:value-type="string">
            <text:p>ro</text:p>
          </table:table-cell>
          <table:table-cell table:style-name="ce260" office:value-type="string">
            <text:p>fi</text:p>
          </table:table-cell>
          <table:table-cell table:style-name="ce269" office:value-type="string">
            <text:p>no</text:p>
          </table:table-cell>
          <table:table-cell table:style-name="ce277" office:value-type="string">
            <text:p>Zh-CHS</text:p>
          </table:table-cell>
          <table:table-cell table:style-name="ce284" office:value-type="string">
            <text:p>tr</text:p>
          </table:table-cell>
          <table:table-cell table:style-name="ce293" office:value-type="string">
            <text:p>el</text:p>
          </table:table-cell>
          <table:table-cell table:style-name="ce303" office:value-type="string">
            <text:p>lt</text:p>
          </table:table-cell>
          <table:table-cell table:style-name="ce303" office:value-type="string">
            <text:p>sv</text:p>
          </table:table-cell>
          <table:table-cell table:style-name="ce317" office:value-type="string">
            <text:p>da</text:p>
          </table:table-cell>
          <table:table-cell table:style-name="ce176" office:value-type="string">
            <text:p>cs</text:p>
          </table:table-cell>
          <table:table-cell table:style-name="ce317" office:value-type="string">
            <text:p>ko</text:p>
          </table:table-cell>
          <table:table-cell table:style-name="ce317" table:number-columns-repeated="1003"/>
        </table:table-row>
        <table:table-row table:style-name="ro12">
          <table:table-cell table:style-name="ce376" office:value-type="string">
            <text:p>btnHideThumbView</text:p>
          </table:table-cell>
          <table:table-cell table:style-name="ce377"/>
          <table:table-cell table:style-name="ce394" office:value-type="string">
            <text:p>Hide Thumbnails</text:p>
          </table:table-cell>
          <table:table-cell table:style-name="ce168" office:value-type="string">
            <text:p>Cacher les Miniatures</text:p>
          </table:table-cell>
          <table:table-cell table:style-name="ce409" office:value-type="string">
            <text:p>Verberg Thumbnails</text:p>
          </table:table-cell>
          <table:table-cell table:style-name="ce417" office:value-type="string">
            <text:p>Miniaturansicht verstecken</text:p>
          </table:table-cell>
          <table:table-cell table:style-name="ce432" office:value-type="string">
            <text:p>Ocultar miniaturas</text:p>
          </table:table-cell>
          <table:table-cell table:style-name="ce439" office:value-type="string">
            <text:p>Esconder Miniaturas</text:p>
          </table:table-cell>
          <table:table-cell table:style-name="ce452"/>
          <table:table-cell table:style-name="ce465" office:value-type="string">
            <text:p>Nascondi le miniature</text:p>
          </table:table-cell>
          <table:table-cell table:style-name="ce473" office:value-type="string">
            <text:p>Ascunde miniaturile</text:p>
          </table:table-cell>
          <table:table-cell table:style-name="ce480" office:value-type="string">
            <text:p>Piilota esikatselukuvat</text:p>
          </table:table-cell>
          <table:table-cell table:style-name="ce271" office:value-type="string">
            <text:p>Skjul ikoner</text:p>
          </table:table-cell>
          <table:table-cell table:style-name="ce280" office:value-type="string">
            <text:p>隐藏缩略图</text:p>
          </table:table-cell>
          <table:table-cell table:style-name="ce287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512" office:value-type="string">
            <text:p>Slėpti miniatiūras</text:p>
          </table:table-cell>
          <table:table-cell table:style-name="ce315" office:value-type="string">
            <text:p>Göm miniatyrer</text:p>
          </table:table-cell>
          <table:table-cell table:style-name="ce522" office:value-type="string">
            <text:p>Gem Miniaturer</text:p>
          </table:table-cell>
          <table:table-cell table:style-name="ce335" office:value-type="string">
            <text:p>Skrýt miniatury</text:p>
          </table:table-cell>
          <table:table-cell table:style-name="ce540" office:value-type="string">
            <text:p>작은 그림 감추기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btnShowThumbView</text:p>
          </table:table-cell>
          <table:table-cell table:style-name="ce377"/>
          <table:table-cell table:style-name="ce394" office:value-type="string">
            <text:p>Show Thumbnails</text:p>
          </table:table-cell>
          <table:table-cell table:style-name="ce168" office:value-type="string">
            <text:p>Montrer les Miniatures</text:p>
          </table:table-cell>
          <table:table-cell table:style-name="ce409" office:value-type="string">
            <text:p>Toon Thumbnails</text:p>
          </table:table-cell>
          <table:table-cell table:style-name="ce417" office:value-type="string">
            <text:p>Miniaturansicht zeigen</text:p>
          </table:table-cell>
          <table:table-cell table:style-name="ce432" office:value-type="string">
            <text:p>Mostrar miniaturas</text:p>
          </table:table-cell>
          <table:table-cell table:style-name="ce439" office:value-type="string">
            <text:p>Mostrar Miniaturas</text:p>
          </table:table-cell>
          <table:table-cell table:style-name="ce452"/>
          <table:table-cell table:style-name="ce465" office:value-type="string">
            <text:p>Mostra le miniature</text:p>
          </table:table-cell>
          <table:table-cell table:style-name="ce473" office:value-type="string">
            <text:p>Arată miniaturile</text:p>
          </table:table-cell>
          <table:table-cell table:style-name="ce480" office:value-type="string">
            <text:p>Näytä esikatselukuvat</text:p>
          </table:table-cell>
          <table:table-cell table:style-name="ce271" office:value-type="string">
            <text:p>Vis ikoner</text:p>
          </table:table-cell>
          <table:table-cell table:style-name="ce280" office:value-type="string">
            <text:p>显示缩略图</text:p>
          </table:table-cell>
          <table:table-cell table:style-name="ce287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512" office:value-type="string">
            <text:p>Rodyti miniatiūras</text:p>
          </table:table-cell>
          <table:table-cell table:style-name="ce315" office:value-type="string">
            <text:p>Visa miniatyrer</text:p>
          </table:table-cell>
          <table:table-cell table:style-name="ce522" office:value-type="string">
            <text:p>Vis Miniaturer</text:p>
          </table:table-cell>
          <table:table-cell table:style-name="ce335" office:value-type="string">
            <text:p>Zobrazit miniatury</text:p>
          </table:table-cell>
          <table:table-cell table:style-name="ce189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btnSwap_ToolTip</text:p>
          </table:table-cell>
          <table:table-cell table:style-name="ce386"/>
          <table:table-cell table:style-name="ce351" office:value-type="string">
            <text:p>Invert Video Positions</text:p>
          </table:table-cell>
          <table:table-cell table:style-name="ce353" office:value-type="string">
            <text:p>Inverser les Emplacements des Vidéos</text:p>
          </table:table-cell>
          <table:table-cell table:style-name="ce410" office:value-type="string">
            <text:p>Draai Video posities om</text:p>
          </table:table-cell>
          <table:table-cell table:style-name="ce418" office:value-type="string">
            <text:p>Invertiere Video Position</text:p>
          </table:table-cell>
          <table:table-cell table:style-name="ce432" office:value-type="string">
            <text:p>Invertir posición de los videos</text:p>
          </table:table-cell>
          <table:table-cell table:style-name="ce439" office:value-type="string">
            <text:p>Inverter Posição dos Vídeos</text:p>
          </table:table-cell>
          <table:table-cell table:style-name="ce241" office:value-type="string">
            <text:p>Odwróć pozycję wideo</text:p>
          </table:table-cell>
          <table:table-cell table:style-name="ce250" office:value-type="string">
            <text:p>Inverti le posizioni dei Video</text:p>
          </table:table-cell>
          <table:table-cell table:style-name="ce255" office:value-type="string">
            <text:p>Inversează poziţia fişierelor video</text:p>
          </table:table-cell>
          <table:table-cell table:style-name="ce262" office:value-type="string">
            <text:p>Vaihda videoiden järjestys</text:p>
          </table:table-cell>
          <table:table-cell table:style-name="ce272" office:value-type="string">
            <text:p>Inverter video <text:span text:style-name="T7">posisjoner</text:span></text:p>
          </table:table-cell>
          <table:table-cell table:style-name="ce280" office:value-type="string">
            <text:p>反转视频位置</text:p>
          </table:table-cell>
          <table:table-cell table:style-name="ce287" office:value-type="string">
            <text:p>Video Konumlarını Ters Çevir</text:p>
          </table:table-cell>
          <table:table-cell table:style-name="ce502" office:value-type="string">
            <text:p>Αναστροφή Θέσεων Video</text:p>
          </table:table-cell>
          <table:table-cell table:style-name="ce512" office:value-type="string">
            <text:p>Apvesti vaizdą</text:p>
          </table:table-cell>
          <table:table-cell table:style-name="ce315" office:value-type="string">
            <text:p>Växla videopositionerna</text:p>
          </table:table-cell>
          <table:table-cell table:style-name="ce523" office:value-type="string">
            <text:p>Byt om på videovinduer</text:p>
          </table:table-cell>
          <table:table-cell table:style-name="ce533" office:value-type="string">
            <text:p>Otočit pozici videa</text:p>
          </table:table-cell>
          <table:table-cell table:style-name="ce359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tnSync_ToolTip</text:p>
          </table:table-cell>
          <table:table-cell table:style-name="ce386"/>
          <table:table-cell table:style-name="ce350" office:value-type="string">
            <text:p>Synchronize Videos on the Current Frames</text:p>
          </table:table-cell>
          <table:table-cell table:style-name="ce353" office:value-type="string">
            <text:p>Synchroniser les Vidéos sur les Images en Cours</text:p>
          </table:table-cell>
          <table:table-cell table:style-name="ce410" office:value-type="string">
            <text:p>Synchroniseer de videos op de huidige frames</text:p>
          </table:table-cell>
          <table:table-cell table:style-name="ce419" office:value-type="string">
            <text:p>Synchronisiere Videos auf die aktuellen Frames</text:p>
          </table:table-cell>
          <table:table-cell table:style-name="ce432" office:value-type="string">
            <text:p>Sincronizar Videos en el cuadro actual.</text:p>
          </table:table-cell>
          <table:table-cell table:style-name="ce439" office:value-type="string">
            <text:p>Sincronizar Vídeos no Quadro atual.</text:p>
          </table:table-cell>
          <table:table-cell table:style-name="ce244" office:value-type="string">
            <text:p>Synchronizuj wideo na bieżącej klatce</text:p>
          </table:table-cell>
          <table:table-cell table:style-name="ce250" office:value-type="string">
            <text:p>Sincronizza i Video sul Fotogramma attuale</text:p>
          </table:table-cell>
          <table:table-cell table:style-name="ce255" office:value-type="string">
            <text:p>Sincronizează fişierele video în cadrele curente </text:p>
          </table:table-cell>
          <table:table-cell table:style-name="ce262" office:value-type="string">
            <text:p>Synkronoi videot valituista kuvista</text:p>
          </table:table-cell>
          <table:table-cell table:style-name="ce272" office:value-type="string">
            <text:p>Synkroniser videoer etter <text:span text:style-name="T7">aktivt</text:span> bilde</text:p>
          </table:table-cell>
          <table:table-cell table:style-name="ce280" office:value-type="string">
            <text:p>在当前帧位置同步视频</text:p>
          </table:table-cell>
          <table:table-cell table:style-name="ce287" office:value-type="string">
            <text:p>Geçerli Karelerdeki Videoları Senkronize Et</text:p>
          </table:table-cell>
          <table:table-cell table:style-name="ce502" office:value-type="string">
            <text:p>Συγχρονισμός Video στα Παρόντα Πλαίσια</text:p>
          </table:table-cell>
          <table:table-cell table:style-name="ce512" office:value-type="string">
            <text:p>Sinchronizuoti vaizdą su esamu kadru</text:p>
          </table:table-cell>
          <table:table-cell table:style-name="ce315" office:value-type="string">
            <text:p>Synkronisera videona med aktuella bilder</text:p>
          </table:table-cell>
          <table:table-cell table:style-name="ce524" office:value-type="string">
            <text:p>Synkroniser videoer til/på nuværende billeder</text:p>
          </table:table-cell>
          <table:table-cell table:style-name="ce533" office:value-type="string">
            <text:p>Synchronizovat videa ba stávajících snímcích</text:p>
          </table:table-cell>
          <table:table-cell table:style-name="ce359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uttonGotoFirst_ToolTip</text:p>
          </table:table-cell>
          <table:table-cell table:style-name="ce386"/>
          <table:table-cell table:style-name="ce350" office:value-type="string">
            <text:p>Go Back to Beginning for Both Videos</text:p>
          </table:table-cell>
          <table:table-cell table:style-name="ce353" office:value-type="string">
            <text:p>Retourner au Début pour les Deux Vidéos</text:p>
          </table:table-cell>
          <table:table-cell table:style-name="ce410" office:value-type="string">
            <text:p>Ga terug naar het begin van beide videos</text:p>
          </table:table-cell>
          <table:table-cell table:style-name="ce418" office:value-type="string">
            <text:p>Gehe zurück zum Anfang beider Videos</text:p>
          </table:table-cell>
          <table:table-cell table:style-name="ce432" office:value-type="string">
            <text:p>Retornar al inicio de ambos videos.</text:p>
          </table:table-cell>
          <table:table-cell table:style-name="ce439" office:value-type="string">
            <text:p>Voltar ao Início de Ambos os Vídeos.</text:p>
          </table:table-cell>
          <table:table-cell table:style-name="ce241" office:value-type="string">
            <text:p>Idź do Początku obu plików wideo</text:p>
          </table:table-cell>
          <table:table-cell table:style-name="ce250" office:value-type="string">
            <text:p>Torna all'inizio di entrambi i Video</text:p>
          </table:table-cell>
          <table:table-cell table:style-name="ce255" office:value-type="string">
            <text:p>Mergi înapoi la început pentru ambele fişiere video</text:p>
          </table:table-cell>
          <table:table-cell table:style-name="ce262" office:value-type="string">
            <text:p>Palaa kummankin videon alkuun</text:p>
          </table:table-cell>
          <table:table-cell table:style-name="ce272" office:value-type="string">
            <text:p>Tilbake til start for begge videoer</text:p>
          </table:table-cell>
          <table:table-cell table:style-name="ce280" office:value-type="string">
            <text:p>跳到两个视频的开始位置</text:p>
          </table:table-cell>
          <table:table-cell table:style-name="ce286" office:value-type="string">
            <text:p>Her İki Video için Başlangıca Geri Dön</text:p>
          </table:table-cell>
          <table:table-cell table:style-name="ce502" office:value-type="string">
            <text:p>Και τα δυο Video πίσω στην αρχή</text:p>
          </table:table-cell>
          <table:table-cell table:style-name="ce512" office:value-type="string">
            <text:p>Į pradžią abu vaizdo šaltinius</text:p>
          </table:table-cell>
          <table:table-cell table:style-name="ce315" office:value-type="string">
            <text:p>Gå till början för båda videona</text:p>
          </table:table-cell>
          <table:table-cell table:style-name="ce524" office:value-type="string">
            <text:p>Gå til begyndelsen af begge videoer</text:p>
          </table:table-cell>
          <table:table-cell table:style-name="ce533" office:value-type="string">
            <text:p>Zpět na začátek obou videí</text:p>
          </table:table-cell>
          <table:table-cell table:style-name="ce359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uttonGotoLast_ToolTip</text:p>
          </table:table-cell>
          <table:table-cell table:style-name="ce386"/>
          <table:table-cell table:style-name="ce350" office:value-type="string">
            <text:p>Jump to End for Both Videos</text:p>
          </table:table-cell>
          <table:table-cell table:style-name="ce353" office:value-type="string">
            <text:p>Aller à la Fin pour les Deux Vidéos</text:p>
          </table:table-cell>
          <table:table-cell table:style-name="ce410" office:value-type="string">
            <text:p>Spring naar het eind van beide videos</text:p>
          </table:table-cell>
          <table:table-cell table:style-name="ce418" office:value-type="string">
            <text:p>Springe zum Ende beider Videos</text:p>
          </table:table-cell>
          <table:table-cell table:style-name="ce432" office:value-type="string">
            <text:p>Saltar al final de ambos videos.</text:p>
          </table:table-cell>
          <table:table-cell table:style-name="ce439" office:value-type="string">
            <text:p>Pular para o Fim de Ambos os Vídeos.</text:p>
          </table:table-cell>
          <table:table-cell table:style-name="ce241" office:value-type="string">
            <text:p>Skocz na Koniec obu plików wideo</text:p>
          </table:table-cell>
          <table:table-cell table:style-name="ce250" office:value-type="string">
            <text:p>Salta alla fine di entrambi i Video</text:p>
          </table:table-cell>
          <table:table-cell table:style-name="ce255" office:value-type="string">
            <text:p>Mergi la sfârşitul ambelor fişiere video</text:p>
          </table:table-cell>
          <table:table-cell table:style-name="ce262" office:value-type="string">
            <text:p>Mene kummankin videon loppuun</text:p>
          </table:table-cell>
          <table:table-cell table:style-name="ce272" office:value-type="string">
            <text:p>Gå til slutten av begge videoer</text:p>
          </table:table-cell>
          <table:table-cell table:style-name="ce280" office:value-type="string">
            <text:p>跳到两个视频的结束位置</text:p>
          </table:table-cell>
          <table:table-cell table:style-name="ce286" office:value-type="string">
            <text:p>Her İki Video için Sona Atla</text:p>
          </table:table-cell>
          <table:table-cell table:style-name="ce502" office:value-type="string">
            <text:p>Και τα δυο Video μπροστά στο τέλος</text:p>
          </table:table-cell>
          <table:table-cell table:style-name="ce512" office:value-type="string">
            <text:p>Į pabaigą abu vaizdo šaltinius</text:p>
          </table:table-cell>
          <table:table-cell table:style-name="ce315" office:value-type="string">
            <text:p>Hoppa till slutet av båda videona</text:p>
          </table:table-cell>
          <table:table-cell table:style-name="ce524" office:value-type="string">
            <text:p>Hop til enden af begge videoer</text:p>
          </table:table-cell>
          <table:table-cell table:style-name="ce533" office:value-type="string">
            <text:p>Přejít na konec obou videí</text:p>
          </table:table-cell>
          <table:table-cell table:style-name="ce359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uttonGotoNext_ToolTip</text:p>
          </table:table-cell>
          <table:table-cell table:style-name="ce386"/>
          <table:table-cell table:style-name="ce350" office:value-type="string">
            <text:p>Go to Next Frame for Both Videos</text:p>
          </table:table-cell>
          <table:table-cell table:style-name="ce353" office:value-type="string">
            <text:p>Aller à l'Image Suivante pour les Deux Vidéos</text:p>
          </table:table-cell>
          <table:table-cell table:style-name="ce410" office:value-type="string">
            <text:p>Ga naar het volgende frame van beide videos</text:p>
          </table:table-cell>
          <table:table-cell table:style-name="ce418" office:value-type="string">
            <text:p>Gehe zum nächsten Frame beider Videos</text:p>
          </table:table-cell>
          <table:table-cell table:style-name="ce432" office:value-type="string">
            <text:p>Ir al siguiente cuadro de ambos videos.</text:p>
          </table:table-cell>
          <table:table-cell table:style-name="ce439" office:value-type="string">
            <text:p>Ir para o Próximo Quadro de Ambos os Vídeos.</text:p>
          </table:table-cell>
          <table:table-cell table:style-name="ce241" office:value-type="string">
            <text:p>Idź do Następnej Klatki obu plików wideo</text:p>
          </table:table-cell>
          <table:table-cell table:style-name="ce250" office:value-type="string">
            <text:p>Vai al fotogramma seguente per entrambi i Video</text:p>
          </table:table-cell>
          <table:table-cell table:style-name="ce255" office:value-type="string">
            <text:p>Mergi la următorul cadru pentru ambele fişiere video </text:p>
          </table:table-cell>
          <table:table-cell table:style-name="ce262" office:value-type="string">
            <text:p>Mene kummankin videon seuraavaan kuvaan</text:p>
          </table:table-cell>
          <table:table-cell table:style-name="ce272" office:value-type="string">
            <text:p>Gå til neste bilde for begge videoer</text:p>
          </table:table-cell>
          <table:table-cell table:style-name="ce280" office:value-type="string">
            <text:p>跳到两个视频的下一帧</text:p>
          </table:table-cell>
          <table:table-cell table:style-name="ce286" office:value-type="string">
            <text:p>Her İki Video için Bir Sonraki Kareye Git</text:p>
          </table:table-cell>
          <table:table-cell table:style-name="ce502" office:value-type="string">
            <text:p>Και τα δυο Video ένα πλαίσιο μπροστά</text:p>
          </table:table-cell>
          <table:table-cell table:style-name="ce512" office:value-type="string">
            <text:p>Sekantis kadras abiejų vaizdo šaltinių</text:p>
          </table:table-cell>
          <table:table-cell table:style-name="ce315" office:value-type="string">
            <text:p>Gå till nästa bild i båda videona</text:p>
          </table:table-cell>
          <table:table-cell table:style-name="ce524" office:value-type="string">
            <text:p>Hop til næste billede på begge videoer</text:p>
          </table:table-cell>
          <table:table-cell table:style-name="ce533" office:value-type="string">
            <text:p>Přejít na následující snímek obou videí</text:p>
          </table:table-cell>
          <table:table-cell table:style-name="ce359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uttonGotoPrevious_ToolTip</text:p>
          </table:table-cell>
          <table:table-cell table:style-name="ce386"/>
          <table:table-cell table:style-name="ce350" office:value-type="string">
            <text:p>Go to Previous Frame for Both Videos</text:p>
          </table:table-cell>
          <table:table-cell table:style-name="ce353" office:value-type="string">
            <text:p>Aller à l'Image Précédente pour les Deux Vidéos</text:p>
          </table:table-cell>
          <table:table-cell table:style-name="ce410" office:value-type="string">
            <text:p>Ga naar het vorige frame van beide videos</text:p>
          </table:table-cell>
          <table:table-cell table:style-name="ce418" office:value-type="string">
            <text:p>Gehe zum vorherigen Frame beider Videos</text:p>
          </table:table-cell>
          <table:table-cell table:style-name="ce432" office:value-type="string">
            <text:p>Ir al cuadro anterior de ambos videos.</text:p>
          </table:table-cell>
          <table:table-cell table:style-name="ce439" office:value-type="string">
            <text:p>Voltar ao Quadro Anterior de Ambos os Vídeos.</text:p>
          </table:table-cell>
          <table:table-cell table:style-name="ce241" office:value-type="string">
            <text:p>Idź do Poprzedniej Klatki obu plików wideo</text:p>
          </table:table-cell>
          <table:table-cell table:style-name="ce250" office:value-type="string">
            <text:p>Vai al fotogramma precedente per entrambi i Video</text:p>
          </table:table-cell>
          <table:table-cell table:style-name="ce255" office:value-type="string">
            <text:p>Mergi la cadrul anterior pentru ambele fişiere video </text:p>
          </table:table-cell>
          <table:table-cell table:style-name="ce262" office:value-type="string">
            <text:p>Palaa kummankin videon edelliseen kuvaan</text:p>
          </table:table-cell>
          <table:table-cell table:style-name="ce272" office:value-type="string">
            <text:p>Gå til forrige bilde for begge videoer</text:p>
          </table:table-cell>
          <table:table-cell table:style-name="ce280" office:value-type="string">
            <text:p>跳到两个视频的上一帧</text:p>
          </table:table-cell>
          <table:table-cell table:style-name="ce286" office:value-type="string">
            <text:p>Her İki Video için Bir Önceki Kareye Git</text:p>
          </table:table-cell>
          <table:table-cell table:style-name="ce502" office:value-type="string">
            <text:p>Και τα δυο Video ένα πλαίσιο πίσω</text:p>
          </table:table-cell>
          <table:table-cell table:style-name="ce512" office:value-type="string">
            <text:p>Ankstesnis kadras abiejų vaizdo šaltinių</text:p>
          </table:table-cell>
          <table:table-cell table:style-name="ce315" office:value-type="string">
            <text:p>Gå till föregående bild i</text:p>
            <text:p>båda videona</text:p>
          </table:table-cell>
          <table:table-cell table:style-name="ce524" office:value-type="string">
            <text:p>Hop til forrige billede på begge videoer</text:p>
          </table:table-cell>
          <table:table-cell table:style-name="ce533" office:value-type="string">
            <text:p>Přejít na předcházející snímek obou videí</text:p>
          </table:table-cell>
          <table:table-cell table:style-name="ce359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buttonPlay_ToolTip</text:p>
          </table:table-cell>
          <table:table-cell table:style-name="ce386"/>
          <table:table-cell table:style-name="ce350" office:value-type="string">
            <text:p>Play | Pause Both Videos</text:p>
          </table:table-cell>
          <table:table-cell table:style-name="ce353" office:value-type="string">
            <text:p>Lire | Pauser les Deux Vidéos</text:p>
          </table:table-cell>
          <table:table-cell table:style-name="ce410" office:value-type="string">
            <text:p>Speel <text:s/>| Pauzeer beide videos</text:p>
          </table:table-cell>
          <table:table-cell table:style-name="ce418" office:value-type="string">
            <text:p>Play I Pause beide Videos</text:p>
          </table:table-cell>
          <table:table-cell table:style-name="ce432" office:value-type="string">
            <text:p>Reproducir | Pausar ambos videos</text:p>
          </table:table-cell>
          <table:table-cell table:style-name="ce439" office:value-type="string">
            <text:p>Reproduzir | Pausar Ambos os Videos</text:p>
          </table:table-cell>
          <table:table-cell table:style-name="ce241" office:value-type="string">
            <text:p>Odtwórz | Zatrzymaj wideo</text:p>
          </table:table-cell>
          <table:table-cell table:style-name="ce250" office:value-type="string">
            <text:p>Riproduci | metti in Pausa entrambi i Video</text:p>
          </table:table-cell>
          <table:table-cell table:style-name="ce255" office:value-type="string">
            <text:p>Rulează | Pune pauză pentru ambele fişiere video</text:p>
          </table:table-cell>
          <table:table-cell table:style-name="ce262" office:value-type="string">
            <text:p>Käynnistä | Pysäytä kummatkin videot</text:p>
          </table:table-cell>
          <table:table-cell table:style-name="ce272" office:value-type="string">
            <text:p>Spill av | Pause for begge videoer</text:p>
          </table:table-cell>
          <table:table-cell table:style-name="ce280" office:value-type="string">
            <text:p>播放 | 暂停 两个视频</text:p>
          </table:table-cell>
          <table:table-cell table:style-name="ce286" office:value-type="string">
            <text:p>Her İki Videoyu Oynat | Duraklat</text:p>
          </table:table-cell>
          <table:table-cell table:style-name="ce502" office:value-type="string">
            <text:p>Αναπαραγωγή | Παύση και τα δυο Video</text:p>
          </table:table-cell>
          <table:table-cell table:style-name="ce512" office:value-type="string">
            <text:p>Groti | Pauzė abiejų vaizdo šaltinių</text:p>
          </table:table-cell>
          <table:table-cell table:style-name="ce315" office:value-type="string">
            <text:p>Starta | Pausa båda videona</text:p>
          </table:table-cell>
          <table:table-cell table:style-name="ce524" office:value-type="string">
            <text:p>Afspil | Pause begge videoer</text:p>
          </table:table-cell>
          <table:table-cell table:style-name="ce533" office:value-type="string">
            <text:p>Přehrát I Pozastavit obě videa</text:p>
          </table:table-cell>
          <table:table-cell table:style-name="ce359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Capture_NextImage</text:p>
          </table:table-cell>
          <table:table-cell table:style-name="ce377"/>
          <table:table-cell table:style-name="ce351" office:value-type="string">
            <text:p>Next image :</text:p>
          </table:table-cell>
          <table:table-cell table:style-name="ce354" office:value-type="string">
            <text:p>Prochaine image :</text:p>
          </table:table-cell>
          <table:table-cell table:style-name="ce410" office:value-type="string">
            <text:p>Volgende afbeelding:</text:p>
          </table:table-cell>
          <table:table-cell table:style-name="ce420" office:value-type="string">
            <text:p>nächstes Bild</text:p>
          </table:table-cell>
          <table:table-cell table:style-name="ce433" office:value-type="string">
            <text:p>Próxima imagen :</text:p>
          </table:table-cell>
          <table:table-cell table:style-name="ce440" office:value-type="string">
            <text:p>Próxima imagem :</text:p>
          </table:table-cell>
          <table:table-cell table:style-name="ce453"/>
          <table:table-cell table:style-name="ce351" office:value-type="string">
            <text:p>Prossima immagine :</text:p>
          </table:table-cell>
          <table:table-cell table:style-name="ce255" office:value-type="string">
            <text:p>Următoarea imagine :</text:p>
          </table:table-cell>
          <table:table-cell table:style-name="ce262" office:value-type="string">
            <text:p>Seuraava kuva:</text:p>
          </table:table-cell>
          <table:table-cell table:style-name="ce271"/>
          <table:table-cell table:style-name="ce280"/>
          <table:table-cell table:style-name="ce288" office:value-type="string">
            <text:p>Sonraki imaj:</text:p>
          </table:table-cell>
          <table:table-cell table:style-name="ce503" office:value-type="string">
            <text:p>Επόμενη εικόνα</text:p>
          </table:table-cell>
          <table:table-cell table:style-name="ce513" office:value-type="string">
            <text:p>Sekantis paveikslėlis :</text:p>
          </table:table-cell>
          <table:table-cell table:style-name="ce315" office:value-type="string">
            <text:p>Nästa bild :</text:p>
          </table:table-cell>
          <table:table-cell table:style-name="ce522" office:value-type="string">
            <text:p>Næste billede:</text:p>
          </table:table-cell>
          <table:table-cell table:style-name="ce335" office:value-type="string">
            <text:p>Následující obraz:</text:p>
          </table:table-cell>
          <table:table-cell table:style-name="ce189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Capture_NextVideo</text:p>
          </table:table-cell>
          <table:table-cell table:style-name="ce377"/>
          <table:table-cell table:style-name="ce351" office:value-type="string">
            <text:p>Next video :</text:p>
          </table:table-cell>
          <table:table-cell table:style-name="ce354" office:value-type="string">
            <text:p>Prochaine vidéo :</text:p>
          </table:table-cell>
          <table:table-cell table:style-name="ce410" office:value-type="string">
            <text:p>Volgende video:</text:p>
          </table:table-cell>
          <table:table-cell table:style-name="ce420" office:value-type="string">
            <text:p>nächstes Video</text:p>
          </table:table-cell>
          <table:table-cell table:style-name="ce433" office:value-type="string">
            <text:p>Próximo video :</text:p>
          </table:table-cell>
          <table:table-cell table:style-name="ce440" office:value-type="string">
            <text:p>Próximo video :</text:p>
          </table:table-cell>
          <table:table-cell table:style-name="ce453"/>
          <table:table-cell table:style-name="ce351" office:value-type="string">
            <text:p>Prossimo video :</text:p>
          </table:table-cell>
          <table:table-cell table:style-name="ce255" office:value-type="string">
            <text:p>Următorul fişier video :</text:p>
          </table:table-cell>
          <table:table-cell table:style-name="ce262" office:value-type="string">
            <text:p>Seuraava video:</text:p>
          </table:table-cell>
          <table:table-cell table:style-name="ce271"/>
          <table:table-cell table:style-name="ce280"/>
          <table:table-cell table:style-name="ce288" office:value-type="string">
            <text:p>Sonraki video:</text:p>
          </table:table-cell>
          <table:table-cell table:style-name="ce503" office:value-type="string">
            <text:p>Επόμενο Βίντεο</text:p>
          </table:table-cell>
          <table:table-cell table:style-name="ce513" office:value-type="string">
            <text:p>Sekantis vaizdas :</text:p>
          </table:table-cell>
          <table:table-cell table:style-name="ce315" office:value-type="string">
            <text:p>Nästa video :</text:p>
          </table:table-cell>
          <table:table-cell table:style-name="ce522" office:value-type="string">
            <text:p>Næste video:</text:p>
          </table:table-cell>
          <table:table-cell table:style-name="ce335" office:value-type="string">
            <text:p>Následující video:</text:p>
          </table:table-cell>
          <table:table-cell table:style-name="ce189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Capture_CameraNotFound</text:p>
          </table:table-cell>
          <table:table-cell table:style-name="ce377"/>
          <table:table-cell table:style-name="ce351" office:value-type="string">
            <text:p>Camera not found</text:p>
          </table:table-cell>
          <table:table-cell table:style-name="ce354" office:value-type="string">
            <text:p>Caméra non trouvée</text:p>
          </table:table-cell>
          <table:table-cell table:style-name="ce410" office:value-type="string">
            <text:p>Camera niet gevonden</text:p>
          </table:table-cell>
          <table:table-cell table:style-name="ce420" office:value-type="string">
            <text:p>Kamera nicht gefunden</text:p>
          </table:table-cell>
          <table:table-cell table:style-name="ce433" office:value-type="string">
            <text:p>No se encontró la cámara</text:p>
          </table:table-cell>
          <table:table-cell table:style-name="ce440" office:value-type="string">
            <text:p>Câmera não encontrada :</text:p>
          </table:table-cell>
          <table:table-cell table:style-name="ce453"/>
          <table:table-cell table:style-name="ce250" office:value-type="string">
            <text:p>Camera non trovata</text:p>
          </table:table-cell>
          <table:table-cell table:style-name="ce255" office:value-type="string">
            <text:p>Camera nu a fost găsită</text:p>
          </table:table-cell>
          <table:table-cell table:style-name="ce262" office:value-type="string">
            <text:p>Kameraa ei löydy</text:p>
          </table:table-cell>
          <table:table-cell table:style-name="ce271"/>
          <table:table-cell table:style-name="ce280"/>
          <table:table-cell table:style-name="ce288" office:value-type="string">
            <text:p>Kamera bulunamadı</text:p>
          </table:table-cell>
          <table:table-cell table:style-name="ce503" office:value-type="string">
            <text:p>Δεν βρέθηκε κάμερα</text:p>
          </table:table-cell>
          <table:table-cell table:style-name="ce513" office:value-type="string">
            <text:p>Vaizdokamera nerasta</text:p>
          </table:table-cell>
          <table:table-cell table:style-name="ce315" office:value-type="string">
            <text:p>Hittar ingen kamera</text:p>
          </table:table-cell>
          <table:table-cell table:style-name="ce522" office:value-type="string">
            <text:p>Intet kamera fundet</text:p>
          </table:table-cell>
          <table:table-cell table:style-name="ce335" office:value-type="string">
            <text:p>Kamera nenalezena</text:p>
          </table:table-cell>
          <table:table-cell table:style-name="ce189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Capture_NetworkCamera</text:p>
          </table:table-cell>
          <table:table-cell table:style-name="ce377"/>
          <table:table-cell table:style-name="ce351" office:value-type="string">
            <text:p>Network camera</text:p>
          </table:table-cell>
          <table:table-cell table:style-name="ce354" office:value-type="string">
            <text:p>Caméra réseau</text:p>
          </table:table-cell>
          <table:table-cell table:style-name="ce410" office:value-type="string">
            <text:p>Netwerk camera</text:p>
          </table:table-cell>
          <table:table-cell table:style-name="ce420" office:value-type="string">
            <text:p>Netzwerkkamera</text:p>
          </table:table-cell>
          <table:table-cell table:style-name="ce433" office:value-type="string">
            <text:p>Cámara de red</text:p>
          </table:table-cell>
          <table:table-cell table:style-name="ce440" office:value-type="string">
            <text:p>Câmera de rede :</text:p>
          </table:table-cell>
          <table:table-cell table:style-name="ce453"/>
          <table:table-cell table:style-name="ce250" office:value-type="string">
            <text:p>Camera di rete</text:p>
          </table:table-cell>
          <table:table-cell table:style-name="ce255" office:value-type="string">
            <text:p>Cameră reţea</text:p>
          </table:table-cell>
          <table:table-cell table:style-name="ce262" office:value-type="string">
            <text:p>Verkkokamera</text:p>
          </table:table-cell>
          <table:table-cell table:style-name="ce271"/>
          <table:table-cell table:style-name="ce280"/>
          <table:table-cell table:style-name="ce288" office:value-type="string">
            <text:p>Ağ kamerası</text:p>
          </table:table-cell>
          <table:table-cell table:style-name="ce503" office:value-type="string">
            <text:p>Κάμερα δικτύου</text:p>
          </table:table-cell>
          <table:table-cell table:style-name="ce513" office:value-type="string">
            <text:p>Tinklo kamera</text:p>
          </table:table-cell>
          <table:table-cell table:style-name="ce315" office:value-type="string">
            <text:p>Nätverkskamera</text:p>
          </table:table-cell>
          <table:table-cell table:style-name="ce522" office:value-type="string">
            <text:p>Netværkskamera</text:p>
          </table:table-cell>
          <table:table-cell table:style-name="ce335" office:value-type="string">
            <text:p>Síťová kamera</text:p>
          </table:table-cell>
          <table:table-cell table:style-name="ce189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CommandAddCaptureScreen_FriendlyName</text:p>
          </table:table-cell>
          <table:table-cell table:style-name="ce377"/>
          <table:table-cell table:style-name="ce351" office:value-type="string">
            <text:p>Add Screen for Capture</text:p>
          </table:table-cell>
          <table:table-cell table:style-name="ce354" office:value-type="string">
            <text:p>Ajouter un Écran de Capture</text:p>
          </table:table-cell>
          <table:table-cell table:style-name="ce410" office:value-type="string">
            <text:p>Voeg een Opnamescherm toe</text:p>
          </table:table-cell>
          <table:table-cell table:style-name="ce418" office:value-type="string">
            <text:p>Aufnahmebildschirm einfügen</text:p>
          </table:table-cell>
          <table:table-cell table:style-name="ce432" office:value-type="string">
            <text:p>Añadir Pantalla de Captura</text:p>
          </table:table-cell>
          <table:table-cell table:style-name="ce439" office:value-type="string">
            <text:p>Adicionar Tela para Captura</text:p>
          </table:table-cell>
          <table:table-cell table:style-name="ce360"/>
          <table:table-cell table:style-name="ce250" office:value-type="string">
            <text:p>Aggiungi uno schermo di Cattura Video</text:p>
          </table:table-cell>
          <table:table-cell table:style-name="ce255" office:value-type="string">
            <text:p>Adauga ecran de captura</text:p>
          </table:table-cell>
          <table:table-cell table:style-name="ce262" office:value-type="string">
            <text:p>Lisää näyttö kuvaukseen</text:p>
          </table:table-cell>
          <table:table-cell table:style-name="ce271" office:value-type="string">
            <text:p>Legg til vindu for opptak</text:p>
          </table:table-cell>
          <table:table-cell table:style-name="ce280" office:value-type="string">
            <text:p>新增捕捉屏幕</text:p>
          </table:table-cell>
          <table:table-cell table:style-name="ce287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512" office:value-type="string">
            <text:p>Pridėti ekraną irašymui</text:p>
          </table:table-cell>
          <table:table-cell table:style-name="ce315" office:value-type="string">
            <text:p>Lägg till fönster för inspelning</text:p>
          </table:table-cell>
          <table:table-cell table:style-name="ce522" office:value-type="string">
            <text:p>Tilføj optagevindue</text:p>
          </table:table-cell>
          <table:table-cell table:style-name="ce335" office:value-type="string">
            <text:p>Přidat obrazovku pro snímání</text:p>
          </table:table-cell>
          <table:table-cell table:style-name="ce189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CommandAddChrono_FriendlyName</text:p>
          </table:table-cell>
          <table:table-cell table:style-name="ce377"/>
          <table:table-cell table:style-name="ce351" office:value-type="string">
            <text:p>Add Stopwatch</text:p>
          </table:table-cell>
          <table:table-cell table:style-name="ce354" office:value-type="string">
            <text:p>Ajouter un Chronomètre</text:p>
          </table:table-cell>
          <table:table-cell table:style-name="ce410" office:value-type="string">
            <text:p>Start Stopwatch</text:p>
          </table:table-cell>
          <table:table-cell table:style-name="ce419" office:value-type="string">
            <text:p>Stoppuhr einfügen</text:p>
          </table:table-cell>
          <table:table-cell table:style-name="ce432" office:value-type="string">
            <text:p>Añadir un Cronómetro</text:p>
          </table:table-cell>
          <table:table-cell table:style-name="ce439" office:value-type="string">
            <text:p>Adicionar Cronômetro</text:p>
          </table:table-cell>
          <table:table-cell table:style-name="ce360"/>
          <table:table-cell table:style-name="ce251" office:value-type="string">
            <text:p>Aggiungi Cronometro</text:p>
          </table:table-cell>
          <table:table-cell table:style-name="ce255" office:value-type="string">
            <text:p>Adaugă cronometru</text:p>
          </table:table-cell>
          <table:table-cell table:style-name="ce262" office:value-type="string">
            <text:p>Lisää ajanotto</text:p>
          </table:table-cell>
          <table:table-cell table:style-name="ce271" office:value-type="string">
            <text:p>Legg til stoppeklokke</text:p>
          </table:table-cell>
          <table:table-cell table:style-name="ce280" office:value-type="string">
            <text:p>新增秒表</text:p>
          </table:table-cell>
          <table:table-cell table:style-name="ce287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512" office:value-type="string">
            <text:p>Pridėti chronometrą</text:p>
          </table:table-cell>
          <table:table-cell table:style-name="ce315" office:value-type="string">
            <text:p>Lägg till stoppur</text:p>
          </table:table-cell>
          <table:table-cell table:style-name="ce522" office:value-type="string">
            <text:p>Tilføj stopur</text:p>
          </table:table-cell>
          <table:table-cell table:style-name="ce335" office:value-type="string">
            <text:p>Přidat stopky</text:p>
          </table:table-cell>
          <table:table-cell table:style-name="ce189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CommandAddDrawing_FriendlyName</text:p>
          </table:table-cell>
          <table:table-cell table:style-name="ce386"/>
          <table:table-cell table:style-name="ce351" office:value-type="string">
            <text:p>Add Drawing</text:p>
          </table:table-cell>
          <table:table-cell table:style-name="ce354" office:value-type="string">
            <text:p>Ajouter un Dessin</text:p>
          </table:table-cell>
          <table:table-cell table:style-name="ce410" office:value-type="string">
            <text:p>Voeg een tekening toe</text:p>
          </table:table-cell>
          <table:table-cell table:style-name="ce418" office:value-type="string">
            <text:p>Zeichnung einfügen</text:p>
          </table:table-cell>
          <table:table-cell table:style-name="ce432" office:value-type="string">
            <text:p>Añadir Diseño</text:p>
          </table:table-cell>
          <table:table-cell table:style-name="ce439" office:value-type="string">
            <text:p>Adicionar Desenho</text:p>
          </table:table-cell>
          <table:table-cell table:style-name="ce454" office:value-type="string">
            <text:p>Dodaj rysunek</text:p>
          </table:table-cell>
          <table:table-cell table:style-name="ce250" office:value-type="string">
            <text:p>Aggiungi disegno</text:p>
          </table:table-cell>
          <table:table-cell table:style-name="ce255" office:value-type="string">
            <text:p>Adaugă desen</text:p>
          </table:table-cell>
          <table:table-cell table:style-name="ce262" office:value-type="string">
            <text:p>Lisää piirros</text:p>
          </table:table-cell>
          <table:table-cell table:style-name="ce271" office:value-type="string">
            <text:p>Legg til tegning</text:p>
          </table:table-cell>
          <table:table-cell table:style-name="ce280" office:value-type="string">
            <text:p>新增绘制</text:p>
          </table:table-cell>
          <table:table-cell table:style-name="ce287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512" office:value-type="string">
            <text:p>Pridėti piešinį</text:p>
          </table:table-cell>
          <table:table-cell table:style-name="ce314" office:value-type="string">
            <text:p>Lägg tilll ritning</text:p>
          </table:table-cell>
          <table:table-cell table:style-name="ce522" office:value-type="string">
            <text:p>Tilføj tegning</text:p>
          </table:table-cell>
          <table:table-cell table:style-name="ce335" office:value-type="string">
            <text:p>Přidat nákres</text:p>
          </table:table-cell>
          <table:table-cell table:style-name="ce189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32" table:number-columns-repeated="231"/>
          <table:table-cell table:number-columns-repeated="772"/>
        </table:table-row>
        <table:table-row table:style-name="ro20">
          <table:table-cell table:style-name="ce135" office:value-type="string">
            <text:p>CommandAddPlayerScreen_FriendlyName</text:p>
          </table:table-cell>
          <table:table-cell table:style-name="ce386"/>
          <table:table-cell table:style-name="ce350" office:value-type="string">
            <text:p>Add Screen for Playback</text:p>
          </table:table-cell>
          <table:table-cell table:style-name="ce353" office:value-type="string">
            <text:p>Ajouter un Écran de Lecture</text:p>
          </table:table-cell>
          <table:table-cell table:style-name="ce410" office:value-type="string">
            <text:p>Voeg scherm toe voor afspelen/analyse </text:p>
          </table:table-cell>
          <table:table-cell table:style-name="ce418" office:value-type="string">
            <text:p>Zusätzlicher Bildschirm zum Abspielen/Analyse</text:p>
          </table:table-cell>
          <table:table-cell table:style-name="ce432" office:value-type="string">
            <text:p>Añadir Pantalla para Reproducir | Analizar</text:p>
          </table:table-cell>
          <table:table-cell table:style-name="ce439" office:value-type="string">
            <text:p>Adicionar Tela para Reproduzir/Analisar</text:p>
          </table:table-cell>
          <table:table-cell table:style-name="ce241" office:value-type="string">
            <text:p>Dodaj ekran do </text:p>
          </table:table-cell>
          <table:table-cell table:style-name="ce250" office:value-type="string">
            <text:p>Aggiungi uno schermo per Riproduzione/Analisi</text:p>
          </table:table-cell>
          <table:table-cell table:style-name="ce255" office:value-type="string">
            <text:p>Adaugă fereastră pentru Rulare / Analiză</text:p>
          </table:table-cell>
          <table:table-cell table:style-name="ce262" office:value-type="string">
            <text:p>Lisää näyttö Katseluun/Analyysiin</text:p>
          </table:table-cell>
          <table:table-cell table:style-name="ce272" office:value-type="string">
            <text:p>Legg til vindu for avspilling</text:p>
          </table:table-cell>
          <table:table-cell table:style-name="ce280" office:value-type="string">
            <text:p>新增播放画面</text:p>
          </table:table-cell>
          <table:table-cell table:style-name="ce286" office:value-type="string">
            <text:p>Oynatma için Ekran Ekle</text:p>
          </table:table-cell>
          <table:table-cell table:style-name="ce502" office:value-type="string">
            <text:p>Προσθήκη Οθόνης για αναπαραγωγή</text:p>
          </table:table-cell>
          <table:table-cell table:style-name="ce512" office:value-type="string">
            <text:p>Pridėti peržiūros ekraną</text:p>
          </table:table-cell>
          <table:table-cell table:style-name="ce315" office:value-type="string">
            <text:p>Lägg till fönster för uppspelning</text:p>
          </table:table-cell>
          <table:table-cell table:style-name="ce524" office:value-type="string">
            <text:p>Tilføj visningsvundue</text:p>
          </table:table-cell>
          <table:table-cell table:style-name="ce335" office:value-type="string">
            <text:p>Přidat obrazovku pro přehrávání</text:p>
          </table:table-cell>
          <table:table-cell table:style-name="ce359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CommandDeleteDrawing_FriendlyName</text:p>
          </table:table-cell>
          <table:table-cell table:style-name="ce386"/>
          <table:table-cell table:style-name="ce351" office:value-type="string">
            <text:p>Delete Drawing</text:p>
          </table:table-cell>
          <table:table-cell table:style-name="ce354" office:value-type="string">
            <text:p>Effacer le Dessin</text:p>
          </table:table-cell>
          <table:table-cell table:style-name="ce410" office:value-type="string">
            <text:p>Verwijder tekening</text:p>
          </table:table-cell>
          <table:table-cell table:style-name="ce418" office:value-type="string">
            <text:p>Lösche Zeichnung</text:p>
          </table:table-cell>
          <table:table-cell table:style-name="ce432" office:value-type="string">
            <text:p>Borrar Diseño</text:p>
          </table:table-cell>
          <table:table-cell table:style-name="ce439" office:value-type="string">
            <text:p>Apagar Desenho</text:p>
          </table:table-cell>
          <table:table-cell table:style-name="ce454" office:value-type="string">
            <text:p>Usuń rysunek</text:p>
          </table:table-cell>
          <table:table-cell table:style-name="ce250" office:value-type="string">
            <text:p>Cancella il disegno</text:p>
          </table:table-cell>
          <table:table-cell table:style-name="ce255" office:value-type="string">
            <text:p>Şterge desen</text:p>
          </table:table-cell>
          <table:table-cell table:style-name="ce262" office:value-type="string">
            <text:p>Poista piirros</text:p>
          </table:table-cell>
          <table:table-cell table:style-name="ce488" office:value-type="string">
            <text:p>Slett tegning</text:p>
          </table:table-cell>
          <table:table-cell table:style-name="ce280" office:value-type="string">
            <text:p>删除绘制</text:p>
          </table:table-cell>
          <table:table-cell table:style-name="ce287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512" office:value-type="string">
            <text:p>Trinti piešinius</text:p>
          </table:table-cell>
          <table:table-cell table:style-name="ce315" office:value-type="string">
            <text:p>Ta bort ritning</text:p>
          </table:table-cell>
          <table:table-cell table:style-name="ce522" office:value-type="string">
            <text:p>Slet tegning</text:p>
          </table:table-cell>
          <table:table-cell table:style-name="ce335" office:value-type="string">
            <text:p>Odstranit nákres</text:p>
          </table:table-cell>
          <table:table-cell table:style-name="ce182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136" office:value-type="string">
            <text:p>CommandDeleteKeyframe_FriendlyName</text:p>
          </table:table-cell>
          <table:table-cell table:style-name="ce386"/>
          <table:table-cell table:style-name="ce351" office:value-type="string">
            <text:p>Remove a Key Image</text:p>
          </table:table-cell>
          <table:table-cell table:style-name="ce354" office:value-type="string">
            <text:p>Supprimer une Image Clé</text:p>
          </table:table-cell>
          <table:table-cell table:style-name="ce410" office:value-type="string">
            <text:p>Verwijder een Kernbeeld</text:p>
          </table:table-cell>
          <table:table-cell table:style-name="ce418" office:value-type="string">
            <text:p>Entferne ein Key Image</text:p>
          </table:table-cell>
          <table:table-cell table:style-name="ce432" office:value-type="string">
            <text:p>Remover Imagen Clave</text:p>
          </table:table-cell>
          <table:table-cell table:style-name="ce441" office:value-type="string">
            <text:p>Remover um Quadro de Imagem</text:p>
          </table:table-cell>
          <table:table-cell table:style-name="ce454" office:value-type="string">
            <text:p>Usuń obraz kluczowy</text:p>
          </table:table-cell>
          <table:table-cell table:style-name="ce250" office:value-type="string">
            <text:p>Rimuovi un'Immagine Chiave</text:p>
          </table:table-cell>
          <table:table-cell table:style-name="ce255" office:value-type="string">
            <text:p>Şterge cadru cheie</text:p>
          </table:table-cell>
          <table:table-cell table:style-name="ce262" office:value-type="string">
            <text:p>Poista Avainkuva</text:p>
          </table:table-cell>
          <table:table-cell table:style-name="ce488" office:value-type="string">
            <text:p>Slett nøkkelbilde</text:p>
          </table:table-cell>
          <table:table-cell table:style-name="ce280" office:value-type="string">
            <text:p>移除一个关键帧</text:p>
          </table:table-cell>
          <table:table-cell table:style-name="ce287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512" office:value-type="string">
            <text:p>Panaikinti paveikslelio žymą</text:p>
          </table:table-cell>
          <table:table-cell table:style-name="ce315" office:value-type="string">
            <text:p>Ta bort nyckelbild</text:p>
          </table:table-cell>
          <table:table-cell table:style-name="ce522" office:value-type="string">
            <text:p>Fjern nøglebillede</text:p>
          </table:table-cell>
          <table:table-cell table:style-name="ce335" office:value-type="string">
            <text:p>Odstranit klíčovou pozici</text:p>
          </table:table-cell>
          <table:table-cell table:style-name="ce182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135" office:value-type="string">
            <text:p>CommandLoadMovie_FriendlyName</text:p>
          </table:table-cell>
          <table:table-cell table:style-name="ce386"/>
          <table:table-cell table:style-name="ce350" office:value-type="string">
            <text:p>Load Video</text:p>
          </table:table-cell>
          <table:table-cell table:style-name="ce353" office:value-type="string">
            <text:p>Charger une Vidéo</text:p>
          </table:table-cell>
          <table:table-cell table:style-name="ce410" office:value-type="string">
            <text:p>Laad video</text:p>
          </table:table-cell>
          <table:table-cell table:style-name="ce418" office:value-type="string">
            <text:p>Lade Video</text:p>
          </table:table-cell>
          <table:table-cell table:style-name="ce432" office:value-type="string">
            <text:p>Cargar Video</text:p>
          </table:table-cell>
          <table:table-cell table:style-name="ce439" office:value-type="string">
            <text:p>Carregar Vídeo</text:p>
          </table:table-cell>
          <table:table-cell table:style-name="ce241" office:value-type="string">
            <text:p>Wczytaj wideo</text:p>
          </table:table-cell>
          <table:table-cell table:style-name="ce250" office:value-type="string">
            <text:p>Carica il Video</text:p>
          </table:table-cell>
          <table:table-cell table:style-name="ce255" office:value-type="string">
            <text:p>Încarcă fişier video</text:p>
          </table:table-cell>
          <table:table-cell table:style-name="ce262" office:value-type="string">
            <text:p>Lataa video</text:p>
          </table:table-cell>
          <table:table-cell table:style-name="ce272" office:value-type="string">
            <text:p>Last inn video</text:p>
          </table:table-cell>
          <table:table-cell table:style-name="ce493" office:value-type="string">
            <text:p>载入视频</text:p>
          </table:table-cell>
          <table:table-cell table:style-name="ce286" office:value-type="string">
            <text:p>Video Yükle</text:p>
          </table:table-cell>
          <table:table-cell table:style-name="ce502" office:value-type="string">
            <text:p>Φόρτωση Video</text:p>
          </table:table-cell>
          <table:table-cell table:style-name="ce512" office:value-type="string">
            <text:p>Įkelti vaizdą</text:p>
          </table:table-cell>
          <table:table-cell table:style-name="ce315" office:value-type="string">
            <text:p>Ladda Video</text:p>
          </table:table-cell>
          <table:table-cell table:style-name="ce524" office:value-type="string">
            <text:p>Indlæs video</text:p>
          </table:table-cell>
          <table:table-cell table:style-name="ce533" office:value-type="string">
            <text:p>Nahrát video</text:p>
          </table:table-cell>
          <table:table-cell table:style-name="ce359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LoadMovieInScreen_FriendlyName</text:p>
          </table:table-cell>
          <table:table-cell table:style-name="ce386"/>
          <table:table-cell table:style-name="ce350" office:value-type="string">
            <text:p>Load Video</text:p>
          </table:table-cell>
          <table:table-cell table:style-name="ce353" office:value-type="string">
            <text:p>Charger une Vidéo</text:p>
          </table:table-cell>
          <table:table-cell table:style-name="ce410" office:value-type="string">
            <text:p>Laad video</text:p>
          </table:table-cell>
          <table:table-cell table:style-name="ce418" office:value-type="string">
            <text:p>Lade Video</text:p>
          </table:table-cell>
          <table:table-cell table:style-name="ce432" office:value-type="string">
            <text:p>Cargar Video</text:p>
          </table:table-cell>
          <table:table-cell table:style-name="ce439" office:value-type="string">
            <text:p>Carregar Vídeo</text:p>
          </table:table-cell>
          <table:table-cell table:style-name="ce241" office:value-type="string">
            <text:p>Wczytaj wideo</text:p>
          </table:table-cell>
          <table:table-cell table:style-name="ce250" office:value-type="string">
            <text:p>Carica il Video</text:p>
          </table:table-cell>
          <table:table-cell table:style-name="ce255" office:value-type="string">
            <text:p>Încarcă fişier video</text:p>
          </table:table-cell>
          <table:table-cell table:style-name="ce262" office:value-type="string">
            <text:p>Lataa video</text:p>
          </table:table-cell>
          <table:table-cell table:style-name="ce272" office:value-type="string">
            <text:p>Last inn video</text:p>
          </table:table-cell>
          <table:table-cell table:style-name="ce493" office:value-type="string">
            <text:p>载入视频</text:p>
          </table:table-cell>
          <table:table-cell table:style-name="ce286" office:value-type="string">
            <text:p>Video Yükle</text:p>
          </table:table-cell>
          <table:table-cell table:style-name="ce502" office:value-type="string">
            <text:p>Φόρτωση Video</text:p>
          </table:table-cell>
          <table:table-cell table:style-name="ce512" office:value-type="string">
            <text:p>Įkelti vaizdą</text:p>
          </table:table-cell>
          <table:table-cell table:style-name="ce315" office:value-type="string">
            <text:p>Ladda Video</text:p>
          </table:table-cell>
          <table:table-cell table:style-name="ce524" office:value-type="string">
            <text:p>Indlæs video</text:p>
          </table:table-cell>
          <table:table-cell table:style-name="ce533" office:value-type="string">
            <text:p>Nahrát video</text:p>
          </table:table-cell>
          <table:table-cell table:style-name="ce359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PlayMovie_FriendlyName</text:p>
          </table:table-cell>
          <table:table-cell table:style-name="ce386"/>
          <table:table-cell table:style-name="ce350" office:value-type="string">
            <text:p>Play Video</text:p>
          </table:table-cell>
          <table:table-cell table:style-name="ce353" office:value-type="string">
            <text:p>Lire une Vidéo</text:p>
          </table:table-cell>
          <table:table-cell table:style-name="ce410" office:value-type="string">
            <text:p>Speel video</text:p>
          </table:table-cell>
          <table:table-cell table:style-name="ce418" office:value-type="string">
            <text:p>Video abspielen</text:p>
          </table:table-cell>
          <table:table-cell table:style-name="ce432" office:value-type="string">
            <text:p>Reproducir Video</text:p>
          </table:table-cell>
          <table:table-cell table:style-name="ce439" office:value-type="string">
            <text:p>Reproduzir Vídeo</text:p>
          </table:table-cell>
          <table:table-cell table:style-name="ce241" office:value-type="string">
            <text:p>Odtwórz wideo</text:p>
          </table:table-cell>
          <table:table-cell table:style-name="ce250" office:value-type="string">
            <text:p>Riproduci il Video</text:p>
          </table:table-cell>
          <table:table-cell table:style-name="ce255" office:value-type="string">
            <text:p>Rulează fişier video</text:p>
          </table:table-cell>
          <table:table-cell table:style-name="ce262" office:value-type="string">
            <text:p>Käynnistä video</text:p>
          </table:table-cell>
          <table:table-cell table:style-name="ce272" office:value-type="string">
            <text:p>Spill av video</text:p>
          </table:table-cell>
          <table:table-cell table:style-name="ce493" office:value-type="string">
            <text:p>播放视频</text:p>
          </table:table-cell>
          <table:table-cell table:style-name="ce286" office:value-type="string">
            <text:p>Video Oynat</text:p>
          </table:table-cell>
          <table:table-cell table:style-name="ce502" office:value-type="string">
            <text:p>Αναπαραγωγή Video</text:p>
          </table:table-cell>
          <table:table-cell table:style-name="ce512" office:value-type="string">
            <text:p>Groti video</text:p>
          </table:table-cell>
          <table:table-cell table:style-name="ce315" office:value-type="string">
            <text:p>Starta Video</text:p>
          </table:table-cell>
          <table:table-cell table:style-name="ce524" office:value-type="string">
            <text:p>Afspil video</text:p>
          </table:table-cell>
          <table:table-cell table:style-name="ce533" office:value-type="string">
            <text:p>Přehrát video</text:p>
          </table:table-cell>
          <table:table-cell table:style-name="ce359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RemoveScreen_FriendlyName</text:p>
          </table:table-cell>
          <table:table-cell table:style-name="ce386"/>
          <table:table-cell table:style-name="ce350" office:value-type="string">
            <text:p>Close Screen</text:p>
          </table:table-cell>
          <table:table-cell table:style-name="ce353" office:value-type="string">
            <text:p>Fermer l'Écran</text:p>
          </table:table-cell>
          <table:table-cell table:style-name="ce410" office:value-type="string">
            <text:p>Sluit scherm</text:p>
          </table:table-cell>
          <table:table-cell table:style-name="ce418" office:value-type="string">
            <text:p>Schließe Bildschirm</text:p>
          </table:table-cell>
          <table:table-cell table:style-name="ce432" office:value-type="string">
            <text:p>Cerrar Video</text:p>
          </table:table-cell>
          <table:table-cell table:style-name="ce439" office:value-type="string">
            <text:p>Fechar a Tela</text:p>
          </table:table-cell>
          <table:table-cell table:style-name="ce241" office:value-type="string">
            <text:p>Zamknij ekran</text:p>
          </table:table-cell>
          <table:table-cell table:style-name="ce250" office:value-type="string">
            <text:p>Chiudi lo schermo</text:p>
          </table:table-cell>
          <table:table-cell table:style-name="ce255" office:value-type="string">
            <text:p>Închide fereastra</text:p>
          </table:table-cell>
          <table:table-cell table:style-name="ce262" office:value-type="string">
            <text:p>Sulje katselunäyttö</text:p>
          </table:table-cell>
          <table:table-cell table:style-name="ce272" office:value-type="string">
            <text:p>Lukk vindu</text:p>
          </table:table-cell>
          <table:table-cell table:style-name="ce493" office:value-type="string">
            <text:p>关闭屏幕</text:p>
          </table:table-cell>
          <table:table-cell table:style-name="ce286" office:value-type="string">
            <text:p>Ekran Kapat</text:p>
          </table:table-cell>
          <table:table-cell table:style-name="ce502" office:value-type="string">
            <text:p>Κλείσιμο Οθόνης</text:p>
          </table:table-cell>
          <table:table-cell table:style-name="ce512" office:value-type="string">
            <text:p>Uždaryti ekraną</text:p>
          </table:table-cell>
          <table:table-cell table:style-name="ce315" office:value-type="string">
            <text:p>Stäng fönster</text:p>
          </table:table-cell>
          <table:table-cell table:style-name="ce524" office:value-type="string">
            <text:p>Luk vindue</text:p>
          </table:table-cell>
          <table:table-cell table:style-name="ce533" office:value-type="string">
            <text:p>Zavřít obrazovku</text:p>
          </table:table-cell>
          <table:table-cell table:style-name="ce359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SaveMovie_FriendlyName</text:p>
          </table:table-cell>
          <table:table-cell table:style-name="ce386"/>
          <table:table-cell table:style-name="ce350" office:value-type="string">
            <text:p>Save Video</text:p>
          </table:table-cell>
          <table:table-cell table:style-name="ce353" office:value-type="string">
            <text:p>Enregistrer une Vidéo</text:p>
          </table:table-cell>
          <table:table-cell table:style-name="ce410" office:value-type="string">
            <text:p>Bewaar video</text:p>
          </table:table-cell>
          <table:table-cell table:style-name="ce418" office:value-type="string">
            <text:p>Speichere Video</text:p>
          </table:table-cell>
          <table:table-cell table:style-name="ce432" office:value-type="string">
            <text:p>Guardar Video</text:p>
          </table:table-cell>
          <table:table-cell table:style-name="ce440" office:value-type="string">
            <text:p>Salvar o Vídeo</text:p>
          </table:table-cell>
          <table:table-cell table:style-name="ce241" office:value-type="string">
            <text:p>Zapisz wideo</text:p>
          </table:table-cell>
          <table:table-cell table:style-name="ce250" office:value-type="string">
            <text:p>Salva il Video</text:p>
          </table:table-cell>
          <table:table-cell table:style-name="ce255" office:value-type="string">
            <text:p>Salvează fişier video</text:p>
          </table:table-cell>
          <table:table-cell table:style-name="ce262" office:value-type="string">
            <text:p>Tallenna video</text:p>
          </table:table-cell>
          <table:table-cell table:style-name="ce272" office:value-type="string">
            <text:p>Lagre video</text:p>
          </table:table-cell>
          <table:table-cell table:style-name="ce493" office:value-type="string">
            <text:p>保存视频</text:p>
          </table:table-cell>
          <table:table-cell table:style-name="ce286" office:value-type="string">
            <text:p>Video Kaydet</text:p>
          </table:table-cell>
          <table:table-cell table:style-name="ce502" office:value-type="string">
            <text:p>Αποθήκευση Video</text:p>
          </table:table-cell>
          <table:table-cell table:style-name="ce512" office:value-type="string">
            <text:p>Išsaugoti vaizdą</text:p>
          </table:table-cell>
          <table:table-cell table:style-name="ce315" office:value-type="string">
            <text:p>Spara Video</text:p>
          </table:table-cell>
          <table:table-cell table:style-name="ce524" office:value-type="string">
            <text:p>Gem video</text:p>
          </table:table-cell>
          <table:table-cell table:style-name="ce533" office:value-type="string">
            <text:p>Uložit video</text:p>
          </table:table-cell>
          <table:table-cell table:style-name="ce359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ShowScreen_FriendlyName</text:p>
          </table:table-cell>
          <table:table-cell table:style-name="ce386"/>
          <table:table-cell table:style-name="ce350" office:value-type="string">
            <text:p>Show Screens</text:p>
          </table:table-cell>
          <table:table-cell table:style-name="ce353" office:value-type="string">
            <text:p>Afficher les Écrans</text:p>
          </table:table-cell>
          <table:table-cell table:style-name="ce410" office:value-type="string">
            <text:p>Toon schermen</text:p>
          </table:table-cell>
          <table:table-cell table:style-name="ce418" office:value-type="string">
            <text:p>Zeige Bildschirme</text:p>
          </table:table-cell>
          <table:table-cell table:style-name="ce432" office:value-type="string">
            <text:p>Mostrar Pantallas</text:p>
          </table:table-cell>
          <table:table-cell table:style-name="ce439" office:value-type="string">
            <text:p>Mostrar Telas</text:p>
          </table:table-cell>
          <table:table-cell table:style-name="ce241" office:value-type="string">
            <text:p>Pokaż ekrany</text:p>
          </table:table-cell>
          <table:table-cell table:style-name="ce250" office:value-type="string">
            <text:p>Mostra gli schermi</text:p>
          </table:table-cell>
          <table:table-cell table:style-name="ce255" office:value-type="string">
            <text:p>Arată ferestre</text:p>
          </table:table-cell>
          <table:table-cell table:style-name="ce262" office:value-type="string">
            <text:p>Näytä katselunäytöt</text:p>
          </table:table-cell>
          <table:table-cell table:style-name="ce272" office:value-type="string">
            <text:p>Vis vindu</text:p>
          </table:table-cell>
          <table:table-cell table:style-name="ce493" office:value-type="string">
            <text:p>显示屏幕</text:p>
          </table:table-cell>
          <table:table-cell table:style-name="ce286" office:value-type="string">
            <text:p>Ekranları Göster</text:p>
          </table:table-cell>
          <table:table-cell table:style-name="ce502" office:value-type="string">
            <text:p>Εμφάνιση Οθονών</text:p>
          </table:table-cell>
          <table:table-cell table:style-name="ce512" office:value-type="string">
            <text:p>Rodyti ekranus</text:p>
          </table:table-cell>
          <table:table-cell table:style-name="ce315" office:value-type="string">
            <text:p>Visa fönster</text:p>
          </table:table-cell>
          <table:table-cell table:style-name="ce524" office:value-type="string">
            <text:p>Vis vinduer</text:p>
          </table:table-cell>
          <table:table-cell table:style-name="ce533" office:value-type="string">
            <text:p>Ukázat obrazovky</text:p>
          </table:table-cell>
          <table:table-cell table:style-name="ce359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CommandSwapScreens_FriendlyName</text:p>
          </table:table-cell>
          <table:table-cell table:style-name="ce386"/>
          <table:table-cell table:style-name="ce350" office:value-type="string">
            <text:p>Swap Screens</text:p>
          </table:table-cell>
          <table:table-cell table:style-name="ce353" office:value-type="string">
            <text:p>Inverser les Emplacements des Vidéos</text:p>
          </table:table-cell>
          <table:table-cell table:style-name="ce410" office:value-type="string">
            <text:p>Wissel schermen</text:p>
          </table:table-cell>
          <table:table-cell table:style-name="ce418" office:value-type="string">
            <text:p>Tausche Bildschirme</text:p>
          </table:table-cell>
          <table:table-cell table:style-name="ce432" office:value-type="string">
            <text:p>Cambiar Pantallas</text:p>
          </table:table-cell>
          <table:table-cell table:style-name="ce439" office:value-type="string">
            <text:p>Trocar Telas</text:p>
          </table:table-cell>
          <table:table-cell table:style-name="ce241" office:value-type="string">
            <text:p>Zamień ekrany</text:p>
          </table:table-cell>
          <table:table-cell table:style-name="ce250" office:value-type="string">
            <text:p>Scambia gli schermi </text:p>
          </table:table-cell>
          <table:table-cell table:style-name="ce255" office:value-type="string">
            <text:p>Inversează ferestrele</text:p>
          </table:table-cell>
          <table:table-cell table:style-name="ce262" office:value-type="string">
            <text:p>Vaihda katselunäytöt</text:p>
          </table:table-cell>
          <table:table-cell table:style-name="ce272" office:value-type="string">
            <text:p>Bytt vindu</text:p>
          </table:table-cell>
          <table:table-cell table:style-name="ce280" office:value-type="string">
            <text:p>交换屏幕</text:p>
          </table:table-cell>
          <table:table-cell table:style-name="ce286" office:value-type="string">
            <text:p>Ekranları Karşılıklı Değiştir</text:p>
          </table:table-cell>
          <table:table-cell table:style-name="ce502" office:value-type="string">
            <text:p>Εναλλαγή Οθονών</text:p>
          </table:table-cell>
          <table:table-cell table:style-name="ce512" office:value-type="string">
            <text:p>Sukeisti ekranus</text:p>
          </table:table-cell>
          <table:table-cell table:style-name="ce315" office:value-type="string">
            <text:p>Byt plats på fönster</text:p>
          </table:table-cell>
          <table:table-cell table:style-name="ce524" office:value-type="string">
            <text:p>Byt om på vinduer</text:p>
          </table:table-cell>
          <table:table-cell table:style-name="ce533" office:value-type="string">
            <text:p>Přepnout obrazovky</text:p>
          </table:table-cell>
          <table:table-cell table:style-name="ce359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28">
          <table:table-cell table:style-name="ce135" office:value-type="string">
            <text:p>CommandToggleCommonControls_FriendlyName</text:p>
          </table:table-cell>
          <table:table-cell table:style-name="ce386"/>
          <table:table-cell table:style-name="ce350" office:value-type="string">
            <text:p>Toggle Common Controls</text:p>
          </table:table-cell>
          <table:table-cell table:style-name="ce353" office:value-type="string">
            <text:p>Montrer/Cacher les Contrôles Communs</text:p>
          </table:table-cell>
          <table:table-cell table:style-name="ce410" office:value-type="string">
            <text:p>Open/sluiten standaard bediening</text:p>
          </table:table-cell>
          <table:table-cell table:style-name="ce418" office:value-type="string">
            <text:p>Öffne Standardwerkzeuge</text:p>
          </table:table-cell>
          <table:table-cell table:style-name="ce432" office:value-type="string">
            <text:p>Mostrar/Ocultar Controles Comunes</text:p>
          </table:table-cell>
          <table:table-cell table:style-name="ce439" office:value-type="string">
            <text:p>Alternar os Controles Comuns</text:p>
          </table:table-cell>
          <table:table-cell table:style-name="ce241" office:value-type="string">
            <text:p>Przełącz Wspólne Sterowanie</text:p>
          </table:table-cell>
          <table:table-cell table:style-name="ce250" office:value-type="string">
            <text:p>Mostra / Nascondi i Controlli Comuni</text:p>
          </table:table-cell>
          <table:table-cell table:style-name="ce255" office:value-type="string">
            <text:p>Afişează / Ascunde controalele comune</text:p>
          </table:table-cell>
          <table:table-cell table:style-name="ce262" office:value-type="string">
            <text:p>Avaa yleiset työkalut</text:p>
          </table:table-cell>
          <table:table-cell table:style-name="ce272" office:value-type="string">
            <text:p>Åpne standardverktøy</text:p>
          </table:table-cell>
          <table:table-cell table:style-name="ce280" office:value-type="string">
            <text:p>切换公共控件</text:p>
          </table:table-cell>
          <table:table-cell table:style-name="ce286" office:value-type="string">
            <text:p>Ortak Kontrollere Geç</text:p>
          </table:table-cell>
          <table:table-cell table:style-name="ce502" office:value-type="string">
            <text:p>Κοινές Λειτουργίες On/Off</text:p>
          </table:table-cell>
          <table:table-cell table:style-name="ce512" office:value-type="string">
            <text:p>Perjungti bendrą kontrolę</text:p>
          </table:table-cell>
          <table:table-cell table:style-name="ce315" office:value-type="string">
            <text:p>Dölj/Visa gemensamma kontroller</text:p>
          </table:table-cell>
          <table:table-cell table:style-name="ce524" office:value-type="string">
            <text:p>Vis/skjul almindlig styring</text:p>
          </table:table-cell>
          <table:table-cell table:style-name="ce533" office:value-type="string">
            <text:p>Přepnout ovládací prvky</text:p>
          </table:table-cell>
          <table:table-cell table:style-name="ce359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dlgColorPicker_Title</text:p>
          </table:table-cell>
          <table:table-cell table:style-name="ce377"/>
          <table:table-cell table:style-name="ce351" office:value-type="string">
            <text:p>Colors</text:p>
          </table:table-cell>
          <table:table-cell table:style-name="ce168" office:value-type="string">
            <text:p>Couleurs</text:p>
          </table:table-cell>
          <table:table-cell table:style-name="ce410" office:value-type="string">
            <text:p>Kleuren</text:p>
          </table:table-cell>
          <table:table-cell table:style-name="ce420" office:value-type="string">
            <text:p>Farben</text:p>
          </table:table-cell>
          <table:table-cell table:style-name="ce433" office:value-type="string">
            <text:p>Colores</text:p>
          </table:table-cell>
          <table:table-cell table:style-name="ce440" office:value-type="string">
            <text:p>Cores</text:p>
          </table:table-cell>
          <table:table-cell table:style-name="ce242"/>
          <table:table-cell table:style-name="ce251" office:value-type="string">
            <text:p>Colori</text:p>
          </table:table-cell>
          <table:table-cell table:style-name="ce473" office:value-type="string">
            <text:p>Culori</text:p>
          </table:table-cell>
          <table:table-cell table:style-name="ce262" office:value-type="string">
            <text:p>Värit</text:p>
          </table:table-cell>
          <table:table-cell table:style-name="ce271"/>
          <table:table-cell table:style-name="ce280"/>
          <table:table-cell table:style-name="ce288" office:value-type="string">
            <text:p>Renkler</text:p>
          </table:table-cell>
          <table:table-cell table:style-name="ce503" office:value-type="string">
            <text:p>Χρώματα</text:p>
          </table:table-cell>
          <table:table-cell table:style-name="ce514" office:value-type="string">
            <text:p>Spalvos</text:p>
          </table:table-cell>
          <table:table-cell table:style-name="ce315" office:value-type="string">
            <text:p>Färger</text:p>
          </table:table-cell>
          <table:table-cell table:style-name="ce522" office:value-type="string">
            <text:p>Farver</text:p>
          </table:table-cell>
          <table:table-cell table:style-name="ce335" office:value-type="string">
            <text:p>Barvy…</text:p>
          </table:table-cell>
          <table:table-cell table:style-name="ce540" office:value-type="string">
            <text:p>색상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dlgColorProfile_FileFilter</text:p>
          </table:table-cell>
          <table:table-cell table:style-name="ce386"/>
          <table:table-cell table:style-name="ce351" office:value-type="string">
            <text:p>XML (*.xml)|*.xml;</text:p>
          </table:table-cell>
          <table:table-cell table:style-name="ce354" office:value-type="string">
            <text:p>XML (*.xml)|*.xml;</text:p>
          </table:table-cell>
          <table:table-cell table:style-name="ce410" office:value-type="string">
            <text:p>XML (*.xml)|*.xml;</text:p>
          </table:table-cell>
          <table:table-cell table:style-name="ce418" office:value-type="string">
            <text:p>XML (*.xml)|*.xml;</text:p>
          </table:table-cell>
          <table:table-cell table:style-name="ce432" office:value-type="string">
            <text:p>XML (*.xml)|*.xml;</text:p>
          </table:table-cell>
          <table:table-cell table:style-name="ce439" office:value-type="string">
            <text:p>XML (*.xml)|*.xml;</text:p>
          </table:table-cell>
          <table:table-cell table:style-name="ce455" office:value-type="string">
            <text:p>XML (*.xml)|*.xml;</text:p>
          </table:table-cell>
          <table:table-cell table:style-name="ce250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262" office:value-type="string">
            <text:p>XML (*.xml)|*.xml;</text:p>
          </table:table-cell>
          <table:table-cell table:style-name="ce271" office:value-type="string">
            <text:p>XML (*.xml)|*.xml;</text:p>
          </table:table-cell>
          <table:table-cell table:style-name="ce280"/>
          <table:table-cell table:style-name="ce287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512" office:value-type="string">
            <text:p>XML (*.xml)|*.xml;</text:p>
          </table:table-cell>
          <table:table-cell table:style-name="ce315" office:value-type="string">
            <text:p>XML (*.xml)|*.xml;</text:p>
          </table:table-cell>
          <table:table-cell table:style-name="ce522" office:value-type="string">
            <text:p>XML (*.xml)|*.xml;</text:p>
          </table:table-cell>
          <table:table-cell table:style-name="ce336" office:value-type="string">
            <text:p>XML (*.xml)|*.xml;</text:p>
          </table:table-cell>
          <table:table-cell table:style-name="ce182" office:value-type="string">
            <text:p>XML (*.xml)|*.xml;</text:p>
          </table:table-cell>
          <table:table-cell table:style-name="ce532" table:number-columns-repeated="231"/>
          <table:table-cell table:number-columns-repeated="772"/>
        </table:table-row>
        <table:table-row table:style-name="ro12">
          <table:table-cell table:style-name="ce135" office:value-type="string">
            <text:p>dlgColorProfile_Title</text:p>
          </table:table-cell>
          <table:table-cell table:style-name="ce386"/>
          <table:table-cell table:style-name="ce350" office:value-type="string">
            <text:p>Color Profile...</text:p>
          </table:table-cell>
          <table:table-cell table:style-name="ce353" office:value-type="string">
            <text:p>Profil Couleurs...</text:p>
          </table:table-cell>
          <table:table-cell table:style-name="ce410" office:value-type="string">
            <text:p>Kleurprofiel…</text:p>
          </table:table-cell>
          <table:table-cell table:style-name="ce418" office:value-type="string">
            <text:p>Farbprofil...</text:p>
          </table:table-cell>
          <table:table-cell table:style-name="ce432" office:value-type="string">
            <text:p>Perfil Colores...</text:p>
          </table:table-cell>
          <table:table-cell table:style-name="ce439" office:value-type="string">
            <text:p>Perfil de Cores...</text:p>
          </table:table-cell>
          <table:table-cell table:style-name="ce244" office:value-type="string">
            <text:p>Profil koloru,,,</text:p>
          </table:table-cell>
          <table:table-cell table:style-name="ce250" office:value-type="string">
            <text:p>Impostazioni Colore...</text:p>
          </table:table-cell>
          <table:table-cell table:style-name="ce255" office:value-type="string">
            <text:p>Profil culori...</text:p>
          </table:table-cell>
          <table:table-cell table:style-name="ce262" office:value-type="string">
            <text:p>Väriprofiili...</text:p>
          </table:table-cell>
          <table:table-cell table:style-name="ce272" office:value-type="string">
            <text:p>Fargeprofil...</text:p>
          </table:table-cell>
          <table:table-cell table:style-name="ce280" office:value-type="string">
            <text:p>颜色配置…</text:p>
          </table:table-cell>
          <table:table-cell table:style-name="ce286" office:value-type="string">
            <text:p>Renk Profili...</text:p>
          </table:table-cell>
          <table:table-cell table:style-name="ce502" office:value-type="string">
            <text:p>Προφίλ Χρώματος…</text:p>
          </table:table-cell>
          <table:table-cell table:style-name="ce512" office:value-type="string">
            <text:p>Spalvos profilis...</text:p>
          </table:table-cell>
          <table:table-cell table:style-name="ce315" office:value-type="string">
            <text:p>Färginställning...</text:p>
          </table:table-cell>
          <table:table-cell table:style-name="ce524" office:value-type="string">
            <text:p>Farveprofil…</text:p>
          </table:table-cell>
          <table:table-cell table:style-name="ce533" office:value-type="string">
            <text:p>Barevný profil…</text:p>
          </table:table-cell>
          <table:table-cell table:style-name="ce359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346" office:value-type="string">
            <text:p>dlgColorProfile_ToolTip_DefaultProfile</text:p>
          </table:table-cell>
          <table:table-cell table:style-name="ce387" office:value-type="string">
            <office:annotation draw:style-name="gr6" draw:text-style-name="P1" svg:width="5.683cm" svg:height="0.991cm" svg:x="12.245cm" svg:y="18.29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349" office:value-type="string">
            <text:p>Reset to default Color Profile</text:p>
          </table:table-cell>
          <table:table-cell table:style-name="ce352" office:value-type="string">
            <text:p>Rétablir le Profil Couleurs par défaut</text:p>
          </table:table-cell>
          <table:table-cell table:style-name="ce410" office:value-type="string">
            <text:p>Herstel naar basis kleurenprofiel</text:p>
          </table:table-cell>
          <table:table-cell table:style-name="ce421" office:value-type="string">
            <text:p>Standardprofil zurücksetzen</text:p>
          </table:table-cell>
          <table:table-cell table:style-name="ce434" office:value-type="string">
            <text:p>Perfil de Color Predeterminado</text:p>
          </table:table-cell>
          <table:table-cell table:style-name="ce442" office:value-type="string">
            <text:p>Voltar ao Perfil de Cores padrão.</text:p>
          </table:table-cell>
          <table:table-cell table:style-name="ce456" office:value-type="string">
            <text:p>Domyślny profil kolorów</text:p>
          </table:table-cell>
          <table:table-cell table:style-name="ce362" office:value-type="string">
            <text:p>Ricarica impostazioni STANDARD Colore</text:p>
          </table:table-cell>
          <table:table-cell table:style-name="ce255" office:value-type="string">
            <text:p>Restaurează Profilul de culori iniţial</text:p>
          </table:table-cell>
          <table:table-cell table:style-name="ce265" office:value-type="string">
            <text:p>Palauta väriprofiilin oletukset</text:p>
          </table:table-cell>
          <table:table-cell table:style-name="ce275" office:value-type="string">
            <text:p>Standard fargeprofil</text:p>
          </table:table-cell>
          <table:table-cell table:style-name="ce494" office:value-type="string">
            <text:p>默认颜色配置</text:p>
          </table:table-cell>
          <table:table-cell table:style-name="ce292" office:value-type="string">
            <text:p>Varsayılan Renk Profiline Dön</text:p>
          </table:table-cell>
          <table:table-cell table:style-name="ce504" office:value-type="string">
            <text:p>Επανάθεση στο προκαθορισμένο Προφίλ Χρώματος</text:p>
          </table:table-cell>
          <table:table-cell table:style-name="ce512" office:value-type="string">
            <text:p>Atkurti numatytajį spalvos profilį</text:p>
          </table:table-cell>
          <table:table-cell table:style-name="ce315" office:value-type="string">
            <text:p>Återställ till original färginställning</text:p>
          </table:table-cell>
          <table:table-cell table:style-name="ce525" office:value-type="string">
            <text:p>Genskab standard farveprofil</text:p>
          </table:table-cell>
          <table:table-cell table:style-name="ce534" office:value-type="string">
            <text:p>Nastavit na předvolený barevný profil</text:p>
          </table:table-cell>
          <table:table-cell table:style-name="ce359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50" table:number-columns-repeated="1002"/>
          <table:table-cell/>
        </table:table-row>
        <table:table-row table:style-name="ro12">
          <table:table-cell table:style-name="ce135" office:value-type="string">
            <text:p>dlgColorProfile_ToolTip_LoadProfile</text:p>
          </table:table-cell>
          <table:table-cell table:style-name="ce386"/>
          <table:table-cell table:style-name="ce350" office:value-type="string">
            <text:p>Load color profile</text:p>
          </table:table-cell>
          <table:table-cell table:style-name="ce353" office:value-type="string">
            <text:p>Charger un profil couleurs</text:p>
          </table:table-cell>
          <table:table-cell table:style-name="ce410" office:value-type="string">
            <text:p>Laad een kleurenprofiel</text:p>
          </table:table-cell>
          <table:table-cell table:style-name="ce418" office:value-type="string">
            <text:p>Lade Farbprofil</text:p>
          </table:table-cell>
          <table:table-cell table:style-name="ce432" office:value-type="string">
            <text:p>Cargar Perfil de Color</text:p>
          </table:table-cell>
          <table:table-cell table:style-name="ce439" office:value-type="string">
            <text:p>Carregar Perfil de Cores</text:p>
          </table:table-cell>
          <table:table-cell table:style-name="ce244" office:value-type="string">
            <text:p>Wczytaj profil koloru</text:p>
          </table:table-cell>
          <table:table-cell table:style-name="ce250" office:value-type="string">
            <text:p>Carica impostazioni Colore</text:p>
          </table:table-cell>
          <table:table-cell table:style-name="ce255" office:value-type="string">
            <text:p>Încarcă profil culori</text:p>
          </table:table-cell>
          <table:table-cell table:style-name="ce262" office:value-type="string">
            <text:p>Lataa väriprofiili</text:p>
          </table:table-cell>
          <table:table-cell table:style-name="ce272" office:value-type="string">
            <text:p>Last inn fargeprofil</text:p>
          </table:table-cell>
          <table:table-cell table:style-name="ce280" office:value-type="string">
            <text:p>载入颜色配置</text:p>
          </table:table-cell>
          <table:table-cell table:style-name="ce286" office:value-type="string">
            <text:p>Renk Profili Yükle</text:p>
          </table:table-cell>
          <table:table-cell table:style-name="ce502" office:value-type="string">
            <text:p>Φόρτωση Προφίλ Χρώματος</text:p>
          </table:table-cell>
          <table:table-cell table:style-name="ce512" office:value-type="string">
            <text:p>Įkelti spalvos profilį</text:p>
          </table:table-cell>
          <table:table-cell table:style-name="ce315" office:value-type="string">
            <text:p>Ladda färginställning</text:p>
          </table:table-cell>
          <table:table-cell table:style-name="ce524" office:value-type="string">
            <text:p>Indlæs farveprofil</text:p>
          </table:table-cell>
          <table:table-cell table:style-name="ce533" office:value-type="string">
            <text:p>Nahrát barevný profil</text:p>
          </table:table-cell>
          <table:table-cell table:style-name="ce541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ColorProfile_ToolTip_SaveProfile</text:p>
          </table:table-cell>
          <table:table-cell table:style-name="ce386"/>
          <table:table-cell table:style-name="ce350" office:value-type="string">
            <text:p>Save color Profile</text:p>
          </table:table-cell>
          <table:table-cell table:style-name="ce353" office:value-type="string">
            <text:p>Sauver le profil couleurs</text:p>
          </table:table-cell>
          <table:table-cell table:style-name="ce410" office:value-type="string">
            <text:p>Bewaar kleurenprofiel</text:p>
          </table:table-cell>
          <table:table-cell table:style-name="ce418" office:value-type="string">
            <text:p>Speichere Farbprofil</text:p>
          </table:table-cell>
          <table:table-cell table:style-name="ce432" office:value-type="string">
            <text:p>Guardar Perfil de Color</text:p>
          </table:table-cell>
          <table:table-cell table:style-name="ce439" office:value-type="string">
            <text:p>Salvar Perfil de Cores</text:p>
          </table:table-cell>
          <table:table-cell table:style-name="ce244" office:value-type="string">
            <text:p>Zapisz profil koloru</text:p>
          </table:table-cell>
          <table:table-cell table:style-name="ce250" office:value-type="string">
            <text:p>Salva impostazioni Colore</text:p>
          </table:table-cell>
          <table:table-cell table:style-name="ce255" office:value-type="string">
            <text:p>Salvează profil culori</text:p>
          </table:table-cell>
          <table:table-cell table:style-name="ce262" office:value-type="string">
            <text:p>Tallenna väriprofiili</text:p>
          </table:table-cell>
          <table:table-cell table:style-name="ce272" office:value-type="string">
            <text:p>Lagre fargeprofil</text:p>
          </table:table-cell>
          <table:table-cell table:style-name="ce280" office:value-type="string">
            <text:p>保存颜色配置</text:p>
          </table:table-cell>
          <table:table-cell table:style-name="ce286" office:value-type="string">
            <text:p>Renk Profili Kaydet</text:p>
          </table:table-cell>
          <table:table-cell table:style-name="ce502" office:value-type="string">
            <text:p>Αποθήκευση Προφίλ Χρώματος</text:p>
          </table:table-cell>
          <table:table-cell table:style-name="ce512" office:value-type="string">
            <text:p>Išsaugoti spalvos profilį</text:p>
          </table:table-cell>
          <table:table-cell table:style-name="ce315" office:value-type="string">
            <text:p>Spara färginställning</text:p>
          </table:table-cell>
          <table:table-cell table:style-name="ce524" office:value-type="string">
            <text:p>Gem farveprofil</text:p>
          </table:table-cell>
          <table:table-cell table:style-name="ce533" office:value-type="string">
            <text:p>Uložit barevný profil</text:p>
          </table:table-cell>
          <table:table-cell table:style-name="ce541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dlgConfigureChrono_chkShowLabel</text:p>
          </table:table-cell>
          <table:table-cell table:style-name="ce377"/>
          <table:table-cell table:style-name="ce394" office:value-type="string">
            <text:p>Always Show Label</text:p>
          </table:table-cell>
          <table:table-cell table:style-name="ce168" office:value-type="string">
            <text:p>Toujours Montrer le Label</text:p>
          </table:table-cell>
          <table:table-cell table:style-name="ce410" office:value-type="string">
            <text:p>Toon altijd Label</text:p>
          </table:table-cell>
          <table:table-cell table:style-name="ce418" office:value-type="string">
            <text:p>Beschriftung dauernd anzeigen</text:p>
          </table:table-cell>
          <table:table-cell table:style-name="ce432" office:value-type="string">
            <text:p>Mostrar siempre la etiqueta</text:p>
          </table:table-cell>
          <table:table-cell table:style-name="ce439" office:value-type="string">
            <text:p>Sempre Mostrar Identificador</text:p>
          </table:table-cell>
          <table:table-cell table:style-name="ce245"/>
          <table:table-cell table:style-name="ce251" office:value-type="string">
            <text:p>Mostra sempre le etichette</text:p>
          </table:table-cell>
          <table:table-cell table:style-name="ce473" office:value-type="string">
            <text:p>Arată întotdeauna eticheta</text:p>
          </table:table-cell>
          <table:table-cell table:style-name="ce480" office:value-type="string">
            <text:p>Näytä aina leima</text:p>
          </table:table-cell>
          <table:table-cell table:style-name="ce273" office:value-type="string">
            <text:p>Alltid vis beskrivelse</text:p>
          </table:table-cell>
          <table:table-cell table:style-name="ce280" office:value-type="string">
            <text:p>一直显示标签</text:p>
          </table:table-cell>
          <table:table-cell table:style-name="ce287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512" office:value-type="string">
            <text:p>Visą laiką rodyti žymą</text:p>
          </table:table-cell>
          <table:table-cell table:style-name="ce315" office:value-type="string">
            <text:p>Visa alltid etikett</text:p>
          </table:table-cell>
          <table:table-cell table:style-name="ce522" office:value-type="string">
            <text:p>Vis altid ledetekster</text:p>
          </table:table-cell>
          <table:table-cell table:style-name="ce335" office:value-type="string">
            <text:p>Vždy zobrazit označení</text:p>
          </table:table-cell>
          <table:table-cell table:style-name="ce189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Chrono_Label</text:p>
          </table:table-cell>
          <table:table-cell table:style-name="ce377"/>
          <table:table-cell table:style-name="ce394" office:value-type="string">
            <text:p>Label :</text:p>
          </table:table-cell>
          <table:table-cell table:style-name="ce168" office:value-type="string">
            <text:p>Label :</text:p>
          </table:table-cell>
          <table:table-cell table:style-name="ce410" office:value-type="string">
            <text:p>Label:</text:p>
          </table:table-cell>
          <table:table-cell table:style-name="ce418" office:value-type="string">
            <text:p>Beschriftung:</text:p>
          </table:table-cell>
          <table:table-cell table:style-name="ce432" office:value-type="string">
            <text:p>Etiqueta :</text:p>
          </table:table-cell>
          <table:table-cell table:style-name="ce439" office:value-type="string">
            <text:p>Identificador :</text:p>
          </table:table-cell>
          <table:table-cell table:style-name="ce245"/>
          <table:table-cell table:style-name="ce251" office:value-type="string">
            <text:p>Etichetta :</text:p>
          </table:table-cell>
          <table:table-cell table:style-name="ce473" office:value-type="string">
            <text:p>Eticheta :</text:p>
          </table:table-cell>
          <table:table-cell table:style-name="ce480" office:value-type="string">
            <text:p>Leima:</text:p>
          </table:table-cell>
          <table:table-cell table:style-name="ce271" office:value-type="string">
            <text:p>Beskrivelse: </text:p>
          </table:table-cell>
          <table:table-cell table:style-name="ce280" office:value-type="string">
            <text:p>标签:</text:p>
          </table:table-cell>
          <table:table-cell table:style-name="ce287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512" office:value-type="string">
            <text:p>Žymė :</text:p>
          </table:table-cell>
          <table:table-cell table:style-name="ce315" office:value-type="string">
            <text:p>Etikett</text:p>
          </table:table-cell>
          <table:table-cell table:style-name="ce522" office:value-type="string">
            <text:p>Etikette:</text:p>
          </table:table-cell>
          <table:table-cell table:style-name="ce335" office:value-type="string">
            <text:p>Označení:</text:p>
          </table:table-cell>
          <table:table-cell table:style-name="ce189" office:value-type="string">
            <text:p><text:span text:style-name="T4">레이블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Chrono_Title</text:p>
          </table:table-cell>
          <table:table-cell table:style-name="ce377"/>
          <table:table-cell table:style-name="ce351" office:value-type="string">
            <text:p>Configure Stopwatch</text:p>
          </table:table-cell>
          <table:table-cell table:style-name="ce168" office:value-type="string">
            <text:p>Configurer le Chronomètre</text:p>
          </table:table-cell>
          <table:table-cell table:style-name="ce410" office:value-type="string">
            <text:p>Configureer Stopwatch</text:p>
          </table:table-cell>
          <table:table-cell table:style-name="ce418" office:value-type="string">
            <text:p>Stoppuhr einstellen</text:p>
          </table:table-cell>
          <table:table-cell table:style-name="ce432" office:value-type="string">
            <text:p>Configurar el cronòmetro</text:p>
          </table:table-cell>
          <table:table-cell table:style-name="ce439" office:value-type="string">
            <text:p>Configurar Cronômetro</text:p>
          </table:table-cell>
          <table:table-cell table:style-name="ce245"/>
          <table:table-cell table:style-name="ce251" office:value-type="string">
            <text:p>Configura Cronometro</text:p>
          </table:table-cell>
          <table:table-cell table:style-name="ce473" office:value-type="string">
            <text:p>Configurează Cronometru</text:p>
          </table:table-cell>
          <table:table-cell table:style-name="ce262" office:value-type="string">
            <text:p>Konfiguroi ajanottokello</text:p>
          </table:table-cell>
          <table:table-cell table:style-name="ce271" office:value-type="string">
            <text:p>Konfigurer stoppeklokke</text:p>
          </table:table-cell>
          <table:table-cell table:style-name="ce280" office:value-type="string">
            <text:p>配置秒表</text:p>
          </table:table-cell>
          <table:table-cell table:style-name="ce287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512" office:value-type="string">
            <text:p>Nustatyti chronometrą</text:p>
          </table:table-cell>
          <table:table-cell table:style-name="ce315" office:value-type="string">
            <text:p>Inställningar stoppur</text:p>
          </table:table-cell>
          <table:table-cell table:style-name="ce522" office:value-type="string">
            <text:p>Konfigurer stopur</text:p>
          </table:table-cell>
          <table:table-cell table:style-name="ce335" office:value-type="string">
            <text:p>Konfigurovat stopky</text:p>
          </table:table-cell>
          <table:table-cell table:style-name="ce189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Drawing_Title</text:p>
          </table:table-cell>
          <table:table-cell table:style-name="ce377"/>
          <table:table-cell table:style-name="ce394" office:value-type="string">
            <text:p>Configure Drawing</text:p>
          </table:table-cell>
          <table:table-cell table:style-name="ce168" office:value-type="string">
            <text:p>Configurer le Dessin</text:p>
          </table:table-cell>
          <table:table-cell table:style-name="ce410" office:value-type="string">
            <text:p>Configureer Tekening</text:p>
          </table:table-cell>
          <table:table-cell table:style-name="ce418" office:value-type="string">
            <text:p>Zeichnung konfigurieren</text:p>
          </table:table-cell>
          <table:table-cell table:style-name="ce432" office:value-type="string">
            <text:p>Configurar el dibujo</text:p>
          </table:table-cell>
          <table:table-cell table:style-name="ce439" office:value-type="string">
            <text:p>Configurar Desenho</text:p>
          </table:table-cell>
          <table:table-cell table:style-name="ce245"/>
          <table:table-cell table:style-name="ce251" office:value-type="string">
            <text:p>Configura Disegno</text:p>
          </table:table-cell>
          <table:table-cell table:style-name="ce473" office:value-type="string">
            <text:p>Configurează desen</text:p>
          </table:table-cell>
          <table:table-cell table:style-name="ce480" office:value-type="string">
            <text:p>Konfiguroi piirros</text:p>
          </table:table-cell>
          <table:table-cell table:style-name="ce271" office:value-type="string">
            <text:p>Konfigurer tegning</text:p>
          </table:table-cell>
          <table:table-cell table:style-name="ce280" office:value-type="string">
            <text:p>配置绘图</text:p>
          </table:table-cell>
          <table:table-cell table:style-name="ce287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512" office:value-type="string">
            <text:p>Piešinių nustatymai</text:p>
          </table:table-cell>
          <table:table-cell table:style-name="ce315" office:value-type="string">
            <text:p>Inställningar ritning</text:p>
          </table:table-cell>
          <table:table-cell table:style-name="ce522" office:value-type="string">
            <text:p>Konfigurer tegning</text:p>
          </table:table-cell>
          <table:table-cell table:style-name="ce335" office:value-type="string">
            <text:p>Konfigurovat nákres</text:p>
          </table:table-cell>
          <table:table-cell table:style-name="ce189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Fading_chkAlwaysVisible</text:p>
          </table:table-cell>
          <table:table-cell table:style-name="ce377"/>
          <table:table-cell table:style-name="ce157" office:value-type="string">
            <text:p>Always Visible</text:p>
          </table:table-cell>
          <table:table-cell table:style-name="ce168" office:value-type="string">
            <text:p>Toujours Visible</text:p>
          </table:table-cell>
          <table:table-cell table:style-name="ce410" office:value-type="string">
            <text:p>Altijd zichtbaar</text:p>
          </table:table-cell>
          <table:table-cell table:style-name="ce419" office:value-type="string">
            <text:p>immer sichtbar</text:p>
          </table:table-cell>
          <table:table-cell table:style-name="ce432" office:value-type="string">
            <text:p>Siempre Visible</text:p>
          </table:table-cell>
          <table:table-cell table:style-name="ce439" office:value-type="string">
            <text:p>Sempre Visível</text:p>
          </table:table-cell>
          <table:table-cell table:style-name="ce245"/>
          <table:table-cell table:style-name="ce251" office:value-type="string">
            <text:p>Sempre Visibile</text:p>
          </table:table-cell>
          <table:table-cell table:style-name="ce256" office:value-type="string">
            <text:p>Întotdeauna vizibil</text:p>
          </table:table-cell>
          <table:table-cell table:style-name="ce263" office:value-type="string">
            <text:p>Aina näkyvillä</text:p>
          </table:table-cell>
          <table:table-cell table:style-name="ce271" office:value-type="string">
            <text:p>Alltid synlig</text:p>
          </table:table-cell>
          <table:table-cell table:style-name="ce280" office:value-type="string">
            <text:p>一直可见</text:p>
          </table:table-cell>
          <table:table-cell table:style-name="ce287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512" office:value-type="string">
            <text:p>Pastovei matomas</text:p>
          </table:table-cell>
          <table:table-cell table:style-name="ce315" office:value-type="string">
            <text:p>Alltid synlig</text:p>
          </table:table-cell>
          <table:table-cell table:style-name="ce522" office:value-type="string">
            <text:p>Altid synlig</text:p>
          </table:table-cell>
          <table:table-cell table:style-name="ce335" office:value-type="string">
            <text:p>Vždy viditelné</text:p>
          </table:table-cell>
          <table:table-cell table:style-name="ce189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Fading_chkDefault</text:p>
          </table:table-cell>
          <table:table-cell table:style-name="ce377"/>
          <table:table-cell table:style-name="ce157" office:value-type="string">
            <text:p>Use default value</text:p>
          </table:table-cell>
          <table:table-cell table:style-name="ce168" office:value-type="string">
            <text:p>Utiliser la valeur par défaut</text:p>
          </table:table-cell>
          <table:table-cell table:style-name="ce410" office:value-type="string">
            <text:p>Gebruik standaardwaarde</text:p>
          </table:table-cell>
          <table:table-cell table:style-name="ce419" office:value-type="string">
            <text:p>Standardwerte verwenden</text:p>
          </table:table-cell>
          <table:table-cell table:style-name="ce432" office:value-type="string">
            <text:p>Utilizar el valor por defecto</text:p>
          </table:table-cell>
          <table:table-cell table:style-name="ce439" office:value-type="string">
            <text:p>Usar valor padrão</text:p>
          </table:table-cell>
          <table:table-cell table:style-name="ce245"/>
          <table:table-cell table:style-name="ce251" office:value-type="string">
            <text:p>Utilizza valore standard preimpostato</text:p>
          </table:table-cell>
          <table:table-cell table:style-name="ce256" office:value-type="string">
            <text:p>Utilizează valoarea implicită</text:p>
          </table:table-cell>
          <table:table-cell table:style-name="ce263" office:value-type="string">
            <text:p>Käytä oletusarvoa</text:p>
          </table:table-cell>
          <table:table-cell table:style-name="ce271" office:value-type="string">
            <text:p>Bruk standardverdier</text:p>
          </table:table-cell>
          <table:table-cell table:style-name="ce280" office:value-type="string">
            <text:p>使用默认值</text:p>
          </table:table-cell>
          <table:table-cell table:style-name="ce287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512" office:value-type="string">
            <text:p>Reikšmė pagal nutylėjimą</text:p>
          </table:table-cell>
          <table:table-cell table:style-name="ce315" office:value-type="string">
            <text:p>Använd grundvärde</text:p>
          </table:table-cell>
          <table:table-cell table:style-name="ce522" office:value-type="string">
            <text:p>Brug standardværdi</text:p>
          </table:table-cell>
          <table:table-cell table:style-name="ce335" office:value-type="string">
            <text:p>Použít předvolenou hodnotu</text:p>
          </table:table-cell>
          <table:table-cell table:style-name="ce189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Fading_chkEnable</text:p>
          </table:table-cell>
          <table:table-cell table:style-name="ce377"/>
          <table:table-cell table:style-name="ce157" office:value-type="string">
            <text:p>Enable persistence</text:p>
          </table:table-cell>
          <table:table-cell table:style-name="ce168" office:value-type="string">
            <text:p>Activer la persistance</text:p>
          </table:table-cell>
          <table:table-cell table:style-name="ce410" office:value-type="string">
            <text:p>Start Persistentie</text:p>
          </table:table-cell>
          <table:table-cell table:style-name="ce419" office:value-type="string">
            <text:p>Nachleuchten aktivieren</text:p>
          </table:table-cell>
          <table:table-cell table:style-name="ce432" office:value-type="string">
            <text:p>Activar persistencia</text:p>
          </table:table-cell>
          <table:table-cell table:style-name="ce439" office:value-type="string">
            <text:p>Habilitar persistência</text:p>
          </table:table-cell>
          <table:table-cell table:style-name="ce245"/>
          <table:table-cell table:style-name="ce251" office:value-type="string">
            <text:p>Attiva la persistenza</text:p>
          </table:table-cell>
          <table:table-cell table:style-name="ce256" office:value-type="string">
            <text:p>Activează persistenţa</text:p>
          </table:table-cell>
          <table:table-cell table:style-name="ce263" office:value-type="string">
            <text:p>Mahdollista pysyvyys</text:p>
          </table:table-cell>
          <table:table-cell table:style-name="ce271" office:value-type="string">
            <text:p>Start vedlikehold</text:p>
          </table:table-cell>
          <table:table-cell table:style-name="ce280" office:value-type="string">
            <text:p>启用持久度</text:p>
          </table:table-cell>
          <table:table-cell table:style-name="ce287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512" office:value-type="string">
            <text:p>Naudoti išlaikymą</text:p>
          </table:table-cell>
          <table:table-cell table:style-name="ce315" office:value-type="string">
            <text:p>Aktivera synlighet</text:p>
          </table:table-cell>
          <table:table-cell table:style-name="ce522" office:value-type="string">
            <text:p>Aktiver vedholdenhed</text:p>
          </table:table-cell>
          <table:table-cell table:style-name="ce335" office:value-type="string">
            <text:p>Umožnit prodlevu zobrazení</text:p>
          </table:table-cell>
          <table:table-cell table:style-name="ce189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Fading_lblValue</text:p>
          </table:table-cell>
          <table:table-cell table:style-name="ce377"/>
          <table:table-cell table:style-name="ce157" office:value-type="string">
            <text:p>{0} images.</text:p>
          </table:table-cell>
          <table:table-cell table:style-name="ce168" office:value-type="string">
            <text:p>{0} images.</text:p>
          </table:table-cell>
          <table:table-cell table:style-name="ce410" office:value-type="string">
            <text:p>{0} beelden.</text:p>
          </table:table-cell>
          <table:table-cell table:style-name="ce419" office:value-type="string">
            <text:p>{0} Bilder.</text:p>
          </table:table-cell>
          <table:table-cell table:style-name="ce432" office:value-type="string">
            <text:p>{0} imágenes</text:p>
          </table:table-cell>
          <table:table-cell table:style-name="ce439" office:value-type="string">
            <text:p>{0} imagens.</text:p>
          </table:table-cell>
          <table:table-cell table:style-name="ce245"/>
          <table:table-cell table:style-name="ce466" office:value-type="string">
            <text:p>{0} immagini.</text:p>
          </table:table-cell>
          <table:table-cell table:style-name="ce256" office:value-type="string">
            <text:p>{0} cadre.</text:p>
          </table:table-cell>
          <table:table-cell table:style-name="ce263" office:value-type="string">
            <text:p><text:s/>{0} kuvaa</text:p>
          </table:table-cell>
          <table:table-cell table:style-name="ce271" office:value-type="string">
            <text:p>{0} bilder.</text:p>
          </table:table-cell>
          <table:table-cell table:style-name="ce280" office:value-type="string">
            <text:p>{0} 图像.</text:p>
          </table:table-cell>
          <table:table-cell table:style-name="ce287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512" office:value-type="string">
            <text:p>{0} paveikslėlių.</text:p>
          </table:table-cell>
          <table:table-cell table:style-name="ce315" office:value-type="string">
            <text:p>{0} bilder.</text:p>
          </table:table-cell>
          <table:table-cell table:style-name="ce522" office:value-type="string">
            <text:p>{0} billeder.</text:p>
          </table:table-cell>
          <table:table-cell table:style-name="ce335" office:value-type="string">
            <text:p>{0} obrazů.</text:p>
          </table:table-cell>
          <table:table-cell table:style-name="ce189" office:value-type="string">
            <text:p>{0} <text:span text:style-name="T4">이미지</text:span><text:span text:style-name="T5">.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dlgConfigureFading_Title</text:p>
          </table:table-cell>
          <table:table-cell table:style-name="ce377"/>
          <table:table-cell table:style-name="ce157" office:value-type="string">
            <text:p>Configure Persistence</text:p>
          </table:table-cell>
          <table:table-cell table:style-name="ce168" office:value-type="string">
            <text:p>Configurer la Persistance</text:p>
          </table:table-cell>
          <table:table-cell table:style-name="ce410" office:value-type="string">
            <text:p>Configureer Persistentie</text:p>
          </table:table-cell>
          <table:table-cell table:style-name="ce419" office:value-type="string">
            <text:p>Nachleuchten konfigurieren</text:p>
          </table:table-cell>
          <table:table-cell table:style-name="ce432" office:value-type="string">
            <text:p>Configurar Persistencia</text:p>
          </table:table-cell>
          <table:table-cell table:style-name="ce439" office:value-type="string">
            <text:p>Configurar Persistência</text:p>
          </table:table-cell>
          <table:table-cell table:style-name="ce245"/>
          <table:table-cell table:style-name="ce251" office:value-type="string">
            <text:p>Configura la persistenza</text:p>
          </table:table-cell>
          <table:table-cell table:style-name="ce256" office:value-type="string">
            <text:p>Configurează Persistenţa</text:p>
          </table:table-cell>
          <table:table-cell table:style-name="ce263" office:value-type="string">
            <text:p>Konfiguroi pysyvyys</text:p>
          </table:table-cell>
          <table:table-cell table:style-name="ce271" office:value-type="string">
            <text:p>Konfigurer vedlikehold</text:p>
          </table:table-cell>
          <table:table-cell table:style-name="ce280" office:value-type="string">
            <text:p>配置持久度</text:p>
          </table:table-cell>
          <table:table-cell table:style-name="ce287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512" office:value-type="string">
            <text:p>Išlaikymo nustatymai</text:p>
          </table:table-cell>
          <table:table-cell table:style-name="ce315" office:value-type="string">
            <text:p>Konfigurera synlighet</text:p>
          </table:table-cell>
          <table:table-cell table:style-name="ce526" office:value-type="string">
            <text:p>Konfigurer vedholdenhed</text:p>
          </table:table-cell>
          <table:table-cell table:style-name="ce335" office:value-type="string">
            <text:p>Konfigurovat prodlevu zobrazení</text:p>
          </table:table-cell>
          <table:table-cell table:style-name="ce189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Grids_Divisions</text:p>
          </table:table-cell>
          <table:table-cell table:style-name="ce377"/>
          <table:table-cell table:style-name="ce394" office:value-type="string">
            <text:p>Number of Divisions :</text:p>
          </table:table-cell>
          <table:table-cell table:style-name="ce168" office:value-type="string">
            <text:p>Nombre de Divisions :</text:p>
          </table:table-cell>
          <table:table-cell table:style-name="ce410" office:value-type="string">
            <text:p>Aantal delen:</text:p>
          </table:table-cell>
          <table:table-cell table:style-name="ce418" office:value-type="string">
            <text:p>Anzahl der Kategorien:</text:p>
          </table:table-cell>
          <table:table-cell table:style-name="ce432" office:value-type="string">
            <text:p>Numero de Divisiones :</text:p>
          </table:table-cell>
          <table:table-cell table:style-name="ce439" office:value-type="string">
            <text:p>Número de Divisões:</text:p>
          </table:table-cell>
          <table:table-cell table:style-name="ce245"/>
          <table:table-cell table:style-name="ce251" office:value-type="string">
            <text:p>Numero di suddivisioni :</text:p>
          </table:table-cell>
          <table:table-cell table:style-name="ce473" office:value-type="string">
            <text:p>Numărul de diviziuni :</text:p>
          </table:table-cell>
          <table:table-cell table:style-name="ce480" office:value-type="string">
            <text:p>Jakojen lukumäärä:</text:p>
          </table:table-cell>
          <table:table-cell table:style-name="ce271" office:value-type="string">
            <text:p>Antall kategorier:</text:p>
          </table:table-cell>
          <table:table-cell table:style-name="ce280" office:value-type="string">
            <text:p>网格数量 :</text:p>
          </table:table-cell>
          <table:table-cell table:style-name="ce287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512" office:value-type="string">
            <text:p>Tinklelio tankis :</text:p>
          </table:table-cell>
          <table:table-cell table:style-name="ce314" office:value-type="string">
            <text:p>Antal indelningar :</text:p>
          </table:table-cell>
          <table:table-cell table:style-name="ce522" office:value-type="string">
            <text:p>Antal inddelinger:</text:p>
          </table:table-cell>
          <table:table-cell table:style-name="ce335" office:value-type="string">
            <text:p>Počet dělení:</text:p>
          </table:table-cell>
          <table:table-cell table:style-name="ce189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Grids_Title</text:p>
          </table:table-cell>
          <table:table-cell table:style-name="ce377"/>
          <table:table-cell table:style-name="ce394" office:value-type="string">
            <text:p>Configure Grid</text:p>
          </table:table-cell>
          <table:table-cell table:style-name="ce168" office:value-type="string">
            <text:p>Configurer la Grille</text:p>
          </table:table-cell>
          <table:table-cell table:style-name="ce410" office:value-type="string">
            <text:p>Configureer grid</text:p>
          </table:table-cell>
          <table:table-cell table:style-name="ce418" office:value-type="string">
            <text:p>Gitter einrichten</text:p>
          </table:table-cell>
          <table:table-cell table:style-name="ce432" office:value-type="string">
            <text:p>Configurar la cuadricula</text:p>
          </table:table-cell>
          <table:table-cell table:style-name="ce439" office:value-type="string">
            <text:p>Configurar Grade</text:p>
          </table:table-cell>
          <table:table-cell table:style-name="ce245"/>
          <table:table-cell table:style-name="ce251" office:value-type="string">
            <text:p>Configura Griglia</text:p>
          </table:table-cell>
          <table:table-cell table:style-name="ce473" office:value-type="string">
            <text:p>Configurează grila</text:p>
          </table:table-cell>
          <table:table-cell table:style-name="ce480" office:value-type="string">
            <text:p>Konfiguroi ruudukkoa</text:p>
          </table:table-cell>
          <table:table-cell table:style-name="ce271" office:value-type="string">
            <text:p>Konfigurer rutenett</text:p>
          </table:table-cell>
          <table:table-cell table:style-name="ce280" office:value-type="string">
            <text:p>配置网格</text:p>
          </table:table-cell>
          <table:table-cell table:style-name="ce287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512" office:value-type="string">
            <text:p>Tinklelio nustatymai</text:p>
          </table:table-cell>
          <table:table-cell table:style-name="ce315" office:value-type="string">
            <text:p>Inställningar rutverk</text:p>
          </table:table-cell>
          <table:table-cell table:style-name="ce522" office:value-type="string">
            <text:p>Konfigurer gitter</text:p>
          </table:table-cell>
          <table:table-cell table:style-name="ce335" office:value-type="string">
            <text:p>Konfigurovat mřížku</text:p>
          </table:table-cell>
          <table:table-cell table:style-name="ce189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Opacity_Title</text:p>
          </table:table-cell>
          <table:table-cell table:style-name="ce377"/>
          <table:table-cell table:style-name="ce394" office:value-type="string">
            <text:p>Configure Opacity</text:p>
          </table:table-cell>
          <table:table-cell table:style-name="ce168" office:value-type="string">
            <text:p>Configurer l'opacité</text:p>
          </table:table-cell>
          <table:table-cell table:style-name="ce411" office:value-type="string">
            <text:p>Configureer doorzichtigheid</text:p>
          </table:table-cell>
          <table:table-cell table:style-name="ce420" office:value-type="string">
            <text:p>Deckkraft</text:p>
          </table:table-cell>
          <table:table-cell table:style-name="ce433" office:value-type="string">
            <text:p>Configurar la opacidad</text:p>
          </table:table-cell>
          <table:table-cell table:style-name="ce440" office:value-type="string">
            <text:p>Configurar opacidade</text:p>
          </table:table-cell>
          <table:table-cell table:style-name="ce242"/>
          <table:table-cell table:style-name="ce251" office:value-type="string">
            <text:p>Configura l'opacita'</text:p>
          </table:table-cell>
          <table:table-cell table:style-name="ce473" office:value-type="string">
            <text:p>Configurează opacitatea</text:p>
          </table:table-cell>
          <table:table-cell table:style-name="ce480" office:value-type="string">
            <text:p>Säädä läpinäkyvyys</text:p>
          </table:table-cell>
          <table:table-cell table:style-name="ce271"/>
          <table:table-cell table:style-name="ce280"/>
          <table:table-cell table:style-name="ce288" office:value-type="string">
            <text:p>Opaklığı Ayarla</text:p>
          </table:table-cell>
          <table:table-cell table:style-name="ce503" office:value-type="string">
            <text:p>Διευθέτηση Αδιαφάνειας</text:p>
          </table:table-cell>
          <table:table-cell table:style-name="ce513" office:value-type="string">
            <text:p>Keisti permatomumą</text:p>
          </table:table-cell>
          <table:table-cell table:style-name="ce315" office:value-type="string">
            <text:p>Inställningar transparens</text:p>
          </table:table-cell>
          <table:table-cell table:style-name="ce522" office:value-type="string">
            <text:p>Konfigurer ugennemsigtighed</text:p>
          </table:table-cell>
          <table:table-cell table:style-name="ce335" office:value-type="string">
            <text:p>Konfigurovat opacitu</text:p>
          </table:table-cell>
          <table:table-cell table:style-name="ce189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32" table:number-columns-repeated="1002"/>
          <table:table-cell table:style-name="ce341"/>
        </table:table-row>
        <table:table-row table:style-name="ro23">
          <table:table-cell table:style-name="ce376" office:value-type="string">
            <text:p>dlgConfigureOpacity_lblValue</text:p>
          </table:table-cell>
          <table:table-cell table:style-name="ce377"/>
          <table:table-cell table:style-name="ce394" office:value-type="string">
            <text:p>Opacity: {0:0}%</text:p>
          </table:table-cell>
          <table:table-cell table:style-name="ce168" office:value-type="string">
            <text:p>Opacité : {0:0}%</text:p>
          </table:table-cell>
          <table:table-cell table:style-name="ce411" office:value-type="string">
            <text:p>Doorzichtigheid: {0:0}%</text:p>
          </table:table-cell>
          <table:table-cell table:style-name="ce420" office:value-type="string">
            <text:p>Deckkraft: {0:0}%</text:p>
          </table:table-cell>
          <table:table-cell table:style-name="ce433" office:value-type="string">
            <text:p>Opacidad : {0:0}%</text:p>
          </table:table-cell>
          <table:table-cell table:style-name="ce440" office:value-type="string">
            <text:p>Opacidade: {0:0}%</text:p>
          </table:table-cell>
          <table:table-cell table:style-name="ce242"/>
          <table:table-cell table:style-name="ce395" office:value-type="string">
            <text:p>Opacita': {0:0}%</text:p>
          </table:table-cell>
          <table:table-cell table:style-name="ce473" office:value-type="string">
            <text:p>Opacitate : {0:0}%</text:p>
          </table:table-cell>
          <table:table-cell table:style-name="ce480" office:value-type="string">
            <text:p>Läpinäkyvyys : {0:0}%</text:p>
          </table:table-cell>
          <table:table-cell table:style-name="ce271"/>
          <table:table-cell table:style-name="ce280"/>
          <table:table-cell table:style-name="ce288" office:value-type="string">
            <text:p>Opaklık: {0:0}%</text:p>
          </table:table-cell>
          <table:table-cell table:style-name="ce505" office:value-type="string">
            <text:p>Αδιαφάνεια: {0:0}%</text:p>
          </table:table-cell>
          <table:table-cell table:style-name="ce307" office:value-type="string">
            <text:p>Permatomumas: {0:0}%</text:p>
          </table:table-cell>
          <table:table-cell table:style-name="ce315" office:value-type="string">
            <text:p>Transparens: {0:0}%</text:p>
          </table:table-cell>
          <table:table-cell table:style-name="ce522" office:value-type="string">
            <text:p>Ugennemsigtighed: {0:0}%</text:p>
          </table:table-cell>
          <table:table-cell table:style-name="ce335" office:value-type="string">
            <text:p>Opacita: {0:0}%</text:p>
          </table:table-cell>
          <table:table-cell table:style-name="ce189" office:value-type="string">
            <text:p/>
            <text:p><text:span text:style-name="T4">투명도</text:span><text:span text:style-name="T5">: <text:s/>{0:0}%</text:span></text:p>
          </table:table-cell>
          <table:table-cell table:style-name="ce532" table:number-columns-repeated="1002"/>
          <table:table-cell table:style-name="ce341"/>
        </table:table-row>
        <table:table-row table:style-name="ro19">
          <table:table-cell table:style-name="ce377" office:value-type="string">
            <text:p>dlgConfigureSpeed_lblFPSCaptureTime</text:p>
          </table:table-cell>
          <table:table-cell table:style-name="ce377"/>
          <table:table-cell table:style-name="ce395" office:value-type="string">
            <text:p>Number of frames per second at capture time :\n(ex: 300)</text:p>
          </table:table-cell>
          <table:table-cell table:style-name="ce168" office:value-type="string">
            <text:p>Nombre d'images par seconde lors de la capture :\n(par ex:300)</text:p>
          </table:table-cell>
          <table:table-cell table:style-name="ce410" office:value-type="string">
            <text:p>Aantal beelden per seconde bij opname :\n(ex: 300)</text:p>
          </table:table-cell>
          <table:table-cell table:style-name="ce419" office:value-type="string">
            <text:p>Anzahl der Frames pro Sekunde bei Aufnahme :\n(ex: 300)</text:p>
          </table:table-cell>
          <table:table-cell table:style-name="ce434" office:value-type="string">
            <text:p>Número de imagenes por segundo en tiempo de captura : \n(ex: 300)</text:p>
          </table:table-cell>
          <table:table-cell table:style-name="ce439" office:value-type="string">
            <text:p>Número de quadros por segundo no tempo de captura :\n(ex: 300)</text:p>
          </table:table-cell>
          <table:table-cell table:style-name="ce245"/>
          <table:table-cell table:style-name="ce251" office:value-type="string">
            <text:p>Numero di fotogrammi al secondo nella cattura :\n(ex: 300)</text:p>
          </table:table-cell>
          <table:table-cell table:style-name="ce474" office:value-type="string">
            <text:p>Numărul de cadre pe secundă în timpul capturii :\n(ex: 300)</text:p>
          </table:table-cell>
          <table:table-cell table:style-name="ce481" office:value-type="string">
            <text:p>Kuvia sekunnissa kuvaushetkellä :\n(esim: 300)</text:p>
          </table:table-cell>
          <table:table-cell table:style-name="ce271" office:value-type="string">
            <text:p>Antall bilder per sekund ved opptak :\n(ex: 300)</text:p>
          </table:table-cell>
          <table:table-cell table:style-name="ce280" office:value-type="string">
            <text:p>捕捉时间内每秒帧数 :\n(ex: 300)</text:p>
          </table:table-cell>
          <table:table-cell table:style-name="ce287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512" office:value-type="string">
            <text:p>Kadrų skaičius per sekundę užfiksuotame laike :\n (ex: 300)</text:p>
          </table:table-cell>
          <table:table-cell table:style-name="ce315" office:value-type="string">
            <text:p>Antal bilder per sekund vid inspelning :\n(ex: 300)</text:p>
          </table:table-cell>
          <table:table-cell table:style-name="ce522" office:value-type="string">
            <text:p>Antal billeder pr. sek. under optagelse:\n(f. eks.: 300)</text:p>
          </table:table-cell>
          <table:table-cell table:style-name="ce335" office:value-type="string">
            <text:p>Počet snímků za sekundu v čase záznamu :\n(ex: 300)</text:p>
          </table:table-cell>
          <table:table-cell table:style-name="ce189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32" table:number-columns-repeated="1002"/>
          <table:table-cell/>
        </table:table-row>
        <table:table-row table:style-name="ro19">
          <table:table-cell table:style-name="ce377" office:value-type="string">
            <text:p>dlgConfigureSpeed_lblFPSDisplayTime</text:p>
          </table:table-cell>
          <table:table-cell table:style-name="ce377"/>
          <table:table-cell table:style-name="ce395" office:value-type="string">
            <text:p>Number of frames per seconds at display time : {0:0.00} fps.</text:p>
          </table:table-cell>
          <table:table-cell table:style-name="ce168" office:value-type="string">
            <text:p>Nombre d'images par seconde à la lecture : {0:0.00} ips.</text:p>
          </table:table-cell>
          <table:table-cell table:style-name="ce410" office:value-type="string">
            <text:p>Aantal beelden per seconde bij afspelen <text:s/>: {0:0.00} fps.</text:p>
          </table:table-cell>
          <table:table-cell table:style-name="ce419" office:value-type="string">
            <text:p>Anzahl der Frames pro Sekunde bei Wiedergabe : {0:0.00} fps.</text:p>
          </table:table-cell>
          <table:table-cell table:style-name="ce434" office:value-type="string">
            <text:p>Número de imagenes por segundo en tiempo de reprodución : {0:0,00} ips.</text:p>
          </table:table-cell>
          <table:table-cell table:style-name="ce439" office:value-type="string">
            <text:p>Número de quadros por segundo no tempo de exibição: {0:0.00} fps.</text:p>
          </table:table-cell>
          <table:table-cell table:style-name="ce245"/>
          <table:table-cell table:style-name="ce251" office:value-type="string">
            <text:p>Numero di fotogrammi al secondo nella riproduzione : {0:0.00} fps.</text:p>
          </table:table-cell>
          <table:table-cell table:style-name="ce474" office:value-type="string">
            <text:p>Numărul de cadre pe secundă în timpul rulării : {0:0.00} fps.</text:p>
          </table:table-cell>
          <table:table-cell table:style-name="ce481" office:value-type="string">
            <text:p>Kuvia sekunnissa näyttöhetkellä : {0:0.00} fps.</text:p>
          </table:table-cell>
          <table:table-cell table:style-name="ce271" office:value-type="string">
            <text:p>Antall bilder per sekund ved visning: {0:0.00} bps</text:p>
          </table:table-cell>
          <table:table-cell table:style-name="ce280" office:value-type="string">
            <text:p>显示时间内每秒帧数 : {0:0.00} fps.</text:p>
          </table:table-cell>
          <table:table-cell table:style-name="ce287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512" office:value-type="string">
            <text:p>Kadrų skaičius per sekunde, rodomas laikas: {0:0.00} k/s</text:p>
          </table:table-cell>
          <table:table-cell table:style-name="ce315" office:value-type="string">
            <text:p>Antal bilder per sekund vid uppspelning : {0:0.00} bps.</text:p>
          </table:table-cell>
          <table:table-cell table:style-name="ce527"/>
          <table:table-cell table:style-name="ce335" office:value-type="string">
            <text:p>Počet snímků za sekundu v čase zobrazení: {0:0.00} fps.</text:p>
          </table:table-cell>
          <table:table-cell table:style-name="ce189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7" office:value-type="string">
            <text:p>dlgConfigureSpeed_lblSlowFactor</text:p>
          </table:table-cell>
          <table:table-cell table:style-name="ce377"/>
          <table:table-cell table:style-name="ce395" office:value-type="string">
            <text:p>Video is {0:0} times slower than original.</text:p>
          </table:table-cell>
          <table:table-cell table:style-name="ce168" office:value-type="string">
            <text:p>La vidéo est {0:0} fois plus lente que l'original</text:p>
          </table:table-cell>
          <table:table-cell table:style-name="ce410" office:value-type="string">
            <text:p>Video is {0:0} malen langzamer dan origineel.</text:p>
          </table:table-cell>
          <table:table-cell table:style-name="ce419" office:value-type="string">
            <text:p>Video ist {0:0} mal langsamer als das Original.</text:p>
          </table:table-cell>
          <table:table-cell table:style-name="ce434" office:value-type="string">
            <text:p>El vídeo es {0:0} veces más lento que el original.</text:p>
          </table:table-cell>
          <table:table-cell table:style-name="ce439" office:value-type="string">
            <text:p>O vídeo é {0:0} vezes menor que o original.</text:p>
          </table:table-cell>
          <table:table-cell table:style-name="ce245"/>
          <table:table-cell table:style-name="ce251" office:value-type="string">
            <text:p>Il Video e' {0:0} volte piu' lento dell'originale.</text:p>
          </table:table-cell>
          <table:table-cell table:style-name="ce474" office:value-type="string">
            <text:p>Fişierul video este de {0:0} ori mai lent decât originalul.</text:p>
          </table:table-cell>
          <table:table-cell table:style-name="ce481" office:value-type="string">
            <text:p>Video on {0:0} kertaa alkuperäistä hitaampi.</text:p>
          </table:table-cell>
          <table:table-cell table:style-name="ce271" office:value-type="string">
            <text:p>Video er {0:0} langsommere enn originalt</text:p>
          </table:table-cell>
          <table:table-cell table:style-name="ce280" office:value-type="string">
            <text:p>视频比原来慢 {0:0} 倍.</text:p>
          </table:table-cell>
          <table:table-cell table:style-name="ce287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512" office:value-type="string">
            <text:p>Rodomas video {0:0} kartus lėčiau nei originalas.</text:p>
          </table:table-cell>
          <table:table-cell table:style-name="ce315" office:value-type="string">
            <text:p>Videon är {0:0} gånger långsammare än original.</text:p>
          </table:table-cell>
          <table:table-cell table:style-name="ce522" office:value-type="string">
            <text:p>Video afspilles {0:0} gange langsommere end originalen.</text:p>
          </table:table-cell>
          <table:table-cell table:style-name="ce335" office:value-type="string">
            <text:p>Video je {0:0} krát pomalejší než originál.</text:p>
          </table:table-cell>
          <table:table-cell table:style-name="ce189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7" office:value-type="string">
            <text:p>dlgConfigureSpeed_Title</text:p>
          </table:table-cell>
          <table:table-cell table:style-name="ce377"/>
          <table:table-cell table:style-name="ce395" office:value-type="string">
            <text:p>Configure original speed</text:p>
          </table:table-cell>
          <table:table-cell table:style-name="ce168" office:value-type="string">
            <text:p>Configurer la vitesse d'origine</text:p>
          </table:table-cell>
          <table:table-cell table:style-name="ce410" office:value-type="string">
            <text:p>Configureer originele snelheid</text:p>
          </table:table-cell>
          <table:table-cell table:style-name="ce419" office:value-type="string">
            <text:p>Ausgangsgeschwindigkeit konfigurieren</text:p>
          </table:table-cell>
          <table:table-cell table:style-name="ce432" office:value-type="string">
            <text:p>Configurar la velocidad de origen</text:p>
          </table:table-cell>
          <table:table-cell table:style-name="ce439" office:value-type="string">
            <text:p>Configurar velocidade original</text:p>
          </table:table-cell>
          <table:table-cell table:style-name="ce245"/>
          <table:table-cell table:style-name="ce251" office:value-type="string">
            <text:p>Configura velocita' originale</text:p>
          </table:table-cell>
          <table:table-cell table:style-name="ce474" office:value-type="string">
            <text:p>Configurează viteza originală</text:p>
          </table:table-cell>
          <table:table-cell table:style-name="ce481" office:value-type="string">
            <text:p>Konfiguroi alkuperäistä nopeutta.</text:p>
          </table:table-cell>
          <table:table-cell table:style-name="ce271" office:value-type="string">
            <text:p>Konfigurer opptakshastighet</text:p>
          </table:table-cell>
          <table:table-cell table:style-name="ce280" office:value-type="string">
            <text:p>配置原始速度</text:p>
          </table:table-cell>
          <table:table-cell table:style-name="ce287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512" office:value-type="string">
            <text:p>Keisti greitį</text:p>
          </table:table-cell>
          <table:table-cell table:style-name="ce315" office:value-type="string">
            <text:p>Konfigurera original hastighet</text:p>
          </table:table-cell>
          <table:table-cell table:style-name="ce522" office:value-type="string">
            <text:p>Konfigurer original hastighed</text:p>
          </table:table-cell>
          <table:table-cell table:style-name="ce335" office:value-type="string">
            <text:p>Konfigurovat původní rychlost</text:p>
          </table:table-cell>
          <table:table-cell table:style-name="ce189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7" office:value-type="string">
            <text:p>dlgConfigureSpeed_ToolTip_Reset</text:p>
          </table:table-cell>
          <table:table-cell table:style-name="ce377"/>
          <table:table-cell table:style-name="ce395" office:value-type="string">
            <text:p>Reset</text:p>
          </table:table-cell>
          <table:table-cell table:style-name="ce168" office:value-type="string">
            <text:p>Remettre à zéro</text:p>
          </table:table-cell>
          <table:table-cell table:style-name="ce410" office:value-type="string">
            <text:p>Herstel</text:p>
          </table:table-cell>
          <table:table-cell table:style-name="ce419" office:value-type="string">
            <text:p>Zurücksetzen</text:p>
          </table:table-cell>
          <table:table-cell table:style-name="ce432" office:value-type="string">
            <text:p>Restaurar</text:p>
          </table:table-cell>
          <table:table-cell table:style-name="ce439" office:value-type="string">
            <text:p>Resetar</text:p>
          </table:table-cell>
          <table:table-cell table:style-name="ce245"/>
          <table:table-cell table:style-name="ce251" office:value-type="string">
            <text:p>Azzera</text:p>
          </table:table-cell>
          <table:table-cell table:style-name="ce474" office:value-type="string">
            <text:p>Reseteză</text:p>
          </table:table-cell>
          <table:table-cell table:style-name="ce481" office:value-type="string">
            <text:p>Palauta</text:p>
          </table:table-cell>
          <table:table-cell table:style-name="ce271" office:value-type="string">
            <text:p>Tilbakestill</text:p>
          </table:table-cell>
          <table:table-cell table:style-name="ce280" office:value-type="string">
            <text:p>重设</text:p>
          </table:table-cell>
          <table:table-cell table:style-name="ce287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512" office:value-type="string">
            <text:p>Atkurti</text:p>
          </table:table-cell>
          <table:table-cell table:style-name="ce315" office:value-type="string">
            <text:p>Återställning</text:p>
          </table:table-cell>
          <table:table-cell table:style-name="ce522" office:value-type="string">
            <text:p>Nulstil</text:p>
          </table:table-cell>
          <table:table-cell table:style-name="ce335" office:value-type="string">
            <text:p>Reset</text:p>
          </table:table-cell>
          <table:table-cell table:style-name="ce540" office:value-type="string">
            <text:p>초기화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dlgConfigureTrajectory_chkShowTarget</text:p>
          </table:table-cell>
          <table:table-cell table:style-name="ce377"/>
          <table:table-cell table:style-name="ce394" office:value-type="string">
            <text:p>Show the Target Marker</text:p>
          </table:table-cell>
          <table:table-cell table:style-name="ce168" office:value-type="string">
            <text:p>Montrer le Marqueur de Cible</text:p>
          </table:table-cell>
          <table:table-cell table:style-name="ce410" office:value-type="string">
            <text:p>Toon Doel Markeerder</text:p>
          </table:table-cell>
          <table:table-cell table:style-name="ce418" office:value-type="string">
            <text:p>Zielmarkierungswerzeug anzeigen</text:p>
          </table:table-cell>
          <table:table-cell table:style-name="ce432" office:value-type="string">
            <text:p>Mostrar el marcador de diana</text:p>
          </table:table-cell>
          <table:table-cell table:style-name="ce439" office:value-type="string">
            <text:p>Mostrar Marcador Alvo</text:p>
          </table:table-cell>
          <table:table-cell table:style-name="ce245"/>
          <table:table-cell table:style-name="ce251" office:value-type="string">
            <text:p>Mostra riquadro marcatore bersaglio</text:p>
          </table:table-cell>
          <table:table-cell table:style-name="ce473" office:value-type="string">
            <text:p>Arată markerul ţintă</text:p>
          </table:table-cell>
          <table:table-cell table:style-name="ce480" office:value-type="string">
            <text:p>Näytä kohdemerkki</text:p>
          </table:table-cell>
          <table:table-cell table:style-name="ce271" office:value-type="string">
            <text:p>Vis markør</text:p>
          </table:table-cell>
          <table:table-cell table:style-name="ce280" office:value-type="string">
            <text:p>显示目标标记</text:p>
          </table:table-cell>
          <table:table-cell table:style-name="ce287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512" office:value-type="string">
            <text:p>Rodyti žymę</text:p>
          </table:table-cell>
          <table:table-cell table:style-name="ce315" office:value-type="string">
            <text:p>Visa Kryssmarkören</text:p>
          </table:table-cell>
          <table:table-cell table:style-name="ce522" office:value-type="string">
            <text:p>Vis Målmarkør</text:p>
          </table:table-cell>
          <table:table-cell table:style-name="ce335" office:value-type="string">
            <text:p>Zobrazit cílovou značku</text:p>
          </table:table-cell>
          <table:table-cell table:style-name="ce189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Trajectory_chkShowTitles</text:p>
          </table:table-cell>
          <table:table-cell table:style-name="ce377"/>
          <table:table-cell table:style-name="ce394" office:value-type="string">
            <text:p>Show Key Images Titles</text:p>
          </table:table-cell>
          <table:table-cell table:style-name="ce168" office:value-type="string">
            <text:p>Montrer les Titres des Images Clés</text:p>
          </table:table-cell>
          <table:table-cell table:style-name="ce410" office:value-type="string">
            <text:p>Toon Kernbeeld Titel</text:p>
          </table:table-cell>
          <table:table-cell table:style-name="ce418" office:value-type="string">
            <text:p>Zeige Schlüsselbild Titel</text:p>
          </table:table-cell>
          <table:table-cell table:style-name="ce432" office:value-type="string">
            <text:p>Mostrar títulos de las imàgenes clave</text:p>
          </table:table-cell>
          <table:table-cell table:style-name="ce439" office:value-type="string">
            <text:p>Mostrar Título dos Quadros de Imagens</text:p>
          </table:table-cell>
          <table:table-cell table:style-name="ce245"/>
          <table:table-cell table:style-name="ce251" office:value-type="string">
            <text:p>Mostra Titoli delle Immagini Chiave</text:p>
          </table:table-cell>
          <table:table-cell table:style-name="ce473" office:value-type="string">
            <text:p>Arată numele cadrelor cheie </text:p>
          </table:table-cell>
          <table:table-cell table:style-name="ce480" office:value-type="string">
            <text:p>Näytä avainkuvien nimet</text:p>
          </table:table-cell>
          <table:table-cell table:style-name="ce271" office:value-type="string">
            <text:p>Vis nøkkelbilde titler</text:p>
          </table:table-cell>
          <table:table-cell table:style-name="ce280" office:value-type="string">
            <text:p>显示关键帧标题</text:p>
          </table:table-cell>
          <table:table-cell table:style-name="ce287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512" office:value-type="string">
            <text:p>Rodyti paveikslėlių žymių antraštes</text:p>
          </table:table-cell>
          <table:table-cell table:style-name="ce315" office:value-type="string">
            <text:p>Visa Nyckelbildernas titlar</text:p>
          </table:table-cell>
          <table:table-cell table:style-name="ce522" office:value-type="string">
            <text:p>Vis Nøglebilleders titler</text:p>
          </table:table-cell>
          <table:table-cell table:style-name="ce335" office:value-type="string">
            <text:p>Ukázat titulky klíčových pozic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chkShowTrajectory</text:p>
          </table:table-cell>
          <table:table-cell table:style-name="ce377"/>
          <table:table-cell table:style-name="ce351" office:value-type="string">
            <text:p>Show Path</text:p>
          </table:table-cell>
          <table:table-cell table:style-name="ce168" office:value-type="string">
            <text:p>Montrer la Trajectoire</text:p>
          </table:table-cell>
          <table:table-cell table:style-name="ce410" office:value-type="string">
            <text:p>Toon Trajectpad</text:p>
          </table:table-cell>
          <table:table-cell table:style-name="ce419" office:value-type="string">
            <text:p>Zeige Trajektorie</text:p>
          </table:table-cell>
          <table:table-cell table:style-name="ce432" office:value-type="string">
            <text:p>Mostrar la trayectoria</text:p>
          </table:table-cell>
          <table:table-cell table:style-name="ce439" office:value-type="string">
            <text:p>Mostrar Caminho</text:p>
          </table:table-cell>
          <table:table-cell table:style-name="ce245"/>
          <table:table-cell table:style-name="ce251" office:value-type="string">
            <text:p>Mostra la Traiettoria</text:p>
          </table:table-cell>
          <table:table-cell table:style-name="ce255" office:value-type="string">
            <text:p>Arată traiectoria </text:p>
          </table:table-cell>
          <table:table-cell table:style-name="ce262" office:value-type="string">
            <text:p>Näytä liikerata</text:p>
          </table:table-cell>
          <table:table-cell table:style-name="ce271" office:value-type="string">
            <text:p>Vis bane</text:p>
          </table:table-cell>
          <table:table-cell table:style-name="ce280" office:value-type="string">
            <text:p>显示路径</text:p>
          </table:table-cell>
          <table:table-cell table:style-name="ce287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512" office:value-type="string">
            <text:p>Rodyti kelią</text:p>
          </table:table-cell>
          <table:table-cell table:style-name="ce315" office:value-type="string">
            <text:p>Visa bana</text:p>
          </table:table-cell>
          <table:table-cell table:style-name="ce522" office:value-type="string">
            <text:p>Vis stien</text:p>
          </table:table-cell>
          <table:table-cell table:style-name="ce335" office:value-type="string">
            <text:p>Ukázat trasu</text:p>
          </table:table-cell>
          <table:table-cell table:style-name="ce189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LabelExtraData</text:p>
          </table:table-cell>
          <table:table-cell table:style-name="ce377"/>
          <table:table-cell table:style-name="ce351" office:value-type="string">
            <text:p>Measurement:</text:p>
          </table:table-cell>
          <table:table-cell table:style-name="ce168" office:value-type="string">
            <text:p>Mesure :</text:p>
          </table:table-cell>
          <table:table-cell table:style-name="ce410" office:value-type="string">
            <text:p>Meting:</text:p>
          </table:table-cell>
          <table:table-cell table:style-name="ce419" office:value-type="string">
            <text:p>Messung :</text:p>
          </table:table-cell>
          <table:table-cell table:style-name="ce432" office:value-type="string">
            <text:p>Medición :</text:p>
          </table:table-cell>
          <table:table-cell table:style-name="ce442" office:value-type="string">
            <text:p>Medida:</text:p>
          </table:table-cell>
          <table:table-cell table:style-name="ce245"/>
          <table:table-cell table:style-name="ce251" office:value-type="string">
            <text:p>Misurazione:</text:p>
          </table:table-cell>
          <table:table-cell table:style-name="ce255" office:value-type="string">
            <text:p>Măsurare:</text:p>
          </table:table-cell>
          <table:table-cell table:style-name="ce351" office:value-type="string">
            <text:p>Mitta:</text:p>
          </table:table-cell>
          <table:table-cell table:style-name="ce273" office:value-type="string">
            <text:p>Måling:</text:p>
          </table:table-cell>
          <table:table-cell table:style-name="ce280" office:value-type="string">
            <text:p>测量:</text:p>
          </table:table-cell>
          <table:table-cell table:style-name="ce498" office:value-type="string">
            <text:p>Ölçüm:</text:p>
          </table:table-cell>
          <table:table-cell table:style-name="ce300" office:value-type="string">
            <text:p>Μέτρηση:</text:p>
          </table:table-cell>
          <table:table-cell table:style-name="ce512" office:value-type="string">
            <text:p>Matas :</text:p>
          </table:table-cell>
          <table:table-cell table:style-name="ce315" office:value-type="string">
            <text:p>Mätning:</text:p>
          </table:table-cell>
          <table:table-cell table:style-name="ce522" office:value-type="string">
            <text:p>Måling:</text:p>
          </table:table-cell>
          <table:table-cell table:style-name="ce335" office:value-type="string">
            <text:p>Měření:</text:p>
          </table:table-cell>
          <table:table-cell table:style-name="ce189" office:value-type="string">
            <text:p><text:span text:style-name="T4">측정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ExtraData_None</text:p>
          </table:table-cell>
          <table:table-cell table:style-name="ce377"/>
          <table:table-cell table:style-name="ce351" office:value-type="string">
            <text:p>None</text:p>
          </table:table-cell>
          <table:table-cell table:style-name="ce168" office:value-type="string">
            <text:p>Aucune</text:p>
          </table:table-cell>
          <table:table-cell table:style-name="ce410" office:value-type="string">
            <text:p>Geen Meting</text:p>
          </table:table-cell>
          <table:table-cell table:style-name="ce419" office:value-type="string">
            <text:p>Keine Messung </text:p>
          </table:table-cell>
          <table:table-cell table:style-name="ce434" office:value-type="string">
            <text:p>Ninguna</text:p>
          </table:table-cell>
          <table:table-cell table:style-name="ce442" office:value-type="string">
            <text:p>Nenhum(a)</text:p>
          </table:table-cell>
          <table:table-cell table:style-name="ce245"/>
          <table:table-cell table:style-name="ce251" office:value-type="string">
            <text:p>Nessuna</text:p>
          </table:table-cell>
          <table:table-cell table:style-name="ce255" office:value-type="string">
            <text:p>Nedisponibilă</text:p>
          </table:table-cell>
          <table:table-cell table:style-name="ce351" office:value-type="string">
            <text:p>Puuttuu</text:p>
          </table:table-cell>
          <table:table-cell table:style-name="ce273" office:value-type="string">
            <text:p>Ingen måling</text:p>
          </table:table-cell>
          <table:table-cell table:style-name="ce280" office:value-type="string">
            <text:p>无</text:p>
          </table:table-cell>
          <table:table-cell table:style-name="ce498" office:value-type="string">
            <text:p>Hiçbiri</text:p>
          </table:table-cell>
          <table:table-cell table:style-name="ce300" office:value-type="string">
            <text:p>Καμμία</text:p>
          </table:table-cell>
          <table:table-cell table:style-name="ce512" office:value-type="string">
            <text:p>Nieko</text:p>
          </table:table-cell>
          <table:table-cell table:style-name="ce315" office:value-type="string">
            <text:p>Inget</text:p>
          </table:table-cell>
          <table:table-cell table:style-name="ce522" office:value-type="string">
            <text:p>Ingen</text:p>
          </table:table-cell>
          <table:table-cell table:style-name="ce335" office:value-type="string">
            <text:p>Žádný</text:p>
          </table:table-cell>
          <table:table-cell table:style-name="ce189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ExtraData_TotalDistance</text:p>
          </table:table-cell>
          <table:table-cell table:style-name="ce377"/>
          <table:table-cell table:style-name="ce351" office:value-type="string">
            <text:p>Distance</text:p>
          </table:table-cell>
          <table:table-cell table:style-name="ce168" office:value-type="string">
            <text:p>Distance</text:p>
          </table:table-cell>
          <table:table-cell table:style-name="ce410" office:value-type="string">
            <text:p>Afstand</text:p>
          </table:table-cell>
          <table:table-cell table:style-name="ce419" office:value-type="string">
            <text:p>Länge</text:p>
          </table:table-cell>
          <table:table-cell table:style-name="ce434" office:value-type="string">
            <text:p>Distancia</text:p>
          </table:table-cell>
          <table:table-cell table:style-name="ce442" office:value-type="string">
            <text:p>Distância</text:p>
          </table:table-cell>
          <table:table-cell table:style-name="ce245"/>
          <table:table-cell table:style-name="ce251" office:value-type="string">
            <text:p>Distanza</text:p>
          </table:table-cell>
          <table:table-cell table:style-name="ce255" office:value-type="string">
            <text:p>Distanţă</text:p>
          </table:table-cell>
          <table:table-cell table:style-name="ce351" office:value-type="string">
            <text:p>Matka</text:p>
          </table:table-cell>
          <table:table-cell table:style-name="ce273" office:value-type="string">
            <text:p>Distanse</text:p>
          </table:table-cell>
          <table:table-cell table:style-name="ce280" office:value-type="string">
            <text:p>距离</text:p>
          </table:table-cell>
          <table:table-cell table:style-name="ce498" office:value-type="string">
            <text:p>Mesafe</text:p>
          </table:table-cell>
          <table:table-cell table:style-name="ce300" office:value-type="string">
            <text:p>Απόσταση</text:p>
          </table:table-cell>
          <table:table-cell table:style-name="ce512" office:value-type="string">
            <text:p>Atstumas</text:p>
          </table:table-cell>
          <table:table-cell table:style-name="ce315" office:value-type="string">
            <text:p>Längd</text:p>
          </table:table-cell>
          <table:table-cell table:style-name="ce522" office:value-type="string">
            <text:p>Afstand</text:p>
          </table:table-cell>
          <table:table-cell table:style-name="ce335" office:value-type="string">
            <text:p>Vzdálenost</text:p>
          </table:table-cell>
          <table:table-cell table:style-name="ce540" office:value-type="string">
            <text:p>거리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ExtraData_Speed</text:p>
          </table:table-cell>
          <table:table-cell table:style-name="ce377"/>
          <table:table-cell table:style-name="ce351" office:value-type="string">
            <text:p>Speed</text:p>
          </table:table-cell>
          <table:table-cell table:style-name="ce168" office:value-type="string">
            <text:p>Vitesse</text:p>
          </table:table-cell>
          <table:table-cell table:style-name="ce410" office:value-type="string">
            <text:p>Snelheid</text:p>
          </table:table-cell>
          <table:table-cell table:style-name="ce419" office:value-type="string">
            <text:p>Geschwindigkeit</text:p>
          </table:table-cell>
          <table:table-cell table:style-name="ce434" office:value-type="string">
            <text:p>Velocidad</text:p>
          </table:table-cell>
          <table:table-cell table:style-name="ce442" office:value-type="string">
            <text:p>Velocidade</text:p>
          </table:table-cell>
          <table:table-cell table:style-name="ce245"/>
          <table:table-cell table:style-name="ce251" office:value-type="string">
            <text:p>Velocita'</text:p>
          </table:table-cell>
          <table:table-cell table:style-name="ce255" office:value-type="string">
            <text:p>Viteză </text:p>
          </table:table-cell>
          <table:table-cell table:style-name="ce351" office:value-type="string">
            <text:p>Nopeus</text:p>
          </table:table-cell>
          <table:table-cell table:style-name="ce273" office:value-type="string">
            <text:p>Fart</text:p>
          </table:table-cell>
          <table:table-cell table:style-name="ce280" office:value-type="string">
            <text:p>速度</text:p>
          </table:table-cell>
          <table:table-cell table:style-name="ce498" office:value-type="string">
            <text:p>Hız </text:p>
          </table:table-cell>
          <table:table-cell table:style-name="ce300" office:value-type="string">
            <text:p>Ταχύτητα</text:p>
          </table:table-cell>
          <table:table-cell table:style-name="ce512" office:value-type="string">
            <text:p>Greitis</text:p>
          </table:table-cell>
          <table:table-cell table:style-name="ce315" office:value-type="string">
            <text:p>Hastighet</text:p>
          </table:table-cell>
          <table:table-cell table:style-name="ce522" office:value-type="string">
            <text:p>Hastighed</text:p>
          </table:table-cell>
          <table:table-cell table:style-name="ce335" office:value-type="string">
            <text:p>Rychlost</text:p>
          </table:table-cell>
          <table:table-cell table:style-name="ce540" office:value-type="string">
            <text:p>속력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lblMode</text:p>
          </table:table-cell>
          <table:table-cell table:style-name="ce377"/>
          <table:table-cell table:style-name="ce157" office:value-type="string">
            <text:p>Mode :</text:p>
          </table:table-cell>
          <table:table-cell table:style-name="ce168" office:value-type="string">
            <text:p>Mode :</text:p>
          </table:table-cell>
          <table:table-cell table:style-name="ce410" office:value-type="string">
            <text:p>Mode:</text:p>
          </table:table-cell>
          <table:table-cell table:style-name="ce419" office:value-type="string">
            <text:p>Modus</text:p>
          </table:table-cell>
          <table:table-cell table:style-name="ce432" office:value-type="string">
            <text:p>Modo :</text:p>
          </table:table-cell>
          <table:table-cell table:style-name="ce439" office:value-type="string">
            <text:p>Modo:</text:p>
          </table:table-cell>
          <table:table-cell table:style-name="ce245"/>
          <table:table-cell table:style-name="ce251" office:value-type="string">
            <text:p>Modalita' :</text:p>
          </table:table-cell>
          <table:table-cell table:style-name="ce256" office:value-type="string">
            <text:p>Mod :</text:p>
          </table:table-cell>
          <table:table-cell table:style-name="ce263" office:value-type="string">
            <text:p>Tila:</text:p>
          </table:table-cell>
          <table:table-cell table:style-name="ce271" office:value-type="string">
            <text:p>Modus:</text:p>
          </table:table-cell>
          <table:table-cell table:style-name="ce280" office:value-type="string">
            <text:p>模式:</text:p>
          </table:table-cell>
          <table:table-cell table:style-name="ce287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512" office:value-type="string">
            <text:p>Būdas :</text:p>
          </table:table-cell>
          <table:table-cell table:style-name="ce315" office:value-type="string">
            <text:p>Läge :</text:p>
          </table:table-cell>
          <table:table-cell table:style-name="ce522" office:value-type="string">
            <text:p>Tilstand:</text:p>
          </table:table-cell>
          <table:table-cell table:style-name="ce335" office:value-type="string">
            <text:p>Mód</text:p>
          </table:table-cell>
          <table:table-cell table:style-name="ce189" office:value-type="string">
            <text:p><text:span text:style-name="T4">모드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ConfigureTrajectory_ModeTrajectory</text:p>
          </table:table-cell>
          <table:table-cell table:style-name="ce377"/>
          <table:table-cell table:style-name="ce351" office:value-type="string">
            <text:p>Path</text:p>
          </table:table-cell>
          <table:table-cell table:style-name="ce168" office:value-type="string">
            <text:p>Trajectoire</text:p>
          </table:table-cell>
          <table:table-cell table:style-name="ce410" office:value-type="string">
            <text:p>Trajectpad</text:p>
          </table:table-cell>
          <table:table-cell table:style-name="ce419" office:value-type="string">
            <text:p>Trajektorie</text:p>
          </table:table-cell>
          <table:table-cell table:style-name="ce432" office:value-type="string">
            <text:p>Trayectoria</text:p>
          </table:table-cell>
          <table:table-cell table:style-name="ce439" office:value-type="string">
            <text:p>Caminho</text:p>
          </table:table-cell>
          <table:table-cell table:style-name="ce245"/>
          <table:table-cell table:style-name="ce251" office:value-type="string">
            <text:p>Traiettoria</text:p>
          </table:table-cell>
          <table:table-cell table:style-name="ce256" office:value-type="string">
            <text:p>Traiectorie</text:p>
          </table:table-cell>
          <table:table-cell table:style-name="ce262" office:value-type="string">
            <text:p>Liikerata</text:p>
          </table:table-cell>
          <table:table-cell table:style-name="ce271" office:value-type="string">
            <text:p>Bane</text:p>
          </table:table-cell>
          <table:table-cell table:style-name="ce280" office:value-type="string">
            <text:p>路径</text:p>
          </table:table-cell>
          <table:table-cell table:style-name="ce287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512" office:value-type="string">
            <text:p>Kelias</text:p>
          </table:table-cell>
          <table:table-cell table:style-name="ce315" office:value-type="string">
            <text:p>Bana</text:p>
          </table:table-cell>
          <table:table-cell table:style-name="ce522" office:value-type="string">
            <text:p>Bevægelseskurve</text:p>
          </table:table-cell>
          <table:table-cell table:style-name="ce335" office:value-type="string">
            <text:p>Cesta</text:p>
          </table:table-cell>
          <table:table-cell table:style-name="ce540" office:value-type="string">
            <text:p>경로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Trajectory_Style</text:p>
          </table:table-cell>
          <table:table-cell table:style-name="ce377"/>
          <table:table-cell table:style-name="ce394" office:value-type="string">
            <text:p>Style :</text:p>
          </table:table-cell>
          <table:table-cell table:style-name="ce168" office:value-type="string">
            <text:p>Style :</text:p>
          </table:table-cell>
          <table:table-cell table:style-name="ce410" office:value-type="string">
            <text:p>Stijl:</text:p>
          </table:table-cell>
          <table:table-cell table:style-name="ce418" office:value-type="string">
            <text:p>Stil:</text:p>
          </table:table-cell>
          <table:table-cell table:style-name="ce432" office:value-type="string">
            <text:p>Stilo :</text:p>
          </table:table-cell>
          <table:table-cell table:style-name="ce439" office:value-type="string">
            <text:p>Estilo:</text:p>
          </table:table-cell>
          <table:table-cell table:style-name="ce245"/>
          <table:table-cell table:style-name="ce251" office:value-type="string">
            <text:p>Stile :</text:p>
          </table:table-cell>
          <table:table-cell table:style-name="ce473" office:value-type="string">
            <text:p>Stil :</text:p>
          </table:table-cell>
          <table:table-cell table:style-name="ce480" office:value-type="string">
            <text:p>Tyyli:</text:p>
          </table:table-cell>
          <table:table-cell table:style-name="ce271" office:value-type="string">
            <text:p>Stil: </text:p>
          </table:table-cell>
          <table:table-cell table:style-name="ce280" office:value-type="string">
            <text:p>风格:</text:p>
          </table:table-cell>
          <table:table-cell table:style-name="ce287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512" office:value-type="string">
            <text:p>Stilius :</text:p>
          </table:table-cell>
          <table:table-cell table:style-name="ce315" office:value-type="string">
            <text:p>Stil :</text:p>
          </table:table-cell>
          <table:table-cell table:style-name="ce522" office:value-type="string">
            <text:p>Udseende</text:p>
          </table:table-cell>
          <table:table-cell table:style-name="ce335" office:value-type="string">
            <text:p>Styl:</text:p>
          </table:table-cell>
          <table:table-cell table:style-name="ce189" office:value-type="string">
            <text:p><text:span text:style-name="T4">스타일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Trajectory_Title</text:p>
          </table:table-cell>
          <table:table-cell table:style-name="ce377"/>
          <table:table-cell table:style-name="ce351" office:value-type="string">
            <text:p>Configure Path</text:p>
          </table:table-cell>
          <table:table-cell table:style-name="ce168" office:value-type="string">
            <text:p>Configurer l'Affichage de la Trajectoire</text:p>
          </table:table-cell>
          <table:table-cell table:style-name="ce410" office:value-type="string">
            <text:p>Configureer Trajectpad</text:p>
          </table:table-cell>
          <table:table-cell table:style-name="ce419" office:value-type="string">
            <text:p>Trajektorie konfigurieren</text:p>
          </table:table-cell>
          <table:table-cell table:style-name="ce432" office:value-type="string">
            <text:p>Configurar la Trayectoria</text:p>
          </table:table-cell>
          <table:table-cell table:style-name="ce441" office:value-type="string">
            <text:p>Configurar Trajetória</text:p>
          </table:table-cell>
          <table:table-cell table:style-name="ce245"/>
          <table:table-cell table:style-name="ce251" office:value-type="string">
            <text:p>Configura la Traiettoria</text:p>
          </table:table-cell>
          <table:table-cell table:style-name="ce473" office:value-type="string">
            <text:p>Configurează afişarea traiectoriei</text:p>
          </table:table-cell>
          <table:table-cell table:style-name="ce262" office:value-type="string">
            <text:p>Konfiguroi liikerata</text:p>
          </table:table-cell>
          <table:table-cell table:style-name="ce271" office:value-type="string">
            <text:p>Konfigurer bane</text:p>
          </table:table-cell>
          <table:table-cell table:style-name="ce280" office:value-type="string">
            <text:p>配置路径</text:p>
          </table:table-cell>
          <table:table-cell table:style-name="ce287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512" office:value-type="string">
            <text:p>Redaguoti kelią</text:p>
          </table:table-cell>
          <table:table-cell table:style-name="ce315" office:value-type="string">
            <text:p>Konfigurera banan</text:p>
          </table:table-cell>
          <table:table-cell table:style-name="ce522" office:value-type="string">
            <text:p>Konfigurer bevægelseskurve</text:p>
          </table:table-cell>
          <table:table-cell table:style-name="ce335" office:value-type="string">
            <text:p>Konfigurovat cestu</text:p>
          </table:table-cell>
          <table:table-cell table:style-name="ce189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Trajectory_RadioComplete</text:p>
          </table:table-cell>
          <table:table-cell table:style-name="ce377"/>
          <table:table-cell table:style-name="ce351" office:value-type="string">
            <text:p>Complete Path</text:p>
          </table:table-cell>
          <table:table-cell table:style-name="ce168" office:value-type="string">
            <text:p>Trajectoire complète</text:p>
          </table:table-cell>
          <table:table-cell table:style-name="ce410" office:value-type="string">
            <text:p>Compleet Trajectpad</text:p>
          </table:table-cell>
          <table:table-cell table:style-name="ce418" office:value-type="string">
            <text:p>Komplette Spur</text:p>
          </table:table-cell>
          <table:table-cell table:style-name="ce432" office:value-type="string">
            <text:p>Trayectoria completa</text:p>
          </table:table-cell>
          <table:table-cell table:style-name="ce441" office:value-type="string">
            <text:p>Trajetória Completa</text:p>
          </table:table-cell>
          <table:table-cell table:style-name="ce245"/>
          <table:table-cell table:style-name="ce251" office:value-type="string">
            <text:p>Traiettoria completa</text:p>
          </table:table-cell>
          <table:table-cell table:style-name="ce473" office:value-type="string">
            <text:p>Traiectorie completa</text:p>
          </table:table-cell>
          <table:table-cell table:style-name="ce262" office:value-type="string">
            <text:p>Koko liikerata</text:p>
          </table:table-cell>
          <table:table-cell table:style-name="ce271" office:value-type="string">
            <text:p>Fullstendig bane</text:p>
          </table:table-cell>
          <table:table-cell table:style-name="ce280" office:value-type="string">
            <text:p>完整路径</text:p>
          </table:table-cell>
          <table:table-cell table:style-name="ce287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512" office:value-type="string">
            <text:p>Rodyti visą kelią</text:p>
          </table:table-cell>
          <table:table-cell table:style-name="ce315" office:value-type="string">
            <text:p>Hela banan</text:p>
          </table:table-cell>
          <table:table-cell table:style-name="ce522" office:value-type="string">
            <text:p>Færdiggør bevægelseskurve</text:p>
          </table:table-cell>
          <table:table-cell table:style-name="ce335" office:value-type="string">
            <text:p>Ukončit cestu</text:p>
          </table:table-cell>
          <table:table-cell table:style-name="ce189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dlgConfigureTrajectory_RadioFocus</text:p>
          </table:table-cell>
          <table:table-cell table:style-name="ce377"/>
          <table:table-cell table:style-name="ce351" office:value-type="string">
            <text:p>Path section around current image</text:p>
          </table:table-cell>
          <table:table-cell table:style-name="ce168" office:value-type="string">
            <text:p>Section de trajectoire autour de l'image en cours</text:p>
          </table:table-cell>
          <table:table-cell table:style-name="ce410" office:value-type="string">
            <text:p>Trajectpad sectie rond huidig beeld</text:p>
          </table:table-cell>
          <table:table-cell table:style-name="ce418" office:value-type="string">
            <text:p>Teilspur um das aktuelle Bild</text:p>
          </table:table-cell>
          <table:table-cell table:style-name="ce432" office:value-type="string">
            <text:p>Selección de trayectoria alrededor de la imagen en curso</text:p>
          </table:table-cell>
          <table:table-cell table:style-name="ce441" office:value-type="string">
            <text:p>Seleção da trajetória ao redor da imagem atual</text:p>
          </table:table-cell>
          <table:table-cell table:style-name="ce245"/>
          <table:table-cell table:style-name="ce251" office:value-type="string">
            <text:p>Segmento di traiettoria intorno all'immagine attuale</text:p>
          </table:table-cell>
          <table:table-cell table:style-name="ce473" office:value-type="string">
            <text:p>Sectiune de traiectorie in jurul cadrului curent</text:p>
          </table:table-cell>
          <table:table-cell table:style-name="ce262" office:value-type="string">
            <text:p>Nykyisen kuvan ympärillä oleva liikeradan osuus</text:p>
          </table:table-cell>
          <table:table-cell table:style-name="ce271" office:value-type="string">
            <text:p>Deler av bane rundt aktuelt bilde</text:p>
          </table:table-cell>
          <table:table-cell table:style-name="ce280" office:value-type="string">
            <text:p>当前图像路径</text:p>
          </table:table-cell>
          <table:table-cell table:style-name="ce287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512" office:value-type="string">
            <text:p>Rodyti busimą kelią</text:p>
          </table:table-cell>
          <table:table-cell table:style-name="ce315" office:value-type="string">
            <text:p>Bansnittet kring nuvarande bild</text:p>
          </table:table-cell>
          <table:table-cell table:style-name="ce522" office:value-type="string">
            <text:p>Bevægelseskurve omkring nuværende billede</text:p>
          </table:table-cell>
          <table:table-cell table:style-name="ce335" office:value-type="string">
            <text:p>Část trasy okolo stávajícího obrazu</text:p>
          </table:table-cell>
          <table:table-cell table:style-name="ce189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dlgConfigureTrajectory_RadioLabel</text:p>
          </table:table-cell>
          <table:table-cell table:style-name="ce377"/>
          <table:table-cell table:style-name="ce351" office:value-type="string">
            <text:p>Label following the Path</text:p>
          </table:table-cell>
          <table:table-cell table:style-name="ce168" office:value-type="string">
            <text:p>Label suivant la trajectoire</text:p>
          </table:table-cell>
          <table:table-cell table:style-name="ce410" office:value-type="string">
            <text:p>Label volgt het Trajectpad</text:p>
          </table:table-cell>
          <table:table-cell table:style-name="ce418" office:value-type="string">
            <text:p>Beschriftung folgt der Spur</text:p>
          </table:table-cell>
          <table:table-cell table:style-name="ce432" office:value-type="string">
            <text:p>Etiqueta según la trayectoria</text:p>
          </table:table-cell>
          <table:table-cell table:style-name="ce441" office:value-type="string">
            <text:p>Informação seguindo a Trajetória</text:p>
          </table:table-cell>
          <table:table-cell table:style-name="ce245"/>
          <table:table-cell table:style-name="ce251" office:value-type="string">
            <text:p>Etichetta che segue la traiettoria</text:p>
          </table:table-cell>
          <table:table-cell table:style-name="ce473" office:value-type="string">
            <text:p>Eticheta de-a lungul traiectoriei</text:p>
          </table:table-cell>
          <table:table-cell table:style-name="ce262" office:value-type="string">
            <text:p>Liikeradan otsikot</text:p>
          </table:table-cell>
          <table:table-cell table:style-name="ce271" office:value-type="string">
            <text:p>Beskrivelse følger banen</text:p>
          </table:table-cell>
          <table:table-cell table:style-name="ce280" office:value-type="string">
            <text:p>路径下标签</text:p>
          </table:table-cell>
          <table:table-cell table:style-name="ce287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512" office:value-type="string">
            <text:p>Atraštė sekanti kelią</text:p>
          </table:table-cell>
          <table:table-cell table:style-name="ce315" office:value-type="string">
            <text:p>Etikett följer banan</text:p>
          </table:table-cell>
          <table:table-cell table:style-name="ce526" office:value-type="string">
            <text:p>Ledetekst følger bevægelseskurve</text:p>
          </table:table-cell>
          <table:table-cell table:style-name="ce335" office:value-type="string">
            <text:p>Označit následující trasu</text:p>
          </table:table-cell>
          <table:table-cell table:style-name="ce189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8" office:value-type="string">
            <text:p>dlgConfigureTrajectory_SetOrigin</text:p>
          </table:table-cell>
          <table:table-cell table:style-name="ce388" office:value-type="string">
            <text:p>Will be removed</text:p>
          </table:table-cell>
          <table:table-cell table:style-name="ce396" office:value-type="string">
            <text:p>Coordinates system origin</text:p>
          </table:table-cell>
          <table:table-cell table:style-name="ce404" office:value-type="string">
            <text:p>Origine du repère de coordonnées</text:p>
          </table:table-cell>
          <table:table-cell table:style-name="ce412" office:value-type="string">
            <text:p>Originele systeem coördinaten</text:p>
          </table:table-cell>
          <table:table-cell table:style-name="ce422" office:value-type="string">
            <text:p>Koordinatenursprung setzen</text:p>
          </table:table-cell>
          <table:table-cell table:style-name="ce435" office:value-type="string">
            <text:p>Origen de coordenadas</text:p>
          </table:table-cell>
          <table:table-cell table:style-name="ce443" office:value-type="string">
            <text:p>Coordenadas do sitema de origem</text:p>
          </table:table-cell>
          <table:table-cell table:style-name="ce457"/>
          <table:table-cell table:style-name="ce467" office:value-type="string">
            <text:p>Coordinate di origine</text:p>
          </table:table-cell>
          <table:table-cell table:style-name="ce475" office:value-type="string">
            <text:p>Originea sistemului de coordonate</text:p>
          </table:table-cell>
          <table:table-cell table:style-name="ce482" office:value-type="string">
            <text:p>Koordinaatiojärjestelmän origo</text:p>
          </table:table-cell>
          <table:table-cell table:style-name="ce489" office:value-type="string">
            <text:p>Koordinater ved startsted</text:p>
          </table:table-cell>
          <table:table-cell table:style-name="ce495" office:value-type="string">
            <text:p>标记系统原点坐标</text:p>
          </table:table-cell>
          <table:table-cell table:style-name="ce499" office:value-type="string">
            <text:p>Sistem orijini koordinatları</text:p>
          </table:table-cell>
          <table:table-cell table:style-name="ce506" office:value-type="string">
            <text:p>Σημείο μηδέν, συστήματος συντεταγμένων</text:p>
          </table:table-cell>
          <table:table-cell table:style-name="ce515" office:value-type="string">
            <text:p>Originali koordinačių sistema</text:p>
          </table:table-cell>
          <table:table-cell table:style-name="ce519" office:value-type="string">
            <text:p>Koordinatsystemets ursprung</text:p>
          </table:table-cell>
          <table:table-cell table:style-name="ce528" office:value-type="string">
            <text:p>Sæt udgangspunkt for koordinatsystem</text:p>
          </table:table-cell>
          <table:table-cell table:style-name="ce535" office:value-type="string">
            <text:p>Počátek koordinačního systému</text:p>
          </table:table-cell>
          <table:table-cell table:style-name="ce54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51" table:number-columns-repeated="1002"/>
          <table:table-cell table:style-name="ce555"/>
        </table:table-row>
        <table:table-row table:style-name="ro12">
          <table:table-cell table:style-name="ce376" office:value-type="string">
            <text:p>dlgConfigureMosaic_cbRightToLeft</text:p>
          </table:table-cell>
          <table:table-cell table:style-name="ce377"/>
          <table:table-cell table:style-name="ce394" office:value-type="string">
            <text:p>Right-to-left motion</text:p>
          </table:table-cell>
          <table:table-cell table:style-name="ce168" office:value-type="string">
            <text:p>Mouvement de droite à gauche</text:p>
          </table:table-cell>
          <table:table-cell table:style-name="ce410" office:value-type="string">
            <text:p>Beweging rechts-naar-links</text:p>
          </table:table-cell>
          <table:table-cell table:style-name="ce418" office:value-type="string">
            <text:p>Bewegung rechts nach links</text:p>
          </table:table-cell>
          <table:table-cell table:style-name="ce432" office:value-type="string">
            <text:p>Movimiento de izquierda a derecha</text:p>
          </table:table-cell>
          <table:table-cell table:style-name="ce439" office:value-type="string">
            <text:p>Movimento da Direita para esquerda</text:p>
          </table:table-cell>
          <table:table-cell table:style-name="ce245"/>
          <table:table-cell table:style-name="ce251" office:value-type="string">
            <text:p>Movimento da destra verso sinistra</text:p>
          </table:table-cell>
          <table:table-cell table:style-name="ce473" office:value-type="string">
            <text:p>Miscare de la dreapta la stanga</text:p>
          </table:table-cell>
          <table:table-cell table:style-name="ce480" office:value-type="string">
            <text:p>Liike oikealta vasemmalle</text:p>
          </table:table-cell>
          <table:table-cell table:style-name="ce271" office:value-type="string">
            <text:p>Høyre-til-venstre bevegelse</text:p>
          </table:table-cell>
          <table:table-cell table:style-name="ce280" office:value-type="string">
            <text:p>从右到左的动作</text:p>
          </table:table-cell>
          <table:table-cell table:style-name="ce287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512" office:value-type="string">
            <text:p>Judesys iš dešinės į kairę</text:p>
          </table:table-cell>
          <table:table-cell table:style-name="ce315" office:value-type="string">
            <text:p>Rörelse höger till vänster</text:p>
          </table:table-cell>
          <table:table-cell table:style-name="ce522" office:value-type="string">
            <text:p>Venstre mod højre bevægelse</text:p>
          </table:table-cell>
          <table:table-cell table:style-name="ce335" office:value-type="string">
            <text:p>Pohyb zleva doprava</text:p>
          </table:table-cell>
          <table:table-cell table:style-name="ce189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dlgConfigureMeasure_lblRealSize</text:p>
          </table:table-cell>
          <table:table-cell table:style-name="ce377"/>
          <table:table-cell table:style-name="ce394" office:value-type="string">
            <text:p>Real size of the segment :</text:p>
          </table:table-cell>
          <table:table-cell table:style-name="ce168" office:value-type="string">
            <text:p>Taille réelle du segment :</text:p>
          </table:table-cell>
          <table:table-cell table:style-name="ce410" office:value-type="string">
            <text:p>Werkelijke afmetingen van het segment:</text:p>
          </table:table-cell>
          <table:table-cell table:style-name="ce418" office:value-type="string">
            <text:p>Tatsächliche Länge der Strecke</text:p>
          </table:table-cell>
          <table:table-cell table:style-name="ce432" office:value-type="string">
            <text:p>Medida real del segmento :</text:p>
          </table:table-cell>
          <table:table-cell table:style-name="ce439" office:value-type="string">
            <text:p>Tamanho real do segmento:</text:p>
          </table:table-cell>
          <table:table-cell table:style-name="ce245"/>
          <table:table-cell table:style-name="ce251" office:value-type="string">
            <text:p>Dimensione reale del segmento :</text:p>
          </table:table-cell>
          <table:table-cell table:style-name="ce473" office:value-type="string">
            <text:p>Marimea reala a segmentului :</text:p>
          </table:table-cell>
          <table:table-cell table:style-name="ce480" office:value-type="string">
            <text:p>Segmentin oikea koko:</text:p>
          </table:table-cell>
          <table:table-cell table:style-name="ce271" office:value-type="string">
            <text:p>Reell størrelse på segment:</text:p>
          </table:table-cell>
          <table:table-cell table:style-name="ce280" office:value-type="string">
            <text:p>片段真实大小 :</text:p>
          </table:table-cell>
          <table:table-cell table:style-name="ce287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512" office:value-type="string">
            <text:p>Segmento dydis :</text:p>
          </table:table-cell>
          <table:table-cell table:style-name="ce315" office:value-type="string">
            <text:p>Verklig storlek av segmentet :</text:p>
          </table:table-cell>
          <table:table-cell table:style-name="ce522" office:value-type="string">
            <text:p>Segmentets naturlige størrelse</text:p>
          </table:table-cell>
          <table:table-cell table:style-name="ce335" office:value-type="string">
            <text:p>Skutečná velikost segmentu:</text:p>
          </table:table-cell>
          <table:table-cell table:style-name="ce189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ConfigureMeasure_Title</text:p>
          </table:table-cell>
          <table:table-cell table:style-name="ce377"/>
          <table:table-cell table:style-name="ce394" office:value-type="string">
            <text:p>Calibrate measure</text:p>
          </table:table-cell>
          <table:table-cell table:style-name="ce168" office:value-type="string">
            <text:p>Étalonner la mesure</text:p>
          </table:table-cell>
          <table:table-cell table:style-name="ce410" office:value-type="string">
            <text:p>Fixeer de afmeting</text:p>
          </table:table-cell>
          <table:table-cell table:style-name="ce418" office:value-type="string">
            <text:p>Messung kalibrieren</text:p>
          </table:table-cell>
          <table:table-cell table:style-name="ce432" office:value-type="string">
            <text:p>Calibrar la medida</text:p>
          </table:table-cell>
          <table:table-cell table:style-name="ce441" office:value-type="string">
            <text:p>Calibrar medida</text:p>
          </table:table-cell>
          <table:table-cell table:style-name="ce245"/>
          <table:table-cell table:style-name="ce251" office:value-type="string">
            <text:p>Misura stabilita</text:p>
          </table:table-cell>
          <table:table-cell table:style-name="ce473" office:value-type="string">
            <text:p>Calibrare</text:p>
          </table:table-cell>
          <table:table-cell table:style-name="ce480" office:value-type="string">
            <text:p>Sulje mitta</text:p>
          </table:table-cell>
          <table:table-cell table:style-name="ce273" office:value-type="string">
            <text:p>Kalibrere måling</text:p>
          </table:table-cell>
          <table:table-cell table:style-name="ce280" office:value-type="string">
            <text:p>校准测量</text:p>
          </table:table-cell>
          <table:table-cell table:style-name="ce287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512" office:value-type="string">
            <text:p>Nustatyti dydį</text:p>
          </table:table-cell>
          <table:table-cell table:style-name="ce315" office:value-type="string">
            <text:p>Kalibrera Längd</text:p>
          </table:table-cell>
          <table:table-cell table:style-name="ce522" office:value-type="string">
            <text:p>kalibrering af måling</text:p>
          </table:table-cell>
          <table:table-cell table:style-name="ce335" office:value-type="string">
            <text:p>Kalibrace měření</text:p>
          </table:table-cell>
          <table:table-cell table:style-name="ce189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dlgDevicePicker_CurrentDevice</text:p>
          </table:table-cell>
          <table:table-cell table:style-name="ce377"/>
          <table:table-cell table:style-name="ce394" office:value-type="string">
            <text:p>Current device</text:p>
          </table:table-cell>
          <table:table-cell table:style-name="ce168" office:value-type="string">
            <text:p>Source en cours</text:p>
          </table:table-cell>
          <table:table-cell table:style-name="ce411" office:value-type="string">
            <text:p>Huidige selectie:</text:p>
          </table:table-cell>
          <table:table-cell table:style-name="ce420" office:value-type="string">
            <text:p>Gerät</text:p>
          </table:table-cell>
          <table:table-cell table:style-name="ce433" office:value-type="string">
            <text:p>Cámara de vídeo actual</text:p>
          </table:table-cell>
          <table:table-cell table:style-name="ce440" office:value-type="string">
            <text:p>Dispositivo atual</text:p>
          </table:table-cell>
          <table:table-cell table:style-name="ce242"/>
          <table:table-cell table:style-name="ce251" office:value-type="string">
            <text:p>Dispositivo corrente</text:p>
          </table:table-cell>
          <table:table-cell table:style-name="ce473" office:value-type="string">
            <text:p>Sursa curentă</text:p>
          </table:table-cell>
          <table:table-cell table:style-name="ce480" office:value-type="string">
            <text:p>Käytössä oleva laite</text:p>
          </table:table-cell>
          <table:table-cell table:style-name="ce273"/>
          <table:table-cell table:style-name="ce280"/>
          <table:table-cell table:style-name="ce288" office:value-type="string">
            <text:p>Geçerli aygıt</text:p>
          </table:table-cell>
          <table:table-cell table:style-name="ce503" office:value-type="string">
            <text:p>Παρούσα συσκευή</text:p>
          </table:table-cell>
          <table:table-cell table:style-name="ce514" office:value-type="string">
            <text:p>Esamas įrenginys</text:p>
          </table:table-cell>
          <table:table-cell table:style-name="ce315" office:value-type="string">
            <text:p>Aktuell enhet</text:p>
          </table:table-cell>
          <table:table-cell table:style-name="ce522" office:value-type="string">
            <text:p>Nuværende enhed</text:p>
          </table:table-cell>
          <table:table-cell table:style-name="ce335" office:value-type="string">
            <text:p>Stávající zařízení</text:p>
          </table:table-cell>
          <table:table-cell table:style-name="ce189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76" office:value-type="string">
            <text:p>dlgDevicePicker_DeviceProperties</text:p>
          </table:table-cell>
          <table:table-cell table:style-name="ce377"/>
          <table:table-cell table:style-name="ce394" office:value-type="string">
            <text:p>Properties</text:p>
          </table:table-cell>
          <table:table-cell table:style-name="ce168" office:value-type="string">
            <text:p>Propriétés</text:p>
          </table:table-cell>
          <table:table-cell table:style-name="ce411" office:value-type="string">
            <text:p>Eigenschappen</text:p>
          </table:table-cell>
          <table:table-cell table:style-name="ce420" office:value-type="string">
            <text:p>Eigenschaften</text:p>
          </table:table-cell>
          <table:table-cell table:style-name="ce433" office:value-type="string">
            <text:p>Propriedades</text:p>
          </table:table-cell>
          <table:table-cell table:style-name="ce440" office:value-type="string">
            <text:p>Propriedades</text:p>
          </table:table-cell>
          <table:table-cell table:style-name="ce242"/>
          <table:table-cell table:style-name="ce251" office:value-type="string">
            <text:p>Proprieta'</text:p>
          </table:table-cell>
          <table:table-cell table:style-name="ce473" office:value-type="string">
            <text:p>Proprietăţi</text:p>
          </table:table-cell>
          <table:table-cell table:style-name="ce480" office:value-type="string">
            <text:p>Ominaisuudet</text:p>
          </table:table-cell>
          <table:table-cell table:style-name="ce273"/>
          <table:table-cell table:style-name="ce280"/>
          <table:table-cell table:style-name="ce288" office:value-type="string">
            <text:p>Özellikler</text:p>
          </table:table-cell>
          <table:table-cell table:style-name="ce503" office:value-type="string">
            <text:p>Ιδιότητες</text:p>
          </table:table-cell>
          <table:table-cell table:style-name="ce513" office:value-type="string">
            <text:p>Nustatymai</text:p>
          </table:table-cell>
          <table:table-cell table:style-name="ce315" office:value-type="string">
            <text:p>Egenskaper</text:p>
          </table:table-cell>
          <table:table-cell table:style-name="ce522" office:value-type="string">
            <text:p>Egenskaber</text:p>
          </table:table-cell>
          <table:table-cell table:style-name="ce335" office:value-type="string">
            <text:p>Vlastnosti</text:p>
          </table:table-cell>
          <table:table-cell table:style-name="ce540" office:value-type="string">
            <text:p>특성</text:p>
          </table:table-cell>
          <table:table-cell table:style-name="ce532" table:number-columns-repeated="1002"/>
          <table:table-cell table:style-name="ce341"/>
        </table:table-row>
        <table:table-row table:style-name="ro23">
          <table:table-cell table:style-name="ce376" office:value-type="string">
            <text:p>dlgDevicePicker_NoConf</text:p>
          </table:table-cell>
          <table:table-cell table:style-name="ce377"/>
          <table:table-cell table:style-name="ce394" office:value-type="string">
            <text:p>No other option available</text:p>
          </table:table-cell>
          <table:table-cell table:style-name="ce168" office:value-type="string">
            <text:p>Pas d'autre option disponible</text:p>
          </table:table-cell>
          <table:table-cell table:style-name="ce411" office:value-type="string">
            <text:p>Geen andere optie beschikbaar</text:p>
          </table:table-cell>
          <table:table-cell table:style-name="ce420" office:value-type="string">
            <text:p>Keine weitere Option verfügbar</text:p>
          </table:table-cell>
          <table:table-cell table:style-name="ce433" office:value-type="string">
            <text:p>No hay otras opciones disponibles</text:p>
          </table:table-cell>
          <table:table-cell table:style-name="ce440" office:value-type="string">
            <text:p>Nehuma outra opção disponível</text:p>
          </table:table-cell>
          <table:table-cell table:style-name="ce242"/>
          <table:table-cell table:style-name="ce251" office:value-type="string">
            <text:p>Nessun'altra opzione disponibile</text:p>
          </table:table-cell>
          <table:table-cell table:style-name="ce473" office:value-type="string">
            <text:p>Nu există altă opţiune</text:p>
          </table:table-cell>
          <table:table-cell table:style-name="ce480" office:value-type="string">
            <text:p>Ei muuta vaihtoehtoa käytettävissä</text:p>
          </table:table-cell>
          <table:table-cell table:style-name="ce273"/>
          <table:table-cell table:style-name="ce280"/>
          <table:table-cell table:style-name="ce288" office:value-type="string">
            <text:p>Başka bir seçenek yok</text:p>
          </table:table-cell>
          <table:table-cell table:style-name="ce503" office:value-type="string">
            <text:p>Καμμία άλλη επιλογή διθέσιμη</text:p>
          </table:table-cell>
          <table:table-cell table:style-name="ce514" office:value-type="string">
            <text:p>Nėra kitų galimybių</text:p>
          </table:table-cell>
          <table:table-cell table:style-name="ce315" office:value-type="string">
            <text:p>Inga fler alternativ finns</text:p>
          </table:table-cell>
          <table:table-cell table:style-name="ce522" office:value-type="string">
            <text:p>Ingen andre valgmuligheder tilgængelig</text:p>
          </table:table-cell>
          <table:table-cell table:style-name="ce335" office:value-type="string">
            <text:p>Nejsou jiné možnosti</text:p>
          </table:table-cell>
          <table:table-cell table:style-name="ce189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76" office:value-type="string">
            <text:p>dlgDevicePicker_SelectAnother</text:p>
          </table:table-cell>
          <table:table-cell table:style-name="ce377"/>
          <table:table-cell table:style-name="ce394" office:value-type="string">
            <text:p>Select another device</text:p>
          </table:table-cell>
          <table:table-cell table:style-name="ce168" office:value-type="string">
            <text:p>Choisir une autre source</text:p>
          </table:table-cell>
          <table:table-cell table:style-name="ce411" office:value-type="string">
            <text:p>Kies een ander apparaat</text:p>
          </table:table-cell>
          <table:table-cell table:style-name="ce420" office:value-type="string">
            <text:p>anderes Gerät wählen</text:p>
          </table:table-cell>
          <table:table-cell table:style-name="ce433" office:value-type="string">
            <text:p>Seleccione otra cámara</text:p>
          </table:table-cell>
          <table:table-cell table:style-name="ce440" office:value-type="string">
            <text:p>Selecionar outro dispositivo</text:p>
          </table:table-cell>
          <table:table-cell table:style-name="ce242"/>
          <table:table-cell table:style-name="ce251" office:value-type="string">
            <text:p>Scegli un altro dispositivo</text:p>
          </table:table-cell>
          <table:table-cell table:style-name="ce473" office:value-type="string">
            <text:p>Selectaţi altă sursă</text:p>
          </table:table-cell>
          <table:table-cell table:style-name="ce480" office:value-type="string">
            <text:p>Valitse muu laite</text:p>
          </table:table-cell>
          <table:table-cell table:style-name="ce273"/>
          <table:table-cell table:style-name="ce280"/>
          <table:table-cell table:style-name="ce288" office:value-type="string">
            <text:p>Başka bir aygıt seç</text:p>
          </table:table-cell>
          <table:table-cell table:style-name="ce503" office:value-type="string">
            <text:p>Επιλογή άλλης συσκευής</text:p>
          </table:table-cell>
          <table:table-cell table:style-name="ce514" office:value-type="string">
            <text:p>Pasirinkite kitą įrenginį</text:p>
          </table:table-cell>
          <table:table-cell table:style-name="ce315" office:value-type="string">
            <text:p>Välj en annan enhet</text:p>
          </table:table-cell>
          <table:table-cell table:style-name="ce522" office:value-type="string">
            <text:p>Vælg en anden enhed</text:p>
          </table:table-cell>
          <table:table-cell table:style-name="ce335" office:value-type="string">
            <text:p>Vyber jiné zařízení</text:p>
          </table:table-cell>
          <table:table-cell table:style-name="ce189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76" office:value-type="string">
            <text:p>dlgDevicePicker_Url</text:p>
          </table:table-cell>
          <table:table-cell table:style-name="ce377" office:value-type="string">
            <text:p>cam address</text:p>
          </table:table-cell>
          <table:table-cell table:style-name="ce394" office:value-type="string">
            <text:p>URL :</text:p>
          </table:table-cell>
          <table:table-cell table:style-name="ce168" office:value-type="string">
            <text:p>URL :</text:p>
          </table:table-cell>
          <table:table-cell table:style-name="ce411" office:value-type="string">
            <text:p>URL:</text:p>
          </table:table-cell>
          <table:table-cell table:style-name="ce420" office:value-type="string">
            <text:p>URL:</text:p>
          </table:table-cell>
          <table:table-cell table:style-name="ce433" office:value-type="string">
            <text:p>URL :</text:p>
          </table:table-cell>
          <table:table-cell table:style-name="ce440" office:value-type="string">
            <text:p>URL :</text:p>
          </table:table-cell>
          <table:table-cell table:style-name="ce242"/>
          <table:table-cell table:style-name="ce394" office:value-type="string">
            <text:p>URL :</text:p>
          </table:table-cell>
          <table:table-cell table:style-name="ce473" office:value-type="string">
            <text:p>URL :</text:p>
          </table:table-cell>
          <table:table-cell table:style-name="ce480" office:value-type="string">
            <text:p>URL:</text:p>
          </table:table-cell>
          <table:table-cell table:style-name="ce273"/>
          <table:table-cell table:style-name="ce280"/>
          <table:table-cell table:style-name="ce288" office:value-type="string">
            <text:p>URL :</text:p>
          </table:table-cell>
          <table:table-cell table:style-name="ce503" office:value-type="string">
            <text:p>URL :</text:p>
          </table:table-cell>
          <table:table-cell table:style-name="ce513" office:value-type="string">
            <text:p>URL :</text:p>
          </table:table-cell>
          <table:table-cell table:style-name="ce315" office:value-type="string">
            <text:p>URL :</text:p>
          </table:table-cell>
          <table:table-cell table:style-name="ce522" office:value-type="string">
            <text:p>URL:</text:p>
          </table:table-cell>
          <table:table-cell table:style-name="ce335" office:value-type="string">
            <text:p>URL:</text:p>
          </table:table-cell>
          <table:table-cell table:style-name="ce182" office:value-type="string">
            <text:p>URL :</text:p>
          </table:table-cell>
          <table:table-cell table:style-name="ce532" table:number-columns-repeated="1002"/>
          <table:table-cell table:style-name="ce341"/>
        </table:table-row>
        <table:table-row table:style-name="ro23">
          <table:table-cell table:style-name="ce376" office:value-type="string">
            <text:p>dlgDevicePicker_Type</text:p>
          </table:table-cell>
          <table:table-cell table:style-name="ce377" office:value-type="string">
            <text:p>(stream type, jpeg/mjpeg)</text:p>
          </table:table-cell>
          <table:table-cell table:style-name="ce394" office:value-type="string">
            <text:p>Type :</text:p>
          </table:table-cell>
          <table:table-cell table:style-name="ce168" office:value-type="string">
            <text:p>Type :</text:p>
          </table:table-cell>
          <table:table-cell table:style-name="ce411" office:value-type="string">
            <text:p>Type:</text:p>
          </table:table-cell>
          <table:table-cell table:style-name="ce420" office:value-type="string">
            <text:p>Typ:</text:p>
          </table:table-cell>
          <table:table-cell table:style-name="ce433" office:value-type="string">
            <text:p>Tipo :</text:p>
          </table:table-cell>
          <table:table-cell table:style-name="ce440" office:value-type="string">
            <text:p>Tipo :</text:p>
          </table:table-cell>
          <table:table-cell table:style-name="ce242"/>
          <table:table-cell table:style-name="ce394" office:value-type="string">
            <text:p>Tipo :</text:p>
          </table:table-cell>
          <table:table-cell table:style-name="ce473" office:value-type="string">
            <text:p>Tip :</text:p>
          </table:table-cell>
          <table:table-cell table:style-name="ce480" office:value-type="string">
            <text:p>Tyyppi:</text:p>
          </table:table-cell>
          <table:table-cell table:style-name="ce273"/>
          <table:table-cell table:style-name="ce280"/>
          <table:table-cell table:style-name="ce288" office:value-type="string">
            <text:p>Tip :</text:p>
          </table:table-cell>
          <table:table-cell table:style-name="ce503" office:value-type="string">
            <text:p>Τύπος :</text:p>
          </table:table-cell>
          <table:table-cell table:style-name="ce513" office:value-type="string">
            <text:p>Tipas :</text:p>
          </table:table-cell>
          <table:table-cell table:style-name="ce315" office:value-type="string">
            <text:p>Typ :</text:p>
          </table:table-cell>
          <table:table-cell table:style-name="ce522" office:value-type="string">
            <text:p>Type:</text:p>
          </table:table-cell>
          <table:table-cell table:style-name="ce335" office:value-type="string">
            <text:p>Typ:</text:p>
          </table:table-cell>
          <table:table-cell table:style-name="ce182" office:value-type="string">
            <text:p><text:span text:style-name="T4">형태</text:span><text:span text:style-name="T5"> </text:span><text:span text:style-name="T5">:</text:span></text:p>
          </table:table-cell>
          <table:table-cell table:style-name="ce532" table:number-columns-repeated="1002"/>
          <table:table-cell table:style-name="ce341"/>
        </table:table-row>
        <table:table-row table:style-name="ro24">
          <table:table-cell table:style-name="ce136" office:value-type="string">
            <text:p>dlgDiapoExport_LabelFrequencyHundredth</text:p>
          </table:table-cell>
          <table:table-cell table:style-name="ce377"/>
          <table:table-cell table:style-name="ce351" office:value-type="string">
            <text:p>Duration on each Key Image : {0} hundredth of seconds.</text:p>
          </table:table-cell>
          <table:table-cell table:style-name="ce354" office:value-type="string">
            <text:p>Durée de chaque Image Clé : {0} centièmes de secondes.</text:p>
          </table:table-cell>
          <table:table-cell table:style-name="ce410" office:value-type="string">
            <text:p>Duur van elke Kernbeeld :{0} hondersten van seconden.</text:p>
          </table:table-cell>
          <table:table-cell table:style-name="ce418" office:value-type="string">
            <text:p>Anzeigedauer jedes Bildes : {0} Hundertstelsekunden</text:p>
          </table:table-cell>
          <table:table-cell table:style-name="ce432" office:value-type="string">
            <text:p>Duración de cada diapositiva: {0} centésimas de segundo.</text:p>
          </table:table-cell>
          <table:table-cell table:style-name="ce439" office:value-type="string">
            <text:p>Duração de cada Quadro de Imagem: {0} centésimos de segundos.</text:p>
          </table:table-cell>
          <table:table-cell table:style-name="ce458" office:value-type="string">
            <text:p>Czas trwania każdego diapozytywu : {0} setnych sekundy.</text:p>
          </table:table-cell>
          <table:table-cell table:style-name="ce250" office:value-type="string">
            <text:p>Durata per ogni Immagine Chiave : {0} centesimi di secondo.</text:p>
          </table:table-cell>
          <table:table-cell table:style-name="ce255" office:value-type="string">
            <text:p>Durata fiecărui diapozitiv: {0} sutimi de secundă.</text:p>
          </table:table-cell>
          <table:table-cell table:style-name="ce262" office:value-type="string">
            <text:p>Erilliskuvan kesto : {0} sadasosa sekuntia</text:p>
          </table:table-cell>
          <table:table-cell table:style-name="ce271" office:value-type="string">
            <text:p>Varighet av hvert Nøkkelbilde : {0} hundredels sekund</text:p>
          </table:table-cell>
          <table:table-cell table:style-name="ce280" office:value-type="string">
            <text:p>每个关键图像的长短 : {0} 百秒.</text:p>
          </table:table-cell>
          <table:table-cell table:style-name="ce287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512" office:value-type="string">
            <text:p>Trukmė pažymėtų paveikslėlių : {0} šimtųjų sekundžių.</text:p>
          </table:table-cell>
          <table:table-cell table:style-name="ce315" office:value-type="string">
            <text:p>Längd på varje nyckelbild : {0} hundradels sekunder</text:p>
          </table:table-cell>
          <table:table-cell table:style-name="ce522" office:value-type="string">
            <text:p>Varighed af hvert nøglebilled: {0}/100 sek.</text:p>
          </table:table-cell>
          <table:table-cell table:style-name="ce335" office:value-type="string">
            <text:p>Výdrž na každé klíčové pozici : {0} setin sekundy.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32" table:number-columns-repeated="1002"/>
          <table:table-cell/>
        </table:table-row>
        <table:table-row table:style-name="ro24">
          <table:table-cell table:style-name="ce136" office:value-type="string">
            <text:p>dlgDiapoExport_LabelFrequencySeconds</text:p>
          </table:table-cell>
          <table:table-cell table:style-name="ce377"/>
          <table:table-cell table:style-name="ce351" office:value-type="string">
            <text:p>Duration of each Key Image : {0:0.00} seconds.</text:p>
          </table:table-cell>
          <table:table-cell table:style-name="ce354" office:value-type="string">
            <text:p>Durée de chaque Image Clé : {0:0.00} secondes.</text:p>
          </table:table-cell>
          <table:table-cell table:style-name="ce410" office:value-type="string">
            <text:p>Duur van elke Kernbeeld :{0:0.00} seconden.</text:p>
          </table:table-cell>
          <table:table-cell table:style-name="ce418" office:value-type="string">
            <text:p>Anzeigedauer jedes Bildes : {0:0.00} Sekunden</text:p>
          </table:table-cell>
          <table:table-cell table:style-name="ce432" office:value-type="string">
            <text:p>Duración de cada diapositiva: {0:0.00} segundos.</text:p>
          </table:table-cell>
          <table:table-cell table:style-name="ce439" office:value-type="string">
            <text:p>Duração de cada Quadro de Imagem: {0:0.00} segundos.</text:p>
          </table:table-cell>
          <table:table-cell table:style-name="ce458" office:value-type="string">
            <text:p>Czas trwania każdego diapozytywu : {0:0.00} sekund.</text:p>
          </table:table-cell>
          <table:table-cell table:style-name="ce250" office:value-type="string">
            <text:p>Durata per ogni Immagine Chiave : {0:0.00} secondi.</text:p>
          </table:table-cell>
          <table:table-cell table:style-name="ce255" office:value-type="string">
            <text:p>Durata fiecărui diapozitiv : {0:0.00} secunde.</text:p>
          </table:table-cell>
          <table:table-cell table:style-name="ce262" office:value-type="string">
            <text:p>Erilliskuvan kesto: {0:0.00} sekuntia.</text:p>
          </table:table-cell>
          <table:table-cell table:style-name="ce271" office:value-type="string">
            <text:p>Varighet av hvert Nøkkelbilde : {0:0.00} sekunder</text:p>
          </table:table-cell>
          <table:table-cell table:style-name="ce280" office:value-type="string">
            <text:p>每个关键图像的长短 : {0:0.00} 秒.</text:p>
          </table:table-cell>
          <table:table-cell table:style-name="ce287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512" office:value-type="string">
            <text:p>Trukmė pažymėtų paveikslėlių : {0:0.00} sekundžių.</text:p>
          </table:table-cell>
          <table:table-cell table:style-name="ce315" office:value-type="string">
            <text:p>Längd på varje nyckelbild : {0:0.00} <text:s/>sekunder</text:p>
          </table:table-cell>
          <table:table-cell table:style-name="ce522" office:value-type="string">
            <text:p>Varighed af hvert nøglebilled: {0:0.00} sek.</text:p>
          </table:table-cell>
          <table:table-cell table:style-name="ce335" office:value-type="string">
            <text:p>Výdrž na každé klíčové pozici: {0:0.00} sekund</text:p>
          </table:table-cell>
          <table:table-cell table:style-name="ce189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DiapoExport_Title</text:p>
          </table:table-cell>
          <table:table-cell table:style-name="ce377"/>
          <table:table-cell table:style-name="ce351" office:value-type="string">
            <text:p>Save Video</text:p>
          </table:table-cell>
          <table:table-cell table:style-name="ce354" office:value-type="string">
            <text:p>Enregistrer une Vidéo</text:p>
          </table:table-cell>
          <table:table-cell table:style-name="ce410" office:value-type="string">
            <text:p>Bewaar video</text:p>
          </table:table-cell>
          <table:table-cell table:style-name="ce418" office:value-type="string">
            <text:p>Speichere Video</text:p>
          </table:table-cell>
          <table:table-cell table:style-name="ce432" office:value-type="string">
            <text:p>Guardar Video</text:p>
          </table:table-cell>
          <table:table-cell table:style-name="ce439" office:value-type="string">
            <text:p>Salvar o Vídeo</text:p>
          </table:table-cell>
          <table:table-cell table:style-name="ce453" office:value-type="string">
            <text:p>Zapisz wideo</text:p>
          </table:table-cell>
          <table:table-cell table:style-name="ce250" office:value-type="string">
            <text:p>Salva il Video</text:p>
          </table:table-cell>
          <table:table-cell table:style-name="ce255" office:value-type="string">
            <text:p>Salvează fişier video</text:p>
          </table:table-cell>
          <table:table-cell table:style-name="ce262" office:value-type="string">
            <text:p>Tallenna video</text:p>
          </table:table-cell>
          <table:table-cell table:style-name="ce271" office:value-type="string">
            <text:p>Lagre video</text:p>
          </table:table-cell>
          <table:table-cell table:style-name="ce280" office:value-type="string">
            <text:p>保存视频</text:p>
          </table:table-cell>
          <table:table-cell table:style-name="ce287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512" office:value-type="string">
            <text:p>Išsaugoti vaizdą</text:p>
          </table:table-cell>
          <table:table-cell table:style-name="ce315" office:value-type="string">
            <text:p>Spara Video</text:p>
          </table:table-cell>
          <table:table-cell table:style-name="ce522" office:value-type="string">
            <text:p>Gem video</text:p>
          </table:table-cell>
          <table:table-cell table:style-name="ce335" office:value-type="string">
            <text:p>Ulož video</text:p>
          </table:table-cell>
          <table:table-cell table:style-name="ce18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24">
          <table:table-cell table:style-name="ce136" office:value-type="string">
            <text:p>dlgDiapoExport_RadioPausedVideo</text:p>
          </table:table-cell>
          <table:table-cell table:style-name="ce377"/>
          <table:table-cell table:style-name="ce351" office:value-type="string">
            <text:p>Original video with a pause on each Key Image</text:p>
          </table:table-cell>
          <table:table-cell table:style-name="ce354" office:value-type="string">
            <text:p>La vidéo initiale avec une pause sur chaque Image Clé</text:p>
          </table:table-cell>
          <table:table-cell table:style-name="ce410" office:value-type="string">
            <text:p>Originele video met een pauze op elk Kernbeeld</text:p>
          </table:table-cell>
          <table:table-cell table:style-name="ce418" office:value-type="string">
            <text:p>Speichere ein Video mit Pause zwischen jedem Schlüsselbild</text:p>
          </table:table-cell>
          <table:table-cell table:style-name="ce432" office:value-type="string">
            <text:p>Video inicial con una pausa en cada Imagen Clave</text:p>
          </table:table-cell>
          <table:table-cell table:style-name="ce439" office:value-type="string">
            <text:p>Video original com pausa em cada Quadro de Imagem.</text:p>
          </table:table-cell>
          <table:table-cell table:style-name="ce456"/>
          <table:table-cell table:style-name="ce250" office:value-type="string">
            <text:p>Video originale con una pausa su ogni Immagine Chiave</text:p>
          </table:table-cell>
          <table:table-cell table:style-name="ce255" office:value-type="string">
            <text:p>Fisierul video original cu o pauza la fiecare cadru cheie</text:p>
          </table:table-cell>
          <table:table-cell table:style-name="ce262" office:value-type="string">
            <text:p>Alkuperäinen video tauotettuna jokaisen avainkuvan kohdalla</text:p>
          </table:table-cell>
          <table:table-cell table:style-name="ce271" office:value-type="string">
            <text:p>Original video med pause ved hvert nøkkelbilde</text:p>
          </table:table-cell>
          <table:table-cell table:style-name="ce280" office:value-type="string">
            <text:p>在每个关键图像上有停顿的原始视频</text:p>
          </table:table-cell>
          <table:table-cell table:style-name="ce287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512" office:value-type="string">
            <text:p>Originalus vaizda su pristabdymu kiekviename pažymėtame paveikslėlyje</text:p>
          </table:table-cell>
          <table:table-cell table:style-name="ce315" office:value-type="string">
            <text:p>Original video med paus på varje nyckelbild</text:p>
          </table:table-cell>
          <table:table-cell table:style-name="ce522" office:value-type="string">
            <text:p>Original video med pause på hvert nøglebillede</text:p>
          </table:table-cell>
          <table:table-cell table:style-name="ce335" office:value-type="string">
            <text:p>Originální video s pauzou na každé klíčové pozici.</text:p>
          </table:table-cell>
          <table:table-cell table:style-name="ce189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dlgDiapoExport_RadioSlideshow</text:p>
          </table:table-cell>
          <table:table-cell table:style-name="ce377"/>
          <table:table-cell table:style-name="ce351" office:value-type="string">
            <text:p>Video slideshow with only the Key Images.</text:p>
          </table:table-cell>
          <table:table-cell table:style-name="ce354" office:value-type="string">
            <text:p>Diaporama vidéo avec uniquement les Images Clés </text:p>
          </table:table-cell>
          <table:table-cell table:style-name="ce410" office:value-type="string">
            <text:p>Video diashow met alleen de Kernbeelden.</text:p>
          </table:table-cell>
          <table:table-cell table:style-name="ce418" office:value-type="string">
            <text:p>Speichere eine Diashow aus den Schlüsselbildern</text:p>
          </table:table-cell>
          <table:table-cell table:style-name="ce432" office:value-type="string">
            <text:p>Presentación de Diapositivas con las Imágenes Clave</text:p>
          </table:table-cell>
          <table:table-cell table:style-name="ce439" office:value-type="string">
            <text:p>Apresentação em slides apenas com os Quadros de Imagem.</text:p>
          </table:table-cell>
          <table:table-cell table:style-name="ce456"/>
          <table:table-cell table:style-name="ce250" office:value-type="string">
            <text:p>Video composto solo dalle Immagini Chiave</text:p>
          </table:table-cell>
          <table:table-cell table:style-name="ce255" office:value-type="string">
            <text:p>Prezentare tip sideshow doar a cadrelor cheie</text:p>
          </table:table-cell>
          <table:table-cell table:style-name="ce262" office:value-type="string">
            <text:p>Videodiaesitys vain avainkuvista.</text:p>
          </table:table-cell>
          <table:table-cell table:style-name="ce271" office:value-type="string">
            <text:p>Video slideshow med bare nøkkelbilder</text:p>
          </table:table-cell>
          <table:table-cell table:style-name="ce280" office:value-type="string">
            <text:p>只有关键图像的视频幻灯片.</text:p>
          </table:table-cell>
          <table:table-cell table:style-name="ce287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512" office:value-type="string">
            <text:p>Vaizdo demonstracija tik su pažymėtais paveikslėliais</text:p>
          </table:table-cell>
          <table:table-cell table:style-name="ce315" office:value-type="string">
            <text:p>Bildspel med endast nyckelbilder.</text:p>
          </table:table-cell>
          <table:table-cell table:style-name="ce522" office:value-type="string">
            <text:p>Video slideshow kun med nøglebilleder</text:p>
          </table:table-cell>
          <table:table-cell table:style-name="ce335" office:value-type="string">
            <text:p>Video slideshow pouze z klíčových pozic.</text:p>
          </table:table-cell>
          <table:table-cell table:style-name="ce540" office:value-type="string">
            <text:p>키 이미지'만 사용한 슬라이드 쇼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dlgDiapoExport_GroupDiapoType</text:p>
          </table:table-cell>
          <table:table-cell table:style-name="ce377"/>
          <table:table-cell table:style-name="ce351" office:value-type="string">
            <text:p>Type of video</text:p>
          </table:table-cell>
          <table:table-cell table:style-name="ce354" office:value-type="string">
            <text:p>Type de vidéo</text:p>
          </table:table-cell>
          <table:table-cell table:style-name="ce410" office:value-type="string">
            <text:p>Videotype</text:p>
          </table:table-cell>
          <table:table-cell table:style-name="ce418" office:value-type="string">
            <text:p>Videotyp</text:p>
          </table:table-cell>
          <table:table-cell table:style-name="ce432" office:value-type="string">
            <text:p>Tipo de vídeo</text:p>
          </table:table-cell>
          <table:table-cell table:style-name="ce439" office:value-type="string">
            <text:p>Tipo de video</text:p>
          </table:table-cell>
          <table:table-cell table:style-name="ce456"/>
          <table:table-cell table:style-name="ce250" office:value-type="string">
            <text:p>Tipo di video</text:p>
          </table:table-cell>
          <table:table-cell table:style-name="ce255" office:value-type="string">
            <text:p>Tipul fisierului video</text:p>
          </table:table-cell>
          <table:table-cell table:style-name="ce262" office:value-type="string">
            <text:p>Videon tyyppi</text:p>
          </table:table-cell>
          <table:table-cell table:style-name="ce271" office:value-type="string">
            <text:p>Type video</text:p>
          </table:table-cell>
          <table:table-cell table:style-name="ce280" office:value-type="string">
            <text:p>视频种类</text:p>
          </table:table-cell>
          <table:table-cell table:style-name="ce287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512" office:value-type="string">
            <text:p>Vaizdo tipas</text:p>
          </table:table-cell>
          <table:table-cell table:style-name="ce315" office:value-type="string">
            <text:p>Typ av video</text:p>
          </table:table-cell>
          <table:table-cell table:style-name="ce522" office:value-type="string">
            <text:p>Videotype</text:p>
          </table:table-cell>
          <table:table-cell table:style-name="ce335" office:value-type="string">
            <text:p>Typ videa</text:p>
          </table:table-cell>
          <table:table-cell table:style-name="ce189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dlgExportSpreadsheet_Title</text:p>
          </table:table-cell>
          <table:table-cell table:style-name="ce377"/>
          <table:table-cell table:style-name="ce351" office:value-type="string">
            <text:p>Save Data as a Spreadsheet Document</text:p>
          </table:table-cell>
          <table:table-cell table:style-name="ce354" office:value-type="string">
            <text:p>Enregistrer les Données pour un Tableur</text:p>
          </table:table-cell>
          <table:table-cell table:style-name="ce410" office:value-type="string">
            <text:p>Bewaar de gegevens als een databestanddocument</text:p>
          </table:table-cell>
          <table:table-cell table:style-name="ce418" office:value-type="string">
            <text:p>Daten als Tabellendokument speichern</text:p>
          </table:table-cell>
          <table:table-cell table:style-name="ce432" office:value-type="string">
            <text:p>Guardar los Datos en una Hoja de Cálculo</text:p>
          </table:table-cell>
          <table:table-cell table:style-name="ce439" office:value-type="string">
            <text:p>Salvar dados como uma Planilha</text:p>
          </table:table-cell>
          <table:table-cell table:style-name="ce245"/>
          <table:table-cell table:style-name="ce250" office:value-type="string">
            <text:p>Salva i Dati in formato foglio di calcolo</text:p>
          </table:table-cell>
          <table:table-cell table:style-name="ce255" office:value-type="string">
            <text:p>Salveaza datele ca tabel</text:p>
          </table:table-cell>
          <table:table-cell table:style-name="ce262" office:value-type="string">
            <text:p>Tallenna PDF asiakirja avainkuvista</text:p>
          </table:table-cell>
          <table:table-cell table:style-name="ce271" office:value-type="string">
            <text:p>Lagre data som et regneark dokument</text:p>
          </table:table-cell>
          <table:table-cell table:style-name="ce280" office:value-type="string">
            <text:p>保存数据为电子表格</text:p>
          </table:table-cell>
          <table:table-cell table:style-name="ce287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512" office:value-type="string">
            <text:p>Išsaugoti duomenis kaip skaičiuoklės dokumentą</text:p>
          </table:table-cell>
          <table:table-cell table:style-name="ce315" office:value-type="string">
            <text:p>Spara data som kalkylbladsdokument</text:p>
          </table:table-cell>
          <table:table-cell table:style-name="ce522" office:value-type="string">
            <text:p>Gem data i et regneark</text:p>
          </table:table-cell>
          <table:table-cell table:style-name="ce335" office:value-type="string">
            <text:p>Uložit data jako tabulkový dokument.</text:p>
          </table:table-cell>
          <table:table-cell table:style-name="ce189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30">
          <table:table-cell table:style-name="ce136" office:value-type="string">
            <text:p>dlgExportSpreadsheet_Filter</text:p>
          </table:table-cell>
          <table:table-cell table:style-name="ce389" office:value-type="string">
            <text:p>"Text" should be translated</text:p>
          </table:table-cell>
          <table:table-cell table:style-name="ce351" office:value-type="string">
            <text:p>OpenOffice Calc (*.ods)|*.ods|Microsoft Excel (*.xml)|*.xml|XHTML (*.html)|*.html|Text (*.txt)|*.txt;</text:p>
          </table:table-cell>
          <table:table-cell table:style-name="ce354" office:value-type="string">
            <text:p>OpenOffice Calc (*.ods)|*.ods|Microsoft Excel (*.xml)|*.xml|XHTML (*.html)|*.html|Texte (*.txt)|*.txt;</text:p>
          </table:table-cell>
          <table:table-cell table:style-name="ce410" office:value-type="string">
            <text:p>OpenOffice Calc (*.ods)|*.ods|Microsoft Excel (*.xml)|*.xml|XHTML (*.html)|*.html|Text (*.txt)|*.txt;</text:p>
          </table:table-cell>
          <table:table-cell table:style-name="ce418" office:value-type="string">
            <text:p>OpenOffice Calc (*.ods)|*.ods|Microsoft Excel (*.xml)|*.xml|XHTML (*.html)|*.html|Text (*.txt)|*.txt;</text:p>
          </table:table-cell>
          <table:table-cell table:style-name="ce432" office:value-type="string">
            <text:p>OpenOffice Calc (*.ods)|*.ods|Microsoft Excel (*.xml)|*.xml|XHTML (*.html)|*.html|Text (*.txt)|*.txt;</text:p>
          </table:table-cell>
          <table:table-cell table:style-name="ce439" office:value-type="string">
            <text:p>OpenOffice Calc (*.ods)|*.ods|Microsoft Excel (*.xml)|*.xml|XHTML (*.html)|*.html|Text (*.txt)|*.txt;</text:p>
          </table:table-cell>
          <table:table-cell table:style-name="ce245"/>
          <table:table-cell table:style-name="ce250" office:value-type="string">
            <text:p>OpenOffice Calc (*.ods)|*.ods|Microsoft Excel (*.xml)|*.xml|XHTML (*.html)|*.html|Text (*.txt)|*.txt;</text:p>
          </table:table-cell>
          <table:table-cell table:style-name="ce351" office:value-type="string">
            <text:p>OpenOffice Calc (*.ods)|*.ods|Microsoft Excel (*.xml)|*.xml|XHTML (*.html)|*.html|Text (*.txt)|*.txt;</text:p>
          </table:table-cell>
          <table:table-cell table:style-name="ce262" office:value-type="string">
            <text:p>OpenOffice Calc (*.ods)|*.ods|Microsoft Excel (*.xml)|*.xml|XHTML (*.html)|*.html|Text (*.txt)|*.txt;</text:p>
          </table:table-cell>
          <table:table-cell table:style-name="ce271" office:value-type="string">
            <text:p>OpenOffice Calc (*.ods)|*.ods|Microsoft Excel (*.xml)|*.xml|XHTML (*.html)|*.html|Text (*.txt)|*.txt;</text:p>
          </table:table-cell>
          <table:table-cell table:style-name="ce280" office:value-type="string">
            <text:p>OpenOffice Calc (*.ods)|*.ods|Microsoft Excel (*.xml)|*.xml|XHTML (*.html)|*.html|Text (*.txt)|*.txt;</text:p>
          </table:table-cell>
          <table:table-cell table:style-name="ce287" office:value-type="string">
            <text:p>OpenOffice Calc (*.ods)|*.ods|Microsoft Excel (*.xml)|*.xml|XHTML (*.html)|*.html|Text (*.txt)|*.txt;</text:p>
          </table:table-cell>
          <table:table-cell table:style-name="ce298" office:value-type="string">
            <text:p>OpenOffice Calc (*.ods)|*.ods|Microsoft Excel (*.xml)|*.xml|XHTML (*.html)|*.html|Text (*.txt)|*.txt</text:p>
          </table:table-cell>
          <table:table-cell table:style-name="ce512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(*.txt)|*.txt;</text:p>
          </table:table-cell>
          <table:table-cell table:style-name="ce522" office:value-type="string">
            <text:p>OpenOffice Calc (*.ods)|*.ods|Microsoft Excel (*.xml)|*.xml|XHTML (*.html)|*.html|Text (*.txt)|*.txt;</text:p>
          </table:table-cell>
          <table:table-cell table:style-name="ce336" office:value-type="string">
            <text:p>OpenOffice Calc (*.ods)|*.ods|Microsoft Excel (*.xml)|*.xml|XHTML (*.html)|*.html|Text (*.txt)|*.txt;</text:p>
          </table:table-cell>
          <table:table-cell table:style-name="ce182" office:value-type="string">
            <text:p>OpenOffice Calc (*.ods)|*.ods|Microsoft Excel (*.xml)|*.xml|XHTML (*.html)|*.html|Text (*.txt)|*.txt;</text:p>
          </table:table-cell>
          <table:table-cell table:style-name="ce532" table:number-columns-repeated="1002"/>
          <table:table-cell/>
        </table:table-row>
        <table:table-row table:style-name="ro23">
          <table:table-cell table:style-name="ce136" office:value-type="string">
            <text:p>dlgImportReference_Title</text:p>
          </table:table-cell>
          <table:table-cell table:style-name="ce389"/>
          <table:table-cell table:style-name="ce351" office:value-type="string">
            <text:p>Import an image as reference</text:p>
          </table:table-cell>
          <table:table-cell table:style-name="ce354" office:value-type="string">
            <text:p>Importer une image comme référence</text:p>
          </table:table-cell>
          <table:table-cell table:style-name="ce410" office:value-type="string">
            <text:p>Importeer een afbeelding als referentie</text:p>
          </table:table-cell>
          <table:table-cell table:style-name="ce420" office:value-type="string">
            <text:p>Import Referenzbild</text:p>
          </table:table-cell>
          <table:table-cell table:style-name="ce433" office:value-type="string">
            <text:p>Importar un imagen como referencia</text:p>
          </table:table-cell>
          <table:table-cell table:style-name="ce440" office:value-type="string">
            <text:p>Importar uma imagem como referência</text:p>
          </table:table-cell>
          <table:table-cell table:style-name="ce242"/>
          <table:table-cell table:style-name="ce250" office:value-type="string">
            <text:p>Importa un'immagine come riferimento</text:p>
          </table:table-cell>
          <table:table-cell table:style-name="ce351" office:value-type="string">
            <text:p>Importaţi o imagine ca referinţă</text:p>
          </table:table-cell>
          <table:table-cell table:style-name="ce262" office:value-type="string">
            <text:p>Tuo kuva referenssinä</text:p>
          </table:table-cell>
          <table:table-cell table:style-name="ce271"/>
          <table:table-cell table:style-name="ce280"/>
          <table:table-cell table:style-name="ce288" office:value-type="string">
            <text:p>Bir imajı referans olarak import et</text:p>
          </table:table-cell>
          <table:table-cell table:style-name="ce503" office:value-type="string">
            <text:p>Εισαγωγή εικόνας αναφορας</text:p>
          </table:table-cell>
          <table:table-cell table:style-name="ce513" office:value-type="string">
            <text:p>Importuoti kaip nuorodą paveikslėlio</text:p>
          </table:table-cell>
          <table:table-cell table:style-name="ce315" office:value-type="string">
            <text:p>Importera bild som referens</text:p>
          </table:table-cell>
          <table:table-cell table:style-name="ce522" office:value-type="string">
            <text:p>Importer et referencebillede</text:p>
          </table:table-cell>
          <table:table-cell table:style-name="ce335" office:value-type="string">
            <text:p>Importovat obraz jako referenci</text:p>
          </table:table-cell>
          <table:table-cell table:style-name="ce540" office:value-type="string">
            <text:p>한 이미지를 참조로 가져옴</text:p>
          </table:table-cell>
          <table:table-cell table:style-name="ce532" table:number-columns-repeated="1002"/>
          <table:table-cell table:style-name="ce341"/>
        </table:table-row>
        <table:table-row table:style-name="ro31">
          <table:table-cell table:style-name="ce136" office:value-type="string">
            <text:p>dlgImportReference_Filter</text:p>
          </table:table-cell>
          <table:table-cell table:style-name="ce389"/>
          <table:table-cell table:style-name="ce351" office:value-type="string">
            <text:p>All supported files (*.SVG;*.JPG;*.PNG;*.BMP;*.GIF)|*.SVG;*.JPG;*.PNG;*.BMP;*.GIF</text:p>
          </table:table-cell>
          <table:table-cell table:style-name="ce354" office:value-type="string">
            <text:p>Tous les fichiers supportés (*.SVG;*.JPG;*.PNG;*.BMP;*.GIF)|*.SVG;*.JPG;*.PNG;*.BMP;*.GIF</text:p>
          </table:table-cell>
          <table:table-cell table:style-name="ce410" office:value-type="string">
            <text:p>Alle ondersteunde bestandtypes (*.SVG;*.JPG;*.PNG;*.BMP;*.GIF)|*.SVG;*.JPG;*.PNG;*.BMP;*.GIF</text:p>
          </table:table-cell>
          <table:table-cell table:style-name="ce420" office:value-type="string">
            <text:p>Alle unterstützten Formate (*.SVG;*.JPG;*.PNG;*.BMP;*.GIF)|*.SVG;*.JPG;*.PNG;*.BMP;*.GIF</text:p>
          </table:table-cell>
          <table:table-cell table:style-name="ce433" office:value-type="string">
            <text:p>Todos los archivos soportados (*.SVG;*.JPG;*.PNG;*.BMP;*.GIF)|*.SVG;*.JPG;*.PNG;*.BMP;*.GIF</text:p>
          </table:table-cell>
          <table:table-cell table:style-name="ce444" office:value-type="string">
            <text:p>Todos os formatos suportados (*.SVG;*.JPG;*.PNG;*.BMP;*.GIF)|*.SVG;*.JPG;*.PNG;*.BMP;*.GIF</text:p>
          </table:table-cell>
          <table:table-cell table:style-name="ce242"/>
          <table:table-cell table:style-name="ce351" office:value-type="string">
            <text:p>tutti I file supportati (*.SVG;*.JPG;*.PNG;*.BMP;*.GIF)|*.SVG;*.JPG;*.PNG;*.BMP;*.GIF</text:p>
          </table:table-cell>
          <table:table-cell table:style-name="ce351" office:value-type="string">
            <text:p>Toate fişierele suportate (*.SVG;*.JPG;*.PNG;*.BMP;*.GIF)|*.SVG;*.JPG;*.PNG;*.BMP;*.GIF</text:p>
          </table:table-cell>
          <table:table-cell table:style-name="ce262" office:value-type="string">
            <text:p>Kaikki tuetut kuvamuodot (*.SVG;*.JPG;*.PNG;*.BMP;*.GIF)|*.SVG;*.JPG;*.PNG;*.BMP;*.GIF</text:p>
          </table:table-cell>
          <table:table-cell table:style-name="ce271"/>
          <table:table-cell table:style-name="ce280"/>
          <table:table-cell table:style-name="ce288" office:value-type="string">
            <text:p>Desteklenen tüm dosyalar (*.SVG;*.JPG;*.PNG;*.BMP;*.GIF)|*.SVG;*.JPG;*.PNG;*.BMP;*.GIF</text:p>
          </table:table-cell>
          <table:table-cell table:style-name="ce505" office:value-type="string">
            <text:p>Όλα τα υποστηριζόμενα αρχεία (*.SVG;*.JPG;*.PNG;*.BMP;*.GIF)|*.SVG;*.JPG;*.PNG;*.BMP;*.GIF</text:p>
          </table:table-cell>
          <table:table-cell table:style-name="ce307" office:value-type="string">
            <text:p>Visi palaikomi failai (*.SVG;*.JPG;*.PNG;*.BMP;*.GIF)|*.SVG;*.JPG;*.PNG;*.BMP;*.GIF</text:p>
          </table:table-cell>
          <table:table-cell table:style-name="ce315" office:value-type="string">
            <text:p>Följande filer stöds (*.SVG;*.JPG;*.PNG;*.BMP;*.GIF)|*.SVG;*.JPG;*.PNG;*.BMP;*.GIF</text:p>
          </table:table-cell>
          <table:table-cell table:style-name="ce522" office:value-type="string">
            <text:p>Filtyper der understøttes (*.SVG;*.JPG;*.PNG;*.BMP;*.GIF)|*.SVG;*.JPG;*.PNG;*.BMP;*.GIF</text:p>
          </table:table-cell>
          <table:table-cell table:style-name="ce336" office:value-type="string">
            <text:p>All supported files (*.SVG;*.JPG;*.PNG;*.BMP;*.GIF)|*.SVG;*.JPG;*.PNG;*.BMP;*.GIF</text:p>
          </table:table-cell>
          <table:table-cell table:style-name="ce182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dlgKeyframeComment_Title</text:p>
          </table:table-cell>
          <table:table-cell table:style-name="ce386"/>
          <table:table-cell table:style-name="ce350" office:value-type="string">
            <text:p>Comments...</text:p>
          </table:table-cell>
          <table:table-cell table:style-name="ce353" office:value-type="string">
            <text:p>Commentaires...</text:p>
          </table:table-cell>
          <table:table-cell table:style-name="ce410" office:value-type="string">
            <text:p>Commentaar…</text:p>
          </table:table-cell>
          <table:table-cell table:style-name="ce418" office:value-type="string">
            <text:p>Anmerkungen...</text:p>
          </table:table-cell>
          <table:table-cell table:style-name="ce432" office:value-type="string">
            <text:p>Commentarios...</text:p>
          </table:table-cell>
          <table:table-cell table:style-name="ce439" office:value-type="string">
            <text:p>Comentários...</text:p>
          </table:table-cell>
          <table:table-cell table:style-name="ce244" office:value-type="string">
            <text:p>Komentarze...</text:p>
          </table:table-cell>
          <table:table-cell table:style-name="ce250" office:value-type="string">
            <text:p>Commenti...</text:p>
          </table:table-cell>
          <table:table-cell table:style-name="ce255" office:value-type="string">
            <text:p>Comentarii...</text:p>
          </table:table-cell>
          <table:table-cell table:style-name="ce262" office:value-type="string">
            <text:p>Kommentit...</text:p>
          </table:table-cell>
          <table:table-cell table:style-name="ce272" office:value-type="string">
            <text:p>Kommentarer...</text:p>
          </table:table-cell>
          <table:table-cell table:style-name="ce280" office:value-type="string">
            <text:p>注释...</text:p>
          </table:table-cell>
          <table:table-cell table:style-name="ce286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style-name="ce512" office:value-type="string">
            <text:p>Komentarai...</text:p>
          </table:table-cell>
          <table:table-cell table:style-name="ce315" office:value-type="string">
            <text:p>Kommentarer...</text:p>
          </table:table-cell>
          <table:table-cell table:style-name="ce524" office:value-type="string">
            <text:p>Kommentarer…</text:p>
          </table:table-cell>
          <table:table-cell table:style-name="ce533" office:value-type="string">
            <text:p>Komentář…</text:p>
          </table:table-cell>
          <table:table-cell table:style-name="ce359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2">
          <table:table-cell table:style-name="ce135" office:value-type="string">
            <text:p>dlgLoadAnalysis_Filter</text:p>
          </table:table-cell>
          <table:table-cell table:style-name="ce386"/>
          <table:table-cell table:style-name="ce350" office:value-type="string">
            <text:p>Kinovea Video Analysis (*.kva)|*.kva|XML (*.xml)|*.xml|All Files (*.*)|*.*;</text:p>
          </table:table-cell>
          <table:table-cell table:style-name="ce353" office:value-type="string">
            <text:p>Analyse Video Kinovea (*.kva)|*.kva|XML (*.xml)|*.xml|Tous les Fichiers (*.*)|*.*;</text:p>
          </table:table-cell>
          <table:table-cell table:style-name="ce410" office:value-type="string">
            <text:p>Kinovea Video Analyse (*.kva)|*.kva|XML (*.xml)|*.xml|Alle bestanden (*.*)|*.*;</text:p>
          </table:table-cell>
          <table:table-cell table:style-name="ce418" office:value-type="string">
            <text:p>Lade Kinovea Video-Analyse (*.kva)|*.kva|XML (*.xml)|*.xml|Alle Dateien (*.*)|*.*;</text:p>
          </table:table-cell>
          <table:table-cell table:style-name="ce432" office:value-type="string">
            <text:p>Análisis Video Kinovea (*.kva)|*.kva|XML (*.xml)|*.xml|Todos los archivos (*.*)|*.*;</text:p>
          </table:table-cell>
          <table:table-cell table:style-name="ce439" office:value-type="string">
            <text:p>Kinovea Video Analysis (*.kva)|*.kva|XML (*.xml)|*.xml|Todos os Arquivos (*.*)|*.*;</text:p>
          </table:table-cell>
          <table:table-cell table:style-name="ce244" office:value-type="string">
            <text:p>Analiza wideo Kinovea (*.kva)|*.kva|XML (*.xml)|*.xml|All Files (*.*)|*.*;</text:p>
          </table:table-cell>
          <table:table-cell table:style-name="ce250" office:value-type="string">
            <text:p>Kinovea Video Analisi (*.kva)|*.kva|XML (*.xml)|*.xml|Tutti I Files (*.*)|*.*;</text:p>
          </table:table-cell>
          <table:table-cell table:style-name="ce255" office:value-type="string">
            <text:p>Analiză Video Kinovea (*.kva)|*.kva|XML (*.xml)|*.xml|Toate fişierele (*.*)|*.*;</text:p>
          </table:table-cell>
          <table:table-cell table:style-name="ce262" office:value-type="string">
            <text:p>Kinovea videoanalyysi (*.kva)|*.kva|XML (*.xml)|*.xml|Kaikki tiedostot (*.*)|*.*;</text:p>
          </table:table-cell>
          <table:table-cell table:style-name="ce272" office:value-type="string">
            <text:p>Kinovea Video Analysis (*.kva)|*.kva|XML (*.xml)|*.xml|All Files (*.*)|*.*;</text:p>
          </table:table-cell>
          <table:table-cell table:style-name="ce280" office:value-type="string">
            <text:p>视频分析文件 (*.kva)|*.kva|XML (*.xml)|*.xml|All Files (*.*)|*.*;</text:p>
          </table:table-cell>
          <table:table-cell table:style-name="ce286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style-name="ce512" office:value-type="string">
            <text:p>Kinovea Video Analysis (*.kva)|*.kva|XML (*.xml)|*.xml|All Files (*.*)|*.*;</text:p>
          </table:table-cell>
          <table:table-cell table:style-name="ce315" office:value-type="string">
            <text:p>Kinovea Videoanalys (*.kva)|*.kva|XML (*.xml)|*.xml|Alla Filer (*.*)|*.*;</text:p>
          </table:table-cell>
          <table:table-cell table:style-name="ce524" office:value-type="string">
            <text:p>Kinovea Video Analyse (*.kva)|*.kva|XML (*.xml)|*.xml|All Files (*.*)|*.*;</text:p>
          </table:table-cell>
          <table:table-cell table:style-name="ce536" office:value-type="string">
            <text:p>Kinovea Video Analysis (*.kva)|*.kva|XML (*.xml)|*.xml|All Files (*.*)|*.*;</text:p>
          </table:table-cell>
          <table:table-cell table:style-name="ce35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LoadAnalysis_Title</text:p>
          </table:table-cell>
          <table:table-cell table:style-name="ce386"/>
          <table:table-cell table:style-name="ce350" office:value-type="string">
            <text:p>Load Key Images Data</text:p>
          </table:table-cell>
          <table:table-cell table:style-name="ce353" office:value-type="string">
            <text:p>Charger des Données d'Images Clés</text:p>
          </table:table-cell>
          <table:table-cell table:style-name="ce410" office:value-type="string">
            <text:p>Laad de Kernbeeldgegevens</text:p>
          </table:table-cell>
          <table:table-cell table:style-name="ce418" office:value-type="string">
            <text:p>Schlüsselbilddatei laden</text:p>
          </table:table-cell>
          <table:table-cell table:style-name="ce432" office:value-type="string">
            <text:p>Cargar datos de las imagenes clave</text:p>
          </table:table-cell>
          <table:table-cell table:style-name="ce439" office:value-type="string">
            <text:p>Carregar Dados dos Quadros de Imagem</text:p>
          </table:table-cell>
          <table:table-cell table:style-name="ce244" office:value-type="string">
            <text:p>Wczytaj kluczowe Obrazy</text:p>
          </table:table-cell>
          <table:table-cell table:style-name="ce250" office:value-type="string">
            <text:p>Carica le Immagini Chiave e loro Dati</text:p>
          </table:table-cell>
          <table:table-cell table:style-name="ce255" office:value-type="string">
            <text:p>Încarcă datele cadrelor cheie </text:p>
          </table:table-cell>
          <table:table-cell table:style-name="ce262" office:value-type="string">
            <text:p>Lataa avainkuvien tiedot</text:p>
          </table:table-cell>
          <table:table-cell table:style-name="ce272" office:value-type="string">
            <text:p>Last inn nøkkelbilde data</text:p>
          </table:table-cell>
          <table:table-cell table:style-name="ce280" office:value-type="string">
            <text:p>载入关键图像数据</text:p>
          </table:table-cell>
          <table:table-cell table:style-name="ce286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style-name="ce512" office:value-type="string">
            <text:p>Įkelti paveiklėlių žymių duomenis</text:p>
          </table:table-cell>
          <table:table-cell table:style-name="ce315" office:value-type="string">
            <text:p>Ladda nyckelbildsdata</text:p>
          </table:table-cell>
          <table:table-cell table:style-name="ce524" office:value-type="string">
            <text:p>Indlæs nøglebilleders data</text:p>
          </table:table-cell>
          <table:table-cell table:style-name="ce533" office:value-type="string">
            <text:p>Nahrát data klíčových pozic</text:p>
          </table:table-cell>
          <table:table-cell table:style-name="ce35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RafaleExport_GroupInfos</text:p>
          </table:table-cell>
          <table:table-cell table:style-name="ce386"/>
          <table:table-cell table:style-name="ce350" office:value-type="string">
            <text:p>Informations</text:p>
          </table:table-cell>
          <table:table-cell table:style-name="ce353" office:value-type="string">
            <text:p>Informations</text:p>
          </table:table-cell>
          <table:table-cell table:style-name="ce410" office:value-type="string">
            <text:p>Informatie</text:p>
          </table:table-cell>
          <table:table-cell table:style-name="ce418" office:value-type="string">
            <text:p>Informationen</text:p>
          </table:table-cell>
          <table:table-cell table:style-name="ce432" office:value-type="string">
            <text:p>Informationes</text:p>
          </table:table-cell>
          <table:table-cell table:style-name="ce439" office:value-type="string">
            <text:p>Informações</text:p>
          </table:table-cell>
          <table:table-cell table:style-name="ce244" office:value-type="string">
            <text:p>Informacje</text:p>
          </table:table-cell>
          <table:table-cell table:style-name="ce250" office:value-type="string">
            <text:p>Informazioni</text:p>
          </table:table-cell>
          <table:table-cell table:style-name="ce255" office:value-type="string">
            <text:p>Informaţii</text:p>
          </table:table-cell>
          <table:table-cell table:style-name="ce262" office:value-type="string">
            <text:p>Informaatio</text:p>
          </table:table-cell>
          <table:table-cell table:style-name="ce272" office:value-type="string">
            <text:p>Informasjon</text:p>
          </table:table-cell>
          <table:table-cell table:style-name="ce280" office:value-type="string">
            <text:p>信息</text:p>
          </table:table-cell>
          <table:table-cell table:style-name="ce286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style-name="ce512" office:value-type="string">
            <text:p>Informacija</text:p>
          </table:table-cell>
          <table:table-cell table:style-name="ce315" office:value-type="string">
            <text:p>Information</text:p>
          </table:table-cell>
          <table:table-cell table:style-name="ce524" office:value-type="string">
            <text:p>Information</text:p>
          </table:table-cell>
          <table:table-cell table:style-name="ce533" office:value-type="string">
            <text:p>Informace</text:p>
          </table:table-cell>
          <table:table-cell table:style-name="ce541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RafaleExport_LabelBlend</text:p>
          </table:table-cell>
          <table:table-cell table:style-name="ce386"/>
          <table:table-cell table:style-name="ce350" office:value-type="string">
            <text:p>Blend drawings onto images.</text:p>
          </table:table-cell>
          <table:table-cell table:style-name="ce353" office:value-type="string">
            <text:p>Incruster les dessins sur les images.</text:p>
          </table:table-cell>
          <table:table-cell table:style-name="ce410" office:value-type="string">
            <text:p>Meng tekenvormen op de beelden</text:p>
          </table:table-cell>
          <table:table-cell table:style-name="ce419" office:value-type="string">
            <text:p>Überblende Video mit Zeichnungen</text:p>
          </table:table-cell>
          <table:table-cell table:style-name="ce432" office:value-type="string">
            <text:p>Superponer dibujos en las imágenes.</text:p>
          </table:table-cell>
          <table:table-cell table:style-name="ce439" office:value-type="string">
            <text:p>Juntar Desenhos às Imagens</text:p>
          </table:table-cell>
          <table:table-cell table:style-name="ce244" office:value-type="string">
            <text:p>Połącz rysunki w obrazy</text:p>
          </table:table-cell>
          <table:table-cell table:style-name="ce250" office:value-type="string">
            <text:p>Apponi i Disegni sulle immagini.</text:p>
          </table:table-cell>
          <table:table-cell table:style-name="ce255" office:value-type="string">
            <text:p>Suprapune desenele peste cadre.</text:p>
          </table:table-cell>
          <table:table-cell table:style-name="ce262" office:value-type="string">
            <text:p>Sulauta piirrokset kuviin</text:p>
          </table:table-cell>
          <table:table-cell table:style-name="ce272" office:value-type="string">
            <text:p>Blend tegninger inn I bilder.</text:p>
          </table:table-cell>
          <table:table-cell table:style-name="ce280" office:value-type="string">
            <text:p>图纸上的图像混合.</text:p>
          </table:table-cell>
          <table:table-cell table:style-name="ce286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style-name="ce512" office:value-type="string">
            <text:p>Sulieti piešinius paveiksle</text:p>
          </table:table-cell>
          <table:table-cell table:style-name="ce314" office:value-type="string">
            <text:p>Blanda ritningarna i bildverket.</text:p>
          </table:table-cell>
          <table:table-cell table:style-name="ce523" office:value-type="string">
            <text:p>Tegning som Overlay på billede.</text:p>
          </table:table-cell>
          <table:table-cell table:style-name="ce533" office:value-type="string">
            <text:p>Spojit nákresy s obrazy</text:p>
          </table:table-cell>
          <table:table-cell table:style-name="ce359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3">
          <table:table-cell table:style-name="ce135" office:value-type="string">
            <text:p>dlgRafaleExport_LabelFrequencyHundredth</text:p>
          </table:table-cell>
          <table:table-cell table:style-name="ce386"/>
          <table:table-cell table:style-name="ce350" office:value-type="string">
            <text:p>one frame every {0} hundredth of seconds.</text:p>
          </table:table-cell>
          <table:table-cell table:style-name="ce353" office:value-type="string">
            <text:p>une image tous les {0} centièmes de seconde.</text:p>
          </table:table-cell>
          <table:table-cell table:style-name="ce410" office:value-type="string">
            <text:p>Enkel frame iedere {0} honderdste van een seconde</text:p>
          </table:table-cell>
          <table:table-cell table:style-name="ce418" office:value-type="string">
            <text:p>1 Einzelbild auf {0} Hundertstelsekunden</text:p>
          </table:table-cell>
          <table:table-cell table:style-name="ce432" office:value-type="string">
            <text:p>una imagen cada {0} centésimas de segundo.</text:p>
          </table:table-cell>
          <table:table-cell table:style-name="ce439" office:value-type="string">
            <text:p>um quadro a cada {0} centésimo de segundos.</text:p>
          </table:table-cell>
          <table:table-cell table:style-name="ce244" office:value-type="string">
            <text:p>Jedna klatka co {0} setne sekundy.</text:p>
          </table:table-cell>
          <table:table-cell table:style-name="ce250" office:value-type="string">
            <text:p>Un fotogramma ogni {0} centesimi di secondo.</text:p>
          </table:table-cell>
          <table:table-cell table:style-name="ce255" office:value-type="string">
            <text:p>un cadru la fiecare {0} sutimi de secunda.</text:p>
          </table:table-cell>
          <table:table-cell table:style-name="ce262" office:value-type="string">
            <text:p>Yksi kuva {0} sadasosa sekunnin välein.</text:p>
          </table:table-cell>
          <table:table-cell table:style-name="ce272" office:value-type="string">
            <text:p>Et bilde per {0} hundrede sekund</text:p>
          </table:table-cell>
          <table:table-cell table:style-name="ce280" office:value-type="string">
            <text:p>每 {0} 百秒一帧.</text:p>
          </table:table-cell>
          <table:table-cell table:style-name="ce286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style-name="ce512" office:value-type="string">
            <text:p>vieną kadrą kas {0} šimtąją sekundės.</text:p>
          </table:table-cell>
          <table:table-cell table:style-name="ce315" office:value-type="string">
            <text:p>en bild varje {0} hundradels sekund.</text:p>
          </table:table-cell>
          <table:table-cell table:style-name="ce524" office:value-type="string">
            <text:p>et billede pr. {0}/100 sek.</text:p>
          </table:table-cell>
          <table:table-cell table:style-name="ce533" office:value-type="string">
            <text:p>jeden snímek každých {0} setin sekundy.</text:p>
          </table:table-cell>
          <table:table-cell table:style-name="ce359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RafaleExport_LabelFrequencyRoot</text:p>
          </table:table-cell>
          <table:table-cell table:style-name="ce386"/>
          <table:table-cell table:style-name="ce350" office:value-type="string">
            <text:p>Frequency of image export :</text:p>
          </table:table-cell>
          <table:table-cell table:style-name="ce353" office:value-type="string">
            <text:p>Fréquence d'enregistrement :</text:p>
          </table:table-cell>
          <table:table-cell table:style-name="ce410" office:value-type="string">
            <text:p>Frequentie van beeldexport :</text:p>
          </table:table-cell>
          <table:table-cell table:style-name="ce418" office:value-type="string">
            <text:p>Häufigkeit des Bildexports:</text:p>
          </table:table-cell>
          <table:table-cell table:style-name="ce432" office:value-type="string">
            <text:p>Frecuencia de grabación:</text:p>
          </table:table-cell>
          <table:table-cell table:style-name="ce439" office:value-type="string">
            <text:p>Frequência de exportação de imagens:</text:p>
          </table:table-cell>
          <table:table-cell table:style-name="ce244" office:value-type="string">
            <text:p>Częstotliwość eksportu obrazu :</text:p>
          </table:table-cell>
          <table:table-cell table:style-name="ce250" office:value-type="string">
            <text:p>Frequenza di registrazione immagini :</text:p>
          </table:table-cell>
          <table:table-cell table:style-name="ce255" office:value-type="string">
            <text:p>Frecvenţa exportului de cadre :</text:p>
          </table:table-cell>
          <table:table-cell table:style-name="ce262" office:value-type="string">
            <text:p>Kuvaviennin taajuus:</text:p>
          </table:table-cell>
          <table:table-cell table:style-name="ce272" office:value-type="string">
            <text:p>Hyppighet av bildeeksportering</text:p>
          </table:table-cell>
          <table:table-cell table:style-name="ce280" office:value-type="string">
            <text:p>图像导出频率 :</text:p>
          </table:table-cell>
          <table:table-cell table:style-name="ce285" office:value-type="string">
            <text:p>İmaj export frekansı:</text:p>
          </table:table-cell>
          <table:table-cell table:style-name="ce298" office:value-type="string">
            <text:p>Συχνότητα εξαγωγής εικόνων :</text:p>
          </table:table-cell>
          <table:table-cell table:style-name="ce512" office:value-type="string">
            <text:p>Paveikslėlių dažnis ekportavimui :</text:p>
          </table:table-cell>
          <table:table-cell table:style-name="ce314" office:value-type="string">
            <text:p>Bildexportens frekvens :</text:p>
          </table:table-cell>
          <table:table-cell table:style-name="ce524" office:value-type="string">
            <text:p>Hyppighed for eksport af billede:</text:p>
          </table:table-cell>
          <table:table-cell table:style-name="ce533" office:value-type="string">
            <text:p>Frekvence exportu obrazů:</text:p>
          </table:table-cell>
          <table:table-cell table:style-name="ce359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RafaleExport_LabelFrequencySeconds</text:p>
          </table:table-cell>
          <table:table-cell table:style-name="ce386"/>
          <table:table-cell table:style-name="ce350" office:value-type="string">
            <text:p>one frame every {0:0.00} seconds.</text:p>
          </table:table-cell>
          <table:table-cell table:style-name="ce353" office:value-type="string">
            <text:p>une image toutes les {0:0.00} secondes.</text:p>
          </table:table-cell>
          <table:table-cell table:style-name="ce410" office:value-type="string">
            <text:p>Enkel frame iedere {0:0.00} van een seconde</text:p>
          </table:table-cell>
          <table:table-cell table:style-name="ce418" office:value-type="string">
            <text:p>1 Einzelbild auf {0:0.00} Sekunden</text:p>
          </table:table-cell>
          <table:table-cell table:style-name="ce432" office:value-type="string">
            <text:p>una imagen todos los {0:0.00} segundos.</text:p>
          </table:table-cell>
          <table:table-cell table:style-name="ce439" office:value-type="string">
            <text:p>um quadro a cada {0:0.00} segundos.</text:p>
          </table:table-cell>
          <table:table-cell table:style-name="ce244" office:value-type="string">
            <text:p>Jedna klatka co {0:0.00} sekundy.</text:p>
          </table:table-cell>
          <table:table-cell table:style-name="ce250" office:value-type="string">
            <text:p>un fotogramma ogni {0:0.00} secondi.</text:p>
          </table:table-cell>
          <table:table-cell table:style-name="ce255" office:value-type="string">
            <text:p>un cadru la fiecare {0:0.00} secunde.</text:p>
          </table:table-cell>
          <table:table-cell table:style-name="ce262" office:value-type="string">
            <text:p>Yksi kuva {0:0.00} sekunnin välein.</text:p>
          </table:table-cell>
          <table:table-cell table:style-name="ce272" office:value-type="string">
            <text:p>Et bilder per {0:0.00} sekunder</text:p>
          </table:table-cell>
          <table:table-cell table:style-name="ce280" office:value-type="string">
            <text:p>每 {0:0.00} 秒一帧.</text:p>
          </table:table-cell>
          <table:table-cell table:style-name="ce286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style-name="ce512" office:value-type="string">
            <text:p>vienas kadras kas {0:0.00} sekunde.</text:p>
          </table:table-cell>
          <table:table-cell table:style-name="ce315" office:value-type="string">
            <text:p>en bild varje {0:0.00} sekund.</text:p>
          </table:table-cell>
          <table:table-cell table:style-name="ce524" office:value-type="string">
            <text:p>et billede pr. {0:0.00} sekund.</text:p>
          </table:table-cell>
          <table:table-cell table:style-name="ce533" office:value-type="string">
            <text:p>jeden snímek každých {0:0.00} sekund.</text:p>
          </table:table-cell>
          <table:table-cell table:style-name="ce359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41">
          <table:table-cell table:style-name="ce135" office:value-type="string">
            <text:p>dlgRafaleExport_LabelInfoSuffix</text:p>
          </table:table-cell>
          <table:table-cell table:style-name="ce386"/>
          <table:table-cell table:style-name="ce350" office:value-type="string">
            <text:p>The suffix will be automatically appended to image file names. ( "file" =&gt; "file-00.00.jpg")</text:p>
          </table:table-cell>
          <table:table-cell table:style-name="ce353" office:value-type="string">
            <text:p>Le suffixe sera ajouté automatiquement aux images. ( "fichier" =&gt; "fichier-00.00.jpg")</text:p>
          </table:table-cell>
          <table:table-cell table:style-name="ce410" office:value-type="string">
            <text:p>De extensie wordt automatisch gekoppeld aan de bestandsnaam. ( "file" =&gt; "file-00.00.jpg")</text:p>
          </table:table-cell>
          <table:table-cell table:style-name="ce418" office:value-type="string">
            <text:p>Der Dateianhang wird automatisch an die Bilddateien angehängt. ( "file" =&gt; "file-00.00.jpg")</text:p>
          </table:table-cell>
          <table:table-cell table:style-name="ce432" office:value-type="string">
            <text:p>El sufijo se añadirán automáticamente a las imágenes. ( "archivo" =&gt; "archivo-00.00.jpg")</text:p>
          </table:table-cell>
          <table:table-cell table:style-name="ce439" office:value-type="string">
            <text:p>O sufixo será automaticamente adicionado ao nome dos arquivos. ( "Arquivo" =&gt; "Arquivo-00.00.jpg")</text:p>
          </table:table-cell>
          <table:table-cell table:style-name="ce244" office:value-type="string">
            <text:p>Przyrostek zostanie automatycznie dodany do nazwy pliku obrazu. ( "plik" =&gt; "plik-00.00.jpg")</text:p>
          </table:table-cell>
          <table:table-cell table:style-name="ce250" office:value-type="string">
            <text:p>L'estensione sara' automaticam. aggiunta al nome del File Immagini. ("file" =&gt; "file-00.00.jpg")</text:p>
          </table:table-cell>
          <table:table-cell table:style-name="ce255" office:value-type="string">
            <text:p>Sufixul va fi adăugat automat la numele cadrelor. ( "cadru" =&gt; "cadru-00.00.jpg")</text:p>
          </table:table-cell>
          <table:table-cell table:style-name="ce262" office:value-type="string">
            <text:p>Jälkipääte liitetään automaattisesti kuvatiedostojen nimiin.( "tiedosto" =&gt; "tiedosto-00.00.jpg")</text:p>
          </table:table-cell>
          <table:table-cell table:style-name="ce272" office:value-type="string">
            <text:p>Endelsen på bilde blir lagt til automatisk. ( "file" =&gt; "file-00.00.jpg")</text:p>
          </table:table-cell>
          <table:table-cell table:style-name="ce280" office:value-type="string">
            <text:p>文件后缀名将被自动更改为. ( "file" =&gt; "file-00.00.jpg")</text:p>
          </table:table-cell>
          <table:table-cell table:style-name="ce285" office:value-type="string">
            <text:p>Son 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12" office:value-type="string">
            <text:p>Numeracija bus automatiškai pridėta prie dokumento pavadinimo. ( "file" =&gt; "file-00.00.jpg")</text:p>
          </table:table-cell>
          <table:table-cell table:style-name="ce315" office:value-type="string">
            <text:p>Suffixet kommer automatiskt att läggas till bildfilens namn. ( "file" =&gt; "file-00.00.jpg")</text:p>
          </table:table-cell>
          <table:table-cell table:style-name="ce524" office:value-type="string">
            <text:p>Filtype bliver automatisk tilføjet billedet ( "filnavn" =&gt; "filnavn-00.00.jpg")</text:p>
          </table:table-cell>
          <table:table-cell table:style-name="ce533" office:value-type="string">
            <text:p>Přípona bude automaticky přidáno ke jménu obrazového souboru. ( "file" =&gt; "file-00.00.jpg")</text:p>
          </table:table-cell>
          <table:table-cell table:style-name="ce359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RafaleExport_LabelKeyframesOnly</text:p>
          </table:table-cell>
          <table:table-cell table:style-name="ce386"/>
          <table:table-cell table:style-name="ce350" office:value-type="string">
            <text:p>Export Key Images only.</text:p>
          </table:table-cell>
          <table:table-cell table:style-name="ce353" office:value-type="string">
            <text:p>Enregistrer uniquement les Images Clés.</text:p>
          </table:table-cell>
          <table:table-cell table:style-name="ce410" office:value-type="string">
            <text:p>Exporteer alleen Kernbeelden.</text:p>
          </table:table-cell>
          <table:table-cell table:style-name="ce419" office:value-type="string">
            <text:p>Exportiere nur Schlüsselbilder.</text:p>
          </table:table-cell>
          <table:table-cell table:style-name="ce432" office:value-type="string">
            <text:p>Guardar sólo imàgenes clave.</text:p>
          </table:table-cell>
          <table:table-cell table:style-name="ce439" office:value-type="string">
            <text:p>Exportar apenas Quadros de Imagens.</text:p>
          </table:table-cell>
          <table:table-cell table:style-name="ce244" office:value-type="string">
            <text:p>Eksportuj tylko kluczowe Obrazy</text:p>
          </table:table-cell>
          <table:table-cell table:style-name="ce250" office:value-type="string">
            <text:p>Esporta solo le Immagini Chiave.</text:p>
          </table:table-cell>
          <table:table-cell table:style-name="ce255" office:value-type="string">
            <text:p>Exporta doar cadrele cheie.</text:p>
          </table:table-cell>
          <table:table-cell table:style-name="ce262" office:value-type="string">
            <text:p>Vie ainoastaan avainkuvat.</text:p>
          </table:table-cell>
          <table:table-cell table:style-name="ce272" office:value-type="string">
            <text:p>Eksporter bare nøkkelbilder.</text:p>
          </table:table-cell>
          <table:table-cell table:style-name="ce280" office:value-type="string">
            <text:p>只导出关键图像.</text:p>
          </table:table-cell>
          <table:table-cell table:style-name="ce285" office:value-type="string">
            <text:p>Sadece Anahtar İmajları Export Et.</text:p>
          </table:table-cell>
          <table:table-cell table:style-name="ce298" office:value-type="string">
            <text:p>Εξαγωγή Βασικών Εικόνων μόνο.</text:p>
          </table:table-cell>
          <table:table-cell table:style-name="ce512" office:value-type="string">
            <text:p>Eksportuoti tik pažymėtus paveikslus</text:p>
          </table:table-cell>
          <table:table-cell table:style-name="ce315" office:value-type="string">
            <text:p>Exportera endast nyckelbild.</text:p>
          </table:table-cell>
          <table:table-cell table:style-name="ce524" office:value-type="string">
            <text:p>Eksporter kun nøglebilleder.</text:p>
          </table:table-cell>
          <table:table-cell table:style-name="ce533" office:value-type="string">
            <text:p>Exportovat pouze klíčové pozice.</text:p>
          </table:table-cell>
          <table:table-cell table:style-name="ce359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3">
          <table:table-cell table:style-name="ce135" office:value-type="string">
            <text:p>dlgRafaleExport_LabelTotalFrames</text:p>
          </table:table-cell>
          <table:table-cell table:style-name="ce386"/>
          <table:table-cell table:style-name="ce350" office:value-type="string">
            <text:p>Total images to export : {0:0} images.</text:p>
          </table:table-cell>
          <table:table-cell table:style-name="ce353" office:value-type="string">
            <text:p>Nombre total d'images exportées : {0:0} images.</text:p>
          </table:table-cell>
          <table:table-cell table:style-name="ce410" office:value-type="string">
            <text:p>Totaal aantal beelden te exporteren : {0:0}.</text:p>
          </table:table-cell>
          <table:table-cell table:style-name="ce418" office:value-type="string">
            <text:p>Gesamte Bilder zum Exportieren : {0:0}</text:p>
          </table:table-cell>
          <table:table-cell table:style-name="ce432" office:value-type="string">
            <text:p>Número total de imágenes exportadas : {0:0} imágenes.</text:p>
          </table:table-cell>
          <table:table-cell table:style-name="ce439" office:value-type="string">
            <text:p>Total de imagens para exportar: {0:0} imagens.</text:p>
          </table:table-cell>
          <table:table-cell table:style-name="ce244" office:value-type="string">
            <text:p>Wszystkich obrazów do eksportu : {0:0}</text:p>
          </table:table-cell>
          <table:table-cell table:style-name="ce250" office:value-type="string">
            <text:p>Totale delle immagini da esportare : {0:0} immagini.</text:p>
          </table:table-cell>
          <table:table-cell table:style-name="ce255" office:value-type="string">
            <text:p>Numărul total al cadrelor de exportat : {0:0} imagini.</text:p>
          </table:table-cell>
          <table:table-cell table:style-name="ce262" office:value-type="string">
            <text:p>Vietävien kuvien määrä : {0:0} kuvaa.</text:p>
          </table:table-cell>
          <table:table-cell table:style-name="ce272" office:value-type="string">
            <text:p>Totalt antall bilder for eksportering: {0:0} bilder</text:p>
          </table:table-cell>
          <table:table-cell table:style-name="ce280" office:value-type="string">
            <text:p>总共导出图像数量 : {0:0} 张.</text:p>
          </table:table-cell>
          <table:table-cell table:style-name="ce285" office:value-type="string">
            <text:p>Export edilece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style-name="ce512" office:value-type="string">
            <text:p>Viso paveikslėlių eksportuota <text:s/>: {0:0} paveikslėliai.</text:p>
          </table:table-cell>
          <table:table-cell table:style-name="ce315" office:value-type="string">
            <text:p>Antal bilder att exportera : {0:0} </text:p>
          </table:table-cell>
          <table:table-cell table:style-name="ce524" office:value-type="string">
            <text:p>Samlet antal billeder til eksport: {0:0} billeder.</text:p>
          </table:table-cell>
          <table:table-cell table:style-name="ce533" office:value-type="string">
            <text:p>Počet obrazů pro export: {0:0} obrazů.</text:p>
          </table:table-cell>
          <table:table-cell table:style-name="ce359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dlgRafaleExport_LabelTotalSeconds</text:p>
          </table:table-cell>
          <table:table-cell table:style-name="ce386"/>
          <table:table-cell table:style-name="ce350" office:value-type="string">
            <text:p>Duration covered by the exported sequence of images : {0:0.00} seconds.</text:p>
          </table:table-cell>
          <table:table-cell table:style-name="ce353" office:value-type="string">
            <text:p>Durée couverte par la séquence d'images exportées : {0:0.00} secondes.</text:p>
          </table:table-cell>
          <table:table-cell table:style-name="ce410" office:value-type="string">
            <text:p>Duur van het geëxporteerde beeldmateriaal {0:0.00} seconden.</text:p>
          </table:table-cell>
          <table:table-cell table:style-name="ce418" office:value-type="string">
            <text:p>Abspieldauer der exportierten Bildersequenz : {0:0.00} Sekunden</text:p>
          </table:table-cell>
          <table:table-cell table:style-name="ce432" office:value-type="string">
            <text:p>Duraciòn cubierta por la secuencia de las imágenes exportadas: {0:0.00} segundos.</text:p>
          </table:table-cell>
          <table:table-cell table:style-name="ce439" office:value-type="string">
            <text:p>Duração total da sequência de quadros exportada : {0:0.00} seconds.</text:p>
          </table:table-cell>
          <table:table-cell table:style-name="ce244" office:value-type="string">
            <text:p>Czas trwania eksportowanej sekwencji obrazów : {0:0.00} sekund</text:p>
          </table:table-cell>
          <table:table-cell table:style-name="ce250" office:value-type="string">
            <text:p>Durata della sequenza di Immagini esportata : {0:0.00} secondi.</text:p>
          </table:table-cell>
          <table:table-cell table:style-name="ce255" office:value-type="string">
            <text:p>Durata acoperită de secvenţa de cadre exportată : {0:0.00} secunde.</text:p>
          </table:table-cell>
          <table:table-cell table:style-name="ce262" office:value-type="string">
            <text:p>Vietyjen kuvasarjojen kattama aikajakso: {0:0.00} sekuntia.</text:p>
          </table:table-cell>
          <table:table-cell table:style-name="ce272" office:value-type="string">
            <text:p>Varigheten på den eksporterte sekvensen av bilder : {0:0.00} seconds.</text:p>
          </table:table-cell>
          <table:table-cell table:style-name="ce280" office:value-type="string">
            <text:p>一系列导出图像所包含的时间 : {0:0.00} 秒.</text:p>
          </table:table-cell>
          <table:table-cell table:style-name="ce285" office:value-type="string">
            <text:p>Export edile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style-name="ce512" office:value-type="string">
            <text:p>Trukmė ekportuojamų paveikslėlių yra : {0:0.00} sekundžių.</text:p>
          </table:table-cell>
          <table:table-cell table:style-name="ce315" office:value-type="string">
            <text:p>Tiden omfattad av den exporterade bildsekvensen : {0:0.00} sekunder.</text:p>
          </table:table-cell>
          <table:table-cell table:style-name="ce524" office:value-type="string">
            <text:p>Den eksporterede billedserie dækker i alt; {0:0.00} sekunder. </text:p>
          </table:table-cell>
          <table:table-cell table:style-name="ce533" office:value-type="string">
            <text:p>Trvání exportované sekvence obrazů: {0:0.00} sekund.</text:p>
          </table:table-cell>
          <table:table-cell table:style-name="ce359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RafaleExport_Title</text:p>
          </table:table-cell>
          <table:table-cell table:style-name="ce386"/>
          <table:table-cell table:style-name="ce350" office:value-type="string">
            <text:p><text:s text:c="2"/>Save a Sequence of Images</text:p>
          </table:table-cell>
          <table:table-cell table:style-name="ce353" office:value-type="string">
            <text:p>Enregistrer une Séquence d'Images</text:p>
          </table:table-cell>
          <table:table-cell table:style-name="ce410" office:value-type="string">
            <text:p>Bewaar een volgorde van de beelden.</text:p>
          </table:table-cell>
          <table:table-cell table:style-name="ce418" office:value-type="string">
            <text:p>Bildsequenz speichern</text:p>
          </table:table-cell>
          <table:table-cell table:style-name="ce432" office:value-type="string">
            <text:p>Guardar una secuencia de imágenes</text:p>
          </table:table-cell>
          <table:table-cell table:style-name="ce439" office:value-type="string">
            <text:p><text:s text:c="2"/>Salvar uma Sequência de Imagens</text:p>
          </table:table-cell>
          <table:table-cell table:style-name="ce244" office:value-type="string">
            <text:p>Zapisz sekwencje obrazów</text:p>
          </table:table-cell>
          <table:table-cell table:style-name="ce250" office:value-type="string">
            <text:p>Salva una sequenza di Immagini</text:p>
          </table:table-cell>
          <table:table-cell table:style-name="ce255" office:value-type="string">
            <text:p>Salvează o succesiune de cadre</text:p>
          </table:table-cell>
          <table:table-cell table:style-name="ce262" office:value-type="string">
            <text:p>Tallenna kuvajakso</text:p>
          </table:table-cell>
          <table:table-cell table:style-name="ce272" office:value-type="string">
            <text:p>Lagre en sekvens av bilder</text:p>
          </table:table-cell>
          <table:table-cell table:style-name="ce280" office:value-type="string">
            <text:p>保存为图像序列</text:p>
          </table:table-cell>
          <table:table-cell table:style-name="ce286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style-name="ce512" office:value-type="string">
            <text:p>Išsaugoti vaizdų seką</text:p>
          </table:table-cell>
          <table:table-cell table:style-name="ce315" office:value-type="string">
            <text:p>Spara en bildsekvens</text:p>
          </table:table-cell>
          <table:table-cell table:style-name="ce524" office:value-type="string">
            <text:p>Gem en billedserie.</text:p>
          </table:table-cell>
          <table:table-cell table:style-name="ce533" office:value-type="string">
            <text:p>Uložit sekvenci obrazů</text:p>
          </table:table-cell>
          <table:table-cell table:style-name="ce35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dlgSaveAnalysisFilter</text:p>
          </table:table-cell>
          <table:table-cell table:style-name="ce386"/>
          <table:table-cell table:style-name="ce350" office:value-type="string">
            <text:p>Kinovea Video Analysis (*.kva)|*.kva|XML (*.xml)|*.xml;</text:p>
          </table:table-cell>
          <table:table-cell table:style-name="ce353" office:value-type="string">
            <text:p>Analyse Video Kinovea (*.kva)|*.kva|XML (*.xml)|*.xml;</text:p>
          </table:table-cell>
          <table:table-cell table:style-name="ce410" office:value-type="string">
            <text:p>Kinovea Video Analyse (*.kva)|*.kva|XML (*.xml)|*.xml;</text:p>
          </table:table-cell>
          <table:table-cell table:style-name="ce418" office:value-type="string">
            <text:p>Kinovea Video Analyse (*.kva)|*.kva|XML (*.xml)|*.xml;</text:p>
          </table:table-cell>
          <table:table-cell table:style-name="ce432" office:value-type="string">
            <text:p>Analisis Video Kinovea (*.kva)|*.kva|XML (*.xml)|*.xml;</text:p>
          </table:table-cell>
          <table:table-cell table:style-name="ce439" office:value-type="string">
            <text:p>Kinovea Video Analysis (*.kva)|*.kva|XML (*.xml)|*.xml;</text:p>
          </table:table-cell>
          <table:table-cell table:style-name="ce241" office:value-type="string">
            <text:p>Kinovea Video Analysis (*.kva)|*.kva|XML (*.xml)|*.xml;</text:p>
          </table:table-cell>
          <table:table-cell table:style-name="ce250" office:value-type="string">
            <text:p>Kinovea Video Analisi (*.kva)|*.kva|XML (*.xml)|*.xml;</text:p>
          </table:table-cell>
          <table:table-cell table:style-name="ce255" office:value-type="string">
            <text:p>Analiză Video Kinovea <text:s/>(*.kva)|*.kva|XML (*.xml)|*.xml;</text:p>
          </table:table-cell>
          <table:table-cell table:style-name="ce262" office:value-type="string">
            <text:p>Kinovea videoanalyysi (*.kva)|*.kva|XML (*.xml)|*.xml;</text:p>
          </table:table-cell>
          <table:table-cell table:style-name="ce272" office:value-type="string">
            <text:p>Kinovea Video Analysis (*.kva)|*.kva|XML (*.xml)|*.xml;</text:p>
          </table:table-cell>
          <table:table-cell table:style-name="ce280" office:value-type="string">
            <text:p>视频分析文件 (*.kva)|*.kva|XML (*.xml)|*.xml;</text:p>
          </table:table-cell>
          <table:table-cell table:style-name="ce286" office:value-type="string">
            <text:p>Kinovea Video Analizi (*.kva)|*.kva|XML (*.xml)|*.xml;</text:p>
          </table:table-cell>
          <table:table-cell table:style-name="ce298" office:value-type="string">
            <text:p>Kinovea Video Analysis (*.kva)|*.kva|XML (*.xml)|*.xml;</text:p>
          </table:table-cell>
          <table:table-cell table:style-name="ce512" office:value-type="string">
            <text:p>Kinovea vaizdo analizė (*.kva)|*.kva|XML (*.xml)|*.xml;</text:p>
          </table:table-cell>
          <table:table-cell table:style-name="ce315" office:value-type="string">
            <text:p>Kinovea Videoanalys (*.kva)|*.kva|XML (*.xml)|*.xml;</text:p>
          </table:table-cell>
          <table:table-cell table:style-name="ce524" office:value-type="string">
            <text:p>Kinovea Video Analyse (*.kva)|*.kva|XML (*.xml)|*.xml;</text:p>
          </table:table-cell>
          <table:table-cell table:style-name="ce536" office:value-type="string">
            <text:p>Kinovea Video Analysis (*.kva)|*.kva|XML (*.xml)|*.xml;</text:p>
          </table:table-cell>
          <table:table-cell table:style-name="ce35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SaveAnalysisOrVideo_CheckSlow</text:p>
          </table:table-cell>
          <table:table-cell table:style-name="ce386"/>
          <table:table-cell table:style-name="ce350" office:value-type="string">
            <text:p>Take Slow Motion into account. (Current = </text:p>
          </table:table-cell>
          <table:table-cell table:style-name="ce353" office:value-type="string">
            <text:p>Tenir compte du ralentit pour l'enregistrement. (Actuel = </text:p>
          </table:table-cell>
          <table:table-cell table:style-name="ce410" office:value-type="string">
            <text:p>Houdt rekening met Slow Motion. (Huidig =</text:p>
          </table:table-cell>
          <table:table-cell table:style-name="ce418" office:value-type="string">
            <text:p>Berücksichtige Slow-Motion (Aktuell =</text:p>
          </table:table-cell>
          <table:table-cell table:style-name="ce432" office:value-type="string">
            <text:p>Guardar con el ralentizado (Actual = </text:p>
          </table:table-cell>
          <table:table-cell table:style-name="ce439" office:value-type="string">
            <text:p>Gravar Slow Motion. (Atual = </text:p>
          </table:table-cell>
          <table:table-cell table:style-name="ce241" office:value-type="string">
            <text:p>Weź pod uwagę zwolnienia. (Aktualne=</text:p>
          </table:table-cell>
          <table:table-cell table:style-name="ce250" office:value-type="string">
            <text:p>Nel salvataggio tieni conto del Rallentatore. (Attuale = </text:p>
          </table:table-cell>
          <table:table-cell table:style-name="ce255" office:value-type="string">
            <text:p>Ţine cont de mişcarea cu încetinitorul. (Curent = </text:p>
          </table:table-cell>
          <table:table-cell table:style-name="ce262" office:value-type="string">
            <text:p>Huomioi videon hidastus. (Nykyinen:</text:p>
          </table:table-cell>
          <table:table-cell table:style-name="ce272" office:value-type="string">
            <text:p>Ta høyde for slow motion (Current =</text:p>
          </table:table-cell>
          <table:table-cell table:style-name="ce280" office:value-type="string">
            <text:p>考虑慢动作. (Current = </text:p>
          </table:table-cell>
          <table:table-cell table:style-name="ce286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style-name="ce512" office:value-type="string">
            <text:p>Naudoti letą judesį. (Esamas = </text:p>
          </table:table-cell>
          <table:table-cell table:style-name="ce315" office:value-type="string">
            <text:p>Beakta slow motion (Aktuell =</text:p>
          </table:table-cell>
          <table:table-cell table:style-name="ce524" office:value-type="string">
            <text:p>Tag højde for slow motion. (Nuværende =</text:p>
          </table:table-cell>
          <table:table-cell table:style-name="ce533" office:value-type="string">
            <text:p>Berte do úvahy zpomalený pohyb. (Stávající = </text:p>
          </table:table-cell>
          <table:table-cell table:style-name="ce359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SaveAnalysisOrVideo_GroupOptions</text:p>
          </table:table-cell>
          <table:table-cell table:style-name="ce386"/>
          <table:table-cell table:style-name="ce350" office:value-type="string">
            <text:p>Options</text:p>
          </table:table-cell>
          <table:table-cell table:style-name="ce353" office:value-type="string">
            <text:p>Options</text:p>
          </table:table-cell>
          <table:table-cell table:style-name="ce410" office:value-type="string">
            <text:p>Opties</text:p>
          </table:table-cell>
          <table:table-cell table:style-name="ce418" office:value-type="string">
            <text:p>Optionen</text:p>
          </table:table-cell>
          <table:table-cell table:style-name="ce432" office:value-type="string">
            <text:p>Opciones</text:p>
          </table:table-cell>
          <table:table-cell table:style-name="ce439" office:value-type="string">
            <text:p>Opções</text:p>
          </table:table-cell>
          <table:table-cell table:style-name="ce244" office:value-type="string">
            <text:p>Opcje</text:p>
          </table:table-cell>
          <table:table-cell table:style-name="ce250" office:value-type="string">
            <text:p>Opzioni</text:p>
          </table:table-cell>
          <table:table-cell table:style-name="ce255" office:value-type="string">
            <text:p>Opţiuni</text:p>
          </table:table-cell>
          <table:table-cell table:style-name="ce262" office:value-type="string">
            <text:p>Vaihtoehdot</text:p>
          </table:table-cell>
          <table:table-cell table:style-name="ce272" office:value-type="string">
            <text:p>Alternativer</text:p>
          </table:table-cell>
          <table:table-cell table:style-name="ce280" office:value-type="string">
            <text:p>选项</text:p>
          </table:table-cell>
          <table:table-cell table:style-name="ce286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style-name="ce512" office:value-type="string">
            <text:p>Nustatymai</text:p>
          </table:table-cell>
          <table:table-cell table:style-name="ce315" office:value-type="string">
            <text:p>Alternativ</text:p>
          </table:table-cell>
          <table:table-cell table:style-name="ce524" office:value-type="string">
            <text:p>Valgmuligheder</text:p>
          </table:table-cell>
          <table:table-cell table:style-name="ce533" office:value-type="string">
            <text:p>Možnosti</text:p>
          </table:table-cell>
          <table:table-cell table:style-name="ce541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SaveAnalysisOrVideo_GroupSaveMethod</text:p>
          </table:table-cell>
          <table:table-cell table:style-name="ce386"/>
          <table:table-cell table:style-name="ce350" office:value-type="string">
            <text:p>Save Method</text:p>
          </table:table-cell>
          <table:table-cell table:style-name="ce353" office:value-type="string">
            <text:p>Méthode d'Enregistrement</text:p>
          </table:table-cell>
          <table:table-cell table:style-name="ce410" office:value-type="string">
            <text:p>Opslagmethode</text:p>
          </table:table-cell>
          <table:table-cell table:style-name="ce418" office:value-type="string">
            <text:p>Speichermethode</text:p>
          </table:table-cell>
          <table:table-cell table:style-name="ce432" office:value-type="string">
            <text:p>Método para guardar</text:p>
          </table:table-cell>
          <table:table-cell table:style-name="ce439" office:value-type="string">
            <text:p>Salvar Método</text:p>
          </table:table-cell>
          <table:table-cell table:style-name="ce244" office:value-type="string">
            <text:p>Metoda zapisu</text:p>
          </table:table-cell>
          <table:table-cell table:style-name="ce250" office:value-type="string">
            <text:p>Modalita' di salvataggio</text:p>
          </table:table-cell>
          <table:table-cell table:style-name="ce255" office:value-type="string">
            <text:p>Metoda de salvare</text:p>
          </table:table-cell>
          <table:table-cell table:style-name="ce262" office:value-type="string">
            <text:p>Tallennustapa</text:p>
          </table:table-cell>
          <table:table-cell table:style-name="ce272" office:value-type="string">
            <text:p>Lagre metode</text:p>
          </table:table-cell>
          <table:table-cell table:style-name="ce280" office:value-type="string">
            <text:p>保存方法</text:p>
          </table:table-cell>
          <table:table-cell table:style-name="ce286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style-name="ce512" office:value-type="string">
            <text:p>Išsaugojimo metodas</text:p>
          </table:table-cell>
          <table:table-cell table:style-name="ce315" office:value-type="string">
            <text:p>Spara metod</text:p>
          </table:table-cell>
          <table:table-cell table:style-name="ce524" office:value-type="string">
            <text:p>Lagringsmåde</text:p>
          </table:table-cell>
          <table:table-cell table:style-name="ce533" office:value-type="string">
            <text:p>Uložit metodu</text:p>
          </table:table-cell>
          <table:table-cell table:style-name="ce359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0">
          <table:table-cell table:style-name="ce136" office:value-type="string">
            <text:p>dlgSaveAnalysisOrVideo_RadioAnalysis</text:p>
          </table:table-cell>
          <table:table-cell table:style-name="ce377"/>
          <table:table-cell table:style-name="ce397" office:value-type="string">
            <text:p>Save only the analysis</text:p>
          </table:table-cell>
          <table:table-cell table:style-name="ce354" office:value-type="string">
            <text:p>Enregistrer uniquement l'analyse</text:p>
          </table:table-cell>
          <table:table-cell table:style-name="ce410" office:value-type="string">
            <text:p>Bewaar alleen de Kernbeeldgegevens.</text:p>
          </table:table-cell>
          <table:table-cell table:style-name="ce418" office:value-type="string">
            <text:p>Speichere nur Schlüsselbilddaten</text:p>
          </table:table-cell>
          <table:table-cell table:style-name="ce432" office:value-type="string">
            <text:p>Guardar sólo los datos de las imàgenes clave.</text:p>
          </table:table-cell>
          <table:table-cell table:style-name="ce439" office:value-type="string">
            <text:p>Salvar apenas os dados dos quadros de imagens.</text:p>
          </table:table-cell>
          <table:table-cell table:style-name="ce242" office:value-type="string">
            <text:p>Zapisz tylko kluczowe dane obrazów.</text:p>
          </table:table-cell>
          <table:table-cell table:style-name="ce250" office:value-type="string">
            <text:p>Salva solo le Immagini Chiave ed i loro Dati.</text:p>
          </table:table-cell>
          <table:table-cell table:style-name="ce255" office:value-type="string">
            <text:p>Salvează doar datele cadrelor cheie</text:p>
          </table:table-cell>
          <table:table-cell table:style-name="ce262" office:value-type="string">
            <text:p>Tallenna vain avainkuvien tietoja.</text:p>
          </table:table-cell>
          <table:table-cell table:style-name="ce271" office:value-type="string">
            <text:p>Lagre bare nøkkelbilde data</text:p>
          </table:table-cell>
          <table:table-cell table:style-name="ce280" office:value-type="string">
            <text:p>只保存关键图像数据.</text:p>
          </table:table-cell>
          <table:table-cell table:style-name="ce287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512" office:value-type="string">
            <text:p>Išsaugoti tik paveikslėlių žymių duomenis.</text:p>
          </table:table-cell>
          <table:table-cell table:style-name="ce315" office:value-type="string">
            <text:p>Spara endast nyckelbildernas data.</text:p>
          </table:table-cell>
          <table:table-cell table:style-name="ce522" office:value-type="string">
            <text:p>Gem kun analysen</text:p>
          </table:table-cell>
          <table:table-cell table:style-name="ce335" office:value-type="string">
            <text:p>Uložit pouze analýzu</text:p>
          </table:table-cell>
          <table:table-cell table:style-name="ce189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33">
          <table:table-cell table:style-name="ce136" office:value-type="string">
            <text:p>dlgSaveAnalysisOrVideo_HintAnalysis</text:p>
          </table:table-cell>
          <table:table-cell table:style-name="ce377" office:value-type="string">
            <text:p># is used to separate lines</text:p>
          </table:table-cell>
          <table:table-cell table:style-name="ce398" office:value-type="string">
            <text:p>Only the description of drawings and other analysis objects will be saved.#The file can be imported in a video later.</text:p>
          </table:table-cell>
          <table:table-cell table:style-name="ce354" office:value-type="string">
            <text:p>Seuls seront sauvés les dessins et autres objets d'analyse, dans un fichier à part.#Le fichier pourra être réimporté sur une vidéo.</text:p>
          </table:table-cell>
          <table:table-cell table:style-name="ce413"/>
          <table:table-cell table:style-name="ce418"/>
          <table:table-cell table:style-name="ce432"/>
          <table:table-cell table:style-name="ce439"/>
          <table:table-cell table:style-name="ce242"/>
          <table:table-cell table:style-name="ce250"/>
          <table:table-cell table:style-name="ce255"/>
          <table:table-cell table:style-name="ce262"/>
          <table:table-cell table:style-name="ce271"/>
          <table:table-cell table:style-name="ce280"/>
          <table:table-cell table:style-name="ce287"/>
          <table:table-cell table:style-name="ce298"/>
          <table:table-cell table:style-name="ce512"/>
          <table:table-cell table:style-name="ce315"/>
          <table:table-cell table:style-name="ce522" office:value-type="string">
            <text:p>Kun beskrivelse af tegninger og andre analyseobjekter vil blive gemt. #Filen kan importeres i en video senere.</text:p>
          </table:table-cell>
          <table:table-cell table:style-name="ce335" office:value-type="string">
            <text:p>Budou uloženy pouze popisy nákresů a ostatní objekty analýzy.#Soubor lze importovat do videa později. </text:p>
          </table:table-cell>
          <table:table-cell table:style-name="ce189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32" table:number-columns-repeated="1002"/>
          <table:table-cell/>
        </table:table-row>
        <table:table-row table:style-name="ro19">
          <table:table-cell table:style-name="ce136" office:value-type="string">
            <text:p>dlgSaveAnalysisOrVideo_RadioMuxed</text:p>
          </table:table-cell>
          <table:table-cell table:style-name="ce377"/>
          <table:table-cell table:style-name="ce399" office:value-type="string">
            <text:p>Save video with analysis modifiable</text:p>
          </table:table-cell>
          <table:table-cell table:style-name="ce354" office:value-type="string">
            <text:p>Enregistrer la vidéo avec l'analyse modifiable</text:p>
          </table:table-cell>
          <table:table-cell table:style-name="ce410" office:value-type="string">
            <text:p>Bewaar video en Kernbeeldgegevens in een enkel bestand.</text:p>
          </table:table-cell>
          <table:table-cell table:style-name="ce418" office:value-type="string">
            <text:p>Speichere Video und Schlüsselbilddaten in einer gemeinsamen Datei</text:p>
          </table:table-cell>
          <table:table-cell table:style-name="ce432" office:value-type="string">
            <text:p>Guardar el video y los datos de las imàgenes clave en un solo archivo.</text:p>
          </table:table-cell>
          <table:table-cell table:style-name="ce439" office:value-type="string">
            <text:p>Combinar vídeo e dados dos quadros de imagens em um único arquivo.</text:p>
          </table:table-cell>
          <table:table-cell table:style-name="ce242" office:value-type="string">
            <text:p>Zapisz dane wideo i kluczowych obrazów do jednego pliku</text:p>
          </table:table-cell>
          <table:table-cell table:style-name="ce250" office:value-type="string">
            <text:p>Unisci nel file il Video + le Immagini Chiave con i loro Dati.</text:p>
          </table:table-cell>
          <table:table-cell table:style-name="ce255" office:value-type="string">
            <text:p>Salvează video şi cadrele cheie într-un singur fişier</text:p>
          </table:table-cell>
          <table:table-cell table:style-name="ce262" office:value-type="string">
            <text:p>Tallenna video ja avainkuvien tiedot yhteiseen tiedostoon.</text:p>
          </table:table-cell>
          <table:table-cell table:style-name="ce271" office:value-type="string">
            <text:p>Kombiner video og nøkkelbilder I filen.</text:p>
          </table:table-cell>
          <table:table-cell table:style-name="ce280" office:value-type="string">
            <text:p>合并文件中的视频与关键图像数据.</text:p>
          </table:table-cell>
          <table:table-cell table:style-name="ce287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512" office:value-type="string">
            <text:p>Derinti vaizdo ir paveikslėlių žymių duomenis dokumente.</text:p>
          </table:table-cell>
          <table:table-cell table:style-name="ce315" office:value-type="string">
            <text:p>Kombinera video och nyckelbilds data i en fil.</text:p>
          </table:table-cell>
          <table:table-cell table:style-name="ce522" office:value-type="string">
            <text:p>Gem video med modificerbar analyse</text:p>
          </table:table-cell>
          <table:table-cell table:style-name="ce335" office:value-type="string">
            <text:p>Uložit video s modifikovatelnou analýzou.</text:p>
          </table:table-cell>
          <table:table-cell table:style-name="ce189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34">
          <table:table-cell table:style-name="ce379" office:value-type="string">
            <text:p>dlgSaveAnalysisOrVideo_HintMuxed</text:p>
          </table:table-cell>
          <table:table-cell table:style-name="ce390" office:value-type="string">
            <text:p>Will be removed, don't bother with the translation</text:p>
          </table:table-cell>
          <table:table-cell table:style-name="ce400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05" office:value-type="string">
            <text:p>Dans Kinovea, les dessins et autres objets d'analyse seront modifiables.#Dans les autres logiciels, les dessins ne seront pas visibles.</text:p>
          </table:table-cell>
          <table:table-cell table:style-name="ce412"/>
          <table:table-cell table:style-name="ce422"/>
          <table:table-cell table:style-name="ce435"/>
          <table:table-cell table:style-name="ce445"/>
          <table:table-cell table:style-name="ce457"/>
          <table:table-cell table:style-name="ce468"/>
          <table:table-cell table:style-name="ce476"/>
          <table:table-cell table:style-name="ce482"/>
          <table:table-cell table:style-name="ce489"/>
          <table:table-cell table:style-name="ce495"/>
          <table:table-cell table:style-name="ce499"/>
          <table:table-cell table:style-name="ce506"/>
          <table:table-cell table:style-name="ce515"/>
          <table:table-cell table:style-name="ce519"/>
          <table:table-cell table:style-name="ce528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535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43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51" table:number-columns-repeated="1002"/>
          <table:table-cell table:style-name="ce555"/>
        </table:table-row>
        <table:table-row table:style-name="ro24">
          <table:table-cell table:style-name="ce136" office:value-type="string">
            <text:p>dlgSaveAnalysisOrVideo_RadioBlended</text:p>
          </table:table-cell>
          <table:table-cell table:style-name="ce377"/>
          <table:table-cell table:style-name="ce399" office:value-type="string">
            <text:p>Save video with analysis permanently applied on the video</text:p>
          </table:table-cell>
          <table:table-cell table:style-name="ce354" office:value-type="string">
            <text:p>Enregistrer la vidéo avec l'analyse incrustée définitivement</text:p>
          </table:table-cell>
          <table:table-cell table:style-name="ce410" office:value-type="string">
            <text:p>Markeer permanent de Kernbeeld gegevens op de video.</text:p>
          </table:table-cell>
          <table:table-cell table:style-name="ce418" office:value-type="string">
            <text:p>Schlüsselbilddaten dauerhaft ins Video zeichnen.</text:p>
          </table:table-cell>
          <table:table-cell table:style-name="ce432" office:value-type="string">
            <text:p>Incrustar permanentemente los datos de las imágenes clave sobre el vídeo</text:p>
          </table:table-cell>
          <table:table-cell table:style-name="ce439" office:value-type="string">
            <text:p>Pintar dados dos quadros de imagens no vídeo permanentemente.</text:p>
          </table:table-cell>
          <table:table-cell table:style-name="ce245"/>
          <table:table-cell table:style-name="ce250" office:value-type="string">
            <text:p>Includi definitivamente nel Video i Dati delle immagini chiave. </text:p>
          </table:table-cell>
          <table:table-cell table:style-name="ce255" office:value-type="string">
            <text:p>Imprima permanent datele cadrelor cheie pe fisierul video</text:p>
          </table:table-cell>
          <table:table-cell table:style-name="ce262" office:value-type="string">
            <text:p>Maalaa avainkuvien tiedot pysyvästi videolle.</text:p>
          </table:table-cell>
          <table:table-cell table:style-name="ce271" office:value-type="string">
            <text:p>Lagre tegninger permanent på video</text:p>
          </table:table-cell>
          <table:table-cell table:style-name="ce280" office:value-type="string">
            <text:p>永久性地保留视频上的关键图像数据.</text:p>
          </table:table-cell>
          <table:table-cell table:style-name="ce287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512" office:value-type="string">
            <text:p>Pastoviai rodyti paveikslėlių žymių duomenis vaizde.</text:p>
          </table:table-cell>
          <table:table-cell table:style-name="ce314" office:value-type="string">
            <text:p>Måla nyckelbildernas grafik permanent på videon.</text:p>
          </table:table-cell>
          <table:table-cell table:style-name="ce522" office:value-type="string">
            <text:p>Gem video, med permanent analyse</text:p>
          </table:table-cell>
          <table:table-cell table:style-name="ce335" office:value-type="string">
            <text:p>Uložit video s analýzou trvale aplikovanou na video</text:p>
          </table:table-cell>
          <table:table-cell table:style-name="ce189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34">
          <table:table-cell table:style-name="ce136" office:value-type="string">
            <text:p>dlgSaveAnalysisOrVideo_HintBlended</text:p>
          </table:table-cell>
          <table:table-cell table:style-name="ce377" office:value-type="string">
            <text:p># is used to separate lines</text:p>
          </table:table-cell>
          <table:table-cell table:style-name="ce399" office:value-type="string">
            <text:p>Analysis objects will be visible in all players but not modifiable.#Extra comments attached to key images will not be saved.</text:p>
          </table:table-cell>
          <table:table-cell table:style-name="ce354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13"/>
          <table:table-cell table:style-name="ce418"/>
          <table:table-cell table:style-name="ce432"/>
          <table:table-cell table:style-name="ce439"/>
          <table:table-cell table:style-name="ce245"/>
          <table:table-cell table:style-name="ce250"/>
          <table:table-cell table:style-name="ce255"/>
          <table:table-cell table:style-name="ce262"/>
          <table:table-cell table:style-name="ce271"/>
          <table:table-cell table:style-name="ce280"/>
          <table:table-cell table:style-name="ce287"/>
          <table:table-cell table:style-name="ce298"/>
          <table:table-cell table:style-name="ce512"/>
          <table:table-cell table:style-name="ce314"/>
          <table:table-cell table:style-name="ce522" office:value-type="string">
            <text:p>Analyseobjekter vil være synlige i alle afspillere, men kan ikke ændres.#Ekstra kommentarer til nøglebilleder vil ikke blive gemt.</text:p>
          </table:table-cell>
          <table:table-cell table:style-name="ce335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89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80" office:value-type="string">
            <text:p>dlgSaveAnalysisOrVideo_RadioVideo</text:p>
          </table:table-cell>
          <table:table-cell table:style-name="ce391"/>
          <table:table-cell table:style-name="ce401" office:value-type="string">
            <text:p>Save video only.</text:p>
          </table:table-cell>
          <table:table-cell table:style-name="ce406" office:value-type="string">
            <text:p>Enregistrer uniquement la vidéo.</text:p>
          </table:table-cell>
          <table:table-cell table:style-name="ce414" office:value-type="string">
            <text:p>Bewaar alleen video.</text:p>
          </table:table-cell>
          <table:table-cell table:style-name="ce423" office:value-type="string">
            <text:p>Speichere nur das Video</text:p>
          </table:table-cell>
          <table:table-cell table:style-name="ce436" office:value-type="string">
            <text:p>Guardar solo el video.</text:p>
          </table:table-cell>
          <table:table-cell table:style-name="ce446" office:value-type="string">
            <text:p>Salvar apenas o vídeo.</text:p>
          </table:table-cell>
          <table:table-cell table:style-name="ce459" office:value-type="string">
            <text:p>Zapisz tylko wideo.</text:p>
          </table:table-cell>
          <table:table-cell table:style-name="ce469" office:value-type="string">
            <text:p>Salva solo il Video.</text:p>
          </table:table-cell>
          <table:table-cell table:style-name="ce477" office:value-type="string">
            <text:p>Salvează doar video.</text:p>
          </table:table-cell>
          <table:table-cell table:style-name="ce483" office:value-type="string">
            <text:p>Tallenna vain video.</text:p>
          </table:table-cell>
          <table:table-cell table:style-name="ce490" office:value-type="string">
            <text:p>Lagre kun video.</text:p>
          </table:table-cell>
          <table:table-cell table:style-name="ce496" office:value-type="string">
            <text:p>只保存视频.</text:p>
          </table:table-cell>
          <table:table-cell table:style-name="ce500" office:value-type="string">
            <text:p>Sadece videoyu kaydet.</text:p>
          </table:table-cell>
          <table:table-cell table:style-name="ce507" office:value-type="string">
            <text:p>Αποθήκευση video μόνο.</text:p>
          </table:table-cell>
          <table:table-cell table:style-name="ce516" office:value-type="string">
            <text:p>Išsaugoti tik video</text:p>
          </table:table-cell>
          <table:table-cell table:style-name="ce520" office:value-type="string">
            <text:p>Spara endast video.</text:p>
          </table:table-cell>
          <table:table-cell table:style-name="ce529" office:value-type="string">
            <text:p>Gem kun video.</text:p>
          </table:table-cell>
          <table:table-cell table:style-name="ce537" office:value-type="string">
            <text:p>Uložit pouze video.</text:p>
          </table:table-cell>
          <table:table-cell table:style-name="ce544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52" table:number-columns-repeated="1002"/>
          <table:table-cell table:style-name="ce556"/>
        </table:table-row>
        <table:table-row table:style-name="ro20">
          <table:table-cell table:style-name="ce135" office:value-type="string">
            <text:p>dlgSaveAnalysisOrVideo_Title</text:p>
          </table:table-cell>
          <table:table-cell table:style-name="ce386"/>
          <table:table-cell table:style-name="ce350" office:value-type="string">
            <text:p>Save Video...</text:p>
          </table:table-cell>
          <table:table-cell table:style-name="ce353" office:value-type="string">
            <text:p>Enregistrement de la Vidéo...</text:p>
          </table:table-cell>
          <table:table-cell table:style-name="ce410" office:value-type="string">
            <text:p>Bewaar video of Kernbeeldgegevens…</text:p>
          </table:table-cell>
          <table:table-cell table:style-name="ce418" office:value-type="string">
            <text:p>Speichere Video oder Schlüsselbilddaten...</text:p>
          </table:table-cell>
          <table:table-cell table:style-name="ce432" office:value-type="string">
            <text:p>Guardar el video y los datos de las imàgenes clave…</text:p>
          </table:table-cell>
          <table:table-cell table:style-name="ce439" office:value-type="string">
            <text:p>Salvar Vídeo ou Dados dos Quadros de Imagens...</text:p>
          </table:table-cell>
          <table:table-cell table:style-name="ce244" office:value-type="string">
            <text:p>Zapisz dane wideo albo kluczowych obrazów</text:p>
          </table:table-cell>
          <table:table-cell table:style-name="ce250" office:value-type="string">
            <text:p>Salva il Video o le Immagini Chiave...</text:p>
          </table:table-cell>
          <table:table-cell table:style-name="ce255" office:value-type="string">
            <text:p>Salvează video sau cadre cheie...</text:p>
          </table:table-cell>
          <table:table-cell table:style-name="ce262" office:value-type="string">
            <text:p>Tallenna video tai avainkuvien tiedot...</text:p>
          </table:table-cell>
          <table:table-cell table:style-name="ce272" office:value-type="string">
            <text:p>Lagre video eller nøkkelbilde data</text:p>
          </table:table-cell>
          <table:table-cell table:style-name="ce280" office:value-type="string">
            <text:p>保存视频或关键图像数据...</text:p>
          </table:table-cell>
          <table:table-cell table:style-name="ce286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style-name="ce512" office:value-type="string">
            <text:p>Išsaugoti video arba pažymėtus vaizdus</text:p>
          </table:table-cell>
          <table:table-cell table:style-name="ce315" office:value-type="string">
            <text:p>Spara video eller nyckelbilds data...</text:p>
          </table:table-cell>
          <table:table-cell table:style-name="ce524" office:value-type="string">
            <text:p>Gem Video…</text:p>
          </table:table-cell>
          <table:table-cell table:style-name="ce533" office:value-type="string">
            <text:p>Uložit video…</text:p>
          </table:table-cell>
          <table:table-cell table:style-name="ce35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dlgSaveAnalysisTitle</text:p>
          </table:table-cell>
          <table:table-cell table:style-name="ce386"/>
          <table:table-cell table:style-name="ce350" office:value-type="string">
            <text:p>Save Key Images Data</text:p>
          </table:table-cell>
          <table:table-cell table:style-name="ce353" office:value-type="string">
            <text:p>Enregistrer les Données des Images Clés</text:p>
          </table:table-cell>
          <table:table-cell table:style-name="ce410" office:value-type="string">
            <text:p>Bewaar Kernbeeldgegegevens.</text:p>
          </table:table-cell>
          <table:table-cell table:style-name="ce418" office:value-type="string">
            <text:p>Speichere Schlüsselbilddaten</text:p>
          </table:table-cell>
          <table:table-cell table:style-name="ce432" office:value-type="string">
            <text:p>Guardar los datos de las imàgenes clave .</text:p>
          </table:table-cell>
          <table:table-cell table:style-name="ce439" office:value-type="string">
            <text:p>Salvar Dados dos Quadros de Imagens</text:p>
          </table:table-cell>
          <table:table-cell table:style-name="ce244" office:value-type="string">
            <text:p>Zapisz dane kluczowych obrazów</text:p>
          </table:table-cell>
          <table:table-cell table:style-name="ce250" office:value-type="string">
            <text:p>Salva i Dati delle immagini chiave</text:p>
          </table:table-cell>
          <table:table-cell table:style-name="ce255" office:value-type="string">
            <text:p>Salvează datele cadrelor cheie</text:p>
          </table:table-cell>
          <table:table-cell table:style-name="ce262" office:value-type="string">
            <text:p>Tallenna avainkuvien tiedot</text:p>
          </table:table-cell>
          <table:table-cell table:style-name="ce272" office:value-type="string">
            <text:p>Lagre nøkkelbilde data</text:p>
          </table:table-cell>
          <table:table-cell table:style-name="ce280" office:value-type="string">
            <text:p>保存关键图像数据</text:p>
          </table:table-cell>
          <table:table-cell table:style-name="ce286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style-name="ce512" office:value-type="string">
            <text:p>Išsaugoti pažymėtų vaizdų duomenis</text:p>
          </table:table-cell>
          <table:table-cell table:style-name="ce315" office:value-type="string">
            <text:p>Spara nyckelbilds data</text:p>
          </table:table-cell>
          <table:table-cell table:style-name="ce524" office:value-type="string">
            <text:p>Gem data for nøglebilleder</text:p>
          </table:table-cell>
          <table:table-cell table:style-name="ce533" office:value-type="string">
            <text:p>Uložit data klíčových pozic</text:p>
          </table:table-cell>
          <table:table-cell table:style-name="ce35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5">
          <table:table-cell table:style-name="ce135" office:value-type="string">
            <text:p>dlgSaveFilter</text:p>
          </table:table-cell>
          <table:table-cell table:style-name="ce386"/>
          <table:table-cell table:style-name="ce350" office:value-type="string">
            <text:p>JPEG Images (*.jpg,*.jpeg)|*.jpg;*.jpeg|PNG Images (*.png)|*.png|Bitmap Images (*.bmp)|*.bmp</text:p>
          </table:table-cell>
          <table:table-cell table:style-name="ce353" office:value-type="string">
            <text:p>Images JPEG (*.jpg,*.jpeg)|*.jpg;*.jpeg|Images PNG (*.png)|*.png|Images Bitmap (*.bmp)|*.bmp</text:p>
          </table:table-cell>
          <table:table-cell table:style-name="ce410" office:value-type="string">
            <text:p>JPEG afbeeldingen (*.jpg,*.jpeg)|*.jpg;*.jpeg|PNG afbeeldingen (*.png)|*.png|Bitmap afbeeldingen (*.bmp)|*.bmp</text:p>
          </table:table-cell>
          <table:table-cell table:style-name="ce418" office:value-type="string">
            <text:p>JPEG Bilder (*.jpg,*.jpeg)|*.jpg;*.jpeg|PNG Bilder (*.png)|*.png|Pixelgrafik (*.bmp)|*.bmp</text:p>
          </table:table-cell>
          <table:table-cell table:style-name="ce432" office:value-type="string">
            <text:p>Imagenes JPEG (*.jpg,*.jpeg)|*.jpg;*.jpeg|Imagenes PNG (*.png)|*.png|Imagenes Bitmap (*.bmp)|*.bmp</text:p>
          </table:table-cell>
          <table:table-cell table:style-name="ce439" office:value-type="string">
            <text:p>Imagens JPEG (*.jpg,*.jpeg)|*.jpg;*.jpeg|Imagens PNG (*.png)|*.png|Imagens Bitmap (*.bmp)|*.bmp</text:p>
          </table:table-cell>
          <table:table-cell table:style-name="ce244" office:value-type="string">
            <text:p>Obrazy JPEG (*.jpg,*.jpeg)|*.jpg;*.jpeg|Obrazy PNG (*.png)|*.png|Bitmapy (*.bmp)|*.bmp</text:p>
          </table:table-cell>
          <table:table-cell table:style-name="ce250" office:value-type="string">
            <text:p>JPEG Images (*.jpg,*.jpeg)|*.jpg;*.jpeg|PNG Images (*.png)|*.png|Bitmap Images (*.bmp)|*.bmp</text:p>
          </table:table-cell>
          <table:table-cell table:style-name="ce255" office:value-type="string">
            <text:p>JPEG <text:s/>(*.jpg,*.jpeg)|*.jpg;*.jpeg|PNG <text:s/>(*.png)|*.png|Bitmap <text:s/>(*.bmp)|*.bmp</text:p>
          </table:table-cell>
          <table:table-cell table:style-name="ce262" office:value-type="string">
            <text:p>JPEG kuvat (*.jpg,*.jpeg)|*.jpg;*.jpeg|PNG kuvat (*.png)|*.png|Bitmap kuvat (*.bmp)|*.bmp</text:p>
          </table:table-cell>
          <table:table-cell table:style-name="ce272" office:value-type="string">
            <text:p>JPEG Images (*.jpg,*.jpeg)|*.jpg;*.jpeg|PNG Images (*.png)|*.png|Bitmap Images (*.bmp)|*.bmp</text:p>
          </table:table-cell>
          <table:table-cell table:style-name="ce280" office:value-type="string">
            <text:p>JPEG Images (*.jpg,*.jpeg)|*.jpg;*.jpeg|PNG Images (*.png)|*.png|Bitmap Images (*.bmp)|*.bmp</text:p>
          </table:table-cell>
          <table:table-cell table:style-name="ce286" office:value-type="string">
            <text:p>JPEG İmajları (*.jpg,*.jpeg)|*.jpg;*.jpeg|PNG İmajları (*.png)|*.png|Bitmap İmajları (*.bmp)|*.bmp</text:p>
          </table:table-cell>
          <table:table-cell table:style-name="ce298" office:value-type="string">
            <text:p>JPEG Images (*.jpg,*.jpeg)|*.jpg;*.jpeg|PNG Images (*.png)|*.png|Bitmap Images (*.bmp)|*.bmp</text:p>
          </table:table-cell>
          <table:table-cell table:style-name="ce512" office:value-type="string">
            <text:p>JPEG Images (*.jpg,*.jpeg)|*.jpg;*.jpeg|PNG Images (*.png)|*.png|Bitmap Images (*.bmp)|*.bmp</text:p>
          </table:table-cell>
          <table:table-cell table:style-name="ce315" office:value-type="string">
            <text:p>JPEG bilder (*.jpg,*.jpeg)|*.jpg;*.jpeg|PNG bilder (*.png)|*.png|Bitmap bilder (*.bmp)|*.bmp</text:p>
          </table:table-cell>
          <table:table-cell table:style-name="ce524" office:value-type="string">
            <text:p>JPEG billeder (*.jpg,*.jpeg)|*.jpg;*.jpeg|PNG billeder (*.png)|*.png|Bitmap billeder (*.bmp)|*.bmp</text:p>
          </table:table-cell>
          <table:table-cell table:style-name="ce536" office:value-type="string">
            <text:p>JPEG Images (*.jpg,*.jpeg)|*.jpg;*.jpeg|PNG Images (*.png)|*.png|Bitmap Images (*.bmp)|*.bmp</text:p>
          </table:table-cell>
          <table:table-cell table:style-name="ce355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SaveSequenceTitle</text:p>
          </table:table-cell>
          <table:table-cell table:style-name="ce386"/>
          <table:table-cell table:style-name="ce350" office:value-type="string">
            <text:p>Save Sequence</text:p>
          </table:table-cell>
          <table:table-cell table:style-name="ce353" office:value-type="string">
            <text:p>Enregistrer la Séquence d'Images</text:p>
          </table:table-cell>
          <table:table-cell table:style-name="ce410" office:value-type="string">
            <text:p>Bewaar beeldmateriaal</text:p>
          </table:table-cell>
          <table:table-cell table:style-name="ce418" office:value-type="string">
            <text:p>Speichere Sequenz</text:p>
          </table:table-cell>
          <table:table-cell table:style-name="ce432" office:value-type="string">
            <text:p>Guardar la secuencia de imàgenes </text:p>
          </table:table-cell>
          <table:table-cell table:style-name="ce439" office:value-type="string">
            <text:p>Salvar Sequência</text:p>
          </table:table-cell>
          <table:table-cell table:style-name="ce244" office:value-type="string">
            <text:p>Zapisz sekwencję</text:p>
          </table:table-cell>
          <table:table-cell table:style-name="ce250" office:value-type="string">
            <text:p>Salva la Sequenza di Immagini</text:p>
          </table:table-cell>
          <table:table-cell table:style-name="ce255" office:value-type="string">
            <text:p>Salvează Secvenţa</text:p>
          </table:table-cell>
          <table:table-cell table:style-name="ce262" office:value-type="string">
            <text:p>Tallenna kuvausjakso</text:p>
          </table:table-cell>
          <table:table-cell table:style-name="ce272" office:value-type="string">
            <text:p>Lagre sekvens</text:p>
          </table:table-cell>
          <table:table-cell table:style-name="ce280" office:value-type="string">
            <text:p>保存序列</text:p>
          </table:table-cell>
          <table:table-cell table:style-name="ce286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style-name="ce512" office:value-type="string">
            <text:p>Išsaugoti seką</text:p>
          </table:table-cell>
          <table:table-cell table:style-name="ce315" office:value-type="string">
            <text:p>Spara bildsekvens</text:p>
          </table:table-cell>
          <table:table-cell table:style-name="ce524" office:value-type="string">
            <text:p>Gem sekvens</text:p>
          </table:table-cell>
          <table:table-cell table:style-name="ce533" office:value-type="string">
            <text:p>Uložit sekvenci obrazů</text:p>
          </table:table-cell>
          <table:table-cell table:style-name="ce35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2">
          <table:table-cell table:style-name="ce135" office:value-type="string">
            <text:p>dlgSaveVideoFilterAlone</text:p>
          </table:table-cell>
          <table:table-cell table:style-name="ce386"/>
          <table:table-cell table:style-name="ce350" office:value-type="string">
            <text:p>Matroska (*.mkv)|*.mkv|MP4 (*.mp4)|*.mp4|AVI (*.avi)|*.avi; </text:p>
          </table:table-cell>
          <table:table-cell table:style-name="ce353" office:value-type="string">
            <text:p>Matroska (*.mkv)|*.mkv|MP4 (*.mp4)|*.mp4|AVI (*.avi)|*.avi; </text:p>
          </table:table-cell>
          <table:table-cell table:style-name="ce410" office:value-type="string">
            <text:p>Matroska (*.mkv)|*.mkv|MP4 (*.mp4)|*.mp4|AVI (*.avi)|*.avi; </text:p>
          </table:table-cell>
          <table:table-cell table:style-name="ce418" office:value-type="string">
            <text:p>Matroska (*.mkv)|*.mkv|MP4 (*.mp4)|*.mp4|AVI (*.avi)|*.avi; </text:p>
          </table:table-cell>
          <table:table-cell table:style-name="ce432" office:value-type="string">
            <text:p>Matroska (*.mkv)|*.mkv|MP4 (*.mp4)|*.mp4|AVI (*.avi)|*.avi; </text:p>
          </table:table-cell>
          <table:table-cell table:style-name="ce439" office:value-type="string">
            <text:p>Matroska (*.mkv)|*.mkv|MP4 (*.mp4)|*.mp4|AVI (*.avi)|*.avi; </text:p>
          </table:table-cell>
          <table:table-cell table:style-name="ce241" office:value-type="string">
            <text:p>Matroska (*.mkv)|*.mkv|MP4 (*.mp4)|*.mp4|AVI (*.avi)|*.avi; </text:p>
          </table:table-cell>
          <table:table-cell table:style-name="ce250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272" office:value-type="string">
            <text:p>Matroska (*.mkv)|*.mkv|MP4 (*.mp4)|*.mp4|AVI (*.avi)|*.avi;</text:p>
          </table:table-cell>
          <table:table-cell table:style-name="ce280" office:value-type="string">
            <text:p>高清格式 (*.mkv)|*.mkv|MP4 (*.mp4)|*.mp4|AVI (*.avi)|*.avi; </text:p>
          </table:table-cell>
          <table:table-cell table:style-name="ce286" office:value-type="string">
            <text:p>Matroska (*.mkv)|*.mkv|MP4 (*.mp4)|*.mp4|AVI (*.avi)|*.avi; </text:p>
          </table:table-cell>
          <table:table-cell table:style-name="ce298" office:value-type="string">
            <text:p>Matroska (*.mkv)|*.mkv|MP4 (*.mp4)|*.mp4|AVI (*.avi)|*.avi; </text:p>
          </table:table-cell>
          <table:table-cell table:style-name="ce512" office:value-type="string">
            <text:p>Matroska (*.mkv)|*.mkv|MP4 (*.mp4)|*.mp4|AVI (*.avi)|*.avi; </text:p>
          </table:table-cell>
          <table:table-cell table:style-name="ce315" office:value-type="string">
            <text:p>Matroska (*.mkv)|*.mkv|MP4 (*.mp4)|*.mp4|AVI (*.avi)|*.avi; </text:p>
          </table:table-cell>
          <table:table-cell table:style-name="ce524" office:value-type="string">
            <text:p>Matroska (*.mkv)|*.mkv|MP4 (*.mp4)|*.mp4|AVI (*.avi)|*.avi; </text:p>
          </table:table-cell>
          <table:table-cell table:style-name="ce536" office:value-type="string">
            <text:p>Matroska (*.mkv)|*.mkv|MP4 (*.mp4)|*.mp4|AVI (*.avi)|*.avi; </text:p>
          </table:table-cell>
          <table:table-cell table:style-name="ce355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SaveVideoFilterMuxed</text:p>
          </table:table-cell>
          <table:table-cell table:style-name="ce386"/>
          <table:table-cell table:style-name="ce350" office:value-type="string">
            <text:p>Matroska (*.mkv)|*.mkv; </text:p>
          </table:table-cell>
          <table:table-cell table:style-name="ce353" office:value-type="string">
            <text:p>Matroska (*.mkv)|*.mkv; </text:p>
          </table:table-cell>
          <table:table-cell table:style-name="ce410" office:value-type="string">
            <text:p>Matroska (*.mkv)|*.mkv; </text:p>
          </table:table-cell>
          <table:table-cell table:style-name="ce418" office:value-type="string">
            <text:p>Matroska (*.mkv)|*.mkv; </text:p>
          </table:table-cell>
          <table:table-cell table:style-name="ce432" office:value-type="string">
            <text:p>Matroska (*.mkv)|*.mkv; </text:p>
          </table:table-cell>
          <table:table-cell table:style-name="ce439" office:value-type="string">
            <text:p>Matroska (*.mkv)|*.mkv; </text:p>
          </table:table-cell>
          <table:table-cell table:style-name="ce241" office:value-type="string">
            <text:p>Matroska (*.mkv)|*.mkv|MP4 (*.mp4)|*.mp4; </text:p>
          </table:table-cell>
          <table:table-cell table:style-name="ce250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262" office:value-type="string">
            <text:p>Matroska (*.mkv)|*.mkv; </text:p>
          </table:table-cell>
          <table:table-cell table:style-name="ce272" office:value-type="string">
            <text:p>Matroska (*.mkv)|*.mkv; </text:p>
          </table:table-cell>
          <table:table-cell table:style-name="ce280" office:value-type="string">
            <text:p>高清格式 (*.mkv)|*.mkv; </text:p>
          </table:table-cell>
          <table:table-cell table:style-name="ce286" office:value-type="string">
            <text:p>Matroska (*.mkv)|*.mkv; </text:p>
          </table:table-cell>
          <table:table-cell table:style-name="ce298" office:value-type="string">
            <text:p>Matroska (*.mkv)|*.mkv; </text:p>
          </table:table-cell>
          <table:table-cell table:style-name="ce512" office:value-type="string">
            <text:p>Matroska (*.mkv)|*.mkv; </text:p>
          </table:table-cell>
          <table:table-cell table:style-name="ce315" office:value-type="string">
            <text:p>Matroska (*.mkv)|*.mkv; </text:p>
          </table:table-cell>
          <table:table-cell table:style-name="ce524" office:value-type="string">
            <text:p>Matroska (*.mkv)|*.mkv; </text:p>
          </table:table-cell>
          <table:table-cell table:style-name="ce536" office:value-type="string">
            <text:p>Matroska (*.mkv)|*.mkv; </text:p>
          </table:table-cell>
          <table:table-cell table:style-name="ce355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dlgSaveVideoTitle</text:p>
          </table:table-cell>
          <table:table-cell table:style-name="ce386"/>
          <table:table-cell table:style-name="ce350" office:value-type="string">
            <text:p>Save Video</text:p>
          </table:table-cell>
          <table:table-cell table:style-name="ce353" office:value-type="string">
            <text:p>Enregistrer la Vidéo</text:p>
          </table:table-cell>
          <table:table-cell table:style-name="ce410" office:value-type="string">
            <text:p>Bewaar video</text:p>
          </table:table-cell>
          <table:table-cell table:style-name="ce418" office:value-type="string">
            <text:p>Speichere Video</text:p>
          </table:table-cell>
          <table:table-cell table:style-name="ce432" office:value-type="string">
            <text:p>Guardar el video.</text:p>
          </table:table-cell>
          <table:table-cell table:style-name="ce439" office:value-type="string">
            <text:p>Salvar Vídeo</text:p>
          </table:table-cell>
          <table:table-cell table:style-name="ce241" office:value-type="string">
            <text:p>Zapisz wideo</text:p>
          </table:table-cell>
          <table:table-cell table:style-name="ce250" office:value-type="string">
            <text:p>Salva il Video</text:p>
          </table:table-cell>
          <table:table-cell table:style-name="ce255" office:value-type="string">
            <text:p>Salvează Video</text:p>
          </table:table-cell>
          <table:table-cell table:style-name="ce262" office:value-type="string">
            <text:p>Tallenna video</text:p>
          </table:table-cell>
          <table:table-cell table:style-name="ce272" office:value-type="string">
            <text:p>Lagre video</text:p>
          </table:table-cell>
          <table:table-cell table:style-name="ce280" office:value-type="string">
            <text:p>保存视频</text:p>
          </table:table-cell>
          <table:table-cell table:style-name="ce286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style-name="ce512" office:value-type="string">
            <text:p>Išsaugoti video</text:p>
          </table:table-cell>
          <table:table-cell table:style-name="ce315" office:value-type="string">
            <text:p>Spara Video</text:p>
          </table:table-cell>
          <table:table-cell table:style-name="ce524" office:value-type="string">
            <text:p>Gem Video</text:p>
          </table:table-cell>
          <table:table-cell table:style-name="ce533" office:value-type="string">
            <text:p>Uložit video</text:p>
          </table:table-cell>
          <table:table-cell table:style-name="ce359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0">
          <table:table-cell table:style-name="ce381" office:value-type="string">
            <text:p>dlgSetTrajectoryOrigin_Title</text:p>
          </table:table-cell>
          <table:table-cell table:style-name="ce377"/>
          <table:table-cell table:style-name="ce351" office:value-type="string">
            <text:p>Set coordinates system origin</text:p>
          </table:table-cell>
          <table:table-cell table:style-name="ce168" office:value-type="string">
            <text:p>Spécifier l'origine du repère de coordonnées</text:p>
          </table:table-cell>
          <table:table-cell table:style-name="ce410" office:value-type="string">
            <text:p>Specificeer de originele trajectpad coördinaten</text:p>
          </table:table-cell>
          <table:table-cell table:style-name="ce418" office:value-type="string">
            <text:p>Koordinatenursprung setzen</text:p>
          </table:table-cell>
          <table:table-cell table:style-name="ce432" office:value-type="string">
            <text:p>Especificar el origen de coordenadas</text:p>
          </table:table-cell>
          <table:table-cell table:style-name="ce447" office:value-type="string">
            <text:p>Definir a origem do sistema de coordenadas </text:p>
          </table:table-cell>
          <table:table-cell table:style-name="ce245"/>
          <table:table-cell table:style-name="ce465" office:value-type="string">
            <text:p>Imposta le coordinate di origine</text:p>
          </table:table-cell>
          <table:table-cell table:style-name="ce473" office:value-type="string">
            <text:p>Specificati originea sistemului de coordonate</text:p>
          </table:table-cell>
          <table:table-cell table:style-name="ce262" office:value-type="string">
            <text:p>Aseta koordinaatiojärjestelmän origo</text:p>
          </table:table-cell>
          <table:table-cell table:style-name="ce271" office:value-type="string">
            <text:p>Sett koordinatene til systemstart</text:p>
          </table:table-cell>
          <table:table-cell table:style-name="ce280" office:value-type="string">
            <text:p>设定坐标系的原点</text:p>
          </table:table-cell>
          <table:table-cell table:style-name="ce287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512" office:value-type="string">
            <text:p>Nustatyti koordinačių sistemos pradžią</text:p>
          </table:table-cell>
          <table:table-cell table:style-name="ce314" office:value-type="string">
            <text:p>Bestäm koordinatsystemets ursprung</text:p>
          </table:table-cell>
          <table:table-cell table:style-name="ce522" office:value-type="string">
            <text:p>Angiv koordinatsystemets udgangspunkt</text:p>
          </table:table-cell>
          <table:table-cell table:style-name="ce335" office:value-type="string">
            <text:p>Nastavit počátek souřadného systému</text:p>
          </table:table-cell>
          <table:table-cell table:style-name="ce189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32" table:number-columns-repeated="1002"/>
          <table:table-cell/>
        </table:table-row>
        <table:table-row table:style-name="ro23">
          <table:table-cell table:style-name="ce381" office:value-type="string">
            <text:p>Error_Capture_CannotConnect_Title</text:p>
          </table:table-cell>
          <table:table-cell table:style-name="ce377"/>
          <table:table-cell table:style-name="ce351" office:value-type="string">
            <text:p>Cannot connect to video device</text:p>
          </table:table-cell>
          <table:table-cell table:style-name="ce168" office:value-type="string">
            <text:p>Impossible de se connecter à la caméra</text:p>
          </table:table-cell>
          <table:table-cell table:style-name="ce411" office:value-type="string">
            <text:p>Kan niet verbinden met video apparaat.</text:p>
          </table:table-cell>
          <table:table-cell table:style-name="ce420" office:value-type="string">
            <text:p>Verbindung fehlgeschlagen</text:p>
          </table:table-cell>
          <table:table-cell table:style-name="ce433" office:value-type="string">
            <text:p>No se puede connectar a la cámara</text:p>
          </table:table-cell>
          <table:table-cell table:style-name="ce444" office:value-type="string">
            <text:p>Não foi possível se conectar a um dispositivo de video.</text:p>
          </table:table-cell>
          <table:table-cell table:style-name="ce242"/>
          <table:table-cell table:style-name="ce465" office:value-type="string">
            <text:p>Impossibile connettersi al dispositivo video</text:p>
          </table:table-cell>
          <table:table-cell table:style-name="ce473" office:value-type="string">
            <text:p>Aparatul video nu poate fi conectat.</text:p>
          </table:table-cell>
          <table:table-cell table:style-name="ce262" office:value-type="string">
            <text:p>Ei voida kytkeä videolaitteeseen</text:p>
          </table:table-cell>
          <table:table-cell table:style-name="ce271"/>
          <table:table-cell table:style-name="ce280"/>
          <table:table-cell table:style-name="ce288" office:value-type="string">
            <text:p>Video aygıtına bağlanamıyor</text:p>
          </table:table-cell>
          <table:table-cell table:style-name="ce503" office:value-type="string">
            <text:p>Αδύνατη η σύνδεση στην συσκευή εικόνας</text:p>
          </table:table-cell>
          <table:table-cell table:style-name="ce514" office:value-type="string">
            <text:p>Negaliu prisijungti prie vaizdo įrenginio</text:p>
          </table:table-cell>
          <table:table-cell table:style-name="ce315" office:value-type="string">
            <text:p>Kan inte koppla till videoenhet</text:p>
          </table:table-cell>
          <table:table-cell table:style-name="ce522" office:value-type="string">
            <text:p>Kan ikke forbinde til videokamera</text:p>
          </table:table-cell>
          <table:table-cell table:style-name="ce335" office:value-type="string">
            <text:p>Nelze připojit k video zařízení</text:p>
          </table:table-cell>
          <table:table-cell table:style-name="ce189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2" table:number-columns-repeated="1002"/>
          <table:table-cell table:style-name="ce341"/>
        </table:table-row>
        <table:table-row table:style-name="ro25">
          <table:table-cell table:style-name="ce381" office:value-type="string">
            <text:p>Error_Capture_CannotConnect_Text</text:p>
          </table:table-cell>
          <table:table-cell table:style-name="ce377"/>
          <table:table-cell table:style-name="ce351" office:value-type="string">
            <text:p>Couldn't find any device to connect to.\nPlease make sure the device is properly plugged to the computer.</text:p>
          </table:table-cell>
          <table:table-cell table:style-name="ce168" office:value-type="string">
            <text:p>Aucune caméra n'a été trouvée.\nVeuillez vérifier que la caméra est bien connectée à l'ordinateur.</text:p>
          </table:table-cell>
          <table:table-cell table:style-name="ce411" office:value-type="string">
            <text:p>Kan geen apparaat vinden om mee te verbinden.\n Zorg er voor dat het apparaat verbonden is met de computer.</text:p>
          </table:table-cell>
          <table:table-cell table:style-name="ce420" office:value-type="string">
            <text:p>Verbindung konnte nicht hergestellt werden.\nBitte vergewissern Sie sich, ob das Gerät richtig angeschlossen ist. </text:p>
          </table:table-cell>
          <table:table-cell table:style-name="ce433" office:value-type="string">
            <text:p>No se encontró la cámara.\nPor favor compruebe que la cámara está conectada al ordenador.</text:p>
          </table:table-cell>
          <table:table-cell table:style-name="ce444" office:value-type="string">
            <text:p>Não foi possível localizar nenhum dispositivo de video.\nPor favor verifique se o dispositivo está conectado corretamente ao computador.</text:p>
          </table:table-cell>
          <table:table-cell table:style-name="ce242"/>
          <table:table-cell table:style-name="ce250" office:value-type="string">
            <text:p>Impossibile trovare un dispositivo video a cui connettersi.\nAssicurarsi che il dispositivo sia correttamente collegato al computer.</text:p>
          </table:table-cell>
          <table:table-cell table:style-name="ce473" office:value-type="string">
            <text:p>Nu s-a găsit niciun dispozitiv conectat.\nVă rugăm verificaţi ca dispozitivul să fie conectat correspunzător la calculator.</text:p>
          </table:table-cell>
          <table:table-cell table:style-name="ce351" office:value-type="string">
            <text:p>EI löytynyt kytkettävää laitetta.\nVarmista että laite on kytketty tietokoneeseen oikein.</text:p>
          </table:table-cell>
          <table:table-cell table:style-name="ce271"/>
          <table:table-cell table:style-name="ce280"/>
          <table:table-cell table:style-name="ce288" office:value-type="string">
            <text:p>Bağlanacak bir aygıt bulunamadı.\nLütfen aygıtın bilgisayara uygun şekilde bağlı olduğundan emin olun.</text:p>
          </table:table-cell>
          <table:table-cell table:style-name="ce503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14" office:value-type="string">
            <text:p>Negaliu rasti prijungto įrenginio prie.\nPrašau patikrinti ar teisingai prijungtas irenginys.</text:p>
          </table:table-cell>
          <table:table-cell table:style-name="ce315" office:value-type="string">
            <text:p>Hittar ingen enhet att koppla upp.\nKontrollera att enheten är rätt kopplad till datorn.</text:p>
          </table:table-cell>
          <table:table-cell table:style-name="ce522" office:value-type="string">
            <text:p>Kunne ikke finde et tilsluttet kamera.\nKontroller at kameraet er sluttet korrekt til PC.</text:p>
          </table:table-cell>
          <table:table-cell table:style-name="ce335" office:value-type="string">
            <text:p>Nemůže najít zařízení pro připojení.\nUbezpečte se, že je zařízení řádně připojeno k počítači.</text:p>
          </table:table-cell>
          <table:table-cell table:style-name="ce189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32" table:number-columns-repeated="1002"/>
          <table:table-cell table:style-name="ce341"/>
        </table:table-row>
        <table:table-row table:style-name="ro36">
          <table:table-cell table:style-name="ce381" office:value-type="string">
            <text:p>Error_Capture_FileExists_Title</text:p>
          </table:table-cell>
          <table:table-cell table:style-name="ce377"/>
          <table:table-cell table:style-name="ce351" office:value-type="string">
            <text:p>File overwrite</text:p>
          </table:table-cell>
          <table:table-cell table:style-name="ce168" office:value-type="string">
            <text:p>Remplacement de fichier</text:p>
          </table:table-cell>
          <table:table-cell table:style-name="ce411" office:value-type="string">
            <text:p>Overschrijf bestand</text:p>
          </table:table-cell>
          <table:table-cell table:style-name="ce420" office:value-type="string">
            <text:p>Datei überschreiben</text:p>
          </table:table-cell>
          <table:table-cell table:style-name="ce433" office:value-type="string">
            <text:p>Sobrescribir archivo</text:p>
          </table:table-cell>
          <table:table-cell table:style-name="ce444" office:value-type="string">
            <text:p>Sobrescrever o arquivo</text:p>
          </table:table-cell>
          <table:table-cell table:style-name="ce242"/>
          <table:table-cell table:style-name="ce465" office:value-type="string">
            <text:p>Sovrascrittura del file</text:p>
          </table:table-cell>
          <table:table-cell table:style-name="ce473" office:value-type="string">
            <text:p>Suprascrie fişierul</text:p>
          </table:table-cell>
          <table:table-cell table:style-name="ce262" office:value-type="string">
            <text:p>Tiedoston korvaaminen</text:p>
          </table:table-cell>
          <table:table-cell table:style-name="ce271"/>
          <table:table-cell table:style-name="ce280"/>
          <table:table-cell table:style-name="ce288" office:value-type="string">
            <text:p>Dosyanın üzerine yaz</text:p>
          </table:table-cell>
          <table:table-cell table:style-name="ce503" office:value-type="string">
            <text:p>Επικάλυψη αρχείου</text:p>
          </table:table-cell>
          <table:table-cell table:style-name="ce514" office:value-type="string">
            <text:p>Vaizdo perrašymas</text:p>
          </table:table-cell>
          <table:table-cell table:style-name="ce315" office:value-type="string">
            <text:p>Skriv över fil</text:p>
          </table:table-cell>
          <table:table-cell table:style-name="ce522" office:value-type="string">
            <text:p>Overskriv fil</text:p>
          </table:table-cell>
          <table:table-cell table:style-name="ce335" office:value-type="string">
            <text:p>Přepsat soubor</text:p>
          </table:table-cell>
          <table:table-cell table:style-name="ce189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32" table:number-columns-repeated="1002"/>
          <table:table-cell table:style-name="ce341"/>
        </table:table-row>
        <table:table-row table:style-name="ro37">
          <table:table-cell table:style-name="ce381" office:value-type="string">
            <text:p>Error_Capture_FileExists_Text</text:p>
          </table:table-cell>
          <table:table-cell table:style-name="ce377"/>
          <table:table-cell table:style-name="ce351" office:value-type="string">
            <text:p>The file {0} already exists.\nDo you want to replace it?</text:p>
          </table:table-cell>
          <table:table-cell table:style-name="ce168" office:value-type="string">
            <text:p>Le fichier {0} existe déjà.\nSouhaitez vous <text:s/>le remplacer ?</text:p>
          </table:table-cell>
          <table:table-cell table:style-name="ce410" office:value-type="string">
            <text:p>Het bestand {0} bestaat reeds.\nWilt u het vervangen?</text:p>
          </table:table-cell>
          <table:table-cell table:style-name="ce420" office:value-type="string">
            <text:p>Die Datei {0} existiert bereits.\nWollen Sie sie überschreiben?</text:p>
          </table:table-cell>
          <table:table-cell table:style-name="ce433" office:value-type="string">
            <text:p>El archivo {0} ya existe.\n¿Desea reemplazarlo ?</text:p>
          </table:table-cell>
          <table:table-cell table:style-name="ce444" office:value-type="string">
            <text:p>O arquivo {0} já existe.\nDeseja substitui-lo?</text:p>
          </table:table-cell>
          <table:table-cell table:style-name="ce242"/>
          <table:table-cell table:style-name="ce351" office:value-type="string">
            <text:p>Il file {0} esiste gia'.\nVuoi sostituirlo?</text:p>
          </table:table-cell>
          <table:table-cell table:style-name="ce473" office:value-type="string">
            <text:p>Fişierul {0} există deja.\nDoriţi să-l înlocuiţi?</text:p>
          </table:table-cell>
          <table:table-cell table:style-name="ce351" office:value-type="string">
            <text:p>Tiedosto {0}on jo olemassa.\nHaluatko korvata sen?</text:p>
          </table:table-cell>
          <table:table-cell table:style-name="ce271"/>
          <table:table-cell table:style-name="ce280"/>
          <table:table-cell table:style-name="ce288" office:value-type="string">
            <text:p>Dosya {0} zaten mevcut.\nDeğiştirmek istiyor musunuz?</text:p>
          </table:table-cell>
          <table:table-cell table:style-name="ce503" office:value-type="string">
            <text:p>Το αρχείο {0} ήδη υπάρχει.\nΘέλετε να το αντικαταστήσετε?</text:p>
          </table:table-cell>
          <table:table-cell table:style-name="ce514" office:value-type="string">
            <text:p>Dokumentas {0} jau yra.\nNorite pakeisti?</text:p>
          </table:table-cell>
          <table:table-cell table:style-name="ce315" office:value-type="string">
            <text:p>Filen {0} finns redan.\nSkriv över?</text:p>
          </table:table-cell>
          <table:table-cell table:style-name="ce522" office:value-type="string">
            <text:p>Filen {0} eksisterer allerede.\nØnsker du at overskrive den?</text:p>
          </table:table-cell>
          <table:table-cell table:style-name="ce335" office:value-type="string">
            <text:p>Soubor {0} již existuje.\nChcete jej nahradit?</text:p>
          </table:table-cell>
          <table:table-cell table:style-name="ce182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32" table:number-columns-repeated="1002"/>
          <table:table-cell table:style-name="ce341"/>
        </table:table-row>
        <table:table-row table:style-name="ro37">
          <table:table-cell table:style-name="ce381" office:value-type="string">
            <text:p>Error_Capture_InvalidFile_Title</text:p>
          </table:table-cell>
          <table:table-cell table:style-name="ce377"/>
          <table:table-cell table:style-name="ce351" office:value-type="string">
            <text:p>Invalid file name</text:p>
          </table:table-cell>
          <table:table-cell table:style-name="ce168" office:value-type="string">
            <text:p>Nom de fichier invalide</text:p>
          </table:table-cell>
          <table:table-cell table:style-name="ce411" office:value-type="string">
            <text:p>Incorrecte bestandsnaam</text:p>
          </table:table-cell>
          <table:table-cell table:style-name="ce420" office:value-type="string">
            <text:p>Fehler im Dateinamen</text:p>
          </table:table-cell>
          <table:table-cell table:style-name="ce433" office:value-type="string">
            <text:p>Nombre de archivo no válido</text:p>
          </table:table-cell>
          <table:table-cell table:style-name="ce444" office:value-type="string">
            <text:p>Nome de arquivo inválido</text:p>
          </table:table-cell>
          <table:table-cell table:style-name="ce242"/>
          <table:table-cell table:style-name="ce465" office:value-type="string">
            <text:p>Nome file non valido</text:p>
          </table:table-cell>
          <table:table-cell table:style-name="ce473" office:value-type="string">
            <text:p>Nume fişier invalid</text:p>
          </table:table-cell>
          <table:table-cell table:style-name="ce262" office:value-type="string">
            <text:p>Tiedoston nimi ei kelpaa</text:p>
          </table:table-cell>
          <table:table-cell table:style-name="ce271"/>
          <table:table-cell table:style-name="ce280"/>
          <table:table-cell table:style-name="ce288" office:value-type="string">
            <text:p>Geçersiz dosya ismi</text:p>
          </table:table-cell>
          <table:table-cell table:style-name="ce503" office:value-type="string">
            <text:p>Άκυρο όνομα αρχείου</text:p>
          </table:table-cell>
          <table:table-cell table:style-name="ce514" office:value-type="string">
            <text:p>Neteisingas dokumento pavadinimas</text:p>
          </table:table-cell>
          <table:table-cell table:style-name="ce315" office:value-type="string">
            <text:p>Ogiltigt filnamn</text:p>
          </table:table-cell>
          <table:table-cell table:style-name="ce522" office:value-type="string">
            <text:p>Ugyldigt filnavn</text:p>
          </table:table-cell>
          <table:table-cell table:style-name="ce335" office:value-type="string">
            <text:p>Neplatné jméno souboru</text:p>
          </table:table-cell>
          <table:table-cell table:style-name="ce189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32" table:number-columns-repeated="1002"/>
          <table:table-cell table:style-name="ce341"/>
        </table:table-row>
        <table:table-row table:style-name="ro37">
          <table:table-cell table:style-name="ce381" office:value-type="string">
            <text:p>Error_Capture_InvalidFile_Text</text:p>
          </table:table-cell>
          <table:table-cell table:style-name="ce377"/>
          <table:table-cell table:style-name="ce351" office:value-type="string">
            <text:p>The file name contains invalid characters.\n A file name cannot contain any of the following characters:\n \ / : * ? " &lt; &gt;</text:p>
          </table:table-cell>
          <table:table-cell table:style-name="ce16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11" office:value-type="string">
            <text:p>Een bestandsnaam bevat onjuiste tekens.\n Een bestandsnaam kan geen van de volgende tekens bevatten:\n \ / : * ? " &lt; &gt;</text:p>
          </table:table-cell>
          <table:table-cell table:style-name="ce420" office:value-type="string">
            <text:p>Der Dateiname enthält ungültige Zeichen.\n Folgende Zeichen sind nicht erlaubt:\n \ / : * ? " &lt; &gt;</text:p>
          </table:table-cell>
          <table:table-cell table:style-name="ce433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44" office:value-type="string">
            <text:p>O nome do arquivo não pode conter nenhum dos seguintes caracteres:\n \ / : * ? " &lt; &gt;</text:p>
          </table:table-cell>
          <table:table-cell table:style-name="ce242"/>
          <table:table-cell table:style-name="ce250" office:value-type="string">
            <text:p>Il nome file contiene caratteri non validi.\n Un nome file non puo' contenere alcuno dei caratteri seguenti:\n \ / : * ? " &lt; &gt;</text:p>
          </table:table-cell>
          <table:table-cell table:style-name="ce473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51" office:value-type="string">
            <text:p>Tiedoston nimi sisältää kelpaamattomia symboleja.\n Tiedoston nimi ei voi sisältää seuraavia symboleja:\n \ / : * ? " &lt; &gt;</text:p>
          </table:table-cell>
          <table:table-cell table:style-name="ce271"/>
          <table:table-cell table:style-name="ce280"/>
          <table:table-cell table:style-name="ce288" office:value-type="string">
            <text:p>Dosya ismi geçersiz karakterler içeriyor.\n Dosya ismi şu karakterlerden herhangi birini içeremez:\n \ / : * ? " &lt; &gt;</text:p>
          </table:table-cell>
          <table:table-cell table:style-name="ce503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14" office:value-type="string">
            <text:p>Dokumento pavadinimas turi simbolius.\n Dokumento pavadinime negalima naudoti sekančius simbolius:\n \ / : * ? " &lt; &gt;</text:p>
          </table:table-cell>
          <table:table-cell table:style-name="ce315" office:value-type="string">
            <text:p>Filnamnet innehåller ogiltiga tecken.\n Kan ej innehålla följande tecken:\n \ / : * ? " &lt; &gt;</text:p>
          </table:table-cell>
          <table:table-cell table:style-name="ce522" office:value-type="string">
            <text:p>Filnavnet indeholder ugyldige karakterer.\nEt filnavn må ikke indeholder nogen af følgende tegn:\n \ / : * ? " &lt; &gt;</text:p>
          </table:table-cell>
          <table:table-cell table:style-name="ce335" office:value-type="string">
            <text:p>Název souboru obsahuje neplatné znaky.\n Jméno souboru nesmí obsahovat žádný z těchto znaků:\n \ / : * ? " &lt; &gt;</text:p>
          </table:table-cell>
          <table:table-cell table:style-name="ce189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32" table:number-columns-repeated="1002"/>
          <table:table-cell table:style-name="ce341"/>
        </table:table-row>
        <table:table-row table:style-name="ro29">
          <table:table-cell table:style-name="ce136" office:value-type="string">
            <text:p>Error_SaveDiaporama</text:p>
          </table:table-cell>
          <table:table-cell table:style-name="ce386"/>
          <table:table-cell table:style-name="ce351" office:value-type="string">
            <text:p>Kinovea - Cannot create Slideshow.</text:p>
          </table:table-cell>
          <table:table-cell table:style-name="ce354" office:value-type="string">
            <text:p>Kinovea - Création du Diaporama Impossible.</text:p>
          </table:table-cell>
          <table:table-cell table:style-name="ce410" office:value-type="string">
            <text:p>Kinovea - Kan geen Diashow maken</text:p>
          </table:table-cell>
          <table:table-cell table:style-name="ce418" office:value-type="string">
            <text:p>Kinovea – Diashow kann nicht erstellt werden.</text:p>
          </table:table-cell>
          <table:table-cell table:style-name="ce432" office:value-type="string">
            <text:p>Kinovea - Creaciòn de la presentación de diapositivas imposible.</text:p>
          </table:table-cell>
          <table:table-cell table:style-name="ce439" office:value-type="string">
            <text:p>Kinovea - Não pode criar Apresentação de Slides.</text:p>
          </table:table-cell>
          <table:table-cell table:style-name="ce454" office:value-type="string">
            <text:p>Kinovea - nie można utworzyć pokazu slajdów.</text:p>
          </table:table-cell>
          <table:table-cell table:style-name="ce250" office:value-type="string">
            <text:p>Kinovea – Impossibile creare la videopresentazione.</text:p>
          </table:table-cell>
          <table:table-cell table:style-name="ce255" office:value-type="string">
            <text:p>Kinovea – Crearea secvenţelor de cadre este imposibilă.</text:p>
          </table:table-cell>
          <table:table-cell table:style-name="ce262" office:value-type="string">
            <text:p>Kinovea – Ei voi luoda diaesitystä</text:p>
          </table:table-cell>
          <table:table-cell table:style-name="ce271" office:value-type="string">
            <text:p>Kinovea – kan ikke lage slideshow</text:p>
          </table:table-cell>
          <table:table-cell table:style-name="ce280" office:value-type="string">
            <text:p>无法创建幻灯片.</text:p>
          </table:table-cell>
          <table:table-cell table:style-name="ce287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512" office:value-type="string">
            <text:p>Kinovea - negaliu sukurti demonstracijos.</text:p>
          </table:table-cell>
          <table:table-cell table:style-name="ce315" office:value-type="string">
            <text:p>Kinovea - Kan inte skapa bildspel.</text:p>
          </table:table-cell>
          <table:table-cell table:style-name="ce522" office:value-type="string">
            <text:p>Kinovea - Kan ikke oprette slidshow.</text:p>
          </table:table-cell>
          <table:table-cell table:style-name="ce335" office:value-type="string">
            <text:p>Kinovea - nemůže vytvořit Slideshow.</text:p>
          </table:table-cell>
          <table:table-cell table:style-name="ce182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32" table:number-columns-repeated="231"/>
          <table:table-cell table:number-columns-repeated="772"/>
        </table:table-row>
        <table:table-row table:style-name="ro38">
          <table:table-cell table:style-name="ce136" office:value-type="string">
            <text:p>Error_SaveDiaporama_NoKeyframes</text:p>
          </table:table-cell>
          <table:table-cell table:style-name="ce386"/>
          <table:table-cell table:style-name="ce351" office:value-type="string">
            <text:p>A Slideshow is a sequence of Key Images saved in video format.\n Please add some Key Images before generating the Slideshow.</text:p>
          </table:table-cell>
          <table:table-cell table:style-name="ce35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10" office:value-type="string">
            <text:p>Een diashow is een rij opeenvolgende Kernbeelden opgeslagen in video format.\n Voer a.u.b. enkele kernbeelden in,voordat u de diashow maakt.</text:p>
          </table:table-cell>
          <table:table-cell table:style-name="ce41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3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39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6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25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5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62" office:value-type="string">
            <text:p>Diaesitys on avainkuvien sarja tallennettuna videomuotoon.\n Lisää avainkuvia luodaksesi diaesityksen.</text:p>
          </table:table-cell>
          <table:table-cell table:style-name="ce271" office:value-type="string">
            <text:p>Et slidehow er en sekvens nøkkelbilder som er lagret I et videoformat.\n Vennligst legg til nøkkelbilder før du genererer slideshow.</text:p>
          </table:table-cell>
          <table:table-cell table:style-name="ce280" office:value-type="string">
            <text:p>一张幻灯片是在视频文件内保存的一系列关键图像序列.\n 请在生成幻灯片之前添加一些关键图像.</text:p>
          </table:table-cell>
          <table:table-cell table:style-name="ce287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12" office:value-type="string">
            <text:p>Demonstracija vyksta paveikslėlių žymių seka .\n Prašau pridėti paveikslėlių žymes prieš naudojant demonstracija.</text:p>
          </table:table-cell>
          <table:table-cell table:style-name="ce315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22" office:value-type="string">
            <text:p>Et slideshow er en sekvens af nøglebilleder, der e gemt i videoformat.\n Tilføj nøglebilleder før oprettelse af et slideshow.</text:p>
          </table:table-cell>
          <table:table-cell table:style-name="ce335" office:value-type="string">
            <text:p>Slideshow je sekvence klíčových pozic uložených ve video formátu\n Přidejte klíčové pozice před vytvořením Slideshow.</text:p>
          </table:table-cell>
          <table:table-cell table:style-name="ce189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32" table:number-columns-repeated="231"/>
          <table:table-cell table:number-columns-repeated="772"/>
        </table:table-row>
        <table:table-row table:style-name="ro39">
          <table:table-cell table:style-name="ce136" office:value-type="string">
            <text:p>Error_SavePausedVideo</text:p>
          </table:table-cell>
          <table:table-cell table:style-name="ce377"/>
          <table:table-cell table:style-name="ce351" office:value-type="string">
            <text:p>Kinovea – Cannot create paused video</text:p>
          </table:table-cell>
          <table:table-cell table:style-name="ce354" office:value-type="string">
            <text:p>Kinovea - Création de la vidéo impossible.</text:p>
          </table:table-cell>
          <table:table-cell table:style-name="ce410" office:value-type="string">
            <text:p>Kinovea - Kan geen video met pauzes maken</text:p>
          </table:table-cell>
          <table:table-cell table:style-name="ce418" office:value-type="string">
            <text:p>Kinovea – Video kann nicht erstellt werden.</text:p>
          </table:table-cell>
          <table:table-cell table:style-name="ce432" office:value-type="string">
            <text:p>Kinovea – Imposible crear el vídeo</text:p>
          </table:table-cell>
          <table:table-cell table:style-name="ce439" office:value-type="string">
            <text:p>Kinovea - Nao pode criar video pausado.</text:p>
          </table:table-cell>
          <table:table-cell table:style-name="ce245"/>
          <table:table-cell table:style-name="ce250" office:value-type="string">
            <text:p>Kinovea – Impossibile creare il video richiesto</text:p>
          </table:table-cell>
          <table:table-cell table:style-name="ce255" office:value-type="string">
            <text:p>Kinovea – Fisierul video este imposibil de creat</text:p>
          </table:table-cell>
          <table:table-cell table:style-name="ce262" office:value-type="string">
            <text:p>Kinovea – Tauotetun videon luonti ei onnistu</text:p>
          </table:table-cell>
          <table:table-cell table:style-name="ce271" office:value-type="string">
            <text:p>Kinovea – Kan ikke lage video</text:p>
          </table:table-cell>
          <table:table-cell table:style-name="ce280" office:value-type="string">
            <text:p>不能建立暂停视频</text:p>
          </table:table-cell>
          <table:table-cell table:style-name="ce287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512" office:value-type="string">
            <text:p>Kinovea - negaliu atvaizduoti sustabdyto video</text:p>
          </table:table-cell>
          <table:table-cell table:style-name="ce315" office:value-type="string">
            <text:p>Kinovea – Kan inte skapa pausad video</text:p>
          </table:table-cell>
          <table:table-cell table:style-name="ce522" office:value-type="string">
            <text:p>Kinovea - Kan ikke oprette en pauset video.</text:p>
          </table:table-cell>
          <table:table-cell table:style-name="ce335" office:value-type="string">
            <text:p>Kinovea - nemůže vytvořit video s pauzami.</text:p>
          </table:table-cell>
          <table:table-cell table:style-name="ce182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2" table:number-columns-repeated="1002"/>
          <table:table-cell/>
        </table:table-row>
        <table:table-row table:style-name="ro40">
          <table:table-cell table:style-name="ce136" office:value-type="string">
            <text:p>Error_SavePausedVideo_NoKeyframes</text:p>
          </table:table-cell>
          <table:table-cell table:style-name="ce377"/>
          <table:table-cell table:style-name="ce351" office:value-type="string">
            <text:p>You need to add some key images before using this function.</text:p>
          </table:table-cell>
          <table:table-cell table:style-name="ce354" office:value-type="string">
            <text:p>Vous devez ajouter quelques images clés avant d'utiliser cette fonction.</text:p>
          </table:table-cell>
          <table:table-cell table:style-name="ce410" office:value-type="string">
            <text:p>U dient enkele Kernbeelden toe te voegen, voordat u deze functie kunt gebruiken.</text:p>
          </table:table-cell>
          <table:table-cell table:style-name="ce418" office:value-type="string">
            <text:p>Sie müssen mindestens ein Schlüsselbild hinzufügen, um diese Funktion zu verwenden.</text:p>
          </table:table-cell>
          <table:table-cell table:style-name="ce432" office:value-type="string">
            <text:p>Debe añadir alguna imagen clave antes de usar esta función</text:p>
          </table:table-cell>
          <table:table-cell table:style-name="ce439" office:value-type="string">
            <text:p>Você precisa adicionar alguns Quadros de Imagens antes de usar esta função.</text:p>
          </table:table-cell>
          <table:table-cell table:style-name="ce245"/>
          <table:table-cell table:style-name="ce250" office:value-type="string">
            <text:p>Occorre aggiungere qualche Immagine Chiave PRIMA di utilizzare questa funzione.</text:p>
          </table:table-cell>
          <table:table-cell table:style-name="ce255" office:value-type="string">
            <text:p>Trebuie sa adaugati cateva cadre cheie inainte de a utiliza aceasta functie.</text:p>
          </table:table-cell>
          <table:table-cell table:style-name="ce262" office:value-type="string">
            <text:p>Sinun on lisättävä avainkuvia tämän toiminnon suorittamiseksi.</text:p>
          </table:table-cell>
          <table:table-cell table:style-name="ce271" office:value-type="string">
            <text:p>Du må legge til nøkkelbilder før du kan benytte denne funksjonen</text:p>
          </table:table-cell>
          <table:table-cell table:style-name="ce280" office:value-type="string">
            <text:p>在使用此功能之前必须添加关键图像.</text:p>
          </table:table-cell>
          <table:table-cell table:style-name="ce287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12" office:value-type="string">
            <text:p>Jums reikia pridėti paveikslėlių žymes prieš naudojant šią funkcija</text:p>
          </table:table-cell>
          <table:table-cell table:style-name="ce315" office:value-type="string">
            <text:p>Du måste lägga till nyckelbilder innan den </text:p>
            <text:p>här funktionen kan användas.</text:p>
          </table:table-cell>
          <table:table-cell table:style-name="ce522" office:value-type="string">
            <text:p>Der skal oprettes nøglebilleder før denne funktion kan anvendes.</text:p>
          </table:table-cell>
          <table:table-cell table:style-name="ce335" office:value-type="string">
            <text:p>Přidejte klíčové pozice před použitím této funkce.</text:p>
          </table:table-cell>
          <table:table-cell table:style-name="ce540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32" table:number-columns-repeated="1002"/>
          <table:table-cell/>
        </table:table-row>
        <table:table-row table:style-name="ro42">
          <table:table-cell table:style-name="ce136" office:value-type="string">
            <text:p>Error_SaveMovie_FileError</text:p>
          </table:table-cell>
          <table:table-cell table:style-name="ce377"/>
          <table:table-cell table:style-name="ce351" office:value-type="string">
            <text:p>Unable to write file.\nMake sure you have the rights to write in the target folder and that the file is not currently used.</text:p>
          </table:table-cell>
          <table:table-cell table:style-name="ce35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10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1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32" office:value-type="string">
            <text:p>El fichero no ha podido escribirse.\nAsegurese de tener derechos de escritura en la carpeta y que el fichero no está siendo utilizado.</text:p>
          </table:table-cell>
          <table:table-cell table:style-name="ce439" office:value-type="string">
            <text:p>Sem poder salvar o arquivo. \nVerifique se você tem autorização para salvar arquivos na pasta escolhida e se o mesmo nao está em uso.</text:p>
          </table:table-cell>
          <table:table-cell table:style-name="ce245"/>
          <table:table-cell table:style-name="ce25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39" office:value-type="string">
            <text:p>Fisierul nu a putut fi scris.\nAsigurati-va ca aveti drepturi de scriere in folderul destinatie si ca fisierul nu este in uz.</text:p>
          </table:table-cell>
          <table:table-cell table:style-name="ce262" office:value-type="string">
            <text:p>Tiedoston kirjoittaminen ei onnistu.\nVarmista käyttöoikeutesi tähän kohdehakemistoon ja että kyseinen tiedosto ei ole käytössä.</text:p>
          </table:table-cell>
          <table:table-cell table:style-name="ce271" office:value-type="string">
            <text:p>Kan ikke skrive til fil.\nPass på at du har rettighetene til å skrive til aktuell mappe og at filen ikke er I bruk. </text:p>
          </table:table-cell>
          <table:table-cell table:style-name="ce280" office:value-type="string">
            <text:p>写入文件出错.\n请确认目标目录有足够的权限及文件是否被打开.</text:p>
          </table:table-cell>
          <table:table-cell table:style-name="ce287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12" office:value-type="string">
            <text:p>Negaliu įrašyti dokumento.\nPrašau patikrinti ar turite priėjimo teises į nudytą aplanką, ar dokumentas nenaudojamas kitos programos.</text:p>
          </table:table-cell>
          <table:table-cell table:style-name="ce315" office:value-type="string">
            <text:p>Kan inte skriva fil.\nHar du rättighet att skriva i målmapp eller används filen av någon?</text:p>
          </table:table-cell>
          <table:table-cell table:style-name="ce522" office:value-type="string">
            <text:p>Kan ikke gemme filen.\nsørg for at have skriverettigheder til kataloget, samt at filen ikke er i brug.</text:p>
          </table:table-cell>
          <table:table-cell table:style-name="ce335" office:value-type="string">
            <text:p>Do souboru nelze zapisovat.\nUbezpečte se, že máte oprávnění zapisovat do cílové složky a že soubor není právě používán.</text:p>
          </table:table-cell>
          <table:table-cell table:style-name="ce182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32" table:number-columns-repeated="1002"/>
          <table:table-cell/>
        </table:table-row>
        <table:table-row table:style-name="ro43">
          <table:table-cell table:style-name="ce382" office:value-type="string">
            <text:p>Error_SaveMovie_Title</text:p>
          </table:table-cell>
          <table:table-cell table:style-name="ce377"/>
          <table:table-cell table:style-name="ce351" office:value-type="string">
            <text:p>Kinovea - Unable to Save Video. </text:p>
          </table:table-cell>
          <table:table-cell table:style-name="ce354" office:value-type="string">
            <text:p>Kinovea – Sauvegarde de la vidéo Impossible.</text:p>
          </table:table-cell>
          <table:table-cell table:style-name="ce410" office:value-type="string">
            <text:p>Kinovea - Kan bestand niet opslaan.</text:p>
          </table:table-cell>
          <table:table-cell table:style-name="ce418" office:value-type="string">
            <text:p>Kinovea – Video kann nicht gespeichert werden.</text:p>
          </table:table-cell>
          <table:table-cell table:style-name="ce432" office:value-type="string">
            <text:p>Kinovea – Fué imposible guardar el vídeo </text:p>
          </table:table-cell>
          <table:table-cell table:style-name="ce439" office:value-type="string">
            <text:p>Kinovea - Sem poder salvar o vídeo.</text:p>
          </table:table-cell>
          <table:table-cell table:style-name="ce245"/>
          <table:table-cell table:style-name="ce250" office:value-type="string">
            <text:p>Kinovea – Impossibile salvare il Video. </text:p>
          </table:table-cell>
          <table:table-cell table:style-name="ce354" office:value-type="string">
            <text:p>Kinovea – Salvarea fisierului video este imposibila.</text:p>
          </table:table-cell>
          <table:table-cell table:style-name="ce262" office:value-type="string">
            <text:p>Kinovea – Videon tallennus ei onnistu.</text:p>
          </table:table-cell>
          <table:table-cell table:style-name="ce271" office:value-type="string">
            <text:p>Kinovea – kan ikke lagre video</text:p>
          </table:table-cell>
          <table:table-cell table:style-name="ce280" office:value-type="string">
            <text:p>保存视频文件出错. </text:p>
          </table:table-cell>
          <table:table-cell table:style-name="ce287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512" office:value-type="string">
            <text:p>Kinovea - negaliu išsaugoti video.</text:p>
          </table:table-cell>
          <table:table-cell table:style-name="ce315" office:value-type="string">
            <text:p>Kinovea - Kan inte spara video.</text:p>
          </table:table-cell>
          <table:table-cell table:style-name="ce522" office:value-type="string">
            <text:p>Kinovea - Kan ikke gemme video.</text:p>
          </table:table-cell>
          <table:table-cell table:style-name="ce335" office:value-type="string">
            <text:p>Kinovea - nemůže uložit video.</text:p>
          </table:table-cell>
          <table:table-cell table:style-name="ce182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32" table:number-columns-repeated="1002"/>
          <table:table-cell/>
        </table:table-row>
        <table:table-row table:style-name="ro25">
          <table:table-cell table:style-name="ce382" office:value-type="string">
            <text:p>Error_SaveMovie_LowLevelError</text:p>
          </table:table-cell>
          <table:table-cell table:style-name="ce377"/>
          <table:table-cell table:style-name="ce351" office:value-type="string">
            <text:p>Unable to save video.\nTry again with a different format.</text:p>
          </table:table-cell>
          <table:table-cell table:style-name="ce354" office:value-type="string">
            <text:p>La vidéo n'a pu être enregistrée.\nRéessayez en utilisant un format différent. </text:p>
          </table:table-cell>
          <table:table-cell table:style-name="ce410" office:value-type="string">
            <text:p>Kan video niet opslaan.\nProbeer nogmaals met een ander format.</text:p>
          </table:table-cell>
          <table:table-cell table:style-name="ce418" office:value-type="string">
            <text:p>Video kann nicht gespeichert werden.\n Versuchen Sie es mit einem anderen Format.</text:p>
          </table:table-cell>
          <table:table-cell table:style-name="ce432" office:value-type="string">
            <text:p>El vídeo no ha podido guardarse.\nInténtelo de nuevo usando otro formato</text:p>
          </table:table-cell>
          <table:table-cell table:style-name="ce439" office:value-type="string">
            <text:p>Sem poder salvar o vídeo. \nTente denovo com um formato diferente.</text:p>
          </table:table-cell>
          <table:table-cell table:style-name="ce245"/>
          <table:table-cell table:style-name="ce250" office:value-type="string">
            <text:p>Impossibile salvare il video.\nRiprovare con formato diverso.</text:p>
          </table:table-cell>
          <table:table-cell table:style-name="ce139" office:value-type="string">
            <text:p>Fisierul video nu a putut fi salvat.\nIncercati din nou cu un alt format.</text:p>
          </table:table-cell>
          <table:table-cell table:style-name="ce262" office:value-type="string">
            <text:p>Videon tallennus ei onnistu.\nKokeile uudestaan toisella formaatilla.</text:p>
          </table:table-cell>
          <table:table-cell table:style-name="ce271" office:value-type="string">
            <text:p>Kan ikke lagre video. \n Prøv igjen med et annet format.</text:p>
          </table:table-cell>
          <table:table-cell table:style-name="ce280" office:value-type="string">
            <text:p>保存视频文件出错.\n请尝试不同保存格式.</text:p>
          </table:table-cell>
          <table:table-cell table:style-name="ce287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512" office:value-type="string">
            <text:p>Negaliu išsaugoti vaizdo.\nPabandykite naudoti kitą formatą.</text:p>
          </table:table-cell>
          <table:table-cell table:style-name="ce315" office:value-type="string">
            <text:p>Kan inte spara video.\nProva något annat format.</text:p>
          </table:table-cell>
          <table:table-cell table:style-name="ce522" office:value-type="string">
            <text:p>Kan ikke gemme video.\nPrøv igen med et andet format.</text:p>
          </table:table-cell>
          <table:table-cell table:style-name="ce335" office:value-type="string">
            <text:p>Video nelze uložit.\nZkuste znovu s jiným formátem.</text:p>
          </table:table-cell>
          <table:table-cell table:style-name="ce182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FormFileSave_Infos</text:p>
          </table:table-cell>
          <table:table-cell table:style-name="ce386"/>
          <table:table-cell table:style-name="ce350" office:value-type="string">
            <text:p>Progress :</text:p>
          </table:table-cell>
          <table:table-cell table:style-name="ce353" office:value-type="string">
            <text:p>Progression :</text:p>
          </table:table-cell>
          <table:table-cell table:style-name="ce410" office:value-type="string">
            <text:p>Voortgang :</text:p>
          </table:table-cell>
          <table:table-cell table:style-name="ce418" office:value-type="string">
            <text:p>Fortschritt :</text:p>
          </table:table-cell>
          <table:table-cell table:style-name="ce432" office:value-type="string">
            <text:p>Progresiòn :</text:p>
          </table:table-cell>
          <table:table-cell table:style-name="ce439" office:value-type="string">
            <text:p>Progresso:</text:p>
          </table:table-cell>
          <table:table-cell table:style-name="ce244" office:value-type="string">
            <text:p>Postęp :</text:p>
          </table:table-cell>
          <table:table-cell table:style-name="ce250" office:value-type="string">
            <text:p>In esecuzione :</text:p>
          </table:table-cell>
          <table:table-cell table:style-name="ce255" office:value-type="string">
            <text:p>Progres :</text:p>
          </table:table-cell>
          <table:table-cell table:style-name="ce262" office:value-type="string">
            <text:p>Edistyminen:</text:p>
          </table:table-cell>
          <table:table-cell table:style-name="ce272" office:value-type="string">
            <text:p>Framdrift:</text:p>
          </table:table-cell>
          <table:table-cell table:style-name="ce280" office:value-type="string">
            <text:p>进度:</text:p>
          </table:table-cell>
          <table:table-cell table:style-name="ce286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style-name="ce512" office:value-type="string">
            <text:p>Progresas :</text:p>
          </table:table-cell>
          <table:table-cell table:style-name="ce315" office:value-type="string">
            <text:p>Arbetsskede :</text:p>
          </table:table-cell>
          <table:table-cell table:style-name="ce524" office:value-type="string">
            <text:p>Arbejder:</text:p>
          </table:table-cell>
          <table:table-cell table:style-name="ce533" office:value-type="string">
            <text:p>Zpracování:</text:p>
          </table:table-cell>
          <table:table-cell table:style-name="ce359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FormFileSave_Title</text:p>
          </table:table-cell>
          <table:table-cell table:style-name="ce386"/>
          <table:table-cell table:style-name="ce350" office:value-type="string">
            <text:p>Saving Video...</text:p>
          </table:table-cell>
          <table:table-cell table:style-name="ce353" office:value-type="string">
            <text:p>Enregistrement de la Vidéo...</text:p>
          </table:table-cell>
          <table:table-cell table:style-name="ce410" office:value-type="string">
            <text:p>Bewaar video…</text:p>
          </table:table-cell>
          <table:table-cell table:style-name="ce418" office:value-type="string">
            <text:p>Speichere Video...</text:p>
          </table:table-cell>
          <table:table-cell table:style-name="ce432" office:value-type="string">
            <text:p>Guardar el Video...</text:p>
          </table:table-cell>
          <table:table-cell table:style-name="ce439" office:value-type="string">
            <text:p>Salvando o Vídeo...</text:p>
          </table:table-cell>
          <table:table-cell table:style-name="ce244" office:value-type="string">
            <text:p>Zapisywanie pliku wideo...</text:p>
          </table:table-cell>
          <table:table-cell table:style-name="ce250" office:value-type="string">
            <text:p>Salvataggio Video...</text:p>
          </table:table-cell>
          <table:table-cell table:style-name="ce255" office:value-type="string">
            <text:p>Salvez Video...</text:p>
          </table:table-cell>
          <table:table-cell table:style-name="ce262" office:value-type="string">
            <text:p>Video tallennetaan...</text:p>
          </table:table-cell>
          <table:table-cell table:style-name="ce272" office:value-type="string">
            <text:p>Lagrer video...</text:p>
          </table:table-cell>
          <table:table-cell table:style-name="ce280" office:value-type="string">
            <text:p>正在保存视频…</text:p>
          </table:table-cell>
          <table:table-cell table:style-name="ce286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style-name="ce512" office:value-type="string">
            <text:p>Išsaugau video...</text:p>
          </table:table-cell>
          <table:table-cell table:style-name="ce315" office:value-type="string">
            <text:p>Spara Video</text:p>
          </table:table-cell>
          <table:table-cell table:style-name="ce524" office:value-type="string">
            <text:p>Gemmer video…</text:p>
          </table:table-cell>
          <table:table-cell table:style-name="ce533" office:value-type="string">
            <text:p>Ukládání videa….</text:p>
          </table:table-cell>
          <table:table-cell table:style-name="ce35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FormFramesExport_Infos</text:p>
          </table:table-cell>
          <table:table-cell table:style-name="ce386"/>
          <table:table-cell table:style-name="ce351" office:value-type="string">
            <text:p>Exported Images :</text:p>
          </table:table-cell>
          <table:table-cell table:style-name="ce354" office:value-type="string">
            <text:p>Images Exportées :</text:p>
          </table:table-cell>
          <table:table-cell table:style-name="ce410" office:value-type="string">
            <text:p>Geëxporteerde afbeeldingen:</text:p>
          </table:table-cell>
          <table:table-cell table:style-name="ce418" office:value-type="string">
            <text:p>Exportierte Bilder :</text:p>
          </table:table-cell>
          <table:table-cell table:style-name="ce432" office:value-type="string">
            <text:p>Imagenes Exportadas :</text:p>
          </table:table-cell>
          <table:table-cell table:style-name="ce439" office:value-type="string">
            <text:p>Imagens exportadas:</text:p>
          </table:table-cell>
          <table:table-cell table:style-name="ce454" office:value-type="string">
            <text:p>Wyskeportowane obrazy :</text:p>
          </table:table-cell>
          <table:table-cell table:style-name="ce250" office:value-type="string">
            <text:p>Immagini esportate :</text:p>
          </table:table-cell>
          <table:table-cell table:style-name="ce255" office:value-type="string">
            <text:p>Imagini exportate :</text:p>
          </table:table-cell>
          <table:table-cell table:style-name="ce262" office:value-type="string">
            <text:p>Kirkkaus:</text:p>
          </table:table-cell>
          <table:table-cell table:style-name="ce271" office:value-type="string">
            <text:p>Eksporterte bilder:</text:p>
          </table:table-cell>
          <table:table-cell table:style-name="ce280"/>
          <table:table-cell table:style-name="ce288" office:value-type="string">
            <text:p>Export edilen İmajlar :</text:p>
          </table:table-cell>
          <table:table-cell table:style-name="ce298" office:value-type="string">
            <text:p>Εξαγόμενες εικόνες :</text:p>
          </table:table-cell>
          <table:table-cell table:style-name="ce512" office:value-type="string">
            <text:p>Eksportuoti vaizdai :</text:p>
          </table:table-cell>
          <table:table-cell table:style-name="ce315" office:value-type="string">
            <text:p>Exporterade Bilder :</text:p>
          </table:table-cell>
          <table:table-cell table:style-name="ce522" office:value-type="string">
            <text:p>Eksporterede billeder:</text:p>
          </table:table-cell>
          <table:table-cell table:style-name="ce335" office:value-type="string">
            <text:p>Exportované obrazy:</text:p>
          </table:table-cell>
          <table:table-cell table:style-name="ce189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32" table:number-columns-repeated="231"/>
          <table:table-cell table:number-columns-repeated="772"/>
        </table:table-row>
        <table:table-row table:style-name="ro12">
          <table:table-cell table:style-name="ce136" office:value-type="string">
            <text:p>FormFramesExport_Title</text:p>
          </table:table-cell>
          <table:table-cell table:style-name="ce386"/>
          <table:table-cell table:style-name="ce351" office:value-type="string">
            <text:p>Exporting Images...</text:p>
          </table:table-cell>
          <table:table-cell table:style-name="ce354" office:value-type="string">
            <text:p>Export des Images...</text:p>
          </table:table-cell>
          <table:table-cell table:style-name="ce410" office:value-type="string">
            <text:p>Exporteren van de afbeeldingen…</text:p>
          </table:table-cell>
          <table:table-cell table:style-name="ce418" office:value-type="string">
            <text:p>Exprotiere Bilder...</text:p>
          </table:table-cell>
          <table:table-cell table:style-name="ce432" office:value-type="string">
            <text:p>Exportar Imagenes...</text:p>
          </table:table-cell>
          <table:table-cell table:style-name="ce439" office:value-type="string">
            <text:p>Exportanto imagens...</text:p>
          </table:table-cell>
          <table:table-cell table:style-name="ce454" office:value-type="string">
            <text:p>Eksportowanie obrazów...</text:p>
          </table:table-cell>
          <table:table-cell table:style-name="ce250" office:value-type="string">
            <text:p>Esportazione Immagini...</text:p>
          </table:table-cell>
          <table:table-cell table:style-name="ce255" office:value-type="string">
            <text:p>Export imagini...</text:p>
          </table:table-cell>
          <table:table-cell table:style-name="ce262" office:value-type="string">
            <text:p>Värisyvyys:</text:p>
          </table:table-cell>
          <table:table-cell table:style-name="ce271" office:value-type="string">
            <text:p>Eksporterer bilder...</text:p>
          </table:table-cell>
          <table:table-cell table:style-name="ce280" office:value-type="string">
            <text:p>正在导出的图像...</text:p>
          </table:table-cell>
          <table:table-cell table:style-name="ce288" office:value-type="string">
            <text:p>İmajları export ediyor...</text:p>
          </table:table-cell>
          <table:table-cell table:style-name="ce298" office:value-type="string">
            <text:p>Εικόνες Εξάγονται…</text:p>
          </table:table-cell>
          <table:table-cell table:style-name="ce512" office:value-type="string">
            <text:p>Eksportuoju vaizdus...</text:p>
          </table:table-cell>
          <table:table-cell table:style-name="ce315" office:value-type="string">
            <text:p>Exporterar Bilder :</text:p>
          </table:table-cell>
          <table:table-cell table:style-name="ce522" office:value-type="string">
            <text:p>Eksporterer billeder…</text:p>
          </table:table-cell>
          <table:table-cell table:style-name="ce335" office:value-type="string">
            <text:p>Exportování obrazů…</text:p>
          </table:table-cell>
          <table:table-cell table:style-name="ce189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32" table:number-columns-repeated="231"/>
          <table:table-cell table:number-columns-repeated="772"/>
        </table:table-row>
        <table:table-row table:style-name="ro12">
          <table:table-cell table:style-name="ce135" office:value-type="string">
            <text:p>FormFramesImport_Infos</text:p>
          </table:table-cell>
          <table:table-cell table:style-name="ce386"/>
          <table:table-cell table:style-name="ce350" office:value-type="string">
            <text:p>Decompressed Frames : </text:p>
          </table:table-cell>
          <table:table-cell table:style-name="ce353" office:value-type="string">
            <text:p>Images Décompressées : </text:p>
          </table:table-cell>
          <table:table-cell table:style-name="ce410" office:value-type="string">
            <text:p>Gekozen frames :</text:p>
          </table:table-cell>
          <table:table-cell table:style-name="ce418" office:value-type="string">
            <text:p>Entkomprimierte Bilder :</text:p>
          </table:table-cell>
          <table:table-cell table:style-name="ce432" office:value-type="string">
            <text:p>Imagenes descomprimidas : </text:p>
          </table:table-cell>
          <table:table-cell table:style-name="ce439" office:value-type="string">
            <text:p>Quadros descomprimidos:</text:p>
          </table:table-cell>
          <table:table-cell table:style-name="ce244" office:value-type="string">
            <text:p>Zdekompresowane klatki :</text:p>
          </table:table-cell>
          <table:table-cell table:style-name="ce250" office:value-type="string">
            <text:p>Fotogrammi decompressi : </text:p>
          </table:table-cell>
          <table:table-cell table:style-name="ce255" office:value-type="string">
            <text:p>Imagini decompresate : </text:p>
          </table:table-cell>
          <table:table-cell table:style-name="ce262" office:value-type="string">
            <text:p>Kontrasti:</text:p>
          </table:table-cell>
          <table:table-cell table:style-name="ce272" office:value-type="string">
            <text:p>Dekomprimerte bilder:</text:p>
          </table:table-cell>
          <table:table-cell table:style-name="ce280" office:value-type="string">
            <text:p>被解压缩的帧 : </text:p>
          </table:table-cell>
          <table:table-cell table:style-name="ce286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style-name="ce512" office:value-type="string">
            <text:p>Išspausti kadrai :</text:p>
          </table:table-cell>
          <table:table-cell table:style-name="ce315" office:value-type="string">
            <text:p>Okomprimerade bilder : </text:p>
          </table:table-cell>
          <table:table-cell table:style-name="ce524" office:value-type="string">
            <text:p>Ukomprimerede billeder:</text:p>
          </table:table-cell>
          <table:table-cell table:style-name="ce533" office:value-type="string">
            <text:p>Dekomprimované snímky:</text:p>
          </table:table-cell>
          <table:table-cell table:style-name="ce359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FormProgressBar_Title</text:p>
          </table:table-cell>
          <table:table-cell table:style-name="ce386"/>
          <table:table-cell table:style-name="ce350" office:value-type="string">
            <text:p>Progress</text:p>
          </table:table-cell>
          <table:table-cell table:style-name="ce353" office:value-type="string">
            <text:p>Progression</text:p>
          </table:table-cell>
          <table:table-cell table:style-name="ce410" office:value-type="string">
            <text:p>Voortgang</text:p>
          </table:table-cell>
          <table:table-cell table:style-name="ce418" office:value-type="string">
            <text:p>Fortschritt</text:p>
          </table:table-cell>
          <table:table-cell table:style-name="ce432" office:value-type="string">
            <text:p>Progresiòn</text:p>
          </table:table-cell>
          <table:table-cell table:style-name="ce439" office:value-type="string">
            <text:p>Progresso</text:p>
          </table:table-cell>
          <table:table-cell table:style-name="ce244" office:value-type="string">
            <text:p>Postęp</text:p>
          </table:table-cell>
          <table:table-cell table:style-name="ce250" office:value-type="string">
            <text:p>In esecuzione</text:p>
          </table:table-cell>
          <table:table-cell table:style-name="ce255" office:value-type="string">
            <text:p>Progres</text:p>
          </table:table-cell>
          <table:table-cell table:style-name="ce262" office:value-type="string">
            <text:p>Tarkenna</text:p>
          </table:table-cell>
          <table:table-cell table:style-name="ce272" office:value-type="string">
            <text:p>Framdrift:</text:p>
          </table:table-cell>
          <table:table-cell table:style-name="ce280" office:value-type="string">
            <text:p>进度</text:p>
          </table:table-cell>
          <table:table-cell table:style-name="ce286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style-name="ce512" office:value-type="string">
            <text:p>Progresas</text:p>
          </table:table-cell>
          <table:table-cell table:style-name="ce315" office:value-type="string">
            <text:p>Arbetsskede</text:p>
          </table:table-cell>
          <table:table-cell table:style-name="ce523" office:value-type="string">
            <text:p>Arbejder</text:p>
          </table:table-cell>
          <table:table-cell table:style-name="ce533" office:value-type="string">
            <text:p>Zpracování:</text:p>
          </table:table-cell>
          <table:table-cell table:style-name="ce359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FormFramesImport_Title</text:p>
          </table:table-cell>
          <table:table-cell table:style-name="ce386"/>
          <table:table-cell table:style-name="ce350" office:value-type="string">
            <text:p>Importing Frames...</text:p>
          </table:table-cell>
          <table:table-cell table:style-name="ce353" office:value-type="string">
            <text:p>Import des images...</text:p>
          </table:table-cell>
          <table:table-cell table:style-name="ce410" office:value-type="string">
            <text:p>Importeren van frames…</text:p>
          </table:table-cell>
          <table:table-cell table:style-name="ce419" office:value-type="string">
            <text:p>Importiere Bilder...</text:p>
          </table:table-cell>
          <table:table-cell table:style-name="ce432" office:value-type="string">
            <text:p>Importar imagenes...</text:p>
          </table:table-cell>
          <table:table-cell table:style-name="ce439" office:value-type="string">
            <text:p>Importando Quadros...</text:p>
          </table:table-cell>
          <table:table-cell table:style-name="ce244" office:value-type="string">
            <text:p>Importowanie klatek...</text:p>
          </table:table-cell>
          <table:table-cell table:style-name="ce250" office:value-type="string">
            <text:p>Importazione Fotogrammi...</text:p>
          </table:table-cell>
          <table:table-cell table:style-name="ce255" office:value-type="string">
            <text:p>Import cadre...</text:p>
          </table:table-cell>
          <table:table-cell table:style-name="ce262" office:value-type="string">
            <text:p>Tuodaan kuvia...</text:p>
          </table:table-cell>
          <table:table-cell table:style-name="ce272" office:value-type="string">
            <text:p>Importerer bilder...</text:p>
          </table:table-cell>
          <table:table-cell table:style-name="ce280" office:value-type="string">
            <text:p>正在导入帧...</text:p>
          </table:table-cell>
          <table:table-cell table:style-name="ce285" office:value-type="string">
            <text:p>Kareleri import ediyor...</text:p>
          </table:table-cell>
          <table:table-cell table:style-name="ce298" office:value-type="string">
            <text:p>Εισαγωγή Πλαισίων…</text:p>
          </table:table-cell>
          <table:table-cell table:style-name="ce512" office:value-type="string">
            <text:p>Importuotju kadrus...</text:p>
          </table:table-cell>
          <table:table-cell table:style-name="ce315" office:value-type="string">
            <text:p>Importera bilder...</text:p>
          </table:table-cell>
          <table:table-cell table:style-name="ce524" office:value-type="string">
            <text:p>Importerer billeder…</text:p>
          </table:table-cell>
          <table:table-cell table:style-name="ce533" office:value-type="string">
            <text:p>Importování snímků…</text:p>
          </table:table-cell>
          <table:table-cell table:style-name="ce359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Generic_Appearance</text:p>
          </table:table-cell>
          <table:table-cell table:style-name="ce377"/>
          <table:table-cell table:style-name="ce351" office:value-type="string">
            <text:p>Appearance</text:p>
          </table:table-cell>
          <table:table-cell table:style-name="ce354" office:value-type="string">
            <text:p>Apparence</text:p>
          </table:table-cell>
          <table:table-cell table:style-name="ce410" office:value-type="string">
            <text:p>Verschijning</text:p>
          </table:table-cell>
          <table:table-cell table:style-name="ce418" office:value-type="string">
            <text:p>Darstellung</text:p>
          </table:table-cell>
          <table:table-cell table:style-name="ce432" office:value-type="string">
            <text:p>Apariencia</text:p>
          </table:table-cell>
          <table:table-cell table:style-name="ce439" office:value-type="string">
            <text:p>Aparência</text:p>
          </table:table-cell>
          <table:table-cell table:style-name="ce245"/>
          <table:table-cell table:style-name="ce250" office:value-type="string">
            <text:p>Aspetto</text:p>
          </table:table-cell>
          <table:table-cell table:style-name="ce255" office:value-type="string">
            <text:p>Aspect</text:p>
          </table:table-cell>
          <table:table-cell table:style-name="ce262" office:value-type="string">
            <text:p>Ulkoasu</text:p>
          </table:table-cell>
          <table:table-cell table:style-name="ce271" office:value-type="string">
            <text:p>Utseende</text:p>
          </table:table-cell>
          <table:table-cell table:style-name="ce280" office:value-type="string">
            <text:p>外观</text:p>
          </table:table-cell>
          <table:table-cell table:style-name="ce287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512" office:value-type="string">
            <text:p>Išvaizda</text:p>
          </table:table-cell>
          <table:table-cell table:style-name="ce315" office:value-type="string">
            <text:p>Utseende</text:p>
          </table:table-cell>
          <table:table-cell table:style-name="ce522" office:value-type="string">
            <text:p>Fremtoning</text:p>
          </table:table-cell>
          <table:table-cell table:style-name="ce335" office:value-type="string">
            <text:p>Vzhled</text:p>
          </table:table-cell>
          <table:table-cell table:style-name="ce540" office:value-type="string">
            <text:p>모양새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Generic_Apply</text:p>
          </table:table-cell>
          <table:table-cell table:style-name="ce386"/>
          <table:table-cell table:style-name="ce350" office:value-type="string">
            <text:p>Apply</text:p>
          </table:table-cell>
          <table:table-cell table:style-name="ce353" office:value-type="string">
            <text:p>Appliquer</text:p>
          </table:table-cell>
          <table:table-cell table:style-name="ce410" office:value-type="string">
            <text:p>Toepassen</text:p>
          </table:table-cell>
          <table:table-cell table:style-name="ce419" office:value-type="string">
            <text:p>Anwenden</text:p>
          </table:table-cell>
          <table:table-cell table:style-name="ce432" office:value-type="string">
            <text:p>Aplicar</text:p>
          </table:table-cell>
          <table:table-cell table:style-name="ce439" office:value-type="string">
            <text:p>Aplicar</text:p>
          </table:table-cell>
          <table:table-cell table:style-name="ce244" office:value-type="string">
            <text:p>Zastosuj</text:p>
          </table:table-cell>
          <table:table-cell table:style-name="ce250" office:value-type="string">
            <text:p>Applica</text:p>
          </table:table-cell>
          <table:table-cell table:style-name="ce255" office:value-type="string">
            <text:p>Aplică</text:p>
          </table:table-cell>
          <table:table-cell table:style-name="ce262" office:value-type="string">
            <text:p>Sovella</text:p>
          </table:table-cell>
          <table:table-cell table:style-name="ce272" office:value-type="string">
            <text:p>Bruk</text:p>
          </table:table-cell>
          <table:table-cell table:style-name="ce280" office:value-type="string">
            <text:p>提交</text:p>
          </table:table-cell>
          <table:table-cell table:style-name="ce286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style-name="ce512" office:value-type="string">
            <text:p>Vykdyti</text:p>
          </table:table-cell>
          <table:table-cell table:style-name="ce315" office:value-type="string">
            <text:p>Använd</text:p>
          </table:table-cell>
          <table:table-cell table:style-name="ce524" office:value-type="string">
            <text:p>Anvend</text:p>
          </table:table-cell>
          <table:table-cell table:style-name="ce533" office:value-type="string">
            <text:p>Použít</text:p>
          </table:table-cell>
          <table:table-cell table:style-name="ce541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138" office:value-type="string">
            <text:p>Generic_ArrowPicker</text:p>
          </table:table-cell>
          <table:table-cell table:style-name="ce392"/>
          <table:table-cell table:style-name="ce402" office:value-type="string">
            <text:p>Arrows:</text:p>
          </table:table-cell>
          <table:table-cell table:style-name="ce407" office:value-type="string">
            <text:p>Flèches :</text:p>
          </table:table-cell>
          <table:table-cell table:style-name="ce413"/>
          <table:table-cell table:style-name="ce424"/>
          <table:table-cell table:style-name="ce437"/>
          <table:table-cell table:style-name="ce448"/>
          <table:table-cell table:style-name="ce246"/>
          <table:table-cell table:style-name="ce470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 office:value-type="string">
            <text:p>Pile:</text:p>
          </table:table-cell>
          <table:table-cell table:style-name="ce538" office:value-type="string">
            <text:p>Šipky:</text:p>
          </table:table-cell>
          <table:table-cell table:style-name="ce545" office:value-type="string">
            <text:p><text:span text:style-name="T4">화살표</text:span><text:span text:style-name="T5">:</text:span></text:p>
          </table:table-cell>
          <table:table-cell table:style-name="ce553" table:number-columns-repeated="1002"/>
          <table:table-cell table:style-name="ce344"/>
        </table:table-row>
        <table:table-row table:style-name="ro12">
          <table:table-cell table:style-name="ce135" office:value-type="string">
            <text:p>Generic_Cancel</text:p>
          </table:table-cell>
          <table:table-cell table:style-name="ce386"/>
          <table:table-cell table:style-name="ce350" office:value-type="string">
            <text:p>Cancel</text:p>
          </table:table-cell>
          <table:table-cell table:style-name="ce353" office:value-type="string">
            <text:p>Annuler</text:p>
          </table:table-cell>
          <table:table-cell table:style-name="ce410" office:value-type="string">
            <text:p>Annuleer</text:p>
          </table:table-cell>
          <table:table-cell table:style-name="ce418" office:value-type="string">
            <text:p>Abbrechen</text:p>
          </table:table-cell>
          <table:table-cell table:style-name="ce432" office:value-type="string">
            <text:p>Anular</text:p>
          </table:table-cell>
          <table:table-cell table:style-name="ce439" office:value-type="string">
            <text:p>Cancelar</text:p>
          </table:table-cell>
          <table:table-cell table:style-name="ce244" office:value-type="string">
            <text:p>Anuluj</text:p>
          </table:table-cell>
          <table:table-cell table:style-name="ce250" office:value-type="string">
            <text:p>Annulla</text:p>
          </table:table-cell>
          <table:table-cell table:style-name="ce255" office:value-type="string">
            <text:p>Renunţă</text:p>
          </table:table-cell>
          <table:table-cell table:style-name="ce262" office:value-type="string">
            <text:p>Peruuta</text:p>
          </table:table-cell>
          <table:table-cell table:style-name="ce272" office:value-type="string">
            <text:p>Avbryt</text:p>
          </table:table-cell>
          <table:table-cell table:style-name="ce280" office:value-type="string">
            <text:p>取消</text:p>
          </table:table-cell>
          <table:table-cell table:style-name="ce286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style-name="ce512" office:value-type="string">
            <text:p>Nutraukti</text:p>
          </table:table-cell>
          <table:table-cell table:style-name="ce315" office:value-type="string">
            <text:p>Ångra</text:p>
          </table:table-cell>
          <table:table-cell table:style-name="ce524" office:value-type="string">
            <text:p>Annuller</text:p>
          </table:table-cell>
          <table:table-cell table:style-name="ce533" office:value-type="string">
            <text:p>Zrušit</text:p>
          </table:table-cell>
          <table:table-cell table:style-name="ce541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Generic_Close</text:p>
          </table:table-cell>
          <table:table-cell table:style-name="ce386"/>
          <table:table-cell table:style-name="ce350" office:value-type="string">
            <text:p>Close</text:p>
          </table:table-cell>
          <table:table-cell table:style-name="ce353" office:value-type="string">
            <text:p>Fermer</text:p>
          </table:table-cell>
          <table:table-cell table:style-name="ce410" office:value-type="string">
            <text:p>Sluiten</text:p>
          </table:table-cell>
          <table:table-cell table:style-name="ce418" office:value-type="string">
            <text:p>Schließen</text:p>
          </table:table-cell>
          <table:table-cell table:style-name="ce432" office:value-type="string">
            <text:p>Cerrar</text:p>
          </table:table-cell>
          <table:table-cell table:style-name="ce439" office:value-type="string">
            <text:p>Fechar</text:p>
          </table:table-cell>
          <table:table-cell table:style-name="ce244" office:value-type="string">
            <text:p>Zamknij</text:p>
          </table:table-cell>
          <table:table-cell table:style-name="ce250" office:value-type="string">
            <text:p>Chiudi</text:p>
          </table:table-cell>
          <table:table-cell table:style-name="ce255" office:value-type="string">
            <text:p>Închide</text:p>
          </table:table-cell>
          <table:table-cell table:style-name="ce262" office:value-type="string">
            <text:p>Sulje</text:p>
          </table:table-cell>
          <table:table-cell table:style-name="ce272" office:value-type="string">
            <text:p>Lukk vindu</text:p>
          </table:table-cell>
          <table:table-cell table:style-name="ce280" office:value-type="string">
            <text:p>关闭</text:p>
          </table:table-cell>
          <table:table-cell table:style-name="ce286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style-name="ce512" office:value-type="string">
            <text:p>Uždaryti</text:p>
          </table:table-cell>
          <table:table-cell table:style-name="ce315" office:value-type="string">
            <text:p>Stäng</text:p>
          </table:table-cell>
          <table:table-cell table:style-name="ce524" office:value-type="string">
            <text:p>Luk</text:p>
          </table:table-cell>
          <table:table-cell table:style-name="ce533" office:value-type="string">
            <text:p>Zavřít</text:p>
          </table:table-cell>
          <table:table-cell table:style-name="ce541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Generic_ColorPicker</text:p>
          </table:table-cell>
          <table:table-cell table:style-name="ce377"/>
          <table:table-cell table:style-name="ce351" office:value-type="string">
            <text:p>Color:</text:p>
          </table:table-cell>
          <table:table-cell table:style-name="ce354" office:value-type="string">
            <text:p>Couleur :</text:p>
          </table:table-cell>
          <table:table-cell table:style-name="ce410" office:value-type="string">
            <text:p>Kleur:</text:p>
          </table:table-cell>
          <table:table-cell table:style-name="ce418" office:value-type="string">
            <text:p>Farbe :</text:p>
          </table:table-cell>
          <table:table-cell table:style-name="ce432" office:value-type="string">
            <text:p>Color :</text:p>
          </table:table-cell>
          <table:table-cell table:style-name="ce439" office:value-type="string">
            <text:p>Cor:</text:p>
          </table:table-cell>
          <table:table-cell table:style-name="ce245"/>
          <table:table-cell table:style-name="ce251" office:value-type="string">
            <text:p>Colore</text:p>
          </table:table-cell>
          <table:table-cell table:style-name="ce255" office:value-type="string">
            <text:p>Culoare :</text:p>
          </table:table-cell>
          <table:table-cell table:style-name="ce262" office:value-type="string">
            <text:p>Väri:</text:p>
          </table:table-cell>
          <table:table-cell table:style-name="ce271" office:value-type="string">
            <text:p>Farger:</text:p>
          </table:table-cell>
          <table:table-cell table:style-name="ce280" office:value-type="string">
            <text:p>颜色:</text:p>
          </table:table-cell>
          <table:table-cell table:style-name="ce287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512" office:value-type="string">
            <text:p>Spalva :</text:p>
          </table:table-cell>
          <table:table-cell table:style-name="ce315" office:value-type="string">
            <text:p>Färg :</text:p>
          </table:table-cell>
          <table:table-cell table:style-name="ce522" office:value-type="string">
            <text:p>Farve:</text:p>
          </table:table-cell>
          <table:table-cell table:style-name="ce335" office:value-type="string">
            <text:p>Barva:</text:p>
          </table:table-cell>
          <table:table-cell table:style-name="ce189" office:value-type="string">
            <text:p><text:span text:style-name="T4">색상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Generic_Configuration</text:p>
          </table:table-cell>
          <table:table-cell table:style-name="ce386"/>
          <table:table-cell table:style-name="ce351" office:value-type="string">
            <text:p>Configuration</text:p>
          </table:table-cell>
          <table:table-cell table:style-name="ce354" office:value-type="string">
            <text:p>Configuration</text:p>
          </table:table-cell>
          <table:table-cell table:style-name="ce410" office:value-type="string">
            <text:p>Configuratie</text:p>
          </table:table-cell>
          <table:table-cell table:style-name="ce418" office:value-type="string">
            <text:p>Konfigurieren</text:p>
          </table:table-cell>
          <table:table-cell table:style-name="ce432" office:value-type="string">
            <text:p>Configuraciòn</text:p>
          </table:table-cell>
          <table:table-cell table:style-name="ce439" office:value-type="string">
            <text:p>Configuração</text:p>
          </table:table-cell>
          <table:table-cell table:style-name="ce244" office:value-type="string">
            <text:p>Konfiguracja</text:p>
          </table:table-cell>
          <table:table-cell table:style-name="ce250" office:value-type="string">
            <text:p>Configurazione</text:p>
          </table:table-cell>
          <table:table-cell table:style-name="ce255" office:value-type="string">
            <text:p>Configuraţie</text:p>
          </table:table-cell>
          <table:table-cell table:style-name="ce262" office:value-type="string">
            <text:p>Konfiguraatio</text:p>
          </table:table-cell>
          <table:table-cell table:style-name="ce271" office:value-type="string">
            <text:p>Konfigurasjon</text:p>
          </table:table-cell>
          <table:table-cell table:style-name="ce280" office:value-type="string">
            <text:p>配置</text:p>
          </table:table-cell>
          <table:table-cell table:style-name="ce287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512" office:value-type="string">
            <text:p>Nustatymai</text:p>
          </table:table-cell>
          <table:table-cell table:style-name="ce315" office:value-type="string">
            <text:p>Konfiguration</text:p>
          </table:table-cell>
          <table:table-cell table:style-name="ce522" office:value-type="string">
            <text:p>Konfiguration</text:p>
          </table:table-cell>
          <table:table-cell table:style-name="ce335" office:value-type="string">
            <text:p>Konfigurace</text:p>
          </table:table-cell>
          <table:table-cell table:style-name="ce540" office:value-type="string">
            <text:p>구성</text:p>
          </table:table-cell>
          <table:table-cell table:style-name="ce532" table:number-columns-repeated="231"/>
          <table:table-cell table:number-columns-repeated="772"/>
        </table:table-row>
        <table:table-row table:style-name="ro12">
          <table:table-cell table:style-name="ce376" office:value-type="string">
            <text:p>Generic_FontSizePicker</text:p>
          </table:table-cell>
          <table:table-cell table:style-name="ce377"/>
          <table:table-cell table:style-name="ce351" office:value-type="string">
            <text:p>Font size:</text:p>
          </table:table-cell>
          <table:table-cell table:style-name="ce354" office:value-type="string">
            <text:p>Taille de la police :</text:p>
          </table:table-cell>
          <table:table-cell table:style-name="ce410" office:value-type="string">
            <text:p>Lettergrootte:</text:p>
          </table:table-cell>
          <table:table-cell table:style-name="ce418" office:value-type="string">
            <text:p>Schriftgröße:</text:p>
          </table:table-cell>
          <table:table-cell table:style-name="ce432" office:value-type="string">
            <text:p>Tamaño de la fuente:</text:p>
          </table:table-cell>
          <table:table-cell table:style-name="ce439" office:value-type="string">
            <text:p>Tamanho da Fonte:</text:p>
          </table:table-cell>
          <table:table-cell table:style-name="ce245"/>
          <table:table-cell table:style-name="ce251" office:value-type="string">
            <text:p>Dimensione del Font</text:p>
          </table:table-cell>
          <table:table-cell table:style-name="ce255" office:value-type="string">
            <text:p>Dimensiune font :</text:p>
          </table:table-cell>
          <table:table-cell table:style-name="ce262" office:value-type="string">
            <text:p>Fonttikoko:</text:p>
          </table:table-cell>
          <table:table-cell table:style-name="ce271" office:value-type="string">
            <text:p>Skriftstørrelse:</text:p>
          </table:table-cell>
          <table:table-cell table:style-name="ce280" office:value-type="string">
            <text:p>字体大小</text:p>
          </table:table-cell>
          <table:table-cell table:style-name="ce287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512" office:value-type="string">
            <text:p>Šrifto dydis :</text:p>
          </table:table-cell>
          <table:table-cell table:style-name="ce315" office:value-type="string">
            <text:p>Fontstorlek</text:p>
          </table:table-cell>
          <table:table-cell table:style-name="ce522" office:value-type="string">
            <text:p>Skriftstørrelse:</text:p>
          </table:table-cell>
          <table:table-cell table:style-name="ce335" office:value-type="string">
            <text:p>Velikost fontu:</text:p>
          </table:table-cell>
          <table:table-cell table:style-name="ce189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83" office:value-type="string">
            <text:p>Generic_LineSizePicker</text:p>
          </table:table-cell>
          <table:table-cell table:style-name="ce392"/>
          <table:table-cell table:style-name="ce402" office:value-type="string">
            <text:p>Width:</text:p>
          </table:table-cell>
          <table:table-cell table:style-name="ce407" office:value-type="string">
            <text:p>Épaisseur :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252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 office:value-type="string">
            <text:p>Bredde:</text:p>
          </table:table-cell>
          <table:table-cell table:style-name="ce538" office:value-type="string">
            <text:p>Šířka:</text:p>
          </table:table-cell>
          <table:table-cell table:style-name="ce545" office:value-type="string">
            <text:p><text:span text:style-name="T4">폭</text:span><text:span text:style-name="T5">:</text:span></text:p>
          </table:table-cell>
          <table:table-cell table:style-name="ce553" table:number-columns-repeated="1002"/>
          <table:table-cell table:style-name="ce344"/>
        </table:table-row>
        <table:table-row table:style-name="ro12">
          <table:table-cell table:style-name="ce376" office:value-type="string">
            <text:p>Generic_Opacity</text:p>
          </table:table-cell>
          <table:table-cell table:style-name="ce377"/>
          <table:table-cell table:style-name="ce351" office:value-type="string">
            <text:p>Opacity</text:p>
          </table:table-cell>
          <table:table-cell table:style-name="ce354" office:value-type="string">
            <text:p>Opacité</text:p>
          </table:table-cell>
          <table:table-cell table:style-name="ce410" office:value-type="string">
            <text:p>Doorzichtigheid</text:p>
          </table:table-cell>
          <table:table-cell table:style-name="ce420" office:value-type="string">
            <text:p>Deckkraft</text:p>
          </table:table-cell>
          <table:table-cell table:style-name="ce433" office:value-type="string">
            <text:p>Opacidad</text:p>
          </table:table-cell>
          <table:table-cell table:style-name="ce440" office:value-type="string">
            <text:p>Opacidade</text:p>
          </table:table-cell>
          <table:table-cell table:style-name="ce242"/>
          <table:table-cell table:style-name="ce251" office:value-type="string">
            <text:p>Opacita'</text:p>
          </table:table-cell>
          <table:table-cell table:style-name="ce255" office:value-type="string">
            <text:p>Opacitate </text:p>
          </table:table-cell>
          <table:table-cell table:style-name="ce262" office:value-type="string">
            <text:p>Läpinäkyvyys</text:p>
          </table:table-cell>
          <table:table-cell table:style-name="ce271"/>
          <table:table-cell table:style-name="ce280"/>
          <table:table-cell table:style-name="ce288" office:value-type="string">
            <text:p>Opaklık</text:p>
          </table:table-cell>
          <table:table-cell table:style-name="ce503" office:value-type="string">
            <text:p>Αδιαφάνεια</text:p>
          </table:table-cell>
          <table:table-cell table:style-name="ce513" office:value-type="string">
            <text:p>Permatomumas</text:p>
          </table:table-cell>
          <table:table-cell table:style-name="ce315" office:value-type="string">
            <text:p>Transparens</text:p>
          </table:table-cell>
          <table:table-cell table:style-name="ce522" office:value-type="string">
            <text:p>Ugennemsigtighed:</text:p>
          </table:table-cell>
          <table:table-cell table:style-name="ce335" office:value-type="string">
            <text:p>Opacita</text:p>
          </table:table-cell>
          <table:table-cell table:style-name="ce540" office:value-type="string">
            <text:p>투명도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83" office:value-type="string">
            <text:p>Generic_PenSizePicker</text:p>
          </table:table-cell>
          <table:table-cell table:style-name="ce392"/>
          <table:table-cell table:style-name="ce402" office:value-type="string">
            <text:p>Size:</text:p>
          </table:table-cell>
          <table:table-cell table:style-name="ce407" office:value-type="string">
            <text:p>Taille :</text:p>
          </table:table-cell>
          <table:table-cell table:style-name="ce413"/>
          <table:table-cell table:style-name="ce426"/>
          <table:table-cell table:style-name="ce437"/>
          <table:table-cell table:style-name="ce449"/>
          <table:table-cell table:style-name="ce246"/>
          <table:table-cell table:style-name="ce252"/>
          <table:table-cell table:style-name="ce257"/>
          <table:table-cell table:style-name="ce264"/>
          <table:table-cell table:style-name="ce274"/>
          <table:table-cell table:style-name="ce497"/>
          <table:table-cell table:style-name="ce501"/>
          <table:table-cell table:style-name="ce509"/>
          <table:table-cell table:style-name="ce518"/>
          <table:table-cell table:style-name="ce521"/>
          <table:table-cell table:style-name="ce530" office:value-type="string">
            <text:p>Størrelse:</text:p>
          </table:table-cell>
          <table:table-cell table:style-name="ce538" office:value-type="string">
            <text:p>Velikost:</text:p>
          </table:table-cell>
          <table:table-cell table:style-name="ce545" office:value-type="string">
            <text:p><text:span text:style-name="T4">크기</text:span><text:span text:style-name="T5">:</text:span></text:p>
          </table:table-cell>
          <table:table-cell table:style-name="ce553" table:number-columns-repeated="1002"/>
          <table:table-cell table:style-name="ce344"/>
        </table:table-row>
        <table:table-row table:style-name="ro12">
          <table:table-cell table:style-name="ce135" office:value-type="string">
            <text:p>Generic_Save</text:p>
          </table:table-cell>
          <table:table-cell table:style-name="ce386"/>
          <table:table-cell table:style-name="ce350" office:value-type="string">
            <text:p>Save</text:p>
          </table:table-cell>
          <table:table-cell table:style-name="ce353" office:value-type="string">
            <text:p>Enregistrer</text:p>
          </table:table-cell>
          <table:table-cell table:style-name="ce410" office:value-type="string">
            <text:p>Bewaar</text:p>
          </table:table-cell>
          <table:table-cell table:style-name="ce419" office:value-type="string">
            <text:p>Speichern</text:p>
          </table:table-cell>
          <table:table-cell table:style-name="ce432" office:value-type="string">
            <text:p>Guardar</text:p>
          </table:table-cell>
          <table:table-cell table:style-name="ce439" office:value-type="string">
            <text:p>Salvar</text:p>
          </table:table-cell>
          <table:table-cell table:style-name="ce244" office:value-type="string">
            <text:p>Zapisz</text:p>
          </table:table-cell>
          <table:table-cell table:style-name="ce250" office:value-type="string">
            <text:p>Salva</text:p>
          </table:table-cell>
          <table:table-cell table:style-name="ce255" office:value-type="string">
            <text:p>Salvează</text:p>
          </table:table-cell>
          <table:table-cell table:style-name="ce262" office:value-type="string">
            <text:p>Tallenna</text:p>
          </table:table-cell>
          <table:table-cell table:style-name="ce272" office:value-type="string">
            <text:p>Lagre</text:p>
          </table:table-cell>
          <table:table-cell table:style-name="ce280" office:value-type="string">
            <text:p>保存</text:p>
          </table:table-cell>
          <table:table-cell table:style-name="ce286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style-name="ce512" office:value-type="string">
            <text:p>Išsaugoti</text:p>
          </table:table-cell>
          <table:table-cell table:style-name="ce315" office:value-type="string">
            <text:p>Spara</text:p>
          </table:table-cell>
          <table:table-cell table:style-name="ce524" office:value-type="string">
            <text:p>Gem</text:p>
          </table:table-cell>
          <table:table-cell table:style-name="ce533" office:value-type="string">
            <text:p>Uložit</text:p>
          </table:table-cell>
          <table:table-cell table:style-name="ce541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138" office:value-type="string">
            <text:p>Generic_TrackShapePicker</text:p>
          </table:table-cell>
          <table:table-cell table:style-name="ce392"/>
          <table:table-cell table:style-name="ce402" office:value-type="string">
            <text:p>Line shape:</text:p>
          </table:table-cell>
          <table:table-cell table:style-name="ce407" office:value-type="string">
            <text:p>Forme de ligne :</text:p>
          </table:table-cell>
          <table:table-cell table:style-name="ce413"/>
          <table:table-cell table:style-name="ce424"/>
          <table:table-cell table:style-name="ce437"/>
          <table:table-cell table:style-name="ce448"/>
          <table:table-cell table:style-name="ce246"/>
          <table:table-cell table:style-name="ce470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 office:value-type="string">
            <text:p>Linjetype:</text:p>
          </table:table-cell>
          <table:table-cell table:style-name="ce538" office:value-type="string">
            <text:p>Tvar linky:</text:p>
          </table:table-cell>
          <table:table-cell table:style-name="ce545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53" table:number-columns-repeated="1002"/>
          <table:table-cell table:style-name="ce344"/>
        </table:table-row>
        <table:table-row table:style-name="ro12">
          <table:table-cell table:style-name="ce136" office:value-type="string">
            <text:p>Generic_Image</text:p>
          </table:table-cell>
          <table:table-cell table:style-name="ce377"/>
          <table:table-cell table:style-name="ce351" office:value-type="string">
            <text:p>Image</text:p>
          </table:table-cell>
          <table:table-cell table:style-name="ce354" office:value-type="string">
            <text:p>Image</text:p>
          </table:table-cell>
          <table:table-cell table:style-name="ce410" office:value-type="string">
            <text:p>Beeld</text:p>
          </table:table-cell>
          <table:table-cell table:style-name="ce419" office:value-type="string">
            <text:p>Bild</text:p>
          </table:table-cell>
          <table:table-cell table:style-name="ce432" office:value-type="string">
            <text:p>Imagen </text:p>
          </table:table-cell>
          <table:table-cell table:style-name="ce439" office:value-type="string">
            <text:p>Imagem</text:p>
          </table:table-cell>
          <table:table-cell table:style-name="ce245"/>
          <table:table-cell table:style-name="ce250" office:value-type="string">
            <text:p>Immagine</text:p>
          </table:table-cell>
          <table:table-cell table:style-name="ce255" office:value-type="string">
            <text:p>Imagine</text:p>
          </table:table-cell>
          <table:table-cell table:style-name="ce262" office:value-type="string">
            <text:p>Kuva</text:p>
          </table:table-cell>
          <table:table-cell table:style-name="ce271" office:value-type="string">
            <text:p>Bilde</text:p>
          </table:table-cell>
          <table:table-cell table:style-name="ce280" office:value-type="string">
            <text:p>图片</text:p>
          </table:table-cell>
          <table:table-cell table:style-name="ce287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512" office:value-type="string">
            <text:p>Paveikslėlis</text:p>
          </table:table-cell>
          <table:table-cell table:style-name="ce315" office:value-type="string">
            <text:p>Bild</text:p>
          </table:table-cell>
          <table:table-cell table:style-name="ce522" office:value-type="string">
            <text:p>Billede</text:p>
          </table:table-cell>
          <table:table-cell table:style-name="ce335" office:value-type="string">
            <text:p>Obraz</text:p>
          </table:table-cell>
          <table:table-cell table:style-name="ce540" office:value-type="string">
            <text:p>이미지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Generic_Video</text:p>
          </table:table-cell>
          <table:table-cell table:style-name="ce377"/>
          <table:table-cell table:style-name="ce351" office:value-type="string">
            <text:p>Video</text:p>
          </table:table-cell>
          <table:table-cell table:style-name="ce354" office:value-type="string">
            <text:p>Vidéo</text:p>
          </table:table-cell>
          <table:table-cell table:style-name="ce410" office:value-type="string">
            <text:p>Video</text:p>
          </table:table-cell>
          <table:table-cell table:style-name="ce427" office:value-type="string">
            <text:p>Video</text:p>
          </table:table-cell>
          <table:table-cell table:style-name="ce433" office:value-type="string">
            <text:p>Video</text:p>
          </table:table-cell>
          <table:table-cell table:style-name="ce440" office:value-type="string">
            <text:p>Video</text:p>
          </table:table-cell>
          <table:table-cell table:style-name="ce242"/>
          <table:table-cell table:style-name="ce250" office:value-type="string">
            <text:p>Video</text:p>
          </table:table-cell>
          <table:table-cell table:style-name="ce255" office:value-type="string">
            <text:p>Video </text:p>
          </table:table-cell>
          <table:table-cell table:style-name="ce262" office:value-type="string">
            <text:p>Video</text:p>
          </table:table-cell>
          <table:table-cell table:style-name="ce271"/>
          <table:table-cell table:style-name="ce280"/>
          <table:table-cell table:style-name="ce288" office:value-type="string">
            <text:p>Video</text:p>
          </table:table-cell>
          <table:table-cell table:style-name="ce503" office:value-type="string">
            <text:p>Βίντεο</text:p>
          </table:table-cell>
          <table:table-cell table:style-name="ce514" office:value-type="string">
            <text:p>Vaizdas</text:p>
          </table:table-cell>
          <table:table-cell table:style-name="ce315" office:value-type="string">
            <text:p>Video</text:p>
          </table:table-cell>
          <table:table-cell table:style-name="ce522" office:value-type="string">
            <text:p>Video</text:p>
          </table:table-cell>
          <table:table-cell table:style-name="ce335" office:value-type="string">
            <text:p>Video</text:p>
          </table:table-cell>
          <table:table-cell table:style-name="ce540" office:value-type="string">
            <text:p>비디오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Generic_SaveImage</text:p>
          </table:table-cell>
          <table:table-cell table:style-name="ce377"/>
          <table:table-cell table:style-name="ce351" office:value-type="string">
            <text:p>Save image</text:p>
          </table:table-cell>
          <table:table-cell table:style-name="ce354" office:value-type="string">
            <text:p>Enregistrer l'image </text:p>
          </table:table-cell>
          <table:table-cell table:style-name="ce410" office:value-type="string">
            <text:p>Bewaar afbeelding</text:p>
          </table:table-cell>
          <table:table-cell table:style-name="ce418" office:value-type="string">
            <text:p>Speichere Einzelbild</text:p>
          </table:table-cell>
          <table:table-cell table:style-name="ce432" office:value-type="string">
            <text:p>Guardar la imagen.</text:p>
          </table:table-cell>
          <table:table-cell table:style-name="ce439" office:value-type="string">
            <text:p>Salvar Imagem</text:p>
          </table:table-cell>
          <table:table-cell table:style-name="ce242" office:value-type="string">
            <text:p>Zapisz obraz</text:p>
          </table:table-cell>
          <table:table-cell table:style-name="ce250" office:value-type="string">
            <text:p>Salva l'Immagine </text:p>
          </table:table-cell>
          <table:table-cell table:style-name="ce255" office:value-type="string">
            <text:p>Salvează cadrul</text:p>
          </table:table-cell>
          <table:table-cell table:style-name="ce262" office:value-type="string">
            <text:p>Tallenna kuva</text:p>
          </table:table-cell>
          <table:table-cell table:style-name="ce271" office:value-type="string">
            <text:p>Lagre bilde</text:p>
          </table:table-cell>
          <table:table-cell table:style-name="ce280" office:value-type="string">
            <text:p>保存图片</text:p>
          </table:table-cell>
          <table:table-cell table:style-name="ce287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512" office:value-type="string">
            <text:p>Išsaugoti paveikslėlį</text:p>
          </table:table-cell>
          <table:table-cell table:style-name="ce315" office:value-type="string">
            <text:p>Spara bild</text:p>
          </table:table-cell>
          <table:table-cell table:style-name="ce522" office:value-type="string">
            <text:p>Gem billede</text:p>
          </table:table-cell>
          <table:table-cell table:style-name="ce335" office:value-type="string">
            <text:p>Uložit obraz</text:p>
          </table:table-cell>
          <table:table-cell table:style-name="ce189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41">
          <table:table-cell table:style-name="ce136" office:value-type="string">
            <text:p>InfoBox_MetadataIsDirty_Text</text:p>
          </table:table-cell>
          <table:table-cell table:style-name="ce377"/>
          <table:table-cell table:style-name="ce351" office:value-type="string">
            <text:p>Key images have been modified.\nDo you want to save key images data before closing ?</text:p>
          </table:table-cell>
          <table:table-cell table:style-name="ce354" office:value-type="string">
            <text:p>Les images clés ont été modifiées.\nVoulez-vous sauvegarder les données des images clés avant de fermer ?</text:p>
          </table:table-cell>
          <table:table-cell table:style-name="ce410" office:value-type="string">
            <text:p>Kernbeelden zijn veranderd. \nWilt u de veranderde kernbeelden opslaan voor afsluiten ?</text:p>
          </table:table-cell>
          <table:table-cell table:style-name="ce419" office:value-type="string">
            <text:p>Schlüsselbilder wurden geändert.\nWollen Sie die Änderungen speichern?</text:p>
          </table:table-cell>
          <table:table-cell table:style-name="ce434" office:value-type="string">
            <text:p>Imágenes clave han sido modificados.\n ¿Desea guardar los datos antes de cerrar ?</text:p>
          </table:table-cell>
          <table:table-cell table:style-name="ce439" office:value-type="string">
            <text:p>Quadros de imagens foram modificados.\nVocê deseja salvá-los antes de sair?</text:p>
          </table:table-cell>
          <table:table-cell table:style-name="ce245"/>
          <table:table-cell table:style-name="ce250" office:value-type="string">
            <text:p>Le Immagini Chiave sono state modificate.\nSalvare le Immagini Chiave ed i loro Dati prima di chiudere ?</text:p>
          </table:table-cell>
          <table:table-cell table:style-name="ce255" office:value-type="string">
            <text:p>Cadrele cheie au fost modificate.\n Doriţi să salvaţi datele cadrelor cheie înainte de a inchide ?</text:p>
          </table:table-cell>
          <table:table-cell table:style-name="ce262" office:value-type="string">
            <text:p>Avainkuvia on muokattu.\nHaluatko tallentaa avainkuvien tiedot ennen sulkemista?</text:p>
          </table:table-cell>
          <table:table-cell table:style-name="ce271" office:value-type="string">
            <text:p>Nøkkelbilder er endret.\nØnsker du å lagre bilder før du avslutter ?</text:p>
          </table:table-cell>
          <table:table-cell table:style-name="ce280" office:value-type="string">
            <text:p>关键帧已被修改.\n关闭前是否保存数据？</text:p>
          </table:table-cell>
          <table:table-cell table:style-name="ce287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12" office:value-type="string">
            <text:p>Paveikslėlių žymės yra pakeistos.\nAr norite išsaugoti žymes prieš uždarant programą?</text:p>
          </table:table-cell>
          <table:table-cell table:style-name="ce315" office:value-type="string">
            <text:p>Nyckelbilder har modifierats.\nVill du spara nyckelbildsinformation innan stängning ?</text:p>
          </table:table-cell>
          <table:table-cell table:style-name="ce522" office:value-type="string">
            <text:p>Nøglebilleder er blevet modificeret.\nØnsker du at gemme nøglebillederne inden der lukkes?</text:p>
          </table:table-cell>
          <table:table-cell table:style-name="ce335" office:value-type="string">
            <text:p>Klíčové pozice byly změněny.\n¨Chcete uložit klíčové pozice před uzavřením?</text:p>
          </table:table-cell>
          <table:table-cell table:style-name="ce540" office:value-type="string">
            <text:p>키 이미지'가 수정되었음.\n닫기 전에 키 이지미 자료를 저장할까요?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InfoBox_MetadataIsDirty_Title</text:p>
          </table:table-cell>
          <table:table-cell table:style-name="ce377"/>
          <table:table-cell table:style-name="ce351" office:value-type="string">
            <text:p>Key images data not saved</text:p>
          </table:table-cell>
          <table:table-cell table:style-name="ce354" office:value-type="string">
            <text:p>Images clés non sauvées</text:p>
          </table:table-cell>
          <table:table-cell table:style-name="ce410" office:value-type="string">
            <text:p>Kernbeelden niet opgeslagen</text:p>
          </table:table-cell>
          <table:table-cell table:style-name="ce418" office:value-type="string">
            <text:p>Schlüsselbilddaten wurden nicht gespeichert</text:p>
          </table:table-cell>
          <table:table-cell table:style-name="ce432" office:value-type="string">
            <text:p>Imágenes clave no guardadas</text:p>
          </table:table-cell>
          <table:table-cell table:style-name="ce439" office:value-type="string">
            <text:p>Dados dos quadros de imagens não foram salvos.</text:p>
          </table:table-cell>
          <table:table-cell table:style-name="ce245"/>
          <table:table-cell table:style-name="ce251" office:value-type="string">
            <text:p>Immagini Chiave non salvate</text:p>
          </table:table-cell>
          <table:table-cell table:style-name="ce255" office:value-type="string">
            <text:p>Cadrele cheie nu au fost salvate</text:p>
          </table:table-cell>
          <table:table-cell table:style-name="ce262" office:value-type="string">
            <text:p>Avainkuvien tietoja ei tallennettu</text:p>
          </table:table-cell>
          <table:table-cell table:style-name="ce271" office:value-type="string">
            <text:p>Nøkkelbilder ble ikke lagret</text:p>
          </table:table-cell>
          <table:table-cell table:style-name="ce280" office:value-type="string">
            <text:p>关键数据尚未保存！</text:p>
          </table:table-cell>
          <table:table-cell table:style-name="ce287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512" office:value-type="string">
            <text:p>Paveiklėlių žymės neišsaugotos</text:p>
          </table:table-cell>
          <table:table-cell table:style-name="ce315" office:value-type="string">
            <text:p>Nyckelbilds data ej sparad</text:p>
          </table:table-cell>
          <table:table-cell table:style-name="ce522" office:value-type="string">
            <text:p>Nøglebilleders data er ikke gemt</text:p>
          </table:table-cell>
          <table:table-cell table:style-name="ce335" office:value-type="string">
            <text:p>Data klíčových pozic neuložena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32" table:number-columns-repeated="1002"/>
          <table:table-cell/>
        </table:table-row>
        <table:table-row table:style-name="ro23">
          <table:table-cell table:style-name="ce136" office:value-type="string">
            <text:p>lblDelay_Text</text:p>
          </table:table-cell>
          <table:table-cell table:style-name="ce377"/>
          <table:table-cell table:style-name="ce351" office:value-type="string">
            <text:p>Delay display by: {0:0} s</text:p>
          </table:table-cell>
          <table:table-cell table:style-name="ce354" office:value-type="string">
            <text:p>Retarder l'affichage de : {0:0} s</text:p>
          </table:table-cell>
          <table:table-cell table:style-name="ce410" office:value-type="string">
            <text:p>Vertraag weergave met: {0:0} s</text:p>
          </table:table-cell>
          <table:table-cell table:style-name="ce420" office:value-type="string">
            <text:p>Verzögerung: {0:0} s</text:p>
          </table:table-cell>
          <table:table-cell table:style-name="ce433" office:value-type="string">
            <text:p>Retraso mostrando imágenes: {0:0} s</text:p>
          </table:table-cell>
          <table:table-cell table:style-name="ce440" office:value-type="string">
            <text:p>Atrasar em: {0:0} s</text:p>
          </table:table-cell>
          <table:table-cell table:style-name="ce242"/>
          <table:table-cell table:style-name="ce351" office:value-type="string">
            <text:p>Ritarda la visualizzazione di: {0:0} s</text:p>
          </table:table-cell>
          <table:table-cell table:style-name="ce255" office:value-type="string">
            <text:p>Întârziere afişaj cu: {0:0} s</text:p>
          </table:table-cell>
          <table:table-cell table:style-name="ce262" office:value-type="string">
            <text:p>Viivytä näyttöä: {0:0} sekunnilla</text:p>
          </table:table-cell>
          <table:table-cell table:style-name="ce271"/>
          <table:table-cell table:style-name="ce280"/>
          <table:table-cell table:style-name="ce288" office:value-type="string">
            <text:p>Görünümü bu kadar geciktir: {0:0} sn</text:p>
          </table:table-cell>
          <table:table-cell table:style-name="ce503" office:value-type="string">
            <text:p>Καθυστέρηση απεικόνησης κατά {0:0} δευτερόλεπτα</text:p>
          </table:table-cell>
          <table:table-cell table:style-name="ce514" office:value-type="string">
            <text:p>Vėlavimo rodinys: {0:0} s</text:p>
          </table:table-cell>
          <table:table-cell table:style-name="ce315" office:value-type="string">
            <text:p>Fördröj visning med: {0:0} s</text:p>
          </table:table-cell>
          <table:table-cell table:style-name="ce522" office:value-type="string">
            <text:p>Forsink visning med: {0:0} sek.</text:p>
          </table:table-cell>
          <table:table-cell table:style-name="ce335" office:value-type="string">
            <text:p>Zpozdit zobrazení o: {0:0} s</text:p>
          </table:table-cell>
          <table:table-cell table:style-name="ce189"/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lblInfo_Text</text:p>
          </table:table-cell>
          <table:table-cell table:style-name="ce386"/>
          <table:table-cell table:style-name="ce350" office:value-type="string">
            <text:p>Common Controls :</text:p>
          </table:table-cell>
          <table:table-cell table:style-name="ce353" office:value-type="string">
            <text:p>Contrôles Communs :</text:p>
          </table:table-cell>
          <table:table-cell table:style-name="ce410" office:value-type="string">
            <text:p>Standaard bediening:</text:p>
          </table:table-cell>
          <table:table-cell table:style-name="ce418" office:value-type="string">
            <text:p>Standardauswahl:</text:p>
          </table:table-cell>
          <table:table-cell table:style-name="ce432" office:value-type="string">
            <text:p>Controles Comunes :</text:p>
          </table:table-cell>
          <table:table-cell table:style-name="ce439" office:value-type="string">
            <text:p>Controles Comuns:</text:p>
          </table:table-cell>
          <table:table-cell table:style-name="ce244" office:value-type="string">
            <text:p>Wspólne sterowanie :</text:p>
          </table:table-cell>
          <table:table-cell table:style-name="ce250" office:value-type="string">
            <text:p>Controlli Comuni :</text:p>
          </table:table-cell>
          <table:table-cell table:style-name="ce255" office:value-type="string">
            <text:p>Controale comune :</text:p>
          </table:table-cell>
          <table:table-cell table:style-name="ce262" office:value-type="string">
            <text:p>Yleiset toiminnot:</text:p>
          </table:table-cell>
          <table:table-cell table:style-name="ce272" office:value-type="string">
            <text:p>Standardvalg:</text:p>
          </table:table-cell>
          <table:table-cell table:style-name="ce280" office:value-type="string">
            <text:p>常用控制 :</text:p>
          </table:table-cell>
          <table:table-cell table:style-name="ce286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style-name="ce512" office:value-type="string">
            <text:p>Bendroji kontrolė :</text:p>
          </table:table-cell>
          <table:table-cell table:style-name="ce315" office:value-type="string">
            <text:p>Gemensamma kontroller :</text:p>
          </table:table-cell>
          <table:table-cell table:style-name="ce524" office:value-type="string">
            <text:p>Standardkontroller:</text:p>
          </table:table-cell>
          <table:table-cell table:style-name="ce533" office:value-type="string">
            <text:p>Ovládací prvky:</text:p>
          </table:table-cell>
          <table:table-cell table:style-name="ce359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blSelDuration_Text</text:p>
          </table:table-cell>
          <table:table-cell table:style-name="ce386"/>
          <table:table-cell table:style-name="ce350" office:value-type="string">
            <text:p>Duration</text:p>
          </table:table-cell>
          <table:table-cell table:style-name="ce353" office:value-type="string">
            <text:p>Durée</text:p>
          </table:table-cell>
          <table:table-cell table:style-name="ce410" office:value-type="string">
            <text:p>Duur </text:p>
          </table:table-cell>
          <table:table-cell table:style-name="ce418" office:value-type="string">
            <text:p>Dauer</text:p>
          </table:table-cell>
          <table:table-cell table:style-name="ce432" office:value-type="string">
            <text:p>Duraciòn</text:p>
          </table:table-cell>
          <table:table-cell table:style-name="ce439" office:value-type="string">
            <text:p>Duração</text:p>
          </table:table-cell>
          <table:table-cell table:style-name="ce244" office:value-type="string">
            <text:p>Długość</text:p>
          </table:table-cell>
          <table:table-cell table:style-name="ce250" office:value-type="string">
            <text:p>Durata</text:p>
          </table:table-cell>
          <table:table-cell table:style-name="ce255" office:value-type="string">
            <text:p>Durata </text:p>
          </table:table-cell>
          <table:table-cell table:style-name="ce262" office:value-type="string">
            <text:p>Kesto</text:p>
          </table:table-cell>
          <table:table-cell table:style-name="ce272" office:value-type="string">
            <text:p>Varighet</text:p>
          </table:table-cell>
          <table:table-cell table:style-name="ce280" office:value-type="string">
            <text:p>时间</text:p>
          </table:table-cell>
          <table:table-cell table:style-name="ce286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style-name="ce512" office:value-type="string">
            <text:p>Trukmė</text:p>
          </table:table-cell>
          <table:table-cell table:style-name="ce315" office:value-type="string">
            <text:p>Längd på Klipp</text:p>
          </table:table-cell>
          <table:table-cell table:style-name="ce524" office:value-type="string">
            <text:p>Varighed</text:p>
          </table:table-cell>
          <table:table-cell table:style-name="ce533" office:value-type="string">
            <text:p>Délka</text:p>
          </table:table-cell>
          <table:table-cell table:style-name="ce541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blSelStartSelection_Text</text:p>
          </table:table-cell>
          <table:table-cell table:style-name="ce386"/>
          <table:table-cell table:style-name="ce350" office:value-type="string">
            <text:p>Start</text:p>
          </table:table-cell>
          <table:table-cell table:style-name="ce353" office:value-type="string">
            <text:p>Début</text:p>
          </table:table-cell>
          <table:table-cell table:style-name="ce410" office:value-type="string">
            <text:p>Start</text:p>
          </table:table-cell>
          <table:table-cell table:style-name="ce418" office:value-type="string">
            <text:p>Start</text:p>
          </table:table-cell>
          <table:table-cell table:style-name="ce432" office:value-type="string">
            <text:p>Principio</text:p>
          </table:table-cell>
          <table:table-cell table:style-name="ce439" office:value-type="string">
            <text:p>Início</text:p>
          </table:table-cell>
          <table:table-cell table:style-name="ce244" office:value-type="string">
            <text:p>Start</text:p>
          </table:table-cell>
          <table:table-cell table:style-name="ce250" office:value-type="string">
            <text:p>Inizio</text:p>
          </table:table-cell>
          <table:table-cell table:style-name="ce255" office:value-type="string">
            <text:p>Start</text:p>
          </table:table-cell>
          <table:table-cell table:style-name="ce262" office:value-type="string">
            <text:p>Aloitus</text:p>
          </table:table-cell>
          <table:table-cell table:style-name="ce272" office:value-type="string">
            <text:p>Start</text:p>
          </table:table-cell>
          <table:table-cell table:style-name="ce280" office:value-type="string">
            <text:p>开始</text:p>
          </table:table-cell>
          <table:table-cell table:style-name="ce286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style-name="ce512" office:value-type="string">
            <text:p>Startas</text:p>
          </table:table-cell>
          <table:table-cell table:style-name="ce315" office:value-type="string">
            <text:p>Start</text:p>
          </table:table-cell>
          <table:table-cell table:style-name="ce524" office:value-type="string">
            <text:p>Start</text:p>
          </table:table-cell>
          <table:table-cell table:style-name="ce533" office:value-type="string">
            <text:p>Start</text:p>
          </table:table-cell>
          <table:table-cell table:style-name="ce541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blSpeedTuner_Text</text:p>
          </table:table-cell>
          <table:table-cell table:style-name="ce386"/>
          <table:table-cell table:style-name="ce350" office:value-type="string">
            <text:p>Speed :</text:p>
          </table:table-cell>
          <table:table-cell table:style-name="ce353" office:value-type="string">
            <text:p>Vitesse :</text:p>
          </table:table-cell>
          <table:table-cell table:style-name="ce410" office:value-type="string">
            <text:p>Snelheid :</text:p>
          </table:table-cell>
          <table:table-cell table:style-name="ce418" office:value-type="string">
            <text:p>Geschwindigkeit :</text:p>
          </table:table-cell>
          <table:table-cell table:style-name="ce432" office:value-type="string">
            <text:p>Velocidad :</text:p>
          </table:table-cell>
          <table:table-cell table:style-name="ce439" office:value-type="string">
            <text:p>Velocidade:</text:p>
          </table:table-cell>
          <table:table-cell table:style-name="ce244" office:value-type="string">
            <text:p>Prędkość :</text:p>
          </table:table-cell>
          <table:table-cell table:style-name="ce250" office:value-type="string">
            <text:p>Velocita' :</text:p>
          </table:table-cell>
          <table:table-cell table:style-name="ce255" office:value-type="string">
            <text:p>Viteză :</text:p>
          </table:table-cell>
          <table:table-cell table:style-name="ce262" office:value-type="string">
            <text:p>Nopeus:</text:p>
          </table:table-cell>
          <table:table-cell table:style-name="ce272" office:value-type="string">
            <text:p>Hastighet:</text:p>
          </table:table-cell>
          <table:table-cell table:style-name="ce280" office:value-type="string">
            <text:p>速度</text:p>
          </table:table-cell>
          <table:table-cell table:style-name="ce286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style-name="ce512" office:value-type="string">
            <text:p>Greitis :</text:p>
          </table:table-cell>
          <table:table-cell table:style-name="ce315" office:value-type="string">
            <text:p>Hastighet :</text:p>
          </table:table-cell>
          <table:table-cell table:style-name="ce524" office:value-type="string">
            <text:p>Hastighed</text:p>
          </table:table-cell>
          <table:table-cell table:style-name="ce533" office:value-type="string">
            <text:p>Rychlost:</text:p>
          </table:table-cell>
          <table:table-cell table:style-name="ce359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blTimeCode_Text</text:p>
          </table:table-cell>
          <table:table-cell table:style-name="ce386"/>
          <table:table-cell table:style-name="ce350" office:value-type="string">
            <text:p>Position</text:p>
          </table:table-cell>
          <table:table-cell table:style-name="ce353" office:value-type="string">
            <text:p>Position</text:p>
          </table:table-cell>
          <table:table-cell table:style-name="ce410" office:value-type="string">
            <text:p>Positie</text:p>
          </table:table-cell>
          <table:table-cell table:style-name="ce418" office:value-type="string">
            <text:p>Position</text:p>
          </table:table-cell>
          <table:table-cell table:style-name="ce432" office:value-type="string">
            <text:p>Posiciòn</text:p>
          </table:table-cell>
          <table:table-cell table:style-name="ce439" office:value-type="string">
            <text:p>Posição</text:p>
          </table:table-cell>
          <table:table-cell table:style-name="ce244" office:value-type="string">
            <text:p>Pozycja</text:p>
          </table:table-cell>
          <table:table-cell table:style-name="ce250" office:value-type="string">
            <text:p>Posizione</text:p>
          </table:table-cell>
          <table:table-cell table:style-name="ce255" office:value-type="string">
            <text:p>Poziţie</text:p>
          </table:table-cell>
          <table:table-cell table:style-name="ce262" office:value-type="string">
            <text:p>Järjestys</text:p>
          </table:table-cell>
          <table:table-cell table:style-name="ce272" office:value-type="string">
            <text:p>Posisjon</text:p>
          </table:table-cell>
          <table:table-cell table:style-name="ce280" office:value-type="string">
            <text:p>位置</text:p>
          </table:table-cell>
          <table:table-cell table:style-name="ce286" office:value-type="string">
            <text:p>Konum</text:p>
          </table:table-cell>
          <table:table-cell table:style-name="ce298" office:value-type="string">
            <text:p>Θέση</text:p>
          </table:table-cell>
          <table:table-cell table:style-name="ce512" office:value-type="string">
            <text:p>Pozicija</text:p>
          </table:table-cell>
          <table:table-cell table:style-name="ce315" office:value-type="string">
            <text:p>Position</text:p>
          </table:table-cell>
          <table:table-cell table:style-name="ce524" office:value-type="string">
            <text:p>Position</text:p>
          </table:table-cell>
          <table:table-cell table:style-name="ce533" office:value-type="string">
            <text:p>Pozice</text:p>
          </table:table-cell>
          <table:table-cell table:style-name="ce541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blWorkingZone_Text</text:p>
          </table:table-cell>
          <table:table-cell table:style-name="ce386"/>
          <table:table-cell table:style-name="ce350" office:value-type="string">
            <text:p>Working Zone:</text:p>
          </table:table-cell>
          <table:table-cell table:style-name="ce353" office:value-type="string">
            <text:p>Zone de Travail:</text:p>
          </table:table-cell>
          <table:table-cell table:style-name="ce410" office:value-type="string">
            <text:p>Werkgebied :</text:p>
          </table:table-cell>
          <table:table-cell table:style-name="ce418" office:value-type="string">
            <text:p>Arbeitsbereich:</text:p>
          </table:table-cell>
          <table:table-cell table:style-name="ce432" office:value-type="string">
            <text:p>Espacio de Trabajo:</text:p>
          </table:table-cell>
          <table:table-cell table:style-name="ce439" office:value-type="string">
            <text:p>Zona de Trabalho:</text:p>
          </table:table-cell>
          <table:table-cell table:style-name="ce244" office:value-type="string">
            <text:p>Obszar roboczy:</text:p>
          </table:table-cell>
          <table:table-cell table:style-name="ce250" office:value-type="string">
            <text:p>Zona Lavoro:</text:p>
          </table:table-cell>
          <table:table-cell table:style-name="ce255" office:value-type="string">
            <text:p>Zonă de lucru:</text:p>
          </table:table-cell>
          <table:table-cell table:style-name="ce262" office:value-type="string">
            <text:p>Työstettävä jakso:</text:p>
          </table:table-cell>
          <table:table-cell table:style-name="ce272" office:value-type="string">
            <text:p>Arbeidsfelt:</text:p>
          </table:table-cell>
          <table:table-cell table:style-name="ce280" office:value-type="string">
            <text:p>工作区</text:p>
          </table:table-cell>
          <table:table-cell table:style-name="ce286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style-name="ce512" office:value-type="string">
            <text:p>Darbinė zona:</text:p>
          </table:table-cell>
          <table:table-cell table:style-name="ce315" office:value-type="string">
            <text:p>Arbetsområde:</text:p>
          </table:table-cell>
          <table:table-cell table:style-name="ce524" office:value-type="string">
            <text:p>Arbejdsområde:</text:p>
          </table:table-cell>
          <table:table-cell table:style-name="ce533" office:value-type="string">
            <text:p>Pracovní oblast:</text:p>
          </table:table-cell>
          <table:table-cell table:style-name="ce359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LengthUnit_Centimeters</text:p>
          </table:table-cell>
          <table:table-cell table:style-name="ce377"/>
          <table:table-cell table:style-name="ce351" office:value-type="string">
            <text:p>Centimeters</text:p>
          </table:table-cell>
          <table:table-cell table:style-name="ce354" office:value-type="string">
            <text:p>Centimètres</text:p>
          </table:table-cell>
          <table:table-cell table:style-name="ce410" office:value-type="string">
            <text:p>Centimeters</text:p>
          </table:table-cell>
          <table:table-cell table:style-name="ce418" office:value-type="string">
            <text:p>Zentimeter</text:p>
          </table:table-cell>
          <table:table-cell table:style-name="ce432" office:value-type="string">
            <text:p>Centímetros</text:p>
          </table:table-cell>
          <table:table-cell table:style-name="ce439" office:value-type="string">
            <text:p>Centimetro</text:p>
          </table:table-cell>
          <table:table-cell table:style-name="ce245"/>
          <table:table-cell table:style-name="ce250" office:value-type="string">
            <text:p>Centimetri</text:p>
          </table:table-cell>
          <table:table-cell table:style-name="ce255" office:value-type="string">
            <text:p>Centimetri</text:p>
          </table:table-cell>
          <table:table-cell table:style-name="ce262" office:value-type="string">
            <text:p>Senttimetriä</text:p>
          </table:table-cell>
          <table:table-cell table:style-name="ce271" office:value-type="string">
            <text:p>Centimetere</text:p>
          </table:table-cell>
          <table:table-cell table:style-name="ce280" office:value-type="string">
            <text:p>厘米</text:p>
          </table:table-cell>
          <table:table-cell table:style-name="ce287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512" office:value-type="string">
            <text:p>Centimetrai</text:p>
          </table:table-cell>
          <table:table-cell table:style-name="ce315" office:value-type="string">
            <text:p>Centimeter</text:p>
          </table:table-cell>
          <table:table-cell table:style-name="ce522" office:value-type="string">
            <text:p>Centimeter</text:p>
          </table:table-cell>
          <table:table-cell table:style-name="ce335" office:value-type="string">
            <text:p>Centimetry</text:p>
          </table:table-cell>
          <table:table-cell table:style-name="ce540" office:value-type="string">
            <text:p>센티미터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LengthUnit_Meters</text:p>
          </table:table-cell>
          <table:table-cell table:style-name="ce377"/>
          <table:table-cell table:style-name="ce351" office:value-type="string">
            <text:p>Meters</text:p>
          </table:table-cell>
          <table:table-cell table:style-name="ce354" office:value-type="string">
            <text:p>Mètres</text:p>
          </table:table-cell>
          <table:table-cell table:style-name="ce410" office:value-type="string">
            <text:p>Meters</text:p>
          </table:table-cell>
          <table:table-cell table:style-name="ce418" office:value-type="string">
            <text:p>Meter</text:p>
          </table:table-cell>
          <table:table-cell table:style-name="ce432" office:value-type="string">
            <text:p>Metros</text:p>
          </table:table-cell>
          <table:table-cell table:style-name="ce439" office:value-type="string">
            <text:p>Metros</text:p>
          </table:table-cell>
          <table:table-cell table:style-name="ce245"/>
          <table:table-cell table:style-name="ce250" office:value-type="string">
            <text:p>Metri</text:p>
          </table:table-cell>
          <table:table-cell table:style-name="ce255" office:value-type="string">
            <text:p>Metri</text:p>
          </table:table-cell>
          <table:table-cell table:style-name="ce262" office:value-type="string">
            <text:p>Metriä</text:p>
          </table:table-cell>
          <table:table-cell table:style-name="ce271" office:value-type="string">
            <text:p>Metre</text:p>
          </table:table-cell>
          <table:table-cell table:style-name="ce280" office:value-type="string">
            <text:p>米</text:p>
          </table:table-cell>
          <table:table-cell table:style-name="ce287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512" office:value-type="string">
            <text:p>Metrai</text:p>
          </table:table-cell>
          <table:table-cell table:style-name="ce315" office:value-type="string">
            <text:p>Meter</text:p>
          </table:table-cell>
          <table:table-cell table:style-name="ce522" office:value-type="string">
            <text:p>Meter</text:p>
          </table:table-cell>
          <table:table-cell table:style-name="ce335" office:value-type="string">
            <text:p>Metry</text:p>
          </table:table-cell>
          <table:table-cell table:style-name="ce540" office:value-type="string">
            <text:p>미터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LengthUnit_Inches</text:p>
          </table:table-cell>
          <table:table-cell table:style-name="ce377"/>
          <table:table-cell table:style-name="ce351" office:value-type="string">
            <text:p>Inches</text:p>
          </table:table-cell>
          <table:table-cell table:style-name="ce354" office:value-type="string">
            <text:p>Pouces</text:p>
          </table:table-cell>
          <table:table-cell table:style-name="ce410" office:value-type="string">
            <text:p>Inches</text:p>
          </table:table-cell>
          <table:table-cell table:style-name="ce418" office:value-type="string">
            <text:p>Inches</text:p>
          </table:table-cell>
          <table:table-cell table:style-name="ce432" office:value-type="string">
            <text:p>Pulgadas</text:p>
          </table:table-cell>
          <table:table-cell table:style-name="ce439" office:value-type="string">
            <text:p>Polegadas</text:p>
          </table:table-cell>
          <table:table-cell table:style-name="ce245"/>
          <table:table-cell table:style-name="ce250" office:value-type="string">
            <text:p>Pollici</text:p>
          </table:table-cell>
          <table:table-cell table:style-name="ce255" office:value-type="string">
            <text:p>Inch</text:p>
          </table:table-cell>
          <table:table-cell table:style-name="ce262" office:value-type="string">
            <text:p>Tuumaa</text:p>
          </table:table-cell>
          <table:table-cell table:style-name="ce271" office:value-type="string">
            <text:p>Tommer</text:p>
          </table:table-cell>
          <table:table-cell table:style-name="ce280" office:value-type="string">
            <text:p>英寸</text:p>
          </table:table-cell>
          <table:table-cell table:style-name="ce287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512" office:value-type="string">
            <text:p>Coliai</text:p>
          </table:table-cell>
          <table:table-cell table:style-name="ce315" office:value-type="string">
            <text:p>Tum</text:p>
          </table:table-cell>
          <table:table-cell table:style-name="ce522" office:value-type="string">
            <text:p>Tommer</text:p>
          </table:table-cell>
          <table:table-cell table:style-name="ce335" office:value-type="string">
            <text:p>Palce</text:p>
          </table:table-cell>
          <table:table-cell table:style-name="ce540" office:value-type="string">
            <text:p>인치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LengthUnit_Feet</text:p>
          </table:table-cell>
          <table:table-cell table:style-name="ce377"/>
          <table:table-cell table:style-name="ce351" office:value-type="string">
            <text:p>Feet</text:p>
          </table:table-cell>
          <table:table-cell table:style-name="ce354" office:value-type="string">
            <text:p>Pieds</text:p>
          </table:table-cell>
          <table:table-cell table:style-name="ce410" office:value-type="string">
            <text:p>Voet</text:p>
          </table:table-cell>
          <table:table-cell table:style-name="ce418" office:value-type="string">
            <text:p>Fuß</text:p>
          </table:table-cell>
          <table:table-cell table:style-name="ce432" office:value-type="string">
            <text:p>Pies</text:p>
          </table:table-cell>
          <table:table-cell table:style-name="ce439" office:value-type="string">
            <text:p>Pés</text:p>
          </table:table-cell>
          <table:table-cell table:style-name="ce245"/>
          <table:table-cell table:style-name="ce250" office:value-type="string">
            <text:p>Piedi</text:p>
          </table:table-cell>
          <table:table-cell table:style-name="ce255" office:value-type="string">
            <text:p>Picioare</text:p>
          </table:table-cell>
          <table:table-cell table:style-name="ce262" office:value-type="string">
            <text:p>Jalkaa</text:p>
          </table:table-cell>
          <table:table-cell table:style-name="ce271" office:value-type="string">
            <text:p>Fot</text:p>
          </table:table-cell>
          <table:table-cell table:style-name="ce280" office:value-type="string">
            <text:p>尺</text:p>
          </table:table-cell>
          <table:table-cell table:style-name="ce287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512" office:value-type="string">
            <text:p>Pedos</text:p>
          </table:table-cell>
          <table:table-cell table:style-name="ce315" office:value-type="string">
            <text:p>Fot</text:p>
          </table:table-cell>
          <table:table-cell table:style-name="ce522" office:value-type="string">
            <text:p>Fod</text:p>
          </table:table-cell>
          <table:table-cell table:style-name="ce335" office:value-type="string">
            <text:p>Stopy</text:p>
          </table:table-cell>
          <table:table-cell table:style-name="ce540" office:value-type="string">
            <text:p>피트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LengthUnit_Yards</text:p>
          </table:table-cell>
          <table:table-cell table:style-name="ce377"/>
          <table:table-cell table:style-name="ce351" office:value-type="string">
            <text:p>Yards</text:p>
          </table:table-cell>
          <table:table-cell table:style-name="ce354" office:value-type="string">
            <text:p>Yards</text:p>
          </table:table-cell>
          <table:table-cell table:style-name="ce410" office:value-type="string">
            <text:p>Yards</text:p>
          </table:table-cell>
          <table:table-cell table:style-name="ce418" office:value-type="string">
            <text:p>Yard</text:p>
          </table:table-cell>
          <table:table-cell table:style-name="ce432" office:value-type="string">
            <text:p>Yardas</text:p>
          </table:table-cell>
          <table:table-cell table:style-name="ce439" office:value-type="string">
            <text:p>Jardas</text:p>
          </table:table-cell>
          <table:table-cell table:style-name="ce245"/>
          <table:table-cell table:style-name="ce250" office:value-type="string">
            <text:p>Yarde</text:p>
          </table:table-cell>
          <table:table-cell table:style-name="ce255" office:value-type="string">
            <text:p>Yarzi</text:p>
          </table:table-cell>
          <table:table-cell table:style-name="ce262" office:value-type="string">
            <text:p>Jaardia</text:p>
          </table:table-cell>
          <table:table-cell table:style-name="ce271" office:value-type="string">
            <text:p>Yards</text:p>
          </table:table-cell>
          <table:table-cell table:style-name="ce280" office:value-type="string">
            <text:p>码</text:p>
          </table:table-cell>
          <table:table-cell table:style-name="ce287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512" office:value-type="string">
            <text:p>Jardai</text:p>
          </table:table-cell>
          <table:table-cell table:style-name="ce315" office:value-type="string">
            <text:p>Yards</text:p>
          </table:table-cell>
          <table:table-cell table:style-name="ce522" office:value-type="string">
            <text:p>Yards</text:p>
          </table:table-cell>
          <table:table-cell table:style-name="ce335" office:value-type="string">
            <text:p>Yardy</text:p>
          </table:table-cell>
          <table:table-cell table:style-name="ce540" office:value-type="string">
            <text:p>야드</text:p>
          </table:table-cell>
          <table:table-cell table:style-name="ce532" table:number-columns-repeated="1002"/>
          <table:table-cell/>
        </table:table-row>
        <table:table-row table:style-name="ro19">
          <table:table-cell table:style-name="ce135" office:value-type="string">
            <text:p>LoadMovie_CodecNotFound</text:p>
          </table:table-cell>
          <table:table-cell table:style-name="ce386"/>
          <table:table-cell table:style-name="ce351" office:value-type="string">
            <text:p>Failure: Unable to open the file : unsupported video stream.</text:p>
          </table:table-cell>
          <table:table-cell table:style-name="ce353" office:value-type="string">
            <text:p>Chargement du fichier impossible : ce type de flux vidéo n'est pas supporté.</text:p>
          </table:table-cell>
          <table:table-cell table:style-name="ce410" office:value-type="string">
            <text:p>Fout bij het openen van het bestand : niet ondersteund video type.</text:p>
          </table:table-cell>
          <table:table-cell table:style-name="ce419" office:value-type="string">
            <text:p>Fehler beim Öffnen der Datei – Videostream wird nicht unterstützt.</text:p>
          </table:table-cell>
          <table:table-cell table:style-name="ce432" office:value-type="string">
            <text:p>Carga de archivo imposible: este tipo de flujo de vídeo no es compatible.</text:p>
          </table:table-cell>
          <table:table-cell table:style-name="ce439" office:value-type="string">
            <text:p>Falha: Erro ao tentar abrir o arquivo: formato de vídeo não suportado.</text:p>
          </table:table-cell>
          <table:table-cell table:style-name="ce244" office:value-type="string">
            <text:p>Błąd przy próbie otwarcia pliku : nieobsługiwany strumień wideo.</text:p>
          </table:table-cell>
          <table:table-cell table:style-name="ce250" office:value-type="string">
            <text:p>Errore : Impossibile aprire file : tipo di flusso video non supportato.</text:p>
          </table:table-cell>
          <table:table-cell table:style-name="ce255" office:value-type="string">
            <text:p>Eroare la deschiderea fişierului : fluxul video nu este suportat.</text:p>
          </table:table-cell>
          <table:table-cell table:style-name="ce262" office:value-type="string">
            <text:p>Tiedoston avaus epäonnistui: ei-tuettu videon stream-muoto.</text:p>
          </table:table-cell>
          <table:table-cell table:style-name="ce272" office:value-type="string">
            <text:p>Advarsel: Kan ikke åpne fil : støtter ikke videostream</text:p>
          </table:table-cell>
          <table:table-cell table:style-name="ce280" office:value-type="string">
            <text:p>失败: 无法打开文件 : 不支持的视频格式.</text:p>
          </table:table-cell>
          <table:table-cell table:style-name="ce286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style-name="ce512" office:value-type="string">
            <text:p>Klaida: Negaliu atveti dokumento : video formatas nepalaikomas.</text:p>
          </table:table-cell>
          <table:table-cell table:style-name="ce315" office:value-type="string">
            <text:p>Fel: Kan ej öppna filen : videoformat stöds ej.</text:p>
          </table:table-cell>
          <table:table-cell table:style-name="ce524" office:value-type="string">
            <text:p>Fejl: Kan ikke åbne filen: usupporteret video stream.</text:p>
          </table:table-cell>
          <table:table-cell table:style-name="ce533" office:value-type="string">
            <text:p>Chyba: Nelze otevřít soubor: nepodporovaný záznam videa</text:p>
          </table:table-cell>
          <table:table-cell table:style-name="ce359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41">
          <table:table-cell table:style-name="ce135" office:value-type="string">
            <text:p>LoadMovie_CodecNotOpened</text:p>
          </table:table-cell>
          <table:table-cell table:style-name="ce386"/>
          <table:table-cell table:style-name="ce351" office:value-type="string">
            <text:p>Failure: Unable to open the file : problem while initializing decoder.</text:p>
          </table:table-cell>
          <table:table-cell table:style-name="ce353" office:value-type="string">
            <text:p>Chargement du fichier impossible : problème lors l'initialisation du décodeur.</text:p>
          </table:table-cell>
          <table:table-cell table:style-name="ce410" office:value-type="string">
            <text:p>Fout bij het openen van het bestand : probleem met initialiseren van decoder.</text:p>
          </table:table-cell>
          <table:table-cell table:style-name="ce418" office:value-type="string">
            <text:p>Fehler beim Öffnen der Datei – Initialisierungsfehler des Decoders</text:p>
          </table:table-cell>
          <table:table-cell table:style-name="ce432" office:value-type="string">
            <text:p>Imposible cargar el archivo problema durante la inicialización del decodificador.</text:p>
          </table:table-cell>
          <table:table-cell table:style-name="ce439" office:value-type="string">
            <text:p>Falha: Erro ao tentar abrir o arquivo: problema durante a inicialização do decodificador.</text:p>
          </table:table-cell>
          <table:table-cell table:style-name="ce244" office:value-type="string">
            <text:p>Błąd przy próbie otwarcia pliku : problem podczas inicjalizacji dekodera.</text:p>
          </table:table-cell>
          <table:table-cell table:style-name="ce250" office:value-type="string">
            <text:p>Errore : Impossibile aprire file : problemi nell'inizializzazione decodificatore.</text:p>
          </table:table-cell>
          <table:table-cell table:style-name="ce255" office:value-type="string">
            <text:p>Eroare la deschiderea fişierului : sunt probleme la iniţializarea decodorului.</text:p>
          </table:table-cell>
          <table:table-cell table:style-name="ce262" office:value-type="string">
            <text:p>Tiedoston avaus epäonnistui: ongelma dekooderin käynnistyksessä.</text:p>
          </table:table-cell>
          <table:table-cell table:style-name="ce272" office:value-type="string">
            <text:p>Advarsel: Kan ikke åpne fil : problemer med å initialisere dekoder</text:p>
          </table:table-cell>
          <table:table-cell table:style-name="ce280" office:value-type="string">
            <text:p>失败: 无法打开文件 : 初始化解码器时出现问题.</text:p>
          </table:table-cell>
          <table:table-cell table:style-name="ce286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12" office:value-type="string">
            <text:p>Klaida: Negaliu atverti dokumento : problema su dekoderiu.</text:p>
          </table:table-cell>
          <table:table-cell table:style-name="ce315" office:value-type="string">
            <text:p>Fel: Kan ej öppna filen : Problem med initierings dekodern.</text:p>
          </table:table-cell>
          <table:table-cell table:style-name="ce524" office:value-type="string">
            <text:p>Fejl: Kan ikke åbne filen: problem med/under initialisering af dekoder.</text:p>
          </table:table-cell>
          <table:table-cell table:style-name="ce533" office:value-type="string">
            <text:p>Chyba: Nelze otevřít soubor: problém s dekodérem</text:p>
          </table:table-cell>
          <table:table-cell table:style-name="ce541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LoadMovie_CodecNotSupported</text:p>
          </table:table-cell>
          <table:table-cell table:style-name="ce386"/>
          <table:table-cell table:style-name="ce351" office:value-type="string">
            <text:p>Failure: Unable to open the file : file type is not supported.</text:p>
          </table:table-cell>
          <table:table-cell table:style-name="ce353" office:value-type="string">
            <text:p>Chargement du fichier impossible : ce type du fichier n'est pas supporté.</text:p>
          </table:table-cell>
          <table:table-cell table:style-name="ce410" office:value-type="string">
            <text:p>Fout bij het openen van het bestand : bestandstype wordt niet ondersteund.</text:p>
          </table:table-cell>
          <table:table-cell table:style-name="ce419" office:value-type="string">
            <text:p>Fehler beim Öffnen der Datei – Format wird nicht unterstützt.</text:p>
          </table:table-cell>
          <table:table-cell table:style-name="ce432" office:value-type="string">
            <text:p>Carga de archivo imposible: este tipo de archivo no es compatible.</text:p>
          </table:table-cell>
          <table:table-cell table:style-name="ce439" office:value-type="string">
            <text:p>Falha: Erro ao tentar abrir o arquivo: tipo de arquivo não suportado.</text:p>
          </table:table-cell>
          <table:table-cell table:style-name="ce244" office:value-type="string">
            <text:p>Błąd przy próbie otwarcia pliku : typ pliku nie jest obsługiwany.</text:p>
          </table:table-cell>
          <table:table-cell table:style-name="ce250" office:value-type="string">
            <text:p>Errore : Impossibile aprire file : tipo file non supportato.</text:p>
          </table:table-cell>
          <table:table-cell table:style-name="ce255" office:value-type="string">
            <text:p>Eroare la deschiderea fişierului : tipul fişierului nu este suportat.</text:p>
          </table:table-cell>
          <table:table-cell table:style-name="ce262" office:value-type="string">
            <text:p>Tiedoston avaus epäonnistui: ei-tuettu tiedostomuoto.</text:p>
          </table:table-cell>
          <table:table-cell table:style-name="ce272" office:value-type="string">
            <text:p>Advarsel: Kan ikke åpne fil : denne filtypen støttes ikke</text:p>
          </table:table-cell>
          <table:table-cell table:style-name="ce280" office:value-type="string">
            <text:p>失败: 无法打开文件 : 文件类型不支持.</text:p>
          </table:table-cell>
          <table:table-cell table:style-name="ce286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style-name="ce512" office:value-type="string">
            <text:p>Klaida: Negaliu atverti dokumento : dokumento formatas nepalaikomas</text:p>
          </table:table-cell>
          <table:table-cell table:style-name="ce315" office:value-type="string">
            <text:p>Fel: Kan ej öppna filen : filtypen stöds ej.</text:p>
          </table:table-cell>
          <table:table-cell table:style-name="ce524" office:value-type="string">
            <text:p>Fejl: Kan ikke åbne filen: usupporteret filtype.</text:p>
          </table:table-cell>
          <table:table-cell table:style-name="ce533" office:value-type="string">
            <text:p>Chyba: Nelze otevřít soubor: typ souboru není podporován.</text:p>
          </table:table-cell>
          <table:table-cell table:style-name="ce541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oadMovie_Error</text:p>
          </table:table-cell>
          <table:table-cell table:style-name="ce386"/>
          <table:table-cell table:style-name="ce350" office:value-type="string">
            <text:p>Kinovea - Loading Error.</text:p>
          </table:table-cell>
          <table:table-cell table:style-name="ce353" office:value-type="string">
            <text:p>Kinovea - Erreur de Chargement.</text:p>
          </table:table-cell>
          <table:table-cell table:style-name="ce410" office:value-type="string">
            <text:p>Kinovea - Foutmelding</text:p>
          </table:table-cell>
          <table:table-cell table:style-name="ce418" office:value-type="string">
            <text:p>Kinovea – Ladefehler.</text:p>
          </table:table-cell>
          <table:table-cell table:style-name="ce432" office:value-type="string">
            <text:p>Kinovea - Error al cargar.</text:p>
          </table:table-cell>
          <table:table-cell table:style-name="ce439" office:value-type="string">
            <text:p>Kinovea - Erro ao carregar.</text:p>
          </table:table-cell>
          <table:table-cell table:style-name="ce244" office:value-type="string">
            <text:p>Kinovea - błąd podczas ładowania.</text:p>
          </table:table-cell>
          <table:table-cell table:style-name="ce250" office:value-type="string">
            <text:p>Kinovea – Errore nel caricamento.</text:p>
          </table:table-cell>
          <table:table-cell table:style-name="ce255" office:value-type="string">
            <text:p>Kinovea – Eroare la încărcare.</text:p>
          </table:table-cell>
          <table:table-cell table:style-name="ce262" office:value-type="string">
            <text:p>Kinovea – Latausvirhe.</text:p>
          </table:table-cell>
          <table:table-cell table:style-name="ce272" office:value-type="string">
            <text:p>Kinovea – Lastefeil</text:p>
          </table:table-cell>
          <table:table-cell table:style-name="ce280" office:value-type="string">
            <text:p>载入出错.</text:p>
          </table:table-cell>
          <table:table-cell table:style-name="ce286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style-name="ce512" office:value-type="string">
            <text:p>Kinovea - paleisties klaida.</text:p>
          </table:table-cell>
          <table:table-cell table:style-name="ce315" office:value-type="string">
            <text:p>Kinovea – Laddningsfel.</text:p>
          </table:table-cell>
          <table:table-cell table:style-name="ce524" office:value-type="string">
            <text:p>Kinovea - Indlæsningsfejl.</text:p>
          </table:table-cell>
          <table:table-cell table:style-name="ce533" office:value-type="string">
            <text:p>Kinovea - chyba při nahrávání.</text:p>
          </table:table-cell>
          <table:table-cell table:style-name="ce355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136" office:value-type="string">
            <text:p>LoadMovie_FileNotOpened</text:p>
          </table:table-cell>
          <table:table-cell table:style-name="ce377"/>
          <table:table-cell table:style-name="ce351" office:value-type="string">
            <text:p>Failure: Unable to open the file : file not found or empty.</text:p>
          </table:table-cell>
          <table:table-cell table:style-name="ce354" office:value-type="string">
            <text:p>Chargement du fichier impossible : fichier introuvable ou vide.</text:p>
          </table:table-cell>
          <table:table-cell table:style-name="ce410" office:value-type="string">
            <text:p>Fout bij openen van bestand ; bestand niet gevonden.</text:p>
          </table:table-cell>
          <table:table-cell table:style-name="ce418" office:value-type="string">
            <text:p>Fehler beim Öffnen der Datei – Datei nicht gefunden.</text:p>
          </table:table-cell>
          <table:table-cell table:style-name="ce432" office:value-type="string">
            <text:p>Imposible cargar el archivo: no se encuentra el archivo. </text:p>
          </table:table-cell>
          <table:table-cell table:style-name="ce439" office:value-type="string">
            <text:p>Falha: Erro ao tentar abrir o arquivo: arquivo não encontrado.</text:p>
          </table:table-cell>
          <table:table-cell table:style-name="ce242" office:value-type="string">
            <text:p>Błąd przy próbie otwarcia pliku : nie znaleziono pliku.</text:p>
          </table:table-cell>
          <table:table-cell table:style-name="ce250" office:value-type="string">
            <text:p>Errore : Impossibile aprire file : file vuoto/non trovato.</text:p>
          </table:table-cell>
          <table:table-cell table:style-name="ce255" office:value-type="string">
            <text:p>Eroare la deschidere : fişier lipsă.</text:p>
          </table:table-cell>
          <table:table-cell table:style-name="ce262" office:value-type="string">
            <text:p>Tiedoston avaus epäonnistui: tiedostoa ei löytynyt.</text:p>
          </table:table-cell>
          <table:table-cell table:style-name="ce271" office:value-type="string">
            <text:p>Advarsel: Kan ikke åpne fil : Filen ikke funnet eller ingen data</text:p>
          </table:table-cell>
          <table:table-cell table:style-name="ce280" office:value-type="string">
            <text:p>失败: 无法打开文件 : 文件不存在或为空.</text:p>
          </table:table-cell>
          <table:table-cell table:style-name="ce287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512" office:value-type="string">
            <text:p>Klaida: Negaliu atverti dokumento : dokumentas nerastas arba tuščias.</text:p>
          </table:table-cell>
          <table:table-cell table:style-name="ce315" office:value-type="string">
            <text:p>Fel: Kan ej öppna filen : hittar ej fil eller filen är tom.</text:p>
          </table:table-cell>
          <table:table-cell table:style-name="ce524" office:value-type="string">
            <text:p>Fejl: Kan ikke åbne filen: Filen ikke fundet eller tom.</text:p>
          </table:table-cell>
          <table:table-cell table:style-name="ce533" office:value-type="string">
            <text:p>Chyba: Nelze otevřít soubor: soubornenalezen nebo je prázdný.</text:p>
          </table:table-cell>
          <table:table-cell table:style-name="ce540" office:value-type="string">
            <text:p>실패: 파일을 열수 없음: 파일이 없거나 빈 파일임.</text:p>
          </table:table-cell>
          <table:table-cell table:style-name="ce532" table:number-columns-repeated="1002"/>
          <table:table-cell/>
        </table:table-row>
        <table:table-row table:style-name="ro19">
          <table:table-cell table:style-name="ce135" office:value-type="string">
            <text:p>LoadMovie_ImageFormatError</text:p>
          </table:table-cell>
          <table:table-cell table:style-name="ce386"/>
          <table:table-cell table:style-name="ce351" office:value-type="string">
            <text:p>Failure: Unable to open the file : Image format is not supported.</text:p>
          </table:table-cell>
          <table:table-cell table:style-name="ce353" office:value-type="string">
            <text:p>Chargement du fichier impossible : le format des images n'est pas supporté.</text:p>
          </table:table-cell>
          <table:table-cell table:style-name="ce410" office:value-type="string">
            <text:p>Fout bij openen van het bestand : Afbeeldingsvorm wordt niet ondersteund.</text:p>
          </table:table-cell>
          <table:table-cell table:style-name="ce418" office:value-type="string">
            <text:p>Fehler beim Öffnen der Datei – Bilddateiformat nicht zulässig.</text:p>
          </table:table-cell>
          <table:table-cell table:style-name="ce432" office:value-type="string">
            <text:p>Imposible cargar el archivo:el formato de las imàgenes no es compatible.</text:p>
          </table:table-cell>
          <table:table-cell table:style-name="ce439" office:value-type="string">
            <text:p>Falha: Erro ao tentar abrir o arquivo: formato de imagem não suportado.</text:p>
          </table:table-cell>
          <table:table-cell table:style-name="ce244" office:value-type="string">
            <text:p>Błąd przy próbie otwarcia pliku : obraz nie jest obługiwany.</text:p>
          </table:table-cell>
          <table:table-cell table:style-name="ce250" office:value-type="string">
            <text:p>Errore : Impossibile aprire file : formato Immagini non supportato.</text:p>
          </table:table-cell>
          <table:table-cell table:style-name="ce255" office:value-type="string">
            <text:p>Eroare la deschidere : formatul imaginilor nu este suportat.</text:p>
          </table:table-cell>
          <table:table-cell table:style-name="ce262" office:value-type="string">
            <text:p>Tiedoston avaus epäonnistui: ei-tuettu kuvamuoto.</text:p>
          </table:table-cell>
          <table:table-cell table:style-name="ce272" office:value-type="string">
            <text:p>Advarsel: Kan ikke åpne fil : Bildeformat støttes ikke</text:p>
          </table:table-cell>
          <table:table-cell table:style-name="ce280" office:value-type="string">
            <text:p>失败: 无法打开文件 : 图像格式不支持.</text:p>
          </table:table-cell>
          <table:table-cell table:style-name="ce286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style-name="ce512" office:value-type="string">
            <text:p>Klaida: Negaliu atverti dokumento : paveikslėlio formatas nepalaikomas.</text:p>
          </table:table-cell>
          <table:table-cell table:style-name="ce315" office:value-type="string">
            <text:p>Fel: Kan ej öppna filen : Bildformatet stöds ej.</text:p>
          </table:table-cell>
          <table:table-cell table:style-name="ce524" office:value-type="string">
            <text:p>Fejl: Kan ikke åbne filen: usupporteret billedformat.</text:p>
          </table:table-cell>
          <table:table-cell table:style-name="ce533" office:value-type="string">
            <text:p>Chyba: Nelze otevřít soubor: nepodporovaný záznam obrazu</text:p>
          </table:table-cell>
          <table:table-cell table:style-name="ce541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41">
          <table:table-cell table:style-name="ce135" office:value-type="string">
            <text:p>LoadMovie_InconsistantMovieError</text:p>
          </table:table-cell>
          <table:table-cell table:style-name="ce386"/>
          <table:table-cell table:style-name="ce351" office:value-type="string">
            <text:p>Failure: Unable to open the file : inconsistencies found. Please check encoding process.</text:p>
          </table:table-cell>
          <table:table-cell table:style-name="ce353" office:value-type="string">
            <text:p>Chargement du fichier impossible : incohérences dans le fichier. Veuillez vérifier le processus d'encodage.</text:p>
          </table:table-cell>
          <table:table-cell table:style-name="ce410" office:value-type="string">
            <text:p>Fout bij het openen van het bestand : inconsistentie gevonden. Controleer alstublieft het encoding proces.</text:p>
          </table:table-cell>
          <table:table-cell table:style-name="ce418" office:value-type="string">
            <text:p>Fehler beim Öffnen der Datei – Unregelmäßigkeiten gefunden. Bitte Kodierungsprozeß überprüfen!</text:p>
          </table:table-cell>
          <table:table-cell table:style-name="ce432" office:value-type="string">
            <text:p>Imposible cargar el archivo: incongruencias en el archivo. Por favor, compruebe el proceso de codificación.</text:p>
          </table:table-cell>
          <table:table-cell table:style-name="ce439" office:value-type="string">
            <text:p>Falha: Erro ao tentar abrir o arquivo: encontradas inconsistências. Por favor, verifique o processo de codificação.</text:p>
          </table:table-cell>
          <table:table-cell table:style-name="ce244" office:value-type="string">
            <text:p>Błąd przy próbie otwarcia pliku : napotkano na niezgodność. Sprawdź proces kodowania.</text:p>
          </table:table-cell>
          <table:table-cell table:style-name="ce250" office:value-type="string">
            <text:p>Errore : Impossibile aprire file : trovate incongruenze. Verifica processo di Codifica.</text:p>
          </table:table-cell>
          <table:table-cell table:style-name="ce255" office:value-type="string">
            <text:p>Eroare la deschidere : există neconcordanţe. Vă rugăm să verificaţi procesul de encodare.</text:p>
          </table:table-cell>
          <table:table-cell table:style-name="ce262" office:value-type="string">
            <text:p>Tiedoston avaus epäonnistui: epäjohdonmukaisuuksia havaittu. Tarkista koodausprosessi.</text:p>
          </table:table-cell>
          <table:table-cell table:style-name="ce272" office:value-type="string">
            <text:p>Advarsel: Kan ikke åpne fil : </text:p>
          </table:table-cell>
          <table:table-cell table:style-name="ce280" office:value-type="string">
            <text:p>失败: 无法打开文件 : 发现不一致的地方. 请检查编码过程.</text:p>
          </table:table-cell>
          <table:table-cell table:style-name="ce286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12" office:value-type="string">
            <text:p>Klaida: Negaliu atverti dokumento : rasti neatitikimai. Patikrinkite kodavimo procesą.</text:p>
          </table:table-cell>
          <table:table-cell table:style-name="ce315" office:value-type="string">
            <text:p>Fel: Kan ej öppna filen : inkonsekvenser upptäckta. Kontrollera kodningsprocessen.</text:p>
          </table:table-cell>
          <table:table-cell table:style-name="ce524" office:value-type="string">
            <text:p>Fejl: Kan ikke åbne filen: Inkonsistens fundet. Check encoding processen.</text:p>
          </table:table-cell>
          <table:table-cell table:style-name="ce533" office:value-type="string">
            <text:p>Chyba: Nelze otevřít soubor: zjištěny nesrovnalosti. Zkontrolujte kódování.</text:p>
          </table:table-cell>
          <table:table-cell table:style-name="ce541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LoadMovie_StreamInfoNotFound</text:p>
          </table:table-cell>
          <table:table-cell table:style-name="ce386"/>
          <table:table-cell table:style-name="ce351" office:value-type="string">
            <text:p>Failure: Unable to open the file : stream information not found.</text:p>
          </table:table-cell>
          <table:table-cell table:style-name="ce353" office:value-type="string">
            <text:p>Chargement du fichier impossible : informations de flux non trouvées.</text:p>
          </table:table-cell>
          <table:table-cell table:style-name="ce410" office:value-type="string">
            <text:p>Fout bij het openen van het bestand : informatie van voortgang niet gevonden.</text:p>
          </table:table-cell>
          <table:table-cell table:style-name="ce418" office:value-type="string">
            <text:p>Fehler beim Öffnen der Datei – Videostream Information nicht gefunden.</text:p>
          </table:table-cell>
          <table:table-cell table:style-name="ce432" office:value-type="string">
            <text:p>Imposible cargar el archivo: no se encuentran los flujos de información .</text:p>
          </table:table-cell>
          <table:table-cell table:style-name="ce439" office:value-type="string">
            <text:p>Falha: Erro ao tentar abrir o arquivo: informações do vídeo não encontradas.</text:p>
          </table:table-cell>
          <table:table-cell table:style-name="ce244" office:value-type="string">
            <text:p>Błąd podczas próby otwarcia pliku : nie znaleziono informacji o strumieniu.</text:p>
          </table:table-cell>
          <table:table-cell table:style-name="ce250" office:value-type="string">
            <text:p>Errore : Impossibile aprire file : mancano informazioni del flusso video.</text:p>
          </table:table-cell>
          <table:table-cell table:style-name="ce255" office:value-type="string">
            <text:p>Eroare la deschidere : nu sunt găsite informaţiile referitoare la fluxul video.</text:p>
          </table:table-cell>
          <table:table-cell table:style-name="ce262" office:value-type="string">
            <text:p>Tiedoston avaus epäonnistui: stream-tietoja ei löytynyt.</text:p>
          </table:table-cell>
          <table:table-cell table:style-name="ce272" office:value-type="string">
            <text:p>Advarsel: Kan ikke åpne fil : streamin informasjon ikke funnet</text:p>
          </table:table-cell>
          <table:table-cell table:style-name="ce280" office:value-type="string">
            <text:p>失败: 无法打开文件 : 无法找到视频流相关信息.</text:p>
          </table:table-cell>
          <table:table-cell table:style-name="ce286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style-name="ce512" office:value-type="string">
            <text:p>Klaida: Negaliu atverti dokumento : informacijos šaltinis nerastas.</text:p>
          </table:table-cell>
          <table:table-cell table:style-name="ce315" office:value-type="string">
            <text:p>Fel: Kan ej öppna filen : stream-informationen saknas.</text:p>
          </table:table-cell>
          <table:table-cell table:style-name="ce524" office:value-type="string">
            <text:p>Fejl: Kan ikke åbne filen: kan ikke finde informationer om stream.</text:p>
          </table:table-cell>
          <table:table-cell table:style-name="ce533" office:value-type="string">
            <text:p>Chyba: Nelze otevřít soubor: stream informace nenalezena.</text:p>
          </table:table-cell>
          <table:table-cell table:style-name="ce541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LoadMovie_UnkownError</text:p>
          </table:table-cell>
          <table:table-cell table:style-name="ce386"/>
          <table:table-cell table:style-name="ce351" office:value-type="string">
            <text:p>Failure: Unable to open the file : unknown error.</text:p>
          </table:table-cell>
          <table:table-cell table:style-name="ce353" office:value-type="string">
            <text:p>Chargement du fichier impossible : erreur inconnue.</text:p>
          </table:table-cell>
          <table:table-cell table:style-name="ce410" office:value-type="string">
            <text:p>Fout bij openen van bestand : onbekende fout.</text:p>
          </table:table-cell>
          <table:table-cell table:style-name="ce418" office:value-type="string">
            <text:p>Fehler beim Öffnen der Datei – unbekannter Fehler.</text:p>
          </table:table-cell>
          <table:table-cell table:style-name="ce432" office:value-type="string">
            <text:p>Imposible cargar el archivo: error desconocido ..</text:p>
          </table:table-cell>
          <table:table-cell table:style-name="ce439" office:value-type="string">
            <text:p>Falha: Erro ao tentar abrir o arquivo: erro desconhecido.</text:p>
          </table:table-cell>
          <table:table-cell table:style-name="ce244" office:value-type="string">
            <text:p>Błąd podczas próby otwarcia pliku : nieznany błąd.</text:p>
          </table:table-cell>
          <table:table-cell table:style-name="ce250" office:value-type="string">
            <text:p>Errore : Impossibile aprire file : errore sconosciuto.</text:p>
          </table:table-cell>
          <table:table-cell table:style-name="ce255" office:value-type="string">
            <text:p>Eroare necunoscută la deschidere.</text:p>
          </table:table-cell>
          <table:table-cell table:style-name="ce262" office:value-type="string">
            <text:p>Tiedoston avaus epäonnistui: tuntematon virhe.</text:p>
          </table:table-cell>
          <table:table-cell table:style-name="ce272" office:value-type="string">
            <text:p>Advarsel: Kan ikke åpne fil : ukjent feil</text:p>
          </table:table-cell>
          <table:table-cell table:style-name="ce280" office:value-type="string">
            <text:p>失败: 无法打开文件 : 未知错误.</text:p>
          </table:table-cell>
          <table:table-cell table:style-name="ce286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style-name="ce512" office:value-type="string">
            <text:p>Klaida: Negaliu atverti dokumento : nenustatyta klaida.</text:p>
          </table:table-cell>
          <table:table-cell table:style-name="ce315" office:value-type="string">
            <text:p>Fel: kan ej öppna filen : okänt fel.</text:p>
          </table:table-cell>
          <table:table-cell table:style-name="ce524" office:value-type="string">
            <text:p>Fejl: Kan ikke åbne filen: ukendt fejl.</text:p>
          </table:table-cell>
          <table:table-cell table:style-name="ce533" office:value-type="string">
            <text:p>Chyba: Nelze otevřít soubor: neznámá chyba.</text:p>
          </table:table-cell>
          <table:table-cell table:style-name="ce541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LoadMovie_VideoStreamNotFound</text:p>
          </table:table-cell>
          <table:table-cell table:style-name="ce386"/>
          <table:table-cell table:style-name="ce351" office:value-type="string">
            <text:p>Failure: Unable to open the file : video stream not found.</text:p>
          </table:table-cell>
          <table:table-cell table:style-name="ce353" office:value-type="string">
            <text:p>Chargement du fichier impossible : aucun flux vidéo trouvé.</text:p>
          </table:table-cell>
          <table:table-cell table:style-name="ce410" office:value-type="string">
            <text:p>Fout bij openen van het bestand : geen video voortgang gevonden.</text:p>
          </table:table-cell>
          <table:table-cell table:style-name="ce418" office:value-type="string">
            <text:p>Fehler beim Öffnen der Datei – Videostream nicht gefunden.</text:p>
          </table:table-cell>
          <table:table-cell table:style-name="ce432" office:value-type="string">
            <text:p>Carga de archivo imposible: no se encontró ningun flujo vídeo.</text:p>
          </table:table-cell>
          <table:table-cell table:style-name="ce439" office:value-type="string">
            <text:p>Falha: Erro ao tentar abrir o arquivo: vídeo não encontrado.</text:p>
          </table:table-cell>
          <table:table-cell table:style-name="ce244" office:value-type="string">
            <text:p>Błąd przy próbie otwarcia pliku : nie znaleziono strumienia wideo.</text:p>
          </table:table-cell>
          <table:table-cell table:style-name="ce250" office:value-type="string">
            <text:p>Errore : Impossibile aprire file : non trovato alcun flusso video.</text:p>
          </table:table-cell>
          <table:table-cell table:style-name="ce255" office:value-type="string">
            <text:p>Eroare la deschidere : nu este găsit fluxul video.</text:p>
          </table:table-cell>
          <table:table-cell table:style-name="ce262" office:value-type="string">
            <text:p>Tiedoston avaus epäonnistui: video stream ei löytynyt.</text:p>
          </table:table-cell>
          <table:table-cell table:style-name="ce272" office:value-type="string">
            <text:p>Advarsel: Kan ikke åpne fil : videostream ikke funnet</text:p>
          </table:table-cell>
          <table:table-cell table:style-name="ce280" office:value-type="string">
            <text:p>失败: 无法打开文件 : 无法找到视频流.</text:p>
          </table:table-cell>
          <table:table-cell table:style-name="ce286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style-name="ce512" office:value-type="string">
            <text:p>Klaida: Negaliu atverti dokumento : video šaltinis nerastas.</text:p>
          </table:table-cell>
          <table:table-cell table:style-name="ce315" office:value-type="string">
            <text:p>Fel: Kan ej öppna filen : stream-informationen saknas.</text:p>
          </table:table-cell>
          <table:table-cell table:style-name="ce524" office:value-type="string">
            <text:p>Fejl: Kan ikke åbne filen: video stream ikke fundet.</text:p>
          </table:table-cell>
          <table:table-cell table:style-name="ce533" office:value-type="string">
            <text:p>Chyba: Nelze otevřít soubor: video stream nenalezen.</text:p>
          </table:table-cell>
          <table:table-cell table:style-name="ce541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oadMovieProgress_Cancellation</text:p>
          </table:table-cell>
          <table:table-cell table:style-name="ce386"/>
          <table:table-cell table:style-name="ce350" office:value-type="string">
            <text:p>Canceling...</text:p>
          </table:table-cell>
          <table:table-cell table:style-name="ce353" office:value-type="string">
            <text:p>Annulation...</text:p>
          </table:table-cell>
          <table:table-cell table:style-name="ce410" office:value-type="string">
            <text:p>Annuleren…</text:p>
          </table:table-cell>
          <table:table-cell table:style-name="ce419" office:value-type="string">
            <text:p>Vorgang wird abgebrochen...</text:p>
          </table:table-cell>
          <table:table-cell table:style-name="ce432" office:value-type="string">
            <text:p>Anulaciòn...</text:p>
          </table:table-cell>
          <table:table-cell table:style-name="ce439" office:value-type="string">
            <text:p>Cancelando...</text:p>
          </table:table-cell>
          <table:table-cell table:style-name="ce244" office:value-type="string">
            <text:p>Anulowanie...</text:p>
          </table:table-cell>
          <table:table-cell table:style-name="ce250" office:value-type="string">
            <text:p>In cancellazione...</text:p>
          </table:table-cell>
          <table:table-cell table:style-name="ce255" office:value-type="string">
            <text:p>Anulez...</text:p>
          </table:table-cell>
          <table:table-cell table:style-name="ce262" office:value-type="string">
            <text:p>Peruutetaan...</text:p>
          </table:table-cell>
          <table:table-cell table:style-name="ce272" office:value-type="string">
            <text:p>Avbryter...</text:p>
          </table:table-cell>
          <table:table-cell table:style-name="ce280" office:value-type="string">
            <text:p>正在取消...</text:p>
          </table:table-cell>
          <table:table-cell table:style-name="ce286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style-name="ce512" office:value-type="string">
            <text:p>Panaikinama...</text:p>
          </table:table-cell>
          <table:table-cell table:style-name="ce315" office:value-type="string">
            <text:p>Avbryts...</text:p>
          </table:table-cell>
          <table:table-cell table:style-name="ce524" office:value-type="string">
            <text:p>Annullerer…</text:p>
          </table:table-cell>
          <table:table-cell table:style-name="ce533" office:value-type="string">
            <text:p>Ukončování…</text:p>
          </table:table-cell>
          <table:table-cell table:style-name="ce359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oadMovieProgress_Infos</text:p>
          </table:table-cell>
          <table:table-cell table:style-name="ce386"/>
          <table:table-cell table:style-name="ce350" office:value-type="string">
            <text:p>Decoded frames :</text:p>
          </table:table-cell>
          <table:table-cell table:style-name="ce353" office:value-type="string">
            <text:p>Images Décodées : </text:p>
          </table:table-cell>
          <table:table-cell table:style-name="ce410" office:value-type="string">
            <text:p>Gedecodeerde frames :</text:p>
          </table:table-cell>
          <table:table-cell table:style-name="ce418" office:value-type="string">
            <text:p>Dekodierte Bilder :</text:p>
          </table:table-cell>
          <table:table-cell table:style-name="ce432" office:value-type="string">
            <text:p>Imàgenes Descodificadas : </text:p>
          </table:table-cell>
          <table:table-cell table:style-name="ce439" office:value-type="string">
            <text:p>Quadros decodificados:</text:p>
          </table:table-cell>
          <table:table-cell table:style-name="ce244" office:value-type="string">
            <text:p>Klatek zdekodowanych :</text:p>
          </table:table-cell>
          <table:table-cell table:style-name="ce250" office:value-type="string">
            <text:p>Fotogrammi decodificati :</text:p>
          </table:table-cell>
          <table:table-cell table:style-name="ce255" office:value-type="string">
            <text:p>Cadre decodate :</text:p>
          </table:table-cell>
          <table:table-cell table:style-name="ce262" office:value-type="string">
            <text:p>Puretut kuvat:</text:p>
          </table:table-cell>
          <table:table-cell table:style-name="ce272" office:value-type="string">
            <text:p>Dekodete bilder:</text:p>
          </table:table-cell>
          <table:table-cell table:style-name="ce280" office:value-type="string">
            <text:p>被解码的帧 :</text:p>
          </table:table-cell>
          <table:table-cell table:style-name="ce286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style-name="ce512" office:value-type="string">
            <text:p>Dekoduoti kadrai :</text:p>
          </table:table-cell>
          <table:table-cell table:style-name="ce315" office:value-type="string">
            <text:p>Avkodade bilder...</text:p>
          </table:table-cell>
          <table:table-cell table:style-name="ce524" office:value-type="string">
            <text:p>Dekodede billeder:</text:p>
          </table:table-cell>
          <table:table-cell table:style-name="ce533" office:value-type="string">
            <text:p>Dekodované snímky:</text:p>
          </table:table-cell>
          <table:table-cell table:style-name="ce359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oadMovieProgress_Title</text:p>
          </table:table-cell>
          <table:table-cell table:style-name="ce386"/>
          <table:table-cell table:style-name="ce350" office:value-type="string">
            <text:p>File Load Progress</text:p>
          </table:table-cell>
          <table:table-cell table:style-name="ce353" office:value-type="string">
            <text:p>Progression du Chargement</text:p>
          </table:table-cell>
          <table:table-cell table:style-name="ce410" office:value-type="string">
            <text:p>Inleesproces :</text:p>
          </table:table-cell>
          <table:table-cell table:style-name="ce418" office:value-type="string">
            <text:p>Laden der Datei wird durchgeführt</text:p>
          </table:table-cell>
          <table:table-cell table:style-name="ce432" office:value-type="string">
            <text:p>Progresiòn de la descarga.</text:p>
          </table:table-cell>
          <table:table-cell table:style-name="ce439" office:value-type="string">
            <text:p>Progresso de Carregamento dos Arquivos</text:p>
          </table:table-cell>
          <table:table-cell table:style-name="ce244" office:value-type="string">
            <text:p>Postęp w ładowaniu pliku</text:p>
          </table:table-cell>
          <table:table-cell table:style-name="ce250" office:value-type="string">
            <text:p>Esecuzione del caricamento File</text:p>
          </table:table-cell>
          <table:table-cell table:style-name="ce255" office:value-type="string">
            <text:p>Progresul incărcării fişierului</text:p>
          </table:table-cell>
          <table:table-cell table:style-name="ce262" office:value-type="string">
            <text:p>Tiedoston avauksen eteneminen</text:p>
          </table:table-cell>
          <table:table-cell table:style-name="ce272" office:value-type="string">
            <text:p>Innlastingsprosess</text:p>
          </table:table-cell>
          <table:table-cell table:style-name="ce280" office:value-type="string">
            <text:p>文件加载进度</text:p>
          </table:table-cell>
          <table:table-cell table:style-name="ce286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style-name="ce512" office:value-type="string">
            <text:p>Dokumento įkėlimo progresas</text:p>
          </table:table-cell>
          <table:table-cell table:style-name="ce315" office:value-type="string">
            <text:p>Laddning av fil pågår</text:p>
          </table:table-cell>
          <table:table-cell table:style-name="ce524" office:value-type="string">
            <text:p>Henter fil</text:p>
          </table:table-cell>
          <table:table-cell table:style-name="ce533" office:value-type="string">
            <text:p>Načítání souboru</text:p>
          </table:table-cell>
          <table:table-cell table:style-name="ce359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LoadMovieProgress_TotalUnknown</text:p>
          </table:table-cell>
          <table:table-cell table:style-name="ce386"/>
          <table:table-cell table:style-name="ce350" office:value-type="string">
            <text:p>Total unknown</text:p>
          </table:table-cell>
          <table:table-cell table:style-name="ce353" office:value-type="string">
            <text:p>Total Inconnu</text:p>
          </table:table-cell>
          <table:table-cell table:style-name="ce410" office:value-type="string">
            <text:p>Totaal onbekend</text:p>
          </table:table-cell>
          <table:table-cell table:style-name="ce418" office:value-type="string">
            <text:p>Vollkommen unbekannt</text:p>
          </table:table-cell>
          <table:table-cell table:style-name="ce432" office:value-type="string">
            <text:p>Total desconocido</text:p>
          </table:table-cell>
          <table:table-cell table:style-name="ce439" office:value-type="string">
            <text:p>Total desconhecido</text:p>
          </table:table-cell>
          <table:table-cell table:style-name="ce244" office:value-type="string">
            <text:p>Całkowicie nieznany</text:p>
          </table:table-cell>
          <table:table-cell table:style-name="ce250" office:value-type="string">
            <text:p>Totale sconosciuto</text:p>
          </table:table-cell>
          <table:table-cell table:style-name="ce255" office:value-type="string">
            <text:p>Total necunoscut</text:p>
          </table:table-cell>
          <table:table-cell table:style-name="ce262" office:value-type="string">
            <text:p>Kaikki tuntemattomat</text:p>
          </table:table-cell>
          <table:table-cell table:style-name="ce272" office:value-type="string">
            <text:p>Totalt ukjente</text:p>
          </table:table-cell>
          <table:table-cell table:style-name="ce280" office:value-type="string">
            <text:p>所有未知</text:p>
          </table:table-cell>
          <table:table-cell table:style-name="ce286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style-name="ce512" office:value-type="string">
            <text:p>Iš viso nežinoma</text:p>
          </table:table-cell>
          <table:table-cell table:style-name="ce315" office:value-type="string">
            <text:p>Okänd total</text:p>
          </table:table-cell>
          <table:table-cell table:style-name="ce524" office:value-type="string">
            <text:p>Ukendt total</text:p>
          </table:table-cell>
          <table:table-cell table:style-name="ce533" office:value-type="string">
            <text:p>Celkem neznámé</text:p>
          </table:table-cell>
          <table:table-cell table:style-name="ce359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LockSelectionLock</text:p>
          </table:table-cell>
          <table:table-cell table:style-name="ce386"/>
          <table:table-cell table:style-name="ce350" office:value-type="string">
            <text:p>Lock the Working Zone Boundaries</text:p>
          </table:table-cell>
          <table:table-cell table:style-name="ce353" office:value-type="string">
            <text:p>Vérouiller les Bornes de la Zone de Travail</text:p>
          </table:table-cell>
          <table:table-cell table:style-name="ce410" office:value-type="string">
            <text:p>Werkgebiedgrenzen vergrendelen</text:p>
          </table:table-cell>
          <table:table-cell table:style-name="ce419" office:value-type="string">
            <text:p>Arbeitsbereichsgrenzen sperren</text:p>
          </table:table-cell>
          <table:table-cell table:style-name="ce432" office:value-type="string">
            <text:p>Vérouiller les Bornes de la Zone de Travail</text:p>
          </table:table-cell>
          <table:table-cell table:style-name="ce439" office:value-type="string">
            <text:p>Travar os Limitadores da Zona de Trabalho</text:p>
          </table:table-cell>
          <table:table-cell table:style-name="ce244" office:value-type="string">
            <text:p>Zablokuj granice obszaru roboczego</text:p>
          </table:table-cell>
          <table:table-cell table:style-name="ce250" office:value-type="string">
            <text:p>Blocca confini della Zona Lavoro</text:p>
          </table:table-cell>
          <table:table-cell table:style-name="ce255" office:value-type="string">
            <text:p>Blochează marginile zonei de lucru</text:p>
          </table:table-cell>
          <table:table-cell table:style-name="ce262" office:value-type="string">
            <text:p>Lukitse työstöjakson rajat.</text:p>
          </table:table-cell>
          <table:table-cell table:style-name="ce272" office:value-type="string">
            <text:p>Lås arbeidssonegrensene</text:p>
          </table:table-cell>
          <table:table-cell table:style-name="ce280" office:value-type="string">
            <text:p>锁定工作区界限</text:p>
          </table:table-cell>
          <table:table-cell table:style-name="ce286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style-name="ce512" office:value-type="string">
            <text:p>Užrakinti darbo zonos ribas</text:p>
          </table:table-cell>
          <table:table-cell table:style-name="ce315" office:value-type="string">
            <text:p>Lås arbetszonens gränser</text:p>
          </table:table-cell>
          <table:table-cell table:style-name="ce524" office:value-type="string">
            <text:p>Lås grænserne for arbejdszonen</text:p>
          </table:table-cell>
          <table:table-cell table:style-name="ce533" office:value-type="string">
            <text:p>Uzamčít hranice pracovní oblasti</text:p>
          </table:table-cell>
          <table:table-cell table:style-name="ce359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LockSelectionUnlock</text:p>
          </table:table-cell>
          <table:table-cell table:style-name="ce386"/>
          <table:table-cell table:style-name="ce350" office:value-type="string">
            <text:p>Unlock the Working Zone Boundaries</text:p>
          </table:table-cell>
          <table:table-cell table:style-name="ce353" office:value-type="string">
            <text:p>Dévérouiller les Bornes de la Zone de Travail</text:p>
          </table:table-cell>
          <table:table-cell table:style-name="ce410" office:value-type="string">
            <text:p>Werkgebiedgrenzen ontgrendelen</text:p>
          </table:table-cell>
          <table:table-cell table:style-name="ce418" office:value-type="string">
            <text:p>Arbeitsbereichsgrenzen verändern</text:p>
          </table:table-cell>
          <table:table-cell table:style-name="ce432" office:value-type="string">
            <text:p>Dévérouiller los terminales de la zona de trabajo</text:p>
          </table:table-cell>
          <table:table-cell table:style-name="ce439" office:value-type="string">
            <text:p>Destravar os Limitadores da Zona de Trabalho</text:p>
          </table:table-cell>
          <table:table-cell table:style-name="ce244" office:value-type="string">
            <text:p>Odblokuj granice obszaru roboczego</text:p>
          </table:table-cell>
          <table:table-cell table:style-name="ce250" office:value-type="string">
            <text:p>Sblocca confini della Zona Lavoro</text:p>
          </table:table-cell>
          <table:table-cell table:style-name="ce255" office:value-type="string">
            <text:p>Deblochează marginile zonei de lucru</text:p>
          </table:table-cell>
          <table:table-cell table:style-name="ce262" office:value-type="string">
            <text:p>Avaa työstöjakson rajat.</text:p>
          </table:table-cell>
          <table:table-cell table:style-name="ce272" office:value-type="string">
            <text:p>Åpne arbeidssonegrensene</text:p>
          </table:table-cell>
          <table:table-cell table:style-name="ce280" office:value-type="string">
            <text:p>解锁工作区界限</text:p>
          </table:table-cell>
          <table:table-cell table:style-name="ce286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style-name="ce512" office:value-type="string">
            <text:p>Atrakinti darbo zonos ribas</text:p>
          </table:table-cell>
          <table:table-cell table:style-name="ce315" office:value-type="string">
            <text:p>Lås upp arbetszonens gränser</text:p>
          </table:table-cell>
          <table:table-cell table:style-name="ce524" office:value-type="string">
            <text:p>Frigør grænserne for arbejdszonen</text:p>
          </table:table-cell>
          <table:table-cell table:style-name="ce533" office:value-type="string">
            <text:p>Odemčít hranice pracovní oblasti</text:p>
          </table:table-cell>
          <table:table-cell table:style-name="ce541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3DPlane</text:p>
          </table:table-cell>
          <table:table-cell table:style-name="ce387" office:value-type="string">
            <office:annotation draw:style-name="gr7" draw:text-style-name="P1" svg:width="2.899cm" svg:height="1.781cm" svg:x="12.245cm" svg:y="148.239cm" draw:caption-point-x="-0.566cm" draw:caption-point-y="1.888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351" office:value-type="string">
            <text:p>Perspective Grid</text:p>
          </table:table-cell>
          <table:table-cell table:style-name="ce354" office:value-type="string">
            <text:p>Grille de Perspective</text:p>
          </table:table-cell>
          <table:table-cell table:style-name="ce410" office:value-type="string">
            <text:p>Perspectief raster</text:p>
          </table:table-cell>
          <table:table-cell table:style-name="ce418" office:value-type="string">
            <text:p>Perspektivenraster</text:p>
          </table:table-cell>
          <table:table-cell table:style-name="ce432" office:value-type="string">
            <text:p>Cuadrícula de Perspectiva </text:p>
          </table:table-cell>
          <table:table-cell table:style-name="ce439" office:value-type="string">
            <text:p>Grade de Perspectiva</text:p>
          </table:table-cell>
          <table:table-cell table:style-name="ce461" office:value-type="string">
            <text:p>Widok 3D</text:p>
          </table:table-cell>
          <table:table-cell table:style-name="ce250" office:value-type="string">
            <text:p>Griglia in prospettiva</text:p>
          </table:table-cell>
          <table:table-cell table:style-name="ce255" office:value-type="string">
            <text:p>Grilă de perspectivă</text:p>
          </table:table-cell>
          <table:table-cell table:style-name="ce262" office:value-type="string">
            <text:p>Perspektiiviruudukko</text:p>
          </table:table-cell>
          <table:table-cell table:style-name="ce271" office:value-type="string">
            <text:p>Perspektiv Rutenett</text:p>
          </table:table-cell>
          <table:table-cell table:style-name="ce280" office:value-type="string">
            <text:p>透视网格</text:p>
          </table:table-cell>
          <table:table-cell table:style-name="ce287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512" office:value-type="string">
            <text:p>Pagrindinis tinklelis</text:p>
          </table:table-cell>
          <table:table-cell table:style-name="ce315" office:value-type="string">
            <text:p>Rutverk med perspektiv</text:p>
          </table:table-cell>
          <table:table-cell table:style-name="ce522" office:value-type="string">
            <text:p>Perspektivgitter</text:p>
          </table:table-cell>
          <table:table-cell table:style-name="ce335" office:value-type="string">
            <text:p>Perspektivní mřížka</text:p>
          </table:table-cell>
          <table:table-cell table:style-name="ce189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Brightness</text:p>
          </table:table-cell>
          <table:table-cell table:style-name="ce386"/>
          <table:table-cell table:style-name="ce350" office:value-type="string">
            <text:p>Brightness...</text:p>
          </table:table-cell>
          <table:table-cell table:style-name="ce353" office:value-type="string">
            <text:p>Luminosité...</text:p>
          </table:table-cell>
          <table:table-cell table:style-name="ce410" office:value-type="string">
            <text:p>Helderheid…</text:p>
          </table:table-cell>
          <table:table-cell table:style-name="ce418" office:value-type="string">
            <text:p>Helligkeit...</text:p>
          </table:table-cell>
          <table:table-cell table:style-name="ce432" office:value-type="string">
            <text:p>Luminosidad...</text:p>
          </table:table-cell>
          <table:table-cell table:style-name="ce439" office:value-type="string">
            <text:p>Brilho...</text:p>
          </table:table-cell>
          <table:table-cell table:style-name="ce244" office:value-type="string">
            <text:p>Jasność...</text:p>
          </table:table-cell>
          <table:table-cell table:style-name="ce250" office:value-type="string">
            <text:p>Luminosita'...</text:p>
          </table:table-cell>
          <table:table-cell table:style-name="ce255" office:value-type="string">
            <text:p>Luminozitate...</text:p>
          </table:table-cell>
          <table:table-cell table:style-name="ce262" office:value-type="string">
            <text:p>Kirkkaus...</text:p>
          </table:table-cell>
          <table:table-cell table:style-name="ce275"/>
          <table:table-cell table:style-name="ce280" office:value-type="string">
            <text:p>亮度</text:p>
          </table:table-cell>
          <table:table-cell table:style-name="ce286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style-name="ce512" office:value-type="string">
            <text:p>Šviesumas...</text:p>
          </table:table-cell>
          <table:table-cell table:style-name="ce315" office:value-type="string">
            <text:p>Ljusstyrka...</text:p>
          </table:table-cell>
          <table:table-cell table:style-name="ce522" office:value-type="string">
            <text:p>Lysstyrke</text:p>
          </table:table-cell>
          <table:table-cell table:style-name="ce533" office:value-type="string">
            <text:p>Jas…</text:p>
          </table:table-cell>
          <table:table-cell table:style-name="ce359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mnuChronoConfigure</text:p>
          </table:table-cell>
          <table:table-cell table:style-name="ce377"/>
          <table:table-cell table:style-name="ce351" office:value-type="string">
            <text:p>Configure</text:p>
          </table:table-cell>
          <table:table-cell table:style-name="ce354" office:value-type="string">
            <text:p>Configurer</text:p>
          </table:table-cell>
          <table:table-cell table:style-name="ce410" office:value-type="string">
            <text:p>Configureer</text:p>
          </table:table-cell>
          <table:table-cell table:style-name="ce419" office:value-type="string">
            <text:p>Konfigurieren</text:p>
          </table:table-cell>
          <table:table-cell table:style-name="ce432" office:value-type="string">
            <text:p>Configurar</text:p>
          </table:table-cell>
          <table:table-cell table:style-name="ce439" office:value-type="string">
            <text:p>Configurar</text:p>
          </table:table-cell>
          <table:table-cell table:style-name="ce245"/>
          <table:table-cell table:style-name="ce251" office:value-type="string">
            <text:p>Configura</text:p>
          </table:table-cell>
          <table:table-cell table:style-name="ce255" office:value-type="string">
            <text:p>Configurator</text:p>
          </table:table-cell>
          <table:table-cell table:style-name="ce262" office:value-type="string">
            <text:p>Konfiguroi</text:p>
          </table:table-cell>
          <table:table-cell table:style-name="ce271" office:value-type="string">
            <text:p>Konfigurer</text:p>
          </table:table-cell>
          <table:table-cell table:style-name="ce280" office:value-type="string">
            <text:p>配置</text:p>
          </table:table-cell>
          <table:table-cell table:style-name="ce287" office:value-type="string">
            <text:p>Ayarla</text:p>
          </table:table-cell>
          <table:table-cell table:style-name="ce510" office:value-type="string">
            <text:p>Διευθέτηση</text:p>
          </table:table-cell>
          <table:table-cell table:style-name="ce512" office:value-type="string">
            <text:p>Nustatyti</text:p>
          </table:table-cell>
          <table:table-cell table:style-name="ce315" office:value-type="string">
            <text:p>Konfigurera</text:p>
          </table:table-cell>
          <table:table-cell table:style-name="ce522" office:value-type="string">
            <text:p>Konfigurer</text:p>
          </table:table-cell>
          <table:table-cell table:style-name="ce335" office:value-type="string">
            <text:p>Konfigurovat</text:p>
          </table:table-cell>
          <table:table-cell table:style-name="ce540" office:value-type="string">
            <text:p>구성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hronoCountdown</text:p>
          </table:table-cell>
          <table:table-cell table:style-name="ce377"/>
          <table:table-cell table:style-name="ce394" office:value-type="string">
            <text:p>Countdown Mode</text:p>
          </table:table-cell>
          <table:table-cell table:style-name="ce168" office:value-type="string">
            <text:p>Mode Compte à Rebours</text:p>
          </table:table-cell>
          <table:table-cell table:style-name="ce410" office:value-type="string">
            <text:p>Aftelmodus</text:p>
          </table:table-cell>
          <table:table-cell table:style-name="ce418" office:value-type="string">
            <text:p>Countdown Modus</text:p>
          </table:table-cell>
          <table:table-cell table:style-name="ce432" office:value-type="string">
            <text:p>Modo Cuenta Atràs</text:p>
          </table:table-cell>
          <table:table-cell table:style-name="ce439" office:value-type="string">
            <text:p>Modo Contagem Regressiva</text:p>
          </table:table-cell>
          <table:table-cell table:style-name="ce245"/>
          <table:table-cell table:style-name="ce465" office:value-type="string">
            <text:p>Modalita' Conteggio a ritroso</text:p>
          </table:table-cell>
          <table:table-cell table:style-name="ce473" office:value-type="string">
            <text:p>Mod contorizare la zero</text:p>
          </table:table-cell>
          <table:table-cell table:style-name="ce480" office:value-type="string">
            <text:p>Aikalaskennan tila</text:p>
          </table:table-cell>
          <table:table-cell table:style-name="ce271" office:value-type="string">
            <text:p>Nedtellingsmodus</text:p>
          </table:table-cell>
          <table:table-cell table:style-name="ce280" office:value-type="string">
            <text:p>倒计时模式</text:p>
          </table:table-cell>
          <table:table-cell table:style-name="ce287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512" office:value-type="string">
            <text:p>Atgalinis rėžimas</text:p>
          </table:table-cell>
          <table:table-cell table:style-name="ce315" office:value-type="string">
            <text:p>Nedräknings Läge</text:p>
          </table:table-cell>
          <table:table-cell table:style-name="ce522" office:value-type="string">
            <text:p>Nedtællingstilstand</text:p>
          </table:table-cell>
          <table:table-cell table:style-name="ce335" office:value-type="string">
            <text:p>Mód odpočítávání</text:p>
          </table:table-cell>
          <table:table-cell table:style-name="ce189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hronoDelete</text:p>
          </table:table-cell>
          <table:table-cell table:style-name="ce377"/>
          <table:table-cell table:style-name="ce351" office:value-type="string">
            <text:p>Delete Stopwatch</text:p>
          </table:table-cell>
          <table:table-cell table:style-name="ce168" office:value-type="string">
            <text:p>Effacer le Chronomètre</text:p>
          </table:table-cell>
          <table:table-cell table:style-name="ce410" office:value-type="string">
            <text:p>Verwijder Stopwatch</text:p>
          </table:table-cell>
          <table:table-cell table:style-name="ce418" office:value-type="string">
            <text:p>Lösche Stoppuhr</text:p>
          </table:table-cell>
          <table:table-cell table:style-name="ce432" office:value-type="string">
            <text:p>Borrar Cronómetro</text:p>
          </table:table-cell>
          <table:table-cell table:style-name="ce439" office:value-type="string">
            <text:p>Deletar Cronômetro</text:p>
          </table:table-cell>
          <table:table-cell table:style-name="ce245"/>
          <table:table-cell table:style-name="ce465" office:value-type="string">
            <text:p>Cancella Cronometro</text:p>
          </table:table-cell>
          <table:table-cell table:style-name="ce473" office:value-type="string">
            <text:p>Şterge Cronometru</text:p>
          </table:table-cell>
          <table:table-cell table:style-name="ce262" office:value-type="string">
            <text:p>Poista ajanotto</text:p>
          </table:table-cell>
          <table:table-cell table:style-name="ce271" office:value-type="string">
            <text:p>Slett stoppeklokke</text:p>
          </table:table-cell>
          <table:table-cell table:style-name="ce280" office:value-type="string">
            <text:p>删除秒表</text:p>
          </table:table-cell>
          <table:table-cell table:style-name="ce287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512" office:value-type="string">
            <text:p>Panaikinti chronometrą</text:p>
          </table:table-cell>
          <table:table-cell table:style-name="ce315" office:value-type="string">
            <text:p>Ta bort stoppur</text:p>
          </table:table-cell>
          <table:table-cell table:style-name="ce522" office:value-type="string">
            <text:p>Slet stopur</text:p>
          </table:table-cell>
          <table:table-cell table:style-name="ce335" office:value-type="string">
            <text:p>Vymazat stopky</text:p>
          </table:table-cell>
          <table:table-cell table:style-name="ce189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hronoHide</text:p>
          </table:table-cell>
          <table:table-cell table:style-name="ce377"/>
          <table:table-cell table:style-name="ce351" office:value-type="string">
            <text:p>Hide Stopwatch</text:p>
          </table:table-cell>
          <table:table-cell table:style-name="ce168" office:value-type="string">
            <text:p>Masquer le Chronomètre</text:p>
          </table:table-cell>
          <table:table-cell table:style-name="ce410" office:value-type="string">
            <text:p>Verberg Stopwatch</text:p>
          </table:table-cell>
          <table:table-cell table:style-name="ce418" office:value-type="string">
            <text:p>Verstecke Stoppuhr</text:p>
          </table:table-cell>
          <table:table-cell table:style-name="ce432" office:value-type="string">
            <text:p>Ocultar Cronómetro</text:p>
          </table:table-cell>
          <table:table-cell table:style-name="ce439" office:value-type="string">
            <text:p>Esconder Cronômetro</text:p>
          </table:table-cell>
          <table:table-cell table:style-name="ce245"/>
          <table:table-cell table:style-name="ce465" office:value-type="string">
            <text:p>Nascondi Cronometro</text:p>
          </table:table-cell>
          <table:table-cell table:style-name="ce473" office:value-type="string">
            <text:p>Ascunde Cronometru</text:p>
          </table:table-cell>
          <table:table-cell table:style-name="ce262" office:value-type="string">
            <text:p>Piilota ajanotto</text:p>
          </table:table-cell>
          <table:table-cell table:style-name="ce271" office:value-type="string">
            <text:p>Skjul stoppeklokke</text:p>
          </table:table-cell>
          <table:table-cell table:style-name="ce280" office:value-type="string">
            <text:p>隐藏秒表</text:p>
          </table:table-cell>
          <table:table-cell table:style-name="ce287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512" office:value-type="string">
            <text:p>Paslėpti chronometrą</text:p>
          </table:table-cell>
          <table:table-cell table:style-name="ce315" office:value-type="string">
            <text:p>Göm stoppur</text:p>
          </table:table-cell>
          <table:table-cell table:style-name="ce522" office:value-type="string">
            <text:p>Gem stopur</text:p>
          </table:table-cell>
          <table:table-cell table:style-name="ce335" office:value-type="string">
            <text:p>Skrýt stopky</text:p>
          </table:table-cell>
          <table:table-cell table:style-name="ce189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hronoStart</text:p>
          </table:table-cell>
          <table:table-cell table:style-name="ce377"/>
          <table:table-cell table:style-name="ce351" office:value-type="string">
            <text:p>Start Stopwatch</text:p>
          </table:table-cell>
          <table:table-cell table:style-name="ce168" office:value-type="string">
            <text:p>Démarrer le Chronomètre</text:p>
          </table:table-cell>
          <table:table-cell table:style-name="ce410" office:value-type="string">
            <text:p>Start Stopwatch</text:p>
          </table:table-cell>
          <table:table-cell table:style-name="ce418" office:value-type="string">
            <text:p>Starte Stoppuhr</text:p>
          </table:table-cell>
          <table:table-cell table:style-name="ce432" office:value-type="string">
            <text:p>Iniciar el cronómetro</text:p>
          </table:table-cell>
          <table:table-cell table:style-name="ce439" office:value-type="string">
            <text:p>Iniciar Cronômetro</text:p>
          </table:table-cell>
          <table:table-cell table:style-name="ce245"/>
          <table:table-cell table:style-name="ce465" office:value-type="string">
            <text:p>Attiva Cronometro</text:p>
          </table:table-cell>
          <table:table-cell table:style-name="ce473" office:value-type="string">
            <text:p>Start Cronometru</text:p>
          </table:table-cell>
          <table:table-cell table:style-name="ce262" office:value-type="string">
            <text:p>Käynnistä ajanotto</text:p>
          </table:table-cell>
          <table:table-cell table:style-name="ce271" office:value-type="string">
            <text:p>Start stoppeklokke</text:p>
          </table:table-cell>
          <table:table-cell table:style-name="ce280" office:value-type="string">
            <text:p>开始数秒</text:p>
          </table:table-cell>
          <table:table-cell table:style-name="ce287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512" office:value-type="string">
            <text:p>Paleisti chronometrą</text:p>
          </table:table-cell>
          <table:table-cell table:style-name="ce315" office:value-type="string">
            <text:p>Starta stoppur</text:p>
          </table:table-cell>
          <table:table-cell table:style-name="ce522" office:value-type="string">
            <text:p>Start stopur</text:p>
          </table:table-cell>
          <table:table-cell table:style-name="ce335" office:value-type="string">
            <text:p>Stopky - start</text:p>
          </table:table-cell>
          <table:table-cell table:style-name="ce189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hronoStop</text:p>
          </table:table-cell>
          <table:table-cell table:style-name="ce377"/>
          <table:table-cell table:style-name="ce351" office:value-type="string">
            <text:p>Stop Stopwatch</text:p>
          </table:table-cell>
          <table:table-cell table:style-name="ce168" office:value-type="string">
            <text:p>Arrêter le Chronomètre</text:p>
          </table:table-cell>
          <table:table-cell table:style-name="ce410" office:value-type="string">
            <text:p>Stop Stopwatch</text:p>
          </table:table-cell>
          <table:table-cell table:style-name="ce418" office:value-type="string">
            <text:p>Stoppuhr anhalten</text:p>
          </table:table-cell>
          <table:table-cell table:style-name="ce432" office:value-type="string">
            <text:p>Detener el cronómetro</text:p>
          </table:table-cell>
          <table:table-cell table:style-name="ce439" office:value-type="string">
            <text:p>Parar Cronômetro</text:p>
          </table:table-cell>
          <table:table-cell table:style-name="ce245"/>
          <table:table-cell table:style-name="ce465" office:value-type="string">
            <text:p>Ferma Cronometro</text:p>
          </table:table-cell>
          <table:table-cell table:style-name="ce473" office:value-type="string">
            <text:p>Stop Cronometru</text:p>
          </table:table-cell>
          <table:table-cell table:style-name="ce262" office:value-type="string">
            <text:p>Pysäytä ajanotto</text:p>
          </table:table-cell>
          <table:table-cell table:style-name="ce271" office:value-type="string">
            <text:p>Stop stoppeklokke</text:p>
          </table:table-cell>
          <table:table-cell table:style-name="ce280" office:value-type="string">
            <text:p>停止数秒</text:p>
          </table:table-cell>
          <table:table-cell table:style-name="ce287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512" office:value-type="string">
            <text:p>Stabdyti chronometrą</text:p>
          </table:table-cell>
          <table:table-cell table:style-name="ce315" office:value-type="string">
            <text:p>Stoppa stoppur</text:p>
          </table:table-cell>
          <table:table-cell table:style-name="ce522" office:value-type="string">
            <text:p>Stop stopur</text:p>
          </table:table-cell>
          <table:table-cell table:style-name="ce335" office:value-type="string">
            <text:p>Stopky - konec</text:p>
          </table:table-cell>
          <table:table-cell table:style-name="ce189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CloseScreen</text:p>
          </table:table-cell>
          <table:table-cell table:style-name="ce386"/>
          <table:table-cell table:style-name="ce351" office:value-type="string">
            <text:p>Close This Screen</text:p>
          </table:table-cell>
          <table:table-cell table:style-name="ce353" office:value-type="string">
            <text:p>Fermer cet Écran</text:p>
          </table:table-cell>
          <table:table-cell table:style-name="ce410" office:value-type="string">
            <text:p>Sluit dit scherm</text:p>
          </table:table-cell>
          <table:table-cell table:style-name="ce419" office:value-type="string">
            <text:p>Fenster schließen</text:p>
          </table:table-cell>
          <table:table-cell table:style-name="ce432" office:value-type="string">
            <text:p>Cerrar la pantalla</text:p>
          </table:table-cell>
          <table:table-cell table:style-name="ce439" office:value-type="string">
            <text:p>Fechar esta tela</text:p>
          </table:table-cell>
          <table:table-cell table:style-name="ce244" office:value-type="string">
            <text:p>Zamknij ten ekran</text:p>
          </table:table-cell>
          <table:table-cell table:style-name="ce250" office:value-type="string">
            <text:p>Chiudi questo schermo</text:p>
          </table:table-cell>
          <table:table-cell table:style-name="ce255" office:value-type="string">
            <text:p>Închide această fereastră</text:p>
          </table:table-cell>
          <table:table-cell table:style-name="ce262" office:value-type="string">
            <text:p>Sulje tämä näyttö</text:p>
          </table:table-cell>
          <table:table-cell table:style-name="ce272" office:value-type="string">
            <text:p>Lukk vindu</text:p>
          </table:table-cell>
          <table:table-cell table:style-name="ce280" office:value-type="string">
            <text:p>关闭这个屏幕</text:p>
          </table:table-cell>
          <table:table-cell table:style-name="ce286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style-name="ce512" office:value-type="string">
            <text:p>Uždaryti langą</text:p>
          </table:table-cell>
          <table:table-cell table:style-name="ce315" office:value-type="string">
            <text:p>Stäng detta fönster</text:p>
          </table:table-cell>
          <table:table-cell table:style-name="ce524" office:value-type="string">
            <text:p>Luk denne skærm</text:p>
          </table:table-cell>
          <table:table-cell table:style-name="ce533" office:value-type="string">
            <text:p>Zavřít tuto obrazovku</text:p>
          </table:table-cell>
          <table:table-cell table:style-name="ce359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Colors</text:p>
          </table:table-cell>
          <table:table-cell table:style-name="ce386"/>
          <table:table-cell table:style-name="ce350" office:value-type="string">
            <text:p>Colors...</text:p>
          </table:table-cell>
          <table:table-cell table:style-name="ce353" office:value-type="string">
            <text:p>Couleurs...</text:p>
          </table:table-cell>
          <table:table-cell table:style-name="ce410" office:value-type="string">
            <text:p>Kleuren…</text:p>
          </table:table-cell>
          <table:table-cell table:style-name="ce418" office:value-type="string">
            <text:p>Farben...</text:p>
          </table:table-cell>
          <table:table-cell table:style-name="ce432" office:value-type="string">
            <text:p>Colores...</text:p>
          </table:table-cell>
          <table:table-cell table:style-name="ce439" office:value-type="string">
            <text:p>Cores...</text:p>
          </table:table-cell>
          <table:table-cell table:style-name="ce244" office:value-type="string">
            <text:p>Kolory...</text:p>
          </table:table-cell>
          <table:table-cell table:style-name="ce250" office:value-type="string">
            <text:p>Colori...</text:p>
          </table:table-cell>
          <table:table-cell table:style-name="ce255" office:value-type="string">
            <text:p>Culori...</text:p>
          </table:table-cell>
          <table:table-cell table:style-name="ce262" office:value-type="string">
            <text:p>Värit...</text:p>
          </table:table-cell>
          <table:table-cell table:style-name="ce272" office:value-type="string">
            <text:p>Farger...</text:p>
          </table:table-cell>
          <table:table-cell table:style-name="ce280" office:value-type="string">
            <text:p>颜色…</text:p>
          </table:table-cell>
          <table:table-cell table:style-name="ce286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style-name="ce512" office:value-type="string">
            <text:p>Spalvos...</text:p>
          </table:table-cell>
          <table:table-cell table:style-name="ce315" office:value-type="string">
            <text:p>Färger...</text:p>
          </table:table-cell>
          <table:table-cell table:style-name="ce524" office:value-type="string">
            <text:p>Farver…</text:p>
          </table:table-cell>
          <table:table-cell table:style-name="ce533" office:value-type="string">
            <text:p>Barvy…</text:p>
          </table:table-cell>
          <table:table-cell table:style-name="ce359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ConfigureDrawing_Color</text:p>
          </table:table-cell>
          <table:table-cell table:style-name="ce377"/>
          <table:table-cell table:style-name="ce157" office:value-type="string">
            <text:p>Color</text:p>
          </table:table-cell>
          <table:table-cell table:style-name="ce354" office:value-type="string">
            <text:p>Couleur</text:p>
          </table:table-cell>
          <table:table-cell table:style-name="ce410" office:value-type="string">
            <text:p>Kleur</text:p>
          </table:table-cell>
          <table:table-cell table:style-name="ce419" office:value-type="string">
            <text:p>Farbe</text:p>
          </table:table-cell>
          <table:table-cell table:style-name="ce432" office:value-type="string">
            <text:p>Color</text:p>
          </table:table-cell>
          <table:table-cell table:style-name="ce439" office:value-type="string">
            <text:p>Cor</text:p>
          </table:table-cell>
          <table:table-cell table:style-name="ce245"/>
          <table:table-cell table:style-name="ce251" office:value-type="string">
            <text:p>Colore</text:p>
          </table:table-cell>
          <table:table-cell table:style-name="ce256" office:value-type="string">
            <text:p>Culoare</text:p>
          </table:table-cell>
          <table:table-cell table:style-name="ce263" office:value-type="string">
            <text:p>Väri</text:p>
          </table:table-cell>
          <table:table-cell table:style-name="ce271" office:value-type="string">
            <text:p>Farge</text:p>
          </table:table-cell>
          <table:table-cell table:style-name="ce280" office:value-type="string">
            <text:p>颜色</text:p>
          </table:table-cell>
          <table:table-cell table:style-name="ce287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512" office:value-type="string">
            <text:p>Spalva</text:p>
          </table:table-cell>
          <table:table-cell table:style-name="ce315" office:value-type="string">
            <text:p>Färg</text:p>
          </table:table-cell>
          <table:table-cell table:style-name="ce522" office:value-type="string">
            <text:p>Farve</text:p>
          </table:table-cell>
          <table:table-cell table:style-name="ce335" office:value-type="string">
            <text:p>Barva</text:p>
          </table:table-cell>
          <table:table-cell table:style-name="ce540" office:value-type="string">
            <text:p>색상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onfigureDrawing_ColorSize</text:p>
          </table:table-cell>
          <table:table-cell table:style-name="ce377"/>
          <table:table-cell table:style-name="ce351" office:value-type="string">
            <text:p>Color and Size...</text:p>
          </table:table-cell>
          <table:table-cell table:style-name="ce354" office:value-type="string">
            <text:p>Couleur et Taille...</text:p>
          </table:table-cell>
          <table:table-cell table:style-name="ce410" office:value-type="string">
            <text:p>Kleur en formaat...</text:p>
          </table:table-cell>
          <table:table-cell table:style-name="ce419" office:value-type="string">
            <text:p>Farbe und Größe</text:p>
          </table:table-cell>
          <table:table-cell table:style-name="ce432" office:value-type="string">
            <text:p>Color y talla...</text:p>
          </table:table-cell>
          <table:table-cell table:style-name="ce439" office:value-type="string">
            <text:p>Cor e Tamanho...</text:p>
          </table:table-cell>
          <table:table-cell table:style-name="ce245"/>
          <table:table-cell table:style-name="ce251" office:value-type="string">
            <text:p>Colore e Dimensione...</text:p>
          </table:table-cell>
          <table:table-cell table:style-name="ce255" office:value-type="string">
            <text:p>Culoare şi mărime...</text:p>
          </table:table-cell>
          <table:table-cell table:style-name="ce262" office:value-type="string">
            <text:p>Väri ja koko</text:p>
          </table:table-cell>
          <table:table-cell table:style-name="ce271" office:value-type="string">
            <text:p>Farge og størrelse...</text:p>
          </table:table-cell>
          <table:table-cell table:style-name="ce280" office:value-type="string">
            <text:p>颜色和尺寸…</text:p>
          </table:table-cell>
          <table:table-cell table:style-name="ce287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512" office:value-type="string">
            <text:p>Spalva ir dydis</text:p>
          </table:table-cell>
          <table:table-cell table:style-name="ce315" office:value-type="string">
            <text:p>Färg och storlek</text:p>
          </table:table-cell>
          <table:table-cell table:style-name="ce522" office:value-type="string">
            <text:p>Farve og Størrelse…</text:p>
          </table:table-cell>
          <table:table-cell table:style-name="ce335" office:value-type="string">
            <text:p>Barva a velikost…</text:p>
          </table:table-cell>
          <table:table-cell table:style-name="ce189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ConfigureFading</text:p>
          </table:table-cell>
          <table:table-cell table:style-name="ce377"/>
          <table:table-cell table:style-name="ce351" office:value-type="string">
            <text:p>Persistence...</text:p>
          </table:table-cell>
          <table:table-cell table:style-name="ce354" office:value-type="string">
            <text:p>Persistance...</text:p>
          </table:table-cell>
          <table:table-cell table:style-name="ce410" office:value-type="string">
            <text:p>Persistentie...</text:p>
          </table:table-cell>
          <table:table-cell table:style-name="ce419" office:value-type="string">
            <text:p>Nachleuchten</text:p>
          </table:table-cell>
          <table:table-cell table:style-name="ce432" office:value-type="string">
            <text:p>Persistencia...</text:p>
          </table:table-cell>
          <table:table-cell table:style-name="ce439" office:value-type="string">
            <text:p>Persistência</text:p>
          </table:table-cell>
          <table:table-cell table:style-name="ce245"/>
          <table:table-cell table:style-name="ce251" office:value-type="string">
            <text:p>Persistenza...</text:p>
          </table:table-cell>
          <table:table-cell table:style-name="ce255" office:value-type="string">
            <text:p>Persistenţă...</text:p>
          </table:table-cell>
          <table:table-cell table:style-name="ce262" office:value-type="string">
            <text:p>Pysyvyys</text:p>
          </table:table-cell>
          <table:table-cell table:style-name="ce271" office:value-type="string">
            <text:p>Likevekt</text:p>
          </table:table-cell>
          <table:table-cell table:style-name="ce280" office:value-type="string">
            <text:p>持久度...</text:p>
          </table:table-cell>
          <table:table-cell table:style-name="ce287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512" office:value-type="string">
            <text:p>Išlaikymas...</text:p>
          </table:table-cell>
          <table:table-cell table:style-name="ce314" office:value-type="string">
            <text:p>Synlighet...</text:p>
          </table:table-cell>
          <table:table-cell table:style-name="ce522" office:value-type="string">
            <text:p>Persistens</text:p>
          </table:table-cell>
          <table:table-cell table:style-name="ce335" office:value-type="string">
            <text:p>Trvání zobrazení…</text:p>
          </table:table-cell>
          <table:table-cell table:style-name="ce189" office:value-type="string">
            <text:p><text:span text:style-name="T4">지속성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376" office:value-type="string">
            <text:p>mnuConfigureTrajectory</text:p>
          </table:table-cell>
          <table:table-cell table:style-name="ce377"/>
          <table:table-cell table:style-name="ce351" office:value-type="string">
            <text:p>Configure Path Display</text:p>
          </table:table-cell>
          <table:table-cell table:style-name="ce168" office:value-type="string">
            <text:p>Configurer l'affichage de la Trajectoire</text:p>
          </table:table-cell>
          <table:table-cell table:style-name="ce410" office:value-type="string">
            <text:p>Configureer Trajectpad beeldscherm</text:p>
          </table:table-cell>
          <table:table-cell table:style-name="ce418" office:value-type="string">
            <text:p>Konfiguriere Trajektorien Bildschirm</text:p>
          </table:table-cell>
          <table:table-cell table:style-name="ce432" office:value-type="string">
            <text:p>Configurar la visualización de la trayectoria</text:p>
          </table:table-cell>
          <table:table-cell table:style-name="ce439" office:value-type="string">
            <text:p>Configurar Exibição da Trajetória</text:p>
          </table:table-cell>
          <table:table-cell table:style-name="ce245"/>
          <table:table-cell table:style-name="ce465" office:value-type="string">
            <text:p>Configura vista Traiettoria</text:p>
          </table:table-cell>
          <table:table-cell table:style-name="ce473" office:value-type="string">
            <text:p>Configurează afişarea traiectoriei</text:p>
          </table:table-cell>
          <table:table-cell table:style-name="ce262" office:value-type="string">
            <text:p>Konfiguroi liikeradan näyttöä</text:p>
          </table:table-cell>
          <table:table-cell table:style-name="ce271" office:value-type="string">
            <text:p>Konfigurer banevisning</text:p>
          </table:table-cell>
          <table:table-cell table:style-name="ce280" office:value-type="string">
            <text:p>配置路径显示</text:p>
          </table:table-cell>
          <table:table-cell table:style-name="ce287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512" office:value-type="string">
            <text:p>Nustatyti kelio rodymą</text:p>
          </table:table-cell>
          <table:table-cell table:style-name="ce315" office:value-type="string">
            <text:p>Konfigurera visning av banan </text:p>
          </table:table-cell>
          <table:table-cell table:style-name="ce522" office:value-type="string">
            <text:p>Konfigurer visning af spor</text:p>
          </table:table-cell>
          <table:table-cell table:style-name="ce335" office:value-type="string">
            <text:p>Konfigurovat zobrazení trasy</text:p>
          </table:table-cell>
          <table:table-cell table:style-name="ce189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Deinterlace</text:p>
          </table:table-cell>
          <table:table-cell table:style-name="ce377"/>
          <table:table-cell table:style-name="ce351" office:value-type="string">
            <text:p>Deinterlace</text:p>
          </table:table-cell>
          <table:table-cell table:style-name="ce354" office:value-type="string">
            <text:p>Désentrelacer</text:p>
          </table:table-cell>
          <table:table-cell table:style-name="ce410" office:value-type="string">
            <text:p>Deinterlace</text:p>
          </table:table-cell>
          <table:table-cell table:style-name="ce419" office:value-type="string">
            <text:p>Deinterlace</text:p>
          </table:table-cell>
          <table:table-cell table:style-name="ce434" office:value-type="string">
            <text:p>Desentrelazado</text:p>
          </table:table-cell>
          <table:table-cell table:style-name="ce439" office:value-type="string">
            <text:p>Desentrelaçar</text:p>
          </table:table-cell>
          <table:table-cell table:style-name="ce245"/>
          <table:table-cell table:style-name="ce251" office:value-type="string">
            <text:p>Deinterlaccia</text:p>
          </table:table-cell>
          <table:table-cell table:style-name="ce255" office:value-type="string">
            <text:p>Deîntreţesere</text:p>
          </table:table-cell>
          <table:table-cell table:style-name="ce262" office:value-type="string">
            <text:p>Poista kuvien limitys</text:p>
          </table:table-cell>
          <table:table-cell table:style-name="ce271" office:value-type="string">
            <text:p>Oppløsing</text:p>
          </table:table-cell>
          <table:table-cell table:style-name="ce280" office:value-type="string">
            <text:p>反交错</text:p>
          </table:table-cell>
          <table:table-cell table:style-name="ce287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512" office:value-type="string">
            <text:p>Deinterlace</text:p>
          </table:table-cell>
          <table:table-cell table:style-name="ce315" office:value-type="string">
            <text:p>Uppflätning</text:p>
          </table:table-cell>
          <table:table-cell table:style-name="ce522" office:value-type="string">
            <text:p>Deinterlace</text:p>
          </table:table-cell>
          <table:table-cell table:style-name="ce335" office:value-type="string">
            <text:p>Deinterlace</text:p>
          </table:table-cell>
          <table:table-cell table:style-name="ce540" office:value-type="string">
            <text:p>디인터레이스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DeleteDrawing</text:p>
          </table:table-cell>
          <table:table-cell table:style-name="ce386"/>
          <table:table-cell table:style-name="ce351" office:value-type="string">
            <text:p>Delete</text:p>
          </table:table-cell>
          <table:table-cell table:style-name="ce354" office:value-type="string">
            <text:p>Effacer</text:p>
          </table:table-cell>
          <table:table-cell table:style-name="ce410" office:value-type="string">
            <text:p>Verwijder</text:p>
          </table:table-cell>
          <table:table-cell table:style-name="ce418" office:value-type="string">
            <text:p>Löschen</text:p>
          </table:table-cell>
          <table:table-cell table:style-name="ce432" office:value-type="string">
            <text:p>Borrar</text:p>
          </table:table-cell>
          <table:table-cell table:style-name="ce439" office:value-type="string">
            <text:p>Apagar</text:p>
          </table:table-cell>
          <table:table-cell table:style-name="ce454" office:value-type="string">
            <text:p>Skasuj</text:p>
          </table:table-cell>
          <table:table-cell table:style-name="ce250" office:value-type="string">
            <text:p>Cancella</text:p>
          </table:table-cell>
          <table:table-cell table:style-name="ce255" office:value-type="string">
            <text:p>Şterge</text:p>
          </table:table-cell>
          <table:table-cell table:style-name="ce262" office:value-type="string">
            <text:p>Poista</text:p>
          </table:table-cell>
          <table:table-cell table:style-name="ce271" office:value-type="string">
            <text:p>Slett</text:p>
          </table:table-cell>
          <table:table-cell table:style-name="ce280" office:value-type="string">
            <text:p>删除</text:p>
          </table:table-cell>
          <table:table-cell table:style-name="ce287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512" office:value-type="string">
            <text:p>Trinti</text:p>
          </table:table-cell>
          <table:table-cell table:style-name="ce315" office:value-type="string">
            <text:p>Radera</text:p>
          </table:table-cell>
          <table:table-cell table:style-name="ce522" office:value-type="string">
            <text:p>Slet</text:p>
          </table:table-cell>
          <table:table-cell table:style-name="ce335" office:value-type="string">
            <text:p>Vymazat</text:p>
          </table:table-cell>
          <table:table-cell table:style-name="ce540" office:value-type="string">
            <text:p>지우기</text:p>
          </table:table-cell>
          <table:table-cell table:style-name="ce532" table:number-columns-repeated="231"/>
          <table:table-cell table:number-columns-repeated="772"/>
        </table:table-row>
        <table:table-row table:style-name="ro20">
          <table:table-cell table:style-name="ce376" office:value-type="string">
            <text:p>mnuDeleteEndOfTrajectory</text:p>
          </table:table-cell>
          <table:table-cell table:style-name="ce377"/>
          <table:table-cell table:style-name="ce351" office:value-type="string">
            <text:p>Delete Path after this Point</text:p>
          </table:table-cell>
          <table:table-cell table:style-name="ce168" office:value-type="string">
            <text:p>Effacer la Trajectoire après ce point</text:p>
          </table:table-cell>
          <table:table-cell table:style-name="ce410" office:value-type="string">
            <text:p>Verwijder Trajectpad vanaf dit punt</text:p>
          </table:table-cell>
          <table:table-cell table:style-name="ce418" office:value-type="string">
            <text:p>Lösche Trajektorien nach diesem Punkt</text:p>
          </table:table-cell>
          <table:table-cell table:style-name="ce432" office:value-type="string">
            <text:p>Borrar la trayectoria a partir de este punto</text:p>
          </table:table-cell>
          <table:table-cell table:style-name="ce439" office:value-type="string">
            <text:p>Apagar a trajetória a partir deste ponto</text:p>
          </table:table-cell>
          <table:table-cell table:style-name="ce245"/>
          <table:table-cell table:style-name="ce465" office:value-type="string">
            <text:p>Cancella la Traiettoria dopo questo Punto</text:p>
          </table:table-cell>
          <table:table-cell table:style-name="ce473" office:value-type="string">
            <text:p>Şterge traiectoria după acest punct</text:p>
          </table:table-cell>
          <table:table-cell table:style-name="ce262" office:value-type="string">
            <text:p>Poista liikerata pisteestä eteenpäin</text:p>
          </table:table-cell>
          <table:table-cell table:style-name="ce271" office:value-type="string">
            <text:p>Slett etter dette punktet</text:p>
          </table:table-cell>
          <table:table-cell table:style-name="ce280" office:value-type="string">
            <text:p>删除这点后的路径</text:p>
          </table:table-cell>
          <table:table-cell table:style-name="ce287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512" office:value-type="string">
            <text:p>Trinti kelią nuo šio taško</text:p>
          </table:table-cell>
          <table:table-cell table:style-name="ce315" office:value-type="string">
            <text:p>Radera banan efter den här punkten</text:p>
          </table:table-cell>
          <table:table-cell table:style-name="ce522" office:value-type="string">
            <text:p>Slet spor efter dette punkt</text:p>
          </table:table-cell>
          <table:table-cell table:style-name="ce335" office:value-type="string">
            <text:p>Vymazat trasu za tímto bodem</text:p>
          </table:table-cell>
          <table:table-cell table:style-name="ce189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DeleteTrajectory</text:p>
          </table:table-cell>
          <table:table-cell table:style-name="ce377"/>
          <table:table-cell table:style-name="ce351" office:value-type="string">
            <text:p>Delete all the Path</text:p>
          </table:table-cell>
          <table:table-cell table:style-name="ce168" office:value-type="string">
            <text:p>Effacer toute la trajectoire</text:p>
          </table:table-cell>
          <table:table-cell table:style-name="ce410" office:value-type="string">
            <text:p>Verwijder alle Trajectpaden</text:p>
          </table:table-cell>
          <table:table-cell table:style-name="ce418" office:value-type="string">
            <text:p>Lösche alle Trajektorien</text:p>
          </table:table-cell>
          <table:table-cell table:style-name="ce432" office:value-type="string">
            <text:p>Borrar toda la trayectoria</text:p>
          </table:table-cell>
          <table:table-cell table:style-name="ce439" office:value-type="string">
            <text:p>Apagar todas as trajetórias</text:p>
          </table:table-cell>
          <table:table-cell table:style-name="ce245"/>
          <table:table-cell table:style-name="ce465" office:value-type="string">
            <text:p>Cancella tutte le Traiettorie</text:p>
          </table:table-cell>
          <table:table-cell table:style-name="ce473" office:value-type="string">
            <text:p>Şterge toată traiectoria </text:p>
          </table:table-cell>
          <table:table-cell table:style-name="ce262" office:value-type="string">
            <text:p>Poista liikerata</text:p>
          </table:table-cell>
          <table:table-cell table:style-name="ce271" office:value-type="string">
            <text:p>Slett alle baner</text:p>
          </table:table-cell>
          <table:table-cell table:style-name="ce280" office:value-type="string">
            <text:p>删除所有路径</text:p>
          </table:table-cell>
          <table:table-cell table:style-name="ce287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512" office:value-type="string">
            <text:p>Trinti visą kelią</text:p>
          </table:table-cell>
          <table:table-cell table:style-name="ce315" office:value-type="string">
            <text:p>Radera hela banan</text:p>
          </table:table-cell>
          <table:table-cell table:style-name="ce522" office:value-type="string">
            <text:p>Slet hele sporet</text:p>
          </table:table-cell>
          <table:table-cell table:style-name="ce335" office:value-type="string">
            <text:p>Vymazat všechny trasy</text:p>
          </table:table-cell>
          <table:table-cell table:style-name="ce189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TwoCaptures</text:p>
          </table:table-cell>
          <table:table-cell table:style-name="ce386"/>
          <table:table-cell table:style-name="ce350" office:value-type="string">
            <text:p>Two Capture Screens</text:p>
          </table:table-cell>
          <table:table-cell table:style-name="ce353" office:value-type="string">
            <text:p>Deux Écrans de Capture Vidéo</text:p>
          </table:table-cell>
          <table:table-cell table:style-name="ce410" office:value-type="string">
            <text:p>Twee opname schermen</text:p>
          </table:table-cell>
          <table:table-cell table:style-name="ce418" office:value-type="string">
            <text:p>2x Aufnahmefenster</text:p>
          </table:table-cell>
          <table:table-cell table:style-name="ce432" office:value-type="string">
            <text:p>Dos pantallas de captura de vídeo</text:p>
          </table:table-cell>
          <table:table-cell table:style-name="ce439" office:value-type="string">
            <text:p>Duas Telas de Captura</text:p>
          </table:table-cell>
          <table:table-cell table:style-name="ce244" office:value-type="string">
            <text:p>Dwa zrzuty ekranu</text:p>
          </table:table-cell>
          <table:table-cell table:style-name="ce250" office:value-type="string">
            <text:p>Due schermi di Cattura Video</text:p>
          </table:table-cell>
          <table:table-cell table:style-name="ce255" office:value-type="string">
            <text:p>Două ferestre de captură video</text:p>
          </table:table-cell>
          <table:table-cell table:style-name="ce262" office:value-type="string">
            <text:p>Kaksi kuvausnäyttöä</text:p>
          </table:table-cell>
          <table:table-cell table:style-name="ce272" office:value-type="string">
            <text:p>To opptaksvinduer</text:p>
          </table:table-cell>
          <table:table-cell table:style-name="ce280" office:value-type="string">
            <text:p>双摄像头采集模式</text:p>
          </table:table-cell>
          <table:table-cell table:style-name="ce286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style-name="ce512" office:value-type="string">
            <text:p>Du irašymo ekranai</text:p>
          </table:table-cell>
          <table:table-cell table:style-name="ce315" office:value-type="string">
            <text:p>Två inspelningsfönster</text:p>
          </table:table-cell>
          <table:table-cell table:style-name="ce524" office:value-type="string">
            <text:p>To optageskærme</text:p>
          </table:table-cell>
          <table:table-cell table:style-name="ce533" office:value-type="string">
            <text:p>2 snímací obrazovky</text:p>
          </table:table-cell>
          <table:table-cell table:style-name="ce359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0">
          <table:table-cell table:style-name="ce136" office:value-type="string">
            <text:p>mnuTwoMixed</text:p>
          </table:table-cell>
          <table:table-cell table:style-name="ce377"/>
          <table:table-cell table:style-name="ce351" office:value-type="string">
            <text:p>One Capture screen and one Playback screen</text:p>
          </table:table-cell>
          <table:table-cell table:style-name="ce354" office:value-type="string">
            <text:p>Un écran de capture et un écran de lecture</text:p>
          </table:table-cell>
          <table:table-cell table:style-name="ce410" office:value-type="string">
            <text:p>Eén opnamescherm en één afspeelscherm</text:p>
          </table:table-cell>
          <table:table-cell table:style-name="ce421" office:value-type="string">
            <text:p>Aufnahme- und Wiedergabefenster</text:p>
          </table:table-cell>
          <table:table-cell table:style-name="ce432" office:value-type="string">
            <text:p>Una pantalla de captura y una pantalla de lectura</text:p>
          </table:table-cell>
          <table:table-cell table:style-name="ce439" office:value-type="string">
            <text:p>Uma Tela de Captura e uma de Reprodução</text:p>
          </table:table-cell>
          <table:table-cell table:style-name="ce245"/>
          <table:table-cell table:style-name="ce250" office:value-type="string">
            <text:p>Uno schermo di Cattura Video ed uno di Riproduzione</text:p>
          </table:table-cell>
          <table:table-cell table:style-name="ce255" office:value-type="string">
            <text:p>Un ecran de captura si un ecran de redare</text:p>
          </table:table-cell>
          <table:table-cell table:style-name="ce262" office:value-type="string">
            <text:p>Yksi kuvausnäyttö ja yksi videonäyttö</text:p>
          </table:table-cell>
          <table:table-cell table:style-name="ce271" office:value-type="string">
            <text:p>Et opptaksvindu og et avspillingsvindu</text:p>
          </table:table-cell>
          <table:table-cell table:style-name="ce280" office:value-type="string">
            <text:p>单屏幕单摄像头模式</text:p>
          </table:table-cell>
          <table:table-cell table:style-name="ce288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512" office:value-type="string">
            <text:p>Irašymo ir peržiūros ekranas</text:p>
          </table:table-cell>
          <table:table-cell table:style-name="ce315" office:value-type="string">
            <text:p>Ett inspelningsönster och ett uppspelningsfönster</text:p>
          </table:table-cell>
          <table:table-cell table:style-name="ce522" office:value-type="string">
            <text:p>En optage- og en afspilnings-skærm</text:p>
          </table:table-cell>
          <table:table-cell table:style-name="ce335" office:value-type="string">
            <text:p>1 snímací obrazovka a 1 obrazovka pro přehrávání</text:p>
          </table:table-cell>
          <table:table-cell table:style-name="ce189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TwoPlayers</text:p>
          </table:table-cell>
          <table:table-cell table:style-name="ce386"/>
          <table:table-cell table:style-name="ce350" office:value-type="string">
            <text:p>Two Playback Screens</text:p>
          </table:table-cell>
          <table:table-cell table:style-name="ce353" office:value-type="string">
            <text:p>Deux Écrans de Lecture</text:p>
          </table:table-cell>
          <table:table-cell table:style-name="ce410" office:value-type="string">
            <text:p>Twee afspeel schermen</text:p>
          </table:table-cell>
          <table:table-cell table:style-name="ce418" office:value-type="string">
            <text:p>2x Wiedergabefenster</text:p>
          </table:table-cell>
          <table:table-cell table:style-name="ce432" office:value-type="string">
            <text:p>Dos pantallas de Lectura</text:p>
          </table:table-cell>
          <table:table-cell table:style-name="ce439" office:value-type="string">
            <text:p>Duas Telas de Reprodução</text:p>
          </table:table-cell>
          <table:table-cell table:style-name="ce244" office:value-type="string">
            <text:p>Dwa ekrany odtwarzania</text:p>
          </table:table-cell>
          <table:table-cell table:style-name="ce250" office:value-type="string">
            <text:p>Due schermi di Riproduzione</text:p>
          </table:table-cell>
          <table:table-cell table:style-name="ce255" office:value-type="string">
            <text:p>Două ferestre de Rulare</text:p>
          </table:table-cell>
          <table:table-cell table:style-name="ce262" office:value-type="string">
            <text:p>Kaksi video/analyysinäyttöä</text:p>
          </table:table-cell>
          <table:table-cell table:style-name="ce272" office:value-type="string">
            <text:p>To avspillingsvinduer</text:p>
          </table:table-cell>
          <table:table-cell table:style-name="ce280" office:value-type="string">
            <text:p>双屏幕显示模式</text:p>
          </table:table-cell>
          <table:table-cell table:style-name="ce286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style-name="ce512" office:value-type="string">
            <text:p>Du peržūros ekranai</text:p>
          </table:table-cell>
          <table:table-cell table:style-name="ce315" office:value-type="string">
            <text:p>Två uppspelningsfönster</text:p>
          </table:table-cell>
          <table:table-cell table:style-name="ce524" office:value-type="string">
            <text:p>To afspilningsskærme</text:p>
          </table:table-cell>
          <table:table-cell table:style-name="ce533" office:value-type="string">
            <text:p>2 obrazovky pro přehrávání</text:p>
          </table:table-cell>
          <table:table-cell table:style-name="ce359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Edges</text:p>
          </table:table-cell>
          <table:table-cell table:style-name="ce386"/>
          <table:table-cell table:style-name="ce350" office:value-type="string">
            <text:p>Edges Only...</text:p>
          </table:table-cell>
          <table:table-cell table:style-name="ce353" office:value-type="string">
            <text:p>Contours Seulement...</text:p>
          </table:table-cell>
          <table:table-cell table:style-name="ce410" office:value-type="string">
            <text:p>Randen alleen…</text:p>
          </table:table-cell>
          <table:table-cell table:style-name="ce418" office:value-type="string">
            <text:p>Nur Videoränder...</text:p>
          </table:table-cell>
          <table:table-cell table:style-name="ce432" office:value-type="string">
            <text:p>Contornos Solamente...</text:p>
          </table:table-cell>
          <table:table-cell table:style-name="ce439" office:value-type="string">
            <text:p>Apenas Bordas...</text:p>
          </table:table-cell>
          <table:table-cell table:style-name="ce244" office:value-type="string">
            <text:p>Tylko krawędzie...</text:p>
          </table:table-cell>
          <table:table-cell table:style-name="ce250" office:value-type="string">
            <text:p>Solo Contorni...</text:p>
          </table:table-cell>
          <table:table-cell table:style-name="ce255" office:value-type="string">
            <text:p>Doar marginile...</text:p>
          </table:table-cell>
          <table:table-cell table:style-name="ce262" office:value-type="string">
            <text:p>Vain rajat...</text:p>
          </table:table-cell>
          <table:table-cell table:style-name="ce272" office:value-type="string">
            <text:p>Bare kanter...</text:p>
          </table:table-cell>
          <table:table-cell table:style-name="ce280" office:value-type="string">
            <text:p>只有边缘...</text:p>
          </table:table-cell>
          <table:table-cell table:style-name="ce286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style-name="ce512" office:value-type="string">
            <text:p>Tik kraštai...</text:p>
          </table:table-cell>
          <table:table-cell table:style-name="ce315" office:value-type="string">
            <text:p>Endast kanter...</text:p>
          </table:table-cell>
          <table:table-cell table:style-name="ce524" office:value-type="string">
            <text:p>Kun kanter…</text:p>
          </table:table-cell>
          <table:table-cell table:style-name="ce533" office:value-type="string">
            <text:p>Pouze okraje…</text:p>
          </table:table-cell>
          <table:table-cell table:style-name="ce359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136" office:value-type="string">
            <text:p>mnuExportSpreadsheet</text:p>
          </table:table-cell>
          <table:table-cell table:style-name="ce377"/>
          <table:table-cell table:style-name="ce351" office:value-type="string">
            <text:p>Export to Spreadsheet</text:p>
          </table:table-cell>
          <table:table-cell table:style-name="ce354" office:value-type="string">
            <text:p>Export Tableur</text:p>
          </table:table-cell>
          <table:table-cell table:style-name="ce410" office:value-type="string">
            <text:p>Export naar Spreadsheet</text:p>
          </table:table-cell>
          <table:table-cell table:style-name="ce418" office:value-type="string">
            <text:p>Export als Tabelle</text:p>
          </table:table-cell>
          <table:table-cell table:style-name="ce432" office:value-type="string">
            <text:p>Exportar la hoja de cálculo</text:p>
          </table:table-cell>
          <table:table-cell table:style-name="ce439" office:value-type="string">
            <text:p>Exportar para Planilha</text:p>
          </table:table-cell>
          <table:table-cell table:style-name="ce245"/>
          <table:table-cell table:style-name="ce250" office:value-type="string">
            <text:p>Esporta su foglio di calcolo</text:p>
          </table:table-cell>
          <table:table-cell table:style-name="ce255" office:value-type="string">
            <text:p>Exporta tabel</text:p>
          </table:table-cell>
          <table:table-cell table:style-name="ce262" office:value-type="string">
            <text:p>Vie taulukko-ohjelmaan</text:p>
          </table:table-cell>
          <table:table-cell table:style-name="ce271" office:value-type="string">
            <text:p>Eksporter til regneark</text:p>
          </table:table-cell>
          <table:table-cell table:style-name="ce280" office:value-type="string">
            <text:p>导出至电子表格</text:p>
          </table:table-cell>
          <table:table-cell table:style-name="ce288" office:value-type="string">
            <text:p>Spreadsheet'e export et</text:p>
          </table:table-cell>
          <table:table-cell table:style-name="ce298" office:value-type="string">
            <text:p>Εξαγωγή σε Λογιστικό φύλλο</text:p>
          </table:table-cell>
          <table:table-cell table:style-name="ce512" office:value-type="string">
            <text:p>Eksportuoti į skaičiuoklę</text:p>
          </table:table-cell>
          <table:table-cell table:style-name="ce315" office:value-type="string">
            <text:p>Exportera till kalkylblad</text:p>
          </table:table-cell>
          <table:table-cell table:style-name="ce522" office:value-type="string">
            <text:p>Eksporter til regneark</text:p>
          </table:table-cell>
          <table:table-cell table:style-name="ce335" office:value-type="string">
            <text:p>Export do tabulkového procesoru</text:p>
          </table:table-cell>
          <table:table-cell table:style-name="ce189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ExportODF</text:p>
          </table:table-cell>
          <table:table-cell table:style-name="ce377"/>
          <table:table-cell table:style-name="ce351" office:value-type="string">
            <text:p>OpenOffice Calc (ODF)</text:p>
          </table:table-cell>
          <table:table-cell table:style-name="ce354" office:value-type="string">
            <text:p>OpenOffice Calc (ODF)</text:p>
          </table:table-cell>
          <table:table-cell table:style-name="ce410" office:value-type="string">
            <text:p>OpenOffice Calc (ODF)</text:p>
          </table:table-cell>
          <table:table-cell table:style-name="ce418" office:value-type="string">
            <text:p>OpenOffice Calc (ODF)</text:p>
          </table:table-cell>
          <table:table-cell table:style-name="ce432" office:value-type="string">
            <text:p>OpenOffice Calc (ODF)</text:p>
          </table:table-cell>
          <table:table-cell table:style-name="ce439" office:value-type="string">
            <text:p>OpenOffice Calc (ODF)</text:p>
          </table:table-cell>
          <table:table-cell table:style-name="ce245"/>
          <table:table-cell table:style-name="ce250" office:value-type="string">
            <text:p>OpenOffice Calc (ODF)</text:p>
          </table:table-cell>
          <table:table-cell table:style-name="ce354" office:value-type="string">
            <text:p>OpenOffice Calc (ODF)</text:p>
          </table:table-cell>
          <table:table-cell table:style-name="ce262" office:value-type="string">
            <text:p>OpenOffice Calc (ODF)</text:p>
          </table:table-cell>
          <table:table-cell table:style-name="ce271" office:value-type="string">
            <text:p>OpenOffice Calc (ODF)</text:p>
          </table:table-cell>
          <table:table-cell table:style-name="ce280" office:value-type="string">
            <text:p>OpenOffice Calc (ODF)</text:p>
          </table:table-cell>
          <table:table-cell table:style-name="ce287" office:value-type="string">
            <text:p>OpenOffice Calc (ODF)</text:p>
          </table:table-cell>
          <table:table-cell table:style-name="ce298" office:value-type="string">
            <text:p>OpenOffice Calc (ODF)</text:p>
          </table:table-cell>
          <table:table-cell table:style-name="ce512" office:value-type="string">
            <text:p>OpenOffice Calc (ODF)</text:p>
          </table:table-cell>
          <table:table-cell table:style-name="ce315" office:value-type="string">
            <text:p>OpenOffice Calc (ODF)</text:p>
          </table:table-cell>
          <table:table-cell table:style-name="ce522" office:value-type="string">
            <text:p>OpenOffice Calc (ODF)</text:p>
          </table:table-cell>
          <table:table-cell table:style-name="ce336" office:value-type="string">
            <text:p>OpenOffice Calc (ODF)</text:p>
          </table:table-cell>
          <table:table-cell table:style-name="ce182" office:value-type="string">
            <text:p>OpenOffice Calc (ODF)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ExportMSXML</text:p>
          </table:table-cell>
          <table:table-cell table:style-name="ce377"/>
          <table:table-cell table:style-name="ce351" office:value-type="string">
            <text:p>Microsoft Excel (MS-XML)</text:p>
          </table:table-cell>
          <table:table-cell table:style-name="ce354" office:value-type="string">
            <text:p>Microsoft Excel (MS-XML)</text:p>
          </table:table-cell>
          <table:table-cell table:style-name="ce410" office:value-type="string">
            <text:p>Microsoft Excel (MS-XML)</text:p>
          </table:table-cell>
          <table:table-cell table:style-name="ce418" office:value-type="string">
            <text:p>Microsoft Excel (MS-XML)</text:p>
          </table:table-cell>
          <table:table-cell table:style-name="ce432" office:value-type="string">
            <text:p>Microsoft Excel (MS-XML)</text:p>
          </table:table-cell>
          <table:table-cell table:style-name="ce439" office:value-type="string">
            <text:p>Microsoft Excel (MS-XML)</text:p>
          </table:table-cell>
          <table:table-cell table:style-name="ce245"/>
          <table:table-cell table:style-name="ce250" office:value-type="string">
            <text:p>Microsoft Excel (MS-XML)</text:p>
          </table:table-cell>
          <table:table-cell table:style-name="ce354" office:value-type="string">
            <text:p>Microsoft Excel (MS-XML)</text:p>
          </table:table-cell>
          <table:table-cell table:style-name="ce262" office:value-type="string">
            <text:p>Microsoft Excel (MS-XML)</text:p>
          </table:table-cell>
          <table:table-cell table:style-name="ce271" office:value-type="string">
            <text:p>Microsoft Excel (MS-XML)</text:p>
          </table:table-cell>
          <table:table-cell table:style-name="ce280" office:value-type="string">
            <text:p>Microsoft Excel (MS-XML)</text:p>
          </table:table-cell>
          <table:table-cell table:style-name="ce287" office:value-type="string">
            <text:p>Microsoft Excel (MS-XML)</text:p>
          </table:table-cell>
          <table:table-cell table:style-name="ce298" office:value-type="string">
            <text:p>Microsoft Excel (MS-XML)</text:p>
          </table:table-cell>
          <table:table-cell table:style-name="ce512" office:value-type="string">
            <text:p>Microsoft Excel (MS-XML)</text:p>
          </table:table-cell>
          <table:table-cell table:style-name="ce315" office:value-type="string">
            <text:p>Microsoft Excel (MS-XML)</text:p>
          </table:table-cell>
          <table:table-cell table:style-name="ce522" office:value-type="string">
            <text:p>Microsoft Excel (MS-XML)</text:p>
          </table:table-cell>
          <table:table-cell table:style-name="ce336" office:value-type="string">
            <text:p>Microsoft Excel (MS-XML)</text:p>
          </table:table-cell>
          <table:table-cell table:style-name="ce182" office:value-type="string">
            <text:p>Microsoft Excel (MS-XML)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ExportXHTML</text:p>
          </table:table-cell>
          <table:table-cell table:style-name="ce377"/>
          <table:table-cell table:style-name="ce351" office:value-type="string">
            <text:p>XHTML</text:p>
          </table:table-cell>
          <table:table-cell table:style-name="ce354" office:value-type="string">
            <text:p>XHTML</text:p>
          </table:table-cell>
          <table:table-cell table:style-name="ce410" office:value-type="string">
            <text:p>XHTML</text:p>
          </table:table-cell>
          <table:table-cell table:style-name="ce418" office:value-type="string">
            <text:p>XHTML</text:p>
          </table:table-cell>
          <table:table-cell table:style-name="ce432" office:value-type="string">
            <text:p>XHTML</text:p>
          </table:table-cell>
          <table:table-cell table:style-name="ce439" office:value-type="string">
            <text:p>XHTML</text:p>
          </table:table-cell>
          <table:table-cell table:style-name="ce245"/>
          <table:table-cell table:style-name="ce250" office:value-type="string">
            <text:p>XHTML</text:p>
          </table:table-cell>
          <table:table-cell table:style-name="ce354" office:value-type="string">
            <text:p>XHTML</text:p>
          </table:table-cell>
          <table:table-cell table:style-name="ce262" office:value-type="string">
            <text:p>XHTML</text:p>
          </table:table-cell>
          <table:table-cell table:style-name="ce271" office:value-type="string">
            <text:p>XHTML</text:p>
          </table:table-cell>
          <table:table-cell table:style-name="ce280" office:value-type="string">
            <text:p>XHTML</text:p>
          </table:table-cell>
          <table:table-cell table:style-name="ce287" office:value-type="string">
            <text:p>XHTML</text:p>
          </table:table-cell>
          <table:table-cell table:style-name="ce298" office:value-type="string">
            <text:p>XHTML</text:p>
          </table:table-cell>
          <table:table-cell table:style-name="ce512" office:value-type="string">
            <text:p>XHTML</text:p>
          </table:table-cell>
          <table:table-cell table:style-name="ce315" office:value-type="string">
            <text:p>XHTML</text:p>
          </table:table-cell>
          <table:table-cell table:style-name="ce522" office:value-type="string">
            <text:p>XHTML</text:p>
          </table:table-cell>
          <table:table-cell table:style-name="ce336" office:value-type="string">
            <text:p>XHTML</text:p>
          </table:table-cell>
          <table:table-cell table:style-name="ce182" office:value-type="string">
            <text:p>XHTML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ExportTEXT</text:p>
          </table:table-cell>
          <table:table-cell table:style-name="ce377"/>
          <table:table-cell table:style-name="ce351" office:value-type="string">
            <text:p>Trajectories to simple text</text:p>
          </table:table-cell>
          <table:table-cell table:style-name="ce354" office:value-type="string">
            <text:p>Trajectoires vers texte simple</text:p>
          </table:table-cell>
          <table:table-cell table:style-name="ce410" office:value-type="string">
            <text:p>Trajectory naar simpele tekst</text:p>
          </table:table-cell>
          <table:table-cell table:style-name="ce418" office:value-type="string">
            <text:p>Trajektorie in einfachen Text</text:p>
          </table:table-cell>
          <table:table-cell table:style-name="ce434" office:value-type="string">
            <text:p>Trayectoria en texto</text:p>
          </table:table-cell>
          <table:table-cell table:style-name="ce442" office:value-type="string">
            <text:p>Trajetória em texto simples</text:p>
          </table:table-cell>
          <table:table-cell table:style-name="ce245"/>
          <table:table-cell table:style-name="ce250" office:value-type="string">
            <text:p>Traiettorie in formato testo</text:p>
          </table:table-cell>
          <table:table-cell table:style-name="ce255" office:value-type="string">
            <text:p>Traiectorii ca text simplu</text:p>
          </table:table-cell>
          <table:table-cell table:style-name="ce484" office:value-type="string">
            <text:p>Radan tiedot tekstitiedostoon</text:p>
          </table:table-cell>
          <table:table-cell table:style-name="ce273" office:value-type="string">
            <text:p>Overføring til enkel tekst</text:p>
          </table:table-cell>
          <table:table-cell table:style-name="ce280" office:value-type="string">
            <text:p>简单文本轨迹</text:p>
          </table:table-cell>
          <table:table-cell table:style-name="ce498" office:value-type="string">
            <text:p>İzleme yollarından basit metine</text:p>
          </table:table-cell>
          <table:table-cell table:style-name="ce511" office:value-type="string">
            <text:p>Τροχιές σε απλό κείμενο</text:p>
          </table:table-cell>
          <table:table-cell table:style-name="ce512" office:value-type="string">
            <text:p>Versti trajektorijas į paprastą tekstą</text:p>
          </table:table-cell>
          <table:table-cell table:style-name="ce314" office:value-type="string">
            <text:p>Bandata till simpel text</text:p>
          </table:table-cell>
          <table:table-cell table:style-name="ce522" office:value-type="string">
            <text:p>Baner til simpel tekst</text:p>
          </table:table-cell>
          <table:table-cell table:style-name="ce335" office:value-type="string">
            <text:p>Dráhy jako jednoduchý text</text:p>
          </table:table-cell>
          <table:table-cell table:style-name="ce189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Fluidify</text:p>
          </table:table-cell>
          <table:table-cell table:style-name="ce386" office:value-type="string">
            <text:p>not implemented</text:p>
          </table:table-cell>
          <table:table-cell table:style-name="ce350" office:value-type="string">
            <text:p>Fluidify</text:p>
          </table:table-cell>
          <table:table-cell table:style-name="ce353" office:value-type="string">
            <text:p>Fluidifier</text:p>
          </table:table-cell>
          <table:table-cell table:style-name="ce410" office:value-type="string">
            <text:p>Vloeiend</text:p>
          </table:table-cell>
          <table:table-cell table:style-name="ce418" office:value-type="string">
            <text:p>Verflüssigen...</text:p>
          </table:table-cell>
          <table:table-cell table:style-name="ce432" office:value-type="string">
            <text:p>Fluidificar</text:p>
          </table:table-cell>
          <table:table-cell table:style-name="ce450" office:value-type="string">
            <text:p>Fluidificar</text:p>
          </table:table-cell>
          <table:table-cell table:style-name="ce244" office:value-type="string">
            <text:p>Płynność</text:p>
          </table:table-cell>
          <table:table-cell table:style-name="ce250" office:value-type="string">
            <text:p>Fluidificare</text:p>
          </table:table-cell>
          <table:table-cell table:style-name="ce255" office:value-type="string">
            <text:p>Fluidificator</text:p>
          </table:table-cell>
          <table:table-cell table:style-name="ce262" office:value-type="string">
            <text:p>Nesteytä...</text:p>
          </table:table-cell>
          <table:table-cell table:style-name="ce275"/>
          <table:table-cell table:style-name="ce280" office:value-type="string">
            <text:p>流动性</text:p>
          </table:table-cell>
          <table:table-cell table:style-name="ce286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style-name="ce512" office:value-type="string">
            <text:p>Fluidify</text:p>
          </table:table-cell>
          <table:table-cell table:style-name="ce314" office:value-type="string">
            <text:p>Liqvidera</text:p>
          </table:table-cell>
          <table:table-cell table:style-name="ce524" office:value-type="string">
            <text:p>Gør flydende</text:p>
          </table:table-cell>
          <table:table-cell table:style-name="ce533"/>
          <table:table-cell table:style-name="ce541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Format</text:p>
          </table:table-cell>
          <table:table-cell table:style-name="ce377"/>
          <table:table-cell table:style-name="ce351" office:value-type="string">
            <text:p>Image Format</text:p>
          </table:table-cell>
          <table:table-cell table:style-name="ce354" office:value-type="string">
            <text:p>Format de l'image</text:p>
          </table:table-cell>
          <table:table-cell table:style-name="ce410" office:value-type="string">
            <text:p>Beeldtype</text:p>
          </table:table-cell>
          <table:table-cell table:style-name="ce418" office:value-type="string">
            <text:p>Bildformat</text:p>
          </table:table-cell>
          <table:table-cell table:style-name="ce432" office:value-type="string">
            <text:p>Formato de la imagen</text:p>
          </table:table-cell>
          <table:table-cell table:style-name="ce439" office:value-type="string">
            <text:p>Formato da Imagem</text:p>
          </table:table-cell>
          <table:table-cell table:style-name="ce245"/>
          <table:table-cell table:style-name="ce250" office:value-type="string">
            <text:p>Formato immagine</text:p>
          </table:table-cell>
          <table:table-cell table:style-name="ce255" office:value-type="string">
            <text:p><text:s/>Format de imagine</text:p>
          </table:table-cell>
          <table:table-cell table:style-name="ce262" office:value-type="string">
            <text:p>Kuvaformaatti</text:p>
          </table:table-cell>
          <table:table-cell table:style-name="ce271" office:value-type="string">
            <text:p>Bildeformat</text:p>
          </table:table-cell>
          <table:table-cell table:style-name="ce280" office:value-type="string">
            <text:p>图片格式</text:p>
          </table:table-cell>
          <table:table-cell table:style-name="ce287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512" office:value-type="string">
            <text:p>Paveikslėlio formatas</text:p>
          </table:table-cell>
          <table:table-cell table:style-name="ce315" office:value-type="string">
            <text:p>Bildformat</text:p>
          </table:table-cell>
          <table:table-cell table:style-name="ce522" office:value-type="string">
            <text:p>Billedformat</text:p>
          </table:table-cell>
          <table:table-cell table:style-name="ce335" office:value-type="string">
            <text:p>Formát obrazu</text:p>
          </table:table-cell>
          <table:table-cell table:style-name="ce540" office:value-type="string">
            <text:p>이미지 형식(format)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FormatAuto</text:p>
          </table:table-cell>
          <table:table-cell table:style-name="ce377" office:value-type="string">
            <text:p>also on RootLang</text:p>
          </table:table-cell>
          <table:table-cell table:style-name="ce351" office:value-type="string">
            <text:p>Auto Detection</text:p>
          </table:table-cell>
          <table:table-cell table:style-name="ce354" office:value-type="string">
            <text:p>Détection Automatique</text:p>
          </table:table-cell>
          <table:table-cell table:style-name="ce410" office:value-type="string">
            <text:p>Automatische detectie</text:p>
          </table:table-cell>
          <table:table-cell table:style-name="ce418" office:value-type="string">
            <text:p>Automatisch</text:p>
          </table:table-cell>
          <table:table-cell table:style-name="ce432" office:value-type="string">
            <text:p>Detección automática</text:p>
          </table:table-cell>
          <table:table-cell table:style-name="ce439" office:value-type="string">
            <text:p>Auto Detecção</text:p>
          </table:table-cell>
          <table:table-cell table:style-name="ce245"/>
          <table:table-cell table:style-name="ce251" office:value-type="string">
            <text:p>Rilevazione automatica</text:p>
          </table:table-cell>
          <table:table-cell table:style-name="ce255" office:value-type="string">
            <text:p>Detectie automata</text:p>
          </table:table-cell>
          <table:table-cell table:style-name="ce262" office:value-type="string">
            <text:p>Automaattinen havaitseminen</text:p>
          </table:table-cell>
          <table:table-cell table:style-name="ce271" office:value-type="string">
            <text:p>Automatisk valg</text:p>
          </table:table-cell>
          <table:table-cell table:style-name="ce280" office:value-type="string">
            <text:p>自动识别</text:p>
          </table:table-cell>
          <table:table-cell table:style-name="ce287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512" office:value-type="string">
            <text:p>Automatinis radimas</text:p>
          </table:table-cell>
          <table:table-cell table:style-name="ce315" office:value-type="string">
            <text:p>Automatisk Igenkänning</text:p>
          </table:table-cell>
          <table:table-cell table:style-name="ce522" office:value-type="string">
            <text:p>Auto genkendelse</text:p>
          </table:table-cell>
          <table:table-cell table:style-name="ce335" office:value-type="string">
            <text:p>Autodetekce</text:p>
          </table:table-cell>
          <table:table-cell table:style-name="ce189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FormatForce43</text:p>
          </table:table-cell>
          <table:table-cell table:style-name="ce377" office:value-type="string">
            <text:p>also on RootLang</text:p>
          </table:table-cell>
          <table:table-cell table:style-name="ce351" office:value-type="string">
            <text:p>Force 4:3</text:p>
          </table:table-cell>
          <table:table-cell table:style-name="ce354" office:value-type="string">
            <text:p>Forcer 4:3</text:p>
          </table:table-cell>
          <table:table-cell table:style-name="ce410" office:value-type="string">
            <text:p>Forceer 4:3</text:p>
          </table:table-cell>
          <table:table-cell table:style-name="ce428" office:value-type="string">
            <text:p>4:3 erzwingen</text:p>
          </table:table-cell>
          <table:table-cell table:style-name="ce432" office:value-type="string">
            <text:p>Forzar 4:3</text:p>
          </table:table-cell>
          <table:table-cell table:style-name="ce439" office:value-type="string">
            <text:p>Forçar 4:3</text:p>
          </table:table-cell>
          <table:table-cell table:style-name="ce245"/>
          <table:table-cell table:style-name="ce251" office:value-type="string">
            <text:p>Applica 4:3</text:p>
          </table:table-cell>
          <table:table-cell table:style-name="ce255" office:value-type="string">
            <text:p>Forteaza format 4:3</text:p>
          </table:table-cell>
          <table:table-cell table:style-name="ce262" office:value-type="string">
            <text:p>Pakota 4:3</text:p>
          </table:table-cell>
          <table:table-cell table:style-name="ce271" office:value-type="string">
            <text:p>Bruk 4:3</text:p>
          </table:table-cell>
          <table:table-cell table:style-name="ce280" office:value-type="string">
            <text:p>强制 4:3</text:p>
          </table:table-cell>
          <table:table-cell table:style-name="ce287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512" office:value-type="string">
            <text:p>Formatas 4:3</text:p>
          </table:table-cell>
          <table:table-cell table:style-name="ce315" office:value-type="string">
            <text:p>Bildförhållande 4:3</text:p>
          </table:table-cell>
          <table:table-cell table:style-name="ce522" office:value-type="string">
            <text:p>Gennemtving 4:3</text:p>
          </table:table-cell>
          <table:table-cell table:style-name="ce335" office:value-type="string">
            <text:p>Formát 4:3</text:p>
          </table:table-cell>
          <table:table-cell table:style-name="ce189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FormatForce169</text:p>
          </table:table-cell>
          <table:table-cell table:style-name="ce377" office:value-type="string">
            <text:p>also on RootLang</text:p>
          </table:table-cell>
          <table:table-cell table:style-name="ce351" office:value-type="string">
            <text:p>Force 16:9</text:p>
          </table:table-cell>
          <table:table-cell table:style-name="ce354" office:value-type="string">
            <text:p>Forcer 16:9</text:p>
          </table:table-cell>
          <table:table-cell table:style-name="ce410" office:value-type="string">
            <text:p>Forceer 16:9</text:p>
          </table:table-cell>
          <table:table-cell table:style-name="ce428" office:value-type="string">
            <text:p>16:9 erzwingen</text:p>
          </table:table-cell>
          <table:table-cell table:style-name="ce432" office:value-type="string">
            <text:p>Forzar 16:9</text:p>
          </table:table-cell>
          <table:table-cell table:style-name="ce439" office:value-type="string">
            <text:p>Forçar 16:9</text:p>
          </table:table-cell>
          <table:table-cell table:style-name="ce245"/>
          <table:table-cell table:style-name="ce251" office:value-type="string">
            <text:p>Applica 16:9</text:p>
          </table:table-cell>
          <table:table-cell table:style-name="ce255" office:value-type="string">
            <text:p>Forteaza format 16:9</text:p>
          </table:table-cell>
          <table:table-cell table:style-name="ce262" office:value-type="string">
            <text:p>Pakota 16:9</text:p>
          </table:table-cell>
          <table:table-cell table:style-name="ce271" office:value-type="string">
            <text:p>Bruk 16:9</text:p>
          </table:table-cell>
          <table:table-cell table:style-name="ce280" office:value-type="string">
            <text:p>强制 16:9</text:p>
          </table:table-cell>
          <table:table-cell table:style-name="ce287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512" office:value-type="string">
            <text:p>Formatas 16:9</text:p>
          </table:table-cell>
          <table:table-cell table:style-name="ce315" office:value-type="string">
            <text:p>Bildförhållande 16:9</text:p>
          </table:table-cell>
          <table:table-cell table:style-name="ce522" office:value-type="string">
            <text:p>Gennemtving 16:9</text:p>
          </table:table-cell>
          <table:table-cell table:style-name="ce335" office:value-type="string">
            <text:p>Formát 16:9</text:p>
          </table:table-cell>
          <table:table-cell table:style-name="ce189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GotoKeyframe</text:p>
          </table:table-cell>
          <table:table-cell table:style-name="ce377"/>
          <table:table-cell table:style-name="ce157" office:value-type="string">
            <text:p>Go to Key Image</text:p>
          </table:table-cell>
          <table:table-cell table:style-name="ce354" office:value-type="string">
            <text:p>Aller à l'Image Clé</text:p>
          </table:table-cell>
          <table:table-cell table:style-name="ce410" office:value-type="string">
            <text:p>Ga naar Kernbeeld</text:p>
          </table:table-cell>
          <table:table-cell table:style-name="ce419" office:value-type="string">
            <text:p>Gehe zum Schlüsselbild</text:p>
          </table:table-cell>
          <table:table-cell table:style-name="ce432" office:value-type="string">
            <text:p>Ir a la Imagen Clave</text:p>
          </table:table-cell>
          <table:table-cell table:style-name="ce439" office:value-type="string">
            <text:p>Ir para o Quadro de Imagem</text:p>
          </table:table-cell>
          <table:table-cell table:style-name="ce245"/>
          <table:table-cell table:style-name="ce251" office:value-type="string">
            <text:p>Vai al Fotogramma dell'Immagine Chiave</text:p>
          </table:table-cell>
          <table:table-cell table:style-name="ce256" office:value-type="string">
            <text:p>Mergi la cadrul cheie </text:p>
          </table:table-cell>
          <table:table-cell table:style-name="ce263" office:value-type="string">
            <text:p>Mene avainkuvaan</text:p>
          </table:table-cell>
          <table:table-cell table:style-name="ce271" office:value-type="string">
            <text:p>Gå til nøkkelbilde</text:p>
          </table:table-cell>
          <table:table-cell table:style-name="ce280" office:value-type="string">
            <text:p>转到关键图像</text:p>
          </table:table-cell>
          <table:table-cell table:style-name="ce287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512" office:value-type="string">
            <text:p>Eiti į pažymęta paveikslėlį</text:p>
          </table:table-cell>
          <table:table-cell table:style-name="ce315" office:value-type="string">
            <text:p>Gå till nyckelbild</text:p>
          </table:table-cell>
          <table:table-cell table:style-name="ce522" office:value-type="string">
            <text:p>Gå til nøglebillede</text:p>
          </table:table-cell>
          <table:table-cell table:style-name="ce335" office:value-type="string">
            <text:p>Přejít na klíčovou pozici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Grid</text:p>
          </table:table-cell>
          <table:table-cell table:style-name="ce377"/>
          <table:table-cell table:style-name="ce351" office:value-type="string">
            <text:p>Grid</text:p>
          </table:table-cell>
          <table:table-cell table:style-name="ce354" office:value-type="string">
            <text:p>Grille</text:p>
          </table:table-cell>
          <table:table-cell table:style-name="ce410" office:value-type="string">
            <text:p>Raster</text:p>
          </table:table-cell>
          <table:table-cell table:style-name="ce418" office:value-type="string">
            <text:p>Raster</text:p>
          </table:table-cell>
          <table:table-cell table:style-name="ce432" office:value-type="string">
            <text:p>Cuadrícula</text:p>
          </table:table-cell>
          <table:table-cell table:style-name="ce439" office:value-type="string">
            <text:p>Grade</text:p>
          </table:table-cell>
          <table:table-cell table:style-name="ce242" office:value-type="string">
            <text:p>Siatka</text:p>
          </table:table-cell>
          <table:table-cell table:style-name="ce250" office:value-type="string">
            <text:p>Griglia</text:p>
          </table:table-cell>
          <table:table-cell table:style-name="ce255" office:value-type="string">
            <text:p>Grilă</text:p>
          </table:table-cell>
          <table:table-cell table:style-name="ce262" office:value-type="string">
            <text:p>Ruudukko</text:p>
          </table:table-cell>
          <table:table-cell table:style-name="ce271" office:value-type="string">
            <text:p>Rutenett</text:p>
          </table:table-cell>
          <table:table-cell table:style-name="ce280" office:value-type="string">
            <text:p>网格</text:p>
          </table:table-cell>
          <table:table-cell table:style-name="ce287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512" office:value-type="string">
            <text:p>Tinklelis</text:p>
          </table:table-cell>
          <table:table-cell table:style-name="ce315" office:value-type="string">
            <text:p>Rutverk</text:p>
          </table:table-cell>
          <table:table-cell table:style-name="ce522" office:value-type="string">
            <text:p>Gitter</text:p>
          </table:table-cell>
          <table:table-cell table:style-name="ce335" office:value-type="string">
            <text:p>Mřížka</text:p>
          </table:table-cell>
          <table:table-cell table:style-name="ce540" office:value-type="string">
            <text:p>그리드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GridsHide</text:p>
          </table:table-cell>
          <table:table-cell table:style-name="ce377"/>
          <table:table-cell table:style-name="ce351" office:value-type="string">
            <text:p>Hide</text:p>
          </table:table-cell>
          <table:table-cell table:style-name="ce354" office:value-type="string">
            <text:p>Masquer</text:p>
          </table:table-cell>
          <table:table-cell table:style-name="ce410" office:value-type="string">
            <text:p>Verberg</text:p>
          </table:table-cell>
          <table:table-cell table:style-name="ce418" office:value-type="string">
            <text:p>Ausblenden</text:p>
          </table:table-cell>
          <table:table-cell table:style-name="ce432" office:value-type="string">
            <text:p>Ocultar</text:p>
          </table:table-cell>
          <table:table-cell table:style-name="ce439" office:value-type="string">
            <text:p>Esconder</text:p>
          </table:table-cell>
          <table:table-cell table:style-name="ce245"/>
          <table:table-cell table:style-name="ce251" office:value-type="string">
            <text:p>Nascondi</text:p>
          </table:table-cell>
          <table:table-cell table:style-name="ce255" office:value-type="string">
            <text:p>Ascunde</text:p>
          </table:table-cell>
          <table:table-cell table:style-name="ce262" office:value-type="string">
            <text:p>Piilota</text:p>
          </table:table-cell>
          <table:table-cell table:style-name="ce271" office:value-type="string">
            <text:p>Skjul</text:p>
          </table:table-cell>
          <table:table-cell table:style-name="ce280" office:value-type="string">
            <text:p>隐藏</text:p>
          </table:table-cell>
          <table:table-cell table:style-name="ce287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512" office:value-type="string">
            <text:p>Paslėpti</text:p>
          </table:table-cell>
          <table:table-cell table:style-name="ce315" office:value-type="string">
            <text:p>Dölj</text:p>
          </table:table-cell>
          <table:table-cell table:style-name="ce522" office:value-type="string">
            <text:p>Skjul</text:p>
          </table:table-cell>
          <table:table-cell table:style-name="ce335" office:value-type="string">
            <text:p>Skrýt</text:p>
          </table:table-cell>
          <table:table-cell table:style-name="ce540" office:value-type="string">
            <text:p>숨기기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Home</text:p>
          </table:table-cell>
          <table:table-cell table:style-name="ce144" office:value-type="string">
            <text:p>also on RootLang</text:p>
          </table:table-cell>
          <table:table-cell table:style-name="ce153" office:value-type="string">
            <text:p>File Explorer</text:p>
          </table:table-cell>
          <table:table-cell table:style-name="ce167" office:value-type="string">
            <text:p>Explorateur de Fichiers</text:p>
          </table:table-cell>
          <table:table-cell table:style-name="ce415" office:value-type="string">
            <text:p>Bladeren</text:p>
          </table:table-cell>
          <table:table-cell table:style-name="ce418" office:value-type="string">
            <text:p>Datei Explorer</text:p>
          </table:table-cell>
          <table:table-cell table:style-name="ce433" office:value-type="string">
            <text:p>Explorador De Archivos</text:p>
          </table:table-cell>
          <table:table-cell table:style-name="ce439" office:value-type="string">
            <text:p>Gerenciador de Arquivos</text:p>
          </table:table-cell>
          <table:table-cell table:style-name="ce242" office:value-type="string">
            <text:p>Przeglądarka plików</text:p>
          </table:table-cell>
          <table:table-cell table:style-name="ce250" office:value-type="string">
            <text:p>Esplora File </text:p>
          </table:table-cell>
          <table:table-cell table:style-name="ce255" office:value-type="string">
            <text:p>Explorator fişiere</text:p>
          </table:table-cell>
          <table:table-cell table:style-name="ce262" office:value-type="string">
            <text:p>Tiedostopuu</text:p>
          </table:table-cell>
          <table:table-cell table:style-name="ce271" office:value-type="string">
            <text:p>Utforsk fil</text:p>
          </table:table-cell>
          <table:table-cell table:style-name="ce279" office:value-type="string">
            <text:p>文件浏览器</text:p>
          </table:table-cell>
          <table:table-cell table:style-name="ce287" office:value-type="string">
            <text:p>Dosya Gezgini</text:p>
          </table:table-cell>
          <table:table-cell table:style-name="ce295" office:value-type="string">
            <text:p>Εξερευνητής Αρχείων</text:p>
          </table:table-cell>
          <table:table-cell table:style-name="ce514" office:value-type="string">
            <text:p>Dokumentų naršyklė</text:p>
          </table:table-cell>
          <table:table-cell table:style-name="ce315" office:value-type="string">
            <text:p>Fil Utforskare</text:p>
          </table:table-cell>
          <table:table-cell table:style-name="ce322" office:value-type="string">
            <text:p>Filoversigt</text:p>
          </table:table-cell>
          <table:table-cell table:style-name="ce539" office:value-type="string">
            <text:p>File Explorer</text:p>
          </table:table-cell>
          <table:table-cell table:style-name="ce341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41" table:number-columns-repeated="1003"/>
        </table:table-row>
        <table:table-row table:style-name="ro12">
          <table:table-cell table:style-name="ce376" office:value-type="string">
            <text:p>mnuImportImage</text:p>
          </table:table-cell>
          <table:table-cell table:style-name="ce377"/>
          <table:table-cell table:style-name="ce351" office:value-type="string">
            <text:p>Import image…</text:p>
          </table:table-cell>
          <table:table-cell table:style-name="ce354" office:value-type="string">
            <text:p>Importer une image…</text:p>
          </table:table-cell>
          <table:table-cell table:style-name="ce410" office:value-type="string">
            <text:p>Importeer afbeelding…</text:p>
          </table:table-cell>
          <table:table-cell table:style-name="ce420" office:value-type="string">
            <text:p>Bild importieren</text:p>
          </table:table-cell>
          <table:table-cell table:style-name="ce433" office:value-type="string">
            <text:p>Importar una imagen…</text:p>
          </table:table-cell>
          <table:table-cell table:style-name="ce440" office:value-type="string">
            <text:p>Importar imagens...</text:p>
          </table:table-cell>
          <table:table-cell table:style-name="ce242"/>
          <table:table-cell table:style-name="ce351" office:value-type="string">
            <text:p>Importa un'immagine…</text:p>
          </table:table-cell>
          <table:table-cell table:style-name="ce255" office:value-type="string">
            <text:p>Importă imagine...</text:p>
          </table:table-cell>
          <table:table-cell table:style-name="ce262" office:value-type="string">
            <text:p>Tuo kuva...</text:p>
          </table:table-cell>
          <table:table-cell table:style-name="ce271"/>
          <table:table-cell table:style-name="ce280"/>
          <table:table-cell table:style-name="ce288" office:value-type="string">
            <text:p>İmaj import et...</text:p>
          </table:table-cell>
          <table:table-cell table:style-name="ce503" office:value-type="string">
            <text:p>Εισαγωγή εικόνας</text:p>
          </table:table-cell>
          <table:table-cell table:style-name="ce513" office:value-type="string">
            <text:p>Importuoti paveikslėlį...</text:p>
          </table:table-cell>
          <table:table-cell table:style-name="ce315" office:value-type="string">
            <text:p>Importera Bild...</text:p>
          </table:table-cell>
          <table:table-cell table:style-name="ce522" office:value-type="string">
            <text:p>Importer billede…</text:p>
          </table:table-cell>
          <table:table-cell table:style-name="ce335" office:value-type="string">
            <text:p>Importovat obrázek…</text:p>
          </table:table-cell>
          <table:table-cell table:style-name="ce189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76" office:value-type="string">
            <text:p>mnuInvertAngle</text:p>
          </table:table-cell>
          <table:table-cell table:style-name="ce377"/>
          <table:table-cell table:style-name="ce351" office:value-type="string">
            <text:p>Invert angle</text:p>
          </table:table-cell>
          <table:table-cell table:style-name="ce354" office:value-type="string">
            <text:p>Inverser l'angle</text:p>
          </table:table-cell>
          <table:table-cell table:style-name="ce410" office:value-type="string">
            <text:p>Draai hoek om</text:p>
          </table:table-cell>
          <table:table-cell table:style-name="ce420" office:value-type="string">
            <text:p>Winkel invertieren</text:p>
          </table:table-cell>
          <table:table-cell table:style-name="ce433" office:value-type="string">
            <text:p>Ángulo inverso</text:p>
          </table:table-cell>
          <table:table-cell table:style-name="ce440" office:value-type="string">
            <text:p>Inverter ângulo</text:p>
          </table:table-cell>
          <table:table-cell table:style-name="ce242"/>
          <table:table-cell table:style-name="ce351" office:value-type="string">
            <text:p>Inverti l'angolo</text:p>
          </table:table-cell>
          <table:table-cell table:style-name="ce255" office:value-type="string">
            <text:p>Inversează unghiul</text:p>
          </table:table-cell>
          <table:table-cell table:style-name="ce262" office:value-type="string">
            <text:p>Vastakkainen kulma</text:p>
          </table:table-cell>
          <table:table-cell table:style-name="ce271"/>
          <table:table-cell table:style-name="ce280"/>
          <table:table-cell table:style-name="ce288" office:value-type="string">
            <text:p>Açıyı ters çevir</text:p>
          </table:table-cell>
          <table:table-cell table:style-name="ce503" office:value-type="string">
            <text:p>Αντιστροφή γωνίας</text:p>
          </table:table-cell>
          <table:table-cell table:style-name="ce513" office:value-type="string">
            <text:p>Keisti kampą</text:p>
          </table:table-cell>
          <table:table-cell table:style-name="ce315" office:value-type="string">
            <text:p>Invertera vinkel</text:p>
          </table:table-cell>
          <table:table-cell table:style-name="ce522" office:value-type="string">
            <text:p>Inverter vinkel</text:p>
          </table:table-cell>
          <table:table-cell table:style-name="ce335" office:value-type="string">
            <text:p>Doplňkový úhel</text:p>
          </table:table-cell>
          <table:table-cell table:style-name="ce189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83" office:value-type="string">
            <text:p>mnuFlipHorizontally</text:p>
          </table:table-cell>
          <table:table-cell table:style-name="ce392"/>
          <table:table-cell table:style-name="ce402" office:value-type="string">
            <text:p>Flip horizontally</text:p>
          </table:table-cell>
          <table:table-cell table:style-name="ce407" office:value-type="string">
            <text:p>Retourner horizontalement</text:p>
          </table:table-cell>
          <table:table-cell table:style-name="ce413"/>
          <table:table-cell table:style-name="ce426"/>
          <table:table-cell table:style-name="ce437"/>
          <table:table-cell table:style-name="ce449"/>
          <table:table-cell table:style-name="ce246"/>
          <table:table-cell table:style-name="ce402"/>
          <table:table-cell table:style-name="ce255"/>
          <table:table-cell table:style-name="ce264"/>
          <table:table-cell table:style-name="ce274"/>
          <table:table-cell table:style-name="ce497"/>
          <table:table-cell table:style-name="ce501"/>
          <table:table-cell table:style-name="ce509"/>
          <table:table-cell table:style-name="ce518"/>
          <table:table-cell table:style-name="ce315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383" office:value-type="string">
            <text:p>mnuFlipVertically</text:p>
          </table:table-cell>
          <table:table-cell table:style-name="ce392"/>
          <table:table-cell table:style-name="ce402" office:value-type="string">
            <text:p>Flip vertically</text:p>
          </table:table-cell>
          <table:table-cell table:style-name="ce407" office:value-type="string">
            <text:p>Retourner verticalement</text:p>
          </table:table-cell>
          <table:table-cell table:style-name="ce413"/>
          <table:table-cell table:style-name="ce426"/>
          <table:table-cell table:style-name="ce437"/>
          <table:table-cell table:style-name="ce449"/>
          <table:table-cell table:style-name="ce246"/>
          <table:table-cell table:style-name="ce402"/>
          <table:table-cell table:style-name="ce255"/>
          <table:table-cell table:style-name="ce264"/>
          <table:table-cell table:style-name="ce274"/>
          <table:table-cell table:style-name="ce497"/>
          <table:table-cell table:style-name="ce501"/>
          <table:table-cell table:style-name="ce509"/>
          <table:table-cell table:style-name="ce518"/>
          <table:table-cell table:style-name="ce315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20">
          <table:table-cell table:style-name="ce136" office:value-type="string">
            <text:p>mnuLoadAnalysis</text:p>
          </table:table-cell>
          <table:table-cell table:style-name="ce377"/>
          <table:table-cell table:style-name="ce351" office:value-type="string">
            <text:p>Load Key Images Data...</text:p>
          </table:table-cell>
          <table:table-cell table:style-name="ce354" office:value-type="string">
            <text:p>Charger des Données d'Images Clés...</text:p>
          </table:table-cell>
          <table:table-cell table:style-name="ce410" office:value-type="string">
            <text:p>Laad kernbeeldgegevens…</text:p>
          </table:table-cell>
          <table:table-cell table:style-name="ce418" office:value-type="string">
            <text:p>Lade die Informationen der Schlüsselbilder...</text:p>
          </table:table-cell>
          <table:table-cell table:style-name="ce432" office:value-type="string">
            <text:p>Cargando datos claves de las imágenes …</text:p>
          </table:table-cell>
          <table:table-cell table:style-name="ce439" office:value-type="string">
            <text:p>Carregar Dados de Quadros de Imagens...</text:p>
          </table:table-cell>
          <table:table-cell table:style-name="ce242" office:value-type="string">
            <text:p>Wczytaj kluczowe dane obrazu</text:p>
          </table:table-cell>
          <table:table-cell table:style-name="ce250" office:value-type="string">
            <text:p>Carica Immagini Chiave e loro Dati...</text:p>
          </table:table-cell>
          <table:table-cell table:style-name="ce255" office:value-type="string">
            <text:p>Încarc datele cadrelor cheie...</text:p>
          </table:table-cell>
          <table:table-cell table:style-name="ce262" office:value-type="string">
            <text:p>Lataa avainkuvien tiedot...</text:p>
          </table:table-cell>
          <table:table-cell table:style-name="ce271" office:value-type="string">
            <text:p>Last inn nøkkelbilde data...</text:p>
          </table:table-cell>
          <table:table-cell table:style-name="ce280" office:value-type="string">
            <text:p>载入关键图像数据...</text:p>
          </table:table-cell>
          <table:table-cell table:style-name="ce287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512" office:value-type="string">
            <text:p>Įkelti pažymėtų paveikslėlių duomenis...</text:p>
          </table:table-cell>
          <table:table-cell table:style-name="ce315" office:value-type="string">
            <text:p>Ladda data för nyckelbild</text:p>
          </table:table-cell>
          <table:table-cell table:style-name="ce522" office:value-type="string">
            <text:p>Indlæs data til nøglebilleder…</text:p>
          </table:table-cell>
          <table:table-cell table:style-name="ce335" office:value-type="string">
            <text:p>Nahrát data klíčových pozic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19">
          <table:table-cell table:style-name="ce136" office:value-type="string">
            <text:p>mnuMagnification</text:p>
          </table:table-cell>
          <table:table-cell table:style-name="ce377" office:value-type="string">
            <text:p>will expand to "Zoom x1.5", "Zoom x1.75", etc.</text:p>
          </table:table-cell>
          <table:table-cell table:number-columns-repeated="2" table:style-name="ce351" office:value-type="string">
            <text:p>Zoom x{0:0.00}</text:p>
          </table:table-cell>
          <table:table-cell table:style-name="ce416" office:value-type="string">
            <text:p>Zoom x{0:0.00}</text:p>
          </table:table-cell>
          <table:table-cell table:style-name="ce429" office:value-type="string">
            <text:p>Zoom x{0:0.00}</text:p>
          </table:table-cell>
          <table:table-cell table:style-name="ce438" office:value-type="string">
            <text:p>Zoom x{0:0.00}</text:p>
          </table:table-cell>
          <table:table-cell table:style-name="ce451" office:value-type="string">
            <text:p>Zoom x{0:0.00}</text:p>
          </table:table-cell>
          <table:table-cell table:number-columns-repeated="5" table:style-name="ce351" office:value-type="string">
            <text:p>Zoom x{0:0.00}</text:p>
          </table:table-cell>
          <table:table-cell table:style-name="ce280" office:value-type="string">
            <text:p>放大 x{0:0.00}</text:p>
          </table:table-cell>
          <table:table-cell table:style-name="ce287" office:value-type="string">
            <text:p>Yaklaştır x{0:0.00}</text:p>
          </table:table-cell>
          <table:table-cell table:style-name="ce298" office:value-type="string">
            <text:p>Μεγέθυνση x{0:0.00}</text:p>
          </table:table-cell>
          <table:table-cell table:style-name="ce512" office:value-type="string">
            <text:p>Didinimas x{0:0.00}</text:p>
          </table:table-cell>
          <table:table-cell table:style-name="ce315" office:value-type="string">
            <text:p>Zooma x{0:0.00}</text:p>
          </table:table-cell>
          <table:table-cell table:style-name="ce522" office:value-type="string">
            <text:p>Zoom x{0:0.00}</text:p>
          </table:table-cell>
          <table:table-cell table:style-name="ce336" office:value-type="string">
            <text:p>Zoom x{0:0.00}</text:p>
          </table:table-cell>
          <table:table-cell table:style-name="ce546" office:value-type="string">
            <text:p>확대 x{0:0.00}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150</text:p>
          </table:table-cell>
          <table:table-cell table:style-name="ce377"/>
          <table:table-cell table:style-name="ce394" office:value-type="string">
            <text:p>Zoom x1.5</text:p>
          </table:table-cell>
          <table:table-cell table:style-name="ce168" office:value-type="string">
            <text:p>Zoom x1.5</text:p>
          </table:table-cell>
          <table:table-cell table:style-name="ce410" office:value-type="string">
            <text:p>Zoom x1.5</text:p>
          </table:table-cell>
          <table:table-cell table:style-name="ce418" office:value-type="string">
            <text:p>Zoom x1.5</text:p>
          </table:table-cell>
          <table:table-cell table:style-name="ce432" office:value-type="string">
            <text:p>Zoom x1.5</text:p>
          </table:table-cell>
          <table:table-cell table:style-name="ce439" office:value-type="string">
            <text:p>Zoom x1.5</text:p>
          </table:table-cell>
          <table:table-cell table:style-name="ce245"/>
          <table:table-cell table:style-name="ce465" office:value-type="string">
            <text:p>Zoom x1.5</text:p>
          </table:table-cell>
          <table:table-cell table:style-name="ce473" office:value-type="string">
            <text:p>Zoom x1.5</text:p>
          </table:table-cell>
          <table:table-cell table:style-name="ce480" office:value-type="string">
            <text:p>Zoom x1.5</text:p>
          </table:table-cell>
          <table:table-cell table:style-name="ce271" office:value-type="string">
            <text:p>Zoom x1.5</text:p>
          </table:table-cell>
          <table:table-cell table:style-name="ce280" office:value-type="string">
            <text:p>放大 x1.5</text:p>
          </table:table-cell>
          <table:table-cell table:style-name="ce287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512" office:value-type="string">
            <text:p>Didinimas x1.5</text:p>
          </table:table-cell>
          <table:table-cell table:style-name="ce315" office:value-type="string">
            <text:p>Zooma x1.5</text:p>
          </table:table-cell>
          <table:table-cell table:style-name="ce522" office:value-type="string">
            <text:p>Zoom x1,5</text:p>
          </table:table-cell>
          <table:table-cell table:style-name="ce335" office:value-type="string">
            <text:p>Zoom 1.5x</text:p>
          </table:table-cell>
          <table:table-cell table:style-name="ce182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175</text:p>
          </table:table-cell>
          <table:table-cell table:style-name="ce377"/>
          <table:table-cell table:style-name="ce394" office:value-type="string">
            <text:p>Zoom x1.75</text:p>
          </table:table-cell>
          <table:table-cell table:style-name="ce168" office:value-type="string">
            <text:p>Zoom x1.75</text:p>
          </table:table-cell>
          <table:table-cell table:style-name="ce410" office:value-type="string">
            <text:p>Zoom x1.75</text:p>
          </table:table-cell>
          <table:table-cell table:style-name="ce418" office:value-type="string">
            <text:p>Zoom x1.75</text:p>
          </table:table-cell>
          <table:table-cell table:style-name="ce432" office:value-type="string">
            <text:p>Zoom x1.75</text:p>
          </table:table-cell>
          <table:table-cell table:style-name="ce439" office:value-type="string">
            <text:p>Zoom x1.75</text:p>
          </table:table-cell>
          <table:table-cell table:style-name="ce245"/>
          <table:table-cell table:style-name="ce465" office:value-type="string">
            <text:p>Zoom x1.75</text:p>
          </table:table-cell>
          <table:table-cell table:style-name="ce473" office:value-type="string">
            <text:p>Zoom x1.75</text:p>
          </table:table-cell>
          <table:table-cell table:style-name="ce480" office:value-type="string">
            <text:p>Zoom x1.75</text:p>
          </table:table-cell>
          <table:table-cell table:style-name="ce271" office:value-type="string">
            <text:p>Zoom x1.75</text:p>
          </table:table-cell>
          <table:table-cell table:style-name="ce280" office:value-type="string">
            <text:p>放大 x1.75</text:p>
          </table:table-cell>
          <table:table-cell table:style-name="ce287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512" office:value-type="string">
            <text:p>Didinimas x1.75</text:p>
          </table:table-cell>
          <table:table-cell table:style-name="ce315" office:value-type="string">
            <text:p>Zooma x1.75</text:p>
          </table:table-cell>
          <table:table-cell table:style-name="ce522" office:value-type="string">
            <text:p>Zoom x1,75</text:p>
          </table:table-cell>
          <table:table-cell table:style-name="ce335" office:value-type="string">
            <text:p>Zoom 1.75x</text:p>
          </table:table-cell>
          <table:table-cell table:style-name="ce182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200</text:p>
          </table:table-cell>
          <table:table-cell table:style-name="ce377"/>
          <table:table-cell table:style-name="ce394" office:value-type="string">
            <text:p>Zoom x2</text:p>
          </table:table-cell>
          <table:table-cell table:style-name="ce168" office:value-type="string">
            <text:p>Zoom x2</text:p>
          </table:table-cell>
          <table:table-cell table:style-name="ce410" office:value-type="string">
            <text:p>Zoom x2</text:p>
          </table:table-cell>
          <table:table-cell table:style-name="ce418" office:value-type="string">
            <text:p>Zoom x2</text:p>
          </table:table-cell>
          <table:table-cell table:style-name="ce432" office:value-type="string">
            <text:p>Zoom x2</text:p>
          </table:table-cell>
          <table:table-cell table:style-name="ce439" office:value-type="string">
            <text:p>Zoom x2</text:p>
          </table:table-cell>
          <table:table-cell table:style-name="ce245"/>
          <table:table-cell table:style-name="ce465" office:value-type="string">
            <text:p>Zoom x2</text:p>
          </table:table-cell>
          <table:table-cell table:style-name="ce473" office:value-type="string">
            <text:p>Zoom x2</text:p>
          </table:table-cell>
          <table:table-cell table:style-name="ce480" office:value-type="string">
            <text:p>Zoom x2</text:p>
          </table:table-cell>
          <table:table-cell table:style-name="ce271" office:value-type="string">
            <text:p>Zoom x2</text:p>
          </table:table-cell>
          <table:table-cell table:style-name="ce280" office:value-type="string">
            <text:p>放大 x2</text:p>
          </table:table-cell>
          <table:table-cell table:style-name="ce287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512" office:value-type="string">
            <text:p>Didinimas x2</text:p>
          </table:table-cell>
          <table:table-cell table:style-name="ce315" office:value-type="string">
            <text:p>Zooma x2</text:p>
          </table:table-cell>
          <table:table-cell table:style-name="ce522" office:value-type="string">
            <text:p>Zoom x2</text:p>
          </table:table-cell>
          <table:table-cell table:style-name="ce335" office:value-type="string">
            <text:p>Zoom 2x</text:p>
          </table:table-cell>
          <table:table-cell table:style-name="ce182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225</text:p>
          </table:table-cell>
          <table:table-cell table:style-name="ce377"/>
          <table:table-cell table:style-name="ce394" office:value-type="string">
            <text:p>Zoom x2.25</text:p>
          </table:table-cell>
          <table:table-cell table:style-name="ce168" office:value-type="string">
            <text:p>Zoom x2.25</text:p>
          </table:table-cell>
          <table:table-cell table:style-name="ce410" office:value-type="string">
            <text:p>Zoom x2.25</text:p>
          </table:table-cell>
          <table:table-cell table:style-name="ce418" office:value-type="string">
            <text:p>Zoom x2.25</text:p>
          </table:table-cell>
          <table:table-cell table:style-name="ce432" office:value-type="string">
            <text:p>Zoom x2.25</text:p>
          </table:table-cell>
          <table:table-cell table:style-name="ce439" office:value-type="string">
            <text:p>Zoom x2.25</text:p>
          </table:table-cell>
          <table:table-cell table:style-name="ce245"/>
          <table:table-cell table:style-name="ce465" office:value-type="string">
            <text:p>Zoom x2.25</text:p>
          </table:table-cell>
          <table:table-cell table:style-name="ce473" office:value-type="string">
            <text:p>Zoom x2.25</text:p>
          </table:table-cell>
          <table:table-cell table:style-name="ce480" office:value-type="string">
            <text:p>Zoom x2.25</text:p>
          </table:table-cell>
          <table:table-cell table:style-name="ce271" office:value-type="string">
            <text:p>Zoom x2.25</text:p>
          </table:table-cell>
          <table:table-cell table:style-name="ce280" office:value-type="string">
            <text:p>放大 x2.25</text:p>
          </table:table-cell>
          <table:table-cell table:style-name="ce287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512" office:value-type="string">
            <text:p>Didinimas x2.25</text:p>
          </table:table-cell>
          <table:table-cell table:style-name="ce315" office:value-type="string">
            <text:p>Zooma x2.25</text:p>
          </table:table-cell>
          <table:table-cell table:style-name="ce522" office:value-type="string">
            <text:p>Zoom x2,25</text:p>
          </table:table-cell>
          <table:table-cell table:style-name="ce335" office:value-type="string">
            <text:p>Zoom 2.25x</text:p>
          </table:table-cell>
          <table:table-cell table:style-name="ce182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250</text:p>
          </table:table-cell>
          <table:table-cell table:style-name="ce377"/>
          <table:table-cell table:style-name="ce394" office:value-type="string">
            <text:p>Zoom x2.5</text:p>
          </table:table-cell>
          <table:table-cell table:style-name="ce168" office:value-type="string">
            <text:p>Zoom x2.5</text:p>
          </table:table-cell>
          <table:table-cell table:style-name="ce410" office:value-type="string">
            <text:p>Zoom x2.5</text:p>
          </table:table-cell>
          <table:table-cell table:style-name="ce418" office:value-type="string">
            <text:p>Zoom x2.5</text:p>
          </table:table-cell>
          <table:table-cell table:style-name="ce432" office:value-type="string">
            <text:p>Zoom x2.5</text:p>
          </table:table-cell>
          <table:table-cell table:style-name="ce439" office:value-type="string">
            <text:p>Zoom x2.5</text:p>
          </table:table-cell>
          <table:table-cell table:style-name="ce245"/>
          <table:table-cell table:style-name="ce465" office:value-type="string">
            <text:p>Zoom x2.5</text:p>
          </table:table-cell>
          <table:table-cell table:style-name="ce473" office:value-type="string">
            <text:p>Zoom x2.5</text:p>
          </table:table-cell>
          <table:table-cell table:style-name="ce480" office:value-type="string">
            <text:p>Zoom x2.5</text:p>
          </table:table-cell>
          <table:table-cell table:style-name="ce271" office:value-type="string">
            <text:p>Zoom x2.5</text:p>
          </table:table-cell>
          <table:table-cell table:style-name="ce280" office:value-type="string">
            <text:p>放大 x2.5</text:p>
          </table:table-cell>
          <table:table-cell table:style-name="ce287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512" office:value-type="string">
            <text:p>Didinimas x2.5</text:p>
          </table:table-cell>
          <table:table-cell table:style-name="ce315" office:value-type="string">
            <text:p>Zooma x2.5</text:p>
          </table:table-cell>
          <table:table-cell table:style-name="ce522" office:value-type="string">
            <text:p>Zoom x2,5</text:p>
          </table:table-cell>
          <table:table-cell table:style-name="ce335" office:value-type="string">
            <text:p>Zoom 2.5x</text:p>
          </table:table-cell>
          <table:table-cell table:style-name="ce182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MagnifierDirect</text:p>
          </table:table-cell>
          <table:table-cell table:style-name="ce377"/>
          <table:table-cell table:style-name="ce157" office:value-type="string">
            <text:p>Switch to Direct Zoom</text:p>
          </table:table-cell>
          <table:table-cell table:style-name="ce168" office:value-type="string">
            <text:p>Basculer en Zoom Direct</text:p>
          </table:table-cell>
          <table:table-cell table:style-name="ce410" office:value-type="string">
            <text:p>Schakel naar Direct Zoom</text:p>
          </table:table-cell>
          <table:table-cell table:style-name="ce419" office:value-type="string">
            <text:p>Direkt Zoom</text:p>
          </table:table-cell>
          <table:table-cell table:style-name="ce432" office:value-type="string">
            <text:p>Cambiar a Zoom Directo</text:p>
          </table:table-cell>
          <table:table-cell table:style-name="ce439" office:value-type="string">
            <text:p>Mudar para Zoom Direto</text:p>
          </table:table-cell>
          <table:table-cell table:style-name="ce245"/>
          <table:table-cell table:style-name="ce251" office:value-type="string">
            <text:p>Passa a ZOOM diretto</text:p>
          </table:table-cell>
          <table:table-cell table:style-name="ce256" office:value-type="string">
            <text:p>Schimbă în <text:s/>Zoom Direct</text:p>
          </table:table-cell>
          <table:table-cell table:style-name="ce263" office:value-type="string">
            <text:p>Vaihda suoraan Zoomiin</text:p>
          </table:table-cell>
          <table:table-cell table:style-name="ce271" office:value-type="string">
            <text:p>Bytt til direkte zoom</text:p>
          </table:table-cell>
          <table:table-cell table:style-name="ce280" office:value-type="string">
            <text:p>切换到直接放大模式</text:p>
          </table:table-cell>
          <table:table-cell table:style-name="ce287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512" office:value-type="string">
            <text:p>Perjungti tiesioginį didinimą</text:p>
          </table:table-cell>
          <table:table-cell table:style-name="ce315" office:value-type="string">
            <text:p>Byt till direkt zoom</text:p>
          </table:table-cell>
          <table:table-cell table:style-name="ce522" office:value-type="string">
            <text:p>Skift til direkte zoom</text:p>
          </table:table-cell>
          <table:table-cell table:style-name="ce335" office:value-type="string">
            <text:p>Přepnout do zvětšení obrazu</text:p>
          </table:table-cell>
          <table:table-cell table:style-name="ce189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MagnifierQuit</text:p>
          </table:table-cell>
          <table:table-cell table:style-name="ce377"/>
          <table:table-cell table:style-name="ce394" office:value-type="string">
            <text:p>Close Magnifier</text:p>
          </table:table-cell>
          <table:table-cell table:style-name="ce168" office:value-type="string">
            <text:p>Quitter le mode Loupe</text:p>
          </table:table-cell>
          <table:table-cell table:style-name="ce410" office:value-type="string">
            <text:p>Sluit Vergrootglas</text:p>
          </table:table-cell>
          <table:table-cell table:style-name="ce418" office:value-type="string">
            <text:p>Lupe schließen</text:p>
          </table:table-cell>
          <table:table-cell table:style-name="ce432" office:value-type="string">
            <text:p>Salir del modo lupa</text:p>
          </table:table-cell>
          <table:table-cell table:style-name="ce439" office:value-type="string">
            <text:p>Fechar Lupa</text:p>
          </table:table-cell>
          <table:table-cell table:style-name="ce245"/>
          <table:table-cell table:style-name="ce465" office:value-type="string">
            <text:p>Chiudi lente d'ingrandimento</text:p>
          </table:table-cell>
          <table:table-cell table:style-name="ce473" office:value-type="string">
            <text:p>Închide modul Lupă</text:p>
          </table:table-cell>
          <table:table-cell table:style-name="ce480" office:value-type="string">
            <text:p>Sulje suurennuslasi</text:p>
          </table:table-cell>
          <table:table-cell table:style-name="ce271" office:value-type="string">
            <text:p>Lukk forstørrelsesglass</text:p>
          </table:table-cell>
          <table:table-cell table:style-name="ce280" office:value-type="string">
            <text:p>关闭放大镜</text:p>
          </table:table-cell>
          <table:table-cell table:style-name="ce287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512" office:value-type="string">
            <text:p>Uždaryti padidinimo stiklą</text:p>
          </table:table-cell>
          <table:table-cell table:style-name="ce315" office:value-type="string">
            <text:p>Stäng förstoringsglas</text:p>
          </table:table-cell>
          <table:table-cell table:style-name="ce522" office:value-type="string">
            <text:p>Luk lup</text:p>
          </table:table-cell>
          <table:table-cell table:style-name="ce335" office:value-type="string">
            <text:p>Zavřít lupu</text:p>
          </table:table-cell>
          <table:table-cell table:style-name="ce189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Mirror</text:p>
          </table:table-cell>
          <table:table-cell table:style-name="ce377"/>
          <table:table-cell table:style-name="ce351" office:value-type="string">
            <text:p>Mirror</text:p>
          </table:table-cell>
          <table:table-cell table:style-name="ce354" office:value-type="string">
            <text:p>Miroir</text:p>
          </table:table-cell>
          <table:table-cell table:style-name="ce410" office:value-type="string">
            <text:p>Spiegel</text:p>
          </table:table-cell>
          <table:table-cell table:style-name="ce418" office:value-type="string">
            <text:p>Spiegel</text:p>
          </table:table-cell>
          <table:table-cell table:style-name="ce432" office:value-type="string">
            <text:p>Espejo</text:p>
          </table:table-cell>
          <table:table-cell table:style-name="ce439" office:value-type="string">
            <text:p>Espelhar</text:p>
          </table:table-cell>
          <table:table-cell table:style-name="ce242" office:value-type="string">
            <text:p>Lustrzanie</text:p>
          </table:table-cell>
          <table:table-cell table:style-name="ce250" office:value-type="string">
            <text:p>Specchio</text:p>
          </table:table-cell>
          <table:table-cell table:style-name="ce255" office:value-type="string">
            <text:p>Oglindă</text:p>
          </table:table-cell>
          <table:table-cell table:style-name="ce262" office:value-type="string">
            <text:p>Peili</text:p>
          </table:table-cell>
          <table:table-cell table:style-name="ce271" office:value-type="string">
            <text:p>Speil</text:p>
          </table:table-cell>
          <table:table-cell table:style-name="ce280" office:value-type="string">
            <text:p>镜像</text:p>
          </table:table-cell>
          <table:table-cell table:style-name="ce287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512" office:value-type="string">
            <text:p>Veidrodis</text:p>
          </table:table-cell>
          <table:table-cell table:style-name="ce315" office:value-type="string">
            <text:p>Spegelvänd</text:p>
          </table:table-cell>
          <table:table-cell table:style-name="ce522" office:value-type="string">
            <text:p>Spejlvend</text:p>
          </table:table-cell>
          <table:table-cell table:style-name="ce335" office:value-type="string">
            <text:p>Zrcadlit</text:p>
          </table:table-cell>
          <table:table-cell table:style-name="ce540" office:value-type="string">
            <text:p>거울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OneCapture</text:p>
          </table:table-cell>
          <table:table-cell table:style-name="ce377"/>
          <table:table-cell table:style-name="ce351" office:value-type="string">
            <text:p>One Capture Screen</text:p>
          </table:table-cell>
          <table:table-cell table:style-name="ce354" office:value-type="string">
            <text:p>Un Écran de Capture Vidéo</text:p>
          </table:table-cell>
          <table:table-cell table:style-name="ce410" office:value-type="string">
            <text:p>Eén opname-scherm</text:p>
          </table:table-cell>
          <table:table-cell table:style-name="ce418" office:value-type="string">
            <text:p>1x Aufnahmefenster</text:p>
          </table:table-cell>
          <table:table-cell table:style-name="ce432" office:value-type="string">
            <text:p>Una pantalla de Captura de Video</text:p>
          </table:table-cell>
          <table:table-cell table:style-name="ce439" office:value-type="string">
            <text:p>Uma Tela de Captura</text:p>
          </table:table-cell>
          <table:table-cell table:style-name="ce242" office:value-type="string">
            <text:p>Pojedynczy zrzut ekranu</text:p>
          </table:table-cell>
          <table:table-cell table:style-name="ce250" office:value-type="string">
            <text:p>Un schermo di Cattura Video</text:p>
          </table:table-cell>
          <table:table-cell table:style-name="ce255" office:value-type="string">
            <text:p>O fereastră de captură</text:p>
          </table:table-cell>
          <table:table-cell table:style-name="ce262" office:value-type="string">
            <text:p>Yksi kuvausnäyttö</text:p>
          </table:table-cell>
          <table:table-cell table:style-name="ce271" office:value-type="string">
            <text:p>Et opptaksvindu</text:p>
          </table:table-cell>
          <table:table-cell table:style-name="ce280" office:value-type="string">
            <text:p>单摄像头采集模式</text:p>
          </table:table-cell>
          <table:table-cell table:style-name="ce287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512" office:value-type="string">
            <text:p>Vienas irašymo ekranas</text:p>
          </table:table-cell>
          <table:table-cell table:style-name="ce315" office:value-type="string">
            <text:p>Ett inspelningsfönster</text:p>
          </table:table-cell>
          <table:table-cell table:style-name="ce522" office:value-type="string">
            <text:p>En optageskærm</text:p>
          </table:table-cell>
          <table:table-cell table:style-name="ce335" office:value-type="string">
            <text:p>1 snímací obrazovka</text:p>
          </table:table-cell>
          <table:table-cell table:style-name="ce189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OnePlayer</text:p>
          </table:table-cell>
          <table:table-cell table:style-name="ce377"/>
          <table:table-cell table:style-name="ce351" office:value-type="string">
            <text:p>One Playback Screen</text:p>
          </table:table-cell>
          <table:table-cell table:style-name="ce354" office:value-type="string">
            <text:p>Un Écran de Lecture</text:p>
          </table:table-cell>
          <table:table-cell table:style-name="ce410" office:value-type="string">
            <text:p>Eén afspeelscherm</text:p>
          </table:table-cell>
          <table:table-cell table:style-name="ce418" office:value-type="string">
            <text:p>1x Wiedergabefenster</text:p>
          </table:table-cell>
          <table:table-cell table:style-name="ce432" office:value-type="string">
            <text:p>Una pantalla de Lectura</text:p>
          </table:table-cell>
          <table:table-cell table:style-name="ce439" office:value-type="string">
            <text:p>Uma Tela de Reproduzir</text:p>
          </table:table-cell>
          <table:table-cell table:style-name="ce242" office:value-type="string">
            <text:p>Jeden ekran odtwarzania</text:p>
          </table:table-cell>
          <table:table-cell table:style-name="ce250" office:value-type="string">
            <text:p>Un schermo di Riproduzione</text:p>
          </table:table-cell>
          <table:table-cell table:style-name="ce255" office:value-type="string">
            <text:p>O fereastră de Rulare</text:p>
          </table:table-cell>
          <table:table-cell table:style-name="ce262" office:value-type="string">
            <text:p>Yksi video/analyysinäyttö</text:p>
          </table:table-cell>
          <table:table-cell table:style-name="ce271" office:value-type="string">
            <text:p>Et avspillingsvindu</text:p>
          </table:table-cell>
          <table:table-cell table:style-name="ce280" office:value-type="string">
            <text:p>单屏幕显示模式</text:p>
          </table:table-cell>
          <table:table-cell table:style-name="ce287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512" office:value-type="string">
            <text:p>Vienas peržūros ekranas</text:p>
          </table:table-cell>
          <table:table-cell table:style-name="ce315" office:value-type="string">
            <text:p>Ett uppspelningsfönster</text:p>
          </table:table-cell>
          <table:table-cell table:style-name="ce522" office:value-type="string">
            <text:p>En afspilningsskærm</text:p>
          </table:table-cell>
          <table:table-cell table:style-name="ce335" office:value-type="string">
            <text:p>1 obrazovka pro přehrávání</text:p>
          </table:table-cell>
          <table:table-cell table:style-name="ce189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PlayPause</text:p>
          </table:table-cell>
          <table:table-cell table:style-name="ce377"/>
          <table:table-cell table:style-name="ce351" office:value-type="string">
            <text:p>Play | Pause</text:p>
          </table:table-cell>
          <table:table-cell table:style-name="ce354" office:value-type="string">
            <text:p>Lire | Pauser</text:p>
          </table:table-cell>
          <table:table-cell table:style-name="ce410" office:value-type="string">
            <text:p>Afspelen | Pause</text:p>
          </table:table-cell>
          <table:table-cell table:style-name="ce418" office:value-type="string">
            <text:p>Abspielen | Pause</text:p>
          </table:table-cell>
          <table:table-cell table:style-name="ce432" office:value-type="string">
            <text:p>Lectura | Pausa</text:p>
          </table:table-cell>
          <table:table-cell table:style-name="ce439" office:value-type="string">
            <text:p>Reproduzir | Pausar</text:p>
          </table:table-cell>
          <table:table-cell table:style-name="ce242" office:value-type="string">
            <text:p>Odtwarzaj | Pauza</text:p>
          </table:table-cell>
          <table:table-cell table:style-name="ce250" office:value-type="string">
            <text:p>Riproduzione | Pausa</text:p>
          </table:table-cell>
          <table:table-cell table:style-name="ce255" office:value-type="string">
            <text:p>Rulează | Pauză</text:p>
          </table:table-cell>
          <table:table-cell table:style-name="ce262" office:value-type="string">
            <text:p>Käynnistä | Pysäytä</text:p>
          </table:table-cell>
          <table:table-cell table:style-name="ce271" office:value-type="string">
            <text:p>Spill av | Pause</text:p>
          </table:table-cell>
          <table:table-cell table:style-name="ce280" office:value-type="string">
            <text:p>播放|暂停</text:p>
          </table:table-cell>
          <table:table-cell table:style-name="ce287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512" office:value-type="string">
            <text:p>Groti | Pauzė</text:p>
          </table:table-cell>
          <table:table-cell table:style-name="ce315" office:value-type="string">
            <text:p>Starta | Pausa</text:p>
          </table:table-cell>
          <table:table-cell table:style-name="ce522" office:value-type="string">
            <text:p>Afspil | Pause</text:p>
          </table:table-cell>
          <table:table-cell table:style-name="ce335" office:value-type="string">
            <text:p>Přehrát I Pozastavit</text:p>
          </table:table-cell>
          <table:table-cell table:style-name="ce189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mnuRestartTracking</text:p>
          </table:table-cell>
          <table:table-cell table:style-name="ce377"/>
          <table:table-cell table:style-name="ce351" office:value-type="string">
            <text:p>Restart Path Edition</text:p>
          </table:table-cell>
          <table:table-cell table:style-name="ce168" office:value-type="string">
            <text:p>Reprendre l'édition de la Trajectoire</text:p>
          </table:table-cell>
          <table:table-cell table:style-name="ce410" office:value-type="string">
            <text:p>Herstart Trajectpad Editor</text:p>
          </table:table-cell>
          <table:table-cell table:style-name="ce418" office:value-type="string">
            <text:p>Trajektorien-Editor neu starten</text:p>
          </table:table-cell>
          <table:table-cell table:style-name="ce432" office:value-type="string">
            <text:p>Reanudar la edición de la Trayectoria</text:p>
          </table:table-cell>
          <table:table-cell table:style-name="ce439" office:value-type="string">
            <text:p>Reiniciar Edição do Caminho</text:p>
          </table:table-cell>
          <table:table-cell table:style-name="ce245"/>
          <table:table-cell table:style-name="ce465" office:value-type="string">
            <text:p>Riprendi tracciatura Traiettoria</text:p>
          </table:table-cell>
          <table:table-cell table:style-name="ce473" office:value-type="string">
            <text:p>Restartează ediţia traiectoriei</text:p>
          </table:table-cell>
          <table:table-cell table:style-name="ce262" office:value-type="string">
            <text:p>Uudelleenkäynnistä liikeradan editointi</text:p>
          </table:table-cell>
          <table:table-cell table:style-name="ce271" office:value-type="string">
            <text:p>Start bane på nytt Editor</text:p>
          </table:table-cell>
          <table:table-cell table:style-name="ce280" office:value-type="string">
            <text:p>重启路径</text:p>
          </table:table-cell>
          <table:table-cell table:style-name="ce287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512" office:value-type="string">
            <text:p>Atstatyti kelio redagavimą</text:p>
          </table:table-cell>
          <table:table-cell table:style-name="ce314" office:value-type="string">
            <text:p>Återstarta banans editering</text:p>
          </table:table-cell>
          <table:table-cell table:style-name="ce522" office:value-type="string">
            <text:p>Genstart editering af spor</text:p>
          </table:table-cell>
          <table:table-cell table:style-name="ce335" office:value-type="string">
            <text:p>Restart trasování</text:p>
          </table:table-cell>
          <table:table-cell table:style-name="ce189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mnuSave</text:p>
          </table:table-cell>
          <table:table-cell table:style-name="ce377"/>
          <table:table-cell table:style-name="ce351" office:value-type="string">
            <text:p>Save...</text:p>
          </table:table-cell>
          <table:table-cell table:style-name="ce354" office:value-type="string">
            <text:p>Enregistrer...</text:p>
          </table:table-cell>
          <table:table-cell table:style-name="ce410" office:value-type="string">
            <text:p>Bewaar video of kernbeeldgegevens…</text:p>
          </table:table-cell>
          <table:table-cell table:style-name="ce418" office:value-type="string">
            <text:p>Speichere Video oder Schlüsselbilddaten...</text:p>
          </table:table-cell>
          <table:table-cell table:style-name="ce432" office:value-type="string">
            <text:p>Guardar el video o los datos de las imàgenes clave…</text:p>
          </table:table-cell>
          <table:table-cell table:style-name="ce439" office:value-type="string">
            <text:p>Salvar Vídeo ou Dados dos Quadros de Imagens...</text:p>
          </table:table-cell>
          <table:table-cell table:style-name="ce242" office:value-type="string">
            <text:p>Zapisz dane wideo albo kluczowych obrazów</text:p>
          </table:table-cell>
          <table:table-cell table:style-name="ce250" office:value-type="string">
            <text:p>Salva...</text:p>
          </table:table-cell>
          <table:table-cell table:style-name="ce255" office:value-type="string">
            <text:p>Salvează <text:s/>fişierul video sau datele cadrelor cheie...</text:p>
          </table:table-cell>
          <table:table-cell table:style-name="ce262" office:value-type="string">
            <text:p>Tallenna...</text:p>
          </table:table-cell>
          <table:table-cell table:style-name="ce271" office:value-type="string">
            <text:p>Lagre...</text:p>
          </table:table-cell>
          <table:table-cell table:style-name="ce280" office:value-type="string">
            <text:p>保存…</text:p>
          </table:table-cell>
          <table:table-cell table:style-name="ce287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512" office:value-type="string">
            <text:p>Išsaugoti...</text:p>
          </table:table-cell>
          <table:table-cell table:style-name="ce315" office:value-type="string">
            <text:p>Spara...</text:p>
          </table:table-cell>
          <table:table-cell table:style-name="ce522" office:value-type="string">
            <text:p>Gem…</text:p>
          </table:table-cell>
          <table:table-cell table:style-name="ce335" office:value-type="string">
            <text:p>Uložit…</text:p>
          </table:table-cell>
          <table:table-cell table:style-name="ce189" office:value-type="string">
            <text:p><text:span text:style-name="T4">저장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SealMeasure</text:p>
          </table:table-cell>
          <table:table-cell table:style-name="ce377"/>
          <table:table-cell table:style-name="ce351" office:value-type="string">
            <text:p>Calibrate measure...</text:p>
          </table:table-cell>
          <table:table-cell table:style-name="ce354" office:value-type="string">
            <text:p>Étalonner la mesure...</text:p>
          </table:table-cell>
          <table:table-cell table:style-name="ce410" office:value-type="string">
            <text:p>Fixeer de afmeting</text:p>
          </table:table-cell>
          <table:table-cell table:style-name="ce418" office:value-type="string">
            <text:p>Messung kalibrieren</text:p>
          </table:table-cell>
          <table:table-cell table:style-name="ce432" office:value-type="string">
            <text:p>Contrastar la medida</text:p>
          </table:table-cell>
          <table:table-cell table:style-name="ce447" office:value-type="string">
            <text:p>Calibrar a medida...</text:p>
          </table:table-cell>
          <table:table-cell table:style-name="ce245"/>
          <table:table-cell table:style-name="ce251" office:value-type="string">
            <text:p>Misura stabilita...</text:p>
          </table:table-cell>
          <table:table-cell table:style-name="ce255" office:value-type="string">
            <text:p>Calibreaza...</text:p>
          </table:table-cell>
          <table:table-cell table:style-name="ce262" office:value-type="string">
            <text:p>Sulje mitta...</text:p>
          </table:table-cell>
          <table:table-cell table:style-name="ce273" office:value-type="string">
            <text:p>Kalibrere måling</text:p>
          </table:table-cell>
          <table:table-cell table:style-name="ce280" office:value-type="string">
            <text:p>校准测量...</text:p>
          </table:table-cell>
          <table:table-cell table:style-name="ce287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512" office:value-type="string">
            <text:p>Nustatyti dydį...</text:p>
          </table:table-cell>
          <table:table-cell table:style-name="ce315" office:value-type="string">
            <text:p>Kalibrera längd...</text:p>
          </table:table-cell>
          <table:table-cell table:style-name="ce522" office:value-type="string">
            <text:p>Kalibrer måling…</text:p>
          </table:table-cell>
          <table:table-cell table:style-name="ce335" office:value-type="string">
            <text:p>Kalibrovat měření…</text:p>
          </table:table-cell>
          <table:table-cell table:style-name="ce189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SendPic</text:p>
          </table:table-cell>
          <table:table-cell table:style-name="ce377"/>
          <table:table-cell table:style-name="ce351" office:value-type="string">
            <text:p>Send image to the other video</text:p>
          </table:table-cell>
          <table:table-cell table:style-name="ce354" office:value-type="string">
            <text:p>Envoyer l'image vers l'autre vidéo</text:p>
          </table:table-cell>
          <table:table-cell table:style-name="ce411" office:value-type="string">
            <text:p>Zend beeld naar de andere video</text:p>
          </table:table-cell>
          <table:table-cell table:style-name="ce420" office:value-type="string">
            <text:p>Bild ins andere Video senden</text:p>
          </table:table-cell>
          <table:table-cell table:style-name="ce433" office:value-type="string">
            <text:p>Enviar imagen a la otra pantalla</text:p>
          </table:table-cell>
          <table:table-cell table:style-name="ce444" office:value-type="string">
            <text:p>Enviar imagem para outro video</text:p>
          </table:table-cell>
          <table:table-cell table:style-name="ce242"/>
          <table:table-cell table:style-name="ce251" office:value-type="string">
            <text:p>Invia un'immagine all'altro video</text:p>
          </table:table-cell>
          <table:table-cell table:style-name="ce255" office:value-type="string">
            <text:p>Trimite imaginea către alt fişier video</text:p>
          </table:table-cell>
          <table:table-cell table:style-name="ce485" office:value-type="string">
            <text:p>Lähetä kuva toiseen videoon</text:p>
          </table:table-cell>
          <table:table-cell table:style-name="ce273"/>
          <table:table-cell table:style-name="ce280"/>
          <table:table-cell table:style-name="ce288" office:value-type="string">
            <text:p>İmajı diğer videoya gönder</text:p>
          </table:table-cell>
          <table:table-cell table:style-name="ce503" office:value-type="string">
            <text:p>Αποστολή εικόνας στο άλλο βίντεο</text:p>
          </table:table-cell>
          <table:table-cell table:style-name="ce513" office:value-type="string">
            <text:p>Siusti paveikslėlį į kitą vaizdą</text:p>
          </table:table-cell>
          <table:table-cell table:style-name="ce314" office:value-type="string">
            <text:p>Sänd bilden till andra videon</text:p>
          </table:table-cell>
          <table:table-cell table:style-name="ce522" office:value-type="string">
            <text:p>Send billede til den anden video</text:p>
          </table:table-cell>
          <table:table-cell table:style-name="ce335" office:value-type="string">
            <text:p>Poslat obraz do jiného videa</text:p>
          </table:table-cell>
          <table:table-cell table:style-name="ce189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384" office:value-type="string">
            <text:p>mnuSetCaptureSpeed</text:p>
          </table:table-cell>
          <table:table-cell table:style-name="ce384" office:value-type="string">
            <office:annotation draw:style-name="gr9" draw:text-style-name="P1" svg:width="9.869cm" svg:height="1.073cm" svg:x="12.245cm" svg:y="181.691cm" draw:caption-point-x="-0.566cm" draw:caption-point-y="2.017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03" office:value-type="string">
            <text:p>High-speed camera...</text:p>
          </table:table-cell>
          <table:table-cell table:style-name="ce354" office:value-type="string">
            <text:p>Caméra haute-vitesse...</text:p>
          </table:table-cell>
          <table:table-cell table:style-name="ce410" office:value-type="string">
            <text:p>High Speed camera...</text:p>
          </table:table-cell>
          <table:table-cell table:style-name="ce420" office:value-type="string">
            <text:p>Hochgeschwindigkeitskamera</text:p>
          </table:table-cell>
          <table:table-cell table:style-name="ce433" office:value-type="string">
            <text:p>Especificar la velocidad de origen</text:p>
          </table:table-cell>
          <table:table-cell table:style-name="ce440" office:value-type="string">
            <text:p>Câmera de alta velocidade...</text:p>
          </table:table-cell>
          <table:table-cell table:style-name="ce462"/>
          <table:table-cell table:style-name="ce471" office:value-type="string">
            <text:p>Videocamera ad alta velocita'...</text:p>
          </table:table-cell>
          <table:table-cell table:style-name="ce478" office:value-type="string">
            <text:p>Cameră de mare viteză...</text:p>
          </table:table-cell>
          <table:table-cell table:style-name="ce486" office:value-type="string">
            <text:p>Suurnopeuskamera</text:p>
          </table:table-cell>
          <table:table-cell table:style-name="ce491" office:value-type="string">
            <text:p>Sett original fart</text:p>
          </table:table-cell>
          <table:table-cell table:style-name="ce280" office:value-type="string">
            <text:p>设置原始速度...</text:p>
          </table:table-cell>
          <table:table-cell table:style-name="ce288" office:value-type="string">
            <text:p>Yüksek-hızlı kamera...</text:p>
          </table:table-cell>
          <table:table-cell table:style-name="ce503" office:value-type="string">
            <text:p>Κάμερα Υψηλής–Ταχύτητας</text:p>
          </table:table-cell>
          <table:table-cell table:style-name="ce514" office:value-type="string">
            <text:p>Greitaeigė kamera</text:p>
          </table:table-cell>
          <table:table-cell table:style-name="ce315" office:value-type="string">
            <text:p>Höghastighetskamera...</text:p>
          </table:table-cell>
          <table:table-cell table:style-name="ce522" office:value-type="string">
            <text:p>High speed kamera</text:p>
          </table:table-cell>
          <table:table-cell table:style-name="ce335" office:value-type="string">
            <text:p>Vysoce-rychlostní kamera</text:p>
          </table:table-cell>
          <table:table-cell table:style-name="ce182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54" table:number-columns-repeated="1002"/>
          <table:table-cell table:style-name="ce341"/>
        </table:table-row>
        <table:table-row table:style-name="ro19">
          <table:table-cell table:style-name="ce135" office:value-type="string">
            <text:p>mnuSetSelectionEnd</text:p>
          </table:table-cell>
          <table:table-cell table:style-name="ce386"/>
          <table:table-cell table:style-name="ce350" office:value-type="string">
            <text:p>Set the Last Frame of Working Zone to the Current Frame</text:p>
          </table:table-cell>
          <table:table-cell table:style-name="ce353" office:value-type="string">
            <text:p>Positionner la Sortie de la Zone de Travail sur l'Image Courante</text:p>
          </table:table-cell>
          <table:table-cell table:style-name="ce410" office:value-type="string">
            <text:p>Maak laatste frame van het werkgebied nu het huidige frame</text:p>
          </table:table-cell>
          <table:table-cell table:style-name="ce418" office:value-type="string">
            <text:p>Setze das letzte Bild des Arbeitsbereichs auf das aktuelle</text:p>
          </table:table-cell>
          <table:table-cell table:style-name="ce432" office:value-type="string">
            <text:p>Posicionar la salida de la zona de trabajo sobre la imagen actual</text:p>
          </table:table-cell>
          <table:table-cell table:style-name="ce439" office:value-type="string">
            <text:p>Ajustar o Último Quadro da Zona de Trabalho pelo Quadro Atual</text:p>
          </table:table-cell>
          <table:table-cell table:style-name="ce244" office:value-type="string">
            <text:p>Ustaw aktualną klatkę jako ostatnią klatkę obszaru roboczego</text:p>
          </table:table-cell>
          <table:table-cell table:style-name="ce250" office:value-type="string">
            <text:p>Imposta il Fotogramma attuale come FINE (ULTIMO fotogramma) della Zona Lavoro </text:p>
          </table:table-cell>
          <table:table-cell table:style-name="ce255" office:value-type="string">
            <text:p>Setaţi <text:s/>sfârşitul zonei de lucru pe cadrul curent</text:p>
          </table:table-cell>
          <table:table-cell table:style-name="ce262" office:value-type="string">
            <text:p>Aseta työstöjakson viimeinen kuva nykyiseksi kuvaksi</text:p>
          </table:table-cell>
          <table:table-cell table:style-name="ce272" office:value-type="string">
            <text:p>La siste arbeidsbilde I arbeidssonen være det aktuelle bildet</text:p>
          </table:table-cell>
          <table:table-cell table:style-name="ce280" office:value-type="string">
            <text:p>设置工作区的最后一帧为当前帧</text:p>
          </table:table-cell>
          <table:table-cell table:style-name="ce286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style-name="ce512" office:value-type="string">
            <text:p>Nustatyti paskutinį kadrą darbinei zonai</text:p>
          </table:table-cell>
          <table:table-cell table:style-name="ce314" office:value-type="string">
            <text:p>Placera arbetszonens sista bild som nuvarande bild</text:p>
          </table:table-cell>
          <table:table-cell table:style-name="ce524" office:value-type="string">
            <text:p>Sæt sidste billede i arbejdszone til dette billede</text:p>
          </table:table-cell>
          <table:table-cell table:style-name="ce533" office:value-type="string">
            <text:p>Nastavit poslední snímek pracovní oblasti na stávající snímek</text:p>
          </table:table-cell>
          <table:table-cell table:style-name="ce35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mnuSetSelectionStart</text:p>
          </table:table-cell>
          <table:table-cell table:style-name="ce386"/>
          <table:table-cell table:style-name="ce350" office:value-type="string">
            <text:p>Set the First Frame of Working Zone to the Current Frame</text:p>
          </table:table-cell>
          <table:table-cell table:style-name="ce353" office:value-type="string">
            <text:p>Positionner l'Entrée de la Zone de Travail sur l'Image Courante</text:p>
          </table:table-cell>
          <table:table-cell table:style-name="ce410" office:value-type="string">
            <text:p>Maak eerste frame van het werkgebied nu het huidige frame</text:p>
          </table:table-cell>
          <table:table-cell table:style-name="ce418" office:value-type="string">
            <text:p>Setze das erste Bild des Arbeitsbereichs auf das aktuelle</text:p>
          </table:table-cell>
          <table:table-cell table:style-name="ce432" office:value-type="string">
            <text:p>Posicionar la entrada de la zona de trabajo sobre la imagen actual</text:p>
          </table:table-cell>
          <table:table-cell table:style-name="ce439" office:value-type="string">
            <text:p>Ajustar o Primeiro Quadro da Zona de Trabalho pelo Quadro Atual</text:p>
          </table:table-cell>
          <table:table-cell table:style-name="ce244" office:value-type="string">
            <text:p>Ustaw aktualną klatkę jako pierwszą klatkę obszaru roboczego</text:p>
          </table:table-cell>
          <table:table-cell table:style-name="ce250" office:value-type="string">
            <text:p>Imposta il Fotogramma attuale come INIZIO (PRIMO fotogramma) della Zona Lavoro </text:p>
          </table:table-cell>
          <table:table-cell table:style-name="ce255" office:value-type="string">
            <text:p>Setaţi <text:s/>începutul zonei de lucru pe cadrul curent</text:p>
          </table:table-cell>
          <table:table-cell table:style-name="ce262" office:value-type="string">
            <text:p>Aseta työstöjakson ensimmäinen kuva nykyiseksi kuvaksi</text:p>
          </table:table-cell>
          <table:table-cell table:style-name="ce272" office:value-type="string">
            <text:p>La første arbeidsbilde I arbeidssonen være det aktuelle bildet</text:p>
          </table:table-cell>
          <table:table-cell table:style-name="ce280" office:value-type="string">
            <text:p>设置工作区的第一帧为当前帧</text:p>
          </table:table-cell>
          <table:table-cell table:style-name="ce286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style-name="ce512" office:value-type="string">
            <text:p>Nustatyti pirmutinį kadrą darbinei zonai</text:p>
          </table:table-cell>
          <table:table-cell table:style-name="ce314" office:value-type="string">
            <text:p>Placera arbetszonens första bild som nuvarande bild</text:p>
          </table:table-cell>
          <table:table-cell table:style-name="ce524" office:value-type="string">
            <text:p>Sæt første billede i arbejdszone til dette billede</text:p>
          </table:table-cell>
          <table:table-cell table:style-name="ce533" office:value-type="string">
            <text:p>Nastavit první snímek pracovní oblasti na stávající snímek</text:p>
          </table:table-cell>
          <table:table-cell table:style-name="ce35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mnuSharpen</text:p>
          </table:table-cell>
          <table:table-cell table:style-name="ce386"/>
          <table:table-cell table:style-name="ce350" office:value-type="string">
            <text:p>Sharpen...</text:p>
          </table:table-cell>
          <table:table-cell table:style-name="ce353" office:value-type="string">
            <text:p>Renforcement des Contours...</text:p>
          </table:table-cell>
          <table:table-cell table:style-name="ce410" office:value-type="string">
            <text:p>Verscherp…</text:p>
          </table:table-cell>
          <table:table-cell table:style-name="ce418" office:value-type="string">
            <text:p>Scharfzeichnen...</text:p>
          </table:table-cell>
          <table:table-cell table:style-name="ce432" office:value-type="string">
            <text:p>Fortalecimiento de contornos…</text:p>
          </table:table-cell>
          <table:table-cell table:style-name="ce439" office:value-type="string">
            <text:p>Nitidez...</text:p>
          </table:table-cell>
          <table:table-cell table:style-name="ce244" office:value-type="string">
            <text:p>Wyostrz...</text:p>
          </table:table-cell>
          <table:table-cell table:style-name="ce250" office:value-type="string">
            <text:p>Nitidezza...</text:p>
          </table:table-cell>
          <table:table-cell table:style-name="ce255" office:value-type="string">
            <text:p>Accentuare de contururi...</text:p>
          </table:table-cell>
          <table:table-cell table:style-name="ce262" office:value-type="string">
            <text:p>Tarkenna...</text:p>
          </table:table-cell>
          <table:table-cell table:style-name="ce272" office:value-type="string">
            <text:p>Skarp opp</text:p>
          </table:table-cell>
          <table:table-cell table:style-name="ce280" office:value-type="string">
            <text:p>锐化...</text:p>
          </table:table-cell>
          <table:table-cell table:style-name="ce286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style-name="ce512" office:value-type="string">
            <text:p>Ryškumas...</text:p>
          </table:table-cell>
          <table:table-cell table:style-name="ce315" office:value-type="string">
            <text:p>Skärp...</text:p>
          </table:table-cell>
          <table:table-cell table:style-name="ce524" office:value-type="string">
            <text:p>Gør skarp…</text:p>
          </table:table-cell>
          <table:table-cell table:style-name="ce533" office:value-type="string">
            <text:p>Zaostřit…</text:p>
          </table:table-cell>
          <table:table-cell table:style-name="ce359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ShowCoordinates</text:p>
          </table:table-cell>
          <table:table-cell table:style-name="ce377"/>
          <table:table-cell table:style-name="ce351" office:value-type="string">
            <text:p>Display coordinates</text:p>
          </table:table-cell>
          <table:table-cell table:style-name="ce354" office:value-type="string">
            <text:p>Afficher les coordonnées</text:p>
          </table:table-cell>
          <table:table-cell table:style-name="ce410" office:value-type="string">
            <text:p>Toon coördinaten</text:p>
          </table:table-cell>
          <table:table-cell table:style-name="ce420" office:value-type="string">
            <text:p>Koordinaten anzeigen</text:p>
          </table:table-cell>
          <table:table-cell table:style-name="ce433" office:value-type="string">
            <text:p>Mostrar las coordenadas</text:p>
          </table:table-cell>
          <table:table-cell table:style-name="ce440" office:value-type="string">
            <text:p>Mostrar coordenadas</text:p>
          </table:table-cell>
          <table:table-cell table:style-name="ce242"/>
          <table:table-cell table:style-name="ce250" office:value-type="string">
            <text:p>Visualizza le coordinate</text:p>
          </table:table-cell>
          <table:table-cell table:style-name="ce255" office:value-type="string">
            <text:p>Afişează coordonatele</text:p>
          </table:table-cell>
          <table:table-cell table:style-name="ce262" office:value-type="string">
            <text:p>Näytä koordinaatit</text:p>
          </table:table-cell>
          <table:table-cell table:style-name="ce271"/>
          <table:table-cell table:style-name="ce280"/>
          <table:table-cell table:style-name="ce288" office:value-type="string">
            <text:p>Koordinatları göster</text:p>
          </table:table-cell>
          <table:table-cell table:style-name="ce503" office:value-type="string">
            <text:p>Απεικόνηση συντεταγμένων</text:p>
          </table:table-cell>
          <table:table-cell table:style-name="ce514" office:value-type="string">
            <text:p>Rodyti koordinates</text:p>
          </table:table-cell>
          <table:table-cell table:style-name="ce315" office:value-type="string">
            <text:p>Visa Koordinater</text:p>
          </table:table-cell>
          <table:table-cell table:style-name="ce522" office:value-type="string">
            <text:p>Vis koordinater</text:p>
          </table:table-cell>
          <table:table-cell table:style-name="ce335" office:value-type="string">
            <text:p>Zobrazit souřadnice</text:p>
          </table:table-cell>
          <table:table-cell table:style-name="ce189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mnuShowMeasure</text:p>
          </table:table-cell>
          <table:table-cell table:style-name="ce377"/>
          <table:table-cell table:style-name="ce351" office:value-type="string">
            <text:p>Display Measure</text:p>
          </table:table-cell>
          <table:table-cell table:style-name="ce354" office:value-type="string">
            <text:p>Afficher la mesure</text:p>
          </table:table-cell>
          <table:table-cell table:style-name="ce410" office:value-type="string">
            <text:p>Toon afmeting</text:p>
          </table:table-cell>
          <table:table-cell table:style-name="ce418" office:value-type="string">
            <text:p>Messwert anzeigen</text:p>
          </table:table-cell>
          <table:table-cell table:style-name="ce432" office:value-type="string">
            <text:p>Mostar la medida</text:p>
          </table:table-cell>
          <table:table-cell table:style-name="ce439" office:value-type="string">
            <text:p>Mostrar Medida</text:p>
          </table:table-cell>
          <table:table-cell table:style-name="ce245"/>
          <table:table-cell table:style-name="ce250" office:value-type="string">
            <text:p>Visualizza la misura</text:p>
          </table:table-cell>
          <table:table-cell table:style-name="ce255" office:value-type="string">
            <text:p>Afiseaza indicator</text:p>
          </table:table-cell>
          <table:table-cell table:style-name="ce262" office:value-type="string">
            <text:p>Näytä mitta</text:p>
          </table:table-cell>
          <table:table-cell table:style-name="ce271" office:value-type="string">
            <text:p>Vis måling</text:p>
          </table:table-cell>
          <table:table-cell table:style-name="ce280" office:value-type="string">
            <text:p>显示测量</text:p>
          </table:table-cell>
          <table:table-cell table:style-name="ce287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512" office:value-type="string">
            <text:p>Rodyti dydį</text:p>
          </table:table-cell>
          <table:table-cell table:style-name="ce315" office:value-type="string">
            <text:p>Visa längd</text:p>
          </table:table-cell>
          <table:table-cell table:style-name="ce522" office:value-type="string">
            <text:p>Vis måling</text:p>
          </table:table-cell>
          <table:table-cell table:style-name="ce335" office:value-type="string">
            <text:p>Zobrazit měření</text:p>
          </table:table-cell>
          <table:table-cell table:style-name="ce189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Stabilize</text:p>
          </table:table-cell>
          <table:table-cell table:style-name="ce386" office:value-type="string">
            <text:p>not implemented</text:p>
          </table:table-cell>
          <table:table-cell table:style-name="ce350" office:value-type="string">
            <text:p>Stabilize</text:p>
          </table:table-cell>
          <table:table-cell table:style-name="ce353" office:value-type="string">
            <text:p>Stabiliser</text:p>
          </table:table-cell>
          <table:table-cell table:style-name="ce410" office:value-type="string">
            <text:p>Stabiliseer…</text:p>
          </table:table-cell>
          <table:table-cell table:style-name="ce418" office:value-type="string">
            <text:p>Stabilisieren</text:p>
          </table:table-cell>
          <table:table-cell table:style-name="ce432" office:value-type="string">
            <text:p>Stabilizar</text:p>
          </table:table-cell>
          <table:table-cell table:style-name="ce439" office:value-type="string">
            <text:p>Estabilizar</text:p>
          </table:table-cell>
          <table:table-cell table:style-name="ce244" office:value-type="string">
            <text:p>Stabilizuj</text:p>
          </table:table-cell>
          <table:table-cell table:style-name="ce250" office:value-type="string">
            <text:p>Stabilizza</text:p>
          </table:table-cell>
          <table:table-cell table:style-name="ce255" office:value-type="string">
            <text:p>Stabilizator</text:p>
          </table:table-cell>
          <table:table-cell table:style-name="ce262" office:value-type="string">
            <text:p>Stabiloi</text:p>
          </table:table-cell>
          <table:table-cell table:style-name="ce272" office:value-type="string">
            <text:p>Stabiliser</text:p>
          </table:table-cell>
          <table:table-cell table:style-name="ce280" office:value-type="string">
            <text:p>固定</text:p>
          </table:table-cell>
          <table:table-cell table:style-name="ce286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style-name="ce512" office:value-type="string">
            <text:p>Stabilizuoti</text:p>
          </table:table-cell>
          <table:table-cell table:style-name="ce315" office:value-type="string">
            <text:p>Stabilisera</text:p>
          </table:table-cell>
          <table:table-cell table:style-name="ce524" office:value-type="string">
            <text:p>Stabiliser</text:p>
          </table:table-cell>
          <table:table-cell table:style-name="ce533" office:value-type="string">
            <text:p>Stabilizovat</text:p>
          </table:table-cell>
          <table:table-cell table:style-name="ce541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StopTracking</text:p>
          </table:table-cell>
          <table:table-cell table:style-name="ce377"/>
          <table:table-cell table:style-name="ce351" office:value-type="string">
            <text:p>End Path Edition </text:p>
          </table:table-cell>
          <table:table-cell table:style-name="ce168" office:value-type="string">
            <text:p>Terminer l'édition de la Trajectoire</text:p>
          </table:table-cell>
          <table:table-cell table:style-name="ce410" office:value-type="string">
            <text:p>Beëindig Trajectory bewerking</text:p>
          </table:table-cell>
          <table:table-cell table:style-name="ce419" office:value-type="string">
            <text:p>Beende Trajektorienbearbeitung</text:p>
          </table:table-cell>
          <table:table-cell table:style-name="ce432" office:value-type="string">
            <text:p>Terminar la ediciòn de la Trayectoria</text:p>
          </table:table-cell>
          <table:table-cell table:style-name="ce439" office:value-type="string">
            <text:p>Fim da Edição do Caminho</text:p>
          </table:table-cell>
          <table:table-cell table:style-name="ce245"/>
          <table:table-cell table:style-name="ce465" office:value-type="string">
            <text:p>Fine tracciatura Traiettoria</text:p>
          </table:table-cell>
          <table:table-cell table:style-name="ce473" office:value-type="string">
            <text:p>Termină ediţia traiectoriei</text:p>
          </table:table-cell>
          <table:table-cell table:style-name="ce262" office:value-type="string">
            <text:p>Lopeta liikeradan editointi</text:p>
          </table:table-cell>
          <table:table-cell table:style-name="ce271" office:value-type="string">
            <text:p>End bane Editor</text:p>
          </table:table-cell>
          <table:table-cell table:style-name="ce280" office:value-type="string">
            <text:p>结束路径 </text:p>
          </table:table-cell>
          <table:table-cell table:style-name="ce287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512" office:value-type="string">
            <text:p>Baigti redaguoti kelią</text:p>
          </table:table-cell>
          <table:table-cell table:style-name="ce314" office:value-type="string">
            <text:p>Avsluta banans editering</text:p>
          </table:table-cell>
          <table:table-cell table:style-name="ce522" office:value-type="string">
            <text:p>Afslut editering af spor</text:p>
          </table:table-cell>
          <table:table-cell table:style-name="ce335" office:value-type="string">
            <text:p>Konec trasování</text:p>
          </table:table-cell>
          <table:table-cell table:style-name="ce189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mnuSVGTools</text:p>
          </table:table-cell>
          <table:table-cell table:style-name="ce377"/>
          <table:table-cell table:style-name="ce351" office:value-type="string">
            <text:p>Observational reference</text:p>
          </table:table-cell>
          <table:table-cell table:style-name="ce168" office:value-type="string">
            <text:p>Référence d'observation</text:p>
          </table:table-cell>
          <table:table-cell table:style-name="ce410" office:value-type="string">
            <text:p>Observatie Referentie</text:p>
          </table:table-cell>
          <table:table-cell table:style-name="ce430" office:value-type="string">
            <text:p>Referenzobjekt</text:p>
          </table:table-cell>
          <table:table-cell table:style-name="ce434" office:value-type="string">
            <text:p>Referencia de observación</text:p>
          </table:table-cell>
          <table:table-cell table:style-name="ce442" office:value-type="string">
            <text:p>Referência observação </text:p>
          </table:table-cell>
          <table:table-cell table:style-name="ce245"/>
          <table:table-cell table:style-name="ce465" office:value-type="string">
            <text:p>Riferimenti visivi</text:p>
          </table:table-cell>
          <table:table-cell table:style-name="ce473" office:value-type="string">
            <text:p>Referinţă pentru observaţie</text:p>
          </table:table-cell>
          <table:table-cell table:style-name="ce265" office:value-type="string">
            <text:p>Havaintoreferenssi</text:p>
          </table:table-cell>
          <table:table-cell table:style-name="ce275"/>
          <table:table-cell table:style-name="ce494"/>
          <table:table-cell table:style-name="ce292" office:value-type="string">
            <text:p>Gözlemsel referans</text:p>
          </table:table-cell>
          <table:table-cell table:style-name="ce504" office:value-type="string">
            <text:p>Εικόνες για χρήση ως σημείων αναφοράς</text:p>
          </table:table-cell>
          <table:table-cell table:style-name="ce512" office:value-type="string">
            <text:p>Stebėjimo nuoroda</text:p>
          </table:table-cell>
          <table:table-cell table:style-name="ce315" office:value-type="string">
            <text:p>Observationsreferens</text:p>
          </table:table-cell>
          <table:table-cell table:style-name="ce522" office:value-type="string">
            <text:p>Observationsreference</text:p>
          </table:table-cell>
          <table:table-cell table:style-name="ce335" office:value-type="string">
            <text:p>Srovnávací reference</text:p>
          </table:table-cell>
          <table:table-cell table:style-name="ce189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mnuSwapScreens</text:p>
          </table:table-cell>
          <table:table-cell table:style-name="ce386"/>
          <table:table-cell table:style-name="ce350" office:value-type="string">
            <text:p>Invert Videos Positions</text:p>
          </table:table-cell>
          <table:table-cell table:style-name="ce353" office:value-type="string">
            <text:p>Inverser les Emplacements des Vidéos</text:p>
          </table:table-cell>
          <table:table-cell table:style-name="ce410" office:value-type="string">
            <text:p>Draai Video posities om</text:p>
          </table:table-cell>
          <table:table-cell table:style-name="ce418" office:value-type="string">
            <text:p>Invertiere Video Positionen</text:p>
          </table:table-cell>
          <table:table-cell table:style-name="ce432" office:value-type="string">
            <text:p>Invertir los vídeos</text:p>
          </table:table-cell>
          <table:table-cell table:style-name="ce439" office:value-type="string">
            <text:p>Inverter a Posição dos Vídeos</text:p>
          </table:table-cell>
          <table:table-cell table:style-name="ce244" office:value-type="string">
            <text:p>Odwróć pozycję wideo</text:p>
          </table:table-cell>
          <table:table-cell table:style-name="ce250" office:value-type="string">
            <text:p>Inverti le posizioni dei Video</text:p>
          </table:table-cell>
          <table:table-cell table:style-name="ce255" office:value-type="string">
            <text:p>Inversează poziţia fişierelor video</text:p>
          </table:table-cell>
          <table:table-cell table:style-name="ce262" office:value-type="string">
            <text:p>Vaihda videoiden järjestys</text:p>
          </table:table-cell>
          <table:table-cell table:style-name="ce273" office:value-type="string">
            <text:p>Inverter videoposisjoner</text:p>
          </table:table-cell>
          <table:table-cell table:style-name="ce280" office:value-type="string">
            <text:p>反转视频位置</text:p>
          </table:table-cell>
          <table:table-cell table:style-name="ce286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style-name="ce512" office:value-type="string">
            <text:p>Invertuoti vaizdo pozicija</text:p>
          </table:table-cell>
          <table:table-cell table:style-name="ce315" office:value-type="string">
            <text:p>Byt videonas platser</text:p>
          </table:table-cell>
          <table:table-cell table:style-name="ce524" office:value-type="string">
            <text:p>Inverter Vidoers Positioner</text:p>
          </table:table-cell>
          <table:table-cell table:style-name="ce533" office:value-type="string">
            <text:p>Otočit pozice videí</text:p>
          </table:table-cell>
          <table:table-cell table:style-name="ce359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mnuThumbnailDelete</text:p>
          </table:table-cell>
          <table:table-cell table:style-name="ce377"/>
          <table:table-cell table:style-name="ce351" office:value-type="string">
            <text:p>Delete file</text:p>
          </table:table-cell>
          <table:table-cell table:style-name="ce354" office:value-type="string">
            <text:p>Supprimer le fichier</text:p>
          </table:table-cell>
          <table:table-cell table:style-name="ce410" office:value-type="string">
            <text:p>Verwijder bestand</text:p>
          </table:table-cell>
          <table:table-cell table:style-name="ce418" office:value-type="string">
            <text:p>Datei löschen</text:p>
          </table:table-cell>
          <table:table-cell table:style-name="ce432" office:value-type="string">
            <text:p>Borrar el fichero</text:p>
          </table:table-cell>
          <table:table-cell table:style-name="ce439" office:value-type="string">
            <text:p>Apagar arquivo</text:p>
          </table:table-cell>
          <table:table-cell table:style-name="ce245"/>
          <table:table-cell table:style-name="ce250" office:value-type="string">
            <text:p>Cancella il file</text:p>
          </table:table-cell>
          <table:table-cell table:style-name="ce255" office:value-type="string">
            <text:p>Sterge fisier</text:p>
          </table:table-cell>
          <table:table-cell table:style-name="ce262" office:value-type="string">
            <text:p>Poista tiedosto</text:p>
          </table:table-cell>
          <table:table-cell table:style-name="ce271" office:value-type="string">
            <text:p>Slett fil</text:p>
          </table:table-cell>
          <table:table-cell table:style-name="ce280" office:value-type="string">
            <text:p>删除文件</text:p>
          </table:table-cell>
          <table:table-cell table:style-name="ce287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512" office:value-type="string">
            <text:p>Trinti dokumentą</text:p>
          </table:table-cell>
          <table:table-cell table:style-name="ce315" office:value-type="string">
            <text:p>Radera fil</text:p>
          </table:table-cell>
          <table:table-cell table:style-name="ce522" office:value-type="string">
            <text:p>Slet fil</text:p>
          </table:table-cell>
          <table:table-cell table:style-name="ce335" office:value-type="string">
            <text:p>Vymazat soubor</text:p>
          </table:table-cell>
          <table:table-cell table:style-name="ce189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ThumbnailRename</text:p>
          </table:table-cell>
          <table:table-cell table:style-name="ce377"/>
          <table:table-cell table:style-name="ce351" office:value-type="string">
            <text:p>Rename file</text:p>
          </table:table-cell>
          <table:table-cell table:style-name="ce354" office:value-type="string">
            <text:p>Renommer le fichier</text:p>
          </table:table-cell>
          <table:table-cell table:style-name="ce410" office:value-type="string">
            <text:p>Hernoem bestand</text:p>
          </table:table-cell>
          <table:table-cell table:style-name="ce418" office:value-type="string">
            <text:p>Datei umbenennen</text:p>
          </table:table-cell>
          <table:table-cell table:style-name="ce432" office:value-type="string">
            <text:p>Renombrar el fichero</text:p>
          </table:table-cell>
          <table:table-cell table:style-name="ce439" office:value-type="string">
            <text:p>Renomear arquivo</text:p>
          </table:table-cell>
          <table:table-cell table:style-name="ce245"/>
          <table:table-cell table:style-name="ce250" office:value-type="string">
            <text:p>Rinomina il file</text:p>
          </table:table-cell>
          <table:table-cell table:style-name="ce255" office:value-type="string">
            <text:p>Redenumeste fisier</text:p>
          </table:table-cell>
          <table:table-cell table:style-name="ce262" office:value-type="string">
            <text:p>Uudelleennimeä tiedosto</text:p>
          </table:table-cell>
          <table:table-cell table:style-name="ce271" office:value-type="string">
            <text:p>Endre filnavn</text:p>
          </table:table-cell>
          <table:table-cell table:style-name="ce280" office:value-type="string">
            <text:p>更名文件</text:p>
          </table:table-cell>
          <table:table-cell table:style-name="ce287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512" office:value-type="string">
            <text:p>Pervardinti dokumentą</text:p>
          </table:table-cell>
          <table:table-cell table:style-name="ce315" office:value-type="string">
            <text:p>Byt filnamn</text:p>
          </table:table-cell>
          <table:table-cell table:style-name="ce522" office:value-type="string">
            <text:p>Omdøb fil</text:p>
          </table:table-cell>
          <table:table-cell table:style-name="ce335" office:value-type="string">
            <text:p>Přejmenovat soubor</text:p>
          </table:table-cell>
          <table:table-cell table:style-name="ce189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mnuThumbnailPlay</text:p>
          </table:table-cell>
          <table:table-cell table:style-name="ce377"/>
          <table:table-cell table:style-name="ce351" office:value-type="string">
            <text:p>Play video</text:p>
          </table:table-cell>
          <table:table-cell table:style-name="ce354" office:value-type="string">
            <text:p>Lancer la vidéo</text:p>
          </table:table-cell>
          <table:table-cell table:style-name="ce410" office:value-type="string">
            <text:p>Speel video af</text:p>
          </table:table-cell>
          <table:table-cell table:style-name="ce418" office:value-type="string">
            <text:p>Video abspielen</text:p>
          </table:table-cell>
          <table:table-cell table:style-name="ce432" office:value-type="string">
            <text:p>Reproducir el vídeo</text:p>
          </table:table-cell>
          <table:table-cell table:style-name="ce439" office:value-type="string">
            <text:p>Reproduzir vídeo</text:p>
          </table:table-cell>
          <table:table-cell table:style-name="ce245"/>
          <table:table-cell table:style-name="ce250" office:value-type="string">
            <text:p>Riproduci il video</text:p>
          </table:table-cell>
          <table:table-cell table:style-name="ce255" office:value-type="string">
            <text:p>Lanseaza fisierul video</text:p>
          </table:table-cell>
          <table:table-cell table:style-name="ce262" office:value-type="string">
            <text:p>Näytä video</text:p>
          </table:table-cell>
          <table:table-cell table:style-name="ce271" office:value-type="string">
            <text:p>Spill av video</text:p>
          </table:table-cell>
          <table:table-cell table:style-name="ce280" office:value-type="string">
            <text:p>播放视频</text:p>
          </table:table-cell>
          <table:table-cell table:style-name="ce287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512" office:value-type="string">
            <text:p>Groti video</text:p>
          </table:table-cell>
          <table:table-cell table:style-name="ce315" office:value-type="string">
            <text:p>Starta video</text:p>
          </table:table-cell>
          <table:table-cell table:style-name="ce522" office:value-type="string">
            <text:p>Afspil video</text:p>
          </table:table-cell>
          <table:table-cell table:style-name="ce335" office:value-type="string">
            <text:p>Přehrát video</text:p>
          </table:table-cell>
          <table:table-cell table:style-name="ce189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5" office:value-type="string">
            <text:p>mnuToggleCommonCtrls</text:p>
          </table:table-cell>
          <table:table-cell table:style-name="ce386"/>
          <table:table-cell table:style-name="ce350" office:value-type="string">
            <text:p>Show/Hide Common Controls</text:p>
          </table:table-cell>
          <table:table-cell table:style-name="ce353" office:value-type="string">
            <text:p>Montrer/Cacher les Contrôles Communs</text:p>
          </table:table-cell>
          <table:table-cell table:style-name="ce410" office:value-type="string">
            <text:p>Toon/Verberg standaard bediening</text:p>
          </table:table-cell>
          <table:table-cell table:style-name="ce418" office:value-type="string">
            <text:p>Zeige/Verstecke Standardauswahlwerkzeuge</text:p>
          </table:table-cell>
          <table:table-cell table:style-name="ce432" office:value-type="string">
            <text:p>Mostrar / Ocultar controles comunes</text:p>
          </table:table-cell>
          <table:table-cell table:style-name="ce439" office:value-type="string">
            <text:p>Mostrar/Esconder Controles em Comum</text:p>
          </table:table-cell>
          <table:table-cell table:style-name="ce244" office:value-type="string">
            <text:p>Pokaż/Ukryj wspólne sterowanie</text:p>
          </table:table-cell>
          <table:table-cell table:style-name="ce250" office:value-type="string">
            <text:p>Mostra/nascondi i Controlli Comuni</text:p>
          </table:table-cell>
          <table:table-cell table:style-name="ce255" office:value-type="string">
            <text:p>Arată/Ascunde controalele comune</text:p>
          </table:table-cell>
          <table:table-cell table:style-name="ce262" office:value-type="string">
            <text:p>Näytä/Piilota yleiset toiminnot</text:p>
          </table:table-cell>
          <table:table-cell table:style-name="ce272" office:value-type="string">
            <text:p>Vis/Skjul Standardverktøy</text:p>
          </table:table-cell>
          <table:table-cell table:style-name="ce280" office:value-type="string">
            <text:p>显示/隐藏 常见控制</text:p>
          </table:table-cell>
          <table:table-cell table:style-name="ce286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style-name="ce512" office:value-type="string">
            <text:p>Rodyti / slepti įrankių juostą</text:p>
          </table:table-cell>
          <table:table-cell table:style-name="ce315" office:value-type="string">
            <text:p>Visa/Dölj gemensamma kontroller</text:p>
          </table:table-cell>
          <table:table-cell table:style-name="ce524" office:value-type="string">
            <text:p>Vis/skjul almindlig styring</text:p>
          </table:table-cell>
          <table:table-cell table:style-name="ce533" office:value-type="string">
            <text:p>Zobrazit/Skrýt ovládací prvky</text:p>
          </table:table-cell>
          <table:table-cell table:style-name="ce359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mnuTrackTrajectory</text:p>
          </table:table-cell>
          <table:table-cell table:style-name="ce377"/>
          <table:table-cell table:style-name="ce351" office:value-type="string">
            <text:p>Track Path</text:p>
          </table:table-cell>
          <table:table-cell table:style-name="ce168" office:value-type="string">
            <text:p>Suivre la Trajectoire</text:p>
          </table:table-cell>
          <table:table-cell table:style-name="ce410" office:value-type="string">
            <text:p>Baan Trajectpad</text:p>
          </table:table-cell>
          <table:table-cell table:style-name="ce418" office:value-type="string">
            <text:p>Verfolge Trajektorien</text:p>
          </table:table-cell>
          <table:table-cell table:style-name="ce432" office:value-type="string">
            <text:p>Seguir la Trayectoria</text:p>
          </table:table-cell>
          <table:table-cell table:style-name="ce439" office:value-type="string">
            <text:p>Desenhar Caminho</text:p>
          </table:table-cell>
          <table:table-cell table:style-name="ce245"/>
          <table:table-cell table:style-name="ce465" office:value-type="string">
            <text:p>Traccia la Traiettoria</text:p>
          </table:table-cell>
          <table:table-cell table:style-name="ce473" office:value-type="string">
            <text:p>Urmăreşte traiectoria</text:p>
          </table:table-cell>
          <table:table-cell table:style-name="ce262" office:value-type="string">
            <text:p>Seuraa liikerataa</text:p>
          </table:table-cell>
          <table:table-cell table:style-name="ce273" office:value-type="string">
            <text:p>Følg <text:s/>banen</text:p>
          </table:table-cell>
          <table:table-cell table:style-name="ce280" office:value-type="string">
            <text:p>跟踪路径</text:p>
          </table:table-cell>
          <table:table-cell table:style-name="ce287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512" office:value-type="string">
            <text:p>Sekimo kelias</text:p>
          </table:table-cell>
          <table:table-cell table:style-name="ce315" office:value-type="string">
            <text:p>Spåra banan</text:p>
          </table:table-cell>
          <table:table-cell table:style-name="ce522" office:value-type="string">
            <text:p>Følg spor</text:p>
          </table:table-cell>
          <table:table-cell table:style-name="ce335" office:value-type="string">
            <text:p>Trasování</text:p>
          </table:table-cell>
          <table:table-cell table:style-name="ce189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83" office:value-type="string">
            <text:p>mnuCoordinateSystem</text:p>
          </table:table-cell>
          <table:table-cell table:style-name="ce392"/>
          <table:table-cell table:style-name="ce402" office:value-type="string">
            <text:p>Coordinate System</text:p>
          </table:table-cell>
          <table:table-cell table:style-name="ce408" office:value-type="string">
            <text:p>Repère de coordonnées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472"/>
          <table:table-cell table:style-name="ce479"/>
          <table:table-cell table:style-name="ce264"/>
          <table:table-cell table:style-name="ce492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383" office:value-type="string">
            <text:p>mnuCoordinateSystemShowAxis</text:p>
          </table:table-cell>
          <table:table-cell table:style-name="ce392"/>
          <table:table-cell table:style-name="ce402" office:value-type="string">
            <text:p>Axes</text:p>
          </table:table-cell>
          <table:table-cell table:style-name="ce408" office:value-type="string">
            <text:p>Axes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472"/>
          <table:table-cell table:style-name="ce479"/>
          <table:table-cell table:style-name="ce264"/>
          <table:table-cell table:style-name="ce492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383" office:value-type="string">
            <text:p>mnuCoordinateSystemShowGrid</text:p>
          </table:table-cell>
          <table:table-cell table:style-name="ce392"/>
          <table:table-cell table:style-name="ce402" office:value-type="string">
            <text:p>Grid</text:p>
          </table:table-cell>
          <table:table-cell table:style-name="ce408" office:value-type="string">
            <text:p>Grille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472"/>
          <table:table-cell table:style-name="ce479"/>
          <table:table-cell table:style-name="ce264"/>
          <table:table-cell table:style-name="ce492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383" office:value-type="string">
            <text:p>mnuCoordinateSystemShowTickMarks</text:p>
          </table:table-cell>
          <table:table-cell table:style-name="ce392"/>
          <table:table-cell table:style-name="ce402" office:value-type="string">
            <text:p>Tick marks</text:p>
          </table:table-cell>
          <table:table-cell table:style-name="ce408" office:value-type="string">
            <text:p>Graduations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472"/>
          <table:table-cell table:style-name="ce479"/>
          <table:table-cell table:style-name="ce264"/>
          <table:table-cell table:style-name="ce492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383" office:value-type="string">
            <text:p>mnuCoordinateSystemHide</text:p>
          </table:table-cell>
          <table:table-cell table:style-name="ce392"/>
          <table:table-cell table:style-name="ce402" office:value-type="string">
            <text:p>Hide</text:p>
          </table:table-cell>
          <table:table-cell table:style-name="ce408" office:value-type="string">
            <text:p>Masquer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246"/>
          <table:table-cell table:style-name="ce472"/>
          <table:table-cell table:style-name="ce479"/>
          <table:table-cell table:style-name="ce264"/>
          <table:table-cell table:style-name="ce492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5"/>
          <table:table-cell table:style-name="ce553" table:number-columns-repeated="1002"/>
          <table:table-cell table:style-name="ce344"/>
        </table:table-row>
        <table:table-row table:style-name="ro12">
          <table:table-cell table:style-name="ce135" office:value-type="string">
            <text:p>PlayMovie_AccessViolation</text:p>
          </table:table-cell>
          <table:table-cell table:style-name="ce386"/>
          <table:table-cell table:style-name="ce350" office:value-type="string">
            <text:p>An Unknown Error Occurred.</text:p>
          </table:table-cell>
          <table:table-cell table:style-name="ce353" office:value-type="string">
            <text:p>Une Erreur Inconnue Est Survenue.</text:p>
          </table:table-cell>
          <table:table-cell table:style-name="ce410" office:value-type="string">
            <text:p>Een onbekende fout is opgetreden</text:p>
          </table:table-cell>
          <table:table-cell table:style-name="ce418" office:value-type="string">
            <text:p>Ein unbekannter Fehler ist aufgetreten.</text:p>
          </table:table-cell>
          <table:table-cell table:style-name="ce432" office:value-type="string">
            <text:p>Se ha producido un error desconocido.</text:p>
          </table:table-cell>
          <table:table-cell table:style-name="ce439" office:value-type="string">
            <text:p>Ocorreu um Erro Desconhecido.</text:p>
          </table:table-cell>
          <table:table-cell table:style-name="ce244" office:value-type="string">
            <text:p>Wystąpił nieznany błąd</text:p>
          </table:table-cell>
          <table:table-cell table:style-name="ce250" office:value-type="string">
            <text:p>E' avvenuto un errore sconosciuto.</text:p>
          </table:table-cell>
          <table:table-cell table:style-name="ce255" office:value-type="string">
            <text:p>A intervenit o eroare necunoscută.</text:p>
          </table:table-cell>
          <table:table-cell table:style-name="ce262" office:value-type="string">
            <text:p>Tapahtui tuntematon virhe</text:p>
          </table:table-cell>
          <table:table-cell table:style-name="ce272" office:value-type="string">
            <text:p>Det oppstod en ukjent feil.</text:p>
          </table:table-cell>
          <table:table-cell table:style-name="ce280" office:value-type="string">
            <text:p>发生未知的错误.</text:p>
          </table:table-cell>
          <table:table-cell table:style-name="ce286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style-name="ce512" office:value-type="string">
            <text:p>Įvyko nežinoma klaida.</text:p>
          </table:table-cell>
          <table:table-cell table:style-name="ce315" office:value-type="string">
            <text:p>Ett okänt fel uppstod.</text:p>
          </table:table-cell>
          <table:table-cell table:style-name="ce524" office:value-type="string">
            <text:p>Der opstod en ukendt fejl.</text:p>
          </table:table-cell>
          <table:table-cell table:style-name="ce533" office:value-type="string">
            <text:p>Výskyt neznámé chyby</text:p>
          </table:table-cell>
          <table:table-cell table:style-name="ce359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PlayMovie_Error</text:p>
          </table:table-cell>
          <table:table-cell table:style-name="ce386"/>
          <table:table-cell table:style-name="ce350" office:value-type="string">
            <text:p>Kinovea - Playing Error.</text:p>
          </table:table-cell>
          <table:table-cell table:style-name="ce353" office:value-type="string">
            <text:p>Kinovea - Erreur de Lecture.</text:p>
          </table:table-cell>
          <table:table-cell table:style-name="ce410" office:value-type="string">
            <text:p>Kinovea - Afspeelfout.</text:p>
          </table:table-cell>
          <table:table-cell table:style-name="ce418" office:value-type="string">
            <text:p>Kinovea – Wiedergabefehler</text:p>
          </table:table-cell>
          <table:table-cell table:style-name="ce432" office:value-type="string">
            <text:p>Kinovea - Error de Lectura.</text:p>
          </table:table-cell>
          <table:table-cell table:style-name="ce439" office:value-type="string">
            <text:p>Kinovea - Erro ao Reproduzir.</text:p>
          </table:table-cell>
          <table:table-cell table:style-name="ce244" office:value-type="string">
            <text:p>Kinovea - błąd odtwarzania</text:p>
          </table:table-cell>
          <table:table-cell table:style-name="ce250" office:value-type="string">
            <text:p>Kinovea – Errore durante la riproduzione.</text:p>
          </table:table-cell>
          <table:table-cell table:style-name="ce255" office:value-type="string">
            <text:p>Kinovea – Eroare la rulare.</text:p>
          </table:table-cell>
          <table:table-cell table:style-name="ce262" office:value-type="string">
            <text:p>Kinovea – esitysvirhe</text:p>
          </table:table-cell>
          <table:table-cell table:style-name="ce272" office:value-type="string">
            <text:p>Kinovea – avspillingsfeil</text:p>
          </table:table-cell>
          <table:table-cell table:style-name="ce280" office:value-type="string">
            <text:p>播放出错</text:p>
          </table:table-cell>
          <table:table-cell table:style-name="ce286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style-name="ce512" office:value-type="string">
            <text:p>Kinovea - grojimo klaida.</text:p>
          </table:table-cell>
          <table:table-cell table:style-name="ce315" office:value-type="string">
            <text:p>Kinovea – uppspelningsfel.</text:p>
          </table:table-cell>
          <table:table-cell table:style-name="ce524" office:value-type="string">
            <text:p>Kinovea - Afspilningsfejl.</text:p>
          </table:table-cell>
          <table:table-cell table:style-name="ce533" office:value-type="string">
            <text:p>Kinovea - chyba přehrávání.</text:p>
          </table:table-cell>
          <table:table-cell table:style-name="ce355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3">
          <table:table-cell table:style-name="ce136" office:value-type="string">
            <text:p>RecentlyUsedColors</text:p>
          </table:table-cell>
          <table:table-cell table:style-name="ce377"/>
          <table:table-cell table:style-name="ce351" office:value-type="string">
            <text:p>Recently used colors:</text:p>
          </table:table-cell>
          <table:table-cell table:style-name="ce354" office:value-type="string">
            <text:p>Couleurs utilisées récemment :</text:p>
          </table:table-cell>
          <table:table-cell table:style-name="ce410" office:value-type="string">
            <text:p>Recent gebruikte kleuren:</text:p>
          </table:table-cell>
          <table:table-cell table:style-name="ce420" office:value-type="string">
            <text:p>zuletzt verwendete Farben</text:p>
          </table:table-cell>
          <table:table-cell table:style-name="ce433" office:value-type="string">
            <text:p>Colores usados recientemente</text:p>
          </table:table-cell>
          <table:table-cell table:style-name="ce440" office:value-type="string">
            <text:p>Cores usadas recentemente:</text:p>
          </table:table-cell>
          <table:table-cell table:style-name="ce242"/>
          <table:table-cell table:style-name="ce250" office:value-type="string">
            <text:p>Colori utilizzati di recente:</text:p>
          </table:table-cell>
          <table:table-cell table:style-name="ce341" office:value-type="string">
            <text:p>Culori folosite recent :</text:p>
          </table:table-cell>
          <table:table-cell table:style-name="ce262" office:value-type="string">
            <text:p>Äsken käytetyt värit:</text:p>
          </table:table-cell>
          <table:table-cell table:style-name="ce271"/>
          <table:table-cell table:style-name="ce280"/>
          <table:table-cell table:style-name="ce288" office:value-type="string">
            <text:p>Yeni kullanılmış renkler:</text:p>
          </table:table-cell>
          <table:table-cell table:style-name="ce503" office:value-type="string">
            <text:p>Πρόσφατα χρησιμοποιημένα χρώματα:</text:p>
          </table:table-cell>
          <table:table-cell table:style-name="ce514" office:value-type="string">
            <text:p>Vėliausiai naudotos spalvos:</text:p>
          </table:table-cell>
          <table:table-cell table:style-name="ce315" office:value-type="string">
            <text:p>Senaste använda färger:</text:p>
          </table:table-cell>
          <table:table-cell table:style-name="ce522" office:value-type="string">
            <text:p>Tidligere anvendte farver:</text:p>
          </table:table-cell>
          <table:table-cell table:style-name="ce335" office:value-type="string">
            <text:p>Naposledy použité barvy:</text:p>
          </table:table-cell>
          <table:table-cell table:style-name="ce189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32" table:number-columns-repeated="1002"/>
          <table:table-cell table:style-name="ce341"/>
        </table:table-row>
        <table:table-row table:style-name="ro19">
          <table:table-cell table:style-name="ce135" office:value-type="string">
            <text:p>SaveMovie_CodecNotFound</text:p>
          </table:table-cell>
          <table:table-cell table:style-name="ce386"/>
          <table:table-cell table:style-name="ce351" office:value-type="string">
            <text:p>Failure: Unable to save file : unsupported encoding.</text:p>
          </table:table-cell>
          <table:table-cell table:style-name="ce353" office:value-type="string">
            <text:p>Enregistrement du Fichier Impossible : Type d'encodage non supporté.</text:p>
          </table:table-cell>
          <table:table-cell table:style-name="ce410" office:value-type="string">
            <text:p>Fout bij opslaan van het bestand : niet ondersteunde encoding.</text:p>
          </table:table-cell>
          <table:table-cell table:style-name="ce418" office:value-type="string">
            <text:p>Fehler beim Speichern der Datei : Kodierung nicht unterstützt.</text:p>
          </table:table-cell>
          <table:table-cell table:style-name="ce432" office:value-type="string">
            <text:p>Imposible guardar el archivo: Tipo de codificación no admitido.</text:p>
          </table:table-cell>
          <table:table-cell table:style-name="ce439" office:value-type="string">
            <text:p>Falha: Erro ao tentar salvar o arquivo: condificação não suportada.</text:p>
          </table:table-cell>
          <table:table-cell table:style-name="ce244" office:value-type="string">
            <text:p>Błąd podczas próby zapisania pliku : nieobsługiwany koder</text:p>
          </table:table-cell>
          <table:table-cell table:style-name="ce250" office:value-type="string">
            <text:p>Errore : Impossibile salvare il File : codifica non supportata.</text:p>
          </table:table-cell>
          <table:table-cell table:style-name="ce255" office:value-type="string">
            <text:p>Eroare la salvare : encodarea nu este suportată.</text:p>
          </table:table-cell>
          <table:table-cell table:style-name="ce262" office:value-type="string">
            <text:p>Tiedoston tallennus epäonnistui: tiedosto on avoinna toisessa ikkunassa.</text:p>
          </table:table-cell>
          <table:table-cell table:style-name="ce272" office:value-type="string">
            <text:p>Advarsel: Kan ikke lagre fil : koding ikke støttet</text:p>
          </table:table-cell>
          <table:table-cell table:style-name="ce280" office:value-type="string">
            <text:p>失败: 无法保存文件 : 不支持的编码.</text:p>
          </table:table-cell>
          <table:table-cell table:style-name="ce286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style-name="ce512" office:value-type="string">
            <text:p>Klaida: Negaliu irašyti dokumento : nepalaikomas kodavimas.</text:p>
          </table:table-cell>
          <table:table-cell table:style-name="ce315" office:value-type="string">
            <text:p>Fel: Kunde inte spara filen : kodning stöds ej.</text:p>
          </table:table-cell>
          <table:table-cell table:style-name="ce524" office:value-type="string">
            <text:p>Fejl: Kan ikke gemme fil: usupporteret encoding.</text:p>
          </table:table-cell>
          <table:table-cell table:style-name="ce533" office:value-type="string">
            <text:p>Chyba: Soubor nelze uložit: nepodporované kódování.</text:p>
          </table:table-cell>
          <table:table-cell table:style-name="ce359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SaveMovie_CodecNotOpened</text:p>
          </table:table-cell>
          <table:table-cell table:style-name="ce386"/>
          <table:table-cell table:style-name="ce351" office:value-type="string">
            <text:p>Failure: Unable to save file : problem while initializing encoder.</text:p>
          </table:table-cell>
          <table:table-cell table:style-name="ce353" office:value-type="string">
            <text:p>Enregistrement du Fichier Impossible : Problème lors l'initialisation de l'encodeur.</text:p>
          </table:table-cell>
          <table:table-cell table:style-name="ce410" office:value-type="string">
            <text:p>Fout bij het opslaan van het bestand : probleem met het initialiseren van de encoder.</text:p>
          </table:table-cell>
          <table:table-cell table:style-name="ce418" office:value-type="string">
            <text:p>Fehler beim Speichern der Datei : Problem bei der Initialisierung der Kodierung.</text:p>
          </table:table-cell>
          <table:table-cell table:style-name="ce432" office:value-type="string">
            <text:p>Imposible guardar el archivo : Problemas al inicializar el codificador.</text:p>
          </table:table-cell>
          <table:table-cell table:style-name="ce439" office:value-type="string">
            <text:p>Falha: Erro ao tentar salvar o arquivo: problema durante a inicialização do condificador.</text:p>
          </table:table-cell>
          <table:table-cell table:style-name="ce244" office:value-type="string">
            <text:p>Błąd podczas próby zapisania pliku : problem podczas inicjalizacji kodera</text:p>
          </table:table-cell>
          <table:table-cell table:style-name="ce250" office:value-type="string">
            <text:p>Errore : Impossibile salvare il File : problemi nell'inizializzazione codificatore.</text:p>
          </table:table-cell>
          <table:table-cell table:style-name="ce255" office:value-type="string">
            <text:p>Eroare la salvare : au aparut probleme cu iniţializarea encoderului.</text:p>
          </table:table-cell>
          <table:table-cell table:style-name="ce487" office:value-type="string">
            <text:p>Virhe: Tiedoston avaus epäonnistui: ongelma dekooderin käynnistyksessä.</text:p>
          </table:table-cell>
          <table:table-cell table:style-name="ce272" office:value-type="string">
            <text:p>Advarsel: Kan ikke lagre fil : Problemer med å starte koding</text:p>
          </table:table-cell>
          <table:table-cell table:style-name="ce280" office:value-type="string">
            <text:p>失败: 无法保存文件 : 初始化解码器时出现问题.</text:p>
          </table:table-cell>
          <table:table-cell table:style-name="ce286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12" office:value-type="string">
            <text:p>Klaida: Nepavyko irašyti dokumento : problema naudojant kodavimą.</text:p>
          </table:table-cell>
          <table:table-cell table:style-name="ce315" office:value-type="string">
            <text:p>Fel: Kan inte spara filen : problem vid initieringen av enkodern.</text:p>
          </table:table-cell>
          <table:table-cell table:style-name="ce524" office:value-type="string">
            <text:p>Fejl: Kan ikke gemme fil: problem med initialisering af Encoder.</text:p>
          </table:table-cell>
          <table:table-cell table:style-name="ce533" office:value-type="string">
            <text:p>Chyba: Soubor nelze uložit: při inicializaci kódování se vyskytla chyba.</text:p>
          </table:table-cell>
          <table:table-cell table:style-name="ce541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SaveMovie_Error</text:p>
          </table:table-cell>
          <table:table-cell table:style-name="ce386"/>
          <table:table-cell table:style-name="ce350" office:value-type="string">
            <text:p>Kinovea - Saving error.</text:p>
          </table:table-cell>
          <table:table-cell table:style-name="ce353" office:value-type="string">
            <text:p>Kinovea - Erreur d'Enregistrement.</text:p>
          </table:table-cell>
          <table:table-cell table:style-name="ce410" office:value-type="string">
            <text:p>Kinovea - Fout bij opslaan.</text:p>
          </table:table-cell>
          <table:table-cell table:style-name="ce418" office:value-type="string">
            <text:p>Kinovea – Speicherfehler</text:p>
          </table:table-cell>
          <table:table-cell table:style-name="ce432" office:value-type="string">
            <text:p>Kinovea - Error al guardar.</text:p>
          </table:table-cell>
          <table:table-cell table:style-name="ce439" office:value-type="string">
            <text:p>Kinovea - Erro ao Salvar.</text:p>
          </table:table-cell>
          <table:table-cell table:style-name="ce244" office:value-type="string">
            <text:p>Kinovea - błąd zapisu</text:p>
          </table:table-cell>
          <table:table-cell table:style-name="ce250" office:value-type="string">
            <text:p>Kinovea – Errore nel salvataggio.</text:p>
          </table:table-cell>
          <table:table-cell table:style-name="ce255" office:value-type="string">
            <text:p>Kinovea – Eroare la salvare.</text:p>
          </table:table-cell>
          <table:table-cell table:style-name="ce262" office:value-type="string">
            <text:p>Kinovea – Tallennusvirhe</text:p>
          </table:table-cell>
          <table:table-cell table:style-name="ce272" office:value-type="string">
            <text:p>Kinovea – Lagringsfeil</text:p>
          </table:table-cell>
          <table:table-cell table:style-name="ce280" office:value-type="string">
            <text:p>保存出错</text:p>
          </table:table-cell>
          <table:table-cell table:style-name="ce286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style-name="ce512" office:value-type="string">
            <text:p>Kinovea - išsaugojimo klaida.</text:p>
          </table:table-cell>
          <table:table-cell table:style-name="ce315" office:value-type="string">
            <text:p>Kinovea - Sparar felet</text:p>
          </table:table-cell>
          <table:table-cell table:style-name="ce524" office:value-type="string">
            <text:p>Kinovea - Gemmer fejl.</text:p>
          </table:table-cell>
          <table:table-cell table:style-name="ce533" office:value-type="string">
            <text:p>Kinovea - ukládání chyby.</text:p>
          </table:table-cell>
          <table:table-cell table:style-name="ce355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SaveMovie_FileNotOpened</text:p>
          </table:table-cell>
          <table:table-cell table:style-name="ce386"/>
          <table:table-cell table:style-name="ce351" office:value-type="string">
            <text:p>Failure: Unable to save file : Unable to write to the file.</text:p>
          </table:table-cell>
          <table:table-cell table:style-name="ce353" office:value-type="string">
            <text:p>Enregistrement du fichier impossible : écriture du fichier interdite.</text:p>
          </table:table-cell>
          <table:table-cell table:style-name="ce410" office:value-type="string">
            <text:p>Fout bij het opslaan van het bestand : kan niet schrijven naar een bestand.</text:p>
          </table:table-cell>
          <table:table-cell table:style-name="ce418" office:value-type="string">
            <text:p>Speicherfehler – kann die Datei nicht ändern/beschreiben</text:p>
          </table:table-cell>
          <table:table-cell table:style-name="ce432" office:value-type="string">
            <text:p>Imposible guarde el archivo: escritura del archivo prohibida.</text:p>
          </table:table-cell>
          <table:table-cell table:style-name="ce439" office:value-type="string">
            <text:p>Falha: Erro ao tentar salvar o arquivo: não é possível salvá-lo.</text:p>
          </table:table-cell>
          <table:table-cell table:style-name="ce244" office:value-type="string">
            <text:p>Błąd podczas próby zapisania pliku : nie można zapisać danych do pliku</text:p>
          </table:table-cell>
          <table:table-cell table:style-name="ce250" office:value-type="string">
            <text:p>Errore : Impossibile salvare il File : non si riesce a scrivere sul File.</text:p>
          </table:table-cell>
          <table:table-cell table:style-name="ce255" office:value-type="string">
            <text:p>Eroare la salvare : nu se poate scrie fişierul.</text:p>
          </table:table-cell>
          <table:table-cell table:style-name="ce487" office:value-type="string">
            <text:p>Virhe: Tiedoston tallennus epäonnistui: tiedostoon kirjoittaminen ei onnistu.</text:p>
          </table:table-cell>
          <table:table-cell table:style-name="ce272" office:value-type="string">
            <text:p>Advarsel: Kan ikke lagre fil : kan ikke skrive til fil.</text:p>
          </table:table-cell>
          <table:table-cell table:style-name="ce280" office:value-type="string">
            <text:p>失败: 无法保存文件 : 无法写入文件.</text:p>
          </table:table-cell>
          <table:table-cell table:style-name="ce286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style-name="ce512" office:value-type="string">
            <text:p>Klaida: Negaliu irašyti dokumento : negaliu irašyti į dokumentą</text:p>
          </table:table-cell>
          <table:table-cell table:style-name="ce315" office:value-type="string">
            <text:p>Fel: Kan inte spara filen : Kan inte skriva till filen.</text:p>
          </table:table-cell>
          <table:table-cell table:style-name="ce524" office:value-type="string">
            <text:p>Fejl: Kan ikke gemme fil: kan ikke skrive til filen.</text:p>
          </table:table-cell>
          <table:table-cell table:style-name="ce533" office:value-type="string">
            <text:p>Chyba: Soubor nelze uložit: do souboru nelze zapisovat.</text:p>
          </table:table-cell>
          <table:table-cell table:style-name="ce541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41">
          <table:table-cell table:style-name="ce135" office:value-type="string">
            <text:p>SaveMovie_TranscodeNotFinished</text:p>
          </table:table-cell>
          <table:table-cell table:style-name="ce386"/>
          <table:table-cell table:style-name="ce351" office:value-type="string">
            <text:p>Failure: Unable to save file : some error happened during encoding process.</text:p>
          </table:table-cell>
          <table:table-cell table:style-name="ce353" office:value-type="string">
            <text:p>Enregistrement du fichier impossible : une erreur est survenue durant l'encodage.</text:p>
          </table:table-cell>
          <table:table-cell table:style-name="ce410" office:value-type="string">
            <text:p>Fout bij het opslaan van het bestand : een fout kwam voor bij het codeerproces.</text:p>
          </table:table-cell>
          <table:table-cell table:style-name="ce418" office:value-type="string">
            <text:p>Speicherfehler im Kodierprozeß</text:p>
          </table:table-cell>
          <table:table-cell table:style-name="ce432" office:value-type="string">
            <text:p>Imposible guarde el archivo : se ha producido un error durante el encodaje.</text:p>
          </table:table-cell>
          <table:table-cell table:style-name="ce439" office:value-type="string">
            <text:p>Falha: Erro ao tentar salvar o arquivo: alguns erros ocorreram durante o processo de codificação.</text:p>
          </table:table-cell>
          <table:table-cell table:style-name="ce244" office:value-type="string">
            <text:p>Błąd podczas próby zapisania pliku : wystąpiły błędy <text:s/>w procesie kodowania</text:p>
          </table:table-cell>
          <table:table-cell table:style-name="ce250" office:value-type="string">
            <text:p>Errore : Impossibile salvare il File : sono accaduti errori durante processo di codifica. </text:p>
          </table:table-cell>
          <table:table-cell table:style-name="ce255" office:value-type="string">
            <text:p>Eroare la salvare : au intervenit erori pe timpul procesului de encodare.</text:p>
          </table:table-cell>
          <table:table-cell table:style-name="ce487" office:value-type="string">
            <text:p>Virhe: Tiedoston tallennus epäonnistui: koodauksen aikana tapahtui virhe</text:p>
          </table:table-cell>
          <table:table-cell table:style-name="ce272" office:value-type="string">
            <text:p>Advarsel: Kan ikke lagre fil : det skjedde en kodefeil under lagring.</text:p>
          </table:table-cell>
          <table:table-cell table:style-name="ce280" office:value-type="string">
            <text:p>失败: 无法保存文件 : 编码过程中出现一些问题.</text:p>
          </table:table-cell>
          <table:table-cell table:style-name="ce286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12" office:value-type="string">
            <text:p>Klaida: Negaliu irašyti dokumento : nežinoma klaida kodavimo procese. </text:p>
          </table:table-cell>
          <table:table-cell table:style-name="ce315" office:value-type="string">
            <text:p>Fel: Kan inte spara filen : något fel inträffade under kodningsprocessen.</text:p>
          </table:table-cell>
          <table:table-cell table:style-name="ce524" office:value-type="string">
            <text:p>Fejl: Kan ikke gemme fil: der skete en fejl under Encoding.</text:p>
          </table:table-cell>
          <table:table-cell table:style-name="ce533" office:value-type="string">
            <text:p>Chyba: Soubor nelze uložit: při kódování se vyskytla chyba.</text:p>
          </table:table-cell>
          <table:table-cell table:style-name="ce541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24">
          <table:table-cell table:style-name="ce135" office:value-type="string">
            <text:p>SaveMovie_UnknownError</text:p>
          </table:table-cell>
          <table:table-cell table:style-name="ce386"/>
          <table:table-cell table:style-name="ce351" office:value-type="string">
            <text:p>Failure: Unable to save file : unknown error.</text:p>
          </table:table-cell>
          <table:table-cell table:style-name="ce353" office:value-type="string">
            <text:p>Enregistrement du fichier impossible : erreur inconnue.</text:p>
          </table:table-cell>
          <table:table-cell table:style-name="ce410" office:value-type="string">
            <text:p>Fout bij het opslaan van het bestand : onbekende fout.</text:p>
          </table:table-cell>
          <table:table-cell table:style-name="ce418" office:value-type="string">
            <text:p>Speicherfehler – Unbekannter Fehler</text:p>
          </table:table-cell>
          <table:table-cell table:style-name="ce432" office:value-type="string">
            <text:p>Imposible guarde el archivo : error desconocido.</text:p>
          </table:table-cell>
          <table:table-cell table:style-name="ce439" office:value-type="string">
            <text:p>Falha: Erro ao tentar salvar o arquivo: erro desconhecido.</text:p>
          </table:table-cell>
          <table:table-cell table:style-name="ce244" office:value-type="string">
            <text:p>Błąd podczas próby zapisania pliku : nieznany błąd</text:p>
          </table:table-cell>
          <table:table-cell table:style-name="ce250" office:value-type="string">
            <text:p>Errore : Impossibile salvare il File : errore sconosciuto.</text:p>
          </table:table-cell>
          <table:table-cell table:style-name="ce255" office:value-type="string">
            <text:p>Eroare necunoscută la salvare.</text:p>
          </table:table-cell>
          <table:table-cell table:style-name="ce487" office:value-type="string">
            <text:p>Virhe: Tiedoston tallennus epäonnistui: tuntematon virhe.</text:p>
          </table:table-cell>
          <table:table-cell table:style-name="ce272" office:value-type="string">
            <text:p>Advarsel: Kan ikke lagre fil : ukjent feil</text:p>
          </table:table-cell>
          <table:table-cell table:style-name="ce280" office:value-type="string">
            <text:p>失败: 无法保存文件 : 未知错误.</text:p>
          </table:table-cell>
          <table:table-cell table:style-name="ce286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style-name="ce512" office:value-type="string">
            <text:p>Klaida: Negaliu įrašyti dokumento : nežinoma klaida.</text:p>
          </table:table-cell>
          <table:table-cell table:style-name="ce315" office:value-type="string">
            <text:p>Fel: Kan inte spara filen : okänt fel.</text:p>
          </table:table-cell>
          <table:table-cell table:style-name="ce531" office:value-type="string">
            <text:p>Fejl: Kan ikke gemme filen: ukendt fejl.</text:p>
          </table:table-cell>
          <table:table-cell table:style-name="ce533" office:value-type="string">
            <text:p>Chyba: Soubor nelze uložit: neznámá chyba.</text:p>
          </table:table-cell>
          <table:table-cell table:style-name="ce541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statusEmptyScreen</text:p>
          </table:table-cell>
          <table:table-cell table:style-name="ce386"/>
          <table:table-cell table:style-name="ce350" office:value-type="string">
            <text:p>Empty</text:p>
          </table:table-cell>
          <table:table-cell table:style-name="ce353" office:value-type="string">
            <text:p>Vide</text:p>
          </table:table-cell>
          <table:table-cell table:style-name="ce410" office:value-type="string">
            <text:p>Leeg</text:p>
          </table:table-cell>
          <table:table-cell table:style-name="ce418" office:value-type="string">
            <text:p>Leer</text:p>
          </table:table-cell>
          <table:table-cell table:style-name="ce432" office:value-type="string">
            <text:p>vacio</text:p>
          </table:table-cell>
          <table:table-cell table:style-name="ce439" office:value-type="string">
            <text:p>Vazio</text:p>
          </table:table-cell>
          <table:table-cell table:style-name="ce244" office:value-type="string">
            <text:p>Pusty</text:p>
          </table:table-cell>
          <table:table-cell table:style-name="ce250" office:value-type="string">
            <text:p>Vuoto</text:p>
          </table:table-cell>
          <table:table-cell table:style-name="ce255" office:value-type="string">
            <text:p>Gol</text:p>
          </table:table-cell>
          <table:table-cell table:style-name="ce261" office:value-type="string">
            <text:p>Tyhjä</text:p>
          </table:table-cell>
          <table:table-cell table:style-name="ce272" office:value-type="string">
            <text:p>Tomt</text:p>
          </table:table-cell>
          <table:table-cell table:style-name="ce280" office:value-type="string">
            <text:p>空</text:p>
          </table:table-cell>
          <table:table-cell table:style-name="ce286" office:value-type="string">
            <text:p>Boş</text:p>
          </table:table-cell>
          <table:table-cell table:style-name="ce298" office:value-type="string">
            <text:p>Άδειο</text:p>
          </table:table-cell>
          <table:table-cell table:style-name="ce512" office:value-type="string">
            <text:p>Tuščia</text:p>
          </table:table-cell>
          <table:table-cell table:style-name="ce315" office:value-type="string">
            <text:p>Tomt</text:p>
          </table:table-cell>
          <table:table-cell table:style-name="ce524" office:value-type="string">
            <text:p>Tom</text:p>
          </table:table-cell>
          <table:table-cell table:style-name="ce533" office:value-type="string">
            <text:p>Prázdný</text:p>
          </table:table-cell>
          <table:table-cell table:style-name="ce541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statusBufferFill</text:p>
          </table:table-cell>
          <table:table-cell table:style-name="ce377"/>
          <table:table-cell table:style-name="ce351" office:value-type="string">
            <text:p>Buffer: {0}%</text:p>
          </table:table-cell>
          <table:table-cell table:style-name="ce354" office:value-type="string">
            <text:p>Mémoire tampon : {0}%</text:p>
          </table:table-cell>
          <table:table-cell table:style-name="ce410" office:value-type="string">
            <text:p>Buffer: {0}%</text:p>
          </table:table-cell>
          <table:table-cell table:style-name="ce418" office:value-type="string">
            <text:p>Buffer: {0}%</text:p>
          </table:table-cell>
          <table:table-cell table:style-name="ce433" office:value-type="string">
            <text:p>Buffer: {0}%</text:p>
          </table:table-cell>
          <table:table-cell table:style-name="ce440" office:value-type="string">
            <text:p>Buffer: {0}%</text:p>
          </table:table-cell>
          <table:table-cell table:style-name="ce242"/>
          <table:table-cell table:style-name="ce351" office:value-type="string">
            <text:p>Buffer: {0}%</text:p>
          </table:table-cell>
          <table:table-cell table:style-name="ce255" office:value-type="string">
            <text:p>Buffer: {0}%</text:p>
          </table:table-cell>
          <table:table-cell table:style-name="ce351" office:value-type="string">
            <text:p>Puskuri: {0}%</text:p>
          </table:table-cell>
          <table:table-cell table:style-name="ce271"/>
          <table:table-cell table:style-name="ce280"/>
          <table:table-cell table:style-name="ce288" office:value-type="string">
            <text:p>Tampon bellek: {0}%</text:p>
          </table:table-cell>
          <table:table-cell table:style-name="ce503" office:value-type="string">
            <text:p>Ενδιάμεση μνήμη: {0}%</text:p>
          </table:table-cell>
          <table:table-cell table:style-name="ce514" office:value-type="string">
            <text:p>Buferis: {0}%</text:p>
          </table:table-cell>
          <table:table-cell table:style-name="ce315" office:value-type="string">
            <text:p>Buffer: {0}%</text:p>
          </table:table-cell>
          <table:table-cell table:style-name="ce522" office:value-type="string">
            <text:p>Buffer; {0}%</text:p>
          </table:table-cell>
          <table:table-cell table:style-name="ce335" office:value-type="string">
            <text:p>Vyrovnávací paměť: {0}%</text:p>
          </table:table-cell>
          <table:table-cell table:style-name="ce182" office:value-type="string">
            <text:p><text:span text:style-name="T4">버퍼</text:span><text:span text:style-name="T5">: {0}%</text:span></text:p>
          </table:table-cell>
          <table:table-cell table:style-name="ce532" table:number-columns-repeated="1002"/>
          <table:table-cell table:style-name="ce341"/>
        </table:table-row>
        <table:table-row table:style-name="ro20">
          <table:table-cell table:style-name="ce135" office:value-type="string">
            <text:p>TimeCodeFormat_Classic</text:p>
          </table:table-cell>
          <table:table-cell table:style-name="ce386" office:value-type="string">
            <text:p>also on RootLang</text:p>
          </table:table-cell>
          <table:table-cell table:style-name="ce350" office:value-type="string">
            <text:p>Classic (h:mm:ss:hundredth)</text:p>
          </table:table-cell>
          <table:table-cell table:style-name="ce353" office:value-type="string">
            <text:p>Classique (h:mm:ss:centièmes)</text:p>
          </table:table-cell>
          <table:table-cell table:style-name="ce410" office:value-type="string">
            <text:p>Klassiek <text:s/>(h:mm:ss:hundredth)</text:p>
          </table:table-cell>
          <table:table-cell table:style-name="ce418" office:value-type="string">
            <text:p>Klassisch (h:mm:ss:Hundertstelsekunden)</text:p>
          </table:table-cell>
          <table:table-cell table:style-name="ce432" office:value-type="string">
            <text:p>Clasico (h:mm:ss:centésimas)</text:p>
          </table:table-cell>
          <table:table-cell table:style-name="ce439" office:value-type="string">
            <text:p>Clássico (h:mm:ss:centésimos)</text:p>
          </table:table-cell>
          <table:table-cell table:style-name="ce244" office:value-type="string">
            <text:p>Klasyczny (h:mm:ss:setne)</text:p>
          </table:table-cell>
          <table:table-cell table:style-name="ce250" office:value-type="string">
            <text:p>Classico (h:mm:ss:centesimi)</text:p>
          </table:table-cell>
          <table:table-cell table:style-name="ce255" office:value-type="string">
            <text:p>Clasic (h:mm:ss:sutimi)</text:p>
          </table:table-cell>
          <table:table-cell table:style-name="ce261" office:value-type="string">
            <text:p>Klassinen (t:mm:ss:sadasosat)</text:p>
          </table:table-cell>
          <table:table-cell table:style-name="ce272" office:value-type="string">
            <text:p>Klassisk (h:mm:ss:hundredelssekund)</text:p>
          </table:table-cell>
          <table:table-cell table:style-name="ce280" office:value-type="string">
            <text:p>传统 (h:mm:ss:hundredth)</text:p>
          </table:table-cell>
          <table:table-cell table:style-name="ce286" office:value-type="string">
            <text:p>Klasik (h:mm:ss:yüzdesi)</text:p>
          </table:table-cell>
          <table:table-cell table:style-name="ce295" office:value-type="string">
            <text:p>Κλασικό (ω:λλ:δδ:εκατοστά)</text:p>
          </table:table-cell>
          <table:table-cell table:style-name="ce512" office:value-type="string">
            <text:p>Standartinis (h:mm:ss:šimtosios)</text:p>
          </table:table-cell>
          <table:table-cell table:style-name="ce315" office:value-type="string">
            <text:p>Klassisk (t:mm:ss:hundradelar)</text:p>
          </table:table-cell>
          <table:table-cell table:style-name="ce524" office:value-type="string">
            <text:p>Klassisk (t:mm:ss:1/00)</text:p>
          </table:table-cell>
          <table:table-cell table:style-name="ce533" office:value-type="string">
            <text:p>Klasický (h:mm:ss:setiny)</text:p>
          </table:table-cell>
          <table:table-cell table:style-name="ce340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imeCodeFormat_Frames</text:p>
          </table:table-cell>
          <table:table-cell table:style-name="ce386" office:value-type="string">
            <text:p>also on RootLang</text:p>
          </table:table-cell>
          <table:table-cell table:style-name="ce350" office:value-type="string">
            <text:p>Frames Numbers</text:p>
          </table:table-cell>
          <table:table-cell table:style-name="ce353" office:value-type="string">
            <text:p>Numéros des images</text:p>
          </table:table-cell>
          <table:table-cell table:style-name="ce410" office:value-type="string">
            <text:p>Frames nummers</text:p>
          </table:table-cell>
          <table:table-cell table:style-name="ce431" office:value-type="string">
            <text:p>Frames</text:p>
          </table:table-cell>
          <table:table-cell table:style-name="ce432" office:value-type="string">
            <text:p>Numeros de las imàgenes</text:p>
          </table:table-cell>
          <table:table-cell table:style-name="ce439" office:value-type="string">
            <text:p>Número de Quadros</text:p>
          </table:table-cell>
          <table:table-cell table:style-name="ce244" office:value-type="string">
            <text:p>Liczba klatek</text:p>
          </table:table-cell>
          <table:table-cell table:style-name="ce250" office:value-type="string">
            <text:p>Numero Fotogrammi</text:p>
          </table:table-cell>
          <table:table-cell table:style-name="ce255" office:value-type="string">
            <text:p>Numerele cadrelor</text:p>
          </table:table-cell>
          <table:table-cell table:style-name="ce261" office:value-type="string">
            <text:p>Kuvanumerot</text:p>
          </table:table-cell>
          <table:table-cell table:style-name="ce272" office:value-type="string">
            <text:p>Bildenummer</text:p>
          </table:table-cell>
          <table:table-cell table:style-name="ce280" office:value-type="string">
            <text:p>帧数</text:p>
          </table:table-cell>
          <table:table-cell table:style-name="ce286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style-name="ce512" office:value-type="string">
            <text:p>Kadrų numeriai</text:p>
          </table:table-cell>
          <table:table-cell table:style-name="ce315" office:value-type="string">
            <text:p>Bildnummer</text:p>
          </table:table-cell>
          <table:table-cell table:style-name="ce524" office:value-type="string">
            <text:p>Billednumre</text:p>
          </table:table-cell>
          <table:table-cell table:style-name="ce533" office:value-type="string">
            <text:p>Počet snímků</text:p>
          </table:table-cell>
          <table:table-cell table:style-name="ce340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TimeCodeFormat_Milliseconds</text:p>
          </table:table-cell>
          <table:table-cell table:style-name="ce377" office:value-type="string">
            <text:p>also on RootLang</text:p>
          </table:table-cell>
          <table:table-cell table:style-name="ce351" office:value-type="string">
            <text:p>Total milliseconds</text:p>
          </table:table-cell>
          <table:table-cell table:style-name="ce354" office:value-type="string">
            <text:p>Total en millisecondes</text:p>
          </table:table-cell>
          <table:table-cell table:style-name="ce410" office:value-type="string">
            <text:p>Totaal in millisecondes</text:p>
          </table:table-cell>
          <table:table-cell table:style-name="ce420" office:value-type="string">
            <text:p>Millisekunden</text:p>
          </table:table-cell>
          <table:table-cell table:style-name="ce433" office:value-type="string">
            <text:p>Total en millisegundos</text:p>
          </table:table-cell>
          <table:table-cell table:style-name="ce440" office:value-type="string">
            <text:p>Total em milisegundos</text:p>
          </table:table-cell>
          <table:table-cell table:style-name="ce242"/>
          <table:table-cell table:style-name="ce250" office:value-type="string">
            <text:p>Totale in millisecondi</text:p>
          </table:table-cell>
          <table:table-cell table:style-name="ce255" office:value-type="string">
            <text:p>Total în milisecunde</text:p>
          </table:table-cell>
          <table:table-cell table:style-name="ce262" office:value-type="string">
            <text:p>Kokonaisaika millisekunnit</text:p>
          </table:table-cell>
          <table:table-cell table:style-name="ce271"/>
          <table:table-cell table:style-name="ce280"/>
          <table:table-cell table:style-name="ce288" office:value-type="string">
            <text:p>Toplam milisaniye</text:p>
          </table:table-cell>
          <table:table-cell table:style-name="ce503" office:value-type="string">
            <text:p>Σύνολο σε χιλιοστά δευτερολέπτου</text:p>
          </table:table-cell>
          <table:table-cell table:style-name="ce514" office:value-type="string">
            <text:p>Viso milisekundžių</text:p>
          </table:table-cell>
          <table:table-cell table:style-name="ce315" office:value-type="string">
            <text:p>Totala millisekunder</text:p>
          </table:table-cell>
          <table:table-cell table:style-name="ce522" office:value-type="string">
            <text:p>I alt millisekunder</text:p>
          </table:table-cell>
          <table:table-cell table:style-name="ce335" office:value-type="string">
            <text:p>Celkem milisekund</text:p>
          </table:table-cell>
          <table:table-cell table:style-name="ce342" office:value-type="string">
            <text:p>천분의 일초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TimeCodeFormat_HundredthOfMinutes</text:p>
          </table:table-cell>
          <table:table-cell table:style-name="ce386" office:value-type="string">
            <text:p>also on RootLang</text:p>
          </table:table-cell>
          <table:table-cell table:style-name="ce350" office:value-type="string">
            <text:p>Hundredth of a minute</text:p>
          </table:table-cell>
          <table:table-cell table:style-name="ce353" office:value-type="string">
            <text:p>Centièmes de minutes</text:p>
          </table:table-cell>
          <table:table-cell table:style-name="ce410" office:value-type="string">
            <text:p>Honderdsten van een minuut</text:p>
          </table:table-cell>
          <table:table-cell table:style-name="ce418" office:value-type="string">
            <text:p>Hundertstel einer Minute</text:p>
          </table:table-cell>
          <table:table-cell table:style-name="ce432" office:value-type="string">
            <text:p>Centésimas de minuto</text:p>
          </table:table-cell>
          <table:table-cell table:style-name="ce439" office:value-type="string">
            <text:p>Centésimos de um minuto</text:p>
          </table:table-cell>
          <table:table-cell table:style-name="ce244" office:value-type="string">
            <text:p>Setna część minuty</text:p>
          </table:table-cell>
          <table:table-cell table:style-name="ce250" office:value-type="string">
            <text:p>Centesimi di Minuto</text:p>
          </table:table-cell>
          <table:table-cell table:style-name="ce255" office:value-type="string">
            <text:p>Sutimi de minut</text:p>
          </table:table-cell>
          <table:table-cell table:style-name="ce261" office:value-type="string">
            <text:p>Minuutin sadasosat</text:p>
          </table:table-cell>
          <table:table-cell table:style-name="ce272" office:value-type="string">
            <text:p>Hundredels minutt</text:p>
          </table:table-cell>
          <table:table-cell table:style-name="ce280" office:value-type="string">
            <text:p>百分钟</text:p>
          </table:table-cell>
          <table:table-cell table:style-name="ce286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style-name="ce512" office:value-type="string">
            <text:p>Šimtosios minutės</text:p>
          </table:table-cell>
          <table:table-cell table:style-name="ce315" office:value-type="string">
            <text:p>Hundradelsminut</text:p>
          </table:table-cell>
          <table:table-cell table:style-name="ce524" office:value-type="string">
            <text:p>1/100 del minut</text:p>
          </table:table-cell>
          <table:table-cell table:style-name="ce533" office:value-type="string">
            <text:p>Setina minuty</text:p>
          </table:table-cell>
          <table:table-cell table:style-name="ce340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imeCodeFormat_TenThousandthOfHours</text:p>
          </table:table-cell>
          <table:table-cell table:style-name="ce386" office:value-type="string">
            <text:p>also on RootLang</text:p>
          </table:table-cell>
          <table:table-cell table:style-name="ce350" office:value-type="string">
            <text:p>Ten thousandth of an hour</text:p>
          </table:table-cell>
          <table:table-cell table:style-name="ce353" office:value-type="string">
            <text:p>Dix millièmes d'heure</text:p>
          </table:table-cell>
          <table:table-cell table:style-name="ce410" office:value-type="string">
            <text:p>Tienduizendsten van een minuut</text:p>
          </table:table-cell>
          <table:table-cell table:style-name="ce418" office:value-type="string">
            <text:p>Zehntausendstel einer Stunde</text:p>
          </table:table-cell>
          <table:table-cell table:style-name="ce432" office:value-type="string">
            <text:p>Diez milesimas de hora</text:p>
          </table:table-cell>
          <table:table-cell table:style-name="ce439" office:value-type="string">
            <text:p>Dez milésimos de uma hora</text:p>
          </table:table-cell>
          <table:table-cell table:style-name="ce244" office:value-type="string">
            <text:p>Dziesięciotysięczna część godziny</text:p>
          </table:table-cell>
          <table:table-cell table:style-name="ce250" office:value-type="string">
            <text:p>Decimillesimi d'ora</text:p>
          </table:table-cell>
          <table:table-cell table:style-name="ce255" office:value-type="string">
            <text:p>Zece miimi de oră</text:p>
          </table:table-cell>
          <table:table-cell table:style-name="ce261" office:value-type="string">
            <text:p>Tunnin kymmenestuhannesosat</text:p>
          </table:table-cell>
          <table:table-cell table:style-name="ce272" office:value-type="string">
            <text:p>Titusendedels time</text:p>
          </table:table-cell>
          <table:table-cell table:style-name="ce280" office:value-type="string">
            <text:p>万分之一小时</text:p>
          </table:table-cell>
          <table:table-cell table:style-name="ce286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style-name="ce512" office:value-type="string">
            <text:p>Dešimt tūkstantoji valandos</text:p>
          </table:table-cell>
          <table:table-cell table:style-name="ce315" office:value-type="string">
            <text:p>Tiotusendelstimme</text:p>
          </table:table-cell>
          <table:table-cell table:style-name="ce524" office:value-type="string">
            <text:p>1/1000 del time</text:p>
          </table:table-cell>
          <table:table-cell table:style-name="ce533" office:value-type="string">
            <text:p>Desetina tisíciny hodiny</text:p>
          </table:table-cell>
          <table:table-cell table:style-name="ce340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Toast_Pause</text:p>
          </table:table-cell>
          <table:table-cell table:style-name="ce377"/>
          <table:table-cell table:style-name="ce351" office:value-type="string">
            <text:p>Pause</text:p>
          </table:table-cell>
          <table:table-cell table:style-name="ce354" office:value-type="string">
            <text:p>Pause</text:p>
          </table:table-cell>
          <table:table-cell table:style-name="ce410" office:value-type="string">
            <text:p>Pauze</text:p>
          </table:table-cell>
          <table:table-cell table:style-name="ce420" office:value-type="string">
            <text:p>Pause</text:p>
          </table:table-cell>
          <table:table-cell table:style-name="ce433" office:value-type="string">
            <text:p>Pausa</text:p>
          </table:table-cell>
          <table:table-cell table:style-name="ce440" office:value-type="string">
            <text:p>Pausa</text:p>
          </table:table-cell>
          <table:table-cell table:style-name="ce242"/>
          <table:table-cell table:style-name="ce250" office:value-type="string">
            <text:p>Pausa</text:p>
          </table:table-cell>
          <table:table-cell table:style-name="ce255" office:value-type="string">
            <text:p>Pauză</text:p>
          </table:table-cell>
          <table:table-cell table:style-name="ce262" office:value-type="string">
            <text:p>Tauko</text:p>
          </table:table-cell>
          <table:table-cell table:style-name="ce271"/>
          <table:table-cell table:style-name="ce280"/>
          <table:table-cell table:style-name="ce288" office:value-type="string">
            <text:p>Duraklat</text:p>
          </table:table-cell>
          <table:table-cell table:style-name="ce503" office:value-type="string">
            <text:p>Παύση</text:p>
          </table:table-cell>
          <table:table-cell table:style-name="ce514" office:value-type="string">
            <text:p>Pausė</text:p>
          </table:table-cell>
          <table:table-cell table:style-name="ce315" office:value-type="string">
            <text:p>Pausa</text:p>
          </table:table-cell>
          <table:table-cell table:style-name="ce522" office:value-type="string">
            <text:p>Pause</text:p>
          </table:table-cell>
          <table:table-cell table:style-name="ce335" office:value-type="string">
            <text:p>Pauza</text:p>
          </table:table-cell>
          <table:table-cell table:style-name="ce540" office:value-type="string">
            <text:p>멈춤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ast_Zoom</text:p>
          </table:table-cell>
          <table:table-cell table:style-name="ce377"/>
          <table:table-cell table:style-name="ce351" office:value-type="string">
            <text:p>Zoom: {0}%</text:p>
          </table:table-cell>
          <table:table-cell table:style-name="ce351" office:value-type="string">
            <text:p>Zoom : {0}%</text:p>
          </table:table-cell>
          <table:table-cell table:style-name="ce410" office:value-type="string">
            <text:p>Zoom: {0}%</text:p>
          </table:table-cell>
          <table:table-cell table:style-name="ce418" office:value-type="string">
            <text:p>Zoom: {0}%</text:p>
          </table:table-cell>
          <table:table-cell table:style-name="ce433" office:value-type="string">
            <text:p>Zoom : {0}%</text:p>
          </table:table-cell>
          <table:table-cell table:style-name="ce440" office:value-type="string">
            <text:p>Zoom: {0}%</text:p>
          </table:table-cell>
          <table:table-cell table:style-name="ce242"/>
          <table:table-cell table:style-name="ce351" office:value-type="string">
            <text:p>Zoom: {0}%</text:p>
          </table:table-cell>
          <table:table-cell table:style-name="ce255" office:value-type="string">
            <text:p>Zoom: {0}%</text:p>
          </table:table-cell>
          <table:table-cell table:style-name="ce351" office:value-type="string">
            <text:p>Zoom: {0}%</text:p>
          </table:table-cell>
          <table:table-cell table:style-name="ce271"/>
          <table:table-cell table:style-name="ce280"/>
          <table:table-cell table:style-name="ce288" office:value-type="string">
            <text:p>Yaklaştır: {0}%</text:p>
          </table:table-cell>
          <table:table-cell table:style-name="ce503" office:value-type="string">
            <text:p>Μεχέθυνση: {0}%</text:p>
          </table:table-cell>
          <table:table-cell table:style-name="ce514" office:value-type="string">
            <text:p>Didinti: {0}%</text:p>
          </table:table-cell>
          <table:table-cell table:style-name="ce315" office:value-type="string">
            <text:p>Zooma : {0}%</text:p>
          </table:table-cell>
          <table:table-cell table:style-name="ce522" office:value-type="string">
            <text:p>Zoom: {0}%</text:p>
          </table:table-cell>
          <table:table-cell table:style-name="ce336" office:value-type="string">
            <text:p>Zoom: {0}%</text:p>
          </table:table-cell>
          <table:table-cell table:style-name="ce182" office:value-type="string">
            <text:p><text:span text:style-name="T4">확대</text:span><text:span text:style-name="T5">: {0}%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ast_Disconnected</text:p>
          </table:table-cell>
          <table:table-cell table:style-name="ce377"/>
          <table:table-cell table:style-name="ce351" office:value-type="string">
            <text:p>Disconnected</text:p>
          </table:table-cell>
          <table:table-cell table:style-name="ce351" office:value-type="string">
            <text:p>Déconnecté</text:p>
          </table:table-cell>
          <table:table-cell table:style-name="ce410" office:value-type="string">
            <text:p>Niet verbonden</text:p>
          </table:table-cell>
          <table:table-cell table:style-name="ce420" office:value-type="string">
            <text:p>getrennt</text:p>
          </table:table-cell>
          <table:table-cell table:style-name="ce433" office:value-type="string">
            <text:p>Desconectado</text:p>
          </table:table-cell>
          <table:table-cell table:style-name="ce440" office:value-type="string">
            <text:p>Desconectado</text:p>
          </table:table-cell>
          <table:table-cell table:style-name="ce242"/>
          <table:table-cell table:style-name="ce250" office:value-type="string">
            <text:p>Scollegato</text:p>
          </table:table-cell>
          <table:table-cell table:style-name="ce255" office:value-type="string">
            <text:p>Deconectat</text:p>
          </table:table-cell>
          <table:table-cell table:style-name="ce262" office:value-type="string">
            <text:p>Kytketty pois</text:p>
          </table:table-cell>
          <table:table-cell table:style-name="ce271"/>
          <table:table-cell table:style-name="ce280"/>
          <table:table-cell table:style-name="ce288" office:value-type="string">
            <text:p>Bağlantı koptu</text:p>
          </table:table-cell>
          <table:table-cell table:style-name="ce503" office:value-type="string">
            <text:p>Αποσύνδεση</text:p>
          </table:table-cell>
          <table:table-cell table:style-name="ce514" office:value-type="string">
            <text:p>Atjungta</text:p>
          </table:table-cell>
          <table:table-cell table:style-name="ce315" office:value-type="string">
            <text:p>Frånkopplad</text:p>
          </table:table-cell>
          <table:table-cell table:style-name="ce522" office:value-type="string">
            <text:p>Afbrudt</text:p>
          </table:table-cell>
          <table:table-cell table:style-name="ce335" office:value-type="string">
            <text:p>Odpojeno</text:p>
          </table:table-cell>
          <table:table-cell table:style-name="ce189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ast_StartRecord</text:p>
          </table:table-cell>
          <table:table-cell table:style-name="ce377"/>
          <table:table-cell table:style-name="ce351" office:value-type="string">
            <text:p>Recording started</text:p>
          </table:table-cell>
          <table:table-cell table:style-name="ce351" office:value-type="string">
            <text:p>Enregistrement démarré</text:p>
          </table:table-cell>
          <table:table-cell table:style-name="ce410" office:value-type="string">
            <text:p>Opname gestart</text:p>
          </table:table-cell>
          <table:table-cell table:style-name="ce420" office:value-type="string">
            <text:p>Aufnahme gestartet</text:p>
          </table:table-cell>
          <table:table-cell table:style-name="ce433" office:value-type="string">
            <text:p>Grabación iniciada</text:p>
          </table:table-cell>
          <table:table-cell table:style-name="ce440" office:value-type="string">
            <text:p>Gravação iniciada</text:p>
          </table:table-cell>
          <table:table-cell table:style-name="ce242"/>
          <table:table-cell table:style-name="ce250" office:value-type="string">
            <text:p>Registrazione iniziata </text:p>
          </table:table-cell>
          <table:table-cell table:style-name="ce255" office:value-type="string">
            <text:p>Înregistrarea a fost pornită</text:p>
          </table:table-cell>
          <table:table-cell table:style-name="ce262" office:value-type="string">
            <text:p>Nauhoitus alkanut</text:p>
          </table:table-cell>
          <table:table-cell table:style-name="ce271"/>
          <table:table-cell table:style-name="ce280"/>
          <table:table-cell table:style-name="ce288" office:value-type="string">
            <text:p>Kayıt başladı</text:p>
          </table:table-cell>
          <table:table-cell table:style-name="ce503" office:value-type="string">
            <text:p>Η εγγραφή ξεκίνησε</text:p>
          </table:table-cell>
          <table:table-cell table:style-name="ce514" office:value-type="string">
            <text:p>Irašymas predėtas</text:p>
          </table:table-cell>
          <table:table-cell table:style-name="ce315" office:value-type="string">
            <text:p>Inspelning startad</text:p>
          </table:table-cell>
          <table:table-cell table:style-name="ce522" office:value-type="string">
            <text:p>Optagelse startet</text:p>
          </table:table-cell>
          <table:table-cell table:style-name="ce335" office:value-type="string">
            <text:p>Záznam byl zahájen</text:p>
          </table:table-cell>
          <table:table-cell table:style-name="ce189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ast_StopRecord</text:p>
          </table:table-cell>
          <table:table-cell table:style-name="ce377"/>
          <table:table-cell table:style-name="ce351" office:value-type="string">
            <text:p>Recording stopped</text:p>
          </table:table-cell>
          <table:table-cell table:style-name="ce351" office:value-type="string">
            <text:p>Enregistrement arrêté</text:p>
          </table:table-cell>
          <table:table-cell table:style-name="ce410" office:value-type="string">
            <text:p>Opname gestopt</text:p>
          </table:table-cell>
          <table:table-cell table:style-name="ce420" office:value-type="string">
            <text:p>Aufnahme gestoppt</text:p>
          </table:table-cell>
          <table:table-cell table:style-name="ce433" office:value-type="string">
            <text:p>Grabación detenida</text:p>
          </table:table-cell>
          <table:table-cell table:style-name="ce440" office:value-type="string">
            <text:p>Gravação interrompida</text:p>
          </table:table-cell>
          <table:table-cell table:style-name="ce242"/>
          <table:table-cell table:style-name="ce250" office:value-type="string">
            <text:p>Registrazione fermata </text:p>
          </table:table-cell>
          <table:table-cell table:style-name="ce255" office:value-type="string">
            <text:p>Înregistrarea a fost oprită</text:p>
          </table:table-cell>
          <table:table-cell table:style-name="ce262" office:value-type="string">
            <text:p>Nauhoitus päättynyt</text:p>
          </table:table-cell>
          <table:table-cell table:style-name="ce271"/>
          <table:table-cell table:style-name="ce280"/>
          <table:table-cell table:style-name="ce288" office:value-type="string">
            <text:p>Kayıt durdu</text:p>
          </table:table-cell>
          <table:table-cell table:style-name="ce503" office:value-type="string">
            <text:p>Η εγγραφή σταμάτησε</text:p>
          </table:table-cell>
          <table:table-cell table:style-name="ce514" office:value-type="string">
            <text:p>Irašymas sustapdytas</text:p>
          </table:table-cell>
          <table:table-cell table:style-name="ce315" office:value-type="string">
            <text:p>Inspelning stoppad</text:p>
          </table:table-cell>
          <table:table-cell table:style-name="ce522" office:value-type="string">
            <text:p>Optagelse stoppet</text:p>
          </table:table-cell>
          <table:table-cell table:style-name="ce335" office:value-type="string">
            <text:p>Záznam byl ukončen</text:p>
          </table:table-cell>
          <table:table-cell table:style-name="ce189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ast_ImageSaved</text:p>
          </table:table-cell>
          <table:table-cell table:style-name="ce377"/>
          <table:table-cell table:style-name="ce351" office:value-type="string">
            <text:p>Image Saved</text:p>
          </table:table-cell>
          <table:table-cell table:style-name="ce351" office:value-type="string">
            <text:p>Image enregistrée</text:p>
          </table:table-cell>
          <table:table-cell table:style-name="ce410" office:value-type="string">
            <text:p>Beeld opgeslagen</text:p>
          </table:table-cell>
          <table:table-cell table:style-name="ce420" office:value-type="string">
            <text:p>Bild gespeichert</text:p>
          </table:table-cell>
          <table:table-cell table:style-name="ce433" office:value-type="string">
            <text:p>Imagen grabada</text:p>
          </table:table-cell>
          <table:table-cell table:style-name="ce440" office:value-type="string">
            <text:p>Imagem salva</text:p>
          </table:table-cell>
          <table:table-cell table:style-name="ce242"/>
          <table:table-cell table:style-name="ce250" office:value-type="string">
            <text:p>Immagine salvata </text:p>
          </table:table-cell>
          <table:table-cell table:style-name="ce255" office:value-type="string">
            <text:p>Imaginea a fost salvată</text:p>
          </table:table-cell>
          <table:table-cell table:style-name="ce262" office:value-type="string">
            <text:p>Kuva tallennettu</text:p>
          </table:table-cell>
          <table:table-cell table:style-name="ce271"/>
          <table:table-cell table:style-name="ce280"/>
          <table:table-cell table:style-name="ce288" office:value-type="string">
            <text:p>İmaj kaydedildi</text:p>
          </table:table-cell>
          <table:table-cell table:style-name="ce503" office:value-type="string">
            <text:p>Η εικόνα σώθηκε</text:p>
          </table:table-cell>
          <table:table-cell table:style-name="ce514" office:value-type="string">
            <text:p>Paveikslėlis išsaugotas</text:p>
          </table:table-cell>
          <table:table-cell table:style-name="ce315" office:value-type="string">
            <text:p>Bild sparad</text:p>
          </table:table-cell>
          <table:table-cell table:style-name="ce522" office:value-type="string">
            <text:p>Billede gemt</text:p>
          </table:table-cell>
          <table:table-cell table:style-name="ce335" office:value-type="string">
            <text:p>Obraz uložen</text:p>
          </table:table-cell>
          <table:table-cell table:style-name="ce189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ToolTip_AddKeyframe</text:p>
          </table:table-cell>
          <table:table-cell table:style-name="ce386"/>
          <table:table-cell table:style-name="ce350" office:value-type="string">
            <text:p>Add a Key Image</text:p>
          </table:table-cell>
          <table:table-cell table:style-name="ce353" office:value-type="string">
            <text:p>Ajouter une Image Clé</text:p>
          </table:table-cell>
          <table:table-cell table:style-name="ce410" office:value-type="string">
            <text:p>Voeg een kernbeeld toe</text:p>
          </table:table-cell>
          <table:table-cell table:style-name="ce418" office:value-type="string">
            <text:p>Füge ein Schlüsselbild hinzu</text:p>
          </table:table-cell>
          <table:table-cell table:style-name="ce432" office:value-type="string">
            <text:p>Añadir un a imàgen clave</text:p>
          </table:table-cell>
          <table:table-cell table:style-name="ce439" office:value-type="string">
            <text:p>Adicionar um Quadro de Imagem</text:p>
          </table:table-cell>
          <table:table-cell table:style-name="ce244" office:value-type="string">
            <text:p>Dodaj kluczowy obraz</text:p>
          </table:table-cell>
          <table:table-cell table:style-name="ce250" office:value-type="string">
            <text:p>Aggiungi un'Immagine Chiave</text:p>
          </table:table-cell>
          <table:table-cell table:style-name="ce255" office:value-type="string">
            <text:p>Adaugă un cadru cheie</text:p>
          </table:table-cell>
          <table:table-cell table:style-name="ce261" office:value-type="string">
            <text:p>Lisää avainkuva</text:p>
          </table:table-cell>
          <table:table-cell table:style-name="ce272" office:value-type="string">
            <text:p>Legg til nøkkelbilde</text:p>
          </table:table-cell>
          <table:table-cell table:style-name="ce280" office:value-type="string">
            <text:p>新增一个关键图像</text:p>
          </table:table-cell>
          <table:table-cell table:style-name="ce286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style-name="ce512" office:value-type="string">
            <text:p>Pridėti pažymėtą paveikslėlį</text:p>
          </table:table-cell>
          <table:table-cell table:style-name="ce315" office:value-type="string">
            <text:p>Lägg till nyckelbild</text:p>
          </table:table-cell>
          <table:table-cell table:style-name="ce524" office:value-type="string">
            <text:p>Tilføj et nøglebillede</text:p>
          </table:table-cell>
          <table:table-cell table:style-name="ce533" office:value-type="string">
            <text:p>Přidat klíčovou pozici</text:p>
          </table:table-cell>
          <table:table-cell table:style-name="ce359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Back</text:p>
          </table:table-cell>
          <table:table-cell table:style-name="ce386"/>
          <table:table-cell table:style-name="ce350" office:value-type="string">
            <text:p>Go to Previous Frame</text:p>
          </table:table-cell>
          <table:table-cell table:style-name="ce353" office:value-type="string">
            <text:p>Aller à l'Image Précédente</text:p>
          </table:table-cell>
          <table:table-cell table:style-name="ce410" office:value-type="string">
            <text:p>Ga naar vorige frame</text:p>
          </table:table-cell>
          <table:table-cell table:style-name="ce418" office:value-type="string">
            <text:p>zum vorherigen Bild</text:p>
          </table:table-cell>
          <table:table-cell table:style-name="ce432" office:value-type="string">
            <text:p>Ir a la imagen anterior</text:p>
          </table:table-cell>
          <table:table-cell table:style-name="ce439" office:value-type="string">
            <text:p>Voltar ao Quadro Anterior</text:p>
          </table:table-cell>
          <table:table-cell table:style-name="ce241" office:value-type="string">
            <text:p>Idź do poprzedniej klatki</text:p>
          </table:table-cell>
          <table:table-cell table:style-name="ce250" office:value-type="string">
            <text:p>Vai al Fotogramma precedente</text:p>
          </table:table-cell>
          <table:table-cell table:style-name="ce255" office:value-type="string">
            <text:p>Mergi către cadrul precedent</text:p>
          </table:table-cell>
          <table:table-cell table:style-name="ce261" office:value-type="string">
            <text:p>Mene edelliseen kuvaan</text:p>
          </table:table-cell>
          <table:table-cell table:style-name="ce272" office:value-type="string">
            <text:p>Gå til forrige bilde</text:p>
          </table:table-cell>
          <table:table-cell table:style-name="ce280" office:value-type="string">
            <text:p>转到上一帧</text:p>
          </table:table-cell>
          <table:table-cell table:style-name="ce286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style-name="ce512" office:value-type="string">
            <text:p>Pereiti į ankstesnį kadrą</text:p>
          </table:table-cell>
          <table:table-cell table:style-name="ce315" office:value-type="string">
            <text:p>Gå till föregående bild</text:p>
          </table:table-cell>
          <table:table-cell table:style-name="ce524" office:value-type="string">
            <text:p>Gå til forrige billede</text:p>
          </table:table-cell>
          <table:table-cell table:style-name="ce533" office:value-type="string">
            <text:p>Přejít na předcházející snímek </text:p>
          </table:table-cell>
          <table:table-cell table:style-name="ce359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ColorProfile</text:p>
          </table:table-cell>
          <table:table-cell table:style-name="ce386"/>
          <table:table-cell table:style-name="ce350" office:value-type="string">
            <text:p>Color Profile</text:p>
          </table:table-cell>
          <table:table-cell table:style-name="ce353" office:value-type="string">
            <text:p>Profil Couleur</text:p>
          </table:table-cell>
          <table:table-cell table:style-name="ce410" office:value-type="string">
            <text:p>Kleurprofiel</text:p>
          </table:table-cell>
          <table:table-cell table:style-name="ce418" office:value-type="string">
            <text:p>Farbprofil</text:p>
          </table:table-cell>
          <table:table-cell table:style-name="ce432" office:value-type="string">
            <text:p>Perfil Color</text:p>
          </table:table-cell>
          <table:table-cell table:style-name="ce439" office:value-type="string">
            <text:p>Perfil de Cores</text:p>
          </table:table-cell>
          <table:table-cell table:style-name="ce241" office:value-type="string">
            <text:p>Profil koloru</text:p>
          </table:table-cell>
          <table:table-cell table:style-name="ce250" office:value-type="string">
            <text:p>Impostazioni Colore</text:p>
          </table:table-cell>
          <table:table-cell table:style-name="ce255" office:value-type="string">
            <text:p>Profil Culoare</text:p>
          </table:table-cell>
          <table:table-cell table:style-name="ce261" office:value-type="string">
            <text:p>Väriprofiili</text:p>
          </table:table-cell>
          <table:table-cell table:style-name="ce272" office:value-type="string">
            <text:p>Fargeprofil</text:p>
          </table:table-cell>
          <table:table-cell table:style-name="ce280" office:value-type="string">
            <text:p>颜色配置</text:p>
          </table:table-cell>
          <table:table-cell table:style-name="ce286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style-name="ce512" office:value-type="string">
            <text:p>Spalvų profilis</text:p>
          </table:table-cell>
          <table:table-cell table:style-name="ce315" office:value-type="string">
            <text:p>Färgprofil</text:p>
          </table:table-cell>
          <table:table-cell table:style-name="ce524" office:value-type="string">
            <text:p>Farveprofil</text:p>
          </table:table-cell>
          <table:table-cell table:style-name="ce533" office:value-type="string">
            <text:p>Barevný profil</text:p>
          </table:table-cell>
          <table:table-cell table:style-name="ce359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0">
          <table:table-cell table:style-name="ce136" office:value-type="string">
            <text:p>ToolTip_CommonCtrl_DisableMerge</text:p>
          </table:table-cell>
          <table:table-cell table:style-name="ce377"/>
          <table:table-cell table:style-name="ce351" office:value-type="string">
            <text:p>Disable superposition of images</text:p>
          </table:table-cell>
          <table:table-cell table:style-name="ce354" office:value-type="string">
            <text:p>Désactiver la superposition des images</text:p>
          </table:table-cell>
          <table:table-cell table:style-name="ce410" office:value-type="string">
            <text:p>Deactiveer superposition van de beelden</text:p>
          </table:table-cell>
          <table:table-cell table:style-name="ce418" office:value-type="string">
            <text:p>Bildüberlagerung deaktivieren</text:p>
          </table:table-cell>
          <table:table-cell table:style-name="ce432" office:value-type="string">
            <text:p>Desactivar la superposición de imágenes</text:p>
          </table:table-cell>
          <table:table-cell table:style-name="ce439" office:value-type="string">
            <text:p>Desabilitar sobreposição de imagens.</text:p>
          </table:table-cell>
          <table:table-cell table:style-name="ce360"/>
          <table:table-cell table:style-name="ce250" office:value-type="string">
            <text:p>Disabilita la sovrapposizione di immagini</text:p>
          </table:table-cell>
          <table:table-cell table:style-name="ce255" office:value-type="string">
            <text:p>Dezactiveaza superpozitia cadrelor</text:p>
          </table:table-cell>
          <table:table-cell table:style-name="ce262" office:value-type="string">
            <text:p>Sulje kuvien päällekkäisyystoiminto</text:p>
          </table:table-cell>
          <table:table-cell table:style-name="ce271" office:value-type="string">
            <text:p>Deaktiver superposisjon av bilde</text:p>
          </table:table-cell>
          <table:table-cell table:style-name="ce280" office:value-type="string">
            <text:p>禁用叠加图像</text:p>
          </table:table-cell>
          <table:table-cell table:style-name="ce287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512" office:value-type="string">
            <text:p>Išjungti paveikslėlio superpozicia</text:p>
          </table:table-cell>
          <table:table-cell table:style-name="ce315" office:value-type="string">
            <text:p>Inaktivera överlagring av bilder</text:p>
          </table:table-cell>
          <table:table-cell table:style-name="ce522" office:value-type="string">
            <text:p>Aktiver "overlay" af billeder</text:p>
          </table:table-cell>
          <table:table-cell table:style-name="ce335" office:value-type="string">
            <text:p>Neumožnit superpozici obrazů</text:p>
          </table:table-cell>
          <table:table-cell table:style-name="ce189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32" table:number-columns-repeated="1002"/>
          <table:table-cell/>
        </table:table-row>
        <table:table-row table:style-name="ro20">
          <table:table-cell table:style-name="ce136" office:value-type="string">
            <text:p>ToolTip_CommonCtrl_EnableMerge</text:p>
          </table:table-cell>
          <table:table-cell table:style-name="ce377"/>
          <table:table-cell table:style-name="ce351" office:value-type="string">
            <text:p>Enable superposition of images</text:p>
          </table:table-cell>
          <table:table-cell table:style-name="ce354" office:value-type="string">
            <text:p>Activer la superposition des images</text:p>
          </table:table-cell>
          <table:table-cell table:style-name="ce410" office:value-type="string">
            <text:p>Activeer superposition van de beelden</text:p>
          </table:table-cell>
          <table:table-cell table:style-name="ce418" office:value-type="string">
            <text:p>Bildüberlagerung aktivieren</text:p>
          </table:table-cell>
          <table:table-cell table:style-name="ce432" office:value-type="string">
            <text:p>Activar la superposición de imágenes</text:p>
          </table:table-cell>
          <table:table-cell table:style-name="ce439" office:value-type="string">
            <text:p>Habilitar sobreposição de imagens.</text:p>
          </table:table-cell>
          <table:table-cell table:style-name="ce360"/>
          <table:table-cell table:style-name="ce250" office:value-type="string">
            <text:p>Abilita la sovrapposizione di immagini</text:p>
          </table:table-cell>
          <table:table-cell table:style-name="ce255" office:value-type="string">
            <text:p>Activeaza superpozitia cadrelor</text:p>
          </table:table-cell>
          <table:table-cell table:style-name="ce262" office:value-type="string">
            <text:p>Mahdollista kuvien päällekkäisyys</text:p>
          </table:table-cell>
          <table:table-cell table:style-name="ce271" office:value-type="string">
            <text:p>Aktiver superposisjon av bilde</text:p>
          </table:table-cell>
          <table:table-cell table:style-name="ce280" office:value-type="string">
            <text:p>启用叠加图像</text:p>
          </table:table-cell>
          <table:table-cell table:style-name="ce287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512" office:value-type="string">
            <text:p>Įjungti paveikslėlio superpozicia</text:p>
          </table:table-cell>
          <table:table-cell table:style-name="ce315" office:value-type="string">
            <text:p>Aktivera överlagring av bilder</text:p>
          </table:table-cell>
          <table:table-cell table:style-name="ce522" office:value-type="string">
            <text:p>Deaktiver "overlay" af billeder</text:p>
          </table:table-cell>
          <table:table-cell table:style-name="ce335" office:value-type="string">
            <text:p>Umožnit superpozici obrazů</text:p>
          </table:table-cell>
          <table:table-cell table:style-name="ce540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ToolTip_DevicePicker</text:p>
          </table:table-cell>
          <table:table-cell table:style-name="ce377"/>
          <table:table-cell table:style-name="ce351" office:value-type="string">
            <text:p>Select source</text:p>
          </table:table-cell>
          <table:table-cell table:style-name="ce354" office:value-type="string">
            <text:p>Choisir la source</text:p>
          </table:table-cell>
          <table:table-cell table:style-name="ce410" office:value-type="string">
            <text:p>Kies opnamebron</text:p>
          </table:table-cell>
          <table:table-cell table:style-name="ce420" office:value-type="string">
            <text:p>Quelle wählen</text:p>
          </table:table-cell>
          <table:table-cell table:style-name="ce433" office:value-type="string">
            <text:p>Seleccione la cámara</text:p>
          </table:table-cell>
          <table:table-cell table:style-name="ce440" office:value-type="string">
            <text:p>Selecionar dispositivo</text:p>
          </table:table-cell>
          <table:table-cell table:style-name="ce453"/>
          <table:table-cell table:style-name="ce250" office:value-type="string">
            <text:p>Scegli la sorgente</text:p>
          </table:table-cell>
          <table:table-cell table:style-name="ce255" office:value-type="string">
            <text:p>Selectaţi sursa</text:p>
          </table:table-cell>
          <table:table-cell table:style-name="ce262" office:value-type="string">
            <text:p>Valitse lähde</text:p>
          </table:table-cell>
          <table:table-cell table:style-name="ce271"/>
          <table:table-cell table:style-name="ce280"/>
          <table:table-cell table:style-name="ce288" office:value-type="string">
            <text:p>Kaynak seç</text:p>
          </table:table-cell>
          <table:table-cell table:style-name="ce503" office:value-type="string">
            <text:p>Επολογή πηγής</text:p>
          </table:table-cell>
          <table:table-cell table:style-name="ce514" office:value-type="string">
            <text:p>Pasirinkite šaltinį</text:p>
          </table:table-cell>
          <table:table-cell table:style-name="ce315" office:value-type="string">
            <text:p>Välj källa</text:p>
          </table:table-cell>
          <table:table-cell table:style-name="ce522" office:value-type="string">
            <text:p>Vælg kilde</text:p>
          </table:table-cell>
          <table:table-cell table:style-name="ce335" office:value-type="string">
            <text:p>Vyber zdroj</text:p>
          </table:table-cell>
          <table:table-cell table:style-name="ce189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ToolTip_DrawingToolAngle2D</text:p>
          </table:table-cell>
          <table:table-cell table:style-name="ce386"/>
          <table:table-cell table:style-name="ce350" office:value-type="string">
            <text:p>Angle</text:p>
          </table:table-cell>
          <table:table-cell table:style-name="ce353" office:value-type="string">
            <text:p>Angle</text:p>
          </table:table-cell>
          <table:table-cell table:style-name="ce410" office:value-type="string">
            <text:p>Hoek</text:p>
          </table:table-cell>
          <table:table-cell table:style-name="ce418" office:value-type="string">
            <text:p>Winkelmessung</text:p>
          </table:table-cell>
          <table:table-cell table:style-name="ce432" office:value-type="string">
            <text:p>Angulo</text:p>
          </table:table-cell>
          <table:table-cell table:style-name="ce439" office:value-type="string">
            <text:p>Ângulo</text:p>
          </table:table-cell>
          <table:table-cell table:style-name="ce241" office:value-type="string">
            <text:p>Kąt</text:p>
          </table:table-cell>
          <table:table-cell table:style-name="ce250" office:value-type="string">
            <text:p>Angolo</text:p>
          </table:table-cell>
          <table:table-cell table:style-name="ce255" office:value-type="string">
            <text:p>Unghi</text:p>
          </table:table-cell>
          <table:table-cell table:style-name="ce261" office:value-type="string">
            <text:p>Kulma</text:p>
          </table:table-cell>
          <table:table-cell table:style-name="ce272" office:value-type="string">
            <text:p>Vinkel</text:p>
          </table:table-cell>
          <table:table-cell table:style-name="ce280" office:value-type="string">
            <text:p>角度</text:p>
          </table:table-cell>
          <table:table-cell table:style-name="ce286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style-name="ce512" office:value-type="string">
            <text:p>Kampas</text:p>
          </table:table-cell>
          <table:table-cell table:style-name="ce315" office:value-type="string">
            <text:p>Vinkel</text:p>
          </table:table-cell>
          <table:table-cell table:style-name="ce524" office:value-type="string">
            <text:p>Vinkel</text:p>
          </table:table-cell>
          <table:table-cell table:style-name="ce533" office:value-type="string">
            <text:p>Úhel</text:p>
          </table:table-cell>
          <table:table-cell table:style-name="ce541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ToolTip_DrawingToolChrono</text:p>
          </table:table-cell>
          <table:table-cell table:style-name="ce377"/>
          <table:table-cell table:style-name="ce351" office:value-type="string">
            <text:p>Stopwatch</text:p>
          </table:table-cell>
          <table:table-cell table:style-name="ce168" office:value-type="string">
            <text:p>Chronomètre</text:p>
          </table:table-cell>
          <table:table-cell table:style-name="ce410" office:value-type="string">
            <text:p>Stopwatch/tijdas</text:p>
          </table:table-cell>
          <table:table-cell table:style-name="ce418" office:value-type="string">
            <text:p>Stoppuhr/Zeitachse</text:p>
          </table:table-cell>
          <table:table-cell table:style-name="ce432" office:value-type="string">
            <text:p>Cronómetro</text:p>
          </table:table-cell>
          <table:table-cell table:style-name="ce439" office:value-type="string">
            <text:p>Cronômetro</text:p>
          </table:table-cell>
          <table:table-cell table:style-name="ce360"/>
          <table:table-cell table:style-name="ce465" office:value-type="string">
            <text:p>Cronometro</text:p>
          </table:table-cell>
          <table:table-cell table:style-name="ce473" office:value-type="string">
            <text:p>Cronometru</text:p>
          </table:table-cell>
          <table:table-cell table:style-name="ce262" office:value-type="string">
            <text:p>Ajanotto</text:p>
          </table:table-cell>
          <table:table-cell table:style-name="ce271" office:value-type="string">
            <text:p>Stoppeklokke</text:p>
          </table:table-cell>
          <table:table-cell table:style-name="ce280" office:value-type="string">
            <text:p>秒表</text:p>
          </table:table-cell>
          <table:table-cell table:style-name="ce287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512" office:value-type="string">
            <text:p>Chronometras</text:p>
          </table:table-cell>
          <table:table-cell table:style-name="ce315" office:value-type="string">
            <text:p>Stoppur</text:p>
          </table:table-cell>
          <table:table-cell table:style-name="ce522" office:value-type="string">
            <text:p>Stopur</text:p>
          </table:table-cell>
          <table:table-cell table:style-name="ce335" office:value-type="string">
            <text:p>Stopky</text:p>
          </table:table-cell>
          <table:table-cell table:style-name="ce540" office:value-type="string">
            <text:p>초 시계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376" office:value-type="string">
            <text:p>ToolTip_DrawingToolCircle</text:p>
          </table:table-cell>
          <table:table-cell table:style-name="ce377"/>
          <table:table-cell table:style-name="ce351" office:value-type="string">
            <text:p>Circle</text:p>
          </table:table-cell>
          <table:table-cell table:style-name="ce168" office:value-type="string">
            <text:p>Cercle</text:p>
          </table:table-cell>
          <table:table-cell table:style-name="ce410" office:value-type="string">
            <text:p>Cirkel</text:p>
          </table:table-cell>
          <table:table-cell table:style-name="ce420" office:value-type="string">
            <text:p>Kreis</text:p>
          </table:table-cell>
          <table:table-cell table:style-name="ce433" office:value-type="string">
            <text:p>Círculo</text:p>
          </table:table-cell>
          <table:table-cell table:style-name="ce440" office:value-type="string">
            <text:p>Circulo</text:p>
          </table:table-cell>
          <table:table-cell table:style-name="ce453"/>
          <table:table-cell table:style-name="ce465" office:value-type="string">
            <text:p>Cerchio</text:p>
          </table:table-cell>
          <table:table-cell table:style-name="ce473" office:value-type="string">
            <text:p>Cerc</text:p>
          </table:table-cell>
          <table:table-cell table:style-name="ce262" office:value-type="string">
            <text:p>Ympyrä</text:p>
          </table:table-cell>
          <table:table-cell table:style-name="ce271"/>
          <table:table-cell table:style-name="ce280"/>
          <table:table-cell table:style-name="ce288" office:value-type="string">
            <text:p>Daire</text:p>
          </table:table-cell>
          <table:table-cell table:style-name="ce503" office:value-type="string">
            <text:p>Κύκλος</text:p>
          </table:table-cell>
          <table:table-cell table:style-name="ce514" office:value-type="string">
            <text:p>Apskritimas</text:p>
          </table:table-cell>
          <table:table-cell table:style-name="ce315" office:value-type="string">
            <text:p>Cirkel</text:p>
          </table:table-cell>
          <table:table-cell table:style-name="ce522" office:value-type="string">
            <text:p>Cirkel</text:p>
          </table:table-cell>
          <table:table-cell table:style-name="ce335" office:value-type="string">
            <text:p>Kružnice</text:p>
          </table:table-cell>
          <table:table-cell table:style-name="ce540" office:value-type="string">
            <text:p>원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ToolTip_DrawingToolCross2D</text:p>
          </table:table-cell>
          <table:table-cell table:style-name="ce386"/>
          <table:table-cell table:style-name="ce350" office:value-type="string">
            <text:p>Cross Marker</text:p>
          </table:table-cell>
          <table:table-cell table:style-name="ce353" office:value-type="string">
            <text:p>Marqueur en Croix</text:p>
          </table:table-cell>
          <table:table-cell table:style-name="ce410" office:value-type="string">
            <text:p>Kruis markeerder</text:p>
          </table:table-cell>
          <table:table-cell table:style-name="ce419" office:value-type="string">
            <text:p>Marker setzen</text:p>
          </table:table-cell>
          <table:table-cell table:style-name="ce432" office:value-type="string">
            <text:p>Marcador en Cruz </text:p>
          </table:table-cell>
          <table:table-cell table:style-name="ce439" office:value-type="string">
            <text:p>Marcador em Cruz</text:p>
          </table:table-cell>
          <table:table-cell table:style-name="ce244" office:value-type="string">
            <text:p>Krzyżyk</text:p>
          </table:table-cell>
          <table:table-cell table:style-name="ce250" office:value-type="string">
            <text:p>Marcatori a croce</text:p>
          </table:table-cell>
          <table:table-cell table:style-name="ce255" office:value-type="string">
            <text:p>Marker cruce</text:p>
          </table:table-cell>
          <table:table-cell table:style-name="ce261" office:value-type="string">
            <text:p>Markkeri</text:p>
          </table:table-cell>
          <table:table-cell table:style-name="ce272" office:value-type="string">
            <text:p>Kryss markering</text:p>
          </table:table-cell>
          <table:table-cell table:style-name="ce280" office:value-type="string">
            <text:p>交叉标记</text:p>
          </table:table-cell>
          <table:table-cell table:style-name="ce286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style-name="ce512" office:value-type="string">
            <text:p>Judesio žymė</text:p>
          </table:table-cell>
          <table:table-cell table:style-name="ce315" office:value-type="string">
            <text:p>Kryssmarkör</text:p>
          </table:table-cell>
          <table:table-cell table:style-name="ce524" office:value-type="string">
            <text:p>Markeringskryds</text:p>
          </table:table-cell>
          <table:table-cell table:style-name="ce533" office:value-type="string">
            <text:p>Křížek</text:p>
          </table:table-cell>
          <table:table-cell table:style-name="ce359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DrawingToolLine2D</text:p>
          </table:table-cell>
          <table:table-cell table:style-name="ce386"/>
          <table:table-cell table:style-name="ce350" office:value-type="string">
            <text:p>Line</text:p>
          </table:table-cell>
          <table:table-cell table:style-name="ce353" office:value-type="string">
            <text:p>Ligne</text:p>
          </table:table-cell>
          <table:table-cell table:style-name="ce410" office:value-type="string">
            <text:p>Lijn</text:p>
          </table:table-cell>
          <table:table-cell table:style-name="ce418" office:value-type="string">
            <text:p>Linie/Längenmessung</text:p>
          </table:table-cell>
          <table:table-cell table:style-name="ce432" office:value-type="string">
            <text:p>Linea</text:p>
          </table:table-cell>
          <table:table-cell table:style-name="ce439" office:value-type="string">
            <text:p>Linha</text:p>
          </table:table-cell>
          <table:table-cell table:style-name="ce241" office:value-type="string">
            <text:p>Linia</text:p>
          </table:table-cell>
          <table:table-cell table:style-name="ce250" office:value-type="string">
            <text:p>Linea</text:p>
          </table:table-cell>
          <table:table-cell table:style-name="ce255" office:value-type="string">
            <text:p>Linie</text:p>
          </table:table-cell>
          <table:table-cell table:style-name="ce261" office:value-type="string">
            <text:p>Viiva</text:p>
          </table:table-cell>
          <table:table-cell table:style-name="ce272" office:value-type="string">
            <text:p>Linje</text:p>
          </table:table-cell>
          <table:table-cell table:style-name="ce280" office:value-type="string">
            <text:p>线</text:p>
          </table:table-cell>
          <table:table-cell table:style-name="ce286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style-name="ce512" office:value-type="string">
            <text:p>Linija</text:p>
          </table:table-cell>
          <table:table-cell table:style-name="ce315" office:value-type="string">
            <text:p>Linje</text:p>
          </table:table-cell>
          <table:table-cell table:style-name="ce524" office:value-type="string">
            <text:p>Linje</text:p>
          </table:table-cell>
          <table:table-cell table:style-name="ce533" office:value-type="string">
            <text:p>Linka</text:p>
          </table:table-cell>
          <table:table-cell table:style-name="ce541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DrawingToolPencil</text:p>
          </table:table-cell>
          <table:table-cell table:style-name="ce386"/>
          <table:table-cell table:style-name="ce350" office:value-type="string">
            <text:p>Pencil</text:p>
          </table:table-cell>
          <table:table-cell table:style-name="ce353" office:value-type="string">
            <text:p>Crayon</text:p>
          </table:table-cell>
          <table:table-cell table:style-name="ce410" office:value-type="string">
            <text:p>Potlood</text:p>
          </table:table-cell>
          <table:table-cell table:style-name="ce418" office:value-type="string">
            <text:p>Stift</text:p>
          </table:table-cell>
          <table:table-cell table:style-name="ce432" office:value-type="string">
            <text:p>Lapiz</text:p>
          </table:table-cell>
          <table:table-cell table:style-name="ce439" office:value-type="string">
            <text:p>Lápis</text:p>
          </table:table-cell>
          <table:table-cell table:style-name="ce241" office:value-type="string">
            <text:p>Ołówek</text:p>
          </table:table-cell>
          <table:table-cell table:style-name="ce250" office:value-type="string">
            <text:p>Matita</text:p>
          </table:table-cell>
          <table:table-cell table:style-name="ce255" office:value-type="string">
            <text:p>Creion</text:p>
          </table:table-cell>
          <table:table-cell table:style-name="ce261" office:value-type="string">
            <text:p>Kynä</text:p>
          </table:table-cell>
          <table:table-cell table:style-name="ce272" office:value-type="string">
            <text:p>Blyant</text:p>
          </table:table-cell>
          <table:table-cell table:style-name="ce280" office:value-type="string">
            <text:p>铅笔</text:p>
          </table:table-cell>
          <table:table-cell table:style-name="ce286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style-name="ce512" office:value-type="string">
            <text:p>Pieštukas</text:p>
          </table:table-cell>
          <table:table-cell table:style-name="ce315" office:value-type="string">
            <text:p>Penna</text:p>
          </table:table-cell>
          <table:table-cell table:style-name="ce524" office:value-type="string">
            <text:p>Blyant</text:p>
          </table:table-cell>
          <table:table-cell table:style-name="ce533" office:value-type="string">
            <text:p>Tužka</text:p>
          </table:table-cell>
          <table:table-cell table:style-name="ce541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DrawingToolPointer</text:p>
          </table:table-cell>
          <table:table-cell table:style-name="ce386"/>
          <table:table-cell table:style-name="ce350" office:value-type="string">
            <text:p>Move</text:p>
          </table:table-cell>
          <table:table-cell table:style-name="ce353" office:value-type="string">
            <text:p>Déplacement</text:p>
          </table:table-cell>
          <table:table-cell table:style-name="ce410" office:value-type="string">
            <text:p>Verplaats</text:p>
          </table:table-cell>
          <table:table-cell table:style-name="ce418" office:value-type="string">
            <text:p>Bewegen</text:p>
          </table:table-cell>
          <table:table-cell table:style-name="ce432" office:value-type="string">
            <text:p>Desplazamiento</text:p>
          </table:table-cell>
          <table:table-cell table:style-name="ce439" office:value-type="string">
            <text:p>Mover</text:p>
          </table:table-cell>
          <table:table-cell table:style-name="ce241" office:value-type="string">
            <text:p>Przesuń</text:p>
          </table:table-cell>
          <table:table-cell table:style-name="ce250" office:value-type="string">
            <text:p>Sposta</text:p>
          </table:table-cell>
          <table:table-cell table:style-name="ce255" office:value-type="string">
            <text:p>Mutare</text:p>
          </table:table-cell>
          <table:table-cell table:style-name="ce261" office:value-type="string">
            <text:p>Siirrä</text:p>
          </table:table-cell>
          <table:table-cell table:style-name="ce272" office:value-type="string">
            <text:p>Flytt</text:p>
          </table:table-cell>
          <table:table-cell table:style-name="ce280" office:value-type="string">
            <text:p>移动</text:p>
          </table:table-cell>
          <table:table-cell table:style-name="ce286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style-name="ce512" office:value-type="string">
            <text:p>Perkelti</text:p>
          </table:table-cell>
          <table:table-cell table:style-name="ce315" office:value-type="string">
            <text:p>Flytta</text:p>
          </table:table-cell>
          <table:table-cell table:style-name="ce524" office:value-type="string">
            <text:p>Flyt</text:p>
          </table:table-cell>
          <table:table-cell table:style-name="ce533" office:value-type="string">
            <text:p>Posun</text:p>
          </table:table-cell>
          <table:table-cell table:style-name="ce541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DrawingToolText</text:p>
          </table:table-cell>
          <table:table-cell table:style-name="ce386"/>
          <table:table-cell table:style-name="ce350" office:value-type="string">
            <text:p>Text</text:p>
          </table:table-cell>
          <table:table-cell table:style-name="ce353" office:value-type="string">
            <text:p>Texte</text:p>
          </table:table-cell>
          <table:table-cell table:style-name="ce410" office:value-type="string">
            <text:p>Tekst</text:p>
          </table:table-cell>
          <table:table-cell table:style-name="ce418" office:value-type="string">
            <text:p>Text</text:p>
          </table:table-cell>
          <table:table-cell table:style-name="ce432" office:value-type="string">
            <text:p>Texto</text:p>
          </table:table-cell>
          <table:table-cell table:style-name="ce439" office:value-type="string">
            <text:p>Texto</text:p>
          </table:table-cell>
          <table:table-cell table:style-name="ce241" office:value-type="string">
            <text:p>Tekst</text:p>
          </table:table-cell>
          <table:table-cell table:style-name="ce250" office:value-type="string">
            <text:p>Testo</text:p>
          </table:table-cell>
          <table:table-cell table:style-name="ce255" office:value-type="string">
            <text:p>Text</text:p>
          </table:table-cell>
          <table:table-cell table:style-name="ce261" office:value-type="string">
            <text:p>Teksti</text:p>
          </table:table-cell>
          <table:table-cell table:style-name="ce272" office:value-type="string">
            <text:p>Tekst</text:p>
          </table:table-cell>
          <table:table-cell table:style-name="ce280" office:value-type="string">
            <text:p>文字</text:p>
          </table:table-cell>
          <table:table-cell table:style-name="ce286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style-name="ce512" office:value-type="string">
            <text:p>Tekstas</text:p>
          </table:table-cell>
          <table:table-cell table:style-name="ce315" office:value-type="string">
            <text:p>Text</text:p>
          </table:table-cell>
          <table:table-cell table:style-name="ce524" office:value-type="string">
            <text:p>Tekst</text:p>
          </table:table-cell>
          <table:table-cell table:style-name="ce533" office:value-type="string">
            <text:p>Text</text:p>
          </table:table-cell>
          <table:table-cell table:style-name="ce541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138" office:value-type="string">
            <text:p>ToolTip_DrawingToolArrow</text:p>
          </table:table-cell>
          <table:table-cell table:style-name="ce392"/>
          <table:table-cell table:style-name="ce402" office:value-type="string">
            <text:p>Arrow</text:p>
          </table:table-cell>
          <table:table-cell table:style-name="ce407" office:value-type="string">
            <text:p>Flèche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463"/>
          <table:table-cell table:style-name="ce470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7"/>
          <table:table-cell table:style-name="ce553" table:number-columns-repeated="1002"/>
          <table:table-cell table:style-name="ce344"/>
        </table:table-row>
        <table:table-row table:style-name="ro12">
          <table:table-cell table:style-name="ce138" office:value-type="string">
            <text:p>ToolTip_DrawingToolSpotlight</text:p>
          </table:table-cell>
          <table:table-cell table:style-name="ce392"/>
          <table:table-cell table:style-name="ce402" office:value-type="string">
            <text:p>Spotlight</text:p>
          </table:table-cell>
          <table:table-cell table:style-name="ce407" office:value-type="string">
            <text:p>Projecteur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463"/>
          <table:table-cell table:style-name="ce470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7"/>
          <table:table-cell table:style-name="ce553" table:number-columns-repeated="1002"/>
          <table:table-cell table:style-name="ce344"/>
        </table:table-row>
        <table:table-row table:style-name="ro12">
          <table:table-cell table:style-name="ce138" office:value-type="string">
            <text:p>ToolTip_DrawingToolAutonumbers</text:p>
          </table:table-cell>
          <table:table-cell table:style-name="ce392"/>
          <table:table-cell table:style-name="ce402" office:value-type="string">
            <text:p>Auto numbers</text:p>
          </table:table-cell>
          <table:table-cell table:style-name="ce407" office:value-type="string">
            <text:p>Numérotation auto</text:p>
          </table:table-cell>
          <table:table-cell table:style-name="ce413"/>
          <table:table-cell table:style-name="ce425"/>
          <table:table-cell table:style-name="ce437"/>
          <table:table-cell table:style-name="ce448"/>
          <table:table-cell table:style-name="ce463"/>
          <table:table-cell table:style-name="ce470"/>
          <table:table-cell table:style-name="ce257"/>
          <table:table-cell table:style-name="ce264"/>
          <table:table-cell table:style-name="ce274"/>
          <table:table-cell table:style-name="ce497"/>
          <table:table-cell table:style-name="ce290"/>
          <table:table-cell table:style-name="ce508"/>
          <table:table-cell table:style-name="ce517"/>
          <table:table-cell table:style-name="ce521"/>
          <table:table-cell table:style-name="ce530"/>
          <table:table-cell table:style-name="ce538"/>
          <table:table-cell table:style-name="ce547"/>
          <table:table-cell table:style-name="ce553" table:number-columns-repeated="1002"/>
          <table:table-cell table:style-name="ce344"/>
        </table:table-row>
        <table:table-row table:style-name="ro12">
          <table:table-cell table:style-name="ce135" office:value-type="string">
            <text:p>ToolTip_First</text:p>
          </table:table-cell>
          <table:table-cell table:style-name="ce386"/>
          <table:table-cell table:style-name="ce350" office:value-type="string">
            <text:p>Go Back to Beginning</text:p>
          </table:table-cell>
          <table:table-cell table:style-name="ce353" office:value-type="string">
            <text:p>Retourner au Début</text:p>
          </table:table-cell>
          <table:table-cell table:style-name="ce410" office:value-type="string">
            <text:p>Ga terug naar het begin</text:p>
          </table:table-cell>
          <table:table-cell table:style-name="ce418" office:value-type="string">
            <text:p>zum Anfang</text:p>
          </table:table-cell>
          <table:table-cell table:style-name="ce432" office:value-type="string">
            <text:p>Volver al Principio</text:p>
          </table:table-cell>
          <table:table-cell table:style-name="ce439" office:value-type="string">
            <text:p>Voltar ao Início</text:p>
          </table:table-cell>
          <table:table-cell table:style-name="ce241" office:value-type="string">
            <text:p>Idź do początku</text:p>
          </table:table-cell>
          <table:table-cell table:style-name="ce250" office:value-type="string">
            <text:p>Torna all'Inizio</text:p>
          </table:table-cell>
          <table:table-cell table:style-name="ce255" office:value-type="string">
            <text:p>Mergi la început</text:p>
          </table:table-cell>
          <table:table-cell table:style-name="ce261" office:value-type="string">
            <text:p>Palaa alkuun</text:p>
          </table:table-cell>
          <table:table-cell table:style-name="ce272" office:value-type="string">
            <text:p>Gå tilbake til start</text:p>
          </table:table-cell>
          <table:table-cell table:style-name="ce280" office:value-type="string">
            <text:p>回到开始</text:p>
          </table:table-cell>
          <table:table-cell table:style-name="ce286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style-name="ce512" office:value-type="string">
            <text:p>Nuo pradžių</text:p>
          </table:table-cell>
          <table:table-cell table:style-name="ce315" office:value-type="string">
            <text:p>Gå tillbaka till början</text:p>
          </table:table-cell>
          <table:table-cell table:style-name="ce524" office:value-type="string">
            <text:p>Gå tibage til begyndelsen</text:p>
          </table:table-cell>
          <table:table-cell table:style-name="ce533" office:value-type="string">
            <text:p>Zpět na začátek</text:p>
          </table:table-cell>
          <table:table-cell table:style-name="ce359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Last</text:p>
          </table:table-cell>
          <table:table-cell table:style-name="ce386"/>
          <table:table-cell table:style-name="ce350" office:value-type="string">
            <text:p>Jump to End</text:p>
          </table:table-cell>
          <table:table-cell table:style-name="ce353" office:value-type="string">
            <text:p>Aller à la Fin</text:p>
          </table:table-cell>
          <table:table-cell table:style-name="ce410" office:value-type="string">
            <text:p>Spring naar het eind</text:p>
          </table:table-cell>
          <table:table-cell table:style-name="ce418" office:value-type="string">
            <text:p>zum Ende</text:p>
          </table:table-cell>
          <table:table-cell table:style-name="ce432" office:value-type="string">
            <text:p>Ir al final.</text:p>
          </table:table-cell>
          <table:table-cell table:style-name="ce439" office:value-type="string">
            <text:p>Pular para o Final</text:p>
          </table:table-cell>
          <table:table-cell table:style-name="ce241" office:value-type="string">
            <text:p>Skocz na koniec</text:p>
          </table:table-cell>
          <table:table-cell table:style-name="ce250" office:value-type="string">
            <text:p>Salta alla Fine</text:p>
          </table:table-cell>
          <table:table-cell table:style-name="ce255" office:value-type="string">
            <text:p>Mergi la sfârşit</text:p>
          </table:table-cell>
          <table:table-cell table:style-name="ce261" office:value-type="string">
            <text:p>Siirry loppuun</text:p>
          </table:table-cell>
          <table:table-cell table:style-name="ce272" office:value-type="string">
            <text:p>Hopp til slutt</text:p>
          </table:table-cell>
          <table:table-cell table:style-name="ce280" office:value-type="string">
            <text:p>跳到最后</text:p>
          </table:table-cell>
          <table:table-cell table:style-name="ce286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style-name="ce512" office:value-type="string">
            <text:p>Į pabaigą</text:p>
          </table:table-cell>
          <table:table-cell table:style-name="ce315" office:value-type="string">
            <text:p>Hoppa till slutet</text:p>
          </table:table-cell>
          <table:table-cell table:style-name="ce524" office:value-type="string">
            <text:p>Hop til enden</text:p>
          </table:table-cell>
          <table:table-cell table:style-name="ce533" office:value-type="string">
            <text:p>Přejít na konec</text:p>
          </table:table-cell>
          <table:table-cell table:style-name="ce359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76" office:value-type="string">
            <text:p>ToolTip_Magnifier</text:p>
          </table:table-cell>
          <table:table-cell table:style-name="ce377"/>
          <table:table-cell table:style-name="ce394" office:value-type="string">
            <text:p>Magnifier</text:p>
          </table:table-cell>
          <table:table-cell table:style-name="ce168" office:value-type="string">
            <text:p>Loupe</text:p>
          </table:table-cell>
          <table:table-cell table:style-name="ce410" office:value-type="string">
            <text:p>Vergrootglas</text:p>
          </table:table-cell>
          <table:table-cell table:style-name="ce418" office:value-type="string">
            <text:p>Lupe</text:p>
          </table:table-cell>
          <table:table-cell table:style-name="ce432" office:value-type="string">
            <text:p>Lupa</text:p>
          </table:table-cell>
          <table:table-cell table:style-name="ce439" office:value-type="string">
            <text:p>Lupa</text:p>
          </table:table-cell>
          <table:table-cell table:style-name="ce360"/>
          <table:table-cell table:style-name="ce465" office:value-type="string">
            <text:p>Lente d'ingrandimento</text:p>
          </table:table-cell>
          <table:table-cell table:style-name="ce473" office:value-type="string">
            <text:p>Lupă</text:p>
          </table:table-cell>
          <table:table-cell table:style-name="ce480" office:value-type="string">
            <text:p>Suurennuslasi</text:p>
          </table:table-cell>
          <table:table-cell table:style-name="ce271" office:value-type="string">
            <text:p>Forsrørrelsesglass</text:p>
          </table:table-cell>
          <table:table-cell table:style-name="ce280" office:value-type="string">
            <text:p>放大镜</text:p>
          </table:table-cell>
          <table:table-cell table:style-name="ce287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512" office:value-type="string">
            <text:p>Didintuvas</text:p>
          </table:table-cell>
          <table:table-cell table:style-name="ce315" office:value-type="string">
            <text:p>Förstoringsglas</text:p>
          </table:table-cell>
          <table:table-cell table:style-name="ce522" office:value-type="string">
            <text:p>Forstør</text:p>
          </table:table-cell>
          <table:table-cell table:style-name="ce335" office:value-type="string">
            <text:p>Lupa</text:p>
          </table:table-cell>
          <table:table-cell table:style-name="ce548" office:value-type="string">
            <text:p>확대경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ToolTip_Next</text:p>
          </table:table-cell>
          <table:table-cell table:style-name="ce386"/>
          <table:table-cell table:style-name="ce350" office:value-type="string">
            <text:p>Go to Next Frame</text:p>
          </table:table-cell>
          <table:table-cell table:style-name="ce353" office:value-type="string">
            <text:p>Aller à l'Image Suivante</text:p>
          </table:table-cell>
          <table:table-cell table:style-name="ce410" office:value-type="string">
            <text:p>Ga naar volgende frame</text:p>
          </table:table-cell>
          <table:table-cell table:style-name="ce418" office:value-type="string">
            <text:p>zum nächsten Bild</text:p>
          </table:table-cell>
          <table:table-cell table:style-name="ce432" office:value-type="string">
            <text:p>Ir a la proxima imagen</text:p>
          </table:table-cell>
          <table:table-cell table:style-name="ce439" office:value-type="string">
            <text:p>Ir para o Próximo Quadro</text:p>
          </table:table-cell>
          <table:table-cell table:style-name="ce241" office:value-type="string">
            <text:p>Idź do następnej klatki</text:p>
          </table:table-cell>
          <table:table-cell table:style-name="ce250" office:value-type="string">
            <text:p>Vai al prossimo fotogramma</text:p>
          </table:table-cell>
          <table:table-cell table:style-name="ce255" office:value-type="string">
            <text:p>Mergi la următorul cadru</text:p>
          </table:table-cell>
          <table:table-cell table:style-name="ce261" office:value-type="string">
            <text:p>Siirry seuraavaan kuvaan</text:p>
          </table:table-cell>
          <table:table-cell table:style-name="ce272" office:value-type="string">
            <text:p>Gå til neste bilde</text:p>
          </table:table-cell>
          <table:table-cell table:style-name="ce280" office:value-type="string">
            <text:p>转到下一帧</text:p>
          </table:table-cell>
          <table:table-cell table:style-name="ce286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style-name="ce512" office:value-type="string">
            <text:p>Sekantis kadras</text:p>
          </table:table-cell>
          <table:table-cell table:style-name="ce315" office:value-type="string">
            <text:p>Gå till nästa bild</text:p>
          </table:table-cell>
          <table:table-cell table:style-name="ce524" office:value-type="string">
            <text:p>Gå til næste billede</text:p>
          </table:table-cell>
          <table:table-cell table:style-name="ce533" office:value-type="string">
            <text:p>Přejít na další snímek</text:p>
          </table:table-cell>
          <table:table-cell table:style-name="ce359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Play</text:p>
          </table:table-cell>
          <table:table-cell table:style-name="ce386"/>
          <table:table-cell table:style-name="ce350" office:value-type="string">
            <text:p>Play | Pause</text:p>
          </table:table-cell>
          <table:table-cell table:style-name="ce353" office:value-type="string">
            <text:p>Lire | Pauser</text:p>
          </table:table-cell>
          <table:table-cell table:style-name="ce410" office:value-type="string">
            <text:p>Speel <text:s/>| <text:s/>Pauze</text:p>
          </table:table-cell>
          <table:table-cell table:style-name="ce418" office:value-type="string">
            <text:p>Abspielen | Pause</text:p>
          </table:table-cell>
          <table:table-cell table:style-name="ce432" office:value-type="string">
            <text:p>Lectura | Pausa</text:p>
          </table:table-cell>
          <table:table-cell table:style-name="ce439" office:value-type="string">
            <text:p>Reproduzir | Pausar</text:p>
          </table:table-cell>
          <table:table-cell table:style-name="ce244" office:value-type="string">
            <text:p>Odtwarzaj | Pauza</text:p>
          </table:table-cell>
          <table:table-cell table:style-name="ce250" office:value-type="string">
            <text:p>Riproduci | Pausa</text:p>
          </table:table-cell>
          <table:table-cell table:style-name="ce255" office:value-type="string">
            <text:p>Rulează | Pauză</text:p>
          </table:table-cell>
          <table:table-cell table:style-name="ce261" office:value-type="string">
            <text:p>Käynnistä | Pysäytä</text:p>
          </table:table-cell>
          <table:table-cell table:style-name="ce272" office:value-type="string">
            <text:p>Spill av | Pause</text:p>
          </table:table-cell>
          <table:table-cell table:style-name="ce280" office:value-type="string">
            <text:p>播放|暂停</text:p>
          </table:table-cell>
          <table:table-cell table:style-name="ce286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512" office:value-type="string">
            <text:p>Groti | Pauzė</text:p>
          </table:table-cell>
          <table:table-cell table:style-name="ce315" office:value-type="string">
            <text:p>Starta | Pausa</text:p>
          </table:table-cell>
          <table:table-cell table:style-name="ce524" office:value-type="string">
            <text:p>Afspil | Pause</text:p>
          </table:table-cell>
          <table:table-cell table:style-name="ce533" office:value-type="string">
            <text:p>Přehrát I Pozastavit </text:p>
          </table:table-cell>
          <table:table-cell table:style-name="ce359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ToolTip_PlayingMode_Loop</text:p>
          </table:table-cell>
          <table:table-cell table:style-name="ce386"/>
          <table:table-cell table:style-name="ce350" office:value-type="string">
            <text:p>Change Repeat Mode ( Once | Loop ) - Current Mode : Loop</text:p>
          </table:table-cell>
          <table:table-cell table:style-name="ce353" office:value-type="string">
            <text:p>Changer le Mode de répétition ( Une fois | En Boucle ) - Mode Actuel : En Boucle</text:p>
          </table:table-cell>
          <table:table-cell table:style-name="ce410" office:value-type="string">
            <text:p>Verander herhalingsweergave ( Eenmaal | Herhaal ) - Huidige weergave : Herhaal</text:p>
          </table:table-cell>
          <table:table-cell table:style-name="ce418" office:value-type="string">
            <text:p>Abspielmodus ändern (Einmal | Schleife) – Aktueller Modus : Schleife</text:p>
          </table:table-cell>
          <table:table-cell table:style-name="ce432" office:value-type="string">
            <text:p>Cambiar el Modo Repeticiòn ( Una vez | En Bucle ) - Moda Actual : En Bucle</text:p>
          </table:table-cell>
          <table:table-cell table:style-name="ce439" office:value-type="string">
            <text:p>Mudar o modo de repetição ( Uma vez | Loop ) - Modo atual: Loop</text:p>
          </table:table-cell>
          <table:table-cell table:style-name="ce244" office:value-type="string">
            <text:p>Wybierz tryb powtarzania (Pojedynczo | Pętla) - Aktualny tryb : Pętla</text:p>
          </table:table-cell>
          <table:table-cell table:style-name="ce250" office:value-type="string">
            <text:p>Cambia modalita' Ripetizione ( una volta | Loop ) - Modalita' attuale : Loop</text:p>
          </table:table-cell>
          <table:table-cell table:style-name="ce255" office:value-type="string">
            <text:p>Schimbă modul de repetiţie ( O dată | Buclă ) - Mod curent : Buclă</text:p>
          </table:table-cell>
          <table:table-cell table:style-name="ce261" office:value-type="string">
            <text:p>Muuta toistoa ( Kerta | Jatkuva ) - Nykyinen: Jatkuva</text:p>
          </table:table-cell>
          <table:table-cell table:style-name="ce272" office:value-type="string">
            <text:p>Endre avspillingsmodus ( En gang | Repeterende ) - Aktuell modus : Repeterende</text:p>
          </table:table-cell>
          <table:table-cell table:style-name="ce280" office:value-type="string">
            <text:p>更改重复模式 ( 单一 | 循环 ) - 当前模式 : 循环</text:p>
          </table:table-cell>
          <table:table-cell table:style-name="ce286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style-name="ce512" office:value-type="string">
            <text:p>Keisti kartojimo režimą ( kartą | be galo ) - Kartojimo režimas : kartą</text:p>
          </table:table-cell>
          <table:table-cell table:style-name="ce315" office:value-type="string">
            <text:p>Växla uppspelningsalternativ ( Engång | Slinga ) - Nuvarande Alternativ : Slinga</text:p>
          </table:table-cell>
          <table:table-cell table:style-name="ce524" office:value-type="string">
            <text:p>Ændre gentagelses måde (En gang | Loop) - Nuværende måde: Loop</text:p>
          </table:table-cell>
          <table:table-cell table:style-name="ce533" office:value-type="string">
            <text:p>Změňte režim opakování ( Jednou | Smyčka ) - Stávající režim: Smyčka</text:p>
          </table:table-cell>
          <table:table-cell table:style-name="ce35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ToolTip_PlayingMode_Once</text:p>
          </table:table-cell>
          <table:table-cell table:style-name="ce386"/>
          <table:table-cell table:style-name="ce350" office:value-type="string">
            <text:p>Change Repeat Mode ( Once | Loop ) - Current Mode : Once</text:p>
          </table:table-cell>
          <table:table-cell table:style-name="ce353" office:value-type="string">
            <text:p>Changer le Mode Répétition ( Une fois | En Boucle ) - Mode Actuel : Une Fois</text:p>
          </table:table-cell>
          <table:table-cell table:style-name="ce410" office:value-type="string">
            <text:p>Verander herhalingsweergave ( Enkel | Herhaal ) - Huidige weergave : Eenmaal</text:p>
          </table:table-cell>
          <table:table-cell table:style-name="ce418" office:value-type="string">
            <text:p>Abspielmodus ändern (Einmal | Schleife) – Aktueller Modus : Einmal</text:p>
          </table:table-cell>
          <table:table-cell table:style-name="ce432" office:value-type="string">
            <text:p>Cambiar el Modo Repeticiòn ( Una vez | En Bucle ) - Moda Actual : Una vez</text:p>
          </table:table-cell>
          <table:table-cell table:style-name="ce439" office:value-type="string">
            <text:p>Mudar o modo de repetição ( Uma vez | Loop ) - Modo atual: Uma vez</text:p>
          </table:table-cell>
          <table:table-cell table:style-name="ce244" office:value-type="string">
            <text:p>Wybierz tryb powtarzania (Pojedynczo | Pętla) - Aktualny tryb : Pojedynczo</text:p>
          </table:table-cell>
          <table:table-cell table:style-name="ce250" office:value-type="string">
            <text:p>Cambia modalita' Ripetizione ( una volta | Loop ) - Modalita' attuale : una volta </text:p>
          </table:table-cell>
          <table:table-cell table:style-name="ce255" office:value-type="string">
            <text:p>Schimbă modul de repetiţie ( O dată | Buclă ) - Mod curent : O dată</text:p>
          </table:table-cell>
          <table:table-cell table:style-name="ce261" office:value-type="string">
            <text:p>Muuta toistoa ( Kerta | Jatkuva ) - Nykyinen: Kerta</text:p>
          </table:table-cell>
          <table:table-cell table:style-name="ce272" office:value-type="string">
            <text:p>Endre avspillingsmodus ( En gang | Repeterende ) - Aktuell modus : En gang</text:p>
          </table:table-cell>
          <table:table-cell table:style-name="ce280" office:value-type="string">
            <text:p>更改重复模式 ( 单一 | 循环 ) - 当前模式 : 单一</text:p>
          </table:table-cell>
          <table:table-cell table:style-name="ce286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style-name="ce512" office:value-type="string">
            <text:p>Keisti kartojimo režimą ( kartą | be galo ) - Kartojimo režimas : be galo</text:p>
          </table:table-cell>
          <table:table-cell table:style-name="ce315" office:value-type="string">
            <text:p>Växla uppspelningsalternativ ( Engång | Slinga ) - Nuvarande Alternativ : Engång</text:p>
          </table:table-cell>
          <table:table-cell table:style-name="ce524" office:value-type="string">
            <text:p>Ændre gentagelses måde (En gang | Loop) - Nuværende måde: En gang</text:p>
          </table:table-cell>
          <table:table-cell table:style-name="ce533" office:value-type="string">
            <text:p>Změňte režim opakování ( Jednou | Smyčka ) - Stávající režim: Jednou</text:p>
          </table:table-cell>
          <table:table-cell table:style-name="ce35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Rafale</text:p>
          </table:table-cell>
          <table:table-cell table:style-name="ce386"/>
          <table:table-cell table:style-name="ce350" office:value-type="string">
            <text:p>Save a Sequence of Images</text:p>
          </table:table-cell>
          <table:table-cell table:style-name="ce353" office:value-type="string">
            <text:p>Enregistrer une Séquence d'Images</text:p>
          </table:table-cell>
          <table:table-cell table:style-name="ce410" office:value-type="string">
            <text:p>Bewaar beeldmateriaal</text:p>
          </table:table-cell>
          <table:table-cell table:style-name="ce418" office:value-type="string">
            <text:p>Bildsequenz speichern</text:p>
          </table:table-cell>
          <table:table-cell table:style-name="ce432" office:value-type="string">
            <text:p>Guardar una secuencia de imagen </text:p>
          </table:table-cell>
          <table:table-cell table:style-name="ce439" office:value-type="string">
            <text:p>Salvar uma Sequência de Imagens</text:p>
          </table:table-cell>
          <table:table-cell table:style-name="ce244" office:value-type="string">
            <text:p>Zapisz sekwencję obrazów</text:p>
          </table:table-cell>
          <table:table-cell table:style-name="ce250" office:value-type="string">
            <text:p>Salva una sequenza di Immagini</text:p>
          </table:table-cell>
          <table:table-cell table:style-name="ce255" office:value-type="string">
            <text:p>Salvează o secvenţa de cadre</text:p>
          </table:table-cell>
          <table:table-cell table:style-name="ce261" office:value-type="string">
            <text:p>Tallenna kuvasarja</text:p>
          </table:table-cell>
          <table:table-cell table:style-name="ce272" office:value-type="string">
            <text:p>Lagre bildesekvens</text:p>
          </table:table-cell>
          <table:table-cell table:style-name="ce280" office:value-type="string">
            <text:p>保存图像序列</text:p>
          </table:table-cell>
          <table:table-cell table:style-name="ce286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style-name="ce512" office:value-type="string">
            <text:p>Išsaugoti vaizdų seką</text:p>
          </table:table-cell>
          <table:table-cell table:style-name="ce315" office:value-type="string">
            <text:p>Spara en Bildsekvens</text:p>
          </table:table-cell>
          <table:table-cell table:style-name="ce524" office:value-type="string">
            <text:p>Gem en billedserie</text:p>
          </table:table-cell>
          <table:table-cell table:style-name="ce533" office:value-type="string">
            <text:p>Uložit sekvenci obrazů</text:p>
          </table:table-cell>
          <table:table-cell table:style-name="ce359"/>
          <table:table-cell table:number-columns-repeated="1003"/>
        </table:table-row>
        <table:table-row table:style-name="ro12">
          <table:table-cell table:style-name="ce136" office:value-type="string">
            <text:p>ToolTip_RecordStart</text:p>
          </table:table-cell>
          <table:table-cell table:style-name="ce377"/>
          <table:table-cell table:style-name="ce351" office:value-type="string">
            <text:p>Start recording video</text:p>
          </table:table-cell>
          <table:table-cell table:style-name="ce354" office:value-type="string">
            <text:p>Démarrer l'enregistrement vidéo</text:p>
          </table:table-cell>
          <table:table-cell table:style-name="ce410" office:value-type="string">
            <text:p>Start video opname</text:p>
          </table:table-cell>
          <table:table-cell table:style-name="ce420" office:value-type="string">
            <text:p>Aufnahme starten</text:p>
          </table:table-cell>
          <table:table-cell table:style-name="ce433" office:value-type="string">
            <text:p>Iniciar grabación</text:p>
          </table:table-cell>
          <table:table-cell table:style-name="ce440" office:value-type="string">
            <text:p>Iniciar gravação de video</text:p>
          </table:table-cell>
          <table:table-cell table:style-name="ce242"/>
          <table:table-cell table:style-name="ce250" office:value-type="string">
            <text:p>Attiva registrazione video</text:p>
          </table:table-cell>
          <table:table-cell table:style-name="ce255" office:value-type="string">
            <text:p>Porniţi înregistrarea video</text:p>
          </table:table-cell>
          <table:table-cell table:style-name="ce262" office:value-type="string">
            <text:p>Käynnistä videon nauhoitus</text:p>
          </table:table-cell>
          <table:table-cell table:style-name="ce271"/>
          <table:table-cell table:style-name="ce280"/>
          <table:table-cell table:style-name="ce288" office:value-type="string">
            <text:p>Video kaydetmeye başla</text:p>
          </table:table-cell>
          <table:table-cell table:style-name="ce503" office:value-type="string">
            <text:p>Εκκίνηση εγγραφής βίντεο</text:p>
          </table:table-cell>
          <table:table-cell table:style-name="ce514" office:value-type="string">
            <text:p>Pradėti irašinėti video</text:p>
          </table:table-cell>
          <table:table-cell table:style-name="ce315" office:value-type="string">
            <text:p>Starta inspelning av video</text:p>
          </table:table-cell>
          <table:table-cell table:style-name="ce522" office:value-type="string">
            <text:p>Start videooptagelse</text:p>
          </table:table-cell>
          <table:table-cell table:style-name="ce335" office:value-type="string">
            <text:p>Zahájit nahrávání videa</text:p>
          </table:table-cell>
          <table:table-cell table:style-name="ce189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ecordStop</text:p>
          </table:table-cell>
          <table:table-cell table:style-name="ce377"/>
          <table:table-cell table:style-name="ce351" office:value-type="string">
            <text:p>Stop recording video</text:p>
          </table:table-cell>
          <table:table-cell table:style-name="ce354" office:value-type="string">
            <text:p>Arrêter l'enregistrement vidéo</text:p>
          </table:table-cell>
          <table:table-cell table:style-name="ce410" office:value-type="string">
            <text:p>Stop video opname</text:p>
          </table:table-cell>
          <table:table-cell table:style-name="ce420" office:value-type="string">
            <text:p>Aufnahme stoppen</text:p>
          </table:table-cell>
          <table:table-cell table:style-name="ce433" office:value-type="string">
            <text:p>Detener grabación</text:p>
          </table:table-cell>
          <table:table-cell table:style-name="ce440" office:value-type="string">
            <text:p>Parar gravação de video</text:p>
          </table:table-cell>
          <table:table-cell table:style-name="ce242"/>
          <table:table-cell table:style-name="ce250" office:value-type="string">
            <text:p>Ferma registrazione video</text:p>
          </table:table-cell>
          <table:table-cell table:style-name="ce255" office:value-type="string">
            <text:p>Opriţi înregistrarea video</text:p>
          </table:table-cell>
          <table:table-cell table:style-name="ce262" office:value-type="string">
            <text:p>Lopeta videon nauhoitus</text:p>
          </table:table-cell>
          <table:table-cell table:style-name="ce271"/>
          <table:table-cell table:style-name="ce280"/>
          <table:table-cell table:style-name="ce288" office:value-type="string">
            <text:p>Video kaydetmeyi bitir</text:p>
          </table:table-cell>
          <table:table-cell table:style-name="ce503" office:value-type="string">
            <text:p>Παύση εγγραφής βίντεο</text:p>
          </table:table-cell>
          <table:table-cell table:style-name="ce514" office:value-type="string">
            <text:p>Stabdyti irašymą video</text:p>
          </table:table-cell>
          <table:table-cell table:style-name="ce315" office:value-type="string">
            <text:p>Stoppa inspelning av video</text:p>
          </table:table-cell>
          <table:table-cell table:style-name="ce522" office:value-type="string">
            <text:p>Stop videooptagelse</text:p>
          </table:table-cell>
          <table:table-cell table:style-name="ce335" office:value-type="string">
            <text:p>Ukončit nahrávání videa</text:p>
          </table:table-cell>
          <table:table-cell table:style-name="ce189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32" table:number-columns-repeated="1002"/>
          <table:table-cell table:style-name="ce341"/>
        </table:table-row>
        <table:table-row table:style-name="ro20">
          <table:table-cell table:style-name="ce135" office:value-type="string">
            <text:p>ToolTip_ResetWorkingZone</text:p>
          </table:table-cell>
          <table:table-cell table:style-name="ce386"/>
          <table:table-cell table:style-name="ce350" office:value-type="string">
            <text:p>Reset the Working Zone to Full Video</text:p>
          </table:table-cell>
          <table:table-cell table:style-name="ce353" office:value-type="string">
            <text:p>Remise à zéro de la Zone de Travail</text:p>
          </table:table-cell>
          <table:table-cell table:style-name="ce410" office:value-type="string">
            <text:p>Herstel het werkgebied naar volledige video</text:p>
          </table:table-cell>
          <table:table-cell table:style-name="ce418" office:value-type="string">
            <text:p>Arbeitsbereich zurücksetzen</text:p>
          </table:table-cell>
          <table:table-cell table:style-name="ce432" office:value-type="string">
            <text:p>Reinicializar la zona de trabajo</text:p>
          </table:table-cell>
          <table:table-cell table:style-name="ce439" office:value-type="string">
            <text:p>Resetar a Zona de Trabalho ao comprimento do Vídeo</text:p>
          </table:table-cell>
          <table:table-cell table:style-name="ce244" office:value-type="string">
            <text:p>Zresetuj Obszar Roboczy</text:p>
          </table:table-cell>
          <table:table-cell table:style-name="ce250" office:value-type="string">
            <text:p>Reimposta la Zona Lavoro pari al Video Intero</text:p>
          </table:table-cell>
          <table:table-cell table:style-name="ce255" office:value-type="string">
            <text:p>Resetează zona de lucru</text:p>
          </table:table-cell>
          <table:table-cell table:style-name="ce261" office:value-type="string">
            <text:p>Palauta työstöjakso koko videon mittaiseksi</text:p>
          </table:table-cell>
          <table:table-cell table:style-name="ce272" office:value-type="string">
            <text:p>Tilbakestill arbeidssonen til hele videoen</text:p>
          </table:table-cell>
          <table:table-cell table:style-name="ce280" office:value-type="string">
            <text:p>重置工作区的全部视频</text:p>
          </table:table-cell>
          <table:table-cell table:style-name="ce286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style-name="ce512" office:value-type="string">
            <text:p>Atstatyti darbo zona visame video</text:p>
          </table:table-cell>
          <table:table-cell table:style-name="ce315" office:value-type="string">
            <text:p>Återställ arbetszonen till hel video</text:p>
          </table:table-cell>
          <table:table-cell table:style-name="ce524" office:value-type="string">
            <text:p>Nulstil arbejdsområde til hele videoen</text:p>
          </table:table-cell>
          <table:table-cell table:style-name="ce533" office:value-type="string">
            <text:p>Přenastavit procovní oblast na celý rozsah videa</text:p>
          </table:table-cell>
          <table:table-cell table:style-name="ce359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ToolTip_RichText_Bold</text:p>
          </table:table-cell>
          <table:table-cell table:style-name="ce377"/>
          <table:table-cell table:style-name="ce351" office:value-type="string">
            <text:p>Bold</text:p>
          </table:table-cell>
          <table:table-cell table:style-name="ce354" office:value-type="string">
            <text:p>Gras</text:p>
          </table:table-cell>
          <table:table-cell table:style-name="ce410" office:value-type="string">
            <text:p>Vet</text:p>
          </table:table-cell>
          <table:table-cell table:style-name="ce420" office:value-type="string">
            <text:p>Fett</text:p>
          </table:table-cell>
          <table:table-cell table:style-name="ce433" office:value-type="string">
            <text:p>Negrita</text:p>
          </table:table-cell>
          <table:table-cell table:style-name="ce440" office:value-type="string">
            <text:p>Negrito</text:p>
          </table:table-cell>
          <table:table-cell table:style-name="ce242"/>
          <table:table-cell table:style-name="ce250" office:value-type="string">
            <text:p>Grassetto</text:p>
          </table:table-cell>
          <table:table-cell table:style-name="ce255" office:value-type="string">
            <text:p>Bold</text:p>
          </table:table-cell>
          <table:table-cell table:style-name="ce262" office:value-type="string">
            <text:p>Lihavoitu</text:p>
          </table:table-cell>
          <table:table-cell table:style-name="ce271"/>
          <table:table-cell table:style-name="ce280"/>
          <table:table-cell table:style-name="ce288" office:value-type="string">
            <text:p>Koyu</text:p>
          </table:table-cell>
          <table:table-cell table:style-name="ce503" office:value-type="string">
            <text:p>Έντονα</text:p>
          </table:table-cell>
          <table:table-cell table:style-name="ce514" office:value-type="string">
            <text:p>Paryškinti</text:p>
          </table:table-cell>
          <table:table-cell table:style-name="ce315" office:value-type="string">
            <text:p>Fet</text:p>
          </table:table-cell>
          <table:table-cell table:style-name="ce522" office:value-type="string">
            <text:p>Frenhævet</text:p>
          </table:table-cell>
          <table:table-cell table:style-name="ce335" office:value-type="string">
            <text:p>Tučně</text:p>
          </table:table-cell>
          <table:table-cell table:style-name="ce540" office:value-type="string">
            <text:p>굵게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ichText_Italic</text:p>
          </table:table-cell>
          <table:table-cell table:style-name="ce377"/>
          <table:table-cell table:style-name="ce351" office:value-type="string">
            <text:p>Italic</text:p>
          </table:table-cell>
          <table:table-cell table:style-name="ce354" office:value-type="string">
            <text:p>Italique</text:p>
          </table:table-cell>
          <table:table-cell table:style-name="ce410" office:value-type="string">
            <text:p>Cursief</text:p>
          </table:table-cell>
          <table:table-cell table:style-name="ce420" office:value-type="string">
            <text:p>Kursiv</text:p>
          </table:table-cell>
          <table:table-cell table:style-name="ce433" office:value-type="string">
            <text:p>Cursiva</text:p>
          </table:table-cell>
          <table:table-cell table:style-name="ce440" office:value-type="string">
            <text:p>Itálico</text:p>
          </table:table-cell>
          <table:table-cell table:style-name="ce242"/>
          <table:table-cell table:style-name="ce250" office:value-type="string">
            <text:p>Italico</text:p>
          </table:table-cell>
          <table:table-cell table:style-name="ce255" office:value-type="string">
            <text:p>Italic</text:p>
          </table:table-cell>
          <table:table-cell table:style-name="ce262" office:value-type="string">
            <text:p>Kursivoitu</text:p>
          </table:table-cell>
          <table:table-cell table:style-name="ce271"/>
          <table:table-cell table:style-name="ce280"/>
          <table:table-cell table:style-name="ce288" office:value-type="string">
            <text:p>İtalik</text:p>
          </table:table-cell>
          <table:table-cell table:style-name="ce503" office:value-type="string">
            <text:p>Πλάγια</text:p>
          </table:table-cell>
          <table:table-cell table:style-name="ce514" office:value-type="string">
            <text:p>Paversti</text:p>
          </table:table-cell>
          <table:table-cell table:style-name="ce315" office:value-type="string">
            <text:p>Kursiv</text:p>
          </table:table-cell>
          <table:table-cell table:style-name="ce522" office:value-type="string">
            <text:p>Kursiv</text:p>
          </table:table-cell>
          <table:table-cell table:style-name="ce335" office:value-type="string">
            <text:p>Kurzíva</text:p>
          </table:table-cell>
          <table:table-cell table:style-name="ce540" office:value-type="string">
            <text:p>이태릭체로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ichText_Underline</text:p>
          </table:table-cell>
          <table:table-cell table:style-name="ce377"/>
          <table:table-cell table:style-name="ce351" office:value-type="string">
            <text:p>Underline</text:p>
          </table:table-cell>
          <table:table-cell table:style-name="ce354" office:value-type="string">
            <text:p>Souligné</text:p>
          </table:table-cell>
          <table:table-cell table:style-name="ce410" office:value-type="string">
            <text:p>Onderstrepen</text:p>
          </table:table-cell>
          <table:table-cell table:style-name="ce420" office:value-type="string">
            <text:p>Unterstrichen</text:p>
          </table:table-cell>
          <table:table-cell table:style-name="ce433" office:value-type="string">
            <text:p>Subrayado</text:p>
          </table:table-cell>
          <table:table-cell table:style-name="ce440" office:value-type="string">
            <text:p>Sublinhado</text:p>
          </table:table-cell>
          <table:table-cell table:style-name="ce242"/>
          <table:table-cell table:style-name="ce250" office:value-type="string">
            <text:p>Sottolineato</text:p>
          </table:table-cell>
          <table:table-cell table:style-name="ce255" office:value-type="string">
            <text:p>Subliniat</text:p>
          </table:table-cell>
          <table:table-cell table:style-name="ce262" office:value-type="string">
            <text:p>Alleviivattu</text:p>
          </table:table-cell>
          <table:table-cell table:style-name="ce271"/>
          <table:table-cell table:style-name="ce280"/>
          <table:table-cell table:style-name="ce288" office:value-type="string">
            <text:p>Altını çiz</text:p>
          </table:table-cell>
          <table:table-cell table:style-name="ce503" office:value-type="string">
            <text:p>Υπογραμμισμένα</text:p>
          </table:table-cell>
          <table:table-cell table:style-name="ce514" office:value-type="string">
            <text:p>Pabraukti</text:p>
          </table:table-cell>
          <table:table-cell table:style-name="ce315" office:value-type="string">
            <text:p>Understruken</text:p>
          </table:table-cell>
          <table:table-cell table:style-name="ce522" office:value-type="string">
            <text:p>Understreget</text:p>
          </table:table-cell>
          <table:table-cell table:style-name="ce335" office:value-type="string">
            <text:p>Podtrženo</text:p>
          </table:table-cell>
          <table:table-cell table:style-name="ce540" office:value-type="string">
            <text:p>밑줄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ichText_Strikeout</text:p>
          </table:table-cell>
          <table:table-cell table:style-name="ce377"/>
          <table:table-cell table:style-name="ce351" office:value-type="string">
            <text:p>Strikeout</text:p>
          </table:table-cell>
          <table:table-cell table:style-name="ce354" office:value-type="string">
            <text:p>Barré</text:p>
          </table:table-cell>
          <table:table-cell table:style-name="ce410" office:value-type="string">
            <text:p>Doorhalen</text:p>
          </table:table-cell>
          <table:table-cell table:style-name="ce420" office:value-type="string">
            <text:p>Durchgestrichen</text:p>
          </table:table-cell>
          <table:table-cell table:style-name="ce433" office:value-type="string">
            <text:p>Tachado</text:p>
          </table:table-cell>
          <table:table-cell table:style-name="ce440" office:value-type="string">
            <text:p>Traçado</text:p>
          </table:table-cell>
          <table:table-cell table:style-name="ce242"/>
          <table:table-cell table:style-name="ce250" office:value-type="string">
            <text:p>Barrato</text:p>
          </table:table-cell>
          <table:table-cell table:style-name="ce255" office:value-type="string">
            <text:p>Tăiat</text:p>
          </table:table-cell>
          <table:table-cell table:style-name="ce262" office:value-type="string">
            <text:p>Ylilyönti</text:p>
          </table:table-cell>
          <table:table-cell table:style-name="ce271"/>
          <table:table-cell table:style-name="ce280"/>
          <table:table-cell table:style-name="ce288" office:value-type="string">
            <text:p>Belirginleştir</text:p>
          </table:table-cell>
          <table:table-cell table:style-name="ce503" office:value-type="string">
            <text:p>Διεγραμμένα</text:p>
          </table:table-cell>
          <table:table-cell table:style-name="ce514" office:value-type="string">
            <text:p>Perbraukti</text:p>
          </table:table-cell>
          <table:table-cell table:style-name="ce315" office:value-type="string">
            <text:p>Överstruken</text:p>
          </table:table-cell>
          <table:table-cell table:style-name="ce522" office:value-type="string">
            <text:p>Gennemstreget</text:p>
          </table:table-cell>
          <table:table-cell table:style-name="ce335"/>
          <table:table-cell table:style-name="ce540" office:value-type="string">
            <text:p>줄 쳐서 지우기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ichText_ForeColor</text:p>
          </table:table-cell>
          <table:table-cell table:style-name="ce377"/>
          <table:table-cell table:style-name="ce351" office:value-type="string">
            <text:p>Foreground color</text:p>
          </table:table-cell>
          <table:table-cell table:style-name="ce354" office:value-type="string">
            <text:p>Couleur du texte</text:p>
          </table:table-cell>
          <table:table-cell table:style-name="ce410" office:value-type="string">
            <text:p>Voorgrondkleur</text:p>
          </table:table-cell>
          <table:table-cell table:style-name="ce420" office:value-type="string">
            <text:p>Schriftfarbe</text:p>
          </table:table-cell>
          <table:table-cell table:style-name="ce433" office:value-type="string">
            <text:p>Color del texto</text:p>
          </table:table-cell>
          <table:table-cell table:style-name="ce440" office:value-type="string">
            <text:p>Cor do Primeiro Plano</text:p>
          </table:table-cell>
          <table:table-cell table:style-name="ce242"/>
          <table:table-cell table:style-name="ce250" office:value-type="string">
            <text:p>Colore carattere</text:p>
          </table:table-cell>
          <table:table-cell table:style-name="ce255" office:value-type="string">
            <text:p>Culoare text</text:p>
          </table:table-cell>
          <table:table-cell table:style-name="ce262" office:value-type="string">
            <text:p>Edustan väritys</text:p>
          </table:table-cell>
          <table:table-cell table:style-name="ce271"/>
          <table:table-cell table:style-name="ce280"/>
          <table:table-cell table:style-name="ce288" office:value-type="string">
            <text:p>Önplan rengi</text:p>
          </table:table-cell>
          <table:table-cell table:style-name="ce503" office:value-type="string">
            <text:p>Χρώμα προσκήνιου</text:p>
          </table:table-cell>
          <table:table-cell table:style-name="ce514" office:value-type="string">
            <text:p>Priekinio plano spalva</text:p>
          </table:table-cell>
          <table:table-cell table:style-name="ce314" office:value-type="string">
            <text:p>Frontfärg</text:p>
          </table:table-cell>
          <table:table-cell table:style-name="ce522" office:value-type="string">
            <text:p>Forgrundsfarve</text:p>
          </table:table-cell>
          <table:table-cell table:style-name="ce335" office:value-type="string">
            <text:p>Barva popředí</text:p>
          </table:table-cell>
          <table:table-cell table:style-name="ce189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ToolTip_RichText_BackColor</text:p>
          </table:table-cell>
          <table:table-cell table:style-name="ce377"/>
          <table:table-cell table:style-name="ce351" office:value-type="string">
            <text:p>Background color</text:p>
          </table:table-cell>
          <table:table-cell table:style-name="ce354" office:value-type="string">
            <text:p>Couleur du fond</text:p>
          </table:table-cell>
          <table:table-cell table:style-name="ce410" office:value-type="string">
            <text:p>Achtergrondkleur</text:p>
          </table:table-cell>
          <table:table-cell table:style-name="ce420" office:value-type="string">
            <text:p>Hintergrund</text:p>
          </table:table-cell>
          <table:table-cell table:style-name="ce433" office:value-type="string">
            <text:p>Color de fondo</text:p>
          </table:table-cell>
          <table:table-cell table:style-name="ce440" office:value-type="string">
            <text:p>Cor do Segundo Plano</text:p>
          </table:table-cell>
          <table:table-cell table:style-name="ce242"/>
          <table:table-cell table:style-name="ce250" office:value-type="string">
            <text:p>Colore di sfondo</text:p>
          </table:table-cell>
          <table:table-cell table:style-name="ce255" office:value-type="string">
            <text:p>Culoare fundal</text:p>
          </table:table-cell>
          <table:table-cell table:style-name="ce262" office:value-type="string">
            <text:p>Taustan väritys</text:p>
          </table:table-cell>
          <table:table-cell table:style-name="ce271"/>
          <table:table-cell table:style-name="ce280"/>
          <table:table-cell table:style-name="ce288" office:value-type="string">
            <text:p>Arkaplan rengi</text:p>
          </table:table-cell>
          <table:table-cell table:style-name="ce503" office:value-type="string">
            <text:p>Χρώμα φόντου</text:p>
          </table:table-cell>
          <table:table-cell table:style-name="ce514" office:value-type="string">
            <text:p>Fono spalva</text:p>
          </table:table-cell>
          <table:table-cell table:style-name="ce315" office:value-type="string">
            <text:p>Bakgrundsfärg</text:p>
          </table:table-cell>
          <table:table-cell table:style-name="ce522" office:value-type="string">
            <text:p>Baggrundsfarve</text:p>
          </table:table-cell>
          <table:table-cell table:style-name="ce335" office:value-type="string">
            <text:p>Barva pozadí</text:p>
          </table:table-cell>
          <table:table-cell table:style-name="ce540" office:value-type="string">
            <text:p>배경 색상</text:p>
          </table:table-cell>
          <table:table-cell table:style-name="ce532" table:number-columns-repeated="1002"/>
          <table:table-cell table:style-name="ce341"/>
        </table:table-row>
        <table:table-row table:style-name="ro44">
          <table:table-cell table:style-name="ce136" office:value-type="string">
            <text:p>ToolTip_SaveDiaporama</text:p>
          </table:table-cell>
          <table:table-cell table:style-name="ce377"/>
          <table:table-cell table:style-name="ce351" office:value-type="string">
            <text:p>Save a slideshow from Key Images</text:p>
          </table:table-cell>
          <table:table-cell table:style-name="ce354" office:value-type="string">
            <text:p>Enregistrer un diaporama des images clés</text:p>
          </table:table-cell>
          <table:table-cell table:style-name="ce410" office:value-type="string">
            <text:p>Bewaar een diashow van de kernafbeeldingen</text:p>
          </table:table-cell>
          <table:table-cell table:style-name="ce419" office:value-type="string">
            <text:p>Diashow aus den Schlüsselbildern speichern</text:p>
          </table:table-cell>
          <table:table-cell table:style-name="ce432" office:value-type="string">
            <text:p>Guardar una presentación de diapositivas de las imágenes claves</text:p>
          </table:table-cell>
          <table:table-cell table:style-name="ce439" office:value-type="string">
            <text:p>Salvar Slideshow a partir dos Quadros de Imagens</text:p>
          </table:table-cell>
          <table:table-cell table:style-name="ce458" office:value-type="string">
            <text:p>Zapisz pokaz slajdów z kluczowych obrazów</text:p>
          </table:table-cell>
          <table:table-cell table:style-name="ce250" office:value-type="string">
            <text:p>Salva una videopresentazione delle Immagini Chiave</text:p>
          </table:table-cell>
          <table:table-cell table:style-name="ce255" office:value-type="string">
            <text:p>Salvează o succesiune de imagini din cadrele cheie</text:p>
          </table:table-cell>
          <table:table-cell table:style-name="ce262" office:value-type="string">
            <text:p>Tallenna diaesitys avainkuvista</text:p>
          </table:table-cell>
          <table:table-cell table:style-name="ce271" office:value-type="string">
            <text:p>Lagre slideshow fra nøkkelbilder</text:p>
          </table:table-cell>
          <table:table-cell table:style-name="ce280" office:value-type="string">
            <text:p>从关键图像里保存一个幻灯片</text:p>
          </table:table-cell>
          <table:table-cell table:style-name="ce287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512" office:value-type="string">
            <text:p>Išsaugoti demonstracija iš pažymėtų paveikslėlių</text:p>
          </table:table-cell>
          <table:table-cell table:style-name="ce315" office:value-type="string">
            <text:p>Spara nyckelbilder som bildspel</text:p>
          </table:table-cell>
          <table:table-cell table:style-name="ce522" office:value-type="string">
            <text:p>Gem nøglebilleder som slide show</text:p>
          </table:table-cell>
          <table:table-cell table:style-name="ce335" office:value-type="string">
            <text:p>Uložit slideshow z klíčových pozic</text:p>
          </table:table-cell>
          <table:table-cell table:style-name="ce189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45">
          <table:table-cell table:style-name="ce136" office:value-type="string">
            <text:p>ToolTip_SavePausedVideo</text:p>
          </table:table-cell>
          <table:table-cell table:style-name="ce377"/>
          <table:table-cell table:style-name="ce351" office:value-type="string">
            <text:p>Save video with a pause on each key image</text:p>
          </table:table-cell>
          <table:table-cell table:style-name="ce354" office:value-type="string">
            <text:p>Enregistrer la vidéo avec une pause sur chaque Image Clé</text:p>
          </table:table-cell>
          <table:table-cell table:style-name="ce410" office:value-type="string">
            <text:p>Sla de video op met een pauze op elk Kernbeeld</text:p>
          </table:table-cell>
          <table:table-cell table:style-name="ce418" office:value-type="string">
            <text:p>Speichere Video mit einer Pause zwischen jedem Schlüsselbild</text:p>
          </table:table-cell>
          <table:table-cell table:style-name="ce432" office:value-type="string">
            <text:p>Grabar el vídeo con una pausa en cada imagen clave</text:p>
          </table:table-cell>
          <table:table-cell table:style-name="ce439" office:value-type="string">
            <text:p>Salvar vídeo com uma pausa em cada Quadro de Imagem.</text:p>
          </table:table-cell>
          <table:table-cell table:style-name="ce245"/>
          <table:table-cell table:style-name="ce250" office:value-type="string">
            <text:p>Salva il video con una pausa per ogni Immagine Chiave</text:p>
          </table:table-cell>
          <table:table-cell table:style-name="ce255" office:value-type="string">
            <text:p>Salveaza fisierul video cu o pauza in fiecare cadru cheie</text:p>
          </table:table-cell>
          <table:table-cell table:style-name="ce262" office:value-type="string">
            <text:p>Tallenna video tauolla jokaisen avainkuvan kohdalla</text:p>
          </table:table-cell>
          <table:table-cell table:style-name="ce271" office:value-type="string">
            <text:p>Lagre video med en pause ved hvert bilde</text:p>
          </table:table-cell>
          <table:table-cell table:style-name="ce280" office:value-type="string">
            <text:p>在每一个关键图像上添加暂停并保存</text:p>
          </table:table-cell>
          <table:table-cell table:style-name="ce287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512" office:value-type="string">
            <text:p>Išsaugoti vaizdą su pristabdymai pažymėtuose paveikslėliuose</text:p>
          </table:table-cell>
          <table:table-cell table:style-name="ce315" office:value-type="string">
            <text:p>Spara video med paus vid varje nyckelbild</text:p>
          </table:table-cell>
          <table:table-cell table:style-name="ce522" office:value-type="string">
            <text:p>Gem video med en pause for hver nøglebillede</text:p>
          </table:table-cell>
          <table:table-cell table:style-name="ce335" office:value-type="string">
            <text:p>Uložit video s prodlevou na každé klíčové pozici</text:p>
          </table:table-cell>
          <table:table-cell table:style-name="ce189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32" table:number-columns-repeated="1002"/>
          <table:table-cell/>
        </table:table-row>
        <table:table-row table:style-name="ro23">
          <table:table-cell table:style-name="ce136" office:value-type="string">
            <text:p>ToolTip_SelectFolder</text:p>
          </table:table-cell>
          <table:table-cell table:style-name="ce377"/>
          <table:table-cell table:style-name="ce351" office:value-type="string">
            <text:p>Select directory</text:p>
          </table:table-cell>
          <table:table-cell table:style-name="ce354" office:value-type="string">
            <text:p>Choisir un dossier</text:p>
          </table:table-cell>
          <table:table-cell table:style-name="ce411" office:value-type="string">
            <text:p>Kies map</text:p>
          </table:table-cell>
          <table:table-cell table:style-name="ce420" office:value-type="string">
            <text:p>Verzeichnis wählen</text:p>
          </table:table-cell>
          <table:table-cell table:style-name="ce433" office:value-type="string">
            <text:p>Seleccione una carpeta</text:p>
          </table:table-cell>
          <table:table-cell table:style-name="ce440" office:value-type="string">
            <text:p>Selecionar pasta</text:p>
          </table:table-cell>
          <table:table-cell table:style-name="ce242"/>
          <table:table-cell table:style-name="ce250" office:value-type="string">
            <text:p>Scegli una directory</text:p>
          </table:table-cell>
          <table:table-cell table:style-name="ce255" office:value-type="string">
            <text:p>Selectaţi directorul</text:p>
          </table:table-cell>
          <table:table-cell table:style-name="ce262" office:value-type="string">
            <text:p>Valitse hakemisto</text:p>
          </table:table-cell>
          <table:table-cell table:style-name="ce271"/>
          <table:table-cell table:style-name="ce280"/>
          <table:table-cell table:style-name="ce288" office:value-type="string">
            <text:p>Klasör seç</text:p>
          </table:table-cell>
          <table:table-cell table:style-name="ce503" office:value-type="string">
            <text:p>Επιλογή Κατεύθυνσης Προορισμού</text:p>
          </table:table-cell>
          <table:table-cell table:style-name="ce514" office:value-type="string">
            <text:p>Pasirinkti katalogą</text:p>
          </table:table-cell>
          <table:table-cell table:style-name="ce315" office:value-type="string">
            <text:p>Välj katalog</text:p>
          </table:table-cell>
          <table:table-cell table:style-name="ce522" office:value-type="string">
            <text:p>Vælg katalog</text:p>
          </table:table-cell>
          <table:table-cell table:style-name="ce335" office:value-type="string">
            <text:p>Vybrat adresář</text:p>
          </table:table-cell>
          <table:table-cell table:style-name="ce189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32" table:number-columns-repeated="1002"/>
          <table:table-cell table:style-name="ce341"/>
        </table:table-row>
        <table:table-row table:style-name="ro19">
          <table:table-cell table:style-name="ce135" office:value-type="string">
            <text:p>ToolTip_SetHandlerLeft</text:p>
          </table:table-cell>
          <table:table-cell table:style-name="ce386"/>
          <table:table-cell table:style-name="ce350" office:value-type="string">
            <text:p>Set the First Frame of Working Zone to the Current Frame</text:p>
          </table:table-cell>
          <table:table-cell table:style-name="ce353" office:value-type="string">
            <text:p>Positionner l'Entrée de la Zone de Travail sur l'Image Courante</text:p>
          </table:table-cell>
          <table:table-cell table:style-name="ce410" office:value-type="string">
            <text:p>Maak eerste frame van het werkgebied nu het huidige frame</text:p>
          </table:table-cell>
          <table:table-cell table:style-name="ce418" office:value-type="string">
            <text:p>Beginn des Arbeitsbereichs auf die aktuelle Position setzen</text:p>
          </table:table-cell>
          <table:table-cell table:style-name="ce432" office:value-type="string">
            <text:p>Posicionar la entrada de la zona de trabajo sobre la imagen actual</text:p>
          </table:table-cell>
          <table:table-cell table:style-name="ce439" office:value-type="string">
            <text:p>Ajustar o Primeiro Quadro da Zona de Trabalho pelo Quadro Atual</text:p>
          </table:table-cell>
          <table:table-cell table:style-name="ce244" office:value-type="string">
            <text:p>Ustaw aktualną klatkę jako pierwszą klatkę Obszaru Roboczego</text:p>
          </table:table-cell>
          <table:table-cell table:style-name="ce250" office:value-type="string">
            <text:p>Imposta il Fotogramma attuale come PRIMO fotogramma della Zona Lavoro </text:p>
          </table:table-cell>
          <table:table-cell table:style-name="ce255" office:value-type="string">
            <text:p>Setaţi <text:s/>începutul zonei de lucru pe cadrul curent</text:p>
          </table:table-cell>
          <table:table-cell table:style-name="ce261" office:value-type="string">
            <text:p>Aseta työstöjakson ensimmäinen kuva nykyiseksi kuvaksi</text:p>
          </table:table-cell>
          <table:table-cell table:style-name="ce272" office:value-type="string">
            <text:p>Sett første bilde I arbeidssonen til det aktuelle bilde</text:p>
          </table:table-cell>
          <table:table-cell table:style-name="ce280" office:value-type="string">
            <text:p>设置工作区的第一帧为当前帧</text:p>
          </table:table-cell>
          <table:table-cell table:style-name="ce286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style-name="ce512" office:value-type="string">
            <text:p>Nustatyti pirmutinį kadrą darbinei zonai</text:p>
          </table:table-cell>
          <table:table-cell table:style-name="ce314" office:value-type="string">
            <text:p>Placera arbetszonens första bild som nuvarande bild</text:p>
          </table:table-cell>
          <table:table-cell table:style-name="ce524" office:value-type="string">
            <text:p>Set dette billede som første billede i arbejdszone</text:p>
          </table:table-cell>
          <table:table-cell table:style-name="ce533" office:value-type="string">
            <text:p>Nastavit první snímek pracovní oblasti na stávající snímek</text:p>
          </table:table-cell>
          <table:table-cell table:style-name="ce35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135" office:value-type="string">
            <text:p>ToolTip_SetHandlerRight</text:p>
          </table:table-cell>
          <table:table-cell table:style-name="ce386"/>
          <table:table-cell table:style-name="ce350" office:value-type="string">
            <text:p>Set the Last Frame of Working Zone to the Current Frame</text:p>
          </table:table-cell>
          <table:table-cell table:style-name="ce353" office:value-type="string">
            <text:p>Positionner la Sortie de la Zone de Travail sur l'Image Courante</text:p>
          </table:table-cell>
          <table:table-cell table:style-name="ce410" office:value-type="string">
            <text:p>Maak laatste frame van het werkgebied nu het huidige frame</text:p>
          </table:table-cell>
          <table:table-cell table:style-name="ce418" office:value-type="string">
            <text:p>Ende des Arbeitsbereichs auf die aktuelle Position setzen</text:p>
          </table:table-cell>
          <table:table-cell table:style-name="ce432" office:value-type="string">
            <text:p>Posicionar la salida de la zona de trabajo sobre la imagen actual</text:p>
          </table:table-cell>
          <table:table-cell table:style-name="ce439" office:value-type="string">
            <text:p>Ajustar o Último Quadro da Zona de Trabalho pelo Quadro Atual</text:p>
          </table:table-cell>
          <table:table-cell table:style-name="ce244" office:value-type="string">
            <text:p>Ustaw aktualną klatkę jako ostatnią klatkę Obszaru Roboczego</text:p>
          </table:table-cell>
          <table:table-cell table:style-name="ce250" office:value-type="string">
            <text:p>Imposta il Fotogramma attuale come ULTIMO fotogramma della Zona Lavoro </text:p>
          </table:table-cell>
          <table:table-cell table:style-name="ce255" office:value-type="string">
            <text:p>Setaţi <text:s/>sfârşitul zonei de lucru pe cadrul curent </text:p>
          </table:table-cell>
          <table:table-cell table:style-name="ce261" office:value-type="string">
            <text:p>Aseta työstöjakson viimeinen kuva nykyiseksi kuvaksi</text:p>
          </table:table-cell>
          <table:table-cell table:style-name="ce272" office:value-type="string">
            <text:p>Sett siste bilde I arbeidssonen til det aktuelle bilde</text:p>
          </table:table-cell>
          <table:table-cell table:style-name="ce280" office:value-type="string">
            <text:p>设置工作区的最后一帧为当前帧</text:p>
          </table:table-cell>
          <table:table-cell table:style-name="ce286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style-name="ce512" office:value-type="string">
            <text:p>Nustatyti paskutinį kadrą darbinei zonai</text:p>
          </table:table-cell>
          <table:table-cell table:style-name="ce314" office:value-type="string">
            <text:p>Placera arbetszonens sista bild som nuvarande bild</text:p>
          </table:table-cell>
          <table:table-cell table:style-name="ce524" office:value-type="string">
            <text:p>Set dette billede som sidste billede i arbejdszone</text:p>
          </table:table-cell>
          <table:table-cell table:style-name="ce533" office:value-type="string">
            <text:p>Nastavit poslední snímek pracovní oblasti na stávající snímek</text:p>
          </table:table-cell>
          <table:table-cell table:style-name="ce35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ToolTip_ShowComments</text:p>
          </table:table-cell>
          <table:table-cell table:style-name="ce386"/>
          <table:table-cell table:style-name="ce350" office:value-type="string">
            <text:p>Show Comments</text:p>
          </table:table-cell>
          <table:table-cell table:style-name="ce353" office:value-type="string">
            <text:p>Montrer les Commentaires</text:p>
          </table:table-cell>
          <table:table-cell table:style-name="ce410" office:value-type="string">
            <text:p>Toon commentaar</text:p>
          </table:table-cell>
          <table:table-cell table:style-name="ce418" office:value-type="string">
            <text:p>Zeige Anmerkungen</text:p>
          </table:table-cell>
          <table:table-cell table:style-name="ce432" office:value-type="string">
            <text:p>Mostrar Comentarios</text:p>
          </table:table-cell>
          <table:table-cell table:style-name="ce439" office:value-type="string">
            <text:p>Mostrar Comentários</text:p>
          </table:table-cell>
          <table:table-cell table:style-name="ce244" office:value-type="string">
            <text:p>Pokaż komentarze</text:p>
          </table:table-cell>
          <table:table-cell table:style-name="ce250" office:value-type="string">
            <text:p>Mostra i Commenti</text:p>
          </table:table-cell>
          <table:table-cell table:style-name="ce255" office:value-type="string">
            <text:p>Arată comentariile</text:p>
          </table:table-cell>
          <table:table-cell table:style-name="ce261" office:value-type="string">
            <text:p>Näytä kommentit</text:p>
          </table:table-cell>
          <table:table-cell table:style-name="ce272" office:value-type="string">
            <text:p>Vis kommentarer</text:p>
          </table:table-cell>
          <table:table-cell table:style-name="ce280" office:value-type="string">
            <text:p>显示注释</text:p>
          </table:table-cell>
          <table:table-cell table:style-name="ce286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style-name="ce512" office:value-type="string">
            <text:p>Rodyti komentarus</text:p>
          </table:table-cell>
          <table:table-cell table:style-name="ce315" office:value-type="string">
            <text:p>Visa kommentarer</text:p>
          </table:table-cell>
          <table:table-cell table:style-name="ce524" office:value-type="string">
            <text:p>Vis kommentarer</text:p>
          </table:table-cell>
          <table:table-cell table:style-name="ce533" office:value-type="string">
            <text:p>Ukázat komentář</text:p>
          </table:table-cell>
          <table:table-cell table:style-name="ce359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0">
          <table:table-cell table:style-name="ce135" office:value-type="string">
            <text:p>ToolTip_sldrSpeed</text:p>
          </table:table-cell>
          <table:table-cell table:style-name="ce386"/>
          <table:table-cell table:style-name="ce350" office:value-type="string">
            <text:p>Vary Playback Speed</text:p>
          </table:table-cell>
          <table:table-cell table:style-name="ce353" office:value-type="string">
            <text:p>Varier la Vitesse de Lecture</text:p>
          </table:table-cell>
          <table:table-cell table:style-name="ce410" office:value-type="string">
            <text:p>Varieer afspeelsnelheid</text:p>
          </table:table-cell>
          <table:table-cell table:style-name="ce418" office:value-type="string">
            <text:p>Abspielgeschwindigkeit verändern</text:p>
          </table:table-cell>
          <table:table-cell table:style-name="ce432" office:value-type="string">
            <text:p>Variar la velocidad de lectura</text:p>
          </table:table-cell>
          <table:table-cell table:style-name="ce439" office:value-type="string">
            <text:p>Variar a Velocidade de Reprodução</text:p>
          </table:table-cell>
          <table:table-cell table:style-name="ce241" office:value-type="string">
            <text:p>Różna prędkość odtwarzania</text:p>
          </table:table-cell>
          <table:table-cell table:style-name="ce250" office:value-type="string">
            <text:p>Varia la velocita' di riproduzione</text:p>
          </table:table-cell>
          <table:table-cell table:style-name="ce255" office:value-type="string">
            <text:p>Modifică viteza de rulare</text:p>
          </table:table-cell>
          <table:table-cell table:style-name="ce261" office:value-type="string">
            <text:p>Muuntele videon nopeutta</text:p>
          </table:table-cell>
          <table:table-cell table:style-name="ce272" office:value-type="string">
            <text:p>Endre avspillingshastighet</text:p>
          </table:table-cell>
          <table:table-cell table:style-name="ce280" office:value-type="string">
            <text:p>变换播放速度</text:p>
          </table:table-cell>
          <table:table-cell table:style-name="ce286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style-name="ce512" office:value-type="string">
            <text:p>Keisti <text:s/>peržiūros greitį</text:p>
          </table:table-cell>
          <table:table-cell table:style-name="ce315" office:value-type="string">
            <text:p>Variera uppspelningshastighet</text:p>
          </table:table-cell>
          <table:table-cell table:style-name="ce524" office:value-type="string">
            <text:p>Varier afspilningshastighed</text:p>
          </table:table-cell>
          <table:table-cell table:style-name="ce533" office:value-type="string">
            <text:p>Změnit rychlost přehrávání</text:p>
          </table:table-cell>
          <table:table-cell table:style-name="ce359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45">
          <table:table-cell table:style-name="ce136" office:value-type="string">
            <text:p>ToolTip_SideBySideSnapshot</text:p>
          </table:table-cell>
          <table:table-cell table:style-name="ce377"/>
          <table:table-cell table:style-name="ce351" office:value-type="string">
            <text:p>Save both images to a composite image</text:p>
          </table:table-cell>
          <table:table-cell table:style-name="ce354" office:value-type="string">
            <text:p>Enregistrer les deux images dans une image composée</text:p>
          </table:table-cell>
          <table:table-cell table:style-name="ce410" office:value-type="string">
            <text:p>Bewaar beide beelden in <text:s/>een samengestelde afbeelding</text:p>
          </table:table-cell>
          <table:table-cell table:style-name="ce420" office:value-type="string">
            <text:p>Beide Bilder in einem Vergleichsbild speichern</text:p>
          </table:table-cell>
          <table:table-cell table:style-name="ce433" office:value-type="string">
            <text:p>Guardar los dos imagenes en una imagen compuesta</text:p>
          </table:table-cell>
          <table:table-cell table:style-name="ce440" office:value-type="string">
            <text:p>Salvar ambas as imagens em uma composição de imagem</text:p>
          </table:table-cell>
          <table:table-cell table:style-name="ce453"/>
          <table:table-cell table:style-name="ce250" office:value-type="string">
            <text:p>Salva entrambe le immagini in una immagine composta</text:p>
          </table:table-cell>
          <table:table-cell table:style-name="ce255" office:value-type="string">
            <text:p>Salvează ambele imagini într-o imagine mixtă</text:p>
          </table:table-cell>
          <table:table-cell table:style-name="ce262" office:value-type="string">
            <text:p>Tallenna kummatkin kuvat yhdistelmäkuvaan</text:p>
          </table:table-cell>
          <table:table-cell table:style-name="ce271"/>
          <table:table-cell table:style-name="ce280"/>
          <table:table-cell table:style-name="ce288" office:value-type="string">
            <text:p>İki imajı kompozit bir imaja kaydet</text:p>
          </table:table-cell>
          <table:table-cell table:style-name="ce503" office:value-type="string">
            <text:p>Αποθήκευση και των δύο εικόνων σαν μια σύνθετη εικόνα</text:p>
          </table:table-cell>
          <table:table-cell table:style-name="ce514" office:value-type="string">
            <text:p>Išsaugoti abu paveikslėlius kaip vieną</text:p>
          </table:table-cell>
          <table:table-cell table:style-name="ce315" office:value-type="string">
            <text:p>Spara båda bilderna till en sammansatt bild</text:p>
          </table:table-cell>
          <table:table-cell table:style-name="ce522" office:value-type="string">
            <text:p>Gem begge billeder i et sammensat billede</text:p>
          </table:table-cell>
          <table:table-cell table:style-name="ce335" office:value-type="string">
            <text:p>Uložit oba obrazy do kompozitního videa</text:p>
          </table:table-cell>
          <table:table-cell table:style-name="ce189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32" table:number-columns-repeated="1002"/>
          <table:table-cell table:style-name="ce341"/>
        </table:table-row>
        <table:table-row table:style-name="ro23">
          <table:table-cell table:style-name="ce136" office:value-type="string">
            <text:p>ToolTip_SideBySideVideo</text:p>
          </table:table-cell>
          <table:table-cell table:style-name="ce377"/>
          <table:table-cell table:style-name="ce351" office:value-type="string">
            <text:p>Save both videos into a composite video</text:p>
          </table:table-cell>
          <table:table-cell table:style-name="ce354" office:value-type="string">
            <text:p>Enregistrer les deux vidéos dans une vidéo composée</text:p>
          </table:table-cell>
          <table:table-cell table:style-name="ce410" office:value-type="string">
            <text:p>Bewaar beide videos in een samengestelde video</text:p>
          </table:table-cell>
          <table:table-cell table:style-name="ce420" office:value-type="string">
            <text:p>Beide Videos in einem Vergleichsvideo speichern</text:p>
          </table:table-cell>
          <table:table-cell table:style-name="ce433" office:value-type="string">
            <text:p>Guardar los dos videos en una video compuesto</text:p>
          </table:table-cell>
          <table:table-cell table:style-name="ce440" office:value-type="string">
            <text:p>Salvar ambos os videos em uma composição de video</text:p>
          </table:table-cell>
          <table:table-cell table:style-name="ce453"/>
          <table:table-cell table:style-name="ce250" office:value-type="string">
            <text:p>Salva entrambi i video in un video composto</text:p>
          </table:table-cell>
          <table:table-cell table:style-name="ce255" office:value-type="string">
            <text:p>Salvează ambele fişiere video <text:s/>într-un fişier video mixt</text:p>
          </table:table-cell>
          <table:table-cell table:style-name="ce262" office:value-type="string">
            <text:p>Tallenna kummatkin videot yhdistelmävideoon</text:p>
          </table:table-cell>
          <table:table-cell table:style-name="ce271"/>
          <table:table-cell table:style-name="ce280"/>
          <table:table-cell table:style-name="ce288" office:value-type="string">
            <text:p>İki videoyu kompozit bir videoya kaydet</text:p>
          </table:table-cell>
          <table:table-cell table:style-name="ce503" office:value-type="string">
            <text:p>Αποθήκευση και των δύο βίντεο σαν ένα σύνθετο βίντεο</text:p>
          </table:table-cell>
          <table:table-cell table:style-name="ce514" office:value-type="string">
            <text:p>Išsaugoti abu vaizdus kaip vieną</text:p>
          </table:table-cell>
          <table:table-cell table:style-name="ce315" office:value-type="string">
            <text:p>Spara båda videona till en sammansatt video</text:p>
          </table:table-cell>
          <table:table-cell table:style-name="ce522" office:value-type="string">
            <text:p>Gem begge videoer i en sammensat video</text:p>
          </table:table-cell>
          <table:table-cell table:style-name="ce335" office:value-type="string">
            <text:p>Uložit obě videa jako kompozitní video</text:p>
          </table:table-cell>
          <table:table-cell table:style-name="ce540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5" office:value-type="string">
            <text:p>ToolTip_trkSelection</text:p>
          </table:table-cell>
          <table:table-cell table:style-name="ce386"/>
          <table:table-cell table:style-name="ce350" office:value-type="string">
            <text:p>Set the Working Zone</text:p>
          </table:table-cell>
          <table:table-cell table:style-name="ce353" office:value-type="string">
            <text:p>Spécifier la Zone de Travail</text:p>
          </table:table-cell>
          <table:table-cell table:style-name="ce410" office:value-type="string">
            <text:p>Definieer werkgebied</text:p>
          </table:table-cell>
          <table:table-cell table:style-name="ce418" office:value-type="string">
            <text:p>Arbeitsbereich markieren</text:p>
          </table:table-cell>
          <table:table-cell table:style-name="ce432" office:value-type="string">
            <text:p>Especificar el área de trabajo</text:p>
          </table:table-cell>
          <table:table-cell table:style-name="ce439" office:value-type="string">
            <text:p>Ajustar a Zona de Trabalho</text:p>
          </table:table-cell>
          <table:table-cell table:style-name="ce244" office:value-type="string">
            <text:p>Ustaw Obszar Roboczy</text:p>
          </table:table-cell>
          <table:table-cell table:style-name="ce250" office:value-type="string">
            <text:p>Imposta la Zona Lavoro</text:p>
          </table:table-cell>
          <table:table-cell table:style-name="ce255" office:value-type="string">
            <text:p>Specificaţi zona de lucru</text:p>
          </table:table-cell>
          <table:table-cell table:style-name="ce261" office:value-type="string">
            <text:p>Aseta työstöjakso</text:p>
          </table:table-cell>
          <table:table-cell table:style-name="ce272" office:value-type="string">
            <text:p>Marker arbeidsfeltet</text:p>
          </table:table-cell>
          <table:table-cell table:style-name="ce280" office:value-type="string">
            <text:p>设置工作区</text:p>
          </table:table-cell>
          <table:table-cell table:style-name="ce286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style-name="ce512" office:value-type="string">
            <text:p>Nustatyti darbine dalį</text:p>
          </table:table-cell>
          <table:table-cell table:style-name="ce315" office:value-type="string">
            <text:p>Ställ in arbetszonen</text:p>
          </table:table-cell>
          <table:table-cell table:style-name="ce524" office:value-type="string">
            <text:p>Sæt arbejdszonen</text:p>
          </table:table-cell>
          <table:table-cell table:style-name="ce533" office:value-type="string">
            <text:p>Nastavit pracovní oblast</text:p>
          </table:table-cell>
          <table:table-cell table:style-name="ce359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135" office:value-type="string">
            <text:p>VideoFilterEdgesOnly_FriendlyName</text:p>
          </table:table-cell>
          <table:table-cell table:style-name="ce386"/>
          <table:table-cell table:style-name="ce350" office:value-type="string">
            <text:p>Edges Only...</text:p>
          </table:table-cell>
          <table:table-cell table:style-name="ce353" office:value-type="string">
            <text:p>Contours Seulement...</text:p>
          </table:table-cell>
          <table:table-cell table:style-name="ce410" office:value-type="string">
            <text:p>Randen alleen…</text:p>
          </table:table-cell>
          <table:table-cell table:style-name="ce418" office:value-type="string">
            <text:p>Nur Videoränder...</text:p>
          </table:table-cell>
          <table:table-cell table:style-name="ce432" office:value-type="string">
            <text:p>Contornos Solamente...</text:p>
          </table:table-cell>
          <table:table-cell table:style-name="ce439" office:value-type="string">
            <text:p>Apenas Bordas...</text:p>
          </table:table-cell>
          <table:table-cell table:style-name="ce244" office:value-type="string">
            <text:p>Tylko krawędzie...</text:p>
          </table:table-cell>
          <table:table-cell table:style-name="ce250" office:value-type="string">
            <text:p>Solo Contorni...</text:p>
          </table:table-cell>
          <table:table-cell table:style-name="ce255" office:value-type="string">
            <text:p>Doar marginile...</text:p>
          </table:table-cell>
          <table:table-cell table:style-name="ce261" office:value-type="string">
            <text:p>Vain rajat...</text:p>
          </table:table-cell>
          <table:table-cell table:style-name="ce272" office:value-type="string">
            <text:p>Kun kanter...</text:p>
          </table:table-cell>
          <table:table-cell table:style-name="ce280" office:value-type="string">
            <text:p>只显示边缘...</text:p>
          </table:table-cell>
          <table:table-cell table:style-name="ce286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style-name="ce512" office:value-type="string">
            <text:p>Tik kraštai...</text:p>
          </table:table-cell>
          <table:table-cell table:style-name="ce315" office:value-type="string">
            <text:p>Endast kanter...</text:p>
          </table:table-cell>
          <table:table-cell table:style-name="ce524" office:value-type="string">
            <text:p>Kun kanter…</text:p>
          </table:table-cell>
          <table:table-cell table:style-name="ce533" office:value-type="string">
            <text:p>Pouze okraje…</text:p>
          </table:table-cell>
          <table:table-cell table:style-name="ce541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VideoFilterAutoLevels_FriendlyName</text:p>
          </table:table-cell>
          <table:table-cell table:style-name="ce377"/>
          <table:table-cell table:style-name="ce351" office:value-type="string">
            <text:p>Auto Levels...</text:p>
          </table:table-cell>
          <table:table-cell table:style-name="ce354" office:value-type="string">
            <text:p>Niveaux Automatiques...</text:p>
          </table:table-cell>
          <table:table-cell table:style-name="ce410" office:value-type="string">
            <text:p>Automatische niveaubepaling</text:p>
          </table:table-cell>
          <table:table-cell table:style-name="ce418" office:value-type="string">
            <text:p>Automatisch</text:p>
          </table:table-cell>
          <table:table-cell table:style-name="ce432" office:value-type="string">
            <text:p>Niveles automáticos...</text:p>
          </table:table-cell>
          <table:table-cell table:style-name="ce439" office:value-type="string">
            <text:p>Niveis automáticos...</text:p>
          </table:table-cell>
          <table:table-cell table:style-name="ce245"/>
          <table:table-cell table:style-name="ce250" office:value-type="string">
            <text:p>Livelli automatici...</text:p>
          </table:table-cell>
          <table:table-cell table:style-name="ce255" office:value-type="string">
            <text:p>Nivele Automate...</text:p>
          </table:table-cell>
          <table:table-cell table:style-name="ce262" office:value-type="string">
            <text:p>Automaattiset tasot...</text:p>
          </table:table-cell>
          <table:table-cell table:style-name="ce271" office:value-type="string">
            <text:p>Auto levels...</text:p>
          </table:table-cell>
          <table:table-cell table:style-name="ce280" office:value-type="string">
            <text:p>自动对准...</text:p>
          </table:table-cell>
          <table:table-cell table:style-name="ce287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512" office:value-type="string">
            <text:p>Automatinis lygis...</text:p>
          </table:table-cell>
          <table:table-cell table:style-name="ce315" office:value-type="string">
            <text:p>Automatisk Nivåavkänning...</text:p>
          </table:table-cell>
          <table:table-cell table:style-name="ce522" office:value-type="string">
            <text:p>Auto niveauer…</text:p>
          </table:table-cell>
          <table:table-cell table:style-name="ce335" office:value-type="string">
            <text:p>Automatické nastavení</text:p>
          </table:table-cell>
          <table:table-cell table:style-name="ce189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5" office:value-type="string">
            <text:p>VideoFilterSharpen_FriendlyName</text:p>
          </table:table-cell>
          <table:table-cell table:style-name="ce386"/>
          <table:table-cell table:style-name="ce350" office:value-type="string">
            <text:p>Sharpen...</text:p>
          </table:table-cell>
          <table:table-cell table:style-name="ce353" office:value-type="string">
            <text:p>Renforcement des Contours...</text:p>
          </table:table-cell>
          <table:table-cell table:style-name="ce410" office:value-type="string">
            <text:p>Verscherp…</text:p>
          </table:table-cell>
          <table:table-cell table:style-name="ce418" office:value-type="string">
            <text:p>Scharfzeichnen...</text:p>
          </table:table-cell>
          <table:table-cell table:style-name="ce432" office:value-type="string">
            <text:p>Fortalecimiento de contornos…</text:p>
          </table:table-cell>
          <table:table-cell table:style-name="ce439" office:value-type="string">
            <text:p>Nitidez...</text:p>
          </table:table-cell>
          <table:table-cell table:style-name="ce244" office:value-type="string">
            <text:p>Wyostrz...</text:p>
          </table:table-cell>
          <table:table-cell table:style-name="ce250" office:value-type="string">
            <text:p>Nitidezza...</text:p>
          </table:table-cell>
          <table:table-cell table:style-name="ce255" office:value-type="string">
            <text:p>Accentuare de contururi...</text:p>
          </table:table-cell>
          <table:table-cell table:style-name="ce261" office:value-type="string">
            <text:p>Tarkenna...</text:p>
          </table:table-cell>
          <table:table-cell table:style-name="ce272" office:value-type="string">
            <text:p>Skarp opp</text:p>
          </table:table-cell>
          <table:table-cell table:style-name="ce280" office:value-type="string">
            <text:p>锐化...</text:p>
          </table:table-cell>
          <table:table-cell table:style-name="ce286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style-name="ce512" office:value-type="string">
            <text:p>Ryškumas...</text:p>
          </table:table-cell>
          <table:table-cell table:style-name="ce315" office:value-type="string">
            <text:p>Skärpa...</text:p>
          </table:table-cell>
          <table:table-cell table:style-name="ce524" office:value-type="string">
            <text:p>Gør skarp…</text:p>
          </table:table-cell>
          <table:table-cell table:style-name="ce533" office:value-type="string">
            <text:p>Zaostřit…</text:p>
          </table:table-cell>
          <table:table-cell table:style-name="ce359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136" office:value-type="string">
            <text:p>VideoFilterMosaic_FriendlyName</text:p>
          </table:table-cell>
          <table:table-cell table:style-name="ce377"/>
          <table:table-cell table:style-name="ce351" office:value-type="string">
            <text:p>Overview...</text:p>
          </table:table-cell>
          <table:table-cell table:style-name="ce354" office:value-type="string">
            <text:p>Vue d'ensemble...</text:p>
          </table:table-cell>
          <table:table-cell table:style-name="ce410" office:value-type="string">
            <text:p>Overzicht…</text:p>
          </table:table-cell>
          <table:table-cell table:style-name="ce418" office:value-type="string">
            <text:p>Übersicht</text:p>
          </table:table-cell>
          <table:table-cell table:style-name="ce433" office:value-type="string">
            <text:p>Resumen</text:p>
          </table:table-cell>
          <table:table-cell table:style-name="ce440" office:value-type="string">
            <text:p>Visão geral...</text:p>
          </table:table-cell>
          <table:table-cell table:style-name="ce242"/>
          <table:table-cell table:style-name="ce250" office:value-type="string">
            <text:p>Panoramica...</text:p>
          </table:table-cell>
          <table:table-cell table:style-name="ce255" office:value-type="string">
            <text:p>Privire de ansamblu</text:p>
          </table:table-cell>
          <table:table-cell table:style-name="ce262" office:value-type="string">
            <text:p>Katsaus...</text:p>
          </table:table-cell>
          <table:table-cell table:style-name="ce273" office:value-type="string">
            <text:p>Oversikt…</text:p>
          </table:table-cell>
          <table:table-cell table:style-name="ce280" office:value-type="string">
            <text:p>马赛克...</text:p>
          </table:table-cell>
          <table:table-cell table:style-name="ce287" office:value-type="string">
            <text:p>Göz Atma...</text:p>
          </table:table-cell>
          <table:table-cell table:style-name="ce298" office:value-type="string">
            <text:p>Περίληψη…</text:p>
          </table:table-cell>
          <table:table-cell table:style-name="ce514" office:value-type="string">
            <text:p>Apžvalga...</text:p>
          </table:table-cell>
          <table:table-cell table:style-name="ce315" office:value-type="string">
            <text:p>Översikt...</text:p>
          </table:table-cell>
          <table:table-cell table:style-name="ce522" office:value-type="string">
            <text:p>Overblik…</text:p>
          </table:table-cell>
          <table:table-cell table:style-name="ce335" office:value-type="string">
            <text:p>Celkový přehled</text:p>
          </table:table-cell>
          <table:table-cell table:style-name="ce189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32" table:number-columns-repeated="1002"/>
          <table:table-cell table:style-name="ce341"/>
        </table:table-row>
        <table:table-row table:style-name="ro12">
          <table:table-cell table:style-name="ce136" office:value-type="string">
            <text:p>VideoFilterReverse_FriendlyName</text:p>
          </table:table-cell>
          <table:table-cell table:style-name="ce377"/>
          <table:table-cell table:style-name="ce351" office:value-type="string">
            <text:p>Reverse...</text:p>
          </table:table-cell>
          <table:table-cell table:style-name="ce354" office:value-type="string">
            <text:p>Inverse...</text:p>
          </table:table-cell>
          <table:table-cell table:style-name="ce410" office:value-type="string">
            <text:p>Keer om….</text:p>
          </table:table-cell>
          <table:table-cell table:style-name="ce418" office:value-type="string">
            <text:p>Invers</text:p>
          </table:table-cell>
          <table:table-cell table:style-name="ce432" office:value-type="string">
            <text:p>Invertido...</text:p>
          </table:table-cell>
          <table:table-cell table:style-name="ce439" office:value-type="string">
            <text:p>Reverso...</text:p>
          </table:table-cell>
          <table:table-cell table:style-name="ce245"/>
          <table:table-cell table:style-name="ce250" office:value-type="string">
            <text:p>A ritroso...</text:p>
          </table:table-cell>
          <table:table-cell table:style-name="ce255" office:value-type="string">
            <text:p>Inversează...</text:p>
          </table:table-cell>
          <table:table-cell table:style-name="ce262" office:value-type="string">
            <text:p>Käänteinen...</text:p>
          </table:table-cell>
          <table:table-cell table:style-name="ce271" office:value-type="string">
            <text:p>Inverter</text:p>
          </table:table-cell>
          <table:table-cell table:style-name="ce280" office:value-type="string">
            <text:p>反向...</text:p>
          </table:table-cell>
          <table:table-cell table:style-name="ce287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512" office:value-type="string">
            <text:p>Reversas...</text:p>
          </table:table-cell>
          <table:table-cell table:style-name="ce315" office:value-type="string">
            <text:p>Invertera...</text:p>
          </table:table-cell>
          <table:table-cell table:style-name="ce522" office:value-type="string">
            <text:p>Modsat…</text:p>
          </table:table-cell>
          <table:table-cell table:style-name="ce335" office:value-type="string">
            <text:p>Zpětné přehrávání…</text:p>
          </table:table-cell>
          <table:table-cell table:style-name="ce189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12">
          <table:table-cell table:style-name="ce136" office:value-type="string">
            <text:p>VideoFilterContrast_FriendlyName</text:p>
          </table:table-cell>
          <table:table-cell table:style-name="ce377"/>
          <table:table-cell table:style-name="ce351" office:value-type="string">
            <text:p>Auto Contrast...</text:p>
          </table:table-cell>
          <table:table-cell table:style-name="ce354" office:value-type="string">
            <text:p>Contraste Automatique...</text:p>
          </table:table-cell>
          <table:table-cell table:style-name="ce410" office:value-type="string">
            <text:p>Automatisch contrast…</text:p>
          </table:table-cell>
          <table:table-cell table:style-name="ce418" office:value-type="string">
            <text:p>Autokontrast...</text:p>
          </table:table-cell>
          <table:table-cell table:style-name="ce432" office:value-type="string">
            <text:p>Contraste...</text:p>
          </table:table-cell>
          <table:table-cell table:style-name="ce439" office:value-type="string">
            <text:p>Contraste Automático...</text:p>
          </table:table-cell>
          <table:table-cell table:style-name="ce242" office:value-type="string">
            <text:p>Kontrast...</text:p>
          </table:table-cell>
          <table:table-cell table:style-name="ce250" office:value-type="string">
            <text:p>Contrasto automatico...</text:p>
          </table:table-cell>
          <table:table-cell table:style-name="ce255" office:value-type="string">
            <text:p>Contrast automat...</text:p>
          </table:table-cell>
          <table:table-cell table:style-name="ce262" office:value-type="string">
            <text:p>Automaattinen tarkennus...</text:p>
          </table:table-cell>
          <table:table-cell table:style-name="ce271" office:value-type="string">
            <text:p>Auto kontrast...</text:p>
          </table:table-cell>
          <table:table-cell table:style-name="ce280" office:value-type="string">
            <text:p>自动对比度...</text:p>
          </table:table-cell>
          <table:table-cell table:style-name="ce287" office:value-type="string">
            <text:p>Oto Kontrast...</text:p>
          </table:table-cell>
          <table:table-cell table:style-name="ce298" office:value-type="string">
            <text:p>Αυτόματη Αντίθεση...</text:p>
          </table:table-cell>
          <table:table-cell table:style-name="ce512" office:value-type="string">
            <text:p>Automatinis kontrastas...</text:p>
          </table:table-cell>
          <table:table-cell table:style-name="ce315" office:value-type="string">
            <text:p>Automatisk kontrast...</text:p>
          </table:table-cell>
          <table:table-cell table:style-name="ce522" office:value-type="string">
            <text:p>Auto kontrast…</text:p>
          </table:table-cell>
          <table:table-cell table:style-name="ce335" office:value-type="string">
            <text:p>Auto kontrast….</text:p>
          </table:table-cell>
          <table:table-cell table:style-name="ce189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32" table:number-columns-repeated="1002"/>
          <table:table-cell/>
        </table:table-row>
        <table:table-row table:style-name="ro50">
          <table:table-cell table:number-columns-repeated="18"/>
          <table:table-cell table:style-name="ce532" table:number-columns-repeated="3"/>
          <table:table-cell table:number-columns-repeated="1003"/>
        </table:table-row>
        <table:table-row table:style-name="ro50" table:number-rows-repeated="65120">
          <table:table-cell table:number-columns-repeated="1024"/>
        </table:table-row>
        <table:table-row table:style-name="ro50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50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 style:data-style-name="N2" text:time-value="0000-00-00T23:06:29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0-22T23:20:13.80</dc:date>
    <meta:editing-cycles>540</meta:editing-cycles>
    <meta:editing-duration>P5DT2H13M44S</meta:editing-duration>
    <meta:document-statistic meta:table-count="6" meta:cell-count="8625" meta:object-count="0"/>
    <meta:user-defined meta:name="Info 1"/>
    <meta:user-defined meta:name="Info 2"/>
    <meta:user-defined meta:name="Info 3"/>
    <meta:user-defined meta:name="Info 4"/>
  </office:meta>
</office:document-meta>
</file>